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"/>
    <style:style style:name="ce3" style:family="table-cell" style:parent-style-name="Default" style:data-style-name="N4"/>
    <style:style style:name="ce4" style:family="table-cell" style:parent-style-name="Default" style:data-style-name="N11"/>
    <style:style style:name="ce5" style:family="table-cell" style:parent-style-name="Default" style:data-style-name="N2"/>
    <style:style style:name="ce6" style:family="table-cell" style:parent-style-name="Default" style:data-style-name="N6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ort_nop_test" table:style-name="ta1">
        <office:forms form:automatic-focus="false" form:apply-design-mode="false"/>
        <table:shapes>
          <draw:frame draw:z-index="0" draw:style-name="gr1" draw:text-style-name="P1" svg:width="1084.25pt" svg:height="597.09pt" svg:x="317.25pt" svg:y="15.05pt">
            <loext:p draw:notify-on-update-of-ranges="short_nop_test.A2:short_nop_test.A98 short_nop_test.B1:short_nop_test.B1 short_nop_test.B2:short_nop_test.B98 short_nop_test.C1:short_nop_test.C1 short_nop_test.C2:short_nop_test.C98 short_nop_test.D1:short_nop_test.D1 short_nop_test.D2:short_nop_test.D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Legacy</text:p>
          </table:table-cell>
          <table:table-cell table:style-name="Default" office:value-type="string" calcext:value-type="string">
            <text:p>Misaligned Legacy</text:p>
          </table:table-cell>
          <table:table-cell table:style-name="Default"/>
          <table:table-cell office:value-type="string" calcext:value-type="string">
            <text:p>raw cycles</text:p>
          </table:table-cell>
          <table:table-cell office:value-type="string" calcext:value-type="string">
            <text:p>misa cycl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F2]/100000000;1)" office:value-type="float" office:value="1" calcext:value-type="float">
            <text:p>1</text:p>
          </table:table-cell>
          <table:table-cell/>
          <table:table-cell table:formula="of:=ROUND([.G2]/100000000;1)" office:value-type="float" office:value="1" calcext:value-type="float">
            <text:p>1</text:p>
          </table:table-cell>
          <table:table-cell table:formula="of:=ROUND([.A2]/[.D2];2)" office:value-type="float" office:value="3" calcext:value-type="float">
            <text:p>3</text:p>
          </table:table-cell>
          <table:table-cell office:value-type="float" office:value="100339334" calcext:value-type="float">
            <text:p>100339334</text:p>
          </table:table-cell>
          <table:table-cell office:value-type="float" office:value="100485699" calcext:value-type="float">
            <text:p>10048569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927171" calcext:value-type="float">
            <text:p>37927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F3]/100000000;1)" office:value-type="float" office:value="1" calcext:value-type="float">
            <text:p>1</text:p>
          </table:table-cell>
          <table:table-cell/>
          <table:table-cell table:formula="of:=ROUND([.G3]/100000000;1)" office:value-type="float" office:value="1" calcext:value-type="float">
            <text:p>1</text:p>
          </table:table-cell>
          <table:table-cell table:formula="of:=ROUND([.A3]/[.D3];2)" office:value-type="float" office:value="4" calcext:value-type="float">
            <text:p>4</text:p>
          </table:table-cell>
          <table:table-cell office:value-type="float" office:value="100292899" calcext:value-type="float">
            <text:p>100292899</text:p>
          </table:table-cell>
          <table:table-cell office:value-type="float" office:value="100488166" calcext:value-type="float">
            <text:p>1004881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2292589" calcext:value-type="float">
            <text:p>32292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F4]/100000000;1)" office:value-type="float" office:value="1.3" calcext:value-type="float">
            <text:p>1.3</text:p>
          </table:table-cell>
          <table:table-cell/>
          <table:table-cell table:formula="of:=ROUND([.G4]/100000000;1)" office:value-type="float" office:value="1.4" calcext:value-type="float">
            <text:p>1.4</text:p>
          </table:table-cell>
          <table:table-cell table:formula="of:=ROUND([.A4]/[.D4];2)" office:value-type="float" office:value="3.57" calcext:value-type="float">
            <text:p>3.57</text:p>
          </table:table-cell>
          <table:table-cell office:value-type="float" office:value="133747793" calcext:value-type="float">
            <text:p>133747793</text:p>
          </table:table-cell>
          <table:table-cell office:value-type="float" office:value="144440306" calcext:value-type="float">
            <text:p>14444030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13822" calcext:value-type="float">
            <text:p>462138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F5]/100000000;1)" office:value-type="float" office:value="1.5" calcext:value-type="float">
            <text:p>1.5</text:p>
          </table:table-cell>
          <table:table-cell/>
          <table:table-cell table:formula="of:=ROUND([.G5]/100000000;1)" office:value-type="float" office:value="1.6" calcext:value-type="float">
            <text:p>1.6</text:p>
          </table:table-cell>
          <table:table-cell table:formula="of:=ROUND([.A5]/[.D5];2)" office:value-type="float" office:value="3.75" calcext:value-type="float">
            <text:p>3.75</text:p>
          </table:table-cell>
          <table:table-cell office:value-type="float" office:value="150324575" calcext:value-type="float">
            <text:p>150324575</text:p>
          </table:table-cell>
          <table:table-cell office:value-type="float" office:value="160780853" calcext:value-type="float">
            <text:p>16078085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1396563" calcext:value-type="float">
            <text:p>51396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F6]/100000000;1)" office:value-type="float" office:value="2" calcext:value-type="float">
            <text:p>2</text:p>
          </table:table-cell>
          <table:table-cell/>
          <table:table-cell table:formula="of:=ROUND([.G6]/100000000;1)" office:value-type="float" office:value="1.8" calcext:value-type="float">
            <text:p>1.8</text:p>
          </table:table-cell>
          <table:table-cell table:formula="of:=ROUND([.A6]/[.D6];2)" office:value-type="float" office:value="3.89" calcext:value-type="float">
            <text:p>3.89</text:p>
          </table:table-cell>
          <table:table-cell office:value-type="float" office:value="200333627" calcext:value-type="float">
            <text:p>200333627</text:p>
          </table:table-cell>
          <table:table-cell office:value-type="float" office:value="175669158" calcext:value-type="float">
            <text:p>17566915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457612" calcext:value-type="float">
            <text:p>554576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F7]/100000000;1)" office:value-type="float" office:value="2" calcext:value-type="float">
            <text:p>2</text:p>
          </table:table-cell>
          <table:table-cell/>
          <table:table-cell table:formula="of:=ROUND([.G7]/100000000;1)" office:value-type="float" office:value="2" calcext:value-type="float">
            <text:p>2</text:p>
          </table:table-cell>
          <table:table-cell table:formula="of:=ROUND([.A7]/[.D7];2)" office:value-type="float" office:value="4" calcext:value-type="float">
            <text:p>4</text:p>
          </table:table-cell>
          <table:table-cell office:value-type="float" office:value="200458793" calcext:value-type="float">
            <text:p>200458793</text:p>
          </table:table-cell>
          <table:table-cell office:value-type="float" office:value="200798932" calcext:value-type="float">
            <text:p>20079893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3573375" calcext:value-type="float">
            <text:p>63573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F8]/100000000;1)" office:value-type="float" office:value="2.3" calcext:value-type="float">
            <text:p>2.3</text:p>
          </table:table-cell>
          <table:table-cell/>
          <table:table-cell table:formula="of:=ROUND([.G8]/100000000;1)" office:value-type="float" office:value="2.3" calcext:value-type="float">
            <text:p>2.3</text:p>
          </table:table-cell>
          <table:table-cell table:formula="of:=ROUND([.A8]/[.D8];2)" office:value-type="float" office:value="3.91" calcext:value-type="float">
            <text:p>3.91</text:p>
          </table:table-cell>
          <table:table-cell office:value-type="float" office:value="233710894" calcext:value-type="float">
            <text:p>233710894</text:p>
          </table:table-cell>
          <table:table-cell office:value-type="float" office:value="234210310" calcext:value-type="float">
            <text:p>2342103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232995" calcext:value-type="float">
            <text:p>742329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F9]/100000000;1)" office:value-type="float" office:value="2.7" calcext:value-type="float">
            <text:p>2.7</text:p>
          </table:table-cell>
          <table:table-cell/>
          <table:table-cell table:formula="of:=ROUND([.G9]/100000000;1)" office:value-type="float" office:value="2.7" calcext:value-type="float">
            <text:p>2.7</text:p>
          </table:table-cell>
          <table:table-cell table:formula="of:=ROUND([.A9]/[.D9];2)" office:value-type="float" office:value="3.7" calcext:value-type="float">
            <text:p>3.7</text:p>
          </table:table-cell>
          <table:table-cell office:value-type="float" office:value="266997278" calcext:value-type="float">
            <text:p>266997278</text:p>
          </table:table-cell>
          <table:table-cell office:value-type="float" office:value="267398257" calcext:value-type="float">
            <text:p>26739825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1897752" calcext:value-type="float">
            <text:p>81897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F10]/100000000;1)" office:value-type="float" office:value="3" calcext:value-type="float">
            <text:p>3</text:p>
          </table:table-cell>
          <table:table-cell/>
          <table:table-cell table:formula="of:=ROUND([.G10]/100000000;1)" office:value-type="float" office:value="3" calcext:value-type="float">
            <text:p>3</text:p>
          </table:table-cell>
          <table:table-cell table:formula="of:=ROUND([.A10]/[.D10];2)" office:value-type="float" office:value="3.67" calcext:value-type="float">
            <text:p>3.67</text:p>
          </table:table-cell>
          <table:table-cell office:value-type="float" office:value="300352423" calcext:value-type="float">
            <text:p>300352423</text:p>
          </table:table-cell>
          <table:table-cell office:value-type="float" office:value="300768993" calcext:value-type="float">
            <text:p>30076899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91804389" calcext:value-type="float">
            <text:p>91804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F11]/100000000;1)" office:value-type="float" office:value="3" calcext:value-type="float">
            <text:p>3</text:p>
          </table:table-cell>
          <table:table-cell/>
          <table:table-cell table:formula="of:=ROUND([.G11]/100000000;1)" office:value-type="float" office:value="3" calcext:value-type="float">
            <text:p>3</text:p>
          </table:table-cell>
          <table:table-cell table:formula="of:=ROUND([.A11]/[.D11];2)" office:value-type="float" office:value="4" calcext:value-type="float">
            <text:p>4</text:p>
          </table:table-cell>
          <table:table-cell office:value-type="float" office:value="300380186" calcext:value-type="float">
            <text:p>300380186</text:p>
          </table:table-cell>
          <table:table-cell office:value-type="float" office:value="300966445" calcext:value-type="float">
            <text:p>3009664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94050559" calcext:value-type="float">
            <text:p>940505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F12]/100000000;1)" office:value-type="float" office:value="3.5" calcext:value-type="float">
            <text:p>3.5</text:p>
          </table:table-cell>
          <table:table-cell/>
          <table:table-cell table:formula="of:=ROUND([.G12]/100000000;1)" office:value-type="float" office:value="3.4" calcext:value-type="float">
            <text:p>3.4</text:p>
          </table:table-cell>
          <table:table-cell table:formula="of:=ROUND([.A12]/[.D12];2)" office:value-type="float" office:value="3.82" calcext:value-type="float">
            <text:p>3.82</text:p>
          </table:table-cell>
          <table:table-cell office:value-type="float" office:value="350333540" calcext:value-type="float">
            <text:p>350333540</text:p>
          </table:table-cell>
          <table:table-cell office:value-type="float" office:value="338929638" calcext:value-type="float">
            <text:p>33892963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05713178" calcext:value-type="float">
            <text:p>105713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F13]/100000000;1)" office:value-type="float" office:value="3.5" calcext:value-type="float">
            <text:p>3.5</text:p>
          </table:table-cell>
          <table:table-cell/>
          <table:table-cell table:formula="of:=ROUND([.G13]/100000000;1)" office:value-type="float" office:value="3.5" calcext:value-type="float">
            <text:p>3.5</text:p>
          </table:table-cell>
          <table:table-cell table:formula="of:=ROUND([.A13]/[.D13];2)" office:value-type="float" office:value="4" calcext:value-type="float">
            <text:p>4</text:p>
          </table:table-cell>
          <table:table-cell office:value-type="float" office:value="350335669" calcext:value-type="float">
            <text:p>350335669</text:p>
          </table:table-cell>
          <table:table-cell office:value-type="float" office:value="351415321" calcext:value-type="float">
            <text:p>35141532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11393112" calcext:value-type="float">
            <text:p>1113931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F14]/100000000;1)" office:value-type="float" office:value="4" calcext:value-type="float">
            <text:p>4</text:p>
          </table:table-cell>
          <table:table-cell/>
          <table:table-cell table:formula="of:=ROUND([.G14]/100000000;1)" office:value-type="float" office:value="4" calcext:value-type="float">
            <text:p>4</text:p>
          </table:table-cell>
          <table:table-cell table:formula="of:=ROUND([.A14]/[.D14];2)" office:value-type="float" office:value="3.75" calcext:value-type="float">
            <text:p>3.75</text:p>
          </table:table-cell>
          <table:table-cell office:value-type="float" office:value="400409048" calcext:value-type="float">
            <text:p>400409048</text:p>
          </table:table-cell>
          <table:table-cell office:value-type="float" office:value="401123210" calcext:value-type="float">
            <text:p>4011232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25423002" calcext:value-type="float">
            <text:p>125423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F15]/100000000;1)" office:value-type="float" office:value="4" calcext:value-type="float">
            <text:p>4</text:p>
          </table:table-cell>
          <table:table-cell/>
          <table:table-cell table:formula="of:=ROUND([.G15]/100000000;1)" office:value-type="float" office:value="4" calcext:value-type="float">
            <text:p>4</text:p>
          </table:table-cell>
          <table:table-cell table:formula="of:=ROUND([.A15]/[.D15];2)" office:value-type="float" office:value="4" calcext:value-type="float">
            <text:p>4</text:p>
          </table:table-cell>
          <table:table-cell office:value-type="float" office:value="400382410" calcext:value-type="float">
            <text:p>400382410</text:p>
          </table:table-cell>
          <table:table-cell office:value-type="float" office:value="400762003" calcext:value-type="float">
            <text:p>4007620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21066447" calcext:value-type="float">
            <text:p>121066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F16]/100000000;1)" office:value-type="float" office:value="4.5" calcext:value-type="float">
            <text:p>4.5</text:p>
          </table:table-cell>
          <table:table-cell/>
          <table:table-cell table:formula="of:=ROUND([.G16]/100000000;1)" office:value-type="float" office:value="4.5" calcext:value-type="float">
            <text:p>4.5</text:p>
          </table:table-cell>
          <table:table-cell table:formula="of:=ROUND([.A16]/[.D16];2)" office:value-type="float" office:value="3.78" calcext:value-type="float">
            <text:p>3.78</text:p>
          </table:table-cell>
          <table:table-cell office:value-type="float" office:value="450404904" calcext:value-type="float">
            <text:p>450404904</text:p>
          </table:table-cell>
          <table:table-cell office:value-type="float" office:value="451319257" calcext:value-type="float">
            <text:p>45131925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41002937" calcext:value-type="float">
            <text:p>1410029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F17]/100000000;1)" office:value-type="float" office:value="4.5" calcext:value-type="float">
            <text:p>4.5</text:p>
          </table:table-cell>
          <table:table-cell/>
          <table:table-cell table:formula="of:=ROUND([.G17]/100000000;1)" office:value-type="float" office:value="4.5" calcext:value-type="float">
            <text:p>4.5</text:p>
          </table:table-cell>
          <table:table-cell table:formula="of:=ROUND([.A17]/[.D17];2)" office:value-type="float" office:value="4" calcext:value-type="float">
            <text:p>4</text:p>
          </table:table-cell>
          <table:table-cell office:value-type="float" office:value="450356802" calcext:value-type="float">
            <text:p>450356802</text:p>
          </table:table-cell>
          <table:table-cell office:value-type="float" office:value="451173721" calcext:value-type="float">
            <text:p>45117372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40159065" calcext:value-type="float">
            <text:p>140159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ROUND([.F18]/100000000;1)" office:value-type="float" office:value="5" calcext:value-type="float">
            <text:p>5</text:p>
          </table:table-cell>
          <table:table-cell table:formula="of:=ROUND([.G18]/100000000;1)" office:value-type="float" office:value="5" calcext:value-type="float">
            <text:p>5</text:p>
          </table:table-cell>
          <table:table-cell table:formula="of:=ROUND([.A18]/[.D18];2)" office:value-type="float" office:value="3.8" calcext:value-type="float">
            <text:p>3.8</text:p>
          </table:table-cell>
          <table:table-cell office:value-type="float" office:value="500337921" calcext:value-type="float">
            <text:p>500337921</text:p>
          </table:table-cell>
          <table:table-cell office:value-type="float" office:value="501278649" calcext:value-type="float">
            <text:p>5012786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55883945" calcext:value-type="float">
            <text:p>155883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ROUND([.F19]/100000000;1)" office:value-type="float" office:value="5" calcext:value-type="float">
            <text:p>5</text:p>
          </table:table-cell>
          <table:table-cell table:formula="of:=ROUND([.G19]/100000000;1)" office:value-type="float" office:value="6" calcext:value-type="float">
            <text:p>6</text:p>
          </table:table-cell>
          <table:table-cell table:formula="of:=ROUND([.A19]/[.D19];2)" office:value-type="float" office:value="3.33" calcext:value-type="float">
            <text:p>3.33</text:p>
          </table:table-cell>
          <table:table-cell office:value-type="float" office:value="500359184" calcext:value-type="float">
            <text:p>500359184</text:p>
          </table:table-cell>
          <table:table-cell office:value-type="float" office:value="601572985" calcext:value-type="float">
            <text:p>60157298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87696817" calcext:value-type="float">
            <text:p>187696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ROUND([.F20]/100000000;1)" office:value-type="float" office:value="6" calcext:value-type="float">
            <text:p>6</text:p>
          </table:table-cell>
          <table:table-cell table:formula="of:=ROUND([.G20]/100000000;1)" office:value-type="float" office:value="7" calcext:value-type="float">
            <text:p>7</text:p>
          </table:table-cell>
          <table:table-cell table:formula="of:=ROUND([.A20]/[.D20];2)" office:value-type="float" office:value="3" calcext:value-type="float">
            <text:p>3</text:p>
          </table:table-cell>
          <table:table-cell office:value-type="float" office:value="600620032" calcext:value-type="float">
            <text:p>600620032</text:p>
          </table:table-cell>
          <table:table-cell office:value-type="float" office:value="701812660" calcext:value-type="float">
            <text:p>70181266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19128079" calcext:value-type="float">
            <text:p>219128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ROUND([.F21]/100000000;1)" office:value-type="float" office:value="6" calcext:value-type="float">
            <text:p>6</text:p>
          </table:table-cell>
          <table:table-cell table:formula="of:=ROUND([.G21]/100000000;1)" office:value-type="float" office:value="7" calcext:value-type="float">
            <text:p>7</text:p>
          </table:table-cell>
          <table:table-cell table:formula="of:=ROUND([.A21]/[.D21];2)" office:value-type="float" office:value="3.14" calcext:value-type="float">
            <text:p>3.14</text:p>
          </table:table-cell>
          <table:table-cell office:value-type="float" office:value="600393047" calcext:value-type="float">
            <text:p>600393047</text:p>
          </table:table-cell>
          <table:table-cell office:value-type="float" office:value="701412995" calcext:value-type="float">
            <text:p>70141299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16220597" calcext:value-type="float">
            <text:p>2162205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ROUND([.F22]/100000000;1)" office:value-type="float" office:value="6" calcext:value-type="float">
            <text:p>6</text:p>
          </table:table-cell>
          <table:table-cell table:formula="of:=ROUND([.G22]/100000000;1)" office:value-type="float" office:value="8" calcext:value-type="float">
            <text:p>8</text:p>
          </table:table-cell>
          <table:table-cell table:formula="of:=ROUND([.A22]/[.D22];2)" office:value-type="float" office:value="2.88" calcext:value-type="float">
            <text:p>2.88</text:p>
          </table:table-cell>
          <table:table-cell office:value-type="float" office:value="600672002" calcext:value-type="float">
            <text:p>600672002</text:p>
          </table:table-cell>
          <table:table-cell office:value-type="float" office:value="801690716" calcext:value-type="float">
            <text:p>80169071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333053" calcext:value-type="float">
            <text:p>247333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ROUND([.F23]/100000000;1)" office:value-type="float" office:value="6" calcext:value-type="float">
            <text:p>6</text:p>
          </table:table-cell>
          <table:table-cell table:formula="of:=ROUND([.G23]/100000000;1)" office:value-type="float" office:value="8" calcext:value-type="float">
            <text:p>8</text:p>
          </table:table-cell>
          <table:table-cell table:formula="of:=ROUND([.A23]/[.D23];2)" office:value-type="float" office:value="3" calcext:value-type="float">
            <text:p>3</text:p>
          </table:table-cell>
          <table:table-cell office:value-type="float" office:value="600865875" calcext:value-type="float">
            <text:p>600865875</text:p>
          </table:table-cell>
          <table:table-cell office:value-type="float" office:value="801666580" calcext:value-type="float">
            <text:p>80166658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939786" calcext:value-type="float">
            <text:p>2479397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ROUND([.F24]/100000000;1)" office:value-type="float" office:value="7" calcext:value-type="float">
            <text:p>7</text:p>
          </table:table-cell>
          <table:table-cell table:formula="of:=ROUND([.G24]/100000000;1)" office:value-type="float" office:value="8" calcext:value-type="float">
            <text:p>8</text:p>
          </table:table-cell>
          <table:table-cell table:formula="of:=ROUND([.A24]/[.D24];2)" office:value-type="float" office:value="3.13" calcext:value-type="float">
            <text:p>3.13</text:p>
          </table:table-cell>
          <table:table-cell office:value-type="float" office:value="700621984" calcext:value-type="float">
            <text:p>700621984</text:p>
          </table:table-cell>
          <table:table-cell office:value-type="float" office:value="802166035" calcext:value-type="float">
            <text:p>80216603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50874397" calcext:value-type="float">
            <text:p>250874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ROUND([.F25]/100000000;1)" office:value-type="float" office:value="7" calcext:value-type="float">
            <text:p>7</text:p>
          </table:table-cell>
          <table:table-cell table:formula="of:=ROUND([.G25]/100000000;1)" office:value-type="float" office:value="9" calcext:value-type="float">
            <text:p>9</text:p>
          </table:table-cell>
          <table:table-cell table:formula="of:=ROUND([.A25]/[.D25];2)" office:value-type="float" office:value="2.89" calcext:value-type="float">
            <text:p>2.89</text:p>
          </table:table-cell>
          <table:table-cell office:value-type="float" office:value="700453221" calcext:value-type="float">
            <text:p>700453221</text:p>
          </table:table-cell>
          <table:table-cell office:value-type="float" office:value="901104049" calcext:value-type="float">
            <text:p>9011040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71389627" calcext:value-type="float">
            <text:p>271389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ROUND([.F26]/100000000;1)" office:value-type="float" office:value="7" calcext:value-type="float">
            <text:p>7</text:p>
          </table:table-cell>
          <table:table-cell table:formula="of:=ROUND([.G26]/100000000;1)" office:value-type="float" office:value="8" calcext:value-type="float">
            <text:p>8</text:p>
          </table:table-cell>
          <table:table-cell table:formula="of:=ROUND([.A26]/[.D26];2)" office:value-type="float" office:value="3.38" calcext:value-type="float">
            <text:p>3.38</text:p>
          </table:table-cell>
          <table:table-cell office:value-type="float" office:value="700397301" calcext:value-type="float">
            <text:p>700397301</text:p>
          </table:table-cell>
          <table:table-cell office:value-type="float" office:value="801582945" calcext:value-type="float">
            <text:p>8015829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418172" calcext:value-type="float">
            <text:p>247418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ROUND([.F27]/100000000;1)" office:value-type="float" office:value="7" calcext:value-type="float">
            <text:p>7</text:p>
          </table:table-cell>
          <table:table-cell table:formula="of:=ROUND([.G27]/100000000;1)" office:value-type="float" office:value="9" calcext:value-type="float">
            <text:p>9</text:p>
          </table:table-cell>
          <table:table-cell table:formula="of:=ROUND([.A27]/[.D27];2)" office:value-type="float" office:value="3.11" calcext:value-type="float">
            <text:p>3.11</text:p>
          </table:table-cell>
          <table:table-cell office:value-type="float" office:value="700426914" calcext:value-type="float">
            <text:p>700426914</text:p>
          </table:table-cell>
          <table:table-cell office:value-type="float" office:value="901235893" calcext:value-type="float">
            <text:p>90123589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71759268" calcext:value-type="float">
            <text:p>2717592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ROUND([.F28]/100000000;1)" office:value-type="float" office:value="8" calcext:value-type="float">
            <text:p>8</text:p>
          </table:table-cell>
          <table:table-cell table:formula="of:=ROUND([.G28]/100000000;1)" office:value-type="float" office:value="8" calcext:value-type="float">
            <text:p>8</text:p>
          </table:table-cell>
          <table:table-cell table:formula="of:=ROUND([.A28]/[.D28];2)" office:value-type="float" office:value="3.63" calcext:value-type="float">
            <text:p>3.63</text:p>
          </table:table-cell>
          <table:table-cell office:value-type="float" office:value="800392707" calcext:value-type="float">
            <text:p>800392707</text:p>
          </table:table-cell>
          <table:table-cell office:value-type="float" office:value="801505946" calcext:value-type="float">
            <text:p>80150594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3222252" calcext:value-type="float">
            <text:p>2432222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ROUND([.F29]/100000000;1)" office:value-type="float" office:value="8" calcext:value-type="float">
            <text:p>8</text:p>
          </table:table-cell>
          <table:table-cell table:formula="of:=ROUND([.G29]/100000000;1)" office:value-type="float" office:value="10" calcext:value-type="float">
            <text:p>10</text:p>
          </table:table-cell>
          <table:table-cell table:formula="of:=ROUND([.A29]/[.D29];2)" office:value-type="float" office:value="3" calcext:value-type="float">
            <text:p>3</text:p>
          </table:table-cell>
          <table:table-cell office:value-type="float" office:value="800457559" calcext:value-type="float">
            <text:p>800457559</text:p>
          </table:table-cell>
          <table:table-cell office:value-type="float" office:value="1002058171" calcext:value-type="float">
            <text:p>100205817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973730" calcext:value-type="float">
            <text:p>308973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ROUND([.F30]/100000000;1)" office:value-type="float" office:value="8" calcext:value-type="float">
            <text:p>8</text:p>
          </table:table-cell>
          <table:table-cell table:formula="of:=ROUND([.G30]/100000000;1)" office:value-type="float" office:value="8" calcext:value-type="float">
            <text:p>8</text:p>
          </table:table-cell>
          <table:table-cell table:formula="of:=ROUND([.A30]/[.D30];2)" office:value-type="float" office:value="3.88" calcext:value-type="float">
            <text:p>3.88</text:p>
          </table:table-cell>
          <table:table-cell office:value-type="float" office:value="800424020" calcext:value-type="float">
            <text:p>800424020</text:p>
          </table:table-cell>
          <table:table-cell office:value-type="float" office:value="801613460" calcext:value-type="float">
            <text:p>80161346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542196" calcext:value-type="float">
            <text:p>2475421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ROUND([.F31]/100000000;1)" office:value-type="float" office:value="8" calcext:value-type="float">
            <text:p>8</text:p>
          </table:table-cell>
          <table:table-cell table:formula="of:=ROUND([.G31]/100000000;1)" office:value-type="float" office:value="10" calcext:value-type="float">
            <text:p>10</text:p>
          </table:table-cell>
          <table:table-cell table:formula="of:=ROUND([.A31]/[.D31];2)" office:value-type="float" office:value="3.2" calcext:value-type="float">
            <text:p>3.2</text:p>
          </table:table-cell>
          <table:table-cell office:value-type="float" office:value="800594355" calcext:value-type="float">
            <text:p>800594355</text:p>
          </table:table-cell>
          <table:table-cell office:value-type="float" office:value="1002286789" calcext:value-type="float">
            <text:p>10022867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10452390" calcext:value-type="float">
            <text:p>3104523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ROUND([.F32]/100000000;1)" office:value-type="float" office:value="9" calcext:value-type="float">
            <text:p>9</text:p>
          </table:table-cell>
          <table:table-cell table:formula="of:=ROUND([.G32]/100000000;1)" office:value-type="float" office:value="10" calcext:value-type="float">
            <text:p>10</text:p>
          </table:table-cell>
          <table:table-cell table:formula="of:=ROUND([.A32]/[.D32];2)" office:value-type="float" office:value="3.3" calcext:value-type="float">
            <text:p>3.3</text:p>
          </table:table-cell>
          <table:table-cell office:value-type="float" office:value="900410955" calcext:value-type="float">
            <text:p>900410955</text:p>
          </table:table-cell>
          <table:table-cell office:value-type="float" office:value="1001799658" calcext:value-type="float">
            <text:p>100179965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051547" calcext:value-type="float">
            <text:p>308051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ROUND([.F33]/100000000;1)" office:value-type="float" office:value="9" calcext:value-type="float">
            <text:p>9</text:p>
          </table:table-cell>
          <table:table-cell table:formula="of:=ROUND([.G33]/100000000;1)" office:value-type="float" office:value="11" calcext:value-type="float">
            <text:p>11</text:p>
          </table:table-cell>
          <table:table-cell table:formula="of:=ROUND([.A33]/[.D33];2)" office:value-type="float" office:value="3.09" calcext:value-type="float">
            <text:p>3.09</text:p>
          </table:table-cell>
          <table:table-cell office:value-type="float" office:value="900468647" calcext:value-type="float">
            <text:p>900468647</text:p>
          </table:table-cell>
          <table:table-cell office:value-type="float" office:value="1101331486" calcext:value-type="float">
            <text:p>110133148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31256320" calcext:value-type="float">
            <text:p>3312563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ROUND([.F34]/100000000;1)" office:value-type="float" office:value="9" calcext:value-type="float">
            <text:p>9</text:p>
          </table:table-cell>
          <table:table-cell table:formula="of:=ROUND([.G34]/100000000;1)" office:value-type="float" office:value="10" calcext:value-type="float">
            <text:p>10</text:p>
          </table:table-cell>
          <table:table-cell table:formula="of:=ROUND([.A34]/[.D34];2)" office:value-type="float" office:value="3.5" calcext:value-type="float">
            <text:p>3.5</text:p>
          </table:table-cell>
          <table:table-cell office:value-type="float" office:value="900568564" calcext:value-type="float">
            <text:p>900568564</text:p>
          </table:table-cell>
          <table:table-cell office:value-type="float" office:value="1001963677" calcext:value-type="float">
            <text:p>100196367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960152" calcext:value-type="float">
            <text:p>30896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ROUND([.F35]/100000000;1)" office:value-type="float" office:value="9" calcext:value-type="float">
            <text:p>9</text:p>
          </table:table-cell>
          <table:table-cell table:formula="of:=ROUND([.G35]/100000000;1)" office:value-type="float" office:value="11" calcext:value-type="float">
            <text:p>11</text:p>
          </table:table-cell>
          <table:table-cell table:formula="of:=ROUND([.A35]/[.D35];2)" office:value-type="float" office:value="3.27" calcext:value-type="float">
            <text:p>3.27</text:p>
          </table:table-cell>
          <table:table-cell office:value-type="float" office:value="900490936" calcext:value-type="float">
            <text:p>900490936</text:p>
          </table:table-cell>
          <table:table-cell office:value-type="float" office:value="1102300596" calcext:value-type="float">
            <text:p>110230059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41277353" calcext:value-type="float">
            <text:p>341277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ROUND([.F36]/100000000;1)" office:value-type="float" office:value="10" calcext:value-type="float">
            <text:p>10</text:p>
          </table:table-cell>
          <table:table-cell table:formula="of:=ROUND([.G36]/100000000;1)" office:value-type="float" office:value="10" calcext:value-type="float">
            <text:p>10</text:p>
          </table:table-cell>
          <table:table-cell table:formula="of:=ROUND([.A36]/[.D36];2)" office:value-type="float" office:value="3.7" calcext:value-type="float">
            <text:p>3.7</text:p>
          </table:table-cell>
          <table:table-cell office:value-type="float" office:value="1000464685" calcext:value-type="float">
            <text:p>1000464685</text:p>
          </table:table-cell>
          <table:table-cell office:value-type="float" office:value="1001910674" calcext:value-type="float">
            <text:p>10019106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260943" calcext:value-type="float">
            <text:p>3082609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ROUND([.F37]/100000000;1)" office:value-type="float" office:value="10" calcext:value-type="float">
            <text:p>10</text:p>
          </table:table-cell>
          <table:table-cell table:formula="of:=ROUND([.G37]/100000000;1)" office:value-type="float" office:value="12" calcext:value-type="float">
            <text:p>12</text:p>
          </table:table-cell>
          <table:table-cell table:formula="of:=ROUND([.A37]/[.D37];2)" office:value-type="float" office:value="3.17" calcext:value-type="float">
            <text:p>3.17</text:p>
          </table:table-cell>
          <table:table-cell office:value-type="float" office:value="1000535850" calcext:value-type="float">
            <text:p>1000535850</text:p>
          </table:table-cell>
          <table:table-cell office:value-type="float" office:value="1202231644" calcext:value-type="float">
            <text:p>120223164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236079" calcext:value-type="float">
            <text:p>370236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ROUND([.F38]/100000000;1)" office:value-type="float" office:value="10" calcext:value-type="float">
            <text:p>10</text:p>
          </table:table-cell>
          <table:table-cell table:formula="of:=ROUND([.G38]/100000000;1)" office:value-type="float" office:value="11" calcext:value-type="float">
            <text:p>11</text:p>
          </table:table-cell>
          <table:table-cell table:formula="of:=ROUND([.A38]/[.D38];2)" office:value-type="float" office:value="3.55" calcext:value-type="float">
            <text:p>3.55</text:p>
          </table:table-cell>
          <table:table-cell office:value-type="float" office:value="1000489330" calcext:value-type="float">
            <text:p>1000489330</text:p>
          </table:table-cell>
          <table:table-cell office:value-type="float" office:value="1101429750" calcext:value-type="float">
            <text:p>110142975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31067439" calcext:value-type="float">
            <text:p>3310674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ROUND([.F39]/100000000;1)" office:value-type="float" office:value="10" calcext:value-type="float">
            <text:p>10</text:p>
          </table:table-cell>
          <table:table-cell table:formula="of:=ROUND([.G39]/100000000;1)" office:value-type="float" office:value="12" calcext:value-type="float">
            <text:p>12</text:p>
          </table:table-cell>
          <table:table-cell table:formula="of:=ROUND([.A39]/[.D39];2)" office:value-type="float" office:value="3.33" calcext:value-type="float">
            <text:p>3.33</text:p>
          </table:table-cell>
          <table:table-cell office:value-type="float" office:value="1000462594" calcext:value-type="float">
            <text:p>1000462594</text:p>
          </table:table-cell>
          <table:table-cell office:value-type="float" office:value="1202491453" calcext:value-type="float">
            <text:p>120249145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2383290" calcext:value-type="float">
            <text:p>372383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ROUND([.F40]/100000000;1)" office:value-type="float" office:value="11" calcext:value-type="float">
            <text:p>11</text:p>
          </table:table-cell>
          <table:table-cell table:formula="of:=ROUND([.G40]/100000000;1)" office:value-type="float" office:value="11" calcext:value-type="float">
            <text:p>11</text:p>
          </table:table-cell>
          <table:table-cell table:formula="of:=ROUND([.A40]/[.D40];2)" office:value-type="float" office:value="3.73" calcext:value-type="float">
            <text:p>3.73</text:p>
          </table:table-cell>
          <table:table-cell office:value-type="float" office:value="1100396698" calcext:value-type="float">
            <text:p>1100396698</text:p>
          </table:table-cell>
          <table:table-cell office:value-type="float" office:value="1102624366" calcext:value-type="float">
            <text:p>11026243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42762713" calcext:value-type="float">
            <text:p>342762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ROUND([.F41]/100000000;1)" office:value-type="float" office:value="11" calcext:value-type="float">
            <text:p>11</text:p>
          </table:table-cell>
          <table:table-cell table:formula="of:=ROUND([.G41]/100000000;1)" office:value-type="float" office:value="13" calcext:value-type="float">
            <text:p>13</text:p>
          </table:table-cell>
          <table:table-cell table:formula="of:=ROUND([.A41]/[.D41];2)" office:value-type="float" office:value="3.23" calcext:value-type="float">
            <text:p>3.23</text:p>
          </table:table-cell>
          <table:table-cell office:value-type="float" office:value="1100557113" calcext:value-type="float">
            <text:p>1100557113</text:p>
          </table:table-cell>
          <table:table-cell office:value-type="float" office:value="1302326966" calcext:value-type="float">
            <text:p>13023269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00991419" calcext:value-type="float">
            <text:p>4009914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ROUND([.F42]/100000000;1)" office:value-type="float" office:value="11" calcext:value-type="float">
            <text:p>11</text:p>
          </table:table-cell>
          <table:table-cell table:formula="of:=ROUND([.G42]/100000000;1)" office:value-type="float" office:value="12" calcext:value-type="float">
            <text:p>12</text:p>
          </table:table-cell>
          <table:table-cell table:formula="of:=ROUND([.A42]/[.D42];2)" office:value-type="float" office:value="3.58" calcext:value-type="float">
            <text:p>3.58</text:p>
          </table:table-cell>
          <table:table-cell office:value-type="float" office:value="1100552233" calcext:value-type="float">
            <text:p>1100552233</text:p>
          </table:table-cell>
          <table:table-cell office:value-type="float" office:value="1202240925" calcext:value-type="float">
            <text:p>120224092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648909" calcext:value-type="float">
            <text:p>370648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ROUND([.F43]/100000000;1)" office:value-type="float" office:value="11" calcext:value-type="float">
            <text:p>11</text:p>
          </table:table-cell>
          <table:table-cell table:formula="of:=ROUND([.G43]/100000000;1)" office:value-type="float" office:value="13" calcext:value-type="float">
            <text:p>13</text:p>
          </table:table-cell>
          <table:table-cell table:formula="of:=ROUND([.A43]/[.D43];2)" office:value-type="float" office:value="3.38" calcext:value-type="float">
            <text:p>3.38</text:p>
          </table:table-cell>
          <table:table-cell office:value-type="float" office:value="1100375028" calcext:value-type="float">
            <text:p>1100375028</text:p>
          </table:table-cell>
          <table:table-cell office:value-type="float" office:value="1302800716" calcext:value-type="float">
            <text:p>130280071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02885759" calcext:value-type="float">
            <text:p>402885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ROUND([.F44]/100000000;1)" office:value-type="float" office:value="12" calcext:value-type="float">
            <text:p>12</text:p>
          </table:table-cell>
          <table:table-cell table:formula="of:=ROUND([.G44]/100000000;1)" office:value-type="float" office:value="12" calcext:value-type="float">
            <text:p>12</text:p>
          </table:table-cell>
          <table:table-cell table:formula="of:=ROUND([.A44]/[.D44];2)" office:value-type="float" office:value="3.75" calcext:value-type="float">
            <text:p>3.75</text:p>
          </table:table-cell>
          <table:table-cell office:value-type="float" office:value="1200518317" calcext:value-type="float">
            <text:p>1200518317</text:p>
          </table:table-cell>
          <table:table-cell office:value-type="float" office:value="1202227551" calcext:value-type="float">
            <text:p>12022275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693126" calcext:value-type="float">
            <text:p>370693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ROUND([.F45]/100000000;1)" office:value-type="float" office:value="12" calcext:value-type="float">
            <text:p>12</text:p>
          </table:table-cell>
          <table:table-cell table:formula="of:=ROUND([.G45]/100000000;1)" office:value-type="float" office:value="14" calcext:value-type="float">
            <text:p>14</text:p>
          </table:table-cell>
          <table:table-cell table:formula="of:=ROUND([.A45]/[.D45];2)" office:value-type="float" office:value="3.29" calcext:value-type="float">
            <text:p>3.29</text:p>
          </table:table-cell>
          <table:table-cell office:value-type="float" office:value="1200440733" calcext:value-type="float">
            <text:p>1200440733</text:p>
          </table:table-cell>
          <table:table-cell office:value-type="float" office:value="1401291751" calcext:value-type="float">
            <text:p>14012917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20237739" calcext:value-type="float">
            <text:p>4202377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ROUND([.F46]/100000000;1)" office:value-type="float" office:value="12" calcext:value-type="float">
            <text:p>12</text:p>
          </table:table-cell>
          <table:table-cell table:formula="of:=ROUND([.G46]/100000000;1)" office:value-type="float" office:value="12" calcext:value-type="float">
            <text:p>12</text:p>
          </table:table-cell>
          <table:table-cell table:formula="of:=ROUND([.A46]/[.D46];2)" office:value-type="float" office:value="3.92" calcext:value-type="float">
            <text:p>3.92</text:p>
          </table:table-cell>
          <table:table-cell office:value-type="float" office:value="1200513235" calcext:value-type="float">
            <text:p>1200513235</text:p>
          </table:table-cell>
          <table:table-cell office:value-type="float" office:value="1202265298" calcext:value-type="float">
            <text:p>120226529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448735" calcext:value-type="float">
            <text:p>370448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ROUND([.F47]/100000000;1)" office:value-type="float" office:value="12" calcext:value-type="float">
            <text:p>12</text:p>
          </table:table-cell>
          <table:table-cell table:formula="of:=ROUND([.G47]/100000000;1)" office:value-type="float" office:value="14" calcext:value-type="float">
            <text:p>14</text:p>
          </table:table-cell>
          <table:table-cell table:formula="of:=ROUND([.A47]/[.D47];2)" office:value-type="float" office:value="3.43" calcext:value-type="float">
            <text:p>3.43</text:p>
          </table:table-cell>
          <table:table-cell office:value-type="float" office:value="1200500789" calcext:value-type="float">
            <text:p>1200500789</text:p>
          </table:table-cell>
          <table:table-cell office:value-type="float" office:value="1402689861" calcext:value-type="float">
            <text:p>140268986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2763560" calcext:value-type="float">
            <text:p>4327635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ROUND([.F48]/100000000;1)" office:value-type="float" office:value="13" calcext:value-type="float">
            <text:p>13</text:p>
          </table:table-cell>
          <table:table-cell table:formula="of:=ROUND([.G48]/100000000;1)" office:value-type="float" office:value="14" calcext:value-type="float">
            <text:p>14</text:p>
          </table:table-cell>
          <table:table-cell table:formula="of:=ROUND([.A48]/[.D48];2)" office:value-type="float" office:value="3.5" calcext:value-type="float">
            <text:p>3.5</text:p>
          </table:table-cell>
          <table:table-cell office:value-type="float" office:value="1300567376" calcext:value-type="float">
            <text:p>1300567376</text:p>
          </table:table-cell>
          <table:table-cell office:value-type="float" office:value="1401469038" calcext:value-type="float">
            <text:p>140146903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20790152" calcext:value-type="float">
            <text:p>42079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ROUND([.F49]/100000000;1)" office:value-type="float" office:value="13" calcext:value-type="float">
            <text:p>13</text:p>
          </table:table-cell>
          <table:table-cell table:formula="of:=ROUND([.G49]/100000000;1)" office:value-type="float" office:value="15" calcext:value-type="float">
            <text:p>15</text:p>
          </table:table-cell>
          <table:table-cell table:formula="of:=ROUND([.A49]/[.D49];2)" office:value-type="float" office:value="3.33" calcext:value-type="float">
            <text:p>3.33</text:p>
          </table:table-cell>
          <table:table-cell office:value-type="float" office:value="1300460947" calcext:value-type="float">
            <text:p>1300460947</text:p>
          </table:table-cell>
          <table:table-cell office:value-type="float" office:value="1502657817" calcext:value-type="float">
            <text:p>150265781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220470" calcext:value-type="float">
            <text:p>4622204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ROUND([.F50]/100000000;1)" office:value-type="float" office:value="13" calcext:value-type="float">
            <text:p>13</text:p>
          </table:table-cell>
          <table:table-cell table:formula="of:=ROUND([.G50]/100000000;1)" office:value-type="float" office:value="14" calcext:value-type="float">
            <text:p>14</text:p>
          </table:table-cell>
          <table:table-cell table:formula="of:=ROUND([.A50]/[.D50];2)" office:value-type="float" office:value="3.64" calcext:value-type="float">
            <text:p>3.64</text:p>
          </table:table-cell>
          <table:table-cell office:value-type="float" office:value="1300579171" calcext:value-type="float">
            <text:p>1300579171</text:p>
          </table:table-cell>
          <table:table-cell office:value-type="float" office:value="1402643388" calcext:value-type="float">
            <text:p>140264338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2421130" calcext:value-type="float">
            <text:p>432421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ROUND([.F51]/100000000;1)" office:value-type="float" office:value="13" calcext:value-type="float">
            <text:p>13</text:p>
          </table:table-cell>
          <table:table-cell table:formula="of:=ROUND([.G51]/100000000;1)" office:value-type="float" office:value="15" calcext:value-type="float">
            <text:p>15</text:p>
          </table:table-cell>
          <table:table-cell table:formula="of:=ROUND([.A51]/[.D51];2)" office:value-type="float" office:value="3.47" calcext:value-type="float">
            <text:p>3.47</text:p>
          </table:table-cell>
          <table:table-cell office:value-type="float" office:value="1300391534" calcext:value-type="float">
            <text:p>1300391534</text:p>
          </table:table-cell>
          <table:table-cell office:value-type="float" office:value="1502642574" calcext:value-type="float">
            <text:p>15026425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3143329" calcext:value-type="float">
            <text:p>4631433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ROUND([.F52]/100000000;1)" office:value-type="float" office:value="14" calcext:value-type="float">
            <text:p>14</text:p>
          </table:table-cell>
          <table:table-cell table:formula="of:=ROUND([.G52]/100000000;1)" office:value-type="float" office:value="14" calcext:value-type="float">
            <text:p>14</text:p>
          </table:table-cell>
          <table:table-cell table:formula="of:=ROUND([.A52]/[.D52];2)" office:value-type="float" office:value="3.79" calcext:value-type="float">
            <text:p>3.79</text:p>
          </table:table-cell>
          <table:table-cell office:value-type="float" office:value="1400476558" calcext:value-type="float">
            <text:p>1400476558</text:p>
          </table:table-cell>
          <table:table-cell office:value-type="float" office:value="1402431620" calcext:value-type="float">
            <text:p>140243162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1361760" calcext:value-type="float">
            <text:p>431361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ROUND([.F53]/100000000;1)" office:value-type="float" office:value="14" calcext:value-type="float">
            <text:p>14</text:p>
          </table:table-cell>
          <table:table-cell table:formula="of:=ROUND([.G53]/100000000;1)" office:value-type="float" office:value="16" calcext:value-type="float">
            <text:p>16</text:p>
          </table:table-cell>
          <table:table-cell table:formula="of:=ROUND([.A53]/[.D53];2)" office:value-type="float" office:value="3.38" calcext:value-type="float">
            <text:p>3.38</text:p>
          </table:table-cell>
          <table:table-cell office:value-type="float" office:value="1400452031" calcext:value-type="float">
            <text:p>1400452031</text:p>
          </table:table-cell>
          <table:table-cell office:value-type="float" office:value="1602820441" calcext:value-type="float">
            <text:p>160282044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92939022" calcext:value-type="float">
            <text:p>4929390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ROUND([.F54]/100000000;1)" office:value-type="float" office:value="14" calcext:value-type="float">
            <text:p>14</text:p>
          </table:table-cell>
          <table:table-cell table:formula="of:=ROUND([.G54]/100000000;1)" office:value-type="float" office:value="15" calcext:value-type="float">
            <text:p>15</text:p>
          </table:table-cell>
          <table:table-cell table:formula="of:=ROUND([.A54]/[.D54];2)" office:value-type="float" office:value="3.67" calcext:value-type="float">
            <text:p>3.67</text:p>
          </table:table-cell>
          <table:table-cell office:value-type="float" office:value="1400460396" calcext:value-type="float">
            <text:p>1400460396</text:p>
          </table:table-cell>
          <table:table-cell office:value-type="float" office:value="1502807963" calcext:value-type="float">
            <text:p>150280796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3950010" calcext:value-type="float">
            <text:p>463950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ROUND([.F55]/100000000;1)" office:value-type="float" office:value="14" calcext:value-type="float">
            <text:p>14</text:p>
          </table:table-cell>
          <table:table-cell table:formula="of:=ROUND([.G55]/100000000;1)" office:value-type="float" office:value="15" calcext:value-type="float">
            <text:p>15</text:p>
          </table:table-cell>
          <table:table-cell table:formula="of:=ROUND([.A55]/[.D55];2)" office:value-type="float" office:value="3.73" calcext:value-type="float">
            <text:p>3.73</text:p>
          </table:table-cell>
          <table:table-cell office:value-type="float" office:value="1400507240" calcext:value-type="float">
            <text:p>1400507240</text:p>
          </table:table-cell>
          <table:table-cell office:value-type="float" office:value="1502709715" calcext:value-type="float">
            <text:p>150270971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304721" calcext:value-type="float">
            <text:p>462304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ROUND([.F56]/100000000;1)" office:value-type="float" office:value="15" calcext:value-type="float">
            <text:p>15</text:p>
          </table:table-cell>
          <table:table-cell table:formula="of:=ROUND([.G56]/100000000;1)" office:value-type="float" office:value="15" calcext:value-type="float">
            <text:p>15</text:p>
          </table:table-cell>
          <table:table-cell table:formula="of:=ROUND([.A56]/[.D56];2)" office:value-type="float" office:value="3.8" calcext:value-type="float">
            <text:p>3.8</text:p>
          </table:table-cell>
          <table:table-cell office:value-type="float" office:value="1500460512" calcext:value-type="float">
            <text:p>1500460512</text:p>
          </table:table-cell>
          <table:table-cell office:value-type="float" office:value="1501930903" calcext:value-type="float">
            <text:p>15019309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53928150" calcext:value-type="float">
            <text:p>453928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ROUND([.F57]/100000000;1)" office:value-type="float" office:value="15" calcext:value-type="float">
            <text:p>15</text:p>
          </table:table-cell>
          <table:table-cell table:formula="of:=ROUND([.G57]/100000000;1)" office:value-type="float" office:value="15" calcext:value-type="float">
            <text:p>15</text:p>
          </table:table-cell>
          <table:table-cell table:formula="of:=ROUND([.A57]/[.D57];2)" office:value-type="float" office:value="3.87" calcext:value-type="float">
            <text:p>3.87</text:p>
          </table:table-cell>
          <table:table-cell office:value-type="float" office:value="1500502338" calcext:value-type="float">
            <text:p>1500502338</text:p>
          </table:table-cell>
          <table:table-cell office:value-type="float" office:value="1502719941" calcext:value-type="float">
            <text:p>150271994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915250" calcext:value-type="float">
            <text:p>4629152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ROUND([.F58]/100000000;1)" office:value-type="float" office:value="15" calcext:value-type="float">
            <text:p>15</text:p>
          </table:table-cell>
          <table:table-cell table:formula="of:=ROUND([.G58]/100000000;1)" office:value-type="float" office:value="17" calcext:value-type="float">
            <text:p>17</text:p>
          </table:table-cell>
          <table:table-cell table:formula="of:=ROUND([.A58]/[.D58];2)" office:value-type="float" office:value="3.47" calcext:value-type="float">
            <text:p>3.47</text:p>
          </table:table-cell>
          <table:table-cell office:value-type="float" office:value="1500486775" calcext:value-type="float">
            <text:p>1500486775</text:p>
          </table:table-cell>
          <table:table-cell office:value-type="float" office:value="1702045789" calcext:value-type="float">
            <text:p>17020457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13478020" calcext:value-type="float">
            <text:p>513478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ROUND([.F59]/100000000;1)" office:value-type="float" office:value="15" calcext:value-type="float">
            <text:p>15</text:p>
          </table:table-cell>
          <table:table-cell table:formula="of:=ROUND([.G59]/100000000;1)" office:value-type="float" office:value="16" calcext:value-type="float">
            <text:p>16</text:p>
          </table:table-cell>
          <table:table-cell table:formula="of:=ROUND([.A59]/[.D59];2)" office:value-type="float" office:value="3.75" calcext:value-type="float">
            <text:p>3.75</text:p>
          </table:table-cell>
          <table:table-cell office:value-type="float" office:value="1500637166" calcext:value-type="float">
            <text:p>1500637166</text:p>
          </table:table-cell>
          <table:table-cell office:value-type="float" office:value="1601654284" calcext:value-type="float">
            <text:p>160165428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80988999" calcext:value-type="float">
            <text:p>4809889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ROUND([.F60]/100000000;1)" office:value-type="float" office:value="16" calcext:value-type="float">
            <text:p>16</text:p>
          </table:table-cell>
          <table:table-cell table:formula="of:=ROUND([.G60]/100000000;1)" office:value-type="float" office:value="17" calcext:value-type="float">
            <text:p>17</text:p>
          </table:table-cell>
          <table:table-cell table:formula="of:=ROUND([.A60]/[.D60];2)" office:value-type="float" office:value="3.59" calcext:value-type="float">
            <text:p>3.59</text:p>
          </table:table-cell>
          <table:table-cell office:value-type="float" office:value="1600606463" calcext:value-type="float">
            <text:p>1600606463</text:p>
          </table:table-cell>
          <table:table-cell office:value-type="float" office:value="1703499210" calcext:value-type="float">
            <text:p>17034992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27151075" calcext:value-type="float">
            <text:p>527151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ROUND([.F61]/100000000;1)" office:value-type="float" office:value="16" calcext:value-type="float">
            <text:p>16</text:p>
          </table:table-cell>
          <table:table-cell table:formula="of:=ROUND([.G61]/100000000;1)" office:value-type="float" office:value="16" calcext:value-type="float">
            <text:p>16</text:p>
          </table:table-cell>
          <table:table-cell table:formula="of:=ROUND([.A61]/[.D61];2)" office:value-type="float" office:value="3.88" calcext:value-type="float">
            <text:p>3.88</text:p>
          </table:table-cell>
          <table:table-cell office:value-type="float" office:value="1600692207" calcext:value-type="float">
            <text:p>1600692207</text:p>
          </table:table-cell>
          <table:table-cell office:value-type="float" office:value="1601657802" calcext:value-type="float">
            <text:p>160165780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80267946" calcext:value-type="float">
            <text:p>480267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ROUND([.F62]/100000000;1)" office:value-type="float" office:value="16" calcext:value-type="float">
            <text:p>16</text:p>
          </table:table-cell>
          <table:table-cell table:formula="of:=ROUND([.G62]/100000000;1)" office:value-type="float" office:value="18" calcext:value-type="float">
            <text:p>18</text:p>
          </table:table-cell>
          <table:table-cell table:formula="of:=ROUND([.A62]/[.D62];2)" office:value-type="float" office:value="3.5" calcext:value-type="float">
            <text:p>3.5</text:p>
          </table:table-cell>
          <table:table-cell office:value-type="float" office:value="1600648919" calcext:value-type="float">
            <text:p>1600648919</text:p>
          </table:table-cell>
          <table:table-cell office:value-type="float" office:value="1803016574" calcext:value-type="float">
            <text:p>18030165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3670529" calcext:value-type="float">
            <text:p>5536705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ROUND([.F63]/100000000;1)" office:value-type="float" office:value="16" calcext:value-type="float">
            <text:p>16</text:p>
          </table:table-cell>
          <table:table-cell table:formula="of:=ROUND([.G63]/100000000;1)" office:value-type="float" office:value="18" calcext:value-type="float">
            <text:p>18</text:p>
          </table:table-cell>
          <table:table-cell table:formula="of:=ROUND([.A63]/[.D63];2)" office:value-type="float" office:value="3.56" calcext:value-type="float">
            <text:p>3.56</text:p>
          </table:table-cell>
          <table:table-cell office:value-type="float" office:value="1600507848" calcext:value-type="float">
            <text:p>1600507848</text:p>
          </table:table-cell>
          <table:table-cell office:value-type="float" office:value="1801521694" calcext:value-type="float">
            <text:p>180152169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39902111" calcext:value-type="float">
            <text:p>539902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ROUND([.F64]/100000000;1)" office:value-type="float" office:value="17" calcext:value-type="float">
            <text:p>17</text:p>
          </table:table-cell>
          <table:table-cell table:formula="of:=ROUND([.G64]/100000000;1)" office:value-type="float" office:value="18" calcext:value-type="float">
            <text:p>18</text:p>
          </table:table-cell>
          <table:table-cell table:formula="of:=ROUND([.A64]/[.D64];2)" office:value-type="float" office:value="3.61" calcext:value-type="float">
            <text:p>3.61</text:p>
          </table:table-cell>
          <table:table-cell office:value-type="float" office:value="1700627208" calcext:value-type="float">
            <text:p>1700627208</text:p>
          </table:table-cell>
          <table:table-cell office:value-type="float" office:value="1803108686" calcext:value-type="float">
            <text:p>180310868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3601861" calcext:value-type="float">
            <text:p>553601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ROUND([.F65]/100000000;1)" office:value-type="float" office:value="17" calcext:value-type="float">
            <text:p>17</text:p>
          </table:table-cell>
          <table:table-cell table:formula="of:=ROUND([.G65]/100000000;1)" office:value-type="float" office:value="18" calcext:value-type="float">
            <text:p>18</text:p>
          </table:table-cell>
          <table:table-cell table:formula="of:=ROUND([.A65]/[.D65];2)" office:value-type="float" office:value="3.67" calcext:value-type="float">
            <text:p>3.67</text:p>
          </table:table-cell>
          <table:table-cell office:value-type="float" office:value="1700508317" calcext:value-type="float">
            <text:p>1700508317</text:p>
          </table:table-cell>
          <table:table-cell office:value-type="float" office:value="1803335885" calcext:value-type="float">
            <text:p>180333588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6679970" calcext:value-type="float">
            <text:p>556679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ROUND([.F66]/100000000;1)" office:value-type="float" office:value="17" calcext:value-type="float">
            <text:p>17</text:p>
          </table:table-cell>
          <table:table-cell table:formula="of:=ROUND([.G66]/100000000;1)" office:value-type="float" office:value="19" calcext:value-type="float">
            <text:p>19</text:p>
          </table:table-cell>
          <table:table-cell table:formula="of:=ROUND([.A66]/[.D66];2)" office:value-type="float" office:value="3.53" calcext:value-type="float">
            <text:p>3.53</text:p>
          </table:table-cell>
          <table:table-cell office:value-type="float" office:value="1700517524" calcext:value-type="float">
            <text:p>1700517524</text:p>
          </table:table-cell>
          <table:table-cell office:value-type="float" office:value="1903681979" calcext:value-type="float">
            <text:p>190368197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523067" calcext:value-type="float">
            <text:p>58652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ROUND([.F67]/100000000;1)" office:value-type="float" office:value="17" calcext:value-type="float">
            <text:p>17</text:p>
          </table:table-cell>
          <table:table-cell table:formula="of:=ROUND([.G67]/100000000;1)" office:value-type="float" office:value="18" calcext:value-type="float">
            <text:p>18</text:p>
          </table:table-cell>
          <table:table-cell table:formula="of:=ROUND([.A67]/[.D67];2)" office:value-type="float" office:value="3.78" calcext:value-type="float">
            <text:p>3.78</text:p>
          </table:table-cell>
          <table:table-cell office:value-type="float" office:value="1700500146" calcext:value-type="float">
            <text:p>1700500146</text:p>
          </table:table-cell>
          <table:table-cell office:value-type="float" office:value="1801669361" calcext:value-type="float">
            <text:p>180166936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41091344" calcext:value-type="float">
            <text:p>541091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ROUND([.F68]/100000000;1)" office:value-type="float" office:value="18" calcext:value-type="float">
            <text:p>18</text:p>
          </table:table-cell>
          <table:table-cell table:formula="of:=ROUND([.G68]/100000000;1)" office:value-type="float" office:value="19" calcext:value-type="float">
            <text:p>19</text:p>
          </table:table-cell>
          <table:table-cell table:formula="of:=ROUND([.A68]/[.D68];2)" office:value-type="float" office:value="3.63" calcext:value-type="float">
            <text:p>3.63</text:p>
          </table:table-cell>
          <table:table-cell office:value-type="float" office:value="1800589769" calcext:value-type="float">
            <text:p>1800589769</text:p>
          </table:table-cell>
          <table:table-cell office:value-type="float" office:value="1903493907" calcext:value-type="float">
            <text:p>19034939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547945" calcext:value-type="float">
            <text:p>586547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ROUND([.F69]/100000000;1)" office:value-type="float" office:value="18" calcext:value-type="float">
            <text:p>18</text:p>
          </table:table-cell>
          <table:table-cell table:formula="of:=ROUND([.G69]/100000000;1)" office:value-type="float" office:value="19" calcext:value-type="float">
            <text:p>19</text:p>
          </table:table-cell>
          <table:table-cell table:formula="of:=ROUND([.A69]/[.D69];2)" office:value-type="float" office:value="3.68" calcext:value-type="float">
            <text:p>3.68</text:p>
          </table:table-cell>
          <table:table-cell office:value-type="float" office:value="1800525824" calcext:value-type="float">
            <text:p>1800525824</text:p>
          </table:table-cell>
          <table:table-cell office:value-type="float" office:value="1903405015" calcext:value-type="float">
            <text:p>190340501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005242" calcext:value-type="float">
            <text:p>5860052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ROUND([.F70]/100000000;1)" office:value-type="float" office:value="18" calcext:value-type="float">
            <text:p>18</text:p>
          </table:table-cell>
          <table:table-cell table:formula="of:=ROUND([.G70]/100000000;1)" office:value-type="float" office:value="20" calcext:value-type="float">
            <text:p>20</text:p>
          </table:table-cell>
          <table:table-cell table:formula="of:=ROUND([.A70]/[.D70];2)" office:value-type="float" office:value="3.55" calcext:value-type="float">
            <text:p>3.55</text:p>
          </table:table-cell>
          <table:table-cell office:value-type="float" office:value="1800511260" calcext:value-type="float">
            <text:p>1800511260</text:p>
          </table:table-cell>
          <table:table-cell office:value-type="float" office:value="2001720917" calcext:value-type="float">
            <text:p>200172091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00535311" calcext:value-type="float">
            <text:p>6005353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ROUND([.F71]/100000000;1)" office:value-type="float" office:value="18" calcext:value-type="float">
            <text:p>18</text:p>
          </table:table-cell>
          <table:table-cell table:formula="of:=ROUND([.G71]/100000000;1)" office:value-type="float" office:value="19" calcext:value-type="float">
            <text:p>19</text:p>
          </table:table-cell>
          <table:table-cell table:formula="of:=ROUND([.A71]/[.D71];2)" office:value-type="float" office:value="3.79" calcext:value-type="float">
            <text:p>3.79</text:p>
          </table:table-cell>
          <table:table-cell office:value-type="float" office:value="1800555561" calcext:value-type="float">
            <text:p>1800555561</text:p>
          </table:table-cell>
          <table:table-cell office:value-type="float" office:value="1903095678" calcext:value-type="float">
            <text:p>19030956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4187924" calcext:value-type="float">
            <text:p>5841879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ROUND([.F72]/100000000;1)" office:value-type="float" office:value="19" calcext:value-type="float">
            <text:p>19</text:p>
          </table:table-cell>
          <table:table-cell table:formula="of:=ROUND([.G72]/100000000;1)" office:value-type="float" office:value="20" calcext:value-type="float">
            <text:p>20</text:p>
          </table:table-cell>
          <table:table-cell table:formula="of:=ROUND([.A72]/[.D72];2)" office:value-type="float" office:value="3.65" calcext:value-type="float">
            <text:p>3.65</text:p>
          </table:table-cell>
          <table:table-cell office:value-type="float" office:value="1900659383" calcext:value-type="float">
            <text:p>1900659383</text:p>
          </table:table-cell>
          <table:table-cell office:value-type="float" office:value="2003304278" calcext:value-type="float">
            <text:p>20033042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15516063" calcext:value-type="float">
            <text:p>615516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ROUND([.F73]/100000000;1)" office:value-type="float" office:value="19" calcext:value-type="float">
            <text:p>19</text:p>
          </table:table-cell>
          <table:table-cell table:formula="of:=ROUND([.G73]/100000000;1)" office:value-type="float" office:value="19" calcext:value-type="float">
            <text:p>19</text:p>
          </table:table-cell>
          <table:table-cell table:formula="of:=ROUND([.A73]/[.D73];2)" office:value-type="float" office:value="3.89" calcext:value-type="float">
            <text:p>3.89</text:p>
          </table:table-cell>
          <table:table-cell office:value-type="float" office:value="1900694135" calcext:value-type="float">
            <text:p>1900694135</text:p>
          </table:table-cell>
          <table:table-cell office:value-type="float" office:value="1903237145" calcext:value-type="float">
            <text:p>19032371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5133762" calcext:value-type="float">
            <text:p>585133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ROUND([.F74]/100000000;1)" office:value-type="float" office:value="19" calcext:value-type="float">
            <text:p>19</text:p>
          </table:table-cell>
          <table:table-cell table:formula="of:=ROUND([.G74]/100000000;1)" office:value-type="float" office:value="21" calcext:value-type="float">
            <text:p>21</text:p>
          </table:table-cell>
          <table:table-cell table:formula="of:=ROUND([.A74]/[.D74];2)" office:value-type="float" office:value="3.57" calcext:value-type="float">
            <text:p>3.57</text:p>
          </table:table-cell>
          <table:table-cell office:value-type="float" office:value="1900691955" calcext:value-type="float">
            <text:p>1900691955</text:p>
          </table:table-cell>
          <table:table-cell office:value-type="float" office:value="2103574178" calcext:value-type="float">
            <text:p>21035741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47302600" calcext:value-type="float">
            <text:p>6473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ROUND([.F75]/100000000;1)" office:value-type="float" office:value="19" calcext:value-type="float">
            <text:p>19</text:p>
          </table:table-cell>
          <table:table-cell table:formula="of:=ROUND([.G75]/100000000;1)" office:value-type="float" office:value="20" calcext:value-type="float">
            <text:p>20</text:p>
          </table:table-cell>
          <table:table-cell table:formula="of:=ROUND([.A75]/[.D75];2)" office:value-type="float" office:value="3.8" calcext:value-type="float">
            <text:p>3.8</text:p>
          </table:table-cell>
          <table:table-cell office:value-type="float" office:value="1900579549" calcext:value-type="float">
            <text:p>1900579549</text:p>
          </table:table-cell>
          <table:table-cell office:value-type="float" office:value="2001915743" calcext:value-type="float">
            <text:p>200191574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00872517" calcext:value-type="float">
            <text:p>6008725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ROUND([.F76]/100000000;1)" office:value-type="float" office:value="20" calcext:value-type="float">
            <text:p>20</text:p>
          </table:table-cell>
          <table:table-cell table:formula="of:=ROUND([.G76]/100000000;1)" office:value-type="float" office:value="21" calcext:value-type="float">
            <text:p>21</text:p>
          </table:table-cell>
          <table:table-cell table:formula="of:=ROUND([.A76]/[.D76];2)" office:value-type="float" office:value="3.67" calcext:value-type="float">
            <text:p>3.67</text:p>
          </table:table-cell>
          <table:table-cell office:value-type="float" office:value="2000572823" calcext:value-type="float">
            <text:p>2000572823</text:p>
          </table:table-cell>
          <table:table-cell office:value-type="float" office:value="2103765413" calcext:value-type="float">
            <text:p>210376541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48114282" calcext:value-type="float">
            <text:p>6481142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ROUND([.F77]/100000000;1)" office:value-type="float" office:value="20" calcext:value-type="float">
            <text:p>20</text:p>
          </table:table-cell>
          <table:table-cell table:formula="of:=ROUND([.G77]/100000000;1)" office:value-type="float" office:value="20" calcext:value-type="float">
            <text:p>20</text:p>
          </table:table-cell>
          <table:table-cell table:formula="of:=ROUND([.A77]/[.D77];2)" office:value-type="float" office:value="3.9" calcext:value-type="float">
            <text:p>3.9</text:p>
          </table:table-cell>
          <table:table-cell office:value-type="float" office:value="2000470651" calcext:value-type="float">
            <text:p>2000470651</text:p>
          </table:table-cell>
          <table:table-cell office:value-type="float" office:value="2003496277" calcext:value-type="float">
            <text:p>200349627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16274946" calcext:value-type="float">
            <text:p>616274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ROUND([.F78]/100000000;1)" office:value-type="float" office:value="20" calcext:value-type="float">
            <text:p>20</text:p>
          </table:table-cell>
          <table:table-cell table:formula="of:=ROUND([.G78]/100000000;1)" office:value-type="float" office:value="22" calcext:value-type="float">
            <text:p>22</text:p>
          </table:table-cell>
          <table:table-cell table:formula="of:=ROUND([.A78]/[.D78];2)" office:value-type="float" office:value="3.59" calcext:value-type="float">
            <text:p>3.59</text:p>
          </table:table-cell>
          <table:table-cell office:value-type="float" office:value="2000540701" calcext:value-type="float">
            <text:p>2000540701</text:p>
          </table:table-cell>
          <table:table-cell office:value-type="float" office:value="2204094749" calcext:value-type="float">
            <text:p>22040947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81968366" calcext:value-type="float">
            <text:p>681968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ROUND([.F79]/100000000;1)" office:value-type="float" office:value="20" calcext:value-type="float">
            <text:p>20</text:p>
          </table:table-cell>
          <table:table-cell table:formula="of:=ROUND([.G79]/100000000;1)" office:value-type="float" office:value="22" calcext:value-type="float">
            <text:p>22</text:p>
          </table:table-cell>
          <table:table-cell table:formula="of:=ROUND([.A79]/[.D79];2)" office:value-type="float" office:value="3.64" calcext:value-type="float">
            <text:p>3.64</text:p>
          </table:table-cell>
          <table:table-cell office:value-type="float" office:value="2000630743" calcext:value-type="float">
            <text:p>2000630743</text:p>
          </table:table-cell>
          <table:table-cell office:value-type="float" office:value="2203893907" calcext:value-type="float">
            <text:p>22038939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7863368" calcext:value-type="float">
            <text:p>6778633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ROUND([.F80]/100000000;1)" office:value-type="float" office:value="21" calcext:value-type="float">
            <text:p>21</text:p>
          </table:table-cell>
          <table:table-cell table:formula="of:=ROUND([.G80]/100000000;1)" office:value-type="float" office:value="22" calcext:value-type="float">
            <text:p>22</text:p>
          </table:table-cell>
          <table:table-cell table:formula="of:=ROUND([.A80]/[.D80];2)" office:value-type="float" office:value="3.68" calcext:value-type="float">
            <text:p>3.68</text:p>
          </table:table-cell>
          <table:table-cell office:value-type="float" office:value="2100750816" calcext:value-type="float">
            <text:p>2100750816</text:p>
          </table:table-cell>
          <table:table-cell office:value-type="float" office:value="2203872513" calcext:value-type="float">
            <text:p>220387251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8765265" calcext:value-type="float">
            <text:p>678765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ROUND([.F81]/100000000;1)" office:value-type="float" office:value="21" calcext:value-type="float">
            <text:p>21</text:p>
          </table:table-cell>
          <table:table-cell table:formula="of:=ROUND([.G81]/100000000;1)" office:value-type="float" office:value="22" calcext:value-type="float">
            <text:p>22</text:p>
          </table:table-cell>
          <table:table-cell table:formula="of:=ROUND([.A81]/[.D81];2)" office:value-type="float" office:value="3.73" calcext:value-type="float">
            <text:p>3.73</text:p>
          </table:table-cell>
          <table:table-cell office:value-type="float" office:value="2100534530" calcext:value-type="float">
            <text:p>2100534530</text:p>
          </table:table-cell>
          <table:table-cell office:value-type="float" office:value="2203728003" calcext:value-type="float">
            <text:p>22037280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7485533" calcext:value-type="float">
            <text:p>677485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ROUND([.F82]/100000000;1)" office:value-type="float" office:value="21" calcext:value-type="float">
            <text:p>21</text:p>
          </table:table-cell>
          <table:table-cell table:formula="of:=ROUND([.G82]/100000000;1)" office:value-type="float" office:value="23" calcext:value-type="float">
            <text:p>23</text:p>
          </table:table-cell>
          <table:table-cell table:formula="of:=ROUND([.A82]/[.D82];2)" office:value-type="float" office:value="3.61" calcext:value-type="float">
            <text:p>3.61</text:p>
          </table:table-cell>
          <table:table-cell office:value-type="float" office:value="2100676217" calcext:value-type="float">
            <text:p>2100676217</text:p>
          </table:table-cell>
          <table:table-cell office:value-type="float" office:value="2303918265" calcext:value-type="float">
            <text:p>230391826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08816385" calcext:value-type="float">
            <text:p>708816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ROUND([.F83]/100000000;1)" office:value-type="float" office:value="21" calcext:value-type="float">
            <text:p>21</text:p>
          </table:table-cell>
          <table:table-cell table:formula="of:=ROUND([.G83]/100000000;1)" office:value-type="float" office:value="22" calcext:value-type="float">
            <text:p>22</text:p>
          </table:table-cell>
          <table:table-cell table:formula="of:=ROUND([.A83]/[.D83];2)" office:value-type="float" office:value="3.82" calcext:value-type="float">
            <text:p>3.82</text:p>
          </table:table-cell>
          <table:table-cell office:value-type="float" office:value="2100818918" calcext:value-type="float">
            <text:p>2100818918</text:p>
          </table:table-cell>
          <table:table-cell office:value-type="float" office:value="2203775859" calcext:value-type="float">
            <text:p>220377585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6892378" calcext:value-type="float">
            <text:p>6768923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ROUND([.F84]/100000000;1)" office:value-type="float" office:value="22" calcext:value-type="float">
            <text:p>22</text:p>
          </table:table-cell>
          <table:table-cell table:formula="of:=ROUND([.G84]/100000000;1)" office:value-type="float" office:value="23" calcext:value-type="float">
            <text:p>23</text:p>
          </table:table-cell>
          <table:table-cell table:formula="of:=ROUND([.A84]/[.D84];2)" office:value-type="float" office:value="3.7" calcext:value-type="float">
            <text:p>3.7</text:p>
          </table:table-cell>
          <table:table-cell office:value-type="float" office:value="2200507266" calcext:value-type="float">
            <text:p>2200507266</text:p>
          </table:table-cell>
          <table:table-cell office:value-type="float" office:value="2303916269" calcext:value-type="float">
            <text:p>230391626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09094500" calcext:value-type="float">
            <text:p>709094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ROUND([.F85]/100000000;1)" office:value-type="float" office:value="22" calcext:value-type="float">
            <text:p>22</text:p>
          </table:table-cell>
          <table:table-cell table:formula="of:=ROUND([.G85]/100000000;1)" office:value-type="float" office:value="23" calcext:value-type="float">
            <text:p>23</text:p>
          </table:table-cell>
          <table:table-cell table:formula="of:=ROUND([.A85]/[.D85];2)" office:value-type="float" office:value="3.74" calcext:value-type="float">
            <text:p>3.74</text:p>
          </table:table-cell>
          <table:table-cell office:value-type="float" office:value="2200514764" calcext:value-type="float">
            <text:p>2200514764</text:p>
          </table:table-cell>
          <table:table-cell office:value-type="float" office:value="2302058612" calcext:value-type="float">
            <text:p>230205861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90856489" calcext:value-type="float">
            <text:p>6908564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ROUND([.F86]/100000000;1)" office:value-type="float" office:value="22" calcext:value-type="float">
            <text:p>22</text:p>
          </table:table-cell>
          <table:table-cell table:formula="of:=ROUND([.G86]/100000000;1)" office:value-type="float" office:value="24" calcext:value-type="float">
            <text:p>24</text:p>
          </table:table-cell>
          <table:table-cell table:formula="of:=ROUND([.A86]/[.D86];2)" office:value-type="float" office:value="3.63" calcext:value-type="float">
            <text:p>3.63</text:p>
          </table:table-cell>
          <table:table-cell office:value-type="float" office:value="2200596968" calcext:value-type="float">
            <text:p>2200596968</text:p>
          </table:table-cell>
          <table:table-cell office:value-type="float" office:value="2404322547" calcext:value-type="float">
            <text:p>240432254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0057340" calcext:value-type="float">
            <text:p>7400573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ROUND([.F87]/100000000;1)" office:value-type="float" office:value="22" calcext:value-type="float">
            <text:p>22</text:p>
          </table:table-cell>
          <table:table-cell table:formula="of:=ROUND([.G87]/100000000;1)" office:value-type="float" office:value="24" calcext:value-type="float">
            <text:p>24</text:p>
          </table:table-cell>
          <table:table-cell table:formula="of:=ROUND([.A87]/[.D87];2)" office:value-type="float" office:value="3.67" calcext:value-type="float">
            <text:p>3.67</text:p>
          </table:table-cell>
          <table:table-cell office:value-type="float" office:value="2200570780" calcext:value-type="float">
            <text:p>2200570780</text:p>
          </table:table-cell>
          <table:table-cell office:value-type="float" office:value="2404356875" calcext:value-type="float">
            <text:p>240435687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1329792" calcext:value-type="float">
            <text:p>741329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ROUND([.F88]/100000000;1)" office:value-type="float" office:value="23" calcext:value-type="float">
            <text:p>23</text:p>
          </table:table-cell>
          <table:table-cell table:formula="of:=ROUND([.G88]/100000000;1)" office:value-type="float" office:value="24" calcext:value-type="float">
            <text:p>24</text:p>
          </table:table-cell>
          <table:table-cell table:formula="of:=ROUND([.A88]/[.D88];2)" office:value-type="float" office:value="3.71" calcext:value-type="float">
            <text:p>3.71</text:p>
          </table:table-cell>
          <table:table-cell office:value-type="float" office:value="2300577843" calcext:value-type="float">
            <text:p>2300577843</text:p>
          </table:table-cell>
          <table:table-cell office:value-type="float" office:value="2403955543" calcext:value-type="float">
            <text:p>240395554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38566492" calcext:value-type="float">
            <text:p>738566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ROUND([.F89]/100000000;1)" office:value-type="float" office:value="23" calcext:value-type="float">
            <text:p>23</text:p>
          </table:table-cell>
          <table:table-cell table:formula="of:=ROUND([.G89]/100000000;1)" office:value-type="float" office:value="25" calcext:value-type="float">
            <text:p>25</text:p>
          </table:table-cell>
          <table:table-cell table:formula="of:=ROUND([.A89]/[.D89];2)" office:value-type="float" office:value="3.6" calcext:value-type="float">
            <text:p>3.6</text:p>
          </table:table-cell>
          <table:table-cell office:value-type="float" office:value="2300662413" calcext:value-type="float">
            <text:p>2300662413</text:p>
          </table:table-cell>
          <table:table-cell office:value-type="float" office:value="2504116067" calcext:value-type="float">
            <text:p>250411606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69110227" calcext:value-type="float">
            <text:p>769110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ROUND([.F90]/100000000;1)" office:value-type="float" office:value="23" calcext:value-type="float">
            <text:p>23</text:p>
          </table:table-cell>
          <table:table-cell table:formula="of:=ROUND([.G90]/100000000;1)" office:value-type="float" office:value="24" calcext:value-type="float">
            <text:p>24</text:p>
          </table:table-cell>
          <table:table-cell table:formula="of:=ROUND([.A90]/[.D90];2)" office:value-type="float" office:value="3.79" calcext:value-type="float">
            <text:p>3.79</text:p>
          </table:table-cell>
          <table:table-cell office:value-type="float" office:value="2300730621" calcext:value-type="float">
            <text:p>2300730621</text:p>
          </table:table-cell>
          <table:table-cell office:value-type="float" office:value="2402074949" calcext:value-type="float">
            <text:p>24020749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0271713" calcext:value-type="float">
            <text:p>720271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ROUND([.F91]/100000000;1)" office:value-type="float" office:value="23" calcext:value-type="float">
            <text:p>23</text:p>
          </table:table-cell>
          <table:table-cell table:formula="of:=ROUND([.G91]/100000000;1)" office:value-type="float" office:value="25" calcext:value-type="float">
            <text:p>25</text:p>
          </table:table-cell>
          <table:table-cell table:formula="of:=ROUND([.A91]/[.D91];2)" office:value-type="float" office:value="3.68" calcext:value-type="float">
            <text:p>3.68</text:p>
          </table:table-cell>
          <table:table-cell office:value-type="float" office:value="2300570913" calcext:value-type="float">
            <text:p>2300570913</text:p>
          </table:table-cell>
          <table:table-cell office:value-type="float" office:value="2502548936" calcext:value-type="float">
            <text:p>250254893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52456210" calcext:value-type="float">
            <text:p>752456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ROUND([.F92]/100000000;1)" office:value-type="float" office:value="24" calcext:value-type="float">
            <text:p>24</text:p>
          </table:table-cell>
          <table:table-cell table:formula="of:=ROUND([.G92]/100000000;1)" office:value-type="float" office:value="24" calcext:value-type="float">
            <text:p>24</text:p>
          </table:table-cell>
          <table:table-cell table:formula="of:=ROUND([.A92]/[.D92];2)" office:value-type="float" office:value="3.88" calcext:value-type="float">
            <text:p>3.88</text:p>
          </table:table-cell>
          <table:table-cell office:value-type="float" office:value="2400652543" calcext:value-type="float">
            <text:p>2400652543</text:p>
          </table:table-cell>
          <table:table-cell office:value-type="float" office:value="2402080336" calcext:value-type="float">
            <text:p>240208033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0213556" calcext:value-type="float">
            <text:p>7202135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ROUND([.F93]/100000000;1)" office:value-type="float" office:value="24" calcext:value-type="float">
            <text:p>24</text:p>
          </table:table-cell>
          <table:table-cell table:formula="of:=ROUND([.G93]/100000000;1)" office:value-type="float" office:value="26" calcext:value-type="float">
            <text:p>26</text:p>
          </table:table-cell>
          <table:table-cell table:formula="of:=ROUND([.A93]/[.D93];2)" office:value-type="float" office:value="3.62" calcext:value-type="float">
            <text:p>3.62</text:p>
          </table:table-cell>
          <table:table-cell office:value-type="float" office:value="2400532303" calcext:value-type="float">
            <text:p>2400532303</text:p>
          </table:table-cell>
          <table:table-cell office:value-type="float" office:value="2604557169" calcext:value-type="float">
            <text:p>260455716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232948" calcext:value-type="float">
            <text:p>802232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ROUND([.F94]/100000000;1)" office:value-type="float" office:value="24" calcext:value-type="float">
            <text:p>24</text:p>
          </table:table-cell>
          <table:table-cell table:formula="of:=ROUND([.G94]/100000000;1)" office:value-type="float" office:value="24" calcext:value-type="float">
            <text:p>24</text:p>
          </table:table-cell>
          <table:table-cell table:formula="of:=ROUND([.A94]/[.D94];2)" office:value-type="float" office:value="3.96" calcext:value-type="float">
            <text:p>3.96</text:p>
          </table:table-cell>
          <table:table-cell office:value-type="float" office:value="2400609913" calcext:value-type="float">
            <text:p>2400609913</text:p>
          </table:table-cell>
          <table:table-cell office:value-type="float" office:value="2402633989" calcext:value-type="float">
            <text:p>24026339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3109636" calcext:value-type="float">
            <text:p>7231096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ROUND([.F95]/100000000;1)" office:value-type="float" office:value="24" calcext:value-type="float">
            <text:p>24</text:p>
          </table:table-cell>
          <table:table-cell table:formula="of:=ROUND([.G95]/100000000;1)" office:value-type="float" office:value="26" calcext:value-type="float">
            <text:p>26</text:p>
          </table:table-cell>
          <table:table-cell table:formula="of:=ROUND([.A95]/[.D95];2)" office:value-type="float" office:value="3.69" calcext:value-type="float">
            <text:p>3.69</text:p>
          </table:table-cell>
          <table:table-cell office:value-type="float" office:value="2400614665" calcext:value-type="float">
            <text:p>2400614665</text:p>
          </table:table-cell>
          <table:table-cell office:value-type="float" office:value="2604713166" calcext:value-type="float">
            <text:p>26047131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140764" calcext:value-type="float">
            <text:p>8021407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ROUND([.F96]/100000000;1)" office:value-type="float" office:value="25" calcext:value-type="float">
            <text:p>25</text:p>
          </table:table-cell>
          <table:table-cell table:formula="of:=ROUND([.G96]/100000000;1)" office:value-type="float" office:value="26" calcext:value-type="float">
            <text:p>26</text:p>
          </table:table-cell>
          <table:table-cell table:formula="of:=ROUND([.A96]/[.D96];2)" office:value-type="float" office:value="3.73" calcext:value-type="float">
            <text:p>3.73</text:p>
          </table:table-cell>
          <table:table-cell office:value-type="float" office:value="2500817089" calcext:value-type="float">
            <text:p>2500817089</text:p>
          </table:table-cell>
          <table:table-cell office:value-type="float" office:value="2604804351" calcext:value-type="float">
            <text:p>26048043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3756364" calcext:value-type="float">
            <text:p>803756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ROUND([.F97]/100000000;1)" office:value-type="float" office:value="25" calcext:value-type="float">
            <text:p>25</text:p>
          </table:table-cell>
          <table:table-cell table:formula="of:=ROUND([.G97]/100000000;1)" office:value-type="float" office:value="27" calcext:value-type="float">
            <text:p>27</text:p>
          </table:table-cell>
          <table:table-cell table:formula="of:=ROUND([.A97]/[.D97];2)" office:value-type="float" office:value="3.63" calcext:value-type="float">
            <text:p>3.63</text:p>
          </table:table-cell>
          <table:table-cell office:value-type="float" office:value="2500810927" calcext:value-type="float">
            <text:p>2500810927</text:p>
          </table:table-cell>
          <table:table-cell office:value-type="float" office:value="2702154873" calcext:value-type="float">
            <text:p>270215487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9043169" calcext:value-type="float">
            <text:p>80904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ROUND([.F98]/100000000;1)" office:value-type="float" office:value="25" calcext:value-type="float">
            <text:p>25</text:p>
          </table:table-cell>
          <table:table-cell table:formula="of:=ROUND([.G98]/100000000;1)" office:value-type="float" office:value="26" calcext:value-type="float">
            <text:p>26</text:p>
          </table:table-cell>
          <table:table-cell table:formula="of:=ROUND([.A98]/[.D98];2)" office:value-type="float" office:value="3.81" calcext:value-type="float">
            <text:p>3.81</text:p>
          </table:table-cell>
          <table:table-cell office:value-type="float" office:value="2500513004" calcext:value-type="float">
            <text:p>2500513004</text:p>
          </table:table-cell>
          <table:table-cell office:value-type="float" office:value="2604663607" calcext:value-type="float">
            <text:p>26046636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009809" calcext:value-type="float">
            <text:p>80200980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ong_nop_test" table:style-name="ta1">
        <office:forms form:automatic-focus="false" form:apply-design-mode="false"/>
        <table:shapes>
          <draw:frame draw:z-index="0" draw:style-name="gr1" draw:text-style-name="P1" svg:width="1133.26pt" svg:height="661.83pt" svg:x="846.06pt" svg:y="9.78pt">
            <loext:p draw:notify-on-update-of-ranges="long_nop_test.A2:long_nop_test.A68 long_nop_test.B1:long_nop_test.B1 long_nop_test.B2:long_nop_test.B68 long_nop_test.C1:long_nop_test.C1 long_nop_test.C2:long_nop_test.C68 long_nop_test.D1:long_nop_test.D1 long_nop_test.D2:long_nop_test.D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cles/iter</text:p>
          </table:table-cell>
          <table:table-cell office:value-type="string" calcext:value-type="string">
            <text:p>LSD %</text:p>
          </table:table-cell>
          <table:table-cell office:value-type="string" calcext:value-type="string">
            <text:p>Ide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E2]/100000000;1)" office:value-type="float" office:value="1" calcext:value-type="float">
            <text:p>1</text:p>
          </table:table-cell>
          <table:table-cell table:formula="of:=[.F2]/([.A2]*100000000)" office:value-type="percentage" office:value="0.835213056666667" calcext:value-type="percentage">
            <text:p>84%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00577590" calcext:value-type="float">
            <text:p>100577590</text:p>
          </table:table-cell>
          <table:table-cell office:value-type="float" office:value="250563917" calcext:value-type="float">
            <text:p>250563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E3]/100000000;1)" office:value-type="float" office:value="1" calcext:value-type="float">
            <text:p>1</text:p>
          </table:table-cell>
          <table:table-cell table:formula="of:=[.F3]/([.A3]*100000000)" office:value-type="percentage" office:value="0.75443932" calcext:value-type="percentage">
            <text:p>75%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00466222" calcext:value-type="float">
            <text:p>100466222</text:p>
          </table:table-cell>
          <table:table-cell office:value-type="float" office:value="301775728" calcext:value-type="float">
            <text:p>301775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E4]/100000000;1)" office:value-type="float" office:value="1.3" calcext:value-type="float">
            <text:p>1.3</text:p>
          </table:table-cell>
          <table:table-cell table:formula="of:=[.F4]/([.A4]*100000000)" office:value-type="percentage" office:value="1.000079832" calcext:value-type="percentage">
            <text:p>100%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3823907" calcext:value-type="float">
            <text:p>133823907</text:p>
          </table:table-cell>
          <table:table-cell office:value-type="float" office:value="500039916" calcext:value-type="float">
            <text:p>500039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E5]/100000000;1)" office:value-type="float" office:value="1.5" calcext:value-type="float">
            <text:p>1.5</text:p>
          </table:table-cell>
          <table:table-cell table:formula="of:=[.F5]/([.A5]*100000000)" office:value-type="percentage" office:value="1.00005445333333" calcext:value-type="percentage">
            <text:p>100%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50445790" calcext:value-type="float">
            <text:p>150445790</text:p>
          </table:table-cell>
          <table:table-cell office:value-type="float" office:value="600032672" calcext:value-type="float">
            <text:p>600032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E6]/100000000;1)" office:value-type="float" office:value="2" calcext:value-type="float">
            <text:p>2</text:p>
          </table:table-cell>
          <table:table-cell table:formula="of:=[.F6]/([.A6]*100000000)" office:value-type="percentage" office:value="1.00003165571429" calcext:value-type="percentage">
            <text:p>100%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200646276" calcext:value-type="float">
            <text:p>200646276</text:p>
          </table:table-cell>
          <table:table-cell office:value-type="float" office:value="700022159" calcext:value-type="float">
            <text:p>700022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E7]/100000000;1)" office:value-type="float" office:value="2" calcext:value-type="float">
            <text:p>2</text:p>
          </table:table-cell>
          <table:table-cell table:formula="of:=[.F7]/([.A7]*100000000)" office:value-type="percentage" office:value="1.0000506725" calcext:value-type="percentage">
            <text:p>100%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0602199" calcext:value-type="float">
            <text:p>200602199</text:p>
          </table:table-cell>
          <table:table-cell office:value-type="float" office:value="800040538" calcext:value-type="float">
            <text:p>800040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E8]/100000000;1)" office:value-type="float" office:value="2.3" calcext:value-type="float">
            <text:p>2.3</text:p>
          </table:table-cell>
          <table:table-cell table:formula="of:=[.F8]/([.A8]*100000000)" office:value-type="percentage" office:value="1.00002741222222" calcext:value-type="percentage">
            <text:p>100%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927753" calcext:value-type="float">
            <text:p>233927753</text:p>
          </table:table-cell>
          <table:table-cell office:value-type="float" office:value="900024671" calcext:value-type="float">
            <text:p>9000246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E9]/100000000;1)" office:value-type="float" office:value="2.7" calcext:value-type="float">
            <text:p>2.7</text:p>
          </table:table-cell>
          <table:table-cell table:formula="of:=[.F9]/([.A9]*100000000)" office:value-type="percentage" office:value="0.999976612" calcext:value-type="percentage">
            <text:p>100%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7349535" calcext:value-type="float">
            <text:p>267349535</text:p>
          </table:table-cell>
          <table:table-cell office:value-type="float" office:value="999976612" calcext:value-type="float">
            <text:p>9999766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E10]/100000000;1)" office:value-type="float" office:value="3" calcext:value-type="float">
            <text:p>3</text:p>
          </table:table-cell>
          <table:table-cell table:formula="of:=[.F10]/([.A10]*100000000)" office:value-type="percentage" office:value="0.999981846363636" calcext:value-type="percentage">
            <text:p>100%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623293" calcext:value-type="float">
            <text:p>300623293</text:p>
          </table:table-cell>
          <table:table-cell office:value-type="float" office:value="1099980031" calcext:value-type="float">
            <text:p>10999800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E11]/100000000;1)" office:value-type="float" office:value="3" calcext:value-type="float">
            <text:p>3</text:p>
          </table:table-cell>
          <table:table-cell table:formula="of:=[.F11]/([.A11]*100000000)" office:value-type="percentage" office:value="0.99997054" calcext:value-type="percentage">
            <text:p>100%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814923" calcext:value-type="float">
            <text:p>300814923</text:p>
          </table:table-cell>
          <table:table-cell office:value-type="float" office:value="1199964648" calcext:value-type="float">
            <text:p>1199964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E12]/100000000;1)" office:value-type="float" office:value="3.5" calcext:value-type="float">
            <text:p>3.5</text:p>
          </table:table-cell>
          <table:table-cell table:formula="of:=[.F12]/([.A12]*100000000)" office:value-type="percentage" office:value="0.999964887692308" calcext:value-type="percentage">
            <text:p>100%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50679806" calcext:value-type="float">
            <text:p>350679806</text:p>
          </table:table-cell>
          <table:table-cell office:value-type="float" office:value="1299954354" calcext:value-type="float">
            <text:p>12999543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E13]/100000000;1)" office:value-type="float" office:value="3.5" calcext:value-type="float">
            <text:p>3.5</text:p>
          </table:table-cell>
          <table:table-cell table:formula="of:=[.F13]/([.A13]*100000000)" office:value-type="percentage" office:value="0.999966972857143" calcext:value-type="percentage">
            <text:p>100%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50665121" calcext:value-type="float">
            <text:p>350665121</text:p>
          </table:table-cell>
          <table:table-cell office:value-type="float" office:value="1399953762" calcext:value-type="float">
            <text:p>1399953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E14]/100000000;1)" office:value-type="float" office:value="4" calcext:value-type="float">
            <text:p>4</text:p>
          </table:table-cell>
          <table:table-cell table:formula="of:=[.F14]/([.A14]*100000000)" office:value-type="percentage" office:value="0.999960729333333" calcext:value-type="percentage">
            <text:p>100%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694317" calcext:value-type="float">
            <text:p>400694317</text:p>
          </table:table-cell>
          <table:table-cell office:value-type="float" office:value="1499941094" calcext:value-type="float">
            <text:p>1499941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E15]/100000000;1)" office:value-type="float" office:value="4" calcext:value-type="float">
            <text:p>4</text:p>
          </table:table-cell>
          <table:table-cell table:formula="of:=[.F15]/([.A15]*100000000)" office:value-type="percentage" office:value="0.999961655" calcext:value-type="percentage">
            <text:p>100%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719692" calcext:value-type="float">
            <text:p>400719692</text:p>
          </table:table-cell>
          <table:table-cell office:value-type="float" office:value="1599938648" calcext:value-type="float">
            <text:p>1599938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E16]/100000000;1)" office:value-type="float" office:value="4.5" calcext:value-type="float">
            <text:p>4.5</text:p>
          </table:table-cell>
          <table:table-cell table:formula="of:=[.F16]/([.A16]*100000000)" office:value-type="percentage" office:value="0.999963757058823" calcext:value-type="percentage">
            <text:p>100%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874351" calcext:value-type="float">
            <text:p>450874351</text:p>
          </table:table-cell>
          <table:table-cell office:value-type="float" office:value="1699938387" calcext:value-type="float">
            <text:p>1699938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E17]/100000000;1)" office:value-type="float" office:value="4.5" calcext:value-type="float">
            <text:p>4.5</text:p>
          </table:table-cell>
          <table:table-cell table:formula="of:=[.F17]/([.A17]*100000000)" office:value-type="percentage" office:value="0.99997854" calcext:value-type="percentage">
            <text:p>100%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702937" calcext:value-type="float">
            <text:p>450702937</text:p>
          </table:table-cell>
          <table:table-cell office:value-type="float" office:value="1799961372" calcext:value-type="float">
            <text:p>17999613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E18]/100000000;1)" office:value-type="float" office:value="5" calcext:value-type="float">
            <text:p>5</text:p>
          </table:table-cell>
          <table:table-cell table:formula="of:=[.F18]/([.A18]*100000000)" office:value-type="percentage" office:value="0.999964468947368" calcext:value-type="percentage">
            <text:p>100%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646741" calcext:value-type="float">
            <text:p>500646741</text:p>
          </table:table-cell>
          <table:table-cell office:value-type="float" office:value="1899932491" calcext:value-type="float">
            <text:p>1899932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E19]/100000000;1)" office:value-type="float" office:value="5" calcext:value-type="float">
            <text:p>5</text:p>
          </table:table-cell>
          <table:table-cell table:formula="of:=[.F19]/([.A19]*100000000)" office:value-type="percentage" office:value="0.999969647" calcext:value-type="percentage">
            <text:p>100%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668634" calcext:value-type="float">
            <text:p>500668634</text:p>
          </table:table-cell>
          <table:table-cell office:value-type="float" office:value="1999939294" calcext:value-type="float">
            <text:p>19999392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E20]/100000000;1)" office:value-type="float" office:value="5.5" calcext:value-type="float">
            <text:p>5.5</text:p>
          </table:table-cell>
          <table:table-cell table:formula="of:=[.F20]/([.A20]*100000000)" office:value-type="percentage" office:value="0.999949638095238" calcext:value-type="percentage">
            <text:p>100%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844543" calcext:value-type="float">
            <text:p>550844543</text:p>
          </table:table-cell>
          <table:table-cell office:value-type="float" office:value="2099894240" calcext:value-type="float">
            <text:p>20998942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E21]/100000000;1)" office:value-type="float" office:value="5.5" calcext:value-type="float">
            <text:p>5.5</text:p>
          </table:table-cell>
          <table:table-cell table:formula="of:=[.F21]/([.A21]*100000000)" office:value-type="percentage" office:value="0.999957933181818" calcext:value-type="percentage">
            <text:p>100%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703557" calcext:value-type="float">
            <text:p>550703557</text:p>
          </table:table-cell>
          <table:table-cell office:value-type="float" office:value="2199907453" calcext:value-type="float">
            <text:p>21999074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E22]/100000000;1)" office:value-type="float" office:value="6" calcext:value-type="float">
            <text:p>6</text:p>
          </table:table-cell>
          <table:table-cell table:formula="of:=[.F22]/([.A22]*100000000)" office:value-type="percentage" office:value="0.999944821304348" calcext:value-type="percentage">
            <text:p>100%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841319" calcext:value-type="float">
            <text:p>600841319</text:p>
          </table:table-cell>
          <table:table-cell office:value-type="float" office:value="2299873089" calcext:value-type="float">
            <text:p>22998730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E23]/100000000;1)" office:value-type="float" office:value="6" calcext:value-type="float">
            <text:p>6</text:p>
          </table:table-cell>
          <table:table-cell table:formula="of:=[.F23]/([.A23]*100000000)" office:value-type="percentage" office:value="0.999930622916667" calcext:value-type="percentage">
            <text:p>100%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908352" calcext:value-type="float">
            <text:p>600908352</text:p>
          </table:table-cell>
          <table:table-cell office:value-type="float" office:value="2399833495" calcext:value-type="float">
            <text:p>23998334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E24]/100000000;1)" office:value-type="float" office:value="6.6" calcext:value-type="float">
            <text:p>6.6</text:p>
          </table:table-cell>
          <table:table-cell table:formula="of:=[.F24]/([.A24]*100000000)" office:value-type="percentage" office:value="0.9999410724" calcext:value-type="percentage">
            <text:p>100%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62809686" calcext:value-type="float">
            <text:p>662809686</text:p>
          </table:table-cell>
          <table:table-cell office:value-type="float" office:value="2499852681" calcext:value-type="float">
            <text:p>24998526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E25]/100000000;1)" office:value-type="float" office:value="6.6" calcext:value-type="float">
            <text:p>6.6</text:p>
          </table:table-cell>
          <table:table-cell table:formula="of:=[.F25]/([.A25]*100000000)" office:value-type="percentage" office:value="0.999948500384615" calcext:value-type="percentage">
            <text:p>100%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6534998" calcext:value-type="float">
            <text:p>656534998</text:p>
          </table:table-cell>
          <table:table-cell office:value-type="float" office:value="2599866101" calcext:value-type="float">
            <text:p>2599866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E26]/100000000;1)" office:value-type="float" office:value="7" calcext:value-type="float">
            <text:p>7</text:p>
          </table:table-cell>
          <table:table-cell table:formula="of:=[.F26]/([.A26]*100000000)" office:value-type="percentage" office:value="0.999925985555556" calcext:value-type="percentage">
            <text:p>100%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936087" calcext:value-type="float">
            <text:p>700936087</text:p>
          </table:table-cell>
          <table:table-cell office:value-type="float" office:value="2699800161" calcext:value-type="float">
            <text:p>26998001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E27]/100000000;1)" office:value-type="float" office:value="7" calcext:value-type="float">
            <text:p>7</text:p>
          </table:table-cell>
          <table:table-cell table:formula="of:=[.F27]/([.A27]*100000000)" office:value-type="percentage" office:value="0.999934099285714" calcext:value-type="percentage">
            <text:p>100%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808297" calcext:value-type="float">
            <text:p>700808297</text:p>
          </table:table-cell>
          <table:table-cell office:value-type="float" office:value="2799815478" calcext:value-type="float">
            <text:p>27998154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E28]/100000000;1)" office:value-type="float" office:value="7.5" calcext:value-type="float">
            <text:p>7.5</text:p>
          </table:table-cell>
          <table:table-cell table:formula="of:=[.F28]/([.A28]*100000000)" office:value-type="percentage" office:value="0.999921143103448" calcext:value-type="percentage">
            <text:p>100%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750774505" calcext:value-type="float">
            <text:p>750774505</text:p>
          </table:table-cell>
          <table:table-cell office:value-type="float" office:value="2899771315" calcext:value-type="float">
            <text:p>28997713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E29]/100000000;1)" office:value-type="float" office:value="7.5" calcext:value-type="float">
            <text:p>7.5</text:p>
          </table:table-cell>
          <table:table-cell table:formula="of:=[.F29]/([.A29]*100000000)" office:value-type="percentage" office:value="0.999913739333333" calcext:value-type="percentage">
            <text:p>100%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750945234" calcext:value-type="float">
            <text:p>750945234</text:p>
          </table:table-cell>
          <table:table-cell office:value-type="float" office:value="2999741218" calcext:value-type="float">
            <text:p>29997412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E30]/100000000;1)" office:value-type="float" office:value="8" calcext:value-type="float">
            <text:p>8</text:p>
          </table:table-cell>
          <table:table-cell table:formula="of:=[.F30]/([.A30]*100000000)" office:value-type="percentage" office:value="0.999909525483871" calcext:value-type="percentage">
            <text:p>100%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722444" calcext:value-type="float">
            <text:p>800722444</text:p>
          </table:table-cell>
          <table:table-cell office:value-type="float" office:value="3099719529" calcext:value-type="float">
            <text:p>30997195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E31]/100000000;1)" office:value-type="float" office:value="8" calcext:value-type="float">
            <text:p>8</text:p>
          </table:table-cell>
          <table:table-cell table:formula="of:=[.F31]/([.A31]*100000000)" office:value-type="percentage" office:value="0.9999130353125" calcext:value-type="percentage">
            <text:p>100%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996153" calcext:value-type="float">
            <text:p>800996153</text:p>
          </table:table-cell>
          <table:table-cell office:value-type="float" office:value="3199721713" calcext:value-type="float">
            <text:p>31997217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E32]/100000000;1)" office:value-type="float" office:value="9" calcext:value-type="float">
            <text:p>9</text:p>
          </table:table-cell>
          <table:table-cell table:formula="of:=[.F32]/([.A32]*100000000)" office:value-type="percentage" office:value="0.999931501818182" calcext:value-type="percentage">
            <text:p>100%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737826" calcext:value-type="float">
            <text:p>900737826</text:p>
          </table:table-cell>
          <table:table-cell office:value-type="float" office:value="3299773956" calcext:value-type="float">
            <text:p>32997739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E33]/100000000;1)" office:value-type="float" office:value="9" calcext:value-type="float">
            <text:p>9</text:p>
          </table:table-cell>
          <table:table-cell table:formula="of:=[.F33]/([.A33]*100000000)" office:value-type="percentage" office:value="0.999947639705882" calcext:value-type="percentage">
            <text:p>100%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723386" calcext:value-type="float">
            <text:p>900723386</text:p>
          </table:table-cell>
          <table:table-cell office:value-type="float" office:value="3399821975" calcext:value-type="float">
            <text:p>33998219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E34]/100000000;1)" office:value-type="float" office:value="9" calcext:value-type="float">
            <text:p>9</text:p>
          </table:table-cell>
          <table:table-cell table:formula="of:=[.F34]/([.A34]*100000000)" office:value-type="percentage" office:value="0.999921238285714" calcext:value-type="percentage">
            <text:p>100%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0819150" calcext:value-type="float">
            <text:p>900819150</text:p>
          </table:table-cell>
          <table:table-cell office:value-type="float" office:value="3499724334" calcext:value-type="float">
            <text:p>34997243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E35]/100000000;1)" office:value-type="float" office:value="9" calcext:value-type="float">
            <text:p>9</text:p>
          </table:table-cell>
          <table:table-cell table:formula="of:=[.F35]/([.A35]*100000000)" office:value-type="percentage" office:value="0.999941623055556" calcext:value-type="percentage">
            <text:p>100%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742661" calcext:value-type="float">
            <text:p>900742661</text:p>
          </table:table-cell>
          <table:table-cell office:value-type="float" office:value="3599789843" calcext:value-type="float">
            <text:p>3599789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E36]/100000000;1)" office:value-type="float" office:value="10" calcext:value-type="float">
            <text:p>10</text:p>
          </table:table-cell>
          <table:table-cell table:formula="of:=[.F36]/([.A36]*100000000)" office:value-type="percentage" office:value="0.999893327567568" calcext:value-type="percentage">
            <text:p>100%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1054212" calcext:value-type="float">
            <text:p>1001054212</text:p>
          </table:table-cell>
          <table:table-cell office:value-type="float" office:value="3699605312" calcext:value-type="float">
            <text:p>36996053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E37]/100000000;1)" office:value-type="float" office:value="10" calcext:value-type="float">
            <text:p>10</text:p>
          </table:table-cell>
          <table:table-cell table:formula="of:=[.F37]/([.A37]*100000000)" office:value-type="percentage" office:value="0.999928217894737" calcext:value-type="percentage">
            <text:p>100%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756719" calcext:value-type="float">
            <text:p>1000756719</text:p>
          </table:table-cell>
          <table:table-cell office:value-type="float" office:value="3799727228" calcext:value-type="float">
            <text:p>3799727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E38]/100000000;1)" office:value-type="float" office:value="10" calcext:value-type="float">
            <text:p>10</text:p>
          </table:table-cell>
          <table:table-cell table:formula="of:=[.F38]/([.A38]*100000000)" office:value-type="percentage" office:value="0.999892102307692" calcext:value-type="percentage">
            <text:p>100%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1072994" calcext:value-type="float">
            <text:p>1001072994</text:p>
          </table:table-cell>
          <table:table-cell office:value-type="float" office:value="3899579199" calcext:value-type="float">
            <text:p>38995791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E39]/100000000;1)" office:value-type="float" office:value="10" calcext:value-type="float">
            <text:p>10</text:p>
          </table:table-cell>
          <table:table-cell table:formula="of:=[.F39]/([.A39]*100000000)" office:value-type="percentage" office:value="0.99992558" calcext:value-type="percentage">
            <text:p>100%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835142" calcext:value-type="float">
            <text:p>1000835142</text:p>
          </table:table-cell>
          <table:table-cell office:value-type="float" office:value="3999702320" calcext:value-type="float">
            <text:p>3999702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E40]/100000000;1)" office:value-type="float" office:value="11" calcext:value-type="float">
            <text:p>11</text:p>
          </table:table-cell>
          <table:table-cell table:formula="of:=[.F40]/([.A40]*100000000)" office:value-type="percentage" office:value="0.999908750243903" calcext:value-type="percentage">
            <text:p>100%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0860455" calcext:value-type="float">
            <text:p>1100860455</text:p>
          </table:table-cell>
          <table:table-cell office:value-type="float" office:value="4099625876" calcext:value-type="float">
            <text:p>40996258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E41]/100000000;1)" office:value-type="float" office:value="11" calcext:value-type="float">
            <text:p>11</text:p>
          </table:table-cell>
          <table:table-cell table:formula="of:=[.F41]/([.A41]*100000000)" office:value-type="percentage" office:value="0.99987924547619" calcext:value-type="percentage">
            <text:p>100%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1071969" calcext:value-type="float">
            <text:p>1101071969</text:p>
          </table:table-cell>
          <table:table-cell office:value-type="float" office:value="4199492831" calcext:value-type="float">
            <text:p>41994928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E42]/100000000;1)" office:value-type="float" office:value="11" calcext:value-type="float">
            <text:p>11</text:p>
          </table:table-cell>
          <table:table-cell table:formula="of:=[.F42]/([.A42]*100000000)" office:value-type="percentage" office:value="0.999912252325581" calcext:value-type="percentage">
            <text:p>100%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868731" calcext:value-type="float">
            <text:p>1100868731</text:p>
          </table:table-cell>
          <table:table-cell office:value-type="float" office:value="4299622685" calcext:value-type="float">
            <text:p>42996226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E43]/100000000;1)" office:value-type="float" office:value="11" calcext:value-type="float">
            <text:p>11</text:p>
          </table:table-cell>
          <table:table-cell table:formula="of:=[.F43]/([.A43]*100000000)" office:value-type="percentage" office:value="0.999896492045454" calcext:value-type="percentage">
            <text:p>100%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0947015" calcext:value-type="float">
            <text:p>1100947015</text:p>
          </table:table-cell>
          <table:table-cell office:value-type="float" office:value="4399544565" calcext:value-type="float">
            <text:p>43995445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E44]/100000000;1)" office:value-type="float" office:value="12" calcext:value-type="float">
            <text:p>12</text:p>
          </table:table-cell>
          <table:table-cell table:formula="of:=[.F44]/([.A44]*100000000)" office:value-type="percentage" office:value="0.999884275777778" calcext:value-type="percentage">
            <text:p>100%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0933330" calcext:value-type="float">
            <text:p>1200933330</text:p>
          </table:table-cell>
          <table:table-cell office:value-type="float" office:value="4499479241" calcext:value-type="float">
            <text:p>44994792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E45]/100000000;1)" office:value-type="float" office:value="12" calcext:value-type="float">
            <text:p>12</text:p>
          </table:table-cell>
          <table:table-cell table:formula="of:=[.F45]/([.A45]*100000000)" office:value-type="percentage" office:value="0.999862978478261" calcext:value-type="percentage">
            <text:p>100%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1159736" calcext:value-type="float">
            <text:p>1201159736</text:p>
          </table:table-cell>
          <table:table-cell office:value-type="float" office:value="4599369701" calcext:value-type="float">
            <text:p>45993697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E46]/100000000;1)" office:value-type="float" office:value="12" calcext:value-type="float">
            <text:p>12</text:p>
          </table:table-cell>
          <table:table-cell table:formula="of:=[.F46]/([.A46]*100000000)" office:value-type="percentage" office:value="0.999904209787234" calcext:value-type="percentage">
            <text:p>100%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862595" calcext:value-type="float">
            <text:p>1200862595</text:p>
          </table:table-cell>
          <table:table-cell office:value-type="float" office:value="4699549786" calcext:value-type="float">
            <text:p>46995497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E47]/100000000;1)" office:value-type="float" office:value="12" calcext:value-type="float">
            <text:p>12</text:p>
          </table:table-cell>
          <table:table-cell table:formula="of:=[.F47]/([.A47]*100000000)" office:value-type="percentage" office:value="0.999889883125" calcext:value-type="percentage">
            <text:p>100%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969131" calcext:value-type="float">
            <text:p>1200969131</text:p>
          </table:table-cell>
          <table:table-cell office:value-type="float" office:value="4799471439" calcext:value-type="float">
            <text:p>47994714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E48]/100000000;1)" office:value-type="float" office:value="13" calcext:value-type="float">
            <text:p>13</text:p>
          </table:table-cell>
          <table:table-cell table:formula="of:=[.F48]/([.A48]*100000000)" office:value-type="percentage" office:value="0.999860798979592" calcext:value-type="percentage">
            <text:p>100%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1036245" calcext:value-type="float">
            <text:p>1301036245</text:p>
          </table:table-cell>
          <table:table-cell office:value-type="float" office:value="4899317915" calcext:value-type="float">
            <text:p>4899317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E49]/100000000;1)" office:value-type="float" office:value="13" calcext:value-type="float">
            <text:p>13</text:p>
          </table:table-cell>
          <table:table-cell table:formula="of:=[.F49]/([.A49]*100000000)" office:value-type="percentage" office:value="0.9998902448" calcext:value-type="percentage">
            <text:p>100%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817416" calcext:value-type="float">
            <text:p>1300817416</text:p>
          </table:table-cell>
          <table:table-cell office:value-type="float" office:value="4999451224" calcext:value-type="float">
            <text:p>4999451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E50]/100000000;1)" office:value-type="float" office:value="13" calcext:value-type="float">
            <text:p>13</text:p>
          </table:table-cell>
          <table:table-cell table:formula="of:=[.F50]/([.A50]*100000000)" office:value-type="percentage" office:value="0.999875834509804" calcext:value-type="percentage">
            <text:p>100%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1018111" calcext:value-type="float">
            <text:p>1301018111</text:p>
          </table:table-cell>
          <table:table-cell office:value-type="float" office:value="5099366756" calcext:value-type="float">
            <text:p>50993667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E51]/100000000;1)" office:value-type="float" office:value="13" calcext:value-type="float">
            <text:p>13</text:p>
          </table:table-cell>
          <table:table-cell table:formula="of:=[.F51]/([.A51]*100000000)" office:value-type="percentage" office:value="0.999888661153846" calcext:value-type="percentage">
            <text:p>100%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0928771" calcext:value-type="float">
            <text:p>1300928771</text:p>
          </table:table-cell>
          <table:table-cell office:value-type="float" office:value="5199421038" calcext:value-type="float">
            <text:p>51994210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E52]/100000000;1)" office:value-type="float" office:value="14" calcext:value-type="float">
            <text:p>14</text:p>
          </table:table-cell>
          <table:table-cell table:formula="of:=[.F52]/([.A52]*100000000)" office:value-type="percentage" office:value="0.999864660754717" calcext:value-type="percentage">
            <text:p>100%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1099286" calcext:value-type="float">
            <text:p>1401099286</text:p>
          </table:table-cell>
          <table:table-cell office:value-type="float" office:value="5299282702" calcext:value-type="float">
            <text:p>52992827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E53]/100000000;1)" office:value-type="float" office:value="14" calcext:value-type="float">
            <text:p>14</text:p>
          </table:table-cell>
          <table:table-cell table:formula="of:=[.F53]/([.A53]*100000000)" office:value-type="percentage" office:value="0.999858064074074" calcext:value-type="percentage">
            <text:p>100%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1214017" calcext:value-type="float">
            <text:p>1401214017</text:p>
          </table:table-cell>
          <table:table-cell office:value-type="float" office:value="5399233546" calcext:value-type="float">
            <text:p>53992335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E54]/100000000;1)" office:value-type="float" office:value="14" calcext:value-type="float">
            <text:p>14</text:p>
          </table:table-cell>
          <table:table-cell table:formula="of:=[.F54]/([.A54]*100000000)" office:value-type="percentage" office:value="0.999863784909091" calcext:value-type="percentage">
            <text:p>100%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1190201" calcext:value-type="float">
            <text:p>1401190201</text:p>
          </table:table-cell>
          <table:table-cell office:value-type="float" office:value="5499250817" calcext:value-type="float">
            <text:p>54992508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E55]/100000000;1)" office:value-type="float" office:value="14" calcext:value-type="float">
            <text:p>14</text:p>
          </table:table-cell>
          <table:table-cell table:formula="of:=[.F55]/([.A55]*100000000)" office:value-type="percentage" office:value="0.999889120535714" calcext:value-type="percentage">
            <text:p>100%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966223" calcext:value-type="float">
            <text:p>1400966223</text:p>
          </table:table-cell>
          <table:table-cell office:value-type="float" office:value="5599379075" calcext:value-type="float">
            <text:p>5599379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E56]/100000000;1)" office:value-type="float" office:value="14.7" calcext:value-type="float">
            <text:p>14.7</text:p>
          </table:table-cell>
          <table:table-cell table:formula="of:=[.F56]/([.A56]*100000000)" office:value-type="percentage" office:value="0.637885136140351" calcext:value-type="percentage">
            <text:p>64%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474014554" calcext:value-type="float">
            <text:p>1474014554</text:p>
          </table:table-cell>
          <table:table-cell office:value-type="float" office:value="3635945276" calcext:value-type="float">
            <text:p>36359452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E57]/100000000;1)" office:value-type="float" office:value="14.9" calcext:value-type="float">
            <text:p>14.9</text:p>
          </table:table-cell>
          <table:table-cell table:formula="of:=[.F57]/([.A57]*100000000)" office:value-type="percentage" office:value="0.708785262068966" calcext:value-type="percentage">
            <text:p>71%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486613142" calcext:value-type="float">
            <text:p>1486613142</text:p>
          </table:table-cell>
          <table:table-cell office:value-type="float" office:value="4110954520" calcext:value-type="float">
            <text:p>41109545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E58]/100000000;1)" office:value-type="float" office:value="14.9" calcext:value-type="float">
            <text:p>14.9</text:p>
          </table:table-cell>
          <table:table-cell table:formula="of:=[.F58]/([.A58]*100000000)" office:value-type="percentage" office:value="0.720482476779661" calcext:value-type="percentage">
            <text:p>72%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94245786" calcext:value-type="float">
            <text:p>1494245786</text:p>
          </table:table-cell>
          <table:table-cell office:value-type="float" office:value="4250846613" calcext:value-type="float">
            <text:p>42508466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E59]/100000000;1)" office:value-type="float" office:value="15" calcext:value-type="float">
            <text:p>15</text:p>
          </table:table-cell>
          <table:table-cell table:formula="of:=[.F59]/([.A59]*100000000)" office:value-type="percentage" office:value="0.7763364945" calcext:value-type="percentage">
            <text:p>78%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1031030" calcext:value-type="float">
            <text:p>1501031030</text:p>
          </table:table-cell>
          <table:table-cell office:value-type="float" office:value="4658018967" calcext:value-type="float">
            <text:p>46580189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E60]/100000000;1)" office:value-type="float" office:value="15.8" calcext:value-type="float">
            <text:p>15.8</text:p>
          </table:table-cell>
          <table:table-cell table:formula="of:=[.F60]/([.A60]*100000000)" office:value-type="percentage" office:value="0.694789745573771" calcext:value-type="percentage">
            <text:p>69%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78211948" calcext:value-type="float">
            <text:p>1578211948</text:p>
          </table:table-cell>
          <table:table-cell office:value-type="float" office:value="4238217448" calcext:value-type="float">
            <text:p>42382174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E61]/100000000;1)" office:value-type="float" office:value="15.9" calcext:value-type="float">
            <text:p>15.9</text:p>
          </table:table-cell>
          <table:table-cell table:formula="of:=[.F61]/([.A61]*100000000)" office:value-type="percentage" office:value="0.717996224354839" calcext:value-type="percentage">
            <text:p>72%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87155395" calcext:value-type="float">
            <text:p>1587155395</text:p>
          </table:table-cell>
          <table:table-cell office:value-type="float" office:value="4451576591" calcext:value-type="float">
            <text:p>44515765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E62]/100000000;1)" office:value-type="float" office:value="15.8" calcext:value-type="float">
            <text:p>15.8</text:p>
          </table:table-cell>
          <table:table-cell table:formula="of:=[.F62]/([.A62]*100000000)" office:value-type="percentage" office:value="0.00000601587301587302" calcext:value-type="percentage">
            <text:p>0%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576370789" calcext:value-type="float">
            <text:p>1576370789</text:p>
          </table:table-cell>
          <table:table-cell office:value-type="float" office:value="37900" calcext:value-type="float">
            <text:p>379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E63]/100000000;1)" office:value-type="float" office:value="16" calcext:value-type="float">
            <text:p>16</text:p>
          </table:table-cell>
          <table:table-cell table:formula="of:=[.F63]/([.A63]*100000000)" office:value-type="percentage" office:value="0.0000043534375" calcext:value-type="percentage">
            <text:p>0%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1195131" calcext:value-type="float">
            <text:p>1601195131</text:p>
          </table:table-cell>
          <table:table-cell office:value-type="float" office:value="27862" calcext:value-type="float">
            <text:p>278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E64]/100000000;1)" office:value-type="float" office:value="16.3" calcext:value-type="float">
            <text:p>16.3</text:p>
          </table:table-cell>
          <table:table-cell table:formula="of:=[.F64]/([.A64]*100000000)" office:value-type="percentage" office:value="0.00000507015384615385" calcext:value-type="percentage">
            <text:p>0%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626222996" calcext:value-type="float">
            <text:p>1626222996</text:p>
          </table:table-cell>
          <table:table-cell office:value-type="float" office:value="32956" calcext:value-type="float">
            <text:p>329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E65]/100000000;1)" office:value-type="float" office:value="16.5" calcext:value-type="float">
            <text:p>16.5</text:p>
          </table:table-cell>
          <table:table-cell table:formula="of:=[.F65]/([.A65]*100000000)" office:value-type="percentage" office:value="0.00000728909090909091" calcext:value-type="percentage">
            <text:p>0%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651294197" calcext:value-type="float">
            <text:p>1651294197</text:p>
          </table:table-cell>
          <table:table-cell office:value-type="float" office:value="48108" calcext:value-type="float">
            <text:p>481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E66]/100000000;1)" office:value-type="float" office:value="16.8" calcext:value-type="float">
            <text:p>16.8</text:p>
          </table:table-cell>
          <table:table-cell table:formula="of:=[.F66]/([.A66]*100000000)" office:value-type="percentage" office:value="0.00000562044776119403" calcext:value-type="percentage">
            <text:p>0%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676558189" calcext:value-type="float">
            <text:p>1676558189</text:p>
          </table:table-cell>
          <table:table-cell office:value-type="float" office:value="37657" calcext:value-type="float">
            <text:p>376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E67]/100000000;1)" office:value-type="float" office:value="17" calcext:value-type="float">
            <text:p>17</text:p>
          </table:table-cell>
          <table:table-cell table:formula="of:=[.F67]/([.A67]*100000000)" office:value-type="percentage" office:value="0.000006105" calcext:value-type="percentage">
            <text:p>0%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1075589" calcext:value-type="float">
            <text:p>1701075589</text:p>
          </table:table-cell>
          <table:table-cell office:value-type="float" office:value="41514" calcext:value-type="float">
            <text:p>415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E68]/100000000;1)" office:value-type="float" office:value="17.3" calcext:value-type="float">
            <text:p>17.3</text:p>
          </table:table-cell>
          <table:table-cell table:formula="of:=[.F68]/([.A68]*100000000)" office:value-type="percentage" office:value="0.00000651521739130435" calcext:value-type="percentage">
            <text:p>0%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6648999" calcext:value-type="float">
            <text:p>1726648999</text:p>
          </table:table-cell>
          <table:table-cell office:value-type="float" office:value="44955" calcext:value-type="float">
            <text:p>449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E69]/100000000;1)" office:value-type="float" office:value="17.5" calcext:value-type="float">
            <text:p>17.5</text:p>
          </table:table-cell>
          <table:table-cell table:formula="of:=[.F69]/([.A69]*100000000)" office:value-type="percentage" office:value="0.00000686242857142857" calcext:value-type="percentage">
            <text:p>0%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1175861" calcext:value-type="float">
            <text:p>1751175861</text:p>
          </table:table-cell>
          <table:table-cell office:value-type="float" office:value="48037" calcext:value-type="float">
            <text:p>480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E70]/100000000;1)" office:value-type="float" office:value="17.8" calcext:value-type="float">
            <text:p>17.8</text:p>
          </table:table-cell>
          <table:table-cell table:formula="of:=[.F70]/([.A70]*100000000)" office:value-type="percentage" office:value="0.00000574985915492958" calcext:value-type="percentage">
            <text:p>0%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776169817" calcext:value-type="float">
            <text:p>1776169817</text:p>
          </table:table-cell>
          <table:table-cell office:value-type="float" office:value="40824" calcext:value-type="float">
            <text:p>408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E71]/100000000;1)" office:value-type="float" office:value="18" calcext:value-type="float">
            <text:p>18</text:p>
          </table:table-cell>
          <table:table-cell table:formula="of:=[.F71]/([.A71]*100000000)" office:value-type="percentage" office:value="0.00000657388888888889" calcext:value-type="percentage">
            <text:p>0%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1160791" calcext:value-type="float">
            <text:p>1801160791</text:p>
          </table:table-cell>
          <table:table-cell office:value-type="float" office:value="47332" calcext:value-type="float">
            <text:p>473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E72]/100000000;1)" office:value-type="float" office:value="18.3" calcext:value-type="float">
            <text:p>18.3</text:p>
          </table:table-cell>
          <table:table-cell table:formula="of:=[.F72]/([.A72]*100000000)" office:value-type="percentage" office:value="0.00000612027397260274" calcext:value-type="percentage">
            <text:p>0%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26212479" calcext:value-type="float">
            <text:p>1826212479</text:p>
          </table:table-cell>
          <table:table-cell office:value-type="float" office:value="44678" calcext:value-type="float">
            <text:p>446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E73]/100000000;1)" office:value-type="float" office:value="18.5" calcext:value-type="float">
            <text:p>18.5</text:p>
          </table:table-cell>
          <table:table-cell table:formula="of:=[.F73]/([.A73]*100000000)" office:value-type="percentage" office:value="0.00000562635135135135" calcext:value-type="percentage">
            <text:p>0%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1362442" calcext:value-type="float">
            <text:p>1851362442</text:p>
          </table:table-cell>
          <table:table-cell office:value-type="float" office:value="41635" calcext:value-type="float">
            <text:p>416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E74]/100000000;1)" office:value-type="float" office:value="18.8" calcext:value-type="float">
            <text:p>18.8</text:p>
          </table:table-cell>
          <table:table-cell table:formula="of:=[.F74]/([.A74]*100000000)" office:value-type="percentage" office:value="0.00000543293333333333" calcext:value-type="percentage">
            <text:p>0%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6355234" calcext:value-type="float">
            <text:p>1876355234</text:p>
          </table:table-cell>
          <table:table-cell office:value-type="float" office:value="40747" calcext:value-type="float">
            <text:p>407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E75]/100000000;1)" office:value-type="float" office:value="19" calcext:value-type="float">
            <text:p>19</text:p>
          </table:table-cell>
          <table:table-cell table:formula="of:=[.F75]/([.A75]*100000000)" office:value-type="percentage" office:value="0.00000520684210526316" calcext:value-type="percentage">
            <text:p>0%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1202535" calcext:value-type="float">
            <text:p>1901202535</text:p>
          </table:table-cell>
          <table:table-cell office:value-type="float" office:value="39572" calcext:value-type="float">
            <text:p>395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E76]/100000000;1)" office:value-type="float" office:value="19.3" calcext:value-type="float">
            <text:p>19.3</text:p>
          </table:table-cell>
          <table:table-cell table:formula="of:=[.F76]/([.A76]*100000000)" office:value-type="percentage" office:value="0.00000451285714285714" calcext:value-type="percentage">
            <text:p>0%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1926153939" calcext:value-type="float">
            <text:p>1926153939</text:p>
          </table:table-cell>
          <table:table-cell office:value-type="float" office:value="34749" calcext:value-type="float">
            <text:p>347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E77]/100000000;1)" office:value-type="float" office:value="19.5" calcext:value-type="float">
            <text:p>19.5</text:p>
          </table:table-cell>
          <table:table-cell table:formula="of:=[.F77]/([.A77]*100000000)" office:value-type="percentage" office:value="0.00000386448717948718" calcext:value-type="percentage">
            <text:p>0%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1951455296" calcext:value-type="float">
            <text:p>1951455296</text:p>
          </table:table-cell>
          <table:table-cell office:value-type="float" office:value="30143" calcext:value-type="float">
            <text:p>301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E78]/100000000;1)" office:value-type="float" office:value="19.8" calcext:value-type="float">
            <text:p>19.8</text:p>
          </table:table-cell>
          <table:table-cell table:formula="of:=[.F78]/([.A78]*100000000)" office:value-type="percentage" office:value="0.00000350848101265823" calcext:value-type="percentage">
            <text:p>0%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1976449804" calcext:value-type="float">
            <text:p>1976449804</text:p>
          </table:table-cell>
          <table:table-cell office:value-type="float" office:value="27717" calcext:value-type="float">
            <text:p>277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E79]/100000000;1)" office:value-type="float" office:value="20" calcext:value-type="float">
            <text:p>20</text:p>
          </table:table-cell>
          <table:table-cell table:formula="of:=[.F79]/([.A79]*100000000)" office:value-type="percentage" office:value="0.0000051425" calcext:value-type="percentage">
            <text:p>0%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1662480" calcext:value-type="float">
            <text:p>2001662480</text:p>
          </table:table-cell>
          <table:table-cell office:value-type="float" office:value="41140" calcext:value-type="float">
            <text:p>41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E80]/100000000;1)" office:value-type="float" office:value="20.3" calcext:value-type="float">
            <text:p>20.3</text:p>
          </table:table-cell>
          <table:table-cell table:formula="of:=[.F80]/([.A80]*100000000)" office:value-type="percentage" office:value="0.00000421172839506173" calcext:value-type="percentage">
            <text:p>0%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27088387" calcext:value-type="float">
            <text:p>2027088387</text:p>
          </table:table-cell>
          <table:table-cell office:value-type="float" office:value="34115" calcext:value-type="float">
            <text:p>341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E81]/100000000;1)" office:value-type="float" office:value="20.5" calcext:value-type="float">
            <text:p>20.5</text:p>
          </table:table-cell>
          <table:table-cell table:formula="of:=[.F81]/([.A81]*100000000)" office:value-type="percentage" office:value="0.00000495963414634146" calcext:value-type="percentage">
            <text:p>0%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1508369" calcext:value-type="float">
            <text:p>2051508369</text:p>
          </table:table-cell>
          <table:table-cell office:value-type="float" office:value="40669" calcext:value-type="float">
            <text:p>406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E82]/100000000;1)" office:value-type="float" office:value="20.8" calcext:value-type="float">
            <text:p>20.8</text:p>
          </table:table-cell>
          <table:table-cell table:formula="of:=[.F82]/([.A82]*100000000)" office:value-type="percentage" office:value="0.00000599265060240964" calcext:value-type="percentage">
            <text:p>0%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076277660" calcext:value-type="float">
            <text:p>2076277660</text:p>
          </table:table-cell>
          <table:table-cell office:value-type="float" office:value="49739" calcext:value-type="float">
            <text:p>497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E83]/100000000;1)" office:value-type="float" office:value="21" calcext:value-type="float">
            <text:p>21</text:p>
          </table:table-cell>
          <table:table-cell table:formula="of:=[.F83]/([.A83]*100000000)" office:value-type="percentage" office:value="0.00000494595238095238" calcext:value-type="percentage">
            <text:p>0%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1235756" calcext:value-type="float">
            <text:p>2101235756</text:p>
          </table:table-cell>
          <table:table-cell office:value-type="float" office:value="41546" calcext:value-type="float">
            <text:p>415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E84]/100000000;1)" office:value-type="float" office:value="21.3" calcext:value-type="float">
            <text:p>21.3</text:p>
          </table:table-cell>
          <table:table-cell table:formula="of:=[.F84]/([.A84]*100000000)" office:value-type="percentage" office:value="0.000183515058823529" calcext:value-type="percentage">
            <text:p>0%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6390393" calcext:value-type="float">
            <text:p>2126390393</text:p>
          </table:table-cell>
          <table:table-cell office:value-type="float" office:value="1559878" calcext:value-type="float">
            <text:p>15598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E85]/100000000;1)" office:value-type="float" office:value="21.5" calcext:value-type="float">
            <text:p>21.5</text:p>
          </table:table-cell>
          <table:table-cell table:formula="of:=[.F85]/([.A85]*100000000)" office:value-type="percentage" office:value="0.0000054653488372093" calcext:value-type="percentage">
            <text:p>0%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1397908" calcext:value-type="float">
            <text:p>2151397908</text:p>
          </table:table-cell>
          <table:table-cell office:value-type="float" office:value="47002" calcext:value-type="float">
            <text:p>470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E86]/100000000;1)" office:value-type="float" office:value="21.8" calcext:value-type="float">
            <text:p>21.8</text:p>
          </table:table-cell>
          <table:table-cell table:formula="of:=[.F86]/([.A86]*100000000)" office:value-type="percentage" office:value="0.0000059851724137931" calcext:value-type="percentage">
            <text:p>0%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176502424" calcext:value-type="float">
            <text:p>2176502424</text:p>
          </table:table-cell>
          <table:table-cell office:value-type="float" office:value="52071" calcext:value-type="float">
            <text:p>520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E87]/100000000;1)" office:value-type="float" office:value="22" calcext:value-type="float">
            <text:p>22</text:p>
          </table:table-cell>
          <table:table-cell table:formula="of:=[.F87]/([.A87]*100000000)" office:value-type="percentage" office:value="0.00000498272727272727" calcext:value-type="percentage">
            <text:p>0%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1697022" calcext:value-type="float">
            <text:p>2201697022</text:p>
          </table:table-cell>
          <table:table-cell office:value-type="float" office:value="43848" calcext:value-type="float">
            <text:p>438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E88]/100000000;1)" office:value-type="float" office:value="22.3" calcext:value-type="float">
            <text:p>22.3</text:p>
          </table:table-cell>
          <table:table-cell table:formula="of:=[.F88]/([.A88]*100000000)" office:value-type="percentage" office:value="0.00000401292134831461" calcext:value-type="percentage">
            <text:p>0%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26832082" calcext:value-type="float">
            <text:p>2226832082</text:p>
          </table:table-cell>
          <table:table-cell office:value-type="float" office:value="35715" calcext:value-type="float">
            <text:p>357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E89]/100000000;1)" office:value-type="float" office:value="22.5" calcext:value-type="float">
            <text:p>22.5</text:p>
          </table:table-cell>
          <table:table-cell table:formula="of:=[.F89]/([.A89]*100000000)" office:value-type="percentage" office:value="0.00000474866666666667" calcext:value-type="percentage">
            <text:p>0%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1548041" calcext:value-type="float">
            <text:p>2251548041</text:p>
          </table:table-cell>
          <table:table-cell office:value-type="float" office:value="42738" calcext:value-type="float">
            <text:p>427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E90]/100000000;1)" office:value-type="float" office:value="22.8" calcext:value-type="float">
            <text:p>22.8</text:p>
          </table:table-cell>
          <table:table-cell table:formula="of:=[.F90]/([.A90]*100000000)" office:value-type="percentage" office:value="0.00000558659340659341" calcext:value-type="percentage">
            <text:p>0%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6342678" calcext:value-type="float">
            <text:p>2276342678</text:p>
          </table:table-cell>
          <table:table-cell office:value-type="float" office:value="50838" calcext:value-type="float">
            <text:p>508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E91]/100000000;1)" office:value-type="float" office:value="23" calcext:value-type="float">
            <text:p>23</text:p>
          </table:table-cell>
          <table:table-cell table:formula="of:=[.F91]/([.A91]*100000000)" office:value-type="percentage" office:value="0.00000514065217391304" calcext:value-type="percentage">
            <text:p>0%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1428379" calcext:value-type="float">
            <text:p>2301428379</text:p>
          </table:table-cell>
          <table:table-cell office:value-type="float" office:value="47294" calcext:value-type="float">
            <text:p>472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E92]/100000000;1)" office:value-type="float" office:value="23.3" calcext:value-type="float">
            <text:p>23.3</text:p>
          </table:table-cell>
          <table:table-cell table:formula="of:=[.F92]/([.A92]*100000000)" office:value-type="percentage" office:value="0.00000413440860215054" calcext:value-type="percentage">
            <text:p>0%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26390398" calcext:value-type="float">
            <text:p>2326390398</text:p>
          </table:table-cell>
          <table:table-cell office:value-type="float" office:value="38450" calcext:value-type="float">
            <text:p>384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E93]/100000000;1)" office:value-type="float" office:value="23.5" calcext:value-type="float">
            <text:p>23.5</text:p>
          </table:table-cell>
          <table:table-cell table:formula="of:=[.F93]/([.A93]*100000000)" office:value-type="percentage" office:value="0.000005045" calcext:value-type="percentage">
            <text:p>0%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1652892" calcext:value-type="float">
            <text:p>2351652892</text:p>
          </table:table-cell>
          <table:table-cell office:value-type="float" office:value="47423" calcext:value-type="float">
            <text:p>474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E94]/100000000;1)" office:value-type="float" office:value="23.8" calcext:value-type="float">
            <text:p>23.8</text:p>
          </table:table-cell>
          <table:table-cell table:formula="of:=[.F94]/([.A94]*100000000)" office:value-type="percentage" office:value="0.00000439642105263158" calcext:value-type="percentage">
            <text:p>0%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376184767" calcext:value-type="float">
            <text:p>2376184767</text:p>
          </table:table-cell>
          <table:table-cell office:value-type="float" office:value="41766" calcext:value-type="float">
            <text:p>417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E95]/100000000;1)" office:value-type="float" office:value="24" calcext:value-type="float">
            <text:p>24</text:p>
          </table:table-cell>
          <table:table-cell table:formula="of:=[.F95]/([.A95]*100000000)" office:value-type="percentage" office:value="0.00000354552083333333" calcext:value-type="percentage">
            <text:p>0%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1558586" calcext:value-type="float">
            <text:p>2401558586</text:p>
          </table:table-cell>
          <table:table-cell office:value-type="float" office:value="34037" calcext:value-type="float">
            <text:p>340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E96]/100000000;1)" office:value-type="float" office:value="24.3" calcext:value-type="float">
            <text:p>24.3</text:p>
          </table:table-cell>
          <table:table-cell table:formula="of:=[.F96]/([.A96]*100000000)" office:value-type="percentage" office:value="0.00000405680412371134" calcext:value-type="percentage">
            <text:p>0%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426389615" calcext:value-type="float">
            <text:p>2426389615</text:p>
          </table:table-cell>
          <table:table-cell office:value-type="float" office:value="39351" calcext:value-type="float">
            <text:p>393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E97]/100000000;1)" office:value-type="float" office:value="24.5" calcext:value-type="float">
            <text:p>24.5</text:p>
          </table:table-cell>
          <table:table-cell table:formula="of:=[.F97]/([.A97]*100000000)" office:value-type="percentage" office:value="0.00000457989795918367" calcext:value-type="percentage">
            <text:p>0%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451546509" calcext:value-type="float">
            <text:p>2451546509</text:p>
          </table:table-cell>
          <table:table-cell office:value-type="float" office:value="44883" calcext:value-type="float">
            <text:p>448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E98]/100000000;1)" office:value-type="float" office:value="24.8" calcext:value-type="float">
            <text:p>24.8</text:p>
          </table:table-cell>
          <table:table-cell table:formula="of:=[.F98]/([.A98]*100000000)" office:value-type="percentage" office:value="0.00000380909090909091" calcext:value-type="percentage">
            <text:p>0%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476712668" calcext:value-type="float">
            <text:p>2476712668</text:p>
          </table:table-cell>
          <table:table-cell office:value-type="float" office:value="37710" calcext:value-type="float">
            <text:p>377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E99]/100000000;1)" office:value-type="float" office:value="25" calcext:value-type="float">
            <text:p>25</text:p>
          </table:table-cell>
          <table:table-cell table:formula="of:=[.F99]/([.A99]*100000000)" office:value-type="percentage" office:value="0.000004816" calcext:value-type="percentage">
            <text:p>0%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2065691" calcext:value-type="float">
            <text:p>2502065691</text:p>
          </table:table-cell>
          <table:table-cell office:value-type="float" office:value="48160" calcext:value-type="float">
            <text:p>481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E100]/100000000;1)" office:value-type="float" office:value="25.3" calcext:value-type="float">
            <text:p>25.3</text:p>
          </table:table-cell>
          <table:table-cell table:formula="of:=[.F100]/([.A100]*100000000)" office:value-type="percentage" office:value="0.00000389861386138614" calcext:value-type="percentage">
            <text:p>0%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6227399" calcext:value-type="float">
            <text:p>2526227399</text:p>
          </table:table-cell>
          <table:table-cell office:value-type="float" office:value="39376" calcext:value-type="float">
            <text:p>393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E101]/100000000;1)" office:value-type="float" office:value="25.5" calcext:value-type="float">
            <text:p>25.5</text:p>
          </table:table-cell>
          <table:table-cell table:formula="of:=[.F101]/([.A101]*100000000)" office:value-type="percentage" office:value="0.00000445754901960784" calcext:value-type="percentage">
            <text:p>0%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1686903" calcext:value-type="float">
            <text:p>2551686903</text:p>
          </table:table-cell>
          <table:table-cell office:value-type="float" office:value="45467" calcext:value-type="float">
            <text:p>45467</text:p>
          </table:table-cell>
        </table:table-row>
        <table:table-row table:style-name="ro1">
          <table:table-cell table:number-columns-repeated="5"/>
          <table:table-cell office:value-type="float" office:value="39671" calcext:value-type="float">
            <text:p>39671</text:p>
          </table:table-cell>
        </table:table-row>
        <table:table-row table:style-name="ro1">
          <table:table-cell table:number-columns-repeated="5"/>
          <table:table-cell office:value-type="float" office:value="45425" calcext:value-type="float">
            <text:p>45425</text:p>
          </table:table-cell>
        </table:table-row>
        <table:table-row table:style-name="ro1">
          <table:table-cell table:number-columns-repeated="5"/>
          <table:table-cell office:value-type="float" office:value="51461" calcext:value-type="float">
            <text:p>51461</text:p>
          </table:table-cell>
        </table:table-row>
        <table:table-row table:style-name="ro1">
          <table:table-cell table:number-columns-repeated="5"/>
          <table:table-cell office:value-type="float" office:value="39355" calcext:value-type="float">
            <text:p>39355</text:p>
          </table:table-cell>
        </table:table-row>
        <table:table-row table:style-name="ro1">
          <table:table-cell table:number-columns-repeated="5"/>
          <table:table-cell office:value-type="float" office:value="28527" calcext:value-type="float">
            <text:p>28527</text:p>
          </table:table-cell>
        </table:table-row>
        <table:table-row table:style-name="ro1">
          <table:table-cell table:number-columns-repeated="5"/>
          <table:table-cell office:value-type="float" office:value="42591" calcext:value-type="float">
            <text:p>42591</text:p>
          </table:table-cell>
        </table:table-row>
        <table:table-row table:style-name="ro1">
          <table:table-cell table:number-columns-repeated="5"/>
          <table:table-cell office:value-type="float" office:value="51577" calcext:value-type="float">
            <text:p>51577</text:p>
          </table:table-cell>
        </table:table-row>
        <table:table-row table:style-name="ro1">
          <table:table-cell table:number-columns-repeated="5"/>
          <table:table-cell office:value-type="float" office:value="36997" calcext:value-type="float">
            <text:p>36997</text:p>
          </table:table-cell>
        </table:table-row>
        <table:table-row table:style-name="ro1">
          <table:table-cell table:number-columns-repeated="5"/>
          <table:table-cell office:value-type="float" office:value="33095" calcext:value-type="float">
            <text:p>33095</text:p>
          </table:table-cell>
        </table:table-row>
        <table:table-row table:style-name="ro1">
          <table:table-cell table:number-columns-repeated="5"/>
          <table:table-cell office:value-type="float" office:value="49314" calcext:value-type="float">
            <text:p>49314</text:p>
          </table:table-cell>
        </table:table-row>
        <table:table-row table:style-name="ro1">
          <table:table-cell table:number-columns-repeated="5"/>
          <table:table-cell office:value-type="float" office:value="37673" calcext:value-type="float">
            <text:p>37673</text:p>
          </table:table-cell>
        </table:table-row>
        <table:table-row table:style-name="ro1">
          <table:table-cell table:number-columns-repeated="5"/>
          <table:table-cell office:value-type="float" office:value="35621" calcext:value-type="float">
            <text:p>35621</text:p>
          </table:table-cell>
        </table:table-row>
        <table:table-row table:style-name="ro1">
          <table:table-cell table:number-columns-repeated="5"/>
          <table:table-cell office:value-type="float" office:value="44215" calcext:value-type="float">
            <text:p>44215</text:p>
          </table:table-cell>
        </table:table-row>
        <table:table-row table:style-name="ro1">
          <table:table-cell table:number-columns-repeated="5"/>
          <table:table-cell office:value-type="float" office:value="36818" calcext:value-type="float">
            <text:p>36818</text:p>
          </table:table-cell>
        </table:table-row>
        <table:table-row table:style-name="ro1">
          <table:table-cell table:number-columns-repeated="5"/>
          <table:table-cell office:value-type="float" office:value="52349" calcext:value-type="float">
            <text:p>52349</text:p>
          </table:table-cell>
        </table:table-row>
        <table:table-row table:style-name="ro1">
          <table:table-cell table:number-columns-repeated="5"/>
          <table:table-cell office:value-type="float" office:value="35409" calcext:value-type="float">
            <text:p>35409</text:p>
          </table:table-cell>
        </table:table-row>
        <table:table-row table:style-name="ro1">
          <table:table-cell table:number-columns-repeated="5"/>
          <table:table-cell office:value-type="float" office:value="38288" calcext:value-type="float">
            <text:p>38288</text:p>
          </table:table-cell>
        </table:table-row>
        <table:table-row table:style-name="ro1">
          <table:table-cell table:number-columns-repeated="5"/>
          <table:table-cell office:value-type="float" office:value="48832" calcext:value-type="float">
            <text:p>48832</text:p>
          </table:table-cell>
        </table:table-row>
        <table:table-row table:style-name="ro1">
          <table:table-cell table:number-columns-repeated="5"/>
          <table:table-cell office:value-type="float" office:value="32162" calcext:value-type="float">
            <text:p>32162</text:p>
          </table:table-cell>
        </table:table-row>
        <table:table-row table:style-name="ro1">
          <table:table-cell table:number-columns-repeated="5"/>
          <table:table-cell office:value-type="float" office:value="50076" calcext:value-type="float">
            <text:p>50076</text:p>
          </table:table-cell>
        </table:table-row>
        <table:table-row table:style-name="ro1">
          <table:table-cell table:number-columns-repeated="5"/>
          <table:table-cell office:value-type="float" office:value="27104" calcext:value-type="float">
            <text:p>27104</text:p>
          </table:table-cell>
        </table:table-row>
        <table:table-row table:style-name="ro1">
          <table:table-cell table:number-columns-repeated="5"/>
          <table:table-cell office:value-type="float" office:value="42028" calcext:value-type="float">
            <text:p>42028</text:p>
          </table:table-cell>
        </table:table-row>
        <table:table-row table:style-name="ro1">
          <table:table-cell table:number-columns-repeated="5"/>
          <table:table-cell office:value-type="float" office:value="39846" calcext:value-type="float">
            <text:p>39846</text:p>
          </table:table-cell>
        </table:table-row>
        <table:table-row table:style-name="ro1">
          <table:table-cell table:number-columns-repeated="5"/>
          <table:table-cell office:value-type="float" office:value="34634" calcext:value-type="float">
            <text:p>34634</text:p>
          </table:table-cell>
        </table:table-row>
        <table:table-row table:style-name="ro1">
          <table:table-cell table:number-columns-repeated="5"/>
          <table:table-cell office:value-type="float" office:value="43026" calcext:value-type="float">
            <text:p>43026</text:p>
          </table:table-cell>
        </table:table-row>
        <table:table-row table:style-name="ro1">
          <table:table-cell table:number-columns-repeated="5"/>
          <table:table-cell office:value-type="float" office:value="47204" calcext:value-type="float">
            <text:p>47204</text:p>
          </table:table-cell>
        </table:table-row>
        <table:table-row table:style-name="ro1">
          <table:table-cell table:number-columns-repeated="5"/>
          <table:table-cell office:value-type="float" office:value="49646" calcext:value-type="float">
            <text:p>49646</text:p>
          </table:table-cell>
        </table:table-row>
        <table:table-row table:style-name="ro1">
          <table:table-cell table:number-columns-repeated="5"/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number-columns-repeated="5"/>
          <table:table-cell office:value-type="float" office:value="50382" calcext:value-type="float">
            <text:p>50382</text:p>
          </table:table-cell>
        </table:table-row>
        <table:table-row table:style-name="ro1">
          <table:table-cell table:number-columns-repeated="5"/>
          <table:table-cell office:value-type="float" office:value="44352" calcext:value-type="float">
            <text:p>44352</text:p>
          </table:table-cell>
        </table:table-row>
        <table:table-row table:style-name="ro1">
          <table:table-cell table:number-columns-repeated="5"/>
          <table:table-cell office:value-type="float" office:value="41018" calcext:value-type="float">
            <text:p>41018</text:p>
          </table:table-cell>
        </table:table-row>
        <table:table-row table:style-name="ro1">
          <table:table-cell table:number-columns-repeated="5"/>
          <table:table-cell office:value-type="float" office:value="44257" calcext:value-type="float">
            <text:p>44257</text:p>
          </table:table-cell>
        </table:table-row>
        <table:table-row table:style-name="ro1">
          <table:table-cell table:number-columns-repeated="5"/>
          <table:table-cell office:value-type="float" office:value="47493" calcext:value-type="float">
            <text:p>47493</text:p>
          </table:table-cell>
        </table:table-row>
        <table:table-row table:style-name="ro1">
          <table:table-cell table:number-columns-repeated="5"/>
          <table:table-cell office:value-type="float" office:value="39187" calcext:value-type="float">
            <text:p>39187</text:p>
          </table:table-cell>
        </table:table-row>
        <table:table-row table:style-name="ro1">
          <table:table-cell table:number-columns-repeated="5"/>
          <table:table-cell office:value-type="float" office:value="40517" calcext:value-type="float">
            <text:p>40517</text:p>
          </table:table-cell>
        </table:table-row>
        <table:table-row table:style-name="ro1">
          <table:table-cell table:number-columns-repeated="5"/>
          <table:table-cell office:value-type="float" office:value="36875" calcext:value-type="float">
            <text:p>36875</text:p>
          </table:table-cell>
        </table:table-row>
        <table:table-row table:style-name="ro1">
          <table:table-cell table:number-columns-repeated="5"/>
          <table:table-cell office:value-type="float" office:value="45338" calcext:value-type="float">
            <text:p>45338</text:p>
          </table:table-cell>
        </table:table-row>
        <table:table-row table:style-name="ro1">
          <table:table-cell table:number-columns-repeated="5"/>
          <table:table-cell office:value-type="float" office:value="41329" calcext:value-type="float">
            <text:p>41329</text:p>
          </table:table-cell>
        </table:table-row>
        <table:table-row table:style-name="ro1">
          <table:table-cell table:number-columns-repeated="5"/>
          <table:table-cell office:value-type="float" office:value="37061" calcext:value-type="float">
            <text:p>37061</text:p>
          </table:table-cell>
        </table:table-row>
        <table:table-row table:style-name="ro1">
          <table:table-cell table:number-columns-repeated="5"/>
          <table:table-cell office:value-type="float" office:value="47612" calcext:value-type="float">
            <text:p>47612</text:p>
          </table:table-cell>
        </table:table-row>
        <table:table-row table:style-name="ro1">
          <table:table-cell table:number-columns-repeated="5"/>
          <table:table-cell office:value-type="float" office:value="39564" calcext:value-type="float">
            <text:p>39564</text:p>
          </table:table-cell>
        </table:table-row>
        <table:table-row table:style-name="ro1">
          <table:table-cell table:number-columns-repeated="5"/>
          <table:table-cell office:value-type="float" office:value="40684" calcext:value-type="float">
            <text:p>40684</text:p>
          </table:table-cell>
        </table:table-row>
        <table:table-row table:style-name="ro1">
          <table:table-cell table:number-columns-repeated="5"/>
          <table:table-cell office:value-type="float" office:value="45204" calcext:value-type="float">
            <text:p>45204</text:p>
          </table:table-cell>
        </table:table-row>
        <table:table-row table:style-name="ro1">
          <table:table-cell table:number-columns-repeated="5"/>
          <table:table-cell office:value-type="float" office:value="38308" calcext:value-type="float">
            <text:p>38308</text:p>
          </table:table-cell>
        </table:table-row>
        <table:table-row table:style-name="ro1">
          <table:table-cell table:number-columns-repeated="5"/>
          <table:table-cell office:value-type="float" office:value="48417" calcext:value-type="float">
            <text:p>48417</text:p>
          </table:table-cell>
        </table:table-row>
        <table:table-row table:style-name="ro1">
          <table:table-cell table:number-columns-repeated="5"/>
          <table:table-cell office:value-type="float" office:value="33482" calcext:value-type="float">
            <text:p>33482</text:p>
          </table:table-cell>
        </table:table-row>
        <table:table-row table:style-name="ro1">
          <table:table-cell table:number-columns-repeated="5"/>
          <table:table-cell office:value-type="float" office:value="42446" calcext:value-type="float">
            <text:p>42446</text:p>
          </table:table-cell>
        </table:table-row>
        <table:table-row table:style-name="ro1">
          <table:table-cell table:number-columns-repeated="5"/>
          <table:table-cell office:value-type="float" office:value="41003" calcext:value-type="float">
            <text:p>41003</text:p>
          </table:table-cell>
        </table:table-row>
        <table:table-row table:style-name="ro1">
          <table:table-cell table:number-columns-repeated="5"/>
          <table:table-cell office:value-type="float" office:value="43664" calcext:value-type="float">
            <text:p>43664</text:p>
          </table:table-cell>
        </table:table-row>
        <table:table-row table:style-name="ro1">
          <table:table-cell table:number-columns-repeated="5"/>
          <table:table-cell office:value-type="float" office:value="48418" calcext:value-type="float">
            <text:p>48418</text:p>
          </table:table-cell>
        </table:table-row>
        <table:table-row table:style-name="ro1">
          <table:table-cell table:number-columns-repeated="5"/>
          <table:table-cell office:value-type="float" office:value="41442" calcext:value-type="float">
            <text:p>41442</text:p>
          </table:table-cell>
        </table:table-row>
        <table:table-row table:style-name="ro1">
          <table:table-cell table:number-columns-repeated="5"/>
          <table:table-cell office:value-type="float" office:value="40122" calcext:value-type="float">
            <text:p>40122</text:p>
          </table:table-cell>
        </table:table-row>
        <table:table-row table:style-name="ro1">
          <table:table-cell table:number-columns-repeated="5"/>
          <table:table-cell office:value-type="float" office:value="44835" calcext:value-type="float">
            <text:p>44835</text:p>
          </table:table-cell>
        </table:table-row>
        <table:table-row table:style-name="ro1">
          <table:table-cell table:number-columns-repeated="5"/>
          <table:table-cell office:value-type="float" office:value="51083" calcext:value-type="float">
            <text:p>51083</text:p>
          </table:table-cell>
        </table:table-row>
        <table:table-row table:style-name="ro1">
          <table:table-cell table:number-columns-repeated="5"/>
          <table:table-cell office:value-type="float" office:value="42060" calcext:value-type="float">
            <text:p>42060</text:p>
          </table:table-cell>
        </table:table-row>
        <table:table-row table:style-name="ro1">
          <table:table-cell table:number-columns-repeated="5"/>
          <table:table-cell office:value-type="float" office:value="48093" calcext:value-type="float">
            <text:p>48093</text:p>
          </table:table-cell>
        </table:table-row>
        <table:table-row table:style-name="ro1">
          <table:table-cell table:number-columns-repeated="5"/>
          <table:table-cell office:value-type="float" office:value="48040" calcext:value-type="float">
            <text:p>48040</text:p>
          </table:table-cell>
        </table:table-row>
        <table:table-row table:style-name="ro1">
          <table:table-cell table:number-columns-repeated="5"/>
          <table:table-cell office:value-type="float" office:value="50083" calcext:value-type="float">
            <text:p>50083</text:p>
          </table:table-cell>
        </table:table-row>
        <table:table-row table:style-name="ro1">
          <table:table-cell table:number-columns-repeated="5"/>
          <table:table-cell office:value-type="float" office:value="46439" calcext:value-type="float">
            <text:p>46439</text:p>
          </table:table-cell>
        </table:table-row>
        <table:table-row table:style-name="ro1">
          <table:table-cell table:number-columns-repeated="5"/>
          <table:table-cell office:value-type="float" office:value="51626" calcext:value-type="float">
            <text:p>51626</text:p>
          </table:table-cell>
        </table:table-row>
        <table:table-row table:style-name="ro1">
          <table:table-cell table:number-columns-repeated="5"/>
          <table:table-cell office:value-type="float" office:value="38909" calcext:value-type="float">
            <text:p>38909</text:p>
          </table:table-cell>
        </table:table-row>
        <table:table-row table:style-name="ro1">
          <table:table-cell table:number-columns-repeated="5"/>
          <table:table-cell office:value-type="float" office:value="32687" calcext:value-type="float">
            <text:p>32687</text:p>
          </table:table-cell>
        </table:table-row>
        <table:table-row table:style-name="ro1">
          <table:table-cell table:number-columns-repeated="5"/>
          <table:table-cell office:value-type="float" office:value="34456" calcext:value-type="float">
            <text:p>34456</text:p>
          </table:table-cell>
        </table:table-row>
        <table:table-row table:style-name="ro1">
          <table:table-cell table:number-columns-repeated="5"/>
          <table:table-cell office:value-type="float" office:value="37063" calcext:value-type="float">
            <text:p>37063</text:p>
          </table:table-cell>
        </table:table-row>
        <table:table-row table:style-name="ro1">
          <table:table-cell table:number-columns-repeated="5"/>
          <table:table-cell office:value-type="float" office:value="32803" calcext:value-type="float">
            <text:p>32803</text:p>
          </table:table-cell>
        </table:table-row>
        <table:table-row table:style-name="ro1">
          <table:table-cell table:number-columns-repeated="5"/>
          <table:table-cell office:value-type="float" office:value="38224" calcext:value-type="float">
            <text:p>38224</text:p>
          </table:table-cell>
        </table:table-row>
        <table:table-row table:style-name="ro1">
          <table:table-cell table:number-columns-repeated="5"/>
          <table:table-cell office:value-type="float" office:value="33179" calcext:value-type="float">
            <text:p>33179</text:p>
          </table:table-cell>
        </table:table-row>
        <table:table-row table:style-name="ro1">
          <table:table-cell table:number-columns-repeated="5"/>
          <table:table-cell office:value-type="float" office:value="47951" calcext:value-type="float">
            <text:p>47951</text:p>
          </table:table-cell>
        </table:table-row>
        <table:table-row table:style-name="ro1">
          <table:table-cell table:number-columns-repeated="5"/>
          <table:table-cell office:value-type="float" office:value="49274" calcext:value-type="float">
            <text:p>49274</text:p>
          </table:table-cell>
        </table:table-row>
        <table:table-row table:style-name="ro1">
          <table:table-cell table:number-columns-repeated="5"/>
          <table:table-cell office:value-type="float" office:value="50858" calcext:value-type="float">
            <text:p>50858</text:p>
          </table:table-cell>
        </table:table-row>
        <table:table-row table:style-name="ro1">
          <table:table-cell table:number-columns-repeated="5"/>
          <table:table-cell office:value-type="float" office:value="34453" calcext:value-type="float">
            <text:p>34453</text:p>
          </table:table-cell>
        </table:table-row>
        <table:table-row table:style-name="ro1">
          <table:table-cell table:number-columns-repeated="5"/>
          <table:table-cell office:value-type="float" office:value="36732" calcext:value-type="float">
            <text:p>36732</text:p>
          </table:table-cell>
        </table:table-row>
        <table:table-row table:style-name="ro1">
          <table:table-cell table:number-columns-repeated="5"/>
          <table:table-cell office:value-type="float" office:value="35958" calcext:value-type="float">
            <text:p>35958</text:p>
          </table:table-cell>
        </table:table-row>
        <table:table-row table:style-name="ro1">
          <table:table-cell table:number-columns-repeated="5"/>
          <table:table-cell office:value-type="float" office:value="38258" calcext:value-type="float">
            <text:p>38258</text:p>
          </table:table-cell>
        </table:table-row>
        <table:table-row table:style-name="ro1">
          <table:table-cell table:number-columns-repeated="5"/>
          <table:table-cell office:value-type="float" office:value="46097" calcext:value-type="float">
            <text:p>46097</text:p>
          </table:table-cell>
        </table:table-row>
        <table:table-row table:style-name="ro1">
          <table:table-cell table:number-columns-repeated="5"/>
          <table:table-cell office:value-type="float" office:value="45352" calcext:value-type="float">
            <text:p>45352</text:p>
          </table:table-cell>
        </table:table-row>
        <table:table-row table:style-name="ro1">
          <table:table-cell table:number-columns-repeated="5"/>
          <table:table-cell office:value-type="float" office:value="26341" calcext:value-type="float">
            <text:p>26341</text:p>
          </table:table-cell>
        </table:table-row>
        <table:table-row table:style-name="ro1">
          <table:table-cell table:number-columns-repeated="5"/>
          <table:table-cell office:value-type="float" office:value="44209" calcext:value-type="float">
            <text:p>44209</text:p>
          </table:table-cell>
        </table:table-row>
        <table:table-row table:style-name="ro1">
          <table:table-cell table:number-columns-repeated="5"/>
          <table:table-cell office:value-type="float" office:value="41516" calcext:value-type="float">
            <text:p>41516</text:p>
          </table:table-cell>
        </table:table-row>
        <table:table-row table:style-name="ro1">
          <table:table-cell table:number-columns-repeated="5"/>
          <table:table-cell office:value-type="float" office:value="35054" calcext:value-type="float">
            <text:p>35054</text:p>
          </table:table-cell>
        </table:table-row>
        <table:table-row table:style-name="ro1">
          <table:table-cell table:number-columns-repeated="5"/>
          <table:table-cell office:value-type="float" office:value="35224" calcext:value-type="float">
            <text:p>35224</text:p>
          </table:table-cell>
        </table:table-row>
        <table:table-row table:style-name="ro1">
          <table:table-cell table:number-columns-repeated="5"/>
          <table:table-cell office:value-type="float" office:value="43872" calcext:value-type="float">
            <text:p>43872</text:p>
          </table:table-cell>
        </table:table-row>
        <table:table-row table:style-name="ro1">
          <table:table-cell table:number-columns-repeated="5"/>
          <table:table-cell office:value-type="float" office:value="46540" calcext:value-type="float">
            <text:p>46540</text:p>
          </table:table-cell>
        </table:table-row>
        <table:table-row table:style-name="ro1">
          <table:table-cell table:number-columns-repeated="5"/>
          <table:table-cell office:value-type="float" office:value="35797" calcext:value-type="float">
            <text:p>35797</text:p>
          </table:table-cell>
        </table:table-row>
        <table:table-row table:style-name="ro1">
          <table:table-cell table:number-columns-repeated="5"/>
          <table:table-cell office:value-type="float" office:value="49369" calcext:value-type="float">
            <text:p>49369</text:p>
          </table:table-cell>
        </table:table-row>
        <table:table-row table:style-name="ro1">
          <table:table-cell table:number-columns-repeated="5"/>
          <table:table-cell office:value-type="float" office:value="48973" calcext:value-type="float">
            <text:p>48973</text:p>
          </table:table-cell>
        </table:table-row>
        <table:table-row table:style-name="ro1">
          <table:table-cell table:number-columns-repeated="5"/>
          <table:table-cell office:value-type="float" office:value="39105" calcext:value-type="float">
            <text:p>39105</text:p>
          </table:table-cell>
        </table:table-row>
        <table:table-row table:style-name="ro1">
          <table:table-cell table:number-columns-repeated="5"/>
          <table:table-cell office:value-type="float" office:value="36245" calcext:value-type="float">
            <text:p>36245</text:p>
          </table:table-cell>
        </table:table-row>
        <table:table-row table:style-name="ro1">
          <table:table-cell table:number-columns-repeated="5"/>
          <table:table-cell office:value-type="float" office:value="42361" calcext:value-type="float">
            <text:p>42361</text:p>
          </table:table-cell>
        </table:table-row>
        <table:table-row table:style-name="ro1">
          <table:table-cell table:number-columns-repeated="5"/>
          <table:table-cell office:value-type="float" office:value="27843" calcext:value-type="float">
            <text:p>27843</text:p>
          </table:table-cell>
        </table:table-row>
        <table:table-row table:style-name="ro1">
          <table:table-cell table:number-columns-repeated="5"/>
          <table:table-cell office:value-type="float" office:value="38483" calcext:value-type="float">
            <text:p>38483</text:p>
          </table:table-cell>
        </table:table-row>
        <table:table-row table:style-name="ro1">
          <table:table-cell table:number-columns-repeated="5"/>
          <table:table-cell office:value-type="float" office:value="28155" calcext:value-type="float">
            <text:p>28155</text:p>
          </table:table-cell>
        </table:table-row>
        <table:table-row table:style-name="ro1">
          <table:table-cell table:number-columns-repeated="5"/>
          <table:table-cell office:value-type="float" office:value="43421" calcext:value-type="float">
            <text:p>43421</text:p>
          </table:table-cell>
        </table:table-row>
        <table:table-row table:style-name="ro1">
          <table:table-cell table:number-columns-repeated="5"/>
          <table:table-cell office:value-type="float" office:value="28467" calcext:value-type="float">
            <text:p>28467</text:p>
          </table:table-cell>
        </table:table-row>
        <table:table-row table:style-name="ro1">
          <table:table-cell table:number-columns-repeated="5"/>
          <table:table-cell office:value-type="float" office:value="37347" calcext:value-type="float">
            <text:p>37347</text:p>
          </table:table-cell>
        </table:table-row>
        <table:table-row table:style-name="ro1">
          <table:table-cell table:number-columns-repeated="5"/>
          <table:table-cell office:value-type="float" office:value="47725" calcext:value-type="float">
            <text:p>47725</text:p>
          </table:table-cell>
        </table:table-row>
        <table:table-row table:style-name="ro1">
          <table:table-cell table:number-columns-repeated="5"/>
          <table:table-cell office:value-type="float" office:value="51992" calcext:value-type="float">
            <text:p>51992</text:p>
          </table:table-cell>
        </table:table-row>
        <table:table-row table:style-name="ro1">
          <table:table-cell table:number-columns-repeated="5"/>
          <table:table-cell office:value-type="float" office:value="39578" calcext:value-type="float">
            <text:p>39578</text:p>
          </table:table-cell>
        </table:table-row>
        <table:table-row table:style-name="ro1" table:number-rows-repeated="104837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SD efficiency" table:style-name="ta1">
        <office:forms form:automatic-focus="false" form:apply-design-mode="false"/>
        <table:shapes>
          <draw:frame draw:z-index="0" draw:style-name="gr1" draw:text-style-name="P1" svg:width="1231.63pt" svg:height="645.28pt" svg:x="218.44pt" svg:y="2.27pt">
            <loext:p draw:notify-on-update-of-ranges="'LSD efficiency'.A1:'LSD efficiency'.A53 'LSD efficiency'.D1:'LSD efficiency'.D53 'LSD efficiency'.C1:'LSD efficiency'.C53 'LSD efficiency'.B1:'LSD efficiency'.B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formula="of:=[long_nop_test.A1]" office:value-type="string" office:string-value="uops" calcext:value-type="string">
            <text:p>uops</text:p>
          </table:table-cell>
          <table:table-cell office:value-type="string" calcext:value-type="string">
            <text:p>efficiency loss</text:p>
          </table:table-cell>
          <table:table-cell table:style-name="Default" table:number-columns-repeated="3"/>
          <table:table-cell table:formula="of:=[long_nop_test.B1]" office:value-type="string" office:string-value="cycles/iter" calcext:value-type="string">
            <text:p>cycles/iter</text:p>
          </table:table-cell>
          <table:table-cell table:number-columns-repeated="13"/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4" table:formula="of:=1-([.A2]/4)/[.F2]" office:value-type="percentage" office:value="0" calcext:value-type="percentage">
            <text:p>0.00%</text:p>
          </table:table-cell>
          <table:table-cell table:number-columns-repeated="3"/>
          <table:table-cell table:formula="of:=[long_nop_test.B3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4" table:formula="of:=1-([.A3]/4)/[.F3]" office:value-type="percentage" office:value="0.0384615384615385" calcext:value-type="percentage">
            <text:p>3.85%</text:p>
          </table:table-cell>
          <table:table-cell table:number-columns-repeated="3"/>
          <table:table-cell table:formula="of:=[long_nop_test.B4]" office:value-type="float" office:value="1.3" calcext:value-type="float">
            <text:p>1.3</text:p>
          </table:table-cell>
          <table:table-cell table:number-columns-repeated="13"/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4" table:formula="of:=1-([.A4]/4)/[.F4]" office:value-type="percentage" office:value="0" calcext:value-type="percentage">
            <text:p>0.00%</text:p>
          </table:table-cell>
          <table:table-cell table:number-columns-repeated="3"/>
          <table:table-cell table:formula="of:=[long_nop_test.B5]" office:value-type="float" office:value="1.5" calcext:value-type="float">
            <text:p>1.5</text:p>
          </table:table-cell>
          <table:table-cell table:number-columns-repeated="13"/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4" table:formula="of:=1-([.A5]/4)/[.F5]" office:value-type="percentage" office:value="0.125" calcext:value-type="percentage">
            <text:p>12.50%</text:p>
          </table:table-cell>
          <table:table-cell table:number-columns-repeated="3"/>
          <table:table-cell table:formula="of:=[long_nop_test.B6]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4" table:formula="of:=1-([.A6]/4)/[.F6]" office:value-type="percentage" office:value="0" calcext:value-type="percentage">
            <text:p>0.00%</text:p>
          </table:table-cell>
          <table:table-cell table:number-columns-repeated="3"/>
          <table:table-cell table:formula="of:=[long_nop_test.B7]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4" table:formula="of:=1-([.A7]/4)/[.F7]" office:value-type="percentage" office:value="0.0217391304347825" calcext:value-type="percentage">
            <text:p>2.17%</text:p>
          </table:table-cell>
          <table:table-cell table:number-columns-repeated="3"/>
          <table:table-cell table:formula="of:=[long_nop_test.B8]"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4" table:formula="of:=1-([.A8]/4)/[.F8]" office:value-type="percentage" office:value="0.0740740740740742" calcext:value-type="percentage">
            <text:p>7.41%</text:p>
          </table:table-cell>
          <table:table-cell table:number-columns-repeated="3"/>
          <table:table-cell table:formula="of:=[long_nop_test.B9]"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/>
          <table:table-cell table:formula="of:=1-([.A9]/4)/[.F9]" office:value-type="percentage" office:value="0.0833333333333334" calcext:value-type="percentage">
            <text:p>8.33%</text:p>
          </table:table-cell>
          <table:table-cell table:number-columns-repeated="2"/>
          <table:table-cell table:formula="of:=[long_nop_test.B10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/>
          <table:table-cell table:formula="of:=1-([.A10]/4)/[.F10]" office:value-type="percentage" office:value="0" calcext:value-type="percentage">
            <text:p>0.00%</text:p>
          </table:table-cell>
          <table:table-cell table:number-columns-repeated="2"/>
          <table:table-cell table:formula="of:=[long_nop_test.B11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/>
          <table:table-cell table:formula="of:=1-([.A11]/4)/[.F11]" office:value-type="percentage" office:value="0.0714285714285714" calcext:value-type="percentage">
            <text:p>7.14%</text:p>
          </table:table-cell>
          <table:table-cell table:number-columns-repeated="2"/>
          <table:table-cell table:formula="of:=[long_nop_test.B12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/>
          <table:table-cell table:formula="of:=1-([.A12]/4)/[.F12]" office:value-type="percentage" office:value="0" calcext:value-type="percentage">
            <text:p>0.00%</text:p>
          </table:table-cell>
          <table:table-cell table:number-columns-repeated="2"/>
          <table:table-cell table:formula="of:=[long_nop_test.B13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4]" office:value-type="float" office:value="15" calcext:value-type="float">
            <text:p>15</text:p>
          </table:table-cell>
          <table:table-cell/>
          <table:table-cell table:formula="of:=1-([.A13]/4)/[.F13]" office:value-type="percentage" office:value="0.0625" calcext:value-type="percentage">
            <text:p>6.25%</text:p>
          </table:table-cell>
          <table:table-cell table:number-columns-repeated="2"/>
          <table:table-cell table:formula="of:=[long_nop_test.B14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5]" office:value-type="float" office:value="16" calcext:value-type="float">
            <text:p>16</text:p>
          </table:table-cell>
          <table:table-cell/>
          <table:table-cell table:formula="of:=1-([.A14]/4)/[.F14]" office:value-type="percentage" office:value="0" calcext:value-type="percentage">
            <text:p>0.00%</text:p>
          </table:table-cell>
          <table:table-cell table:number-columns-repeated="2"/>
          <table:table-cell table:formula="of:=[long_nop_test.B15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6]" office:value-type="float" office:value="17" calcext:value-type="float">
            <text:p>17</text:p>
          </table:table-cell>
          <table:table-cell/>
          <table:table-cell table:formula="of:=1-([.A15]/4)/[.F15]" office:value-type="percentage" office:value="0.0555555555555556" calcext:value-type="percentage">
            <text:p>5.56%</text:p>
          </table:table-cell>
          <table:table-cell table:number-columns-repeated="2"/>
          <table:table-cell table:formula="of:=[long_nop_test.B16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7]" office:value-type="float" office:value="18" calcext:value-type="float">
            <text:p>18</text:p>
          </table:table-cell>
          <table:table-cell/>
          <table:table-cell table:formula="of:=1-([.A16]/4)/[.F16]" office:value-type="percentage" office:value="0" calcext:value-type="percentage">
            <text:p>0.00%</text:p>
          </table:table-cell>
          <table:table-cell table:number-columns-repeated="2"/>
          <table:table-cell table:formula="of:=[long_nop_test.B17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8]" office:value-type="float" office:value="19" calcext:value-type="float">
            <text:p>19</text:p>
          </table:table-cell>
          <table:table-cell/>
          <table:table-cell table:formula="of:=1-([.A17]/4)/[.F17]" office:value-type="percentage" office:value="0.05" calcext:value-type="percentage">
            <text:p>5.00%</text:p>
          </table:table-cell>
          <table:table-cell table:number-columns-repeated="2"/>
          <table:table-cell table:formula="of:=[long_nop_test.B18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19]" office:value-type="float" office:value="20" calcext:value-type="float">
            <text:p>20</text:p>
          </table:table-cell>
          <table:table-cell/>
          <table:table-cell table:formula="of:=1-([.A18]/4)/[.F18]" office:value-type="percentage" office:value="0" calcext:value-type="percentage">
            <text:p>0.00%</text:p>
          </table:table-cell>
          <table:table-cell table:number-columns-repeated="2"/>
          <table:table-cell table:formula="of:=[long_nop_test.B19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20]" office:value-type="float" office:value="21" calcext:value-type="float">
            <text:p>21</text:p>
          </table:table-cell>
          <table:table-cell/>
          <table:table-cell table:formula="of:=1-([.A19]/4)/[.F19]" office:value-type="percentage" office:value="0.0454545454545454" calcext:value-type="percentage">
            <text:p>4.55%</text:p>
          </table:table-cell>
          <table:table-cell table:number-columns-repeated="2"/>
          <table:table-cell table:formula="of:=[long_nop_test.B20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1]" office:value-type="float" office:value="22" calcext:value-type="float">
            <text:p>22</text:p>
          </table:table-cell>
          <table:table-cell/>
          <table:table-cell table:formula="of:=1-([.A20]/4)/[.F20]" office:value-type="percentage" office:value="0" calcext:value-type="percentage">
            <text:p>0.00%</text:p>
          </table:table-cell>
          <table:table-cell table:number-columns-repeated="2"/>
          <table:table-cell table:formula="of:=[long_nop_test.B21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2]" office:value-type="float" office:value="23" calcext:value-type="float">
            <text:p>23</text:p>
          </table:table-cell>
          <table:table-cell/>
          <table:table-cell table:formula="of:=1-([.A21]/4)/[.F21]" office:value-type="percentage" office:value="0.0416666666666666" calcext:value-type="percentage">
            <text:p>4.17%</text:p>
          </table:table-cell>
          <table:table-cell table:number-columns-repeated="2"/>
          <table:table-cell table:formula="of:=[long_nop_test.B22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3]" office:value-type="float" office:value="24" calcext:value-type="float">
            <text:p>24</text:p>
          </table:table-cell>
          <table:table-cell/>
          <table:table-cell table:formula="of:=1-([.A22]/4)/[.F22]" office:value-type="percentage" office:value="0" calcext:value-type="percentage">
            <text:p>0.00%</text:p>
          </table:table-cell>
          <table:table-cell table:number-columns-repeated="2"/>
          <table:table-cell table:formula="of:=[long_nop_test.B23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4]" office:value-type="float" office:value="25" calcext:value-type="float">
            <text:p>25</text:p>
          </table:table-cell>
          <table:table-cell/>
          <table:table-cell table:formula="of:=1-([.A23]/4)/[.F23]" office:value-type="percentage" office:value="0.053030303030303" calcext:value-type="percentage">
            <text:p>5.30%</text:p>
          </table:table-cell>
          <table:table-cell table:number-columns-repeated="2"/>
          <table:table-cell table:formula="of:=[long_nop_test.B24]"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table:formula="of:=[long_nop_test.A25]" office:value-type="float" office:value="26" calcext:value-type="float">
            <text:p>26</text:p>
          </table:table-cell>
          <table:table-cell/>
          <table:table-cell table:formula="of:=1-([.A24]/4)/[.F24]" office:value-type="percentage" office:value="0.0151515151515151" calcext:value-type="percentage">
            <text:p>1.52%</text:p>
          </table:table-cell>
          <table:table-cell table:number-columns-repeated="2"/>
          <table:table-cell table:formula="of:=[long_nop_test.B25]"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table:formula="of:=[long_nop_test.A26]" office:value-type="float" office:value="27" calcext:value-type="float">
            <text:p>27</text:p>
          </table:table-cell>
          <table:table-cell/>
          <table:table-cell table:formula="of:=1-([.A25]/4)/[.F25]" office:value-type="percentage" office:value="0.0357142857142857" calcext:value-type="percentage">
            <text:p>3.57%</text:p>
          </table:table-cell>
          <table:table-cell table:number-columns-repeated="2"/>
          <table:table-cell table:formula="of:=[long_nop_test.B26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7]" office:value-type="float" office:value="28" calcext:value-type="float">
            <text:p>28</text:p>
          </table:table-cell>
          <table:table-cell/>
          <table:table-cell table:formula="of:=1-([.A26]/4)/[.F26]" office:value-type="percentage" office:value="0" calcext:value-type="percentage">
            <text:p>0.00%</text:p>
          </table:table-cell>
          <table:table-cell table:number-columns-repeated="2"/>
          <table:table-cell table:formula="of:=[long_nop_test.B27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8]" office:value-type="float" office:value="29" calcext:value-type="float">
            <text:p>29</text:p>
          </table:table-cell>
          <table:table-cell/>
          <table:table-cell table:formula="of:=1-([.A27]/4)/[.F27]" office:value-type="percentage" office:value="0.0333333333333333" calcext:value-type="percentage">
            <text:p>3.33%</text:p>
          </table:table-cell>
          <table:table-cell table:number-columns-repeated="2"/>
          <table:table-cell table:formula="of:=[long_nop_test.B28]"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table:formula="of:=[long_nop_test.A29]" office:value-type="float" office:value="30" calcext:value-type="float">
            <text:p>30</text:p>
          </table:table-cell>
          <table:table-cell/>
          <table:table-cell table:formula="of:=1-([.A28]/4)/[.F28]" office:value-type="percentage" office:value="0" calcext:value-type="percentage">
            <text:p>0.00%</text:p>
          </table:table-cell>
          <table:table-cell table:number-columns-repeated="2"/>
          <table:table-cell table:formula="of:=[long_nop_test.B29]"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table:formula="of:=[long_nop_test.A30]" office:value-type="float" office:value="31" calcext:value-type="float">
            <text:p>31</text:p>
          </table:table-cell>
          <table:table-cell/>
          <table:table-cell table:formula="of:=1-([.A29]/4)/[.F29]" office:value-type="percentage" office:value="0.03125" calcext:value-type="percentage">
            <text:p>3.13%</text:p>
          </table:table-cell>
          <table:table-cell table:number-columns-repeated="2"/>
          <table:table-cell table:formula="of:=[long_nop_test.B30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1]" office:value-type="float" office:value="32" calcext:value-type="float">
            <text:p>32</text:p>
          </table:table-cell>
          <table:table-cell/>
          <table:table-cell table:formula="of:=1-([.A30]/4)/[.F30]" office:value-type="percentage" office:value="0" calcext:value-type="percentage">
            <text:p>0.00%</text:p>
          </table:table-cell>
          <table:table-cell table:number-columns-repeated="2"/>
          <table:table-cell table:formula="of:=[long_nop_test.B31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2]" office:value-type="float" office:value="33" calcext:value-type="float">
            <text:p>33</text:p>
          </table:table-cell>
          <table:table-cell table:number-columns-repeated="2"/>
          <table:table-cell table:formula="of:=1-([.A31]/4)/[.F31]" office:value-type="percentage" office:value="0.0833333333333334" calcext:value-type="percentage">
            <text:p>8.33%</text:p>
          </table:table-cell>
          <table:table-cell/>
          <table:table-cell table:formula="of:=[long_nop_test.B32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3]" office:value-type="float" office:value="34" calcext:value-type="float">
            <text:p>34</text:p>
          </table:table-cell>
          <table:table-cell table:number-columns-repeated="2"/>
          <table:table-cell table:formula="of:=1-([.A32]/4)/[.F32]" office:value-type="percentage" office:value="0.0555555555555556" calcext:value-type="percentage">
            <text:p>5.56%</text:p>
          </table:table-cell>
          <table:table-cell/>
          <table:table-cell table:formula="of:=[long_nop_test.B33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4]" office:value-type="float" office:value="35" calcext:value-type="float">
            <text:p>35</text:p>
          </table:table-cell>
          <table:table-cell table:number-columns-repeated="2"/>
          <table:table-cell table:formula="of:=1-([.A33]/4)/[.F33]" office:value-type="percentage" office:value="0.0277777777777778" calcext:value-type="percentage">
            <text:p>2.78%</text:p>
          </table:table-cell>
          <table:table-cell/>
          <table:table-cell table:formula="of:=[long_nop_test.B34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5]" office:value-type="float" office:value="36" calcext:value-type="float">
            <text:p>36</text:p>
          </table:table-cell>
          <table:table-cell table:number-columns-repeated="2"/>
          <table:table-cell table:formula="of:=1-([.A34]/4)/[.F34]" office:value-type="percentage" office:value="0" calcext:value-type="percentage">
            <text:p>0.00%</text:p>
          </table:table-cell>
          <table:table-cell/>
          <table:table-cell table:formula="of:=[long_nop_test.B35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6]" office:value-type="float" office:value="37" calcext:value-type="float">
            <text:p>37</text:p>
          </table:table-cell>
          <table:table-cell table:number-columns-repeated="2"/>
          <table:table-cell table:formula="of:=1-([.A35]/4)/[.F35]" office:value-type="percentage" office:value="0.075" calcext:value-type="percentage">
            <text:p>7.50%</text:p>
          </table:table-cell>
          <table:table-cell/>
          <table:table-cell table:formula="of:=[long_nop_test.B36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7]" office:value-type="float" office:value="38" calcext:value-type="float">
            <text:p>38</text:p>
          </table:table-cell>
          <table:table-cell table:number-columns-repeated="2"/>
          <table:table-cell table:formula="of:=1-([.A36]/4)/[.F36]" office:value-type="percentage" office:value="0.05" calcext:value-type="percentage">
            <text:p>5.00%</text:p>
          </table:table-cell>
          <table:table-cell/>
          <table:table-cell table:formula="of:=[long_nop_test.B37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8]" office:value-type="float" office:value="39" calcext:value-type="float">
            <text:p>39</text:p>
          </table:table-cell>
          <table:table-cell table:number-columns-repeated="2"/>
          <table:table-cell table:formula="of:=1-([.A37]/4)/[.F37]" office:value-type="percentage" office:value="0.025" calcext:value-type="percentage">
            <text:p>2.50%</text:p>
          </table:table-cell>
          <table:table-cell/>
          <table:table-cell table:formula="of:=[long_nop_test.B38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9]" office:value-type="float" office:value="40" calcext:value-type="float">
            <text:p>40</text:p>
          </table:table-cell>
          <table:table-cell table:number-columns-repeated="2"/>
          <table:table-cell table:formula="of:=1-([.A38]/4)/[.F38]" office:value-type="percentage" office:value="0" calcext:value-type="percentage">
            <text:p>0.00%</text:p>
          </table:table-cell>
          <table:table-cell/>
          <table:table-cell table:formula="of:=[long_nop_test.B39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40]" office:value-type="float" office:value="41" calcext:value-type="float">
            <text:p>41</text:p>
          </table:table-cell>
          <table:table-cell table:number-columns-repeated="2"/>
          <table:table-cell table:formula="of:=1-([.A39]/4)/[.F39]" office:value-type="percentage" office:value="0.0681818181818182" calcext:value-type="percentage">
            <text:p>6.82%</text:p>
          </table:table-cell>
          <table:table-cell/>
          <table:table-cell table:formula="of:=[long_nop_test.B40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1]" office:value-type="float" office:value="42" calcext:value-type="float">
            <text:p>42</text:p>
          </table:table-cell>
          <table:table-cell table:number-columns-repeated="2"/>
          <table:table-cell table:formula="of:=1-([.A40]/4)/[.F40]" office:value-type="percentage" office:value="0.0454545454545454" calcext:value-type="percentage">
            <text:p>4.55%</text:p>
          </table:table-cell>
          <table:table-cell/>
          <table:table-cell table:formula="of:=[long_nop_test.B41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2]" office:value-type="float" office:value="43" calcext:value-type="float">
            <text:p>43</text:p>
          </table:table-cell>
          <table:table-cell table:number-columns-repeated="2"/>
          <table:table-cell table:formula="of:=1-([.A41]/4)/[.F41]" office:value-type="percentage" office:value="0.0227272727272727" calcext:value-type="percentage">
            <text:p>2.27%</text:p>
          </table:table-cell>
          <table:table-cell/>
          <table:table-cell table:formula="of:=[long_nop_test.B42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3]" office:value-type="float" office:value="44" calcext:value-type="float">
            <text:p>44</text:p>
          </table:table-cell>
          <table:table-cell table:number-columns-repeated="2"/>
          <table:table-cell table:formula="of:=1-([.A42]/4)/[.F42]" office:value-type="percentage" office:value="0" calcext:value-type="percentage">
            <text:p>0.00%</text:p>
          </table:table-cell>
          <table:table-cell/>
          <table:table-cell table:formula="of:=[long_nop_test.B43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4]" office:value-type="float" office:value="45" calcext:value-type="float">
            <text:p>45</text:p>
          </table:table-cell>
          <table:table-cell table:number-columns-repeated="2"/>
          <table:table-cell table:formula="of:=1-([.A43]/4)/[.F43]" office:value-type="percentage" office:value="0.0625" calcext:value-type="percentage">
            <text:p>6.25%</text:p>
          </table:table-cell>
          <table:table-cell/>
          <table:table-cell table:formula="of:=[long_nop_test.B44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5]" office:value-type="float" office:value="46" calcext:value-type="float">
            <text:p>46</text:p>
          </table:table-cell>
          <table:table-cell table:number-columns-repeated="2"/>
          <table:table-cell table:formula="of:=1-([.A44]/4)/[.F44]" office:value-type="percentage" office:value="0.0416666666666666" calcext:value-type="percentage">
            <text:p>4.17%</text:p>
          </table:table-cell>
          <table:table-cell/>
          <table:table-cell table:formula="of:=[long_nop_test.B45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6]" office:value-type="float" office:value="47" calcext:value-type="float">
            <text:p>47</text:p>
          </table:table-cell>
          <table:table-cell table:number-columns-repeated="2"/>
          <table:table-cell table:formula="of:=1-([.A45]/4)/[.F45]" office:value-type="percentage" office:value="0.0208333333333334" calcext:value-type="percentage">
            <text:p>2.08%</text:p>
          </table:table-cell>
          <table:table-cell/>
          <table:table-cell table:formula="of:=[long_nop_test.B46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7]" office:value-type="float" office:value="48" calcext:value-type="float">
            <text:p>48</text:p>
          </table:table-cell>
          <table:table-cell table:number-columns-repeated="2"/>
          <table:table-cell table:formula="of:=1-([.A46]/4)/[.F46]" office:value-type="percentage" office:value="0" calcext:value-type="percentage">
            <text:p>0.00%</text:p>
          </table:table-cell>
          <table:table-cell/>
          <table:table-cell table:formula="of:=[long_nop_test.B47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8]" office:value-type="float" office:value="49" calcext:value-type="float">
            <text:p>49</text:p>
          </table:table-cell>
          <table:table-cell table:number-columns-repeated="2"/>
          <table:table-cell table:formula="of:=1-([.A47]/4)/[.F47]" office:value-type="percentage" office:value="0.0576923076923077" calcext:value-type="percentage">
            <text:p>5.77%</text:p>
          </table:table-cell>
          <table:table-cell/>
          <table:table-cell table:formula="of:=[long_nop_test.B48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49]" office:value-type="float" office:value="50" calcext:value-type="float">
            <text:p>50</text:p>
          </table:table-cell>
          <table:table-cell table:number-columns-repeated="2"/>
          <table:table-cell table:formula="of:=1-([.A48]/4)/[.F48]" office:value-type="percentage" office:value="0.0384615384615384" calcext:value-type="percentage">
            <text:p>3.85%</text:p>
          </table:table-cell>
          <table:table-cell/>
          <table:table-cell table:formula="of:=[long_nop_test.B49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0]" office:value-type="float" office:value="51" calcext:value-type="float">
            <text:p>51</text:p>
          </table:table-cell>
          <table:table-cell table:number-columns-repeated="2"/>
          <table:table-cell table:formula="of:=1-([.A49]/4)/[.F49]" office:value-type="percentage" office:value="0.0192307692307693" calcext:value-type="percentage">
            <text:p>1.92%</text:p>
          </table:table-cell>
          <table:table-cell/>
          <table:table-cell table:formula="of:=[long_nop_test.B50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1]" office:value-type="float" office:value="52" calcext:value-type="float">
            <text:p>52</text:p>
          </table:table-cell>
          <table:table-cell table:number-columns-repeated="2"/>
          <table:table-cell table:formula="of:=1-([.A50]/4)/[.F50]" office:value-type="percentage" office:value="0" calcext:value-type="percentage">
            <text:p>0.00%</text:p>
          </table:table-cell>
          <table:table-cell/>
          <table:table-cell table:formula="of:=[long_nop_test.B51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2]" office:value-type="float" office:value="53" calcext:value-type="float">
            <text:p>53</text:p>
          </table:table-cell>
          <table:table-cell table:number-columns-repeated="2"/>
          <table:table-cell table:formula="of:=1-([.A51]/4)/[.F51]" office:value-type="percentage" office:value="0.0535714285714286" calcext:value-type="percentage">
            <text:p>5.36%</text:p>
          </table:table-cell>
          <table:table-cell/>
          <table:table-cell table:formula="of:=[long_nop_test.B52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3]" office:value-type="float" office:value="54" calcext:value-type="float">
            <text:p>54</text:p>
          </table:table-cell>
          <table:table-cell table:number-columns-repeated="2"/>
          <table:table-cell table:formula="of:=1-([.A52]/4)/[.F52]" office:value-type="percentage" office:value="0.0357142857142857" calcext:value-type="percentage">
            <text:p>3.57%</text:p>
          </table:table-cell>
          <table:table-cell/>
          <table:table-cell table:formula="of:=[long_nop_test.B53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4]" office:value-type="float" office:value="55" calcext:value-type="float">
            <text:p>55</text:p>
          </table:table-cell>
          <table:table-cell table:number-columns-repeated="2"/>
          <table:table-cell table:formula="of:=1-([.A53]/4)/[.F53]" office:value-type="percentage" office:value="0.0178571428571429" calcext:value-type="percentage">
            <text:p>1.79%</text:p>
          </table:table-cell>
          <table:table-cell/>
          <table:table-cell table:formula="of:=[long_nop_test.B54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5]" office:value-type="float" office:value="56" calcext:value-type="float">
            <text:p>56</text:p>
          </table:table-cell>
          <table:table-cell table:number-columns-repeated="2"/>
          <table:table-cell table:formula="of:=1-([.A54]/4)/[.F54]" office:value-type="percentage" office:value="0" calcext:value-type="percentage">
            <text:p>0.00%</text:p>
          </table:table-cell>
          <table:table-cell/>
          <table:table-cell table:formula="of:=[long_nop_test.B55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6]" office:value-type="float" office:value="57" calcext:value-type="float">
            <text:p>57</text:p>
          </table:table-cell>
          <table:table-cell/>
          <table:table-cell table:style-name="Default" table:number-columns-repeated="3"/>
          <table:table-cell table:formula="of:=[long_nop_test.B56]" office:value-type="float" office:value="14.7" calcext:value-type="float">
            <text:p>14.7</text:p>
          </table:table-cell>
          <table:table-cell table:number-columns-repeated="13"/>
        </table:table-row>
        <table:table-row table:style-name="ro1">
          <table:table-cell table:formula="of:=[long_nop_test.A57]"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formula="of:=[long_nop_test.B57]" office:value-type="float" office:value="14.9" calcext:value-type="float">
            <text:p>14.9</text:p>
          </table:table-cell>
          <table:table-cell table:number-columns-repeated="10"/>
          <table:table-cell office:value-type="string" calcext:value-type="string">
            <text:p>left</text:p>
          </table:table-cell>
          <table:table-cell office:value-type="string" calcext:value-type="string">
            <text:p>iters</text:p>
          </table:table-cell>
          <table:table-cell/>
        </table:table-row>
        <table:table-row table:style-name="ro1">
          <table:table-cell table:formula="of:=[long_nop_test.A58]" office:value-type="float" office:value="59" calcext:value-type="float">
            <text:p>59</text:p>
          </table:table-cell>
          <table:table-cell/>
          <table:table-cell table:style-name="Default" table:number-columns-repeated="3"/>
          <table:table-cell table:formula="of:=[long_nop_test.B58]" office:value-type="float" office:value="14.9" calcext:value-type="float">
            <text:p>14.9</text:p>
          </table:table-cell>
          <table:table-cell table:number-columns-repeated="7"/>
          <table:table-cell office:value-type="string" calcext:value-type="string">
            <text:p>cyc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long_nop_test.A59]" office:value-type="float" office:value="60" calcext:value-type="float">
            <text:p>60</text:p>
          </table:table-cell>
          <table:table-cell/>
          <table:table-cell table:style-name="Default" table:number-columns-repeated="3"/>
          <table:table-cell table:formula="of:=[long_nop_test.B59]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57]-[.O58]" office:value-type="float" office:value="1" calcext:value-type="float">
            <text:p>1</text:p>
          </table:table-cell>
          <table:table-cell table:formula="of:=IF([.P58]&gt;0;[.P58];[.P58]+[.$Q$57])" office:value-type="float" office:value="1" calcext:value-type="float">
            <text:p>1</text:p>
          </table:table-cell>
          <table:table-cell table:formula="of:=[.R57]+IF([.P58]&lt;=0;1)" office:value-type="float" office:value="0" calcext:value-type="float">
            <text:p>0</text:p>
          </table:table-cell>
          <table:table-cell table:style-name="ce5" table:formula="of:=[.N58]/[.R58]" office:value-type="string" office:string-value="" calcext:value-type="error">
            <text:p>#DIV/0!</text:p>
          </table:table-cell>
        </table:table-row>
        <table:table-row table:style-name="ro1">
          <table:table-cell table:formula="of:=[long_nop_test.A60]" office:value-type="float" office:value="61" calcext:value-type="float">
            <text:p>61</text:p>
          </table:table-cell>
          <table:table-cell/>
          <table:table-cell table:style-name="Default" table:number-columns-repeated="3"/>
          <table:table-cell table:formula="of:=[long_nop_test.B60]" office:value-type="float" office:value="15.8" calcext:value-type="float">
            <text:p>15.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Q58]-[.O59]" office:value-type="float" office:value="-3" calcext:value-type="float">
            <text:p>-3</text:p>
          </table:table-cell>
          <table:table-cell table:formula="of:=IF([.P59]&gt;0;[.P59];[.P59]+[.$Q$57])" office:value-type="float" office:value="2" calcext:value-type="float">
            <text:p>2</text:p>
          </table:table-cell>
          <table:table-cell table:formula="of:=[.R58]+IF([.P59]&lt;=0;1)" office:value-type="float" office:value="1" calcext:value-type="float">
            <text:p>1</text:p>
          </table:table-cell>
          <table:table-cell table:style-name="ce5" table:formula="of:=[.N59]/[.R59]" office:value-type="float" office:value="2" calcext:value-type="float">
            <text:p>2.00</text:p>
          </table:table-cell>
        </table:table-row>
        <table:table-row table:style-name="ro1">
          <table:table-cell table:formula="of:=[long_nop_test.A61]" office:value-type="float" office:value="62" calcext:value-type="float">
            <text:p>62</text:p>
          </table:table-cell>
          <table:table-cell/>
          <table:table-cell table:style-name="Default" table:number-columns-repeated="3"/>
          <table:table-cell table:formula="of:=[long_nop_test.B61]" office:value-type="float" office:value="15.9" calcext:value-type="float">
            <text:p>15.9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Q59]-[.O60]" office:value-type="float" office:value="-2" calcext:value-type="float">
            <text:p>-2</text:p>
          </table:table-cell>
          <table:table-cell table:formula="of:=IF([.P60]&gt;0;[.P60];[.P60]+[.$Q$57])" office:value-type="float" office:value="3" calcext:value-type="float">
            <text:p>3</text:p>
          </table:table-cell>
          <table:table-cell table:formula="of:=[.R59]+IF([.P60]&lt;=0;1)" office:value-type="float" office:value="2" calcext:value-type="float">
            <text:p>2</text:p>
          </table:table-cell>
          <table:table-cell table:style-name="ce5" table:formula="of:=[.N60]/[.R60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2]" office:value-type="float" office:value="63" calcext:value-type="float">
            <text:p>63</text:p>
          </table:table-cell>
          <table:table-cell/>
          <table:table-cell table:style-name="Default" table:number-columns-repeated="3"/>
          <table:table-cell table:formula="of:=[long_nop_test.B62]" office:value-type="float" office:value="15.8" calcext:value-type="float">
            <text:p>15.8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formula="of:=[.Q60]-[.O61]" office:value-type="float" office:value="-1" calcext:value-type="float">
            <text:p>-1</text:p>
          </table:table-cell>
          <table:table-cell table:formula="of:=IF([.P61]&gt;0;[.P61];[.P61]+[.$Q$57])" office:value-type="float" office:value="4" calcext:value-type="float">
            <text:p>4</text:p>
          </table:table-cell>
          <table:table-cell table:formula="of:=[.R60]+IF([.P61]&lt;=0;1)" office:value-type="float" office:value="3" calcext:value-type="float">
            <text:p>3</text:p>
          </table:table-cell>
          <table:table-cell table:style-name="ce5" table:formula="of:=[.N61]/[.R6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63]" office:value-type="float" office:value="64" calcext:value-type="float">
            <text:p>64</text:p>
          </table:table-cell>
          <table:table-cell/>
          <table:table-cell table:style-name="Default" table:number-columns-repeated="3"/>
          <table:table-cell table:formula="of:=[long_nop_test.B63]" office:value-type="float" office:value="16" calcext:value-type="float">
            <text:p>1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Q61]-[.O62]" office:value-type="float" office:value="1" calcext:value-type="float">
            <text:p>1</text:p>
          </table:table-cell>
          <table:table-cell table:formula="of:=IF([.P62]&gt;0;[.P62];[.P62]+[.$Q$57])" office:value-type="float" office:value="1" calcext:value-type="float">
            <text:p>1</text:p>
          </table:table-cell>
          <table:table-cell table:formula="of:=[.R61]+IF([.P62]&lt;=0;1)" office:value-type="float" office:value="3" calcext:value-type="float">
            <text:p>3</text:p>
          </table:table-cell>
          <table:table-cell table:style-name="ce5" table:formula="of:=[.N62]/[.R62]" office:value-type="float" office:value="1.66666666666667" calcext:value-type="float">
            <text:p>1.67</text:p>
          </table:table-cell>
        </table:table-row>
        <table:table-row table:style-name="ro1">
          <table:table-cell table:formula="of:=[long_nop_test.A64]"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formula="of:=[long_nop_test.B64]" office:value-type="float" office:value="16.3" calcext:value-type="float">
            <text:p>16.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Q62]-[.O63]" office:value-type="float" office:value="-3" calcext:value-type="float">
            <text:p>-3</text:p>
          </table:table-cell>
          <table:table-cell table:formula="of:=IF([.P63]&gt;0;[.P63];[.P63]+[.$Q$57])" office:value-type="float" office:value="2" calcext:value-type="float">
            <text:p>2</text:p>
          </table:table-cell>
          <table:table-cell table:formula="of:=[.R62]+IF([.P63]&lt;=0;1)" office:value-type="float" office:value="4" calcext:value-type="float">
            <text:p>4</text:p>
          </table:table-cell>
          <table:table-cell table:style-name="ce5" table:formula="of:=[.N63]/[.R63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5]"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 table:formula="of:=[long_nop_test.B65]" office:value-type="float" office:value="16.5" calcext:value-type="float">
            <text:p>16.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Q63]-[.O64]" office:value-type="float" office:value="-2" calcext:value-type="float">
            <text:p>-2</text:p>
          </table:table-cell>
          <table:table-cell table:formula="of:=IF([.P64]&gt;0;[.P64];[.P64]+[.$Q$57])" office:value-type="float" office:value="3" calcext:value-type="float">
            <text:p>3</text:p>
          </table:table-cell>
          <table:table-cell table:formula="of:=[.R63]+IF([.P64]&lt;=0;1)" office:value-type="float" office:value="5" calcext:value-type="float">
            <text:p>5</text:p>
          </table:table-cell>
          <table:table-cell table:style-name="ce5" table:formula="of:=[.N64]/[.R64]" office:value-type="float" office:value="1.4" calcext:value-type="float">
            <text:p>1.40</text:p>
          </table:table-cell>
        </table:table-row>
        <table:table-row table:style-name="ro1">
          <table:table-cell table:formula="of:=[long_nop_test.A66]" office:value-type="float" office:value="67" calcext:value-type="float">
            <text:p>67</text:p>
          </table:table-cell>
          <table:table-cell/>
          <table:table-cell table:style-name="Default" table:number-columns-repeated="3"/>
          <table:table-cell table:formula="of:=[long_nop_test.B66]" office:value-type="float" office:value="16.8" calcext:value-type="float">
            <text:p>16.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Q64]-[.O65]" office:value-type="float" office:value="-1" calcext:value-type="float">
            <text:p>-1</text:p>
          </table:table-cell>
          <table:table-cell table:formula="of:=IF([.P65]&gt;0;[.P65];[.P65]+[.$Q$57])" office:value-type="float" office:value="4" calcext:value-type="float">
            <text:p>4</text:p>
          </table:table-cell>
          <table:table-cell table:formula="of:=[.R64]+IF([.P65]&lt;=0;1)" office:value-type="float" office:value="6" calcext:value-type="float">
            <text:p>6</text:p>
          </table:table-cell>
          <table:table-cell table:style-name="ce5" table:formula="of:=[.N65]/[.R6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Q65]-[.O66]" office:value-type="float" office:value="0" calcext:value-type="float">
            <text:p>0</text:p>
          </table:table-cell>
          <table:table-cell table:formula="of:=IF([.P66]&gt;0;[.P66];[.P66]+[.$Q$57])" office:value-type="float" office:value="5" calcext:value-type="float">
            <text:p>5</text:p>
          </table:table-cell>
          <table:table-cell table:formula="of:=[.R65]+IF([.P66]&lt;=0;1)" office:value-type="float" office:value="7" calcext:value-type="float">
            <text:p>7</text:p>
          </table:table-cell>
          <table:table-cell table:style-name="ce5" table:formula="of:=[.N66]/[.R66]" office:value-type="float" office:value="1.28571428571429" calcext:value-type="float">
            <text:p>1.2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Q66]-[.O67]" office:value-type="float" office:value="2" calcext:value-type="float">
            <text:p>2</text:p>
          </table:table-cell>
          <table:table-cell table:formula="of:=IF([.P67]&gt;0;[.P67];[.P67]+[.$Q$57])" office:value-type="float" office:value="2" calcext:value-type="float">
            <text:p>2</text:p>
          </table:table-cell>
          <table:table-cell table:formula="of:=[.R66]+IF([.P67]&lt;=0;1)" office:value-type="float" office:value="7" calcext:value-type="float">
            <text:p>7</text:p>
          </table:table-cell>
          <table:table-cell table:style-name="ce5" table:formula="of:=[.N67]/[.R67]" office:value-type="float" office:value="1.42857142857143" calcext:value-type="float">
            <text:p>1.4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Q67]-[.O68]" office:value-type="float" office:value="-2" calcext:value-type="float">
            <text:p>-2</text:p>
          </table:table-cell>
          <table:table-cell table:formula="of:=IF([.P68]&gt;0;[.P68];[.P68]+[.$Q$57])" office:value-type="float" office:value="3" calcext:value-type="float">
            <text:p>3</text:p>
          </table:table-cell>
          <table:table-cell table:formula="of:=[.R67]+IF([.P68]&lt;=0;1)" office:value-type="float" office:value="8" calcext:value-type="float">
            <text:p>8</text:p>
          </table:table-cell>
          <table:table-cell table:style-name="ce5" table:formula="of:=[.N68]/[.R68]" office:value-type="float" office:value="1.375" calcext:value-type="float">
            <text:p>1.38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Q68]-[.O69]" office:value-type="float" office:value="-1" calcext:value-type="float">
            <text:p>-1</text:p>
          </table:table-cell>
          <table:table-cell table:formula="of:=IF([.P69]&gt;0;[.P69];[.P69]+[.$Q$57])" office:value-type="float" office:value="4" calcext:value-type="float">
            <text:p>4</text:p>
          </table:table-cell>
          <table:table-cell table:formula="of:=[.R68]+IF([.P69]&lt;=0;1)" office:value-type="float" office:value="9" calcext:value-type="float">
            <text:p>9</text:p>
          </table:table-cell>
          <table:table-cell table:style-name="ce5" table:formula="of:=[.N69]/[.R6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Q69]-[.O70]" office:value-type="float" office:value="0" calcext:value-type="float">
            <text:p>0</text:p>
          </table:table-cell>
          <table:table-cell table:formula="of:=IF([.P70]&gt;0;[.P70];[.P70]+[.$Q$57])" office:value-type="float" office:value="5" calcext:value-type="float">
            <text:p>5</text:p>
          </table:table-cell>
          <table:table-cell table:formula="of:=[.R69]+IF([.P70]&lt;=0;1)" office:value-type="float" office:value="10" calcext:value-type="float">
            <text:p>10</text:p>
          </table:table-cell>
          <table:table-cell table:style-name="ce5" table:formula="of:=[.N70]/[.R70]" office:value-type="float" office:value="1.3" calcext:value-type="float">
            <text:p>1.3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Q70]-[.O71]" office:value-type="float" office:value="1" calcext:value-type="float">
            <text:p>1</text:p>
          </table:table-cell>
          <table:table-cell table:formula="of:=IF([.P71]&gt;0;[.P71];[.P71]+[.$Q$57])" office:value-type="float" office:value="1" calcext:value-type="float">
            <text:p>1</text:p>
          </table:table-cell>
          <table:table-cell table:formula="of:=[.R70]+IF([.P71]&lt;=0;1)" office:value-type="float" office:value="10" calcext:value-type="float">
            <text:p>10</text:p>
          </table:table-cell>
          <table:table-cell table:style-name="ce5" table:formula="of:=[.N71]/[.R71]" office:value-type="float" office:value="1.4" calcext:value-type="float">
            <text:p>1.4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Q71]-[.O72]" office:value-type="float" office:value="-2" calcext:value-type="float">
            <text:p>-2</text:p>
          </table:table-cell>
          <table:table-cell table:formula="of:=IF([.P72]&gt;0;[.P72];[.P72]+[.$Q$57])" office:value-type="float" office:value="3" calcext:value-type="float">
            <text:p>3</text:p>
          </table:table-cell>
          <table:table-cell table:formula="of:=[.R71]+IF([.P72]&lt;=0;1)" office:value-type="float" office:value="11" calcext:value-type="float">
            <text:p>11</text:p>
          </table:table-cell>
          <table:table-cell table:style-name="ce5" table:formula="of:=[.N72]/[.R72]" office:value-type="float" office:value="1.36363636363636" calcext:value-type="float">
            <text:p>1.36</text:p>
          </table:table-cell>
        </table:table-row>
        <table:table-row table:style-name="ro1">
          <table:table-cell table:formula="of:=[long_nop_test.A2]" office:value-type="float" office:value="3" calcext:value-type="float">
            <text:p>3</text:p>
          </table:table-cell>
          <table:table-cell table:style-name="ce5" table:formula="of:=[long_nop_test.E2]/100000000" office:value-type="float" office:value="1.0057759" calcext:value-type="float">
            <text:p>1.01</text:p>
          </table:table-cell>
          <table:table-cell table:style-name="ce5" table:number-columns-repeated="3"/>
          <table:table-cell table:style-name="ce5" table:formula="of:=[.B73]*4-[.A73]" office:value-type="float" office:value="1.0231036" calcext:value-type="float">
            <text:p>1.0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Q72]-[.O73]" office:value-type="float" office:value="-1" calcext:value-type="float">
            <text:p>-1</text:p>
          </table:table-cell>
          <table:table-cell table:formula="of:=IF([.P73]&gt;0;[.P73];[.P73]+[.$Q$57])" office:value-type="float" office:value="4" calcext:value-type="float">
            <text:p>4</text:p>
          </table:table-cell>
          <table:table-cell table:formula="of:=[.R72]+IF([.P73]&lt;=0;1)" office:value-type="float" office:value="12" calcext:value-type="float">
            <text:p>12</text:p>
          </table:table-cell>
          <table:table-cell table:style-name="ce5" table:formula="of:=[.N73]/[.R73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5" table:formula="of:=[long_nop_test.E3]/100000000" office:value-type="float" office:value="1.00466222" calcext:value-type="float">
            <text:p>1.00</text:p>
          </table:table-cell>
          <table:table-cell table:style-name="ce5" table:number-columns-repeated="3"/>
          <table:table-cell table:style-name="ce5" table:formula="of:=[.B74]*4-[.A74]" office:value-type="float" office:value="0.0186488799999998" calcext:value-type="float">
            <text:p>0.0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Q73]-[.O74]" office:value-type="float" office:value="0" calcext:value-type="float">
            <text:p>0</text:p>
          </table:table-cell>
          <table:table-cell table:formula="of:=IF([.P74]&gt;0;[.P74];[.P74]+[.$Q$57])" office:value-type="float" office:value="5" calcext:value-type="float">
            <text:p>5</text:p>
          </table:table-cell>
          <table:table-cell table:formula="of:=[.R73]+IF([.P74]&lt;=0;1)" office:value-type="float" office:value="13" calcext:value-type="float">
            <text:p>13</text:p>
          </table:table-cell>
          <table:table-cell table:style-name="ce5" table:formula="of:=[.N74]/[.R74]" office:value-type="float" office:value="1.30769230769231" calcext:value-type="float">
            <text:p>1.31</text:p>
          </table:table-cell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5" table:formula="of:=[long_nop_test.E4]/100000000" office:value-type="float" office:value="1.33823907" calcext:value-type="float">
            <text:p>1.34</text:p>
          </table:table-cell>
          <table:table-cell table:style-name="ce5" table:number-columns-repeated="3"/>
          <table:table-cell table:style-name="ce5" table:formula="of:=[.B75]*4-[.A75]" office:value-type="float" office:value="0.35295628" calcext:value-type="float">
            <text:p>0.35</text:p>
          </table:table-cell>
          <table:table-cell table:formula="of:=COUNT([.H75:.N75])/(SUM([.H75:.N75])/[.A75])" office:value-type="float" office:value="0.810810810810811" calcext:value-type="float">
            <text:p>0.810810810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Q74]-[.O75]" office:value-type="float" office:value="1" calcext:value-type="float">
            <text:p>1</text:p>
          </table:table-cell>
          <table:table-cell table:formula="of:=IF([.P75]&gt;0;[.P75];[.P75]+[.$Q$57])" office:value-type="float" office:value="1" calcext:value-type="float">
            <text:p>1</text:p>
          </table:table-cell>
          <table:table-cell table:formula="of:=[.R74]+IF([.P75]&lt;=0;1)" office:value-type="float" office:value="13" calcext:value-type="float">
            <text:p>13</text:p>
          </table:table-cell>
          <table:table-cell table:style-name="ce5" table:formula="of:=[.N75]/[.R75]" office:value-type="float" office:value="1.38461538461538" calcext:value-type="float">
            <text:p>1.38</text:p>
          </table:table-cell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5" table:formula="of:=[long_nop_test.E5]/100000000" office:value-type="float" office:value="1.5044579" calcext:value-type="float">
            <text:p>1.50</text:p>
          </table:table-cell>
          <table:table-cell table:style-name="ce5" table:number-columns-repeated="3"/>
          <table:table-cell table:style-name="ce5" table:formula="of:=[.B76]*4-[.A76]" office:value-type="float" office:value="0.0178316000000001" calcext:value-type="float">
            <text:p>0.02</text:p>
          </table:table-cell>
          <table:table-cell table:formula="of:=COUNT([.H76:.N76])/(SUM([.H76:.N76])/[.A76])" office:value-type="float" office:value="0.315789473684211" calcext:value-type="float">
            <text:p>0.3157894737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Q75]-[.O76]" office:value-type="float" office:value="-3" calcext:value-type="float">
            <text:p>-3</text:p>
          </table:table-cell>
          <table:table-cell table:formula="of:=IF([.P76]&gt;0;[.P76];[.P76]+[.$Q$57])" office:value-type="float" office:value="2" calcext:value-type="float">
            <text:p>2</text:p>
          </table:table-cell>
          <table:table-cell table:formula="of:=[.R75]+IF([.P76]&lt;=0;1)" office:value-type="float" office:value="14" calcext:value-type="float">
            <text:p>14</text:p>
          </table:table-cell>
          <table:table-cell table:style-name="ce5" table:formula="of:=[.N76]/[.R76]" office:value-type="float" office:value="1.35714285714286" calcext:value-type="float">
            <text:p>1.36</text:p>
          </table:table-cell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5" table:formula="of:=[long_nop_test.E6]/100000000" office:value-type="float" office:value="2.00646276" calcext:value-type="float">
            <text:p>2.01</text:p>
          </table:table-cell>
          <table:table-cell table:style-name="ce5" table:number-columns-repeated="3"/>
          <table:table-cell table:style-name="ce5" table:formula="of:=[.B77]*4-[.A77]" office:value-type="float" office:value="1.02585104" calcext:value-type="float">
            <text:p>1.03</text:p>
          </table:table-cell>
          <table:table-cell table:formula="of:=COUNT([.H77:.N77])/(SUM([.H77:.N77])/[.A77])" office:value-type="float" office:value="0.777777777777778" calcext:value-type="float">
            <text:p>0.77777777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Q76]-[.O77]" office:value-type="float" office:value="-1" calcext:value-type="float">
            <text:p>-1</text:p>
          </table:table-cell>
          <table:table-cell table:formula="of:=IF([.P77]&gt;0;[.P77];[.P77]+[.$Q$57])" office:value-type="float" office:value="4" calcext:value-type="float">
            <text:p>4</text:p>
          </table:table-cell>
          <table:table-cell table:formula="of:=[.R76]+IF([.P77]&lt;=0;1)" office:value-type="float" office:value="15" calcext:value-type="float">
            <text:p>15</text:p>
          </table:table-cell>
          <table:table-cell table:style-name="ce5" table:formula="of:=[.N77]/[.R77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5" table:formula="of:=[long_nop_test.E7]/100000000" office:value-type="float" office:value="2.00602199" calcext:value-type="float">
            <text:p>2.01</text:p>
          </table:table-cell>
          <table:table-cell table:style-name="ce5" table:number-columns-repeated="3"/>
          <table:table-cell table:style-name="ce5" table:formula="of:=[.B78]*4-[.A78]" office:value-type="float" office:value="0.0240879599999992" calcext:value-type="float">
            <text:p>0.02</text:p>
          </table:table-cell>
          <table:table-cell table:formula="of:=COUNT([.H78:.N78])/(SUM([.H78:.N78])/[.A78])" office:value-type="float" office:value="0.380952380952381" calcext:value-type="float">
            <text:p>0.38095238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Q77]-[.O78]" office:value-type="float" office:value="0" calcext:value-type="float">
            <text:p>0</text:p>
          </table:table-cell>
          <table:table-cell table:formula="of:=IF([.P78]&gt;0;[.P78];[.P78]+[.$Q$57])" office:value-type="float" office:value="5" calcext:value-type="float">
            <text:p>5</text:p>
          </table:table-cell>
          <table:table-cell table:formula="of:=[.R77]+IF([.P78]&lt;=0;1)" office:value-type="float" office:value="16" calcext:value-type="float">
            <text:p>16</text:p>
          </table:table-cell>
          <table:table-cell table:style-name="ce5" table:formula="of:=[.N78]/[.R78]" office:value-type="float" office:value="1.3125" calcext:value-type="float">
            <text:p>1.31</text:p>
          </table:table-cell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5" table:formula="of:=[long_nop_test.E8]/100000000" office:value-type="float" office:value="2.33927753" calcext:value-type="float">
            <text:p>2.34</text:p>
          </table:table-cell>
          <table:table-cell table:style-name="ce5" table:number-columns-repeated="3"/>
          <table:table-cell table:style-name="ce5" table:formula="of:=[.B79]*4-[.A79]" office:value-type="float" office:value="0.35711012" calcext:value-type="float">
            <text:p>0.36</text:p>
          </table:table-cell>
          <table:table-cell table:formula="of:=COUNT([.H79:.N79])/(SUM([.H79:.N79])/[.A79])" office:value-type="float" office:value="0.409090909090909" calcext:value-type="float">
            <text:p>0.409090909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Q78]-[.O79]" office:value-type="float" office:value="1" calcext:value-type="float">
            <text:p>1</text:p>
          </table:table-cell>
          <table:table-cell table:formula="of:=IF([.P79]&gt;0;[.P79];[.P79]+[.$Q$57])" office:value-type="float" office:value="1" calcext:value-type="float">
            <text:p>1</text:p>
          </table:table-cell>
          <table:table-cell table:formula="of:=[.R78]+IF([.P79]&lt;=0;1)" office:value-type="float" office:value="16" calcext:value-type="float">
            <text:p>16</text:p>
          </table:table-cell>
          <table:table-cell table:style-name="ce5" table:formula="of:=[.N79]/[.R79]" office:value-type="float" office:value="1.375" calcext:value-type="float">
            <text:p>1.38</text:p>
          </table:table-cell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5" table:formula="of:=[long_nop_test.E9]/100000000" office:value-type="float" office:value="2.67349535" calcext:value-type="float">
            <text:p>2.67</text:p>
          </table:table-cell>
          <table:table-cell table:style-name="ce5" table:number-columns-repeated="3"/>
          <table:table-cell table:style-name="ce5" table:formula="of:=[.B80]*4-[.A80]" office:value-type="float" office:value="0.6939814" calcext:value-type="float">
            <text:p>0.69</text:p>
          </table:table-cell>
          <table:table-cell table:formula="of:=COUNT([.H80:.N80])/(SUM([.H80:.N80])/[.A80])" office:value-type="float" office:value="1.31578947368421" calcext:value-type="float">
            <text:p>1.31578947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Q79]-[.O80]" office:value-type="float" office:value="-3" calcext:value-type="float">
            <text:p>-3</text:p>
          </table:table-cell>
          <table:table-cell table:formula="of:=IF([.P80]&gt;0;[.P80];[.P80]+[.$Q$57])" office:value-type="float" office:value="2" calcext:value-type="float">
            <text:p>2</text:p>
          </table:table-cell>
          <table:table-cell table:formula="of:=[.R79]+IF([.P80]&lt;=0;1)" office:value-type="float" office:value="17" calcext:value-type="float">
            <text:p>17</text:p>
          </table:table-cell>
          <table:table-cell table:style-name="ce5" table:formula="of:=[.N80]/[.R80]" office:value-type="float" office:value="1.35294117647059" calcext:value-type="float">
            <text:p>1.35</text:p>
          </table:table-cell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 table:style-name="ce5" table:formula="of:=[long_nop_test.E10]/100000000" office:value-type="float" office:value="3.00623293" calcext:value-type="float">
            <text:p>3.01</text:p>
          </table:table-cell>
          <table:table-cell table:style-name="ce5" table:number-columns-repeated="3"/>
          <table:table-cell table:style-name="ce5" table:formula="of:=[.B81]*4-[.A81]" office:value-type="float" office:value="1.02493172" calcext:value-type="float">
            <text:p>1.02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Q80]-[.O81]" office:value-type="float" office:value="-2" calcext:value-type="float">
            <text:p>-2</text:p>
          </table:table-cell>
          <table:table-cell table:formula="of:=IF([.P81]&gt;0;[.P81];[.P81]+[.$Q$57])" office:value-type="float" office:value="3" calcext:value-type="float">
            <text:p>3</text:p>
          </table:table-cell>
          <table:table-cell table:formula="of:=[.R80]+IF([.P81]&lt;=0;1)" office:value-type="float" office:value="18" calcext:value-type="float">
            <text:p>18</text:p>
          </table:table-cell>
          <table:table-cell table:style-name="ce5" table:formula="of:=[.N81]/[.R8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 table:style-name="ce5" table:formula="of:=[long_nop_test.E11]/100000000" office:value-type="float" office:value="3.00814923" calcext:value-type="float">
            <text:p>3.01</text:p>
          </table:table-cell>
          <table:table-cell table:style-name="ce5" table:number-columns-repeated="3"/>
          <table:table-cell table:style-name="ce5" table:formula="of:=[.B82]*4-[.A82]" office:value-type="float" office:value="0.0325969199999996" calcext:value-type="float">
            <text:p>0.03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Q81]-[.O82]" office:value-type="float" office:value="0" calcext:value-type="float">
            <text:p>0</text:p>
          </table:table-cell>
          <table:table-cell table:formula="of:=IF([.P82]&gt;0;[.P82];[.P82]+[.$Q$57])" office:value-type="float" office:value="5" calcext:value-type="float">
            <text:p>5</text:p>
          </table:table-cell>
          <table:table-cell table:formula="of:=[.R81]+IF([.P82]&lt;=0;1)" office:value-type="float" office:value="19" calcext:value-type="float">
            <text:p>19</text:p>
          </table:table-cell>
          <table:table-cell table:style-name="ce5" table:formula="of:=[.N82]/[.R82]" office:value-type="float" office:value="1.31578947368421" calcext:value-type="float">
            <text:p>1.32</text:p>
          </table:table-cell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 table:style-name="ce5" table:formula="of:=[long_nop_test.E12]/100000000" office:value-type="float" office:value="3.50679806" calcext:value-type="float">
            <text:p>3.51</text:p>
          </table:table-cell>
          <table:table-cell table:style-name="ce5" table:number-columns-repeated="3"/>
          <table:table-cell table:style-name="ce5" table:formula="of:=[.B83]*4-[.A83]" office:value-type="float" office:value="1.02719224" calcext:value-type="float">
            <text:p>1.03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Q82]-[.O83]" office:value-type="float" office:value="1" calcext:value-type="float">
            <text:p>1</text:p>
          </table:table-cell>
          <table:table-cell table:formula="of:=IF([.P83]&gt;0;[.P83];[.P83]+[.$Q$57])" office:value-type="float" office:value="1" calcext:value-type="float">
            <text:p>1</text:p>
          </table:table-cell>
          <table:table-cell table:formula="of:=[.R82]+IF([.P83]&lt;=0;1)" office:value-type="float" office:value="19" calcext:value-type="float">
            <text:p>19</text:p>
          </table:table-cell>
          <table:table-cell table:style-name="ce5" table:formula="of:=[.N83]/[.R83]" office:value-type="float" office:value="1.36842105263158" calcext:value-type="float">
            <text:p>1.37</text:p>
          </table:table-cell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 table:style-name="ce5" table:formula="of:=[long_nop_test.E13]/100000000" office:value-type="float" office:value="3.50665121" calcext:value-type="float">
            <text:p>3.51</text:p>
          </table:table-cell>
          <table:table-cell table:style-name="ce5" table:number-columns-repeated="3"/>
          <table:table-cell table:style-name="ce5" table:formula="of:=[.B84]*4-[.A84]" office:value-type="float" office:value="0.0266048399999992" calcext:value-type="float">
            <text:p>0.03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Q83]-[.O84]" office:value-type="float" office:value="-3" calcext:value-type="float">
            <text:p>-3</text:p>
          </table:table-cell>
          <table:table-cell table:formula="of:=IF([.P84]&gt;0;[.P84];[.P84]+[.$Q$57])" office:value-type="float" office:value="2" calcext:value-type="float">
            <text:p>2</text:p>
          </table:table-cell>
          <table:table-cell table:formula="of:=[.R83]+IF([.P84]&lt;=0;1)" office:value-type="float" office:value="20" calcext:value-type="float">
            <text:p>20</text:p>
          </table:table-cell>
          <table:table-cell table:style-name="ce5" table:formula="of:=[.N84]/[.R84]" office:value-type="float" office:value="1.3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Q84]-[.O85]" office:value-type="float" office:value="-2" calcext:value-type="float">
            <text:p>-2</text:p>
          </table:table-cell>
          <table:table-cell table:formula="of:=IF([.P85]&gt;0;[.P85];[.P85]+[.$Q$57])" office:value-type="float" office:value="3" calcext:value-type="float">
            <text:p>3</text:p>
          </table:table-cell>
          <table:table-cell table:formula="of:=[.R84]+IF([.P85]&lt;=0;1)" office:value-type="float" office:value="21" calcext:value-type="float">
            <text:p>21</text:p>
          </table:table-cell>
          <table:table-cell table:style-name="ce5" table:formula="of:=[.N85]/[.R8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Q85]-[.O86]" office:value-type="float" office:value="-1" calcext:value-type="float">
            <text:p>-1</text:p>
          </table:table-cell>
          <table:table-cell table:formula="of:=IF([.P86]&gt;0;[.P86];[.P86]+[.$Q$57])" office:value-type="float" office:value="4" calcext:value-type="float">
            <text:p>4</text:p>
          </table:table-cell>
          <table:table-cell table:formula="of:=[.R85]+IF([.P86]&lt;=0;1)" office:value-type="float" office:value="22" calcext:value-type="float">
            <text:p>22</text:p>
          </table:table-cell>
          <table:table-cell table:style-name="ce5" table:formula="of:=[.N86]/[.R86]" office:value-type="float" office:value="1.3181818181818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Q86]-[.O87]" office:value-type="float" office:value="1" calcext:value-type="float">
            <text:p>1</text:p>
          </table:table-cell>
          <table:table-cell table:formula="of:=IF([.P87]&gt;0;[.P87];[.P87]+[.$Q$57])" office:value-type="float" office:value="1" calcext:value-type="float">
            <text:p>1</text:p>
          </table:table-cell>
          <table:table-cell table:formula="of:=[.R86]+IF([.P87]&lt;=0;1)" office:value-type="float" office:value="22" calcext:value-type="float">
            <text:p>22</text:p>
          </table:table-cell>
          <table:table-cell table:style-name="ce5" table:formula="of:=[.N87]/[.R87]" office:value-type="float" office:value="1.36363636363636" calcext:value-type="float">
            <text:p>1.36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Q87]-[.O88]" office:value-type="float" office:value="-3" calcext:value-type="float">
            <text:p>-3</text:p>
          </table:table-cell>
          <table:table-cell table:formula="of:=IF([.P88]&gt;0;[.P88];[.P88]+[.$Q$57])" office:value-type="float" office:value="2" calcext:value-type="float">
            <text:p>2</text:p>
          </table:table-cell>
          <table:table-cell table:formula="of:=[.R87]+IF([.P88]&lt;=0;1)" office:value-type="float" office:value="23" calcext:value-type="float">
            <text:p>23</text:p>
          </table:table-cell>
          <table:table-cell table:style-name="ce5" table:formula="of:=[.N88]/[.R88]" office:value-type="float" office:value="1.34782608695652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Q88]-[.O89]" office:value-type="float" office:value="-2" calcext:value-type="float">
            <text:p>-2</text:p>
          </table:table-cell>
          <table:table-cell table:formula="of:=IF([.P89]&gt;0;[.P89];[.P89]+[.$Q$57])" office:value-type="float" office:value="3" calcext:value-type="float">
            <text:p>3</text:p>
          </table:table-cell>
          <table:table-cell table:formula="of:=[.R88]+IF([.P89]&lt;=0;1)" office:value-type="float" office:value="24" calcext:value-type="float">
            <text:p>24</text:p>
          </table:table-cell>
          <table:table-cell table:style-name="ce5" table:formula="of:=[.N89]/[.R8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Q89]-[.O90]" office:value-type="float" office:value="-1" calcext:value-type="float">
            <text:p>-1</text:p>
          </table:table-cell>
          <table:table-cell table:formula="of:=IF([.P90]&gt;0;[.P90];[.P90]+[.$Q$57])" office:value-type="float" office:value="4" calcext:value-type="float">
            <text:p>4</text:p>
          </table:table-cell>
          <table:table-cell table:formula="of:=[.R89]+IF([.P90]&lt;=0;1)" office:value-type="float" office:value="25" calcext:value-type="float">
            <text:p>25</text:p>
          </table:table-cell>
          <table:table-cell table:style-name="ce5" table:formula="of:=[.N90]/[.R90]" office:value-type="float" office:value="1.3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Q90]-[.O91]" office:value-type="float" office:value="0" calcext:value-type="float">
            <text:p>0</text:p>
          </table:table-cell>
          <table:table-cell table:formula="of:=IF([.P91]&gt;0;[.P91];[.P91]+[.$Q$57])" office:value-type="float" office:value="5" calcext:value-type="float">
            <text:p>5</text:p>
          </table:table-cell>
          <table:table-cell table:formula="of:=[.R90]+IF([.P91]&lt;=0;1)" office:value-type="float" office:value="26" calcext:value-type="float">
            <text:p>26</text:p>
          </table:table-cell>
          <table:table-cell table:style-name="ce5" table:formula="of:=[.N91]/[.R91]" office:value-type="float" office:value="1.30769230769231" calcext:value-type="float">
            <text:p>1.3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Q91]-[.O92]" office:value-type="float" office:value="2" calcext:value-type="float">
            <text:p>2</text:p>
          </table:table-cell>
          <table:table-cell table:formula="of:=IF([.P92]&gt;0;[.P92];[.P92]+[.$Q$57])" office:value-type="float" office:value="2" calcext:value-type="float">
            <text:p>2</text:p>
          </table:table-cell>
          <table:table-cell table:formula="of:=[.R91]+IF([.P92]&lt;=0;1)" office:value-type="float" office:value="26" calcext:value-type="float">
            <text:p>26</text:p>
          </table:table-cell>
          <table:table-cell table:style-name="ce5" table:formula="of:=[.N92]/[.R92]" office:value-type="float" office:value="1.3461538461538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Q92]-[.O93]" office:value-type="float" office:value="-2" calcext:value-type="float">
            <text:p>-2</text:p>
          </table:table-cell>
          <table:table-cell table:formula="of:=IF([.P93]&gt;0;[.P93];[.P93]+[.$Q$57])" office:value-type="float" office:value="3" calcext:value-type="float">
            <text:p>3</text:p>
          </table:table-cell>
          <table:table-cell table:formula="of:=[.R92]+IF([.P93]&lt;=0;1)" office:value-type="float" office:value="27" calcext:value-type="float">
            <text:p>27</text:p>
          </table:table-cell>
          <table:table-cell table:style-name="ce5" table:formula="of:=[.N93]/[.R93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DSB Efficiency" table:style-name="ta1">
        <office:forms form:automatic-focus="false" form:apply-design-mode="false"/>
        <table:shapes>
          <draw:frame draw:z-index="0" draw:style-name="gr1" draw:text-style-name="P1" svg:width="1037.25pt" svg:height="460.8pt" svg:x="256pt" svg:y="12.81pt">
            <loext:p draw:notify-on-update-of-ranges="'DSB Efficiency'.A2:'DSB Efficiency'.A999 'DSB Efficiency'.B1:'DSB Efficiency'.B1 'DSB Efficiency'.B2:'DSB Efficiency'.B99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les/iter</text:p>
          </table:table-cell>
          <table:table-cell table:style-name="Default" office:value-type="string" calcext:value-type="string">
            <text:p>IPC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D2]/[.E2];1)" office:value-type="float" office:value="1" calcext:value-type="float">
            <text:p>1</text:p>
          </table:table-cell>
          <table:table-cell table:formula="of:=[.A2]/([.D2]/[.E2])" office:value-type="float" office:value="2.98326807252114" calcext:value-type="float">
            <text:p>2.98</text:p>
          </table:table-cell>
          <table:table-cell office:value-type="float" office:value="100560859" calcext:value-type="float">
            <text:p>10056085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ROUND([.D3]/[.E3];1)" office:value-type="float" office:value="1" calcext:value-type="float">
            <text:p>1</text:p>
          </table:table-cell>
          <table:table-cell table:formula="of:=[.A3]/([.D3]/[.E3])" office:value-type="float" office:value="3.97824769745737" calcext:value-type="float">
            <text:p>3.98</text:p>
          </table:table-cell>
          <table:table-cell office:value-type="float" office:value="100546781" calcext:value-type="float">
            <text:p>1005467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ROUND([.D4]/[.E4];1)" office:value-type="float" office:value="1.3" calcext:value-type="float">
            <text:p>1.3</text:p>
          </table:table-cell>
          <table:table-cell table:formula="of:=[.A4]/([.D4]/[.E4])" office:value-type="float" office:value="3.73508756950158" calcext:value-type="float">
            <text:p>3.74</text:p>
          </table:table-cell>
          <table:table-cell office:value-type="float" office:value="133865670" calcext:value-type="float">
            <text:p>1338656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ROUND([.D5]/[.E5];1)" office:value-type="float" office:value="1.5" calcext:value-type="float">
            <text:p>1.5</text:p>
          </table:table-cell>
          <table:table-cell table:formula="of:=[.A5]/([.D5]/[.E5])" office:value-type="float" office:value="3.98840912470633" calcext:value-type="float">
            <text:p>3.99</text:p>
          </table:table-cell>
          <table:table-cell office:value-type="float" office:value="150435921" calcext:value-type="float">
            <text:p>150435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ROUND([.D6]/[.E6];1)" office:value-type="float" office:value="2" calcext:value-type="float">
            <text:p>2</text:p>
          </table:table-cell>
          <table:table-cell table:formula="of:=[.A6]/([.D6]/[.E6])" office:value-type="float" office:value="3.48746608177676" calcext:value-type="float">
            <text:p>3.49</text:p>
          </table:table-cell>
          <table:table-cell office:value-type="float" office:value="200718798" calcext:value-type="float">
            <text:p>2007187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ROUND([.D7]/[.E7];1)" office:value-type="float" office:value="2" calcext:value-type="float">
            <text:p>2</text:p>
          </table:table-cell>
          <table:table-cell table:formula="of:=[.A7]/([.D7]/[.E7])" office:value-type="float" office:value="3.98671795014524" calcext:value-type="float">
            <text:p>3.99</text:p>
          </table:table-cell>
          <table:table-cell office:value-type="float" office:value="200666315" calcext:value-type="float">
            <text:p>20066631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ROUND([.D8]/[.E8];1)" office:value-type="float" office:value="2.3" calcext:value-type="float">
            <text:p>2.3</text:p>
          </table:table-cell>
          <table:table-cell table:formula="of:=[.A8]/([.D8]/[.E8])" office:value-type="float" office:value="3.84619980331047" calcext:value-type="float">
            <text:p>3.85</text:p>
          </table:table-cell>
          <table:table-cell office:value-type="float" office:value="233997204" calcext:value-type="float">
            <text:p>2339972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ROUND([.D9]/[.E9];1)" office:value-type="float" office:value="2.7" calcext:value-type="float">
            <text:p>2.7</text:p>
          </table:table-cell>
          <table:table-cell table:formula="of:=[.A9]/([.D9]/[.E9])" office:value-type="float" office:value="3.73968574104349" calcext:value-type="float">
            <text:p>3.74</text:p>
          </table:table-cell>
          <table:table-cell office:value-type="float" office:value="267402148" calcext:value-type="float">
            <text:p>2674021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ROUND([.D10]/[.E10];1)" office:value-type="float" office:value="3" calcext:value-type="float">
            <text:p>3</text:p>
          </table:table-cell>
          <table:table-cell table:formula="of:=[.A10]/([.D10]/[.E10])" office:value-type="float" office:value="3.65800803970309" calcext:value-type="float">
            <text:p>3.66</text:p>
          </table:table-cell>
          <table:table-cell office:value-type="float" office:value="300710110" calcext:value-type="float">
            <text:p>300710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ROUND([.D11]/[.E11];1)" office:value-type="float" office:value="3" calcext:value-type="float">
            <text:p>3</text:p>
          </table:table-cell>
          <table:table-cell table:formula="of:=[.A11]/([.D11]/[.E11])" office:value-type="float" office:value="3.98865626159203" calcext:value-type="float">
            <text:p>3.99</text:p>
          </table:table-cell>
          <table:table-cell office:value-type="float" office:value="300853200" calcext:value-type="float">
            <text:p>3008532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ROUND([.D12]/[.E12];1)" office:value-type="float" office:value="3.5" calcext:value-type="float">
            <text:p>3.5</text:p>
          </table:table-cell>
          <table:table-cell table:formula="of:=[.A12]/([.D12]/[.E12])" office:value-type="float" office:value="3.70547402294966" calcext:value-type="float">
            <text:p>3.71</text:p>
          </table:table-cell>
          <table:table-cell office:value-type="float" office:value="350832307" calcext:value-type="float">
            <text:p>3508323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ROUND([.D13]/[.E13];1)" office:value-type="float" office:value="3.5" calcext:value-type="float">
            <text:p>3.5</text:p>
          </table:table-cell>
          <table:table-cell table:formula="of:=[.A13]/([.D13]/[.E13])" office:value-type="float" office:value="3.99083631007913" calcext:value-type="float">
            <text:p>3.99</text:p>
          </table:table-cell>
          <table:table-cell office:value-type="float" office:value="350803664" calcext:value-type="float">
            <text:p>350803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ROUND([.D14]/[.E14];1)" office:value-type="float" office:value="4" calcext:value-type="float">
            <text:p>4</text:p>
          </table:table-cell>
          <table:table-cell table:formula="of:=[.A14]/([.D14]/[.E14])" office:value-type="float" office:value="3.74135646575126" calcext:value-type="float">
            <text:p>3.74</text:p>
          </table:table-cell>
          <table:table-cell office:value-type="float" office:value="400924107" calcext:value-type="float">
            <text:p>4009241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ROUND([.D15]/[.E15];1)" office:value-type="float" office:value="4" calcext:value-type="float">
            <text:p>4</text:p>
          </table:table-cell>
          <table:table-cell table:formula="of:=[.A15]/([.D15]/[.E15])" office:value-type="float" office:value="3.99248182733937" calcext:value-type="float">
            <text:p>3.99</text:p>
          </table:table-cell>
          <table:table-cell office:value-type="float" office:value="400753233" calcext:value-type="float">
            <text:p>40075323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ROUND([.D16]/[.E16];1)" office:value-type="float" office:value="4.5" calcext:value-type="float">
            <text:p>4.5</text:p>
          </table:table-cell>
          <table:table-cell table:formula="of:=[.A16]/([.D16]/[.E16])" office:value-type="float" office:value="3.76942603641544" calcext:value-type="float">
            <text:p>3.77</text:p>
          </table:table-cell>
          <table:table-cell office:value-type="float" office:value="450997044" calcext:value-type="float">
            <text:p>45099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ROUND([.D17]/[.E17];1)" office:value-type="float" office:value="4.5" calcext:value-type="float">
            <text:p>4.5</text:p>
          </table:table-cell>
          <table:table-cell table:formula="of:=[.A17]/([.D17]/[.E17])" office:value-type="float" office:value="3.99308109964351" calcext:value-type="float">
            <text:p>3.99</text:p>
          </table:table-cell>
          <table:table-cell office:value-type="float" office:value="450779725" calcext:value-type="float">
            <text:p>45077972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ROUND([.D18]/[.E18];1)" office:value-type="float" office:value="5" calcext:value-type="float">
            <text:p>5</text:p>
          </table:table-cell>
          <table:table-cell table:formula="of:=[.A18]/([.D18]/[.E18])" office:value-type="float" office:value="3.79386425921086" calcext:value-type="float">
            <text:p>3.79</text:p>
          </table:table-cell>
          <table:table-cell office:value-type="float" office:value="500808640" calcext:value-type="float">
            <text:p>500808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ROUND([.D19]/[.E19];1)" office:value-type="float" office:value="5" calcext:value-type="float">
            <text:p>5</text:p>
          </table:table-cell>
          <table:table-cell table:formula="of:=[.A19]/([.D19]/[.E19])" office:value-type="float" office:value="3.99275678782429" calcext:value-type="float">
            <text:p>3.99</text:p>
          </table:table-cell>
          <table:table-cell office:value-type="float" office:value="500907044" calcext:value-type="float">
            <text:p>50090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ROUND([.D20]/[.E20];1)" office:value-type="float" office:value="5.5" calcext:value-type="float">
            <text:p>5.5</text:p>
          </table:table-cell>
          <table:table-cell table:formula="of:=[.A20]/([.D20]/[.E20])" office:value-type="float" office:value="3.81198864656906" calcext:value-type="float">
            <text:p>3.81</text:p>
          </table:table-cell>
          <table:table-cell office:value-type="float" office:value="550893561" calcext:value-type="float">
            <text:p>5508935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ROUND([.D21]/[.E21];1)" office:value-type="float" office:value="5.5" calcext:value-type="float">
            <text:p>5.5</text:p>
          </table:table-cell>
          <table:table-cell table:formula="of:=[.A21]/([.D21]/[.E21])" office:value-type="float" office:value="3.99391532084035" calcext:value-type="float">
            <text:p>3.99</text:p>
          </table:table-cell>
          <table:table-cell office:value-type="float" office:value="550837918" calcext:value-type="float">
            <text:p>5508379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ROUND([.D22]/[.E22];1)" office:value-type="float" office:value="6" calcext:value-type="float">
            <text:p>6</text:p>
          </table:table-cell>
          <table:table-cell table:formula="of:=[.A22]/([.D22]/[.E22])" office:value-type="float" office:value="3.82758972873818" calcext:value-type="float">
            <text:p>3.83</text:p>
          </table:table-cell>
          <table:table-cell office:value-type="float" office:value="600900348" calcext:value-type="float">
            <text:p>6009003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ROUND([.D23]/[.E23];1)" office:value-type="float" office:value="6" calcext:value-type="float">
            <text:p>6</text:p>
          </table:table-cell>
          <table:table-cell table:formula="of:=[.A23]/([.D23]/[.E23])" office:value-type="float" office:value="3.99297236863121" calcext:value-type="float">
            <text:p>3.99</text:p>
          </table:table-cell>
          <table:table-cell office:value-type="float" office:value="601056000" calcext:value-type="float">
            <text:p>6010560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ROUND([.D24]/[.E24];1)" office:value-type="float" office:value="6.5" calcext:value-type="float">
            <text:p>6.5</text:p>
          </table:table-cell>
          <table:table-cell table:formula="of:=[.A24]/([.D24]/[.E24])" office:value-type="float" office:value="3.82458636815409" calcext:value-type="float">
            <text:p>3.82</text:p>
          </table:table-cell>
          <table:table-cell office:value-type="float" office:value="653665458" calcext:value-type="float">
            <text:p>6536654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ROUND([.D25]/[.E25];1)" office:value-type="float" office:value="6.5" calcext:value-type="float">
            <text:p>6.5</text:p>
          </table:table-cell>
          <table:table-cell table:formula="of:=[.A25]/([.D25]/[.E25])" office:value-type="float" office:value="3.98587140427546" calcext:value-type="float">
            <text:p>3.99</text:p>
          </table:table-cell>
          <table:table-cell office:value-type="float" office:value="652304035" calcext:value-type="float">
            <text:p>65230403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ROUND([.D26]/[.E26];1)" office:value-type="float" office:value="7" calcext:value-type="float">
            <text:p>7</text:p>
          </table:table-cell>
          <table:table-cell table:formula="of:=[.A26]/([.D26]/[.E26])" office:value-type="float" office:value="3.85097495411039" calcext:value-type="float">
            <text:p>3.85</text:p>
          </table:table-cell>
          <table:table-cell office:value-type="float" office:value="701121153" calcext:value-type="float">
            <text:p>7011211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ROUND([.D27]/[.E27];1)" office:value-type="float" office:value="7" calcext:value-type="float">
            <text:p>7</text:p>
          </table:table-cell>
          <table:table-cell table:formula="of:=[.A27]/([.D27]/[.E27])" office:value-type="float" office:value="3.994357410947" calcext:value-type="float">
            <text:p>3.99</text:p>
          </table:table-cell>
          <table:table-cell office:value-type="float" office:value="700988848" calcext:value-type="float">
            <text:p>7009888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ROUND([.D28]/[.E28];1)" office:value-type="float" office:value="7.5" calcext:value-type="float">
            <text:p>7.5</text:p>
          </table:table-cell>
          <table:table-cell table:formula="of:=[.A28]/([.D28]/[.E28])" office:value-type="float" office:value="3.86204849087406" calcext:value-type="float">
            <text:p>3.86</text:p>
          </table:table-cell>
          <table:table-cell office:value-type="float" office:value="750896838" calcext:value-type="float">
            <text:p>7508968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ROUND([.D29]/[.E29];1)" office:value-type="float" office:value="7.5" calcext:value-type="float">
            <text:p>7.5</text:p>
          </table:table-cell>
          <table:table-cell table:formula="of:=[.A29]/([.D29]/[.E29])" office:value-type="float" office:value="3.99405175989663" calcext:value-type="float">
            <text:p>3.99</text:p>
          </table:table-cell>
          <table:table-cell office:value-type="float" office:value="751116956" calcext:value-type="float">
            <text:p>7511169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ROUND([.D30]/[.E30];1)" office:value-type="float" office:value="8" calcext:value-type="float">
            <text:p>8</text:p>
          </table:table-cell>
          <table:table-cell table:formula="of:=[.A30]/([.D30]/[.E30])" office:value-type="float" office:value="3.87007799127232" calcext:value-type="float">
            <text:p>3.87</text:p>
          </table:table-cell>
          <table:table-cell office:value-type="float" office:value="801017449" calcext:value-type="float">
            <text:p>8010174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ROUND([.D31]/[.E31];1)" office:value-type="float" office:value="8" calcext:value-type="float">
            <text:p>8</text:p>
          </table:table-cell>
          <table:table-cell table:formula="of:=[.A31]/([.D31]/[.E31])" office:value-type="float" office:value="3.99419782353889" calcext:value-type="float">
            <text:p>3.99</text:p>
          </table:table-cell>
          <table:table-cell office:value-type="float" office:value="801162121" calcext:value-type="float">
            <text:p>8011621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ROUND([.D32]/[.E32];1)" office:value-type="float" office:value="9" calcext:value-type="float">
            <text:p>9</text:p>
          </table:table-cell>
          <table:table-cell table:formula="of:=[.A32]/([.D32]/[.E32])" office:value-type="float" office:value="3.66256576503088" calcext:value-type="float">
            <text:p>3.66</text:p>
          </table:table-cell>
          <table:table-cell office:value-type="float" office:value="901007712" calcext:value-type="float">
            <text:p>9010077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ROUND([.D33]/[.E33];1)" office:value-type="float" office:value="9" calcext:value-type="float">
            <text:p>9</text:p>
          </table:table-cell>
          <table:table-cell table:formula="of:=[.A33]/([.D33]/[.E33])" office:value-type="float" office:value="3.77102980904677" calcext:value-type="float">
            <text:p>3.77</text:p>
          </table:table-cell>
          <table:table-cell office:value-type="float" office:value="901610481" calcext:value-type="float">
            <text:p>9016104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ROUND([.D34]/[.E34];1)" office:value-type="float" office:value="9" calcext:value-type="float">
            <text:p>9</text:p>
          </table:table-cell>
          <table:table-cell table:formula="of:=[.A34]/([.D34]/[.E34])" office:value-type="float" office:value="3.88372654463023" calcext:value-type="float">
            <text:p>3.88</text:p>
          </table:table-cell>
          <table:table-cell office:value-type="float" office:value="901196302" calcext:value-type="float">
            <text:p>9011963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ROUND([.D35]/[.E35];1)" office:value-type="float" office:value="9" calcext:value-type="float">
            <text:p>9</text:p>
          </table:table-cell>
          <table:table-cell table:formula="of:=[.A35]/([.D35]/[.E35])" office:value-type="float" office:value="3.99495955065725" calcext:value-type="float">
            <text:p>3.99</text:p>
          </table:table-cell>
          <table:table-cell office:value-type="float" office:value="901135532" calcext:value-type="float">
            <text:p>90113553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ROUND([.D36]/[.E36];1)" office:value-type="float" office:value="10" calcext:value-type="float">
            <text:p>10</text:p>
          </table:table-cell>
          <table:table-cell table:formula="of:=[.A36]/([.D36]/[.E36])" office:value-type="float" office:value="3.69586091665877" calcext:value-type="float">
            <text:p>3.70</text:p>
          </table:table-cell>
          <table:table-cell office:value-type="float" office:value="1001119924" calcext:value-type="float">
            <text:p>100111992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ROUND([.D37]/[.E37];1)" office:value-type="float" office:value="10" calcext:value-type="float">
            <text:p>10</text:p>
          </table:table-cell>
          <table:table-cell table:formula="of:=[.A37]/([.D37]/[.E37])" office:value-type="float" office:value="3.79458438055582" calcext:value-type="float">
            <text:p>3.79</text:p>
          </table:table-cell>
          <table:table-cell office:value-type="float" office:value="1001427197" calcext:value-type="float">
            <text:p>10014271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ROUND([.D38]/[.E38];1)" office:value-type="float" office:value="10" calcext:value-type="float">
            <text:p>10</text:p>
          </table:table-cell>
          <table:table-cell table:formula="of:=[.A38]/([.D38]/[.E38])" office:value-type="float" office:value="3.89565612526359" calcext:value-type="float">
            <text:p>3.90</text:p>
          </table:table-cell>
          <table:table-cell office:value-type="float" office:value="1001115056" calcext:value-type="float">
            <text:p>10011150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ROUND([.D39]/[.E39];1)" office:value-type="float" office:value="10" calcext:value-type="float">
            <text:p>10</text:p>
          </table:table-cell>
          <table:table-cell table:formula="of:=[.A39]/([.D39]/[.E39])" office:value-type="float" office:value="3.99569682232011" calcext:value-type="float">
            <text:p>4.00</text:p>
          </table:table-cell>
          <table:table-cell office:value-type="float" office:value="1001076953" calcext:value-type="float">
            <text:p>10010769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ROUND([.D40]/[.E40];1)" office:value-type="float" office:value="11" calcext:value-type="float">
            <text:p>11</text:p>
          </table:table-cell>
          <table:table-cell table:formula="of:=[.A40]/([.D40]/[.E40])" office:value-type="float" office:value="3.72217700942227" calcext:value-type="float">
            <text:p>3.72</text:p>
          </table:table-cell>
          <table:table-cell office:value-type="float" office:value="1101505917" calcext:value-type="float">
            <text:p>110150591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ROUND([.D41]/[.E41];1)" office:value-type="float" office:value="11" calcext:value-type="float">
            <text:p>11</text:p>
          </table:table-cell>
          <table:table-cell table:formula="of:=[.A41]/([.D41]/[.E41])" office:value-type="float" office:value="3.81358606215142" calcext:value-type="float">
            <text:p>3.81</text:p>
          </table:table-cell>
          <table:table-cell office:value-type="float" office:value="1101325611" calcext:value-type="float">
            <text:p>1101325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ROUND([.D42]/[.E42];1)" office:value-type="float" office:value="11" calcext:value-type="float">
            <text:p>11</text:p>
          </table:table-cell>
          <table:table-cell table:formula="of:=[.A42]/([.D42]/[.E42])" office:value-type="float" office:value="3.90578602114769" calcext:value-type="float">
            <text:p>3.91</text:p>
          </table:table-cell>
          <table:table-cell office:value-type="float" office:value="1100930767" calcext:value-type="float">
            <text:p>110093076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ROUND([.D43]/[.E43];1)" office:value-type="float" office:value="11" calcext:value-type="float">
            <text:p>11</text:p>
          </table:table-cell>
          <table:table-cell table:formula="of:=[.A43]/([.D43]/[.E43])" office:value-type="float" office:value="3.99553922744952" calcext:value-type="float">
            <text:p>4.00</text:p>
          </table:table-cell>
          <table:table-cell office:value-type="float" office:value="1101228082" calcext:value-type="float">
            <text:p>11012280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ROUND([.D44]/[.E44];1)" office:value-type="float" office:value="12" calcext:value-type="float">
            <text:p>12</text:p>
          </table:table-cell>
          <table:table-cell table:formula="of:=[.A44]/([.D44]/[.E44])" office:value-type="float" office:value="3.74634830630561" calcext:value-type="float">
            <text:p>3.75</text:p>
          </table:table-cell>
          <table:table-cell office:value-type="float" office:value="1201169681" calcext:value-type="float">
            <text:p>12011696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ROUND([.D45]/[.E45];1)" office:value-type="float" office:value="12" calcext:value-type="float">
            <text:p>12</text:p>
          </table:table-cell>
          <table:table-cell table:formula="of:=[.A45]/([.D45]/[.E45])" office:value-type="float" office:value="3.82900372247335" calcext:value-type="float">
            <text:p>3.83</text:p>
          </table:table-cell>
          <table:table-cell office:value-type="float" office:value="1201356889" calcext:value-type="float">
            <text:p>12013568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ROUND([.D46]/[.E46];1)" office:value-type="float" office:value="12" calcext:value-type="float">
            <text:p>12</text:p>
          </table:table-cell>
          <table:table-cell table:formula="of:=[.A46]/([.D46]/[.E46])" office:value-type="float" office:value="3.91231981201367" calcext:value-type="float">
            <text:p>3.91</text:p>
          </table:table-cell>
          <table:table-cell office:value-type="float" office:value="1201333282" calcext:value-type="float">
            <text:p>12013332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ROUND([.D47]/[.E47];1)" office:value-type="float" office:value="12" calcext:value-type="float">
            <text:p>12</text:p>
          </table:table-cell>
          <table:table-cell table:formula="of:=[.A47]/([.D47]/[.E47])" office:value-type="float" office:value="3.99663403481588" calcext:value-type="float">
            <text:p>4.00</text:p>
          </table:table-cell>
          <table:table-cell office:value-type="float" office:value="1201010640" calcext:value-type="float">
            <text:p>1201010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ROUND([.D48]/[.E48];1)" office:value-type="float" office:value="13" calcext:value-type="float">
            <text:p>13</text:p>
          </table:table-cell>
          <table:table-cell table:formula="of:=[.A48]/([.D48]/[.E48])" office:value-type="float" office:value="3.76513294045493" calcext:value-type="float">
            <text:p>3.77</text:p>
          </table:table-cell>
          <table:table-cell office:value-type="float" office:value="1301414871" calcext:value-type="float">
            <text:p>130141487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ROUND([.D49]/[.E49];1)" office:value-type="float" office:value="13" calcext:value-type="float">
            <text:p>13</text:p>
          </table:table-cell>
          <table:table-cell table:formula="of:=[.A49]/([.D49]/[.E49])" office:value-type="float" office:value="3.84194871211928" calcext:value-type="float">
            <text:p>3.84</text:p>
          </table:table-cell>
          <table:table-cell office:value-type="float" office:value="1301422891" calcext:value-type="float">
            <text:p>1301422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ROUND([.D50]/[.E50];1)" office:value-type="float" office:value="13" calcext:value-type="float">
            <text:p>13</text:p>
          </table:table-cell>
          <table:table-cell table:formula="of:=[.A50]/([.D50]/[.E50])" office:value-type="float" office:value="3.91947182906829" calcext:value-type="float">
            <text:p>3.92</text:p>
          </table:table-cell>
          <table:table-cell office:value-type="float" office:value="1301195728" calcext:value-type="float">
            <text:p>130119572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ROUND([.D51]/[.E51];1)" office:value-type="float" office:value="13" calcext:value-type="float">
            <text:p>13</text:p>
          </table:table-cell>
          <table:table-cell table:formula="of:=[.A51]/([.D51]/[.E51])" office:value-type="float" office:value="3.99576551822871" calcext:value-type="float">
            <text:p>4.00</text:p>
          </table:table-cell>
          <table:table-cell office:value-type="float" office:value="1301377665" calcext:value-type="float">
            <text:p>130137766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ROUND([.D52]/[.E52];1)" office:value-type="float" office:value="14" calcext:value-type="float">
            <text:p>14</text:p>
          </table:table-cell>
          <table:table-cell table:formula="of:=[.A52]/([.D52]/[.E52])" office:value-type="float" office:value="3.78175358765063" calcext:value-type="float">
            <text:p>3.78</text:p>
          </table:table-cell>
          <table:table-cell office:value-type="float" office:value="1401466245" calcext:value-type="float">
            <text:p>14014662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ROUND([.D53]/[.E53];1)" office:value-type="float" office:value="14" calcext:value-type="float">
            <text:p>14</text:p>
          </table:table-cell>
          <table:table-cell table:formula="of:=[.A53]/([.D53]/[.E53])" office:value-type="float" office:value="3.85321733693489" calcext:value-type="float">
            <text:p>3.85</text:p>
          </table:table-cell>
          <table:table-cell office:value-type="float" office:value="1401426270" calcext:value-type="float">
            <text:p>14014262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ROUND([.D54]/[.E54];1)" office:value-type="float" office:value="14" calcext:value-type="float">
            <text:p>14</text:p>
          </table:table-cell>
          <table:table-cell table:formula="of:=[.A54]/([.D54]/[.E54])" office:value-type="float" office:value="3.92435756834216" calcext:value-type="float">
            <text:p>3.92</text:p>
          </table:table-cell>
          <table:table-cell office:value-type="float" office:value="1401503279" calcext:value-type="float">
            <text:p>140150327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ROUND([.D55]/[.E55];1)" office:value-type="float" office:value="14" calcext:value-type="float">
            <text:p>14</text:p>
          </table:table-cell>
          <table:table-cell table:formula="of:=[.A55]/([.D55]/[.E55])" office:value-type="float" office:value="3.99619920351982" calcext:value-type="float">
            <text:p>4.00</text:p>
          </table:table-cell>
          <table:table-cell office:value-type="float" office:value="1401331544" calcext:value-type="float">
            <text:p>14013315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ROUND([.D56]/[.E56];1)" office:value-type="float" office:value="14.8" calcext:value-type="float">
            <text:p>14.8</text:p>
          </table:table-cell>
          <table:table-cell table:formula="of:=[.A56]/([.D56]/[.E56])" office:value-type="float" office:value="3.84105738762586" calcext:value-type="float">
            <text:p>3.84</text:p>
          </table:table-cell>
          <table:table-cell office:value-type="float" office:value="1483966373" calcext:value-type="float">
            <text:p>14839663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ROUND([.D57]/[.E57];1)" office:value-type="float" office:value="14.9" calcext:value-type="float">
            <text:p>14.9</text:p>
          </table:table-cell>
          <table:table-cell table:formula="of:=[.A57]/([.D57]/[.E57])" office:value-type="float" office:value="3.90122024250093" calcext:value-type="float">
            <text:p>3.90</text:p>
          </table:table-cell>
          <table:table-cell office:value-type="float" office:value="1486714320" calcext:value-type="float">
            <text:p>148671432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ROUND([.D58]/[.E58];1)" office:value-type="float" office:value="14.9" calcext:value-type="float">
            <text:p>14.9</text:p>
          </table:table-cell>
          <table:table-cell table:formula="of:=[.A58]/([.D58]/[.E58])" office:value-type="float" office:value="3.9485476877535" calcext:value-type="float">
            <text:p>3.95</text:p>
          </table:table-cell>
          <table:table-cell office:value-type="float" office:value="1494220272" calcext:value-type="float">
            <text:p>14942202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ROUND([.D59]/[.E59];1)" office:value-type="float" office:value="15" calcext:value-type="float">
            <text:p>15</text:p>
          </table:table-cell>
          <table:table-cell table:formula="of:=[.A59]/([.D59]/[.E59])" office:value-type="float" office:value="3.99615512864811" calcext:value-type="float">
            <text:p>4.00</text:p>
          </table:table-cell>
          <table:table-cell office:value-type="float" office:value="1501443214" calcext:value-type="float">
            <text:p>15014432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ROUND([.D60]/[.E60];1)" office:value-type="float" office:value="15.8" calcext:value-type="float">
            <text:p>15.8</text:p>
          </table:table-cell>
          <table:table-cell table:formula="of:=[.A60]/([.D60]/[.E60])" office:value-type="float" office:value="3.84921198197169" calcext:value-type="float">
            <text:p>3.85</text:p>
          </table:table-cell>
          <table:table-cell office:value-type="float" office:value="1584739949" calcext:value-type="float">
            <text:p>15847399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ROUND([.D61]/[.E61];1)" office:value-type="float" office:value="15.9" calcext:value-type="float">
            <text:p>15.9</text:p>
          </table:table-cell>
          <table:table-cell table:formula="of:=[.A61]/([.D61]/[.E61])" office:value-type="float" office:value="3.89482487037129" calcext:value-type="float">
            <text:p>3.89</text:p>
          </table:table-cell>
          <table:table-cell office:value-type="float" office:value="1591855913" calcext:value-type="float">
            <text:p>1591855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ROUND([.D62]/[.E62];1)" office:value-type="float" office:value="15.8" calcext:value-type="float">
            <text:p>15.8</text:p>
          </table:table-cell>
          <table:table-cell table:formula="of:=[.A62]/([.D62]/[.E62])" office:value-type="float" office:value="3.99567957949062" calcext:value-type="float">
            <text:p>4.00</text:p>
          </table:table-cell>
          <table:table-cell office:value-type="float" office:value="1576703005" calcext:value-type="float">
            <text:p>15767030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ROUND([.D63]/[.E63];1)" office:value-type="float" office:value="16" calcext:value-type="float">
            <text:p>16</text:p>
          </table:table-cell>
          <table:table-cell table:formula="of:=[.A63]/([.D63]/[.E63])" office:value-type="float" office:value="3.99600177295356" calcext:value-type="float">
            <text:p>4.00</text:p>
          </table:table-cell>
          <table:table-cell office:value-type="float" office:value="1601600891" calcext:value-type="float">
            <text:p>1601600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ROUND([.D64]/[.E64];1)" office:value-type="float" office:value="16.3" calcext:value-type="float">
            <text:p>16.3</text:p>
          </table:table-cell>
          <table:table-cell table:formula="of:=[.A64]/([.D64]/[.E64])" office:value-type="float" office:value="3.99628863322043" calcext:value-type="float">
            <text:p>4.00</text:p>
          </table:table-cell>
          <table:table-cell office:value-type="float" office:value="1626509143" calcext:value-type="float">
            <text:p>16265091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ROUND([.D65]/[.E65];1)" office:value-type="float" office:value="16.5" calcext:value-type="float">
            <text:p>16.5</text:p>
          </table:table-cell>
          <table:table-cell table:formula="of:=[.A65]/([.D65]/[.E65])" office:value-type="float" office:value="3.99579357482653" calcext:value-type="float">
            <text:p>4.00</text:p>
          </table:table-cell>
          <table:table-cell office:value-type="float" office:value="1651736977" calcext:value-type="float">
            <text:p>16517369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ROUND([.D66]/[.E66];1)" office:value-type="float" office:value="16.8" calcext:value-type="float">
            <text:p>16.8</text:p>
          </table:table-cell>
          <table:table-cell table:formula="of:=[.A66]/([.D66]/[.E66])" office:value-type="float" office:value="3.99633648319087" calcext:value-type="float">
            <text:p>4.00</text:p>
          </table:table-cell>
          <table:table-cell office:value-type="float" office:value="1676535504" calcext:value-type="float">
            <text:p>16765355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ROUND([.D67]/[.E67];1)" office:value-type="float" office:value="17" calcext:value-type="float">
            <text:p>17</text:p>
          </table:table-cell>
          <table:table-cell table:formula="of:=[.A67]/([.D67]/[.E67])" office:value-type="float" office:value="3.9960156574095" calcext:value-type="float">
            <text:p>4.00</text:p>
          </table:table-cell>
          <table:table-cell office:value-type="float" office:value="1701695034" calcext:value-type="float">
            <text:p>1701695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ROUND([.D68]/[.E68];1)" office:value-type="float" office:value="17.3" calcext:value-type="float">
            <text:p>17.3</text:p>
          </table:table-cell>
          <table:table-cell table:formula="of:=[.A68]/([.D68]/[.E68])" office:value-type="float" office:value="3.9961303952012" calcext:value-type="float">
            <text:p>4.00</text:p>
          </table:table-cell>
          <table:table-cell office:value-type="float" office:value="1726670383" calcext:value-type="float">
            <text:p>172667038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ROUND([.D69]/[.E69];1)" office:value-type="float" office:value="17.5" calcext:value-type="float">
            <text:p>17.5</text:p>
          </table:table-cell>
          <table:table-cell table:formula="of:=[.A69]/([.D69]/[.E69])" office:value-type="float" office:value="3.99613496338198" calcext:value-type="float">
            <text:p>4.00</text:p>
          </table:table-cell>
          <table:table-cell office:value-type="float" office:value="1751692589" calcext:value-type="float">
            <text:p>17516925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ROUND([.D70]/[.E70];1)" office:value-type="float" office:value="17.8" calcext:value-type="float">
            <text:p>17.8</text:p>
          </table:table-cell>
          <table:table-cell table:formula="of:=[.A70]/([.D70]/[.E70])" office:value-type="float" office:value="3.9953231849731" calcext:value-type="float">
            <text:p>4.00</text:p>
          </table:table-cell>
          <table:table-cell office:value-type="float" office:value="1777077766" calcext:value-type="float">
            <text:p>177707776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ROUND([.D71]/[.E71];1)" office:value-type="float" office:value="18" calcext:value-type="float">
            <text:p>18</text:p>
          </table:table-cell>
          <table:table-cell table:formula="of:=[.A71]/([.D71]/[.E71])" office:value-type="float" office:value="3.99684943236409" calcext:value-type="float">
            <text:p>4.00</text:p>
          </table:table-cell>
          <table:table-cell office:value-type="float" office:value="1801418873" calcext:value-type="float">
            <text:p>18014188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ROUND([.D72]/[.E72];1)" office:value-type="float" office:value="18.3" calcext:value-type="float">
            <text:p>18.3</text:p>
          </table:table-cell>
          <table:table-cell table:formula="of:=[.A72]/([.D72]/[.E72])" office:value-type="float" office:value="3.99539596621025" calcext:value-type="float">
            <text:p>4.00</text:p>
          </table:table-cell>
          <table:table-cell office:value-type="float" office:value="1827103011" calcext:value-type="float">
            <text:p>18271030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ROUND([.D73]/[.E73];1)" office:value-type="float" office:value="18.5" calcext:value-type="float">
            <text:p>18.5</text:p>
          </table:table-cell>
          <table:table-cell table:formula="of:=[.A73]/([.D73]/[.E73])" office:value-type="float" office:value="3.99544234708192" calcext:value-type="float">
            <text:p>4.00</text:p>
          </table:table-cell>
          <table:table-cell office:value-type="float" office:value="1852110319" calcext:value-type="float">
            <text:p>1852110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ROUND([.D74]/[.E74];1)" office:value-type="float" office:value="18.8" calcext:value-type="float">
            <text:p>18.8</text:p>
          </table:table-cell>
          <table:table-cell table:formula="of:=[.A74]/([.D74]/[.E74])" office:value-type="float" office:value="3.99636864794168" calcext:value-type="float">
            <text:p>4.00</text:p>
          </table:table-cell>
          <table:table-cell office:value-type="float" office:value="1876703743" calcext:value-type="float">
            <text:p>18767037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ROUND([.D75]/[.E75];1)" office:value-type="float" office:value="19" calcext:value-type="float">
            <text:p>19</text:p>
          </table:table-cell>
          <table:table-cell table:formula="of:=[.A75]/([.D75]/[.E75])" office:value-type="float" office:value="3.99600183191446" calcext:value-type="float">
            <text:p>4.00</text:p>
          </table:table-cell>
          <table:table-cell office:value-type="float" office:value="1901901030" calcext:value-type="float">
            <text:p>19019010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ROUND([.D76]/[.E76];1)" office:value-type="float" office:value="19.3" calcext:value-type="float">
            <text:p>19.3</text:p>
          </table:table-cell>
          <table:table-cell table:formula="of:=[.A76]/([.D76]/[.E76])" office:value-type="float" office:value="3.99495885999148" calcext:value-type="float">
            <text:p>3.99</text:p>
          </table:table-cell>
          <table:table-cell office:value-type="float" office:value="1927429110" calcext:value-type="float">
            <text:p>1927429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ROUND([.D77]/[.E77];1)" office:value-type="float" office:value="19.5" calcext:value-type="float">
            <text:p>19.5</text:p>
          </table:table-cell>
          <table:table-cell table:formula="of:=[.A77]/([.D77]/[.E77])" office:value-type="float" office:value="3.9959072647301" calcext:value-type="float">
            <text:p>4.00</text:p>
          </table:table-cell>
          <table:table-cell office:value-type="float" office:value="1951997252" calcext:value-type="float">
            <text:p>195199725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ROUND([.D78]/[.E78];1)" office:value-type="float" office:value="19.8" calcext:value-type="float">
            <text:p>19.8</text:p>
          </table:table-cell>
          <table:table-cell table:formula="of:=[.A78]/([.D78]/[.E78])" office:value-type="float" office:value="3.99272007046308" calcext:value-type="float">
            <text:p>3.99</text:p>
          </table:table-cell>
          <table:table-cell office:value-type="float" office:value="1978601019" calcext:value-type="float">
            <text:p>19786010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ROUND([.D79]/[.E79];1)" office:value-type="float" office:value="20" calcext:value-type="float">
            <text:p>20</text:p>
          </table:table-cell>
          <table:table-cell table:formula="of:=[.A79]/([.D79]/[.E79])" office:value-type="float" office:value="3.99092217458962" calcext:value-type="float">
            <text:p>3.99</text:p>
          </table:table-cell>
          <table:table-cell office:value-type="float" office:value="2004549237" calcext:value-type="float">
            <text:p>20045492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ROUND([.D80]/[.E80];1)" office:value-type="float" office:value="20.3" calcext:value-type="float">
            <text:p>20.3</text:p>
          </table:table-cell>
          <table:table-cell table:formula="of:=[.A80]/([.D80]/[.E80])" office:value-type="float" office:value="3.99560328944187" calcext:value-type="float">
            <text:p>4.00</text:p>
          </table:table-cell>
          <table:table-cell office:value-type="float" office:value="2027228284" calcext:value-type="float">
            <text:p>202722828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ROUND([.D81]/[.E81];1)" office:value-type="float" office:value="20.5" calcext:value-type="float">
            <text:p>20.5</text:p>
          </table:table-cell>
          <table:table-cell table:formula="of:=[.A81]/([.D81]/[.E81])" office:value-type="float" office:value="3.99591771588307" calcext:value-type="float">
            <text:p>4.00</text:p>
          </table:table-cell>
          <table:table-cell office:value-type="float" office:value="2052094308" calcext:value-type="float">
            <text:p>20520943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ROUND([.D82]/[.E82];1)" office:value-type="float" office:value="20.8" calcext:value-type="float">
            <text:p>20.8</text:p>
          </table:table-cell>
          <table:table-cell table:formula="of:=[.A82]/([.D82]/[.E82])" office:value-type="float" office:value="3.9946070494698" calcext:value-type="float">
            <text:p>3.99</text:p>
          </table:table-cell>
          <table:table-cell office:value-type="float" office:value="2077801370" calcext:value-type="float">
            <text:p>20778013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ROUND([.D83]/[.E83];1)" office:value-type="float" office:value="21" calcext:value-type="float">
            <text:p>21</text:p>
          </table:table-cell>
          <table:table-cell table:formula="of:=[.A83]/([.D83]/[.E83])" office:value-type="float" office:value="3.99413731015764" calcext:value-type="float">
            <text:p>3.99</text:p>
          </table:table-cell>
          <table:table-cell office:value-type="float" office:value="2103082430" calcext:value-type="float">
            <text:p>21030824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ROUND([.D84]/[.E84];1)" office:value-type="float" office:value="21.3" calcext:value-type="float">
            <text:p>21.3</text:p>
          </table:table-cell>
          <table:table-cell table:formula="of:=[.A84]/([.D84]/[.E84])" office:value-type="float" office:value="3.99708768241396" calcext:value-type="float">
            <text:p>4.00</text:p>
          </table:table-cell>
          <table:table-cell office:value-type="float" office:value="2126548296" calcext:value-type="float">
            <text:p>21265482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ROUND([.D85]/[.E85];1)" office:value-type="float" office:value="21.5" calcext:value-type="float">
            <text:p>21.5</text:p>
          </table:table-cell>
          <table:table-cell table:formula="of:=[.A85]/([.D85]/[.E85])" office:value-type="float" office:value="3.9956120522958" calcext:value-type="float">
            <text:p>4.00</text:p>
          </table:table-cell>
          <table:table-cell office:value-type="float" office:value="2152361112" calcext:value-type="float">
            <text:p>21523611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ROUND([.D86]/[.E86];1)" office:value-type="float" office:value="21.8" calcext:value-type="float">
            <text:p>21.8</text:p>
          </table:table-cell>
          <table:table-cell table:formula="of:=[.A86]/([.D86]/[.E86])" office:value-type="float" office:value="3.99539338307086" calcext:value-type="float">
            <text:p>4.00</text:p>
          </table:table-cell>
          <table:table-cell office:value-type="float" office:value="2177507736" calcext:value-type="float">
            <text:p>21775077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ROUND([.D87]/[.E87];1)" office:value-type="float" office:value="22" calcext:value-type="float">
            <text:p>22</text:p>
          </table:table-cell>
          <table:table-cell table:formula="of:=[.A87]/([.D87]/[.E87])" office:value-type="float" office:value="3.99676187439724" calcext:value-type="float">
            <text:p>4.00</text:p>
          </table:table-cell>
          <table:table-cell office:value-type="float" office:value="2201782412" calcext:value-type="float">
            <text:p>22017824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ROUND([.D88]/[.E88];1)" office:value-type="float" office:value="22.3" calcext:value-type="float">
            <text:p>22.3</text:p>
          </table:table-cell>
          <table:table-cell table:formula="of:=[.A88]/([.D88]/[.E88])" office:value-type="float" office:value="3.99517025752929" calcext:value-type="float">
            <text:p>4.00</text:p>
          </table:table-cell>
          <table:table-cell office:value-type="float" office:value="2227689792" calcext:value-type="float">
            <text:p>2227689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ROUND([.D89]/[.E89];1)" office:value-type="float" office:value="22.5" calcext:value-type="float">
            <text:p>22.5</text:p>
          </table:table-cell>
          <table:table-cell table:formula="of:=[.A89]/([.D89]/[.E89])" office:value-type="float" office:value="3.99548292187672" calcext:value-type="float">
            <text:p>4.00</text:p>
          </table:table-cell>
          <table:table-cell office:value-type="float" office:value="2252543729" calcext:value-type="float">
            <text:p>22525437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ROUND([.D90]/[.E90];1)" office:value-type="float" office:value="22.8" calcext:value-type="float">
            <text:p>22.8</text:p>
          </table:table-cell>
          <table:table-cell table:formula="of:=[.A90]/([.D90]/[.E90])" office:value-type="float" office:value="3.99640829348193" calcext:value-type="float">
            <text:p>4.00</text:p>
          </table:table-cell>
          <table:table-cell office:value-type="float" office:value="2277044619" calcext:value-type="float">
            <text:p>22770446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ROUND([.D91]/[.E91];1)" office:value-type="float" office:value="23" calcext:value-type="float">
            <text:p>23</text:p>
          </table:table-cell>
          <table:table-cell table:formula="of:=[.A91]/([.D91]/[.E91])" office:value-type="float" office:value="3.99592818913455" calcext:value-type="float">
            <text:p>4.00</text:p>
          </table:table-cell>
          <table:table-cell office:value-type="float" office:value="2302343677" calcext:value-type="float">
            <text:p>23023436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ROUND([.D92]/[.E92];1)" office:value-type="float" office:value="23.3" calcext:value-type="float">
            <text:p>23.3</text:p>
          </table:table-cell>
          <table:table-cell table:formula="of:=[.A92]/([.D92]/[.E92])" office:value-type="float" office:value="3.99485275164553" calcext:value-type="float">
            <text:p>3.99</text:p>
          </table:table-cell>
          <table:table-cell office:value-type="float" office:value="2327995693" calcext:value-type="float">
            <text:p>232799569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ROUND([.D93]/[.E93];1)" office:value-type="float" office:value="23.5" calcext:value-type="float">
            <text:p>23.5</text:p>
          </table:table-cell>
          <table:table-cell table:formula="of:=[.A93]/([.D93]/[.E93])" office:value-type="float" office:value="3.99643170347401" calcext:value-type="float">
            <text:p>4.00</text:p>
          </table:table-cell>
          <table:table-cell office:value-type="float" office:value="2352098246" calcext:value-type="float">
            <text:p>2352098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ROUND([.D94]/[.E94];1)" office:value-type="float" office:value="23.8" calcext:value-type="float">
            <text:p>23.8</text:p>
          </table:table-cell>
          <table:table-cell table:formula="of:=[.A94]/([.D94]/[.E94])" office:value-type="float" office:value="3.99496970404002" calcext:value-type="float">
            <text:p>3.99</text:p>
          </table:table-cell>
          <table:table-cell office:value-type="float" office:value="2377990499" calcext:value-type="float">
            <text:p>23779904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ROUND([.D95]/[.E95];1)" office:value-type="float" office:value="24" calcext:value-type="float">
            <text:p>24</text:p>
          </table:table-cell>
          <table:table-cell table:formula="of:=[.A95]/([.D95]/[.E95])" office:value-type="float" office:value="3.99603906613706" calcext:value-type="float">
            <text:p>4.00</text:p>
          </table:table-cell>
          <table:table-cell office:value-type="float" office:value="2402378916" calcext:value-type="float">
            <text:p>24023789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ROUND([.D96]/[.E96];1)" office:value-type="float" office:value="24.3" calcext:value-type="float">
            <text:p>24.3</text:p>
          </table:table-cell>
          <table:table-cell table:formula="of:=[.A96]/([.D96]/[.E96])" office:value-type="float" office:value="3.99519787923694" calcext:value-type="float">
            <text:p>4.00</text:p>
          </table:table-cell>
          <table:table-cell office:value-type="float" office:value="2427914785" calcext:value-type="float">
            <text:p>242791478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ROUND([.D97]/[.E97];1)" office:value-type="float" office:value="24.5" calcext:value-type="float">
            <text:p>24.5</text:p>
          </table:table-cell>
          <table:table-cell table:formula="of:=[.A97]/([.D97]/[.E97])" office:value-type="float" office:value="3.99594786258647" calcext:value-type="float">
            <text:p>4.00</text:p>
          </table:table-cell>
          <table:table-cell office:value-type="float" office:value="2452484451" calcext:value-type="float">
            <text:p>245248445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ROUND([.D98]/[.E98];1)" office:value-type="float" office:value="24.8" calcext:value-type="float">
            <text:p>24.8</text:p>
          </table:table-cell>
          <table:table-cell table:formula="of:=[.A98]/([.D98]/[.E98])" office:value-type="float" office:value="3.99633172916084" calcext:value-type="float">
            <text:p>4.00</text:p>
          </table:table-cell>
          <table:table-cell office:value-type="float" office:value="2477271826" calcext:value-type="float">
            <text:p>247727182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ROUND([.D99]/[.E99];1)" office:value-type="float" office:value="25" calcext:value-type="float">
            <text:p>25</text:p>
          </table:table-cell>
          <table:table-cell table:formula="of:=[.A99]/([.D99]/[.E99])" office:value-type="float" office:value="3.99563297453873" calcext:value-type="float">
            <text:p>4.00</text:p>
          </table:table-cell>
          <table:table-cell office:value-type="float" office:value="2502732374" calcext:value-type="float">
            <text:p>25027323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ROUND([.D100]/[.E100];1)" office:value-type="float" office:value="25.3" calcext:value-type="float">
            <text:p>25.3</text:p>
          </table:table-cell>
          <table:table-cell table:formula="of:=[.A100]/([.D100]/[.E100])" office:value-type="float" office:value="3.99576958932549" calcext:value-type="float">
            <text:p>4.00</text:p>
          </table:table-cell>
          <table:table-cell office:value-type="float" office:value="2527673274" calcext:value-type="float">
            <text:p>25276732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ROUND([.D101]/[.E101];1)" office:value-type="float" office:value="25.5" calcext:value-type="float">
            <text:p>25.5</text:p>
          </table:table-cell>
          <table:table-cell table:formula="of:=[.A101]/([.D101]/[.E101])" office:value-type="float" office:value="3.9964962544939" calcext:value-type="float">
            <text:p>4.00</text:p>
          </table:table-cell>
          <table:table-cell office:value-type="float" office:value="2552235596" calcext:value-type="float">
            <text:p>2552235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ROUND([.D102]/[.E102];1)" office:value-type="float" office:value="25.8" calcext:value-type="float">
            <text:p>25.8</text:p>
          </table:table-cell>
          <table:table-cell table:formula="of:=[.A102]/([.D102]/[.E102])" office:value-type="float" office:value="3.99558293194674" calcext:value-type="float">
            <text:p>4.00</text:p>
          </table:table-cell>
          <table:table-cell office:value-type="float" office:value="2577846631" calcext:value-type="float">
            <text:p>2577846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ROUND([.D103]/[.E103];1)" office:value-type="float" office:value="26" calcext:value-type="float">
            <text:p>26</text:p>
          </table:table-cell>
          <table:table-cell table:formula="of:=[.A103]/([.D103]/[.E103])" office:value-type="float" office:value="3.99570397583972" calcext:value-type="float">
            <text:p>4.00</text:p>
          </table:table-cell>
          <table:table-cell office:value-type="float" office:value="2602795418" calcext:value-type="float">
            <text:p>26027954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ROUND([.D104]/[.E104];1)" office:value-type="float" office:value="26.3" calcext:value-type="float">
            <text:p>26.3</text:p>
          </table:table-cell>
          <table:table-cell table:formula="of:=[.A104]/([.D104]/[.E104])" office:value-type="float" office:value="3.99594319516488" calcext:value-type="float">
            <text:p>4.00</text:p>
          </table:table-cell>
          <table:table-cell office:value-type="float" office:value="2627664981" calcext:value-type="float">
            <text:p>26276649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ROUND([.D105]/[.E105];1)" office:value-type="float" office:value="26.5" calcext:value-type="float">
            <text:p>26.5</text:p>
          </table:table-cell>
          <table:table-cell table:formula="of:=[.A105]/([.D105]/[.E105])" office:value-type="float" office:value="3.99576260985554" calcext:value-type="float">
            <text:p>4.00</text:p>
          </table:table-cell>
          <table:table-cell office:value-type="float" office:value="2652810248" calcext:value-type="float">
            <text:p>26528102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ROUND([.D106]/[.E106];1)" office:value-type="float" office:value="26.8" calcext:value-type="float">
            <text:p>26.8</text:p>
          </table:table-cell>
          <table:table-cell table:formula="of:=[.A106]/([.D106]/[.E106])" office:value-type="float" office:value="3.9970409957806" calcext:value-type="float">
            <text:p>4.00</text:p>
          </table:table-cell>
          <table:table-cell office:value-type="float" office:value="2676980299" calcext:value-type="float">
            <text:p>26769802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ROUND([.D107]/[.E107];1)" office:value-type="float" office:value="27" calcext:value-type="float">
            <text:p>27</text:p>
          </table:table-cell>
          <table:table-cell table:formula="of:=[.A107]/([.D107]/[.E107])" office:value-type="float" office:value="3.99581800351631" calcext:value-type="float">
            <text:p>4.00</text:p>
          </table:table-cell>
          <table:table-cell office:value-type="float" office:value="2702825802" calcext:value-type="float">
            <text:p>27028258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ROUND([.D108]/[.E108];1)" office:value-type="float" office:value="27.3" calcext:value-type="float">
            <text:p>27.3</text:p>
          </table:table-cell>
          <table:table-cell table:formula="of:=[.A108]/([.D108]/[.E108])" office:value-type="float" office:value="3.99639806622158" calcext:value-type="float">
            <text:p>4.00</text:p>
          </table:table-cell>
          <table:table-cell office:value-type="float" office:value="2727456029" calcext:value-type="float">
            <text:p>27274560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ROUND([.D109]/[.E109];1)" office:value-type="float" office:value="27.5" calcext:value-type="float">
            <text:p>27.5</text:p>
          </table:table-cell>
          <table:table-cell table:formula="of:=[.A109]/([.D109]/[.E109])" office:value-type="float" office:value="3.99574976311397" calcext:value-type="float">
            <text:p>4.00</text:p>
          </table:table-cell>
          <table:table-cell office:value-type="float" office:value="2752925146" calcext:value-type="float">
            <text:p>27529251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ROUND([.D110]/[.E110];1)" office:value-type="float" office:value="27.8" calcext:value-type="float">
            <text:p>27.8</text:p>
          </table:table-cell>
          <table:table-cell table:formula="of:=[.A110]/([.D110]/[.E110])" office:value-type="float" office:value="3.99582356664808" calcext:value-type="float">
            <text:p>4.00</text:p>
          </table:table-cell>
          <table:table-cell office:value-type="float" office:value="2777900429" calcext:value-type="float">
            <text:p>27779004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ROUND([.D111]/[.E111];1)" office:value-type="float" office:value="28" calcext:value-type="float">
            <text:p>28</text:p>
          </table:table-cell>
          <table:table-cell table:formula="of:=[.A111]/([.D111]/[.E111])" office:value-type="float" office:value="3.99637729254797" calcext:value-type="float">
            <text:p>4.00</text:p>
          </table:table-cell>
          <table:table-cell office:value-type="float" office:value="2802538194" calcext:value-type="float">
            <text:p>280253819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ROUND([.D112]/[.E112];1)" office:value-type="float" office:value="28.3" calcext:value-type="float">
            <text:p>28.3</text:p>
          </table:table-cell>
          <table:table-cell table:formula="of:=[.A112]/([.D112]/[.E112])" office:value-type="float" office:value="3.99698844959828" calcext:value-type="float">
            <text:p>4.00</text:p>
          </table:table-cell>
          <table:table-cell office:value-type="float" office:value="2827128510" calcext:value-type="float">
            <text:p>28271285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ROUND([.D113]/[.E113];1)" office:value-type="float" office:value="28.5" calcext:value-type="float">
            <text:p>28.5</text:p>
          </table:table-cell>
          <table:table-cell table:formula="of:=[.A113]/([.D113]/[.E113])" office:value-type="float" office:value="3.99640430043517" calcext:value-type="float">
            <text:p>4.00</text:p>
          </table:table-cell>
          <table:table-cell office:value-type="float" office:value="2852564241" calcext:value-type="float">
            <text:p>285256424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ROUND([.D114]/[.E114];1)" office:value-type="float" office:value="28.8" calcext:value-type="float">
            <text:p>28.8</text:p>
          </table:table-cell>
          <table:table-cell table:formula="of:=[.A114]/([.D114]/[.E114])" office:value-type="float" office:value="3.99600138835404" calcext:value-type="float">
            <text:p>4.00</text:p>
          </table:table-cell>
          <table:table-cell office:value-type="float" office:value="2877876878" calcext:value-type="float">
            <text:p>28778768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ROUND([.D115]/[.E115];1)" office:value-type="float" office:value="29" calcext:value-type="float">
            <text:p>29</text:p>
          </table:table-cell>
          <table:table-cell table:formula="of:=[.A115]/([.D115]/[.E115])" office:value-type="float" office:value="3.99576493283888" calcext:value-type="float">
            <text:p>4.00</text:p>
          </table:table-cell>
          <table:table-cell office:value-type="float" office:value="2903073678" calcext:value-type="float">
            <text:p>29030736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ROUND([.D116]/[.E116];1)" office:value-type="float" office:value="29.3" calcext:value-type="float">
            <text:p>29.3</text:p>
          </table:table-cell>
          <table:table-cell table:formula="of:=[.A116]/([.D116]/[.E116])" office:value-type="float" office:value="3.995854708522" calcext:value-type="float">
            <text:p>4.00</text:p>
          </table:table-cell>
          <table:table-cell office:value-type="float" office:value="2928034389" calcext:value-type="float">
            <text:p>29280343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ROUND([.D117]/[.E117];1)" office:value-type="float" office:value="29.5" calcext:value-type="float">
            <text:p>29.5</text:p>
          </table:table-cell>
          <table:table-cell table:formula="of:=[.A117]/([.D117]/[.E117])" office:value-type="float" office:value="3.99630856236711" calcext:value-type="float">
            <text:p>4.00</text:p>
          </table:table-cell>
          <table:table-cell office:value-type="float" office:value="2952724950" calcext:value-type="float">
            <text:p>29527249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ROUND([.D118]/[.E118];1)" office:value-type="float" office:value="29.8" calcext:value-type="float">
            <text:p>29.8</text:p>
          </table:table-cell>
          <table:table-cell table:formula="of:=[.A118]/([.D118]/[.E118])" office:value-type="float" office:value="3.99569301094089" calcext:value-type="float">
            <text:p>4.00</text:p>
          </table:table-cell>
          <table:table-cell office:value-type="float" office:value="2978206776" calcext:value-type="float">
            <text:p>29782067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ROUND([.D119]/[.E119];1)" office:value-type="float" office:value="30" calcext:value-type="float">
            <text:p>30</text:p>
          </table:table-cell>
          <table:table-cell table:formula="of:=[.A119]/([.D119]/[.E119])" office:value-type="float" office:value="3.99613093537202" calcext:value-type="float">
            <text:p>4.00</text:p>
          </table:table-cell>
          <table:table-cell office:value-type="float" office:value="3002904608" calcext:value-type="float">
            <text:p>30029046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ROUND([.D120]/[.E120];1)" office:value-type="float" office:value="30.3" calcext:value-type="float">
            <text:p>30.3</text:p>
          </table:table-cell>
          <table:table-cell table:formula="of:=[.A120]/([.D120]/[.E120])" office:value-type="float" office:value="3.99588457177138" calcext:value-type="float">
            <text:p>4.00</text:p>
          </table:table-cell>
          <table:table-cell office:value-type="float" office:value="3028115498" calcext:value-type="float">
            <text:p>30281154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ROUND([.D121]/[.E121];1)" office:value-type="float" office:value="30.5" calcext:value-type="float">
            <text:p>30.5</text:p>
          </table:table-cell>
          <table:table-cell table:formula="of:=[.A121]/([.D121]/[.E121])" office:value-type="float" office:value="3.99622903381099" calcext:value-type="float">
            <text:p>4.00</text:p>
          </table:table-cell>
          <table:table-cell office:value-type="float" office:value="3052878075" calcext:value-type="float">
            <text:p>305287807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ROUND([.D122]/[.E122];1)" office:value-type="float" office:value="30.8" calcext:value-type="float">
            <text:p>30.8</text:p>
          </table:table-cell>
          <table:table-cell table:formula="of:=[.A122]/([.D122]/[.E122])" office:value-type="float" office:value="3.99637705481427" calcext:value-type="float">
            <text:p>4.00</text:p>
          </table:table-cell>
          <table:table-cell office:value-type="float" office:value="3077787664" calcext:value-type="float">
            <text:p>3077787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ROUND([.D123]/[.E123];1)" office:value-type="float" office:value="31" calcext:value-type="float">
            <text:p>31</text:p>
          </table:table-cell>
          <table:table-cell table:formula="of:=[.A123]/([.D123]/[.E123])" office:value-type="float" office:value="3.99521234115731" calcext:value-type="float">
            <text:p>4.00</text:p>
          </table:table-cell>
          <table:table-cell office:value-type="float" office:value="3103714882" calcext:value-type="float">
            <text:p>31037148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ROUND([.D124]/[.E124];1)" office:value-type="float" office:value="31.3" calcext:value-type="float">
            <text:p>31.3</text:p>
          </table:table-cell>
          <table:table-cell table:formula="of:=[.A124]/([.D124]/[.E124])" office:value-type="float" office:value="3.99649470582604" calcext:value-type="float">
            <text:p>4.00</text:p>
          </table:table-cell>
          <table:table-cell office:value-type="float" office:value="3127740913" calcext:value-type="float">
            <text:p>3127740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ROUND([.D125]/[.E125];1)" office:value-type="float" office:value="31.5" calcext:value-type="float">
            <text:p>31.5</text:p>
          </table:table-cell>
          <table:table-cell table:formula="of:=[.A125]/([.D125]/[.E125])" office:value-type="float" office:value="3.99591657919045" calcext:value-type="float">
            <text:p>4.00</text:p>
          </table:table-cell>
          <table:table-cell office:value-type="float" office:value="3153218980" calcext:value-type="float">
            <text:p>315321898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ROUND([.D126]/[.E126];1)" office:value-type="float" office:value="31.8" calcext:value-type="float">
            <text:p>31.8</text:p>
          </table:table-cell>
          <table:table-cell table:formula="of:=[.A126]/([.D126]/[.E126])" office:value-type="float" office:value="3.99613434730554" calcext:value-type="float">
            <text:p>4.00</text:p>
          </table:table-cell>
          <table:table-cell office:value-type="float" office:value="3178071330" calcext:value-type="float">
            <text:p>31780713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ROUND([.D127]/[.E127];1)" office:value-type="float" office:value="32" calcext:value-type="float">
            <text:p>32</text:p>
          </table:table-cell>
          <table:table-cell table:formula="of:=[.A127]/([.D127]/[.E127])" office:value-type="float" office:value="3.99619033559475" calcext:value-type="float">
            <text:p>4.00</text:p>
          </table:table-cell>
          <table:table-cell office:value-type="float" office:value="3203050637" calcext:value-type="float">
            <text:p>32030506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ROUND([.D128]/[.E128];1)" office:value-type="float" office:value="32.3" calcext:value-type="float">
            <text:p>32.3</text:p>
          </table:table-cell>
          <table:table-cell table:formula="of:=[.A128]/([.D128]/[.E128])" office:value-type="float" office:value="3.99631046243782" calcext:value-type="float">
            <text:p>4.00</text:p>
          </table:table-cell>
          <table:table-cell office:value-type="float" office:value="3227977436" calcext:value-type="float">
            <text:p>32279774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ROUND([.D129]/[.E129];1)" office:value-type="float" office:value="32.5" calcext:value-type="float">
            <text:p>32.5</text:p>
          </table:table-cell>
          <table:table-cell table:formula="of:=[.A129]/([.D129]/[.E129])" office:value-type="float" office:value="3.99546611961859" calcext:value-type="float">
            <text:p>4.00</text:p>
          </table:table-cell>
          <table:table-cell office:value-type="float" office:value="3253687958" calcext:value-type="float">
            <text:p>32536879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ROUND([.D130]/[.E130];1)" office:value-type="float" office:value="32.8" calcext:value-type="float">
            <text:p>32.8</text:p>
          </table:table-cell>
          <table:table-cell table:formula="of:=[.A130]/([.D130]/[.E130])" office:value-type="float" office:value="3.99608745334775" calcext:value-type="float">
            <text:p>4.00</text:p>
          </table:table-cell>
          <table:table-cell office:value-type="float" office:value="3278206534" calcext:value-type="float">
            <text:p>32782065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ROUND([.D131]/[.E131];1)" office:value-type="float" office:value="33" calcext:value-type="float">
            <text:p>33</text:p>
          </table:table-cell>
          <table:table-cell table:formula="of:=[.A131]/([.D131]/[.E131])" office:value-type="float" office:value="3.9962258081307" calcext:value-type="float">
            <text:p>4.00</text:p>
          </table:table-cell>
          <table:table-cell office:value-type="float" office:value="3303116649" calcext:value-type="float">
            <text:p>3303116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ROUND([.D132]/[.E132];1)" office:value-type="float" office:value="33.3" calcext:value-type="float">
            <text:p>33.3</text:p>
          </table:table-cell>
          <table:table-cell table:formula="of:=[.A132]/([.D132]/[.E132])" office:value-type="float" office:value="3.99675336091595" calcext:value-type="float">
            <text:p>4.00</text:p>
          </table:table-cell>
          <table:table-cell office:value-type="float" office:value="3327700961" calcext:value-type="float">
            <text:p>3327700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ROUND([.D133]/[.E133];1)" office:value-type="float" office:value="33.5" calcext:value-type="float">
            <text:p>33.5</text:p>
          </table:table-cell>
          <table:table-cell table:formula="of:=[.A133]/([.D133]/[.E133])" office:value-type="float" office:value="3.99614843817672" calcext:value-type="float">
            <text:p>4.00</text:p>
          </table:table-cell>
          <table:table-cell office:value-type="float" office:value="3353228792" calcext:value-type="float">
            <text:p>3353228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ROUND([.D134]/[.E134];1)" office:value-type="float" office:value="33.8" calcext:value-type="float">
            <text:p>33.8</text:p>
          </table:table-cell>
          <table:table-cell table:formula="of:=[.A134]/([.D134]/[.E134])" office:value-type="float" office:value="3.99300283692913" calcext:value-type="float">
            <text:p>3.99</text:p>
          </table:table-cell>
          <table:table-cell office:value-type="float" office:value="3380914202" calcext:value-type="float">
            <text:p>33809142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ROUND([.D135]/[.E135];1)" office:value-type="float" office:value="34" calcext:value-type="float">
            <text:p>34</text:p>
          </table:table-cell>
          <table:table-cell table:formula="of:=[.A135]/([.D135]/[.E135])" office:value-type="float" office:value="3.99482364498975" calcext:value-type="float">
            <text:p>3.99</text:p>
          </table:table-cell>
          <table:table-cell office:value-type="float" office:value="3404405603" calcext:value-type="float">
            <text:p>3404405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ROUND([.D136]/[.E136];1)" office:value-type="float" office:value="34.3" calcext:value-type="float">
            <text:p>34.3</text:p>
          </table:table-cell>
          <table:table-cell table:formula="of:=[.A136]/([.D136]/[.E136])" office:value-type="float" office:value="3.99628799917809" calcext:value-type="float">
            <text:p>4.00</text:p>
          </table:table-cell>
          <table:table-cell office:value-type="float" office:value="3428181353" calcext:value-type="float">
            <text:p>34281813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ROUND([.D137]/[.E137];1)" office:value-type="float" office:value="34.5" calcext:value-type="float">
            <text:p>34.5</text:p>
          </table:table-cell>
          <table:table-cell table:formula="of:=[.A137]/([.D137]/[.E137])" office:value-type="float" office:value="3.99677787761063" calcext:value-type="float">
            <text:p>4.00</text:p>
          </table:table-cell>
          <table:table-cell office:value-type="float" office:value="3452781321" calcext:value-type="float">
            <text:p>34527813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ROUND([.D138]/[.E138];1)" office:value-type="float" office:value="34.8" calcext:value-type="float">
            <text:p>34.8</text:p>
          </table:table-cell>
          <table:table-cell table:formula="of:=[.A138]/([.D138]/[.E138])" office:value-type="float" office:value="3.99622314478103" calcext:value-type="float">
            <text:p>4.00</text:p>
          </table:table-cell>
          <table:table-cell office:value-type="float" office:value="3478284244" calcext:value-type="float">
            <text:p>34782842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ROUND([.D139]/[.E139];1)" office:value-type="float" office:value="35" calcext:value-type="float">
            <text:p>35</text:p>
          </table:table-cell>
          <table:table-cell table:formula="of:=[.A139]/([.D139]/[.E139])" office:value-type="float" office:value="3.99681499294558" calcext:value-type="float">
            <text:p>4.00</text:p>
          </table:table-cell>
          <table:table-cell office:value-type="float" office:value="3502789102" calcext:value-type="float">
            <text:p>35027891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ROUND([.D140]/[.E140];1)" office:value-type="float" office:value="35.3" calcext:value-type="float">
            <text:p>35.3</text:p>
          </table:table-cell>
          <table:table-cell table:formula="of:=[.A140]/([.D140]/[.E140])" office:value-type="float" office:value="3.99661707849665" calcext:value-type="float">
            <text:p>4.00</text:p>
          </table:table-cell>
          <table:table-cell office:value-type="float" office:value="3527983723" calcext:value-type="float">
            <text:p>352798372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ROUND([.D141]/[.E141];1)" office:value-type="float" office:value="35.5" calcext:value-type="float">
            <text:p>35.5</text:p>
          </table:table-cell>
          <table:table-cell table:formula="of:=[.A141]/([.D141]/[.E141])" office:value-type="float" office:value="3.99495103908418" calcext:value-type="float">
            <text:p>3.99</text:p>
          </table:table-cell>
          <table:table-cell office:value-type="float" office:value="3554486616" calcext:value-type="float">
            <text:p>35544866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ROUND([.D142]/[.E142];1)" office:value-type="float" office:value="35.8" calcext:value-type="float">
            <text:p>35.8</text:p>
          </table:table-cell>
          <table:table-cell table:formula="of:=[.A142]/([.D142]/[.E142])" office:value-type="float" office:value="3.99638929189835" calcext:value-type="float">
            <text:p>4.00</text:p>
          </table:table-cell>
          <table:table-cell office:value-type="float" office:value="3578229986" calcext:value-type="float">
            <text:p>357822998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ROUND([.D143]/[.E143];1)" office:value-type="float" office:value="36" calcext:value-type="float">
            <text:p>36</text:p>
          </table:table-cell>
          <table:table-cell table:formula="of:=[.A143]/([.D143]/[.E143])" office:value-type="float" office:value="3.99669912841023" calcext:value-type="float">
            <text:p>4.00</text:p>
          </table:table-cell>
          <table:table-cell office:value-type="float" office:value="3602973238" calcext:value-type="float">
            <text:p>36029732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ROUND([.D144]/[.E144];1)" office:value-type="float" office:value="36.3" calcext:value-type="float">
            <text:p>36.3</text:p>
          </table:table-cell>
          <table:table-cell table:formula="of:=[.A144]/([.D144]/[.E144])" office:value-type="float" office:value="3.99675354569627" calcext:value-type="float">
            <text:p>4.00</text:p>
          </table:table-cell>
          <table:table-cell office:value-type="float" office:value="3627944489" calcext:value-type="float">
            <text:p>36279444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ROUND([.D145]/[.E145];1)" office:value-type="float" office:value="36.5" calcext:value-type="float">
            <text:p>36.5</text:p>
          </table:table-cell>
          <table:table-cell table:formula="of:=[.A145]/([.D145]/[.E145])" office:value-type="float" office:value="3.99673270495855" calcext:value-type="float">
            <text:p>4.00</text:p>
          </table:table-cell>
          <table:table-cell office:value-type="float" office:value="3652983844" calcext:value-type="float">
            <text:p>36529838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ROUND([.D146]/[.E146];1)" office:value-type="float" office:value="36.8" calcext:value-type="float">
            <text:p>36.8</text:p>
          </table:table-cell>
          <table:table-cell table:formula="of:=[.A146]/([.D146]/[.E146])" office:value-type="float" office:value="3.99684024601178" calcext:value-type="float">
            <text:p>4.00</text:p>
          </table:table-cell>
          <table:table-cell office:value-type="float" office:value="3677905319" calcext:value-type="float">
            <text:p>3677905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ROUND([.D147]/[.E147];1)" office:value-type="float" office:value="37" calcext:value-type="float">
            <text:p>37</text:p>
          </table:table-cell>
          <table:table-cell table:formula="of:=[.A147]/([.D147]/[.E147])" office:value-type="float" office:value="3.99645902605014" calcext:value-type="float">
            <text:p>4.00</text:p>
          </table:table-cell>
          <table:table-cell office:value-type="float" office:value="3703278303" calcext:value-type="float">
            <text:p>37032783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ROUND([.D148]/[.E148];1)" office:value-type="float" office:value="37.3" calcext:value-type="float">
            <text:p>37.3</text:p>
          </table:table-cell>
          <table:table-cell table:formula="of:=[.A148]/([.D148]/[.E148])" office:value-type="float" office:value="3.99556454685818" calcext:value-type="float">
            <text:p>4.00</text:p>
          </table:table-cell>
          <table:table-cell office:value-type="float" office:value="3729135101" calcext:value-type="float">
            <text:p>372913510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ROUND([.D149]/[.E149];1)" office:value-type="float" office:value="37.6" calcext:value-type="float">
            <text:p>37.6</text:p>
          </table:table-cell>
          <table:table-cell table:formula="of:=[.A149]/([.D149]/[.E149])" office:value-type="float" office:value="3.99467278852366" calcext:value-type="float">
            <text:p>3.99</text:p>
          </table:table-cell>
          <table:table-cell office:value-type="float" office:value="3755000921" calcext:value-type="float">
            <text:p>3755000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ROUND([.D150]/[.E150];1)" office:value-type="float" office:value="37.8" calcext:value-type="float">
            <text:p>37.8</text:p>
          </table:table-cell>
          <table:table-cell table:formula="of:=[.A150]/([.D150]/[.E150])" office:value-type="float" office:value="3.99585495411171" calcext:value-type="float">
            <text:p>4.00</text:p>
          </table:table-cell>
          <table:table-cell office:value-type="float" office:value="3778915945" calcext:value-type="float">
            <text:p>37789159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ROUND([.D151]/[.E151];1)" office:value-type="float" office:value="38" calcext:value-type="float">
            <text:p>38</text:p>
          </table:table-cell>
          <table:table-cell table:formula="of:=[.A151]/([.D151]/[.E151])" office:value-type="float" office:value="3.99677507896893" calcext:value-type="float">
            <text:p>4.00</text:p>
          </table:table-cell>
          <table:table-cell office:value-type="float" office:value="3803066147" calcext:value-type="float">
            <text:p>380306614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ROUND([.D152]/[.E152];1)" office:value-type="float" office:value="38.3" calcext:value-type="float">
            <text:p>38.3</text:p>
          </table:table-cell>
          <table:table-cell table:formula="of:=[.A152]/([.D152]/[.E152])" office:value-type="float" office:value="3.99675766717537" calcext:value-type="float">
            <text:p>4.00</text:p>
          </table:table-cell>
          <table:table-cell office:value-type="float" office:value="3828102996" calcext:value-type="float">
            <text:p>38281029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ROUND([.D153]/[.E153];1)" office:value-type="float" office:value="38.5" calcext:value-type="float">
            <text:p>38.5</text:p>
          </table:table-cell>
          <table:table-cell table:formula="of:=[.A153]/([.D153]/[.E153])" office:value-type="float" office:value="3.99650627601264" calcext:value-type="float">
            <text:p>4.00</text:p>
          </table:table-cell>
          <table:table-cell office:value-type="float" office:value="3853365649" calcext:value-type="float">
            <text:p>3853365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ROUND([.D154]/[.E154];1)" office:value-type="float" office:value="38.8" calcext:value-type="float">
            <text:p>38.8</text:p>
          </table:table-cell>
          <table:table-cell table:formula="of:=[.A154]/([.D154]/[.E154])" office:value-type="float" office:value="3.99627491487909" calcext:value-type="float">
            <text:p>4.00</text:p>
          </table:table-cell>
          <table:table-cell office:value-type="float" office:value="3878612040" calcext:value-type="float">
            <text:p>3878612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ROUND([.D155]/[.E155];1)" office:value-type="float" office:value="39" calcext:value-type="float">
            <text:p>39</text:p>
          </table:table-cell>
          <table:table-cell table:formula="of:=[.A155]/([.D155]/[.E155])" office:value-type="float" office:value="3.99652160180514" calcext:value-type="float">
            <text:p>4.00</text:p>
          </table:table-cell>
          <table:table-cell office:value-type="float" office:value="3903394390" calcext:value-type="float">
            <text:p>39033943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ROUND([.D156]/[.E156];1)" office:value-type="float" office:value="39.3" calcext:value-type="float">
            <text:p>39.3</text:p>
          </table:table-cell>
          <table:table-cell table:formula="of:=[.A156]/([.D156]/[.E156])" office:value-type="float" office:value="3.99647853018028" calcext:value-type="float">
            <text:p>4.00</text:p>
          </table:table-cell>
          <table:table-cell office:value-type="float" office:value="3928458487" calcext:value-type="float">
            <text:p>392845848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ROUND([.D157]/[.E157];1)" office:value-type="float" office:value="39.5" calcext:value-type="float">
            <text:p>39.5</text:p>
          </table:table-cell>
          <table:table-cell table:formula="of:=[.A157]/([.D157]/[.E157])" office:value-type="float" office:value="3.99699127847573" calcext:value-type="float">
            <text:p>4.00</text:p>
          </table:table-cell>
          <table:table-cell office:value-type="float" office:value="3952973349" calcext:value-type="float">
            <text:p>39529733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ROUND([.D158]/[.E158];1)" office:value-type="float" office:value="39.8" calcext:value-type="float">
            <text:p>39.8</text:p>
          </table:table-cell>
          <table:table-cell table:formula="of:=[.A158]/([.D158]/[.E158])" office:value-type="float" office:value="3.99712287095748" calcext:value-type="float">
            <text:p>4.00</text:p>
          </table:table-cell>
          <table:table-cell office:value-type="float" office:value="3977861205" calcext:value-type="float">
            <text:p>39778612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ROUND([.D159]/[.E159];1)" office:value-type="float" office:value="40" calcext:value-type="float">
            <text:p>40</text:p>
          </table:table-cell>
          <table:table-cell table:formula="of:=[.A159]/([.D159]/[.E159])" office:value-type="float" office:value="3.99625409523881" calcext:value-type="float">
            <text:p>4.00</text:p>
          </table:table-cell>
          <table:table-cell office:value-type="float" office:value="4003749416" calcext:value-type="float">
            <text:p>40037494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ROUND([.D160]/[.E160];1)" office:value-type="float" office:value="40.3" calcext:value-type="float">
            <text:p>40.3</text:p>
          </table:table-cell>
          <table:table-cell table:formula="of:=[.A160]/([.D160]/[.E160])" office:value-type="float" office:value="3.99654916894606" calcext:value-type="float">
            <text:p>4.00</text:p>
          </table:table-cell>
          <table:table-cell office:value-type="float" office:value="4028475397" calcext:value-type="float">
            <text:p>40284753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ROUND([.D161]/[.E161];1)" office:value-type="float" office:value="40.5" calcext:value-type="float">
            <text:p>40.5</text:p>
          </table:table-cell>
          <table:table-cell table:formula="of:=[.A161]/([.D161]/[.E161])" office:value-type="float" office:value="3.99738197340349" calcext:value-type="float">
            <text:p>4.00</text:p>
          </table:table-cell>
          <table:table-cell office:value-type="float" office:value="4052652488" calcext:value-type="float">
            <text:p>405265248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ROUND([.D162]/[.E162];1)" office:value-type="float" office:value="40.8" calcext:value-type="float">
            <text:p>40.8</text:p>
          </table:table-cell>
          <table:table-cell table:formula="of:=[.A162]/([.D162]/[.E162])" office:value-type="float" office:value="3.99693500507335" calcext:value-type="float">
            <text:p>4.00</text:p>
          </table:table-cell>
          <table:table-cell office:value-type="float" office:value="4078124858" calcext:value-type="float">
            <text:p>4078124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ROUND([.D163]/[.E163];1)" office:value-type="float" office:value="41" calcext:value-type="float">
            <text:p>41</text:p>
          </table:table-cell>
          <table:table-cell table:formula="of:=[.A163]/([.D163]/[.E163])" office:value-type="float" office:value="3.99668168289754" calcext:value-type="float">
            <text:p>4.00</text:p>
          </table:table-cell>
          <table:table-cell office:value-type="float" office:value="4103404099" calcext:value-type="float">
            <text:p>41034040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ROUND([.D164]/[.E164];1)" office:value-type="float" office:value="41.3" calcext:value-type="float">
            <text:p>41.3</text:p>
          </table:table-cell>
          <table:table-cell table:formula="of:=[.A164]/([.D164]/[.E164])" office:value-type="float" office:value="3.99640658620981" calcext:value-type="float">
            <text:p>4.00</text:p>
          </table:table-cell>
          <table:table-cell office:value-type="float" office:value="4128709040" calcext:value-type="float">
            <text:p>4128709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ROUND([.D165]/[.E165];1)" office:value-type="float" office:value="41.5" calcext:value-type="float">
            <text:p>41.5</text:p>
          </table:table-cell>
          <table:table-cell table:formula="of:=[.A165]/([.D165]/[.E165])" office:value-type="float" office:value="3.9956677372126" calcext:value-type="float">
            <text:p>4.00</text:p>
          </table:table-cell>
          <table:table-cell office:value-type="float" office:value="4154499596" calcext:value-type="float">
            <text:p>4154499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ROUND([.D166]/[.E166];1)" office:value-type="float" office:value="41.8" calcext:value-type="float">
            <text:p>41.8</text:p>
          </table:table-cell>
          <table:table-cell table:formula="of:=[.A166]/([.D166]/[.E166])" office:value-type="float" office:value="3.99692552372121" calcext:value-type="float">
            <text:p>4.00</text:p>
          </table:table-cell>
          <table:table-cell office:value-type="float" office:value="4178211453" calcext:value-type="float">
            <text:p>41782114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ROUND([.D167]/[.E167];1)" office:value-type="float" office:value="42" calcext:value-type="float">
            <text:p>42</text:p>
          </table:table-cell>
          <table:table-cell table:formula="of:=[.A167]/([.D167]/[.E167])" office:value-type="float" office:value="3.99664298261507" calcext:value-type="float">
            <text:p>4.00</text:p>
          </table:table-cell>
          <table:table-cell office:value-type="float" office:value="4203527829" calcext:value-type="float">
            <text:p>42035278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ROUND([.D168]/[.E168];1)" office:value-type="float" office:value="42.3" calcext:value-type="float">
            <text:p>42.3</text:p>
          </table:table-cell>
          <table:table-cell table:formula="of:=[.A168]/([.D168]/[.E168])" office:value-type="float" office:value="3.99698441858" calcext:value-type="float">
            <text:p>4.00</text:p>
          </table:table-cell>
          <table:table-cell office:value-type="float" office:value="4228187611" calcext:value-type="float">
            <text:p>4228187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ROUND([.D169]/[.E169];1)" office:value-type="float" office:value="42.5" calcext:value-type="float">
            <text:p>42.5</text:p>
          </table:table-cell>
          <table:table-cell table:formula="of:=[.A169]/([.D169]/[.E169])" office:value-type="float" office:value="3.99664319305133" calcext:value-type="float">
            <text:p>4.00</text:p>
          </table:table-cell>
          <table:table-cell office:value-type="float" office:value="4253569603" calcext:value-type="float">
            <text:p>4253569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ROUND([.D170]/[.E170];1)" office:value-type="float" office:value="42.8" calcext:value-type="float">
            <text:p>42.8</text:p>
          </table:table-cell>
          <table:table-cell table:formula="of:=[.A170]/([.D170]/[.E170])" office:value-type="float" office:value="3.9964966850287" calcext:value-type="float">
            <text:p>4.00</text:p>
          </table:table-cell>
          <table:table-cell office:value-type="float" office:value="4278747450" calcext:value-type="float">
            <text:p>42787474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ROUND([.D171]/[.E171];1)" office:value-type="float" office:value="43" calcext:value-type="float">
            <text:p>43</text:p>
          </table:table-cell>
          <table:table-cell table:formula="of:=[.A171]/([.D171]/[.E171])" office:value-type="float" office:value="3.99651690354056" calcext:value-type="float">
            <text:p>4.00</text:p>
          </table:table-cell>
          <table:table-cell office:value-type="float" office:value="4303747592" calcext:value-type="float">
            <text:p>43037475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ROUND([.D172]/[.E172];1)" office:value-type="float" office:value="43.3" calcext:value-type="float">
            <text:p>43.3</text:p>
          </table:table-cell>
          <table:table-cell table:formula="of:=[.A172]/([.D172]/[.E172])" office:value-type="float" office:value="3.99696798787907" calcext:value-type="float">
            <text:p>4.00</text:p>
          </table:table-cell>
          <table:table-cell office:value-type="float" office:value="4328280850" calcext:value-type="float">
            <text:p>43282808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ROUND([.D173]/[.E173];1)" office:value-type="float" office:value="43.5" calcext:value-type="float">
            <text:p>43.5</text:p>
          </table:table-cell>
          <table:table-cell table:formula="of:=[.A173]/([.D173]/[.E173])" office:value-type="float" office:value="3.99714153933255" calcext:value-type="float">
            <text:p>4.00</text:p>
          </table:table-cell>
          <table:table-cell office:value-type="float" office:value="4353110799" calcext:value-type="float">
            <text:p>43531107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ROUND([.D174]/[.E174];1)" office:value-type="float" office:value="43.8" calcext:value-type="float">
            <text:p>43.8</text:p>
          </table:table-cell>
          <table:table-cell table:formula="of:=[.A174]/([.D174]/[.E174])" office:value-type="float" office:value="3.99657068291952" calcext:value-type="float">
            <text:p>4.00</text:p>
          </table:table-cell>
          <table:table-cell office:value-type="float" office:value="4378754034" calcext:value-type="float">
            <text:p>4378754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ROUND([.D175]/[.E175];1)" office:value-type="float" office:value="44" calcext:value-type="float">
            <text:p>44</text:p>
          </table:table-cell>
          <table:table-cell table:formula="of:=[.A175]/([.D175]/[.E175])" office:value-type="float" office:value="3.99574364668769" calcext:value-type="float">
            <text:p>4.00</text:p>
          </table:table-cell>
          <table:table-cell office:value-type="float" office:value="4404686976" calcext:value-type="float">
            <text:p>44046869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ROUND([.D176]/[.E176];1)" office:value-type="float" office:value="44.3" calcext:value-type="float">
            <text:p>44.3</text:p>
          </table:table-cell>
          <table:table-cell table:formula="of:=[.A176]/([.D176]/[.E176])" office:value-type="float" office:value="3.99578310966758" calcext:value-type="float">
            <text:p>4.00</text:p>
          </table:table-cell>
          <table:table-cell office:value-type="float" office:value="4429669858" calcext:value-type="float">
            <text:p>4429669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ROUND([.D177]/[.E177];1)" office:value-type="float" office:value="44.5" calcext:value-type="float">
            <text:p>44.5</text:p>
          </table:table-cell>
          <table:table-cell table:formula="of:=[.A177]/([.D177]/[.E177])" office:value-type="float" office:value="3.99754992321188" calcext:value-type="float">
            <text:p>4.00</text:p>
          </table:table-cell>
          <table:table-cell office:value-type="float" office:value="4452727381" calcext:value-type="float">
            <text:p>44527273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ROUND([.D178]/[.E178];1)" office:value-type="float" office:value="44.8" calcext:value-type="float">
            <text:p>44.8</text:p>
          </table:table-cell>
          <table:table-cell table:formula="of:=[.A178]/([.D178]/[.E178])" office:value-type="float" office:value="3.9972176149761" calcext:value-type="float">
            <text:p>4.00</text:p>
          </table:table-cell>
          <table:table-cell office:value-type="float" office:value="4478114960" calcext:value-type="float">
            <text:p>447811496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ROUND([.D179]/[.E179];1)" office:value-type="float" office:value="45" calcext:value-type="float">
            <text:p>45</text:p>
          </table:table-cell>
          <table:table-cell table:formula="of:=[.A179]/([.D179]/[.E179])" office:value-type="float" office:value="3.99723170208407" calcext:value-type="float">
            <text:p>4.00</text:p>
          </table:table-cell>
          <table:table-cell office:value-type="float" office:value="4503116492" calcext:value-type="float">
            <text:p>45031164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ROUND([.D180]/[.E180];1)" office:value-type="float" office:value="45.3" calcext:value-type="float">
            <text:p>45.3</text:p>
          </table:table-cell>
          <table:table-cell table:formula="of:=[.A180]/([.D180]/[.E180])" office:value-type="float" office:value="3.99655788525258" calcext:value-type="float">
            <text:p>4.00</text:p>
          </table:table-cell>
          <table:table-cell office:value-type="float" office:value="4528897246" calcext:value-type="float">
            <text:p>4528897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ROUND([.D181]/[.E181];1)" office:value-type="float" office:value="45.5" calcext:value-type="float">
            <text:p>45.5</text:p>
          </table:table-cell>
          <table:table-cell table:formula="of:=[.A181]/([.D181]/[.E181])" office:value-type="float" office:value="3.99589183502125" calcext:value-type="float">
            <text:p>4.00</text:p>
          </table:table-cell>
          <table:table-cell office:value-type="float" office:value="4554677842" calcext:value-type="float">
            <text:p>455467784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ROUND([.D182]/[.E182];1)" office:value-type="float" office:value="45.8" calcext:value-type="float">
            <text:p>45.8</text:p>
          </table:table-cell>
          <table:table-cell table:formula="of:=[.A182]/([.D182]/[.E182])" office:value-type="float" office:value="3.99762247978339" calcext:value-type="float">
            <text:p>4.00</text:p>
          </table:table-cell>
          <table:table-cell office:value-type="float" office:value="4577720906" calcext:value-type="float">
            <text:p>457772090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ROUND([.D183]/[.E183];1)" office:value-type="float" office:value="46" calcext:value-type="float">
            <text:p>46</text:p>
          </table:table-cell>
          <table:table-cell table:formula="of:=[.A183]/([.D183]/[.E183])" office:value-type="float" office:value="3.99667904816694" calcext:value-type="float">
            <text:p>4.00</text:p>
          </table:table-cell>
          <table:table-cell office:value-type="float" office:value="4603822268" calcext:value-type="float">
            <text:p>460382226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ROUND([.D184]/[.E184];1)" office:value-type="float" office:value="46.3" calcext:value-type="float">
            <text:p>46.3</text:p>
          </table:table-cell>
          <table:table-cell table:formula="of:=[.A184]/([.D184]/[.E184])" office:value-type="float" office:value="3.99650758725268" calcext:value-type="float">
            <text:p>4.00</text:p>
          </table:table-cell>
          <table:table-cell office:value-type="float" office:value="4629041631" calcext:value-type="float">
            <text:p>4629041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ROUND([.D185]/[.E185];1)" office:value-type="float" office:value="46.5" calcext:value-type="float">
            <text:p>46.5</text:p>
          </table:table-cell>
          <table:table-cell table:formula="of:=[.A185]/([.D185]/[.E185])" office:value-type="float" office:value="3.99668756253822" calcext:value-type="float">
            <text:p>4.00</text:p>
          </table:table-cell>
          <table:table-cell office:value-type="float" office:value="4653853900" calcext:value-type="float">
            <text:p>46538539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ROUND([.D186]/[.E186];1)" office:value-type="float" office:value="46.8" calcext:value-type="float">
            <text:p>46.8</text:p>
          </table:table-cell>
          <table:table-cell table:formula="of:=[.A186]/([.D186]/[.E186])" office:value-type="float" office:value="3.99663840222046" calcext:value-type="float">
            <text:p>4.00</text:p>
          </table:table-cell>
          <table:table-cell office:value-type="float" office:value="4678932172" calcext:value-type="float">
            <text:p>46789321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ROUND([.D187]/[.E187];1)" office:value-type="float" office:value="47" calcext:value-type="float">
            <text:p>47</text:p>
          </table:table-cell>
          <table:table-cell table:formula="of:=[.A187]/([.D187]/[.E187])" office:value-type="float" office:value="3.99742576667233" calcext:value-type="float">
            <text:p>4.00</text:p>
          </table:table-cell>
          <table:table-cell office:value-type="float" office:value="4703026672" calcext:value-type="float">
            <text:p>47030266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ROUND([.D188]/[.E188];1)" office:value-type="float" office:value="47.3" calcext:value-type="float">
            <text:p>47.3</text:p>
          </table:table-cell>
          <table:table-cell table:formula="of:=[.A188]/([.D188]/[.E188])" office:value-type="float" office:value="3.99745486236723" calcext:value-type="float">
            <text:p>4.00</text:p>
          </table:table-cell>
          <table:table-cell office:value-type="float" office:value="4728008358" calcext:value-type="float">
            <text:p>47280083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ROUND([.D189]/[.E189];1)" office:value-type="float" office:value="47.5" calcext:value-type="float">
            <text:p>47.5</text:p>
          </table:table-cell>
          <table:table-cell table:formula="of:=[.A189]/([.D189]/[.E189])" office:value-type="float" office:value="3.99704670420537" calcext:value-type="float">
            <text:p>4.00</text:p>
          </table:table-cell>
          <table:table-cell office:value-type="float" office:value="4753509630" calcext:value-type="float">
            <text:p>47535096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ROUND([.D190]/[.E190];1)" office:value-type="float" office:value="47.8" calcext:value-type="float">
            <text:p>47.8</text:p>
          </table:table-cell>
          <table:table-cell table:formula="of:=[.A190]/([.D190]/[.E190])" office:value-type="float" office:value="3.99727100574133" calcext:value-type="float">
            <text:p>4.00</text:p>
          </table:table-cell>
          <table:table-cell office:value-type="float" office:value="4778259961" calcext:value-type="float">
            <text:p>4778259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ROUND([.D191]/[.E191];1)" office:value-type="float" office:value="48" calcext:value-type="float">
            <text:p>48</text:p>
          </table:table-cell>
          <table:table-cell table:formula="of:=[.A191]/([.D191]/[.E191])" office:value-type="float" office:value="3.99608558690983" calcext:value-type="float">
            <text:p>4.00</text:p>
          </table:table-cell>
          <table:table-cell office:value-type="float" office:value="4804701897" calcext:value-type="float">
            <text:p>48047018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ROUND([.D192]/[.E192];1)" office:value-type="float" office:value="48.3" calcext:value-type="float">
            <text:p>48.3</text:p>
          </table:table-cell>
          <table:table-cell table:formula="of:=[.A192]/([.D192]/[.E192])" office:value-type="float" office:value="3.99704350993352" calcext:value-type="float">
            <text:p>4.00</text:p>
          </table:table-cell>
          <table:table-cell office:value-type="float" office:value="4828568904" calcext:value-type="float">
            <text:p>48285689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ROUND([.D193]/[.E193];1)" office:value-type="float" office:value="48.5" calcext:value-type="float">
            <text:p>48.5</text:p>
          </table:table-cell>
          <table:table-cell table:formula="of:=[.A193]/([.D193]/[.E193])" office:value-type="float" office:value="3.99630675749136" calcext:value-type="float">
            <text:p>4.00</text:p>
          </table:table-cell>
          <table:table-cell office:value-type="float" office:value="4854482195" calcext:value-type="float">
            <text:p>485448219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ROUND([.D194]/[.E194];1)" office:value-type="float" office:value="48.8" calcext:value-type="float">
            <text:p>48.8</text:p>
          </table:table-cell>
          <table:table-cell table:formula="of:=[.A194]/([.D194]/[.E194])" office:value-type="float" office:value="3.99652572959535" calcext:value-type="float">
            <text:p>4.00</text:p>
          </table:table-cell>
          <table:table-cell office:value-type="float" office:value="4879237948" calcext:value-type="float">
            <text:p>48792379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ROUND([.D195]/[.E195];1)" office:value-type="float" office:value="49" calcext:value-type="float">
            <text:p>49</text:p>
          </table:table-cell>
          <table:table-cell table:formula="of:=[.A195]/([.D195]/[.E195])" office:value-type="float" office:value="3.99643940575104" calcext:value-type="float">
            <text:p>4.00</text:p>
          </table:table-cell>
          <table:table-cell office:value-type="float" office:value="4904365614" calcext:value-type="float">
            <text:p>49043656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ROUND([.D196]/[.E196];1)" office:value-type="float" office:value="49.3" calcext:value-type="float">
            <text:p>49.3</text:p>
          </table:table-cell>
          <table:table-cell table:formula="of:=[.A196]/([.D196]/[.E196])" office:value-type="float" office:value="3.99707262354617" calcext:value-type="float">
            <text:p>4.00</text:p>
          </table:table-cell>
          <table:table-cell office:value-type="float" office:value="4928606972" calcext:value-type="float">
            <text:p>49286069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ROUND([.D197]/[.E197];1)" office:value-type="float" office:value="49.5" calcext:value-type="float">
            <text:p>49.5</text:p>
          </table:table-cell>
          <table:table-cell table:formula="of:=[.A197]/([.D197]/[.E197])" office:value-type="float" office:value="3.99718697845265" calcext:value-type="float">
            <text:p>4.00</text:p>
          </table:table-cell>
          <table:table-cell office:value-type="float" office:value="4953483564" calcext:value-type="float">
            <text:p>49534835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ROUND([.D198]/[.E198];1)" office:value-type="float" office:value="49.8" calcext:value-type="float">
            <text:p>49.8</text:p>
          </table:table-cell>
          <table:table-cell table:formula="of:=[.A198]/([.D198]/[.E198])" office:value-type="float" office:value="3.9966560721741" calcext:value-type="float">
            <text:p>4.00</text:p>
          </table:table-cell>
          <table:table-cell office:value-type="float" office:value="4979162490" calcext:value-type="float">
            <text:p>49791624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ROUND([.D199]/[.E199];1)" office:value-type="float" office:value="50.1" calcext:value-type="float">
            <text:p>50.1</text:p>
          </table:table-cell>
          <table:table-cell table:formula="of:=[.A199]/([.D199]/[.E199])" office:value-type="float" office:value="3.99573895277139" calcext:value-type="float">
            <text:p>4.00</text:p>
          </table:table-cell>
          <table:table-cell office:value-type="float" office:value="5005331989" calcext:value-type="float">
            <text:p>50053319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formula="of:=ROUND([.D200]/[.E200];1)" office:value-type="float" office:value="50.3" calcext:value-type="float">
            <text:p>50.3</text:p>
          </table:table-cell>
          <table:table-cell table:formula="of:=[.A200]/([.D200]/[.E200])" office:value-type="float" office:value="3.99251579277362" calcext:value-type="float">
            <text:p>3.99</text:p>
          </table:table-cell>
          <table:table-cell office:value-type="float" office:value="503441966" calcext:value-type="float">
            <text:p>5034419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formula="of:=ROUND([.D201]/[.E201];1)" office:value-type="float" office:value="50.6" calcext:value-type="float">
            <text:p>50.6</text:p>
          </table:table-cell>
          <table:table-cell table:formula="of:=[.A201]/([.D201]/[.E201])" office:value-type="float" office:value="3.99235091653023" calcext:value-type="float">
            <text:p>3.99</text:p>
          </table:table-cell>
          <table:table-cell office:value-type="float" office:value="505967547" calcext:value-type="float">
            <text:p>505967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formula="of:=ROUND([.D202]/[.E202];1)" office:value-type="float" office:value="50.8" calcext:value-type="float">
            <text:p>50.8</text:p>
          </table:table-cell>
          <table:table-cell table:formula="of:=[.A202]/([.D202]/[.E202])" office:value-type="float" office:value="3.99314442801721" calcext:value-type="float">
            <text:p>3.99</text:p>
          </table:table-cell>
          <table:table-cell office:value-type="float" office:value="508371294" calcext:value-type="float">
            <text:p>5083712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formula="of:=ROUND([.D203]/[.E203];1)" office:value-type="float" office:value="51.1" calcext:value-type="float">
            <text:p>51.1</text:p>
          </table:table-cell>
          <table:table-cell table:formula="of:=[.A203]/([.D203]/[.E203])" office:value-type="float" office:value="3.9932292449194" calcext:value-type="float">
            <text:p>3.99</text:p>
          </table:table-cell>
          <table:table-cell office:value-type="float" office:value="510864735" calcext:value-type="float">
            <text:p>510864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3]+1" office:value-type="float" office:value="205" calcext:value-type="float">
            <text:p>205</text:p>
          </table:table-cell>
          <table:table-cell table:formula="of:=ROUND([.D204]/[.E204];1)" office:value-type="float" office:value="51.3" calcext:value-type="float">
            <text:p>51.3</text:p>
          </table:table-cell>
          <table:table-cell table:formula="of:=[.A204]/([.D204]/[.E204])" office:value-type="float" office:value="3.99301074307269" calcext:value-type="float">
            <text:p>3.99</text:p>
          </table:table-cell>
          <table:table-cell office:value-type="float" office:value="513397066" calcext:value-type="float">
            <text:p>513397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4]+1" office:value-type="float" office:value="206" calcext:value-type="float">
            <text:p>206</text:p>
          </table:table-cell>
          <table:table-cell table:formula="of:=ROUND([.D205]/[.E205];1)" office:value-type="float" office:value="51.6" calcext:value-type="float">
            <text:p>51.6</text:p>
          </table:table-cell>
          <table:table-cell table:formula="of:=[.A205]/([.D205]/[.E205])" office:value-type="float" office:value="3.99203730410807" calcext:value-type="float">
            <text:p>3.99</text:p>
          </table:table-cell>
          <table:table-cell office:value-type="float" office:value="516027242" calcext:value-type="float">
            <text:p>5160272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5]+1" office:value-type="float" office:value="207" calcext:value-type="float">
            <text:p>207</text:p>
          </table:table-cell>
          <table:table-cell table:formula="of:=ROUND([.D206]/[.E206];1)" office:value-type="float" office:value="51.8" calcext:value-type="float">
            <text:p>51.8</text:p>
          </table:table-cell>
          <table:table-cell table:formula="of:=[.A206]/([.D206]/[.E206])" office:value-type="float" office:value="3.99352176686692" calcext:value-type="float">
            <text:p>3.99</text:p>
          </table:table-cell>
          <table:table-cell office:value-type="float" office:value="518339481" calcext:value-type="float">
            <text:p>518339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6]+1" office:value-type="float" office:value="208" calcext:value-type="float">
            <text:p>208</text:p>
          </table:table-cell>
          <table:table-cell table:formula="of:=ROUND([.D207]/[.E207];1)" office:value-type="float" office:value="52.1" calcext:value-type="float">
            <text:p>52.1</text:p>
          </table:table-cell>
          <table:table-cell table:formula="of:=[.A207]/([.D207]/[.E207])" office:value-type="float" office:value="3.99342257958269" calcext:value-type="float">
            <text:p>3.99</text:p>
          </table:table-cell>
          <table:table-cell office:value-type="float" office:value="520856473" calcext:value-type="float">
            <text:p>5208564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7]+1" office:value-type="float" office:value="209" calcext:value-type="float">
            <text:p>209</text:p>
          </table:table-cell>
          <table:table-cell table:formula="of:=ROUND([.D208]/[.E208];1)" office:value-type="float" office:value="52.3" calcext:value-type="float">
            <text:p>52.3</text:p>
          </table:table-cell>
          <table:table-cell table:formula="of:=[.A208]/([.D208]/[.E208])" office:value-type="float" office:value="3.99287656301607" calcext:value-type="float">
            <text:p>3.99</text:p>
          </table:table-cell>
          <table:table-cell office:value-type="float" office:value="523432159" calcext:value-type="float">
            <text:p>5234321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8]+1" office:value-type="float" office:value="210" calcext:value-type="float">
            <text:p>210</text:p>
          </table:table-cell>
          <table:table-cell table:formula="of:=ROUND([.D209]/[.E209];1)" office:value-type="float" office:value="52.6" calcext:value-type="float">
            <text:p>52.6</text:p>
          </table:table-cell>
          <table:table-cell table:formula="of:=[.A209]/([.D209]/[.E209])" office:value-type="float" office:value="3.99265459546235" calcext:value-type="float">
            <text:p>3.99</text:p>
          </table:table-cell>
          <table:table-cell office:value-type="float" office:value="525965858" calcext:value-type="float">
            <text:p>5259658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9]+1" office:value-type="float" office:value="211" calcext:value-type="float">
            <text:p>211</text:p>
          </table:table-cell>
          <table:table-cell table:formula="of:=ROUND([.D210]/[.E210];1)" office:value-type="float" office:value="52.8" calcext:value-type="float">
            <text:p>52.8</text:p>
          </table:table-cell>
          <table:table-cell table:formula="of:=[.A210]/([.D210]/[.E210])" office:value-type="float" office:value="3.99380425813769" calcext:value-type="float">
            <text:p>3.99</text:p>
          </table:table-cell>
          <table:table-cell office:value-type="float" office:value="528318331" calcext:value-type="float">
            <text:p>52831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0]+1" office:value-type="float" office:value="212" calcext:value-type="float">
            <text:p>212</text:p>
          </table:table-cell>
          <table:table-cell table:formula="of:=ROUND([.D211]/[.E211];1)" office:value-type="float" office:value="53.1" calcext:value-type="float">
            <text:p>53.1</text:p>
          </table:table-cell>
          <table:table-cell table:formula="of:=[.A211]/([.D211]/[.E211])" office:value-type="float" office:value="3.99074939020549" calcext:value-type="float">
            <text:p>3.99</text:p>
          </table:table-cell>
          <table:table-cell office:value-type="float" office:value="531228547" calcext:value-type="float">
            <text:p>53122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1]+1" office:value-type="float" office:value="213" calcext:value-type="float">
            <text:p>213</text:p>
          </table:table-cell>
          <table:table-cell table:formula="of:=ROUND([.D212]/[.E212];1)" office:value-type="float" office:value="53.4" calcext:value-type="float">
            <text:p>53.4</text:p>
          </table:table-cell>
          <table:table-cell table:formula="of:=[.A212]/([.D212]/[.E212])" office:value-type="float" office:value="3.99207066062528" calcext:value-type="float">
            <text:p>3.99</text:p>
          </table:table-cell>
          <table:table-cell office:value-type="float" office:value="533557690" calcext:value-type="float">
            <text:p>533557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2]+1" office:value-type="float" office:value="214" calcext:value-type="float">
            <text:p>214</text:p>
          </table:table-cell>
          <table:table-cell table:formula="of:=ROUND([.D213]/[.E213];1)" office:value-type="float" office:value="53.6" calcext:value-type="float">
            <text:p>53.6</text:p>
          </table:table-cell>
          <table:table-cell table:formula="of:=[.A213]/([.D213]/[.E213])" office:value-type="float" office:value="3.99354113022936" calcext:value-type="float">
            <text:p>3.99</text:p>
          </table:table-cell>
          <table:table-cell office:value-type="float" office:value="535865271" calcext:value-type="float">
            <text:p>5358652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3]+1" office:value-type="float" office:value="215" calcext:value-type="float">
            <text:p>215</text:p>
          </table:table-cell>
          <table:table-cell table:formula="of:=ROUND([.D214]/[.E214];1)" office:value-type="float" office:value="53.8" calcext:value-type="float">
            <text:p>53.8</text:p>
          </table:table-cell>
          <table:table-cell table:formula="of:=[.A214]/([.D214]/[.E214])" office:value-type="float" office:value="3.99331734130466" calcext:value-type="float">
            <text:p>3.99</text:p>
          </table:table-cell>
          <table:table-cell office:value-type="float" office:value="538399485" calcext:value-type="float">
            <text:p>538399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4]+1" office:value-type="float" office:value="216" calcext:value-type="float">
            <text:p>216</text:p>
          </table:table-cell>
          <table:table-cell table:formula="of:=ROUND([.D215]/[.E215];1)" office:value-type="float" office:value="54.1" calcext:value-type="float">
            <text:p>54.1</text:p>
          </table:table-cell>
          <table:table-cell table:formula="of:=[.A215]/([.D215]/[.E215])" office:value-type="float" office:value="3.99315648404923" calcext:value-type="float">
            <text:p>3.99</text:p>
          </table:table-cell>
          <table:table-cell office:value-type="float" office:value="540925458" calcext:value-type="float">
            <text:p>5409254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5]+1" office:value-type="float" office:value="217" calcext:value-type="float">
            <text:p>217</text:p>
          </table:table-cell>
          <table:table-cell table:formula="of:=ROUND([.D216]/[.E216];1)" office:value-type="float" office:value="54.3" calcext:value-type="float">
            <text:p>54.3</text:p>
          </table:table-cell>
          <table:table-cell table:formula="of:=[.A216]/([.D216]/[.E216])" office:value-type="float" office:value="3.99271467568738" calcext:value-type="float">
            <text:p>3.99</text:p>
          </table:table-cell>
          <table:table-cell office:value-type="float" office:value="543489875" calcext:value-type="float">
            <text:p>543489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6]+1" office:value-type="float" office:value="218" calcext:value-type="float">
            <text:p>218</text:p>
          </table:table-cell>
          <table:table-cell table:formula="of:=ROUND([.D217]/[.E217];1)" office:value-type="float" office:value="54.6" calcext:value-type="float">
            <text:p>54.6</text:p>
          </table:table-cell>
          <table:table-cell table:formula="of:=[.A217]/([.D217]/[.E217])" office:value-type="float" office:value="3.99361496442847" calcext:value-type="float">
            <text:p>3.99</text:p>
          </table:table-cell>
          <table:table-cell office:value-type="float" office:value="545871352" calcext:value-type="float">
            <text:p>5458713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7]+1" office:value-type="float" office:value="219" calcext:value-type="float">
            <text:p>219</text:p>
          </table:table-cell>
          <table:table-cell table:formula="of:=ROUND([.D218]/[.E218];1)" office:value-type="float" office:value="54.8" calcext:value-type="float">
            <text:p>54.8</text:p>
          </table:table-cell>
          <table:table-cell table:formula="of:=[.A218]/([.D218]/[.E218])" office:value-type="float" office:value="3.99360702657759" calcext:value-type="float">
            <text:p>3.99</text:p>
          </table:table-cell>
          <table:table-cell office:value-type="float" office:value="548376439" calcext:value-type="float">
            <text:p>548376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8]+1" office:value-type="float" office:value="220" calcext:value-type="float">
            <text:p>220</text:p>
          </table:table-cell>
          <table:table-cell table:formula="of:=ROUND([.D219]/[.E219];1)" office:value-type="float" office:value="55.1" calcext:value-type="float">
            <text:p>55.1</text:p>
          </table:table-cell>
          <table:table-cell table:formula="of:=[.A219]/([.D219]/[.E219])" office:value-type="float" office:value="3.99342614531276" calcext:value-type="float">
            <text:p>3.99</text:p>
          </table:table-cell>
          <table:table-cell office:value-type="float" office:value="550905393" calcext:value-type="float">
            <text:p>550905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9]+1" office:value-type="float" office:value="221" calcext:value-type="float">
            <text:p>221</text:p>
          </table:table-cell>
          <table:table-cell table:formula="of:=ROUND([.D220]/[.E220];1)" office:value-type="float" office:value="55.3" calcext:value-type="float">
            <text:p>55.3</text:p>
          </table:table-cell>
          <table:table-cell table:formula="of:=[.A220]/([.D220]/[.E220])" office:value-type="float" office:value="3.99544408008646" calcext:value-type="float">
            <text:p>4.00</text:p>
          </table:table-cell>
          <table:table-cell office:value-type="float" office:value="553130004" calcext:value-type="float">
            <text:p>55313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0]+1" office:value-type="float" office:value="222" calcext:value-type="float">
            <text:p>222</text:p>
          </table:table-cell>
          <table:table-cell table:formula="of:=ROUND([.D221]/[.E221];1)" office:value-type="float" office:value="55.6" calcext:value-type="float">
            <text:p>55.6</text:p>
          </table:table-cell>
          <table:table-cell table:formula="of:=[.A221]/([.D221]/[.E221])" office:value-type="float" office:value="3.99288672625511" calcext:value-type="float">
            <text:p>3.99</text:p>
          </table:table-cell>
          <table:table-cell office:value-type="float" office:value="555988725" calcext:value-type="float">
            <text:p>5559887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1]+1" office:value-type="float" office:value="223" calcext:value-type="float">
            <text:p>223</text:p>
          </table:table-cell>
          <table:table-cell table:formula="of:=ROUND([.D222]/[.E222];1)" office:value-type="float" office:value="55.9" calcext:value-type="float">
            <text:p>55.9</text:p>
          </table:table-cell>
          <table:table-cell table:formula="of:=[.A222]/([.D222]/[.E222])" office:value-type="float" office:value="3.99127863736158" calcext:value-type="float">
            <text:p>3.99</text:p>
          </table:table-cell>
          <table:table-cell office:value-type="float" office:value="558718196" calcext:value-type="float">
            <text:p>5587181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2]+1" office:value-type="float" office:value="224" calcext:value-type="float">
            <text:p>224</text:p>
          </table:table-cell>
          <table:table-cell table:formula="of:=ROUND([.D223]/[.E223];1)" office:value-type="float" office:value="56.1" calcext:value-type="float">
            <text:p>56.1</text:p>
          </table:table-cell>
          <table:table-cell table:formula="of:=[.A223]/([.D223]/[.E223])" office:value-type="float" office:value="3.99271362560617" calcext:value-type="float">
            <text:p>3.99</text:p>
          </table:table-cell>
          <table:table-cell office:value-type="float" office:value="561021954" calcext:value-type="float">
            <text:p>561021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3]+1" office:value-type="float" office:value="225" calcext:value-type="float">
            <text:p>225</text:p>
          </table:table-cell>
          <table:table-cell table:formula="of:=ROUND([.D224]/[.E224];1)" office:value-type="float" office:value="56.3" calcext:value-type="float">
            <text:p>56.3</text:p>
          </table:table-cell>
          <table:table-cell table:formula="of:=[.A224]/([.D224]/[.E224])" office:value-type="float" office:value="3.99329679166236" calcext:value-type="float">
            <text:p>3.99</text:p>
          </table:table-cell>
          <table:table-cell office:value-type="float" office:value="563444221" calcext:value-type="float">
            <text:p>5634442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4]+1" office:value-type="float" office:value="226" calcext:value-type="float">
            <text:p>226</text:p>
          </table:table-cell>
          <table:table-cell table:formula="of:=ROUND([.D225]/[.E225];1)" office:value-type="float" office:value="56.6" calcext:value-type="float">
            <text:p>56.6</text:p>
          </table:table-cell>
          <table:table-cell table:formula="of:=[.A225]/([.D225]/[.E225])" office:value-type="float" office:value="3.99400269038849" calcext:value-type="float">
            <text:p>3.99</text:p>
          </table:table-cell>
          <table:table-cell office:value-type="float" office:value="565848392" calcext:value-type="float">
            <text:p>5658483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5]+1" office:value-type="float" office:value="227" calcext:value-type="float">
            <text:p>227</text:p>
          </table:table-cell>
          <table:table-cell table:formula="of:=ROUND([.D226]/[.E226];1)" office:value-type="float" office:value="56.9" calcext:value-type="float">
            <text:p>56.9</text:p>
          </table:table-cell>
          <table:table-cell table:formula="of:=[.A226]/([.D226]/[.E226])" office:value-type="float" office:value="3.99223937508095" calcext:value-type="float">
            <text:p>3.99</text:p>
          </table:table-cell>
          <table:table-cell office:value-type="float" office:value="568603179" calcext:value-type="float">
            <text:p>568603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6]+1" office:value-type="float" office:value="228" calcext:value-type="float">
            <text:p>228</text:p>
          </table:table-cell>
          <table:table-cell table:formula="of:=ROUND([.D227]/[.E227];1)" office:value-type="float" office:value="57.1" calcext:value-type="float">
            <text:p>57.1</text:p>
          </table:table-cell>
          <table:table-cell table:formula="of:=[.A227]/([.D227]/[.E227])" office:value-type="float" office:value="3.99163106926869" calcext:value-type="float">
            <text:p>3.99</text:p>
          </table:table-cell>
          <table:table-cell office:value-type="float" office:value="571195073" calcext:value-type="float">
            <text:p>571195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7]+1" office:value-type="float" office:value="229" calcext:value-type="float">
            <text:p>229</text:p>
          </table:table-cell>
          <table:table-cell table:formula="of:=ROUND([.D228]/[.E228];1)" office:value-type="float" office:value="57.3" calcext:value-type="float">
            <text:p>57.3</text:p>
          </table:table-cell>
          <table:table-cell table:formula="of:=[.A228]/([.D228]/[.E228])" office:value-type="float" office:value="3.99310048035778" calcext:value-type="float">
            <text:p>3.99</text:p>
          </table:table-cell>
          <table:table-cell office:value-type="float" office:value="573489200" calcext:value-type="float">
            <text:p>573489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8]+1" office:value-type="float" office:value="230" calcext:value-type="float">
            <text:p>230</text:p>
          </table:table-cell>
          <table:table-cell table:formula="of:=ROUND([.D229]/[.E229];1)" office:value-type="float" office:value="57.6" calcext:value-type="float">
            <text:p>57.6</text:p>
          </table:table-cell>
          <table:table-cell table:formula="of:=[.A229]/([.D229]/[.E229])" office:value-type="float" office:value="3.99390579985589" calcext:value-type="float">
            <text:p>3.99</text:p>
          </table:table-cell>
          <table:table-cell office:value-type="float" office:value="575877378" calcext:value-type="float">
            <text:p>575877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9]+1" office:value-type="float" office:value="231" calcext:value-type="float">
            <text:p>231</text:p>
          </table:table-cell>
          <table:table-cell table:formula="of:=ROUND([.D230]/[.E230];1)" office:value-type="float" office:value="57.9" calcext:value-type="float">
            <text:p>57.9</text:p>
          </table:table-cell>
          <table:table-cell table:formula="of:=[.A230]/([.D230]/[.E230])" office:value-type="float" office:value="3.99242211321101" calcext:value-type="float">
            <text:p>3.99</text:p>
          </table:table-cell>
          <table:table-cell office:value-type="float" office:value="578596134" calcext:value-type="float">
            <text:p>578596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0]+1" office:value-type="float" office:value="232" calcext:value-type="float">
            <text:p>232</text:p>
          </table:table-cell>
          <table:table-cell table:formula="of:=ROUND([.D231]/[.E231];1)" office:value-type="float" office:value="58.1" calcext:value-type="float">
            <text:p>58.1</text:p>
          </table:table-cell>
          <table:table-cell table:formula="of:=[.A231]/([.D231]/[.E231])" office:value-type="float" office:value="3.99396046382324" calcext:value-type="float">
            <text:p>3.99</text:p>
          </table:table-cell>
          <table:table-cell office:value-type="float" office:value="580877057" calcext:value-type="float">
            <text:p>580877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1]+1" office:value-type="float" office:value="233" calcext:value-type="float">
            <text:p>233</text:p>
          </table:table-cell>
          <table:table-cell table:formula="of:=ROUND([.D232]/[.E232];1)" office:value-type="float" office:value="58.4" calcext:value-type="float">
            <text:p>58.4</text:p>
          </table:table-cell>
          <table:table-cell table:formula="of:=[.A232]/([.D232]/[.E232])" office:value-type="float" office:value="3.99257460632006" calcext:value-type="float">
            <text:p>3.99</text:p>
          </table:table-cell>
          <table:table-cell office:value-type="float" office:value="583583334" calcext:value-type="float">
            <text:p>583583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2]+1" office:value-type="float" office:value="234" calcext:value-type="float">
            <text:p>234</text:p>
          </table:table-cell>
          <table:table-cell table:formula="of:=ROUND([.D233]/[.E233];1)" office:value-type="float" office:value="58.6" calcext:value-type="float">
            <text:p>58.6</text:p>
          </table:table-cell>
          <table:table-cell table:formula="of:=[.A233]/([.D233]/[.E233])" office:value-type="float" office:value="3.99093989105747" calcext:value-type="float">
            <text:p>3.99</text:p>
          </table:table-cell>
          <table:table-cell office:value-type="float" office:value="586328049" calcext:value-type="float">
            <text:p>586328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3]+1" office:value-type="float" office:value="235" calcext:value-type="float">
            <text:p>235</text:p>
          </table:table-cell>
          <table:table-cell table:formula="of:=ROUND([.D234]/[.E234];1)" office:value-type="float" office:value="58.9" calcext:value-type="float">
            <text:p>58.9</text:p>
          </table:table-cell>
          <table:table-cell table:formula="of:=[.A234]/([.D234]/[.E234])" office:value-type="float" office:value="3.99288322765936" calcext:value-type="float">
            <text:p>3.99</text:p>
          </table:table-cell>
          <table:table-cell office:value-type="float" office:value="588547139" calcext:value-type="float">
            <text:p>588547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4]+1" office:value-type="float" office:value="236" calcext:value-type="float">
            <text:p>236</text:p>
          </table:table-cell>
          <table:table-cell table:formula="of:=ROUND([.D235]/[.E235];1)" office:value-type="float" office:value="59.1" calcext:value-type="float">
            <text:p>59.1</text:p>
          </table:table-cell>
          <table:table-cell table:formula="of:=[.A235]/([.D235]/[.E235])" office:value-type="float" office:value="3.99343175911875" calcext:value-type="float">
            <text:p>3.99</text:p>
          </table:table-cell>
          <table:table-cell office:value-type="float" office:value="590970409" calcext:value-type="float">
            <text:p>5909704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5]+1" office:value-type="float" office:value="237" calcext:value-type="float">
            <text:p>237</text:p>
          </table:table-cell>
          <table:table-cell table:formula="of:=ROUND([.D236]/[.E236];1)" office:value-type="float" office:value="59.3" calcext:value-type="float">
            <text:p>59.3</text:p>
          </table:table-cell>
          <table:table-cell table:formula="of:=[.A236]/([.D236]/[.E236])" office:value-type="float" office:value="3.99368124808221" calcext:value-type="float">
            <text:p>3.99</text:p>
          </table:table-cell>
          <table:table-cell office:value-type="float" office:value="593437446" calcext:value-type="float">
            <text:p>5934374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6]+1" office:value-type="float" office:value="238" calcext:value-type="float">
            <text:p>238</text:p>
          </table:table-cell>
          <table:table-cell table:formula="of:=ROUND([.D237]/[.E237];1)" office:value-type="float" office:value="59.6" calcext:value-type="float">
            <text:p>59.6</text:p>
          </table:table-cell>
          <table:table-cell table:formula="of:=[.A237]/([.D237]/[.E237])" office:value-type="float" office:value="3.9931275054285" calcext:value-type="float">
            <text:p>3.99</text:p>
          </table:table-cell>
          <table:table-cell office:value-type="float" office:value="596024043" calcext:value-type="float">
            <text:p>5960240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7]+1" office:value-type="float" office:value="239" calcext:value-type="float">
            <text:p>239</text:p>
          </table:table-cell>
          <table:table-cell table:formula="of:=ROUND([.D238]/[.E238];1)" office:value-type="float" office:value="59.9" calcext:value-type="float">
            <text:p>59.9</text:p>
          </table:table-cell>
          <table:table-cell table:formula="of:=[.A238]/([.D238]/[.E238])" office:value-type="float" office:value="3.99077942936212" calcext:value-type="float">
            <text:p>3.99</text:p>
          </table:table-cell>
          <table:table-cell office:value-type="float" office:value="598880505" calcext:value-type="float">
            <text:p>59888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8]+1" office:value-type="float" office:value="240" calcext:value-type="float">
            <text:p>240</text:p>
          </table:table-cell>
          <table:table-cell table:formula="of:=ROUND([.D239]/[.E239];1)" office:value-type="float" office:value="60.1" calcext:value-type="float">
            <text:p>60.1</text:p>
          </table:table-cell>
          <table:table-cell table:formula="of:=[.A239]/([.D239]/[.E239])" office:value-type="float" office:value="3.9935510739515" calcext:value-type="float">
            <text:p>3.99</text:p>
          </table:table-cell>
          <table:table-cell office:value-type="float" office:value="600968901" calcext:value-type="float">
            <text:p>60096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9]+1" office:value-type="float" office:value="241" calcext:value-type="float">
            <text:p>241</text:p>
          </table:table-cell>
          <table:table-cell table:formula="of:=ROUND([.D240]/[.E240];1)" office:value-type="float" office:value="60.4" calcext:value-type="float">
            <text:p>60.4</text:p>
          </table:table-cell>
          <table:table-cell table:formula="of:=[.A240]/([.D240]/[.E240])" office:value-type="float" office:value="3.99276276129433" calcext:value-type="float">
            <text:p>3.99</text:p>
          </table:table-cell>
          <table:table-cell office:value-type="float" office:value="603592085" calcext:value-type="float">
            <text:p>6035920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0]+1" office:value-type="float" office:value="242" calcext:value-type="float">
            <text:p>242</text:p>
          </table:table-cell>
          <table:table-cell table:formula="of:=ROUND([.D241]/[.E241];1)" office:value-type="float" office:value="60.6" calcext:value-type="float">
            <text:p>60.6</text:p>
          </table:table-cell>
          <table:table-cell table:formula="of:=[.A241]/([.D241]/[.E241])" office:value-type="float" office:value="3.99367220791711" calcext:value-type="float">
            <text:p>3.99</text:p>
          </table:table-cell>
          <table:table-cell office:value-type="float" office:value="605958595" calcext:value-type="float">
            <text:p>605958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1]+1" office:value-type="float" office:value="243" calcext:value-type="float">
            <text:p>243</text:p>
          </table:table-cell>
          <table:table-cell table:formula="of:=ROUND([.D242]/[.E242];1)" office:value-type="float" office:value="60.8" calcext:value-type="float">
            <text:p>60.8</text:p>
          </table:table-cell>
          <table:table-cell table:formula="of:=[.A242]/([.D242]/[.E242])" office:value-type="float" office:value="3.99411167346889" calcext:value-type="float">
            <text:p>3.99</text:p>
          </table:table-cell>
          <table:table-cell office:value-type="float" office:value="608395608" calcext:value-type="float">
            <text:p>6083956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2]+1" office:value-type="float" office:value="244" calcext:value-type="float">
            <text:p>244</text:p>
          </table:table-cell>
          <table:table-cell table:formula="of:=ROUND([.D243]/[.E243];1)" office:value-type="float" office:value="61.1" calcext:value-type="float">
            <text:p>61.1</text:p>
          </table:table-cell>
          <table:table-cell table:formula="of:=[.A243]/([.D243]/[.E243])" office:value-type="float" office:value="3.99285876555214" calcext:value-type="float">
            <text:p>3.99</text:p>
          </table:table-cell>
          <table:table-cell office:value-type="float" office:value="611090986" calcext:value-type="float">
            <text:p>611090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3]+1" office:value-type="float" office:value="245" calcext:value-type="float">
            <text:p>245</text:p>
          </table:table-cell>
          <table:table-cell table:formula="of:=ROUND([.D244]/[.E244];1)" office:value-type="float" office:value="61.3" calcext:value-type="float">
            <text:p>61.3</text:p>
          </table:table-cell>
          <table:table-cell table:formula="of:=[.A244]/([.D244]/[.E244])" office:value-type="float" office:value="3.99394783553963" calcext:value-type="float">
            <text:p>3.99</text:p>
          </table:table-cell>
          <table:table-cell office:value-type="float" office:value="613428142" calcext:value-type="float">
            <text:p>613428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4]+1" office:value-type="float" office:value="246" calcext:value-type="float">
            <text:p>246</text:p>
          </table:table-cell>
          <table:table-cell table:formula="of:=ROUND([.D245]/[.E245];1)" office:value-type="float" office:value="61.6" calcext:value-type="float">
            <text:p>61.6</text:p>
          </table:table-cell>
          <table:table-cell table:formula="of:=[.A245]/([.D245]/[.E245])" office:value-type="float" office:value="3.99412489556459" calcext:value-type="float">
            <text:p>3.99</text:p>
          </table:table-cell>
          <table:table-cell office:value-type="float" office:value="615904626" calcext:value-type="float">
            <text:p>615904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5]+1" office:value-type="float" office:value="247" calcext:value-type="float">
            <text:p>247</text:p>
          </table:table-cell>
          <table:table-cell table:formula="of:=ROUND([.D246]/[.E246];1)" office:value-type="float" office:value="61.8" calcext:value-type="float">
            <text:p>61.8</text:p>
          </table:table-cell>
          <table:table-cell table:formula="of:=[.A246]/([.D246]/[.E246])" office:value-type="float" office:value="3.99454717464716" calcext:value-type="float">
            <text:p>3.99</text:p>
          </table:table-cell>
          <table:table-cell office:value-type="float" office:value="618342929" calcext:value-type="float">
            <text:p>618342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6]+1" office:value-type="float" office:value="248" calcext:value-type="float">
            <text:p>248</text:p>
          </table:table-cell>
          <table:table-cell table:formula="of:=ROUND([.D247]/[.E247];1)" office:value-type="float" office:value="62.1" calcext:value-type="float">
            <text:p>62.1</text:p>
          </table:table-cell>
          <table:table-cell table:formula="of:=[.A247]/([.D247]/[.E247])" office:value-type="float" office:value="3.99386508182327" calcext:value-type="float">
            <text:p>3.99</text:p>
          </table:table-cell>
          <table:table-cell office:value-type="float" office:value="620952373" calcext:value-type="float">
            <text:p>6209523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7]+1" office:value-type="float" office:value="249" calcext:value-type="float">
            <text:p>249</text:p>
          </table:table-cell>
          <table:table-cell table:formula="of:=ROUND([.D248]/[.E248];1)" office:value-type="float" office:value="62.4" calcext:value-type="float">
            <text:p>62.4</text:p>
          </table:table-cell>
          <table:table-cell table:formula="of:=[.A248]/([.D248]/[.E248])" office:value-type="float" office:value="3.99339518097437" calcext:value-type="float">
            <text:p>3.99</text:p>
          </table:table-cell>
          <table:table-cell office:value-type="float" office:value="623529575" calcext:value-type="float">
            <text:p>6235295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8]+1" office:value-type="float" office:value="250" calcext:value-type="float">
            <text:p>250</text:p>
          </table:table-cell>
          <table:table-cell table:formula="of:=ROUND([.D249]/[.E249];1)" office:value-type="float" office:value="62.6" calcext:value-type="float">
            <text:p>62.6</text:p>
          </table:table-cell>
          <table:table-cell table:formula="of:=[.A249]/([.D249]/[.E249])" office:value-type="float" office:value="3.99220237283766" calcext:value-type="float">
            <text:p>3.99</text:p>
          </table:table-cell>
          <table:table-cell office:value-type="float" office:value="626220759" calcext:value-type="float">
            <text:p>6262207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9]+1" office:value-type="float" office:value="251" calcext:value-type="float">
            <text:p>251</text:p>
          </table:table-cell>
          <table:table-cell table:formula="of:=ROUND([.D250]/[.E250];1)" office:value-type="float" office:value="62.9" calcext:value-type="float">
            <text:p>62.9</text:p>
          </table:table-cell>
          <table:table-cell table:formula="of:=[.A250]/([.D250]/[.E250])" office:value-type="float" office:value="3.99293140421126" calcext:value-type="float">
            <text:p>3.99</text:p>
          </table:table-cell>
          <table:table-cell office:value-type="float" office:value="628610849" calcext:value-type="float">
            <text:p>628610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0]+1" office:value-type="float" office:value="252" calcext:value-type="float">
            <text:p>252</text:p>
          </table:table-cell>
          <table:table-cell table:formula="of:=ROUND([.D251]/[.E251];1)" office:value-type="float" office:value="63.1" calcext:value-type="float">
            <text:p>63.1</text:p>
          </table:table-cell>
          <table:table-cell table:formula="of:=[.A251]/([.D251]/[.E251])" office:value-type="float" office:value="3.99360202768487" calcext:value-type="float">
            <text:p>3.99</text:p>
          </table:table-cell>
          <table:table-cell office:value-type="float" office:value="631009295" calcext:value-type="float">
            <text:p>6310092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1]+1" office:value-type="float" office:value="253" calcext:value-type="float">
            <text:p>253</text:p>
          </table:table-cell>
          <table:table-cell table:formula="of:=ROUND([.D252]/[.E252];1)" office:value-type="float" office:value="63.3" calcext:value-type="float">
            <text:p>63.3</text:p>
          </table:table-cell>
          <table:table-cell table:formula="of:=[.A252]/([.D252]/[.E252])" office:value-type="float" office:value="3.99409591794193" calcext:value-type="float">
            <text:p>3.99</text:p>
          </table:table-cell>
          <table:table-cell office:value-type="float" office:value="633434963" calcext:value-type="float">
            <text:p>6334349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2]+1" office:value-type="float" office:value="254" calcext:value-type="float">
            <text:p>254</text:p>
          </table:table-cell>
          <table:table-cell table:formula="of:=ROUND([.D253]/[.E253];1)" office:value-type="float" office:value="63.6" calcext:value-type="float">
            <text:p>63.6</text:p>
          </table:table-cell>
          <table:table-cell table:formula="of:=[.A253]/([.D253]/[.E253])" office:value-type="float" office:value="3.99202925663314" calcext:value-type="float">
            <text:p>3.99</text:p>
          </table:table-cell>
          <table:table-cell office:value-type="float" office:value="636267882" calcext:value-type="float">
            <text:p>6362678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3]+1" office:value-type="float" office:value="255" calcext:value-type="float">
            <text:p>255</text:p>
          </table:table-cell>
          <table:table-cell table:formula="of:=ROUND([.D254]/[.E254];1)" office:value-type="float" office:value="63.9" calcext:value-type="float">
            <text:p>63.9</text:p>
          </table:table-cell>
          <table:table-cell table:formula="of:=[.A254]/([.D254]/[.E254])" office:value-type="float" office:value="3.99192060942182" calcext:value-type="float">
            <text:p>3.99</text:p>
          </table:table-cell>
          <table:table-cell office:value-type="float" office:value="638790259" calcext:value-type="float">
            <text:p>6387902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4]+1" office:value-type="float" office:value="256" calcext:value-type="float">
            <text:p>256</text:p>
          </table:table-cell>
          <table:table-cell table:formula="of:=ROUND([.D255]/[.E255];1)" office:value-type="float" office:value="64.1" calcext:value-type="float">
            <text:p>64.1</text:p>
          </table:table-cell>
          <table:table-cell table:formula="of:=[.A255]/([.D255]/[.E255])" office:value-type="float" office:value="3.99482459861996" calcext:value-type="float">
            <text:p>3.99</text:p>
          </table:table-cell>
          <table:table-cell office:value-type="float" office:value="640829137" calcext:value-type="float">
            <text:p>640829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5]+1" office:value-type="float" office:value="257" calcext:value-type="float">
            <text:p>257</text:p>
          </table:table-cell>
          <table:table-cell table:formula="of:=ROUND([.D256]/[.E256];1)" office:value-type="float" office:value="64.4" calcext:value-type="float">
            <text:p>64.4</text:p>
          </table:table-cell>
          <table:table-cell table:formula="of:=[.A256]/([.D256]/[.E256])" office:value-type="float" office:value="3.99365026390694" calcext:value-type="float">
            <text:p>3.99</text:p>
          </table:table-cell>
          <table:table-cell office:value-type="float" office:value="643521548" calcext:value-type="float">
            <text:p>6435215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6]+1" office:value-type="float" office:value="258" calcext:value-type="float">
            <text:p>258</text:p>
          </table:table-cell>
          <table:table-cell table:formula="of:=ROUND([.D257]/[.E257];1)" office:value-type="float" office:value="64.6" calcext:value-type="float">
            <text:p>64.6</text:p>
          </table:table-cell>
          <table:table-cell table:formula="of:=[.A257]/([.D257]/[.E257])" office:value-type="float" office:value="3.99406052856926" calcext:value-type="float">
            <text:p>3.99</text:p>
          </table:table-cell>
          <table:table-cell office:value-type="float" office:value="645959164" calcext:value-type="float">
            <text:p>64595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7]+1" office:value-type="float" office:value="259" calcext:value-type="float">
            <text:p>259</text:p>
          </table:table-cell>
          <table:table-cell table:formula="of:=ROUND([.D258]/[.E258];1)" office:value-type="float" office:value="64.8" calcext:value-type="float">
            <text:p>64.8</text:p>
          </table:table-cell>
          <table:table-cell table:formula="of:=[.A258]/([.D258]/[.E258])" office:value-type="float" office:value="3.99403078990625" calcext:value-type="float">
            <text:p>3.99</text:p>
          </table:table-cell>
          <table:table-cell office:value-type="float" office:value="648467710" calcext:value-type="float">
            <text:p>648467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8]+1" office:value-type="float" office:value="260" calcext:value-type="float">
            <text:p>260</text:p>
          </table:table-cell>
          <table:table-cell table:formula="of:=ROUND([.D259]/[.E259];1)" office:value-type="float" office:value="65.1" calcext:value-type="float">
            <text:p>65.1</text:p>
          </table:table-cell>
          <table:table-cell table:formula="of:=[.A259]/([.D259]/[.E259])" office:value-type="float" office:value="3.99232378094731" calcext:value-type="float">
            <text:p>3.99</text:p>
          </table:table-cell>
          <table:table-cell office:value-type="float" office:value="651249784" calcext:value-type="float">
            <text:p>651249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9]+1" office:value-type="float" office:value="261" calcext:value-type="float">
            <text:p>261</text:p>
          </table:table-cell>
          <table:table-cell table:formula="of:=ROUND([.D260]/[.E260];1)" office:value-type="float" office:value="65.3" calcext:value-type="float">
            <text:p>65.3</text:p>
          </table:table-cell>
          <table:table-cell table:formula="of:=[.A260]/([.D260]/[.E260])" office:value-type="float" office:value="3.99495446129215" calcext:value-type="float">
            <text:p>3.99</text:p>
          </table:table-cell>
          <table:table-cell office:value-type="float" office:value="653324093" calcext:value-type="float">
            <text:p>65332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0]+1" office:value-type="float" office:value="262" calcext:value-type="float">
            <text:p>262</text:p>
          </table:table-cell>
          <table:table-cell table:formula="of:=ROUND([.D261]/[.E261];1)" office:value-type="float" office:value="65.6" calcext:value-type="float">
            <text:p>65.6</text:p>
          </table:table-cell>
          <table:table-cell table:formula="of:=[.A261]/([.D261]/[.E261])" office:value-type="float" office:value="3.99365194694663" calcext:value-type="float">
            <text:p>3.99</text:p>
          </table:table-cell>
          <table:table-cell office:value-type="float" office:value="656041146" calcext:value-type="float">
            <text:p>6560411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1]+1" office:value-type="float" office:value="263" calcext:value-type="float">
            <text:p>263</text:p>
          </table:table-cell>
          <table:table-cell table:formula="of:=ROUND([.D262]/[.E262];1)" office:value-type="float" office:value="65.9" calcext:value-type="float">
            <text:p>65.9</text:p>
          </table:table-cell>
          <table:table-cell table:formula="of:=[.A262]/([.D262]/[.E262])" office:value-type="float" office:value="3.99277686322018" calcext:value-type="float">
            <text:p>3.99</text:p>
          </table:table-cell>
          <table:table-cell office:value-type="float" office:value="658689451" calcext:value-type="float">
            <text:p>6586894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2]+1" office:value-type="float" office:value="264" calcext:value-type="float">
            <text:p>264</text:p>
          </table:table-cell>
          <table:table-cell table:formula="of:=ROUND([.D263]/[.E263];1)" office:value-type="float" office:value="66.1" calcext:value-type="float">
            <text:p>66.1</text:p>
          </table:table-cell>
          <table:table-cell table:formula="of:=[.A263]/([.D263]/[.E263])" office:value-type="float" office:value="3.99418580896102" calcext:value-type="float">
            <text:p>3.99</text:p>
          </table:table-cell>
          <table:table-cell office:value-type="float" office:value="660960738" calcext:value-type="float">
            <text:p>660960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3]+1" office:value-type="float" office:value="265" calcext:value-type="float">
            <text:p>265</text:p>
          </table:table-cell>
          <table:table-cell table:formula="of:=ROUND([.D264]/[.E264];1)" office:value-type="float" office:value="66.3" calcext:value-type="float">
            <text:p>66.3</text:p>
          </table:table-cell>
          <table:table-cell table:formula="of:=[.A264]/([.D264]/[.E264])" office:value-type="float" office:value="3.99464522781675" calcext:value-type="float">
            <text:p>3.99</text:p>
          </table:table-cell>
          <table:table-cell office:value-type="float" office:value="663388073" calcext:value-type="float">
            <text:p>66338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4]+1" office:value-type="float" office:value="266" calcext:value-type="float">
            <text:p>266</text:p>
          </table:table-cell>
          <table:table-cell table:formula="of:=ROUND([.D265]/[.E265];1)" office:value-type="float" office:value="66.6" calcext:value-type="float">
            <text:p>66.6</text:p>
          </table:table-cell>
          <table:table-cell table:formula="of:=[.A265]/([.D265]/[.E265])" office:value-type="float" office:value="3.99498866819211" calcext:value-type="float">
            <text:p>3.99</text:p>
          </table:table-cell>
          <table:table-cell office:value-type="float" office:value="665834179" calcext:value-type="float">
            <text:p>665834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5]+1" office:value-type="float" office:value="267" calcext:value-type="float">
            <text:p>267</text:p>
          </table:table-cell>
          <table:table-cell table:formula="of:=ROUND([.D266]/[.E266];1)" office:value-type="float" office:value="66.8" calcext:value-type="float">
            <text:p>66.8</text:p>
          </table:table-cell>
          <table:table-cell table:formula="of:=[.A266]/([.D266]/[.E266])" office:value-type="float" office:value="3.99408496660032" calcext:value-type="float">
            <text:p>3.99</text:p>
          </table:table-cell>
          <table:table-cell office:value-type="float" office:value="668488533" calcext:value-type="float">
            <text:p>668488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6]+1" office:value-type="float" office:value="268" calcext:value-type="float">
            <text:p>268</text:p>
          </table:table-cell>
          <table:table-cell table:formula="of:=ROUND([.D267]/[.E267];1)" office:value-type="float" office:value="67.1" calcext:value-type="float">
            <text:p>67.1</text:p>
          </table:table-cell>
          <table:table-cell table:formula="of:=[.A267]/([.D267]/[.E267])" office:value-type="float" office:value="3.99417002596983" calcext:value-type="float">
            <text:p>3.99</text:p>
          </table:table-cell>
          <table:table-cell office:value-type="float" office:value="670977946" calcext:value-type="float">
            <text:p>6709779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7]+1" office:value-type="float" office:value="269" calcext:value-type="float">
            <text:p>269</text:p>
          </table:table-cell>
          <table:table-cell table:formula="of:=ROUND([.D268]/[.E268];1)" office:value-type="float" office:value="67.3" calcext:value-type="float">
            <text:p>67.3</text:p>
          </table:table-cell>
          <table:table-cell table:formula="of:=[.A268]/([.D268]/[.E268])" office:value-type="float" office:value="3.99426622934292" calcext:value-type="float">
            <text:p>3.99</text:p>
          </table:table-cell>
          <table:table-cell office:value-type="float" office:value="673465374" calcext:value-type="float">
            <text:p>6734653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8]+1" office:value-type="float" office:value="270" calcext:value-type="float">
            <text:p>270</text:p>
          </table:table-cell>
          <table:table-cell table:formula="of:=ROUND([.D269]/[.E269];1)" office:value-type="float" office:value="67.6" calcext:value-type="float">
            <text:p>67.6</text:p>
          </table:table-cell>
          <table:table-cell table:formula="of:=[.A269]/([.D269]/[.E269])" office:value-type="float" office:value="3.99427133911873" calcext:value-type="float">
            <text:p>3.99</text:p>
          </table:table-cell>
          <table:table-cell office:value-type="float" office:value="675968098" calcext:value-type="float">
            <text:p>675968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9]+1" office:value-type="float" office:value="271" calcext:value-type="float">
            <text:p>271</text:p>
          </table:table-cell>
          <table:table-cell table:formula="of:=ROUND([.D270]/[.E270];1)" office:value-type="float" office:value="67.9" calcext:value-type="float">
            <text:p>67.9</text:p>
          </table:table-cell>
          <table:table-cell table:formula="of:=[.A270]/([.D270]/[.E270])" office:value-type="float" office:value="3.9933985320432" calcext:value-type="float">
            <text:p>3.99</text:p>
          </table:table-cell>
          <table:table-cell office:value-type="float" office:value="678619972" calcext:value-type="float">
            <text:p>678619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0]+1" office:value-type="float" office:value="272" calcext:value-type="float">
            <text:p>272</text:p>
          </table:table-cell>
          <table:table-cell table:formula="of:=ROUND([.D271]/[.E271];1)" office:value-type="float" office:value="68.1" calcext:value-type="float">
            <text:p>68.1</text:p>
          </table:table-cell>
          <table:table-cell table:formula="of:=[.A271]/([.D271]/[.E271])" office:value-type="float" office:value="3.99390371711297" calcext:value-type="float">
            <text:p>3.99</text:p>
          </table:table-cell>
          <table:table-cell office:value-type="float" office:value="681037950" calcext:value-type="float">
            <text:p>681037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1]+1" office:value-type="float" office:value="273" calcext:value-type="float">
            <text:p>273</text:p>
          </table:table-cell>
          <table:table-cell table:formula="of:=ROUND([.D272]/[.E272];1)" office:value-type="float" office:value="68.3" calcext:value-type="float">
            <text:p>68.3</text:p>
          </table:table-cell>
          <table:table-cell table:formula="of:=[.A272]/([.D272]/[.E272])" office:value-type="float" office:value="3.9943270781825" calcext:value-type="float">
            <text:p>3.99</text:p>
          </table:table-cell>
          <table:table-cell office:value-type="float" office:value="683469317" calcext:value-type="float">
            <text:p>683469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2]+1" office:value-type="float" office:value="274" calcext:value-type="float">
            <text:p>274</text:p>
          </table:table-cell>
          <table:table-cell table:formula="of:=ROUND([.D273]/[.E273];1)" office:value-type="float" office:value="68.6" calcext:value-type="float">
            <text:p>68.6</text:p>
          </table:table-cell>
          <table:table-cell table:formula="of:=[.A273]/([.D273]/[.E273])" office:value-type="float" office:value="3.99303330524375" calcext:value-type="float">
            <text:p>3.99</text:p>
          </table:table-cell>
          <table:table-cell office:value-type="float" office:value="686195128" calcext:value-type="float">
            <text:p>6861951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3]+1" office:value-type="float" office:value="275" calcext:value-type="float">
            <text:p>275</text:p>
          </table:table-cell>
          <table:table-cell table:formula="of:=ROUND([.D274]/[.E274];1)" office:value-type="float" office:value="68.8" calcext:value-type="float">
            <text:p>68.8</text:p>
          </table:table-cell>
          <table:table-cell table:formula="of:=[.A274]/([.D274]/[.E274])" office:value-type="float" office:value="3.99443332286075" calcext:value-type="float">
            <text:p>3.99</text:p>
          </table:table-cell>
          <table:table-cell office:value-type="float" office:value="688458106" calcext:value-type="float">
            <text:p>6884581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4]+1" office:value-type="float" office:value="276" calcext:value-type="float">
            <text:p>276</text:p>
          </table:table-cell>
          <table:table-cell table:formula="of:=ROUND([.D275]/[.E275];1)" office:value-type="float" office:value="69.1" calcext:value-type="float">
            <text:p>69.1</text:p>
          </table:table-cell>
          <table:table-cell table:formula="of:=[.A275]/([.D275]/[.E275])" office:value-type="float" office:value="3.99460499070664" calcext:value-type="float">
            <text:p>3.99</text:p>
          </table:table-cell>
          <table:table-cell office:value-type="float" office:value="690931896" calcext:value-type="float">
            <text:p>6909318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5]+1" office:value-type="float" office:value="277" calcext:value-type="float">
            <text:p>277</text:p>
          </table:table-cell>
          <table:table-cell table:formula="of:=ROUND([.D276]/[.E276];1)" office:value-type="float" office:value="69.4" calcext:value-type="float">
            <text:p>69.4</text:p>
          </table:table-cell>
          <table:table-cell table:formula="of:=[.A276]/([.D276]/[.E276])" office:value-type="float" office:value="3.99352411858976" calcext:value-type="float">
            <text:p>3.99</text:p>
          </table:table-cell>
          <table:table-cell office:value-type="float" office:value="693622955" calcext:value-type="float">
            <text:p>6936229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6]+1" office:value-type="float" office:value="278" calcext:value-type="float">
            <text:p>278</text:p>
          </table:table-cell>
          <table:table-cell table:formula="of:=ROUND([.D277]/[.E277];1)" office:value-type="float" office:value="69.6" calcext:value-type="float">
            <text:p>69.6</text:p>
          </table:table-cell>
          <table:table-cell table:formula="of:=[.A277]/([.D277]/[.E277])" office:value-type="float" office:value="3.99405663109969" calcext:value-type="float">
            <text:p>3.99</text:p>
          </table:table-cell>
          <table:table-cell office:value-type="float" office:value="696034197" calcext:value-type="float">
            <text:p>6960341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7]+1" office:value-type="float" office:value="279" calcext:value-type="float">
            <text:p>279</text:p>
          </table:table-cell>
          <table:table-cell table:formula="of:=ROUND([.D278]/[.E278];1)" office:value-type="float" office:value="69.8" calcext:value-type="float">
            <text:p>69.8</text:p>
          </table:table-cell>
          <table:table-cell table:formula="of:=[.A278]/([.D278]/[.E278])" office:value-type="float" office:value="3.99433729530457" calcext:value-type="float">
            <text:p>3.99</text:p>
          </table:table-cell>
          <table:table-cell office:value-type="float" office:value="698488834" calcext:value-type="float">
            <text:p>698488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8]+1" office:value-type="float" office:value="280" calcext:value-type="float">
            <text:p>280</text:p>
          </table:table-cell>
          <table:table-cell table:formula="of:=ROUND([.D279]/[.E279];1)" office:value-type="float" office:value="70.1" calcext:value-type="float">
            <text:p>70.1</text:p>
          </table:table-cell>
          <table:table-cell table:formula="of:=[.A279]/([.D279]/[.E279])" office:value-type="float" office:value="3.99377057940949" calcext:value-type="float">
            <text:p>3.99</text:p>
          </table:table-cell>
          <table:table-cell office:value-type="float" office:value="701091849" calcext:value-type="float">
            <text:p>701091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9]+1" office:value-type="float" office:value="281" calcext:value-type="float">
            <text:p>281</text:p>
          </table:table-cell>
          <table:table-cell table:formula="of:=ROUND([.D280]/[.E280];1)" office:value-type="float" office:value="70.4" calcext:value-type="float">
            <text:p>70.4</text:p>
          </table:table-cell>
          <table:table-cell table:formula="of:=[.A280]/([.D280]/[.E280])" office:value-type="float" office:value="3.99401746783682" calcext:value-type="float">
            <text:p>3.99</text:p>
          </table:table-cell>
          <table:table-cell office:value-type="float" office:value="703552256" calcext:value-type="float">
            <text:p>703552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0]+1" office:value-type="float" office:value="282" calcext:value-type="float">
            <text:p>282</text:p>
          </table:table-cell>
          <table:table-cell table:formula="of:=ROUND([.D281]/[.E281];1)" office:value-type="float" office:value="70.6" calcext:value-type="float">
            <text:p>70.6</text:p>
          </table:table-cell>
          <table:table-cell table:formula="of:=[.A281]/([.D281]/[.E281])" office:value-type="float" office:value="3.99476147379109" calcext:value-type="float">
            <text:p>3.99</text:p>
          </table:table-cell>
          <table:table-cell office:value-type="float" office:value="705924501" calcext:value-type="float">
            <text:p>7059245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1]+1" office:value-type="float" office:value="283" calcext:value-type="float">
            <text:p>283</text:p>
          </table:table-cell>
          <table:table-cell table:formula="of:=ROUND([.D282]/[.E282];1)" office:value-type="float" office:value="70.8" calcext:value-type="float">
            <text:p>70.8</text:p>
          </table:table-cell>
          <table:table-cell table:formula="of:=[.A282]/([.D282]/[.E282])" office:value-type="float" office:value="3.99498039042701" calcext:value-type="float">
            <text:p>3.99</text:p>
          </table:table-cell>
          <table:table-cell office:value-type="float" office:value="708388959" calcext:value-type="float">
            <text:p>708388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2]+1" office:value-type="float" office:value="284" calcext:value-type="float">
            <text:p>284</text:p>
          </table:table-cell>
          <table:table-cell table:formula="of:=ROUND([.D283]/[.E283];1)" office:value-type="float" office:value="71.1" calcext:value-type="float">
            <text:p>71.1</text:p>
          </table:table-cell>
          <table:table-cell table:formula="of:=[.A283]/([.D283]/[.E283])" office:value-type="float" office:value="3.99463032789341" calcext:value-type="float">
            <text:p>3.99</text:p>
          </table:table-cell>
          <table:table-cell office:value-type="float" office:value="710954398" calcext:value-type="float">
            <text:p>710954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3]+1" office:value-type="float" office:value="285" calcext:value-type="float">
            <text:p>285</text:p>
          </table:table-cell>
          <table:table-cell table:formula="of:=ROUND([.D284]/[.E284];1)" office:value-type="float" office:value="71.4" calcext:value-type="float">
            <text:p>71.4</text:p>
          </table:table-cell>
          <table:table-cell table:formula="of:=[.A284]/([.D284]/[.E284])" office:value-type="float" office:value="3.99357347990097" calcext:value-type="float">
            <text:p>3.99</text:p>
          </table:table-cell>
          <table:table-cell office:value-type="float" office:value="713646566" calcext:value-type="float">
            <text:p>713646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4]+1" office:value-type="float" office:value="286" calcext:value-type="float">
            <text:p>286</text:p>
          </table:table-cell>
          <table:table-cell table:formula="of:=ROUND([.D285]/[.E285];1)" office:value-type="float" office:value="71.6" calcext:value-type="float">
            <text:p>71.6</text:p>
          </table:table-cell>
          <table:table-cell table:formula="of:=[.A285]/([.D285]/[.E285])" office:value-type="float" office:value="3.99400048618437" calcext:value-type="float">
            <text:p>3.99</text:p>
          </table:table-cell>
          <table:table-cell office:value-type="float" office:value="716074024" calcext:value-type="float">
            <text:p>7160740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5]+1" office:value-type="float" office:value="287" calcext:value-type="float">
            <text:p>287</text:p>
          </table:table-cell>
          <table:table-cell table:formula="of:=ROUND([.D286]/[.E286];1)" office:value-type="float" office:value="71.8" calcext:value-type="float">
            <text:p>71.8</text:p>
          </table:table-cell>
          <table:table-cell table:formula="of:=[.A286]/([.D286]/[.E286])" office:value-type="float" office:value="3.99471920947474" calcext:value-type="float">
            <text:p>3.99</text:p>
          </table:table-cell>
          <table:table-cell office:value-type="float" office:value="718448494" calcext:value-type="float">
            <text:p>7184484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6]+1" office:value-type="float" office:value="288" calcext:value-type="float">
            <text:p>288</text:p>
          </table:table-cell>
          <table:table-cell table:formula="of:=ROUND([.D287]/[.E287];1)" office:value-type="float" office:value="72.1" calcext:value-type="float">
            <text:p>72.1</text:p>
          </table:table-cell>
          <table:table-cell table:formula="of:=[.A287]/([.D287]/[.E287])" office:value-type="float" office:value="3.99309554404076" calcext:value-type="float">
            <text:p>3.99</text:p>
          </table:table-cell>
          <table:table-cell office:value-type="float" office:value="721244951" calcext:value-type="float">
            <text:p>721244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7]+1" office:value-type="float" office:value="289" calcext:value-type="float">
            <text:p>289</text:p>
          </table:table-cell>
          <table:table-cell table:formula="of:=ROUND([.D288]/[.E288];1)" office:value-type="float" office:value="72.3" calcext:value-type="float">
            <text:p>72.3</text:p>
          </table:table-cell>
          <table:table-cell table:formula="of:=[.A288]/([.D288]/[.E288])" office:value-type="float" office:value="3.99489246501464" calcext:value-type="float">
            <text:p>3.99</text:p>
          </table:table-cell>
          <table:table-cell office:value-type="float" office:value="723423728" calcext:value-type="float">
            <text:p>7234237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8]+1" office:value-type="float" office:value="290" calcext:value-type="float">
            <text:p>290</text:p>
          </table:table-cell>
          <table:table-cell table:formula="of:=ROUND([.D289]/[.E289];1)" office:value-type="float" office:value="72.6" calcext:value-type="float">
            <text:p>72.6</text:p>
          </table:table-cell>
          <table:table-cell table:formula="of:=[.A289]/([.D289]/[.E289])" office:value-type="float" office:value="3.99418983660381" calcext:value-type="float">
            <text:p>3.99</text:p>
          </table:table-cell>
          <table:table-cell office:value-type="float" office:value="726054624" calcext:value-type="float">
            <text:p>726054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9]+1" office:value-type="float" office:value="291" calcext:value-type="float">
            <text:p>291</text:p>
          </table:table-cell>
          <table:table-cell table:formula="of:=ROUND([.D290]/[.E290];1)" office:value-type="float" office:value="72.8" calcext:value-type="float">
            <text:p>72.8</text:p>
          </table:table-cell>
          <table:table-cell table:formula="of:=[.A290]/([.D290]/[.E290])" office:value-type="float" office:value="3.99452274884206" calcext:value-type="float">
            <text:p>3.99</text:p>
          </table:table-cell>
          <table:table-cell office:value-type="float" office:value="728497541" calcext:value-type="float">
            <text:p>7284975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0]+1" office:value-type="float" office:value="292" calcext:value-type="float">
            <text:p>292</text:p>
          </table:table-cell>
          <table:table-cell table:formula="of:=ROUND([.D291]/[.E291];1)" office:value-type="float" office:value="73.1" calcext:value-type="float">
            <text:p>73.1</text:p>
          </table:table-cell>
          <table:table-cell table:formula="of:=[.A291]/([.D291]/[.E291])" office:value-type="float" office:value="3.99374806095496" calcext:value-type="float">
            <text:p>3.99</text:p>
          </table:table-cell>
          <table:table-cell office:value-type="float" office:value="731142765" calcext:value-type="float">
            <text:p>73114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1]+1" office:value-type="float" office:value="293" calcext:value-type="float">
            <text:p>293</text:p>
          </table:table-cell>
          <table:table-cell table:formula="of:=ROUND([.D292]/[.E292];1)" office:value-type="float" office:value="73.3" calcext:value-type="float">
            <text:p>73.3</text:p>
          </table:table-cell>
          <table:table-cell table:formula="of:=[.A292]/([.D292]/[.E292])" office:value-type="float" office:value="3.99531207262604" calcext:value-type="float">
            <text:p>4.00</text:p>
          </table:table-cell>
          <table:table-cell office:value-type="float" office:value="733359484" calcext:value-type="float">
            <text:p>73335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2]+1" office:value-type="float" office:value="294" calcext:value-type="float">
            <text:p>294</text:p>
          </table:table-cell>
          <table:table-cell table:formula="of:=ROUND([.D293]/[.E293];1)" office:value-type="float" office:value="73.6" calcext:value-type="float">
            <text:p>73.6</text:p>
          </table:table-cell>
          <table:table-cell table:formula="of:=[.A293]/([.D293]/[.E293])" office:value-type="float" office:value="3.99432361508329" calcext:value-type="float">
            <text:p>3.99</text:p>
          </table:table-cell>
          <table:table-cell office:value-type="float" office:value="736044518" calcext:value-type="float">
            <text:p>736044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3]+1" office:value-type="float" office:value="295" calcext:value-type="float">
            <text:p>295</text:p>
          </table:table-cell>
          <table:table-cell table:formula="of:=ROUND([.D294]/[.E294];1)" office:value-type="float" office:value="73.9" calcext:value-type="float">
            <text:p>73.9</text:p>
          </table:table-cell>
          <table:table-cell table:formula="of:=[.A294]/([.D294]/[.E294])" office:value-type="float" office:value="3.99454937644204" calcext:value-type="float">
            <text:p>3.99</text:p>
          </table:table-cell>
          <table:table-cell office:value-type="float" office:value="738506330" calcext:value-type="float">
            <text:p>738506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4]+1" office:value-type="float" office:value="296" calcext:value-type="float">
            <text:p>296</text:p>
          </table:table-cell>
          <table:table-cell table:formula="of:=ROUND([.D295]/[.E295];1)" office:value-type="float" office:value="74.1" calcext:value-type="float">
            <text:p>74.1</text:p>
          </table:table-cell>
          <table:table-cell table:formula="of:=[.A295]/([.D295]/[.E295])" office:value-type="float" office:value="3.99358409667601" calcext:value-type="float">
            <text:p>3.99</text:p>
          </table:table-cell>
          <table:table-cell office:value-type="float" office:value="741188849" calcext:value-type="float">
            <text:p>741188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5]+1" office:value-type="float" office:value="297" calcext:value-type="float">
            <text:p>297</text:p>
          </table:table-cell>
          <table:table-cell table:formula="of:=ROUND([.D296]/[.E296];1)" office:value-type="float" office:value="74.3" calcext:value-type="float">
            <text:p>74.3</text:p>
          </table:table-cell>
          <table:table-cell table:formula="of:=[.A296]/([.D296]/[.E296])" office:value-type="float" office:value="3.99478402260709" calcext:value-type="float">
            <text:p>3.99</text:p>
          </table:table-cell>
          <table:table-cell office:value-type="float" office:value="743469480" calcext:value-type="float">
            <text:p>743469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6]+1" office:value-type="float" office:value="298" calcext:value-type="float">
            <text:p>298</text:p>
          </table:table-cell>
          <table:table-cell table:formula="of:=ROUND([.D297]/[.E297];1)" office:value-type="float" office:value="74.6" calcext:value-type="float">
            <text:p>74.6</text:p>
          </table:table-cell>
          <table:table-cell table:formula="of:=[.A297]/([.D297]/[.E297])" office:value-type="float" office:value="3.99455106774028" calcext:value-type="float">
            <text:p>3.99</text:p>
          </table:table-cell>
          <table:table-cell office:value-type="float" office:value="746016248" calcext:value-type="float">
            <text:p>7460162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7]+1" office:value-type="float" office:value="299" calcext:value-type="float">
            <text:p>299</text:p>
          </table:table-cell>
          <table:table-cell table:formula="of:=ROUND([.D298]/[.E298];1)" office:value-type="float" office:value="74.9" calcext:value-type="float">
            <text:p>74.9</text:p>
          </table:table-cell>
          <table:table-cell table:formula="of:=[.A298]/([.D298]/[.E298])" office:value-type="float" office:value="3.99390810132334" calcext:value-type="float">
            <text:p>3.99</text:p>
          </table:table-cell>
          <table:table-cell office:value-type="float" office:value="748640160" calcext:value-type="float">
            <text:p>748640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8]+1" office:value-type="float" office:value="300" calcext:value-type="float">
            <text:p>300</text:p>
          </table:table-cell>
          <table:table-cell table:formula="of:=ROUND([.D299]/[.E299];1)" office:value-type="float" office:value="75.1" calcext:value-type="float">
            <text:p>75.1</text:p>
          </table:table-cell>
          <table:table-cell table:formula="of:=[.A299]/([.D299]/[.E299])" office:value-type="float" office:value="3.9949446957767" calcext:value-type="float">
            <text:p>3.99</text:p>
          </table:table-cell>
          <table:table-cell office:value-type="float" office:value="750949069" calcext:value-type="float">
            <text:p>7509490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9]+1" office:value-type="float" office:value="301" calcext:value-type="float">
            <text:p>301</text:p>
          </table:table-cell>
          <table:table-cell table:formula="of:=ROUND([.D300]/[.E300];1)" office:value-type="float" office:value="75.4" calcext:value-type="float">
            <text:p>75.4</text:p>
          </table:table-cell>
          <table:table-cell table:formula="of:=[.A300]/([.D300]/[.E300])" office:value-type="float" office:value="3.99360545486702" calcext:value-type="float">
            <text:p>3.99</text:p>
          </table:table-cell>
          <table:table-cell office:value-type="float" office:value="753704900" calcext:value-type="float">
            <text:p>75370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0]+1" office:value-type="float" office:value="302" calcext:value-type="float">
            <text:p>302</text:p>
          </table:table-cell>
          <table:table-cell table:formula="of:=ROUND([.D301]/[.E301];1)" office:value-type="float" office:value="75.6" calcext:value-type="float">
            <text:p>75.6</text:p>
          </table:table-cell>
          <table:table-cell table:formula="of:=[.A301]/([.D301]/[.E301])" office:value-type="float" office:value="3.99538291962239" calcext:value-type="float">
            <text:p>4.00</text:p>
          </table:table-cell>
          <table:table-cell office:value-type="float" office:value="755872481" calcext:value-type="float">
            <text:p>755872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1]+1" office:value-type="float" office:value="303" calcext:value-type="float">
            <text:p>303</text:p>
          </table:table-cell>
          <table:table-cell table:formula="of:=ROUND([.D302]/[.E302];1)" office:value-type="float" office:value="75.8" calcext:value-type="float">
            <text:p>75.8</text:p>
          </table:table-cell>
          <table:table-cell table:formula="of:=[.A302]/([.D302]/[.E302])" office:value-type="float" office:value="3.99488149414116" calcext:value-type="float">
            <text:p>3.99</text:p>
          </table:table-cell>
          <table:table-cell office:value-type="float" office:value="758470559" calcext:value-type="float">
            <text:p>7584705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2]+1" office:value-type="float" office:value="304" calcext:value-type="float">
            <text:p>304</text:p>
          </table:table-cell>
          <table:table-cell table:formula="of:=ROUND([.D303]/[.E303];1)" office:value-type="float" office:value="76.1" calcext:value-type="float">
            <text:p>76.1</text:p>
          </table:table-cell>
          <table:table-cell table:formula="of:=[.A303]/([.D303]/[.E303])" office:value-type="float" office:value="3.99408511205918" calcext:value-type="float">
            <text:p>3.99</text:p>
          </table:table-cell>
          <table:table-cell office:value-type="float" office:value="761125493" calcext:value-type="float">
            <text:p>7611254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3]+1" office:value-type="float" office:value="305" calcext:value-type="float">
            <text:p>305</text:p>
          </table:table-cell>
          <table:table-cell table:formula="of:=ROUND([.D304]/[.E304];1)" office:value-type="float" office:value="76.3" calcext:value-type="float">
            <text:p>76.3</text:p>
          </table:table-cell>
          <table:table-cell table:formula="of:=[.A304]/([.D304]/[.E304])" office:value-type="float" office:value="3.99524288918025" calcext:value-type="float">
            <text:p>4.00</text:p>
          </table:table-cell>
          <table:table-cell office:value-type="float" office:value="763407904" calcext:value-type="float">
            <text:p>7634079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4]+1" office:value-type="float" office:value="306" calcext:value-type="float">
            <text:p>306</text:p>
          </table:table-cell>
          <table:table-cell table:formula="of:=ROUND([.D305]/[.E305];1)" office:value-type="float" office:value="76.6" calcext:value-type="float">
            <text:p>76.6</text:p>
          </table:table-cell>
          <table:table-cell table:formula="of:=[.A305]/([.D305]/[.E305])" office:value-type="float" office:value="3.99498108176709" calcext:value-type="float">
            <text:p>3.99</text:p>
          </table:table-cell>
          <table:table-cell office:value-type="float" office:value="765961074" calcext:value-type="float">
            <text:p>765961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5]+1" office:value-type="float" office:value="307" calcext:value-type="float">
            <text:p>307</text:p>
          </table:table-cell>
          <table:table-cell table:formula="of:=ROUND([.D306]/[.E306];1)" office:value-type="float" office:value="76.8" calcext:value-type="float">
            <text:p>76.8</text:p>
          </table:table-cell>
          <table:table-cell table:formula="of:=[.A306]/([.D306]/[.E306])" office:value-type="float" office:value="3.99528398760336" calcext:value-type="float">
            <text:p>4.00</text:p>
          </table:table-cell>
          <table:table-cell office:value-type="float" office:value="768405953" calcext:value-type="float">
            <text:p>7684059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6]+1" office:value-type="float" office:value="308" calcext:value-type="float">
            <text:p>308</text:p>
          </table:table-cell>
          <table:table-cell table:formula="of:=ROUND([.D307]/[.E307];1)" office:value-type="float" office:value="77.1" calcext:value-type="float">
            <text:p>77.1</text:p>
          </table:table-cell>
          <table:table-cell table:formula="of:=[.A307]/([.D307]/[.E307])" office:value-type="float" office:value="3.9948760422844" calcext:value-type="float">
            <text:p>3.99</text:p>
          </table:table-cell>
          <table:table-cell office:value-type="float" office:value="770987627" calcext:value-type="float">
            <text:p>7709876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7]+1" office:value-type="float" office:value="309" calcext:value-type="float">
            <text:p>309</text:p>
          </table:table-cell>
          <table:table-cell table:formula="of:=ROUND([.D308]/[.E308];1)" office:value-type="float" office:value="77.4" calcext:value-type="float">
            <text:p>77.4</text:p>
          </table:table-cell>
          <table:table-cell table:formula="of:=[.A308]/([.D308]/[.E308])" office:value-type="float" office:value="3.99346111452537" calcext:value-type="float">
            <text:p>3.99</text:p>
          </table:table-cell>
          <table:table-cell office:value-type="float" office:value="773764890" calcext:value-type="float">
            <text:p>7737648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8]+1" office:value-type="float" office:value="310" calcext:value-type="float">
            <text:p>310</text:p>
          </table:table-cell>
          <table:table-cell table:formula="of:=ROUND([.D309]/[.E309];1)" office:value-type="float" office:value="77.6" calcext:value-type="float">
            <text:p>77.6</text:p>
          </table:table-cell>
          <table:table-cell table:formula="of:=[.A309]/([.D309]/[.E309])" office:value-type="float" office:value="3.99498584429603" calcext:value-type="float">
            <text:p>3.99</text:p>
          </table:table-cell>
          <table:table-cell office:value-type="float" office:value="775972712" calcext:value-type="float">
            <text:p>775972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9]+1" office:value-type="float" office:value="311" calcext:value-type="float">
            <text:p>311</text:p>
          </table:table-cell>
          <table:table-cell table:formula="of:=ROUND([.D310]/[.E310];1)" office:value-type="float" office:value="77.9" calcext:value-type="float">
            <text:p>77.9</text:p>
          </table:table-cell>
          <table:table-cell table:formula="of:=[.A310]/([.D310]/[.E310])" office:value-type="float" office:value="3.99450554862701" calcext:value-type="float">
            <text:p>3.99</text:p>
          </table:table-cell>
          <table:table-cell office:value-type="float" office:value="778569453" calcext:value-type="float">
            <text:p>7785694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0]+1" office:value-type="float" office:value="312" calcext:value-type="float">
            <text:p>312</text:p>
          </table:table-cell>
          <table:table-cell table:formula="of:=ROUND([.D311]/[.E311];1)" office:value-type="float" office:value="78.1" calcext:value-type="float">
            <text:p>78.1</text:p>
          </table:table-cell>
          <table:table-cell table:formula="of:=[.A311]/([.D311]/[.E311])" office:value-type="float" office:value="3.99525215502557" calcext:value-type="float">
            <text:p>4.00</text:p>
          </table:table-cell>
          <table:table-cell office:value-type="float" office:value="780926930" calcext:value-type="float">
            <text:p>7809269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1]+1" office:value-type="float" office:value="313" calcext:value-type="float">
            <text:p>313</text:p>
          </table:table-cell>
          <table:table-cell table:formula="of:=ROUND([.D312]/[.E312];1)" office:value-type="float" office:value="78.3" calcext:value-type="float">
            <text:p>78.3</text:p>
          </table:table-cell>
          <table:table-cell table:formula="of:=[.A312]/([.D312]/[.E312])" office:value-type="float" office:value="3.9951062730689" calcext:value-type="float">
            <text:p>4.00</text:p>
          </table:table-cell>
          <table:table-cell office:value-type="float" office:value="783458508" calcext:value-type="float">
            <text:p>783458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2]+1" office:value-type="float" office:value="314" calcext:value-type="float">
            <text:p>314</text:p>
          </table:table-cell>
          <table:table-cell table:formula="of:=ROUND([.D313]/[.E313];1)" office:value-type="float" office:value="78.6" calcext:value-type="float">
            <text:p>78.6</text:p>
          </table:table-cell>
          <table:table-cell table:formula="of:=[.A313]/([.D313]/[.E313])" office:value-type="float" office:value="3.99372476965172" calcext:value-type="float">
            <text:p>3.99</text:p>
          </table:table-cell>
          <table:table-cell office:value-type="float" office:value="786233449" calcext:value-type="float">
            <text:p>7862334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3]+1" office:value-type="float" office:value="315" calcext:value-type="float">
            <text:p>315</text:p>
          </table:table-cell>
          <table:table-cell table:formula="of:=ROUND([.D314]/[.E314];1)" office:value-type="float" office:value="78.8" calcext:value-type="float">
            <text:p>78.8</text:p>
          </table:table-cell>
          <table:table-cell table:formula="of:=[.A314]/([.D314]/[.E314])" office:value-type="float" office:value="3.99528887711729" calcext:value-type="float">
            <text:p>4.00</text:p>
          </table:table-cell>
          <table:table-cell office:value-type="float" office:value="788428596" calcext:value-type="float">
            <text:p>7884285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4]+1" office:value-type="float" office:value="316" calcext:value-type="float">
            <text:p>316</text:p>
          </table:table-cell>
          <table:table-cell table:formula="of:=ROUND([.D315]/[.E315];1)" office:value-type="float" office:value="79.1" calcext:value-type="float">
            <text:p>79.1</text:p>
          </table:table-cell>
          <table:table-cell table:formula="of:=[.A315]/([.D315]/[.E315])" office:value-type="float" office:value="3.99479607523017" calcext:value-type="float">
            <text:p>3.99</text:p>
          </table:table-cell>
          <table:table-cell office:value-type="float" office:value="791029114" calcext:value-type="float">
            <text:p>791029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5]+1" office:value-type="float" office:value="317" calcext:value-type="float">
            <text:p>317</text:p>
          </table:table-cell>
          <table:table-cell table:formula="of:=ROUND([.D316]/[.E316];1)" office:value-type="float" office:value="79.4" calcext:value-type="float">
            <text:p>79.4</text:p>
          </table:table-cell>
          <table:table-cell table:formula="of:=[.A316]/([.D316]/[.E316])" office:value-type="float" office:value="3.99484927070763" calcext:value-type="float">
            <text:p>3.99</text:p>
          </table:table-cell>
          <table:table-cell office:value-type="float" office:value="793521804" calcext:value-type="float">
            <text:p>7935218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6]+1" office:value-type="float" office:value="318" calcext:value-type="float">
            <text:p>318</text:p>
          </table:table-cell>
          <table:table-cell table:formula="of:=ROUND([.D317]/[.E317];1)" office:value-type="float" office:value="79.6" calcext:value-type="float">
            <text:p>79.6</text:p>
          </table:table-cell>
          <table:table-cell table:formula="of:=[.A317]/([.D317]/[.E317])" office:value-type="float" office:value="3.9947498735982" calcext:value-type="float">
            <text:p>3.99</text:p>
          </table:table-cell>
          <table:table-cell office:value-type="float" office:value="796044834" calcext:value-type="float">
            <text:p>796044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7]+1" office:value-type="float" office:value="319" calcext:value-type="float">
            <text:p>319</text:p>
          </table:table-cell>
          <table:table-cell table:formula="of:=ROUND([.D318]/[.E318];1)" office:value-type="float" office:value="79.9" calcext:value-type="float">
            <text:p>79.9</text:p>
          </table:table-cell>
          <table:table-cell table:formula="of:=[.A318]/([.D318]/[.E318])" office:value-type="float" office:value="3.99454448905642" calcext:value-type="float">
            <text:p>3.99</text:p>
          </table:table-cell>
          <table:table-cell office:value-type="float" office:value="798589178" calcext:value-type="float">
            <text:p>7985891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8]+1" office:value-type="float" office:value="320" calcext:value-type="float">
            <text:p>320</text:p>
          </table:table-cell>
          <table:table-cell table:formula="of:=ROUND([.D319]/[.E319];1)" office:value-type="float" office:value="80.1" calcext:value-type="float">
            <text:p>80.1</text:p>
          </table:table-cell>
          <table:table-cell table:formula="of:=[.A319]/([.D319]/[.E319])" office:value-type="float" office:value="3.99411101781104" calcext:value-type="float">
            <text:p>3.99</text:p>
          </table:table-cell>
          <table:table-cell office:value-type="float" office:value="801179533" calcext:value-type="float">
            <text:p>801179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9]+1" office:value-type="float" office:value="321" calcext:value-type="float">
            <text:p>321</text:p>
          </table:table-cell>
          <table:table-cell table:formula="of:=ROUND([.D320]/[.E320];1)" office:value-type="float" office:value="80.4" calcext:value-type="float">
            <text:p>80.4</text:p>
          </table:table-cell>
          <table:table-cell table:formula="of:=[.A320]/([.D320]/[.E320])" office:value-type="float" office:value="3.99379312293459" calcext:value-type="float">
            <text:p>3.99</text:p>
          </table:table-cell>
          <table:table-cell office:value-type="float" office:value="803747190" calcext:value-type="float">
            <text:p>8037471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0]+1" office:value-type="float" office:value="322" calcext:value-type="float">
            <text:p>322</text:p>
          </table:table-cell>
          <table:table-cell table:formula="of:=ROUND([.D321]/[.E321];1)" office:value-type="float" office:value="80.6" calcext:value-type="float">
            <text:p>80.6</text:p>
          </table:table-cell>
          <table:table-cell table:formula="of:=[.A321]/([.D321]/[.E321])" office:value-type="float" office:value="3.99508957336982" calcext:value-type="float">
            <text:p>4.00</text:p>
          </table:table-cell>
          <table:table-cell office:value-type="float" office:value="805989438" calcext:value-type="float">
            <text:p>8059894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1]+1" office:value-type="float" office:value="323" calcext:value-type="float">
            <text:p>323</text:p>
          </table:table-cell>
          <table:table-cell table:formula="of:=ROUND([.D322]/[.E322];1)" office:value-type="float" office:value="80.9" calcext:value-type="float">
            <text:p>80.9</text:p>
          </table:table-cell>
          <table:table-cell table:formula="of:=[.A322]/([.D322]/[.E322])" office:value-type="float" office:value="3.99455716234178" calcext:value-type="float">
            <text:p>3.99</text:p>
          </table:table-cell>
          <table:table-cell office:value-type="float" office:value="808600270" calcext:value-type="float">
            <text:p>808600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2]+1" office:value-type="float" office:value="324" calcext:value-type="float">
            <text:p>324</text:p>
          </table:table-cell>
          <table:table-cell table:formula="of:=ROUND([.D323]/[.E323];1)" office:value-type="float" office:value="81.1" calcext:value-type="float">
            <text:p>81.1</text:p>
          </table:table-cell>
          <table:table-cell table:formula="of:=[.A323]/([.D323]/[.E323])" office:value-type="float" office:value="3.99411750811313" calcext:value-type="float">
            <text:p>3.99</text:p>
          </table:table-cell>
          <table:table-cell office:value-type="float" office:value="811192959" calcext:value-type="float">
            <text:p>811192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3]+1" office:value-type="float" office:value="325" calcext:value-type="float">
            <text:p>325</text:p>
          </table:table-cell>
          <table:table-cell table:formula="of:=ROUND([.D324]/[.E324];1)" office:value-type="float" office:value="81.3" calcext:value-type="float">
            <text:p>81.3</text:p>
          </table:table-cell>
          <table:table-cell table:formula="of:=[.A324]/([.D324]/[.E324])" office:value-type="float" office:value="3.9952248531663" calcext:value-type="float">
            <text:p>4.00</text:p>
          </table:table-cell>
          <table:table-cell office:value-type="float" office:value="813471111" calcext:value-type="float">
            <text:p>813471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4]+1" office:value-type="float" office:value="326" calcext:value-type="float">
            <text:p>326</text:p>
          </table:table-cell>
          <table:table-cell table:formula="of:=ROUND([.D325]/[.E325];1)" office:value-type="float" office:value="81.6" calcext:value-type="float">
            <text:p>81.6</text:p>
          </table:table-cell>
          <table:table-cell table:formula="of:=[.A325]/([.D325]/[.E325])" office:value-type="float" office:value="3.99380602828243" calcext:value-type="float">
            <text:p>3.99</text:p>
          </table:table-cell>
          <table:table-cell office:value-type="float" office:value="816263979" calcext:value-type="float">
            <text:p>816263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5]+1" office:value-type="float" office:value="327" calcext:value-type="float">
            <text:p>327</text:p>
          </table:table-cell>
          <table:table-cell table:formula="of:=ROUND([.D326]/[.E326];1)" office:value-type="float" office:value="81.8" calcext:value-type="float">
            <text:p>81.8</text:p>
          </table:table-cell>
          <table:table-cell table:formula="of:=[.A326]/([.D326]/[.E326])" office:value-type="float" office:value="3.99515596990555" calcext:value-type="float">
            <text:p>4.00</text:p>
          </table:table-cell>
          <table:table-cell office:value-type="float" office:value="818491199" calcext:value-type="float">
            <text:p>8184911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6]+1" office:value-type="float" office:value="328" calcext:value-type="float">
            <text:p>328</text:p>
          </table:table-cell>
          <table:table-cell table:formula="of:=ROUND([.D327]/[.E327];1)" office:value-type="float" office:value="82.1" calcext:value-type="float">
            <text:p>82.1</text:p>
          </table:table-cell>
          <table:table-cell table:formula="of:=[.A327]/([.D327]/[.E327])" office:value-type="float" office:value="3.9947415657846" calcext:value-type="float">
            <text:p>3.99</text:p>
          </table:table-cell>
          <table:table-cell office:value-type="float" office:value="821079398" calcext:value-type="float">
            <text:p>821079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7]+1" office:value-type="float" office:value="329" calcext:value-type="float">
            <text:p>329</text:p>
          </table:table-cell>
          <table:table-cell table:formula="of:=ROUND([.D328]/[.E328];1)" office:value-type="float" office:value="82.4" calcext:value-type="float">
            <text:p>82.4</text:p>
          </table:table-cell>
          <table:table-cell table:formula="of:=[.A328]/([.D328]/[.E328])" office:value-type="float" office:value="3.99491041613137" calcext:value-type="float">
            <text:p>3.99</text:p>
          </table:table-cell>
          <table:table-cell office:value-type="float" office:value="823547879" calcext:value-type="float">
            <text:p>8235478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8]+1" office:value-type="float" office:value="330" calcext:value-type="float">
            <text:p>330</text:p>
          </table:table-cell>
          <table:table-cell table:formula="of:=ROUND([.D329]/[.E329];1)" office:value-type="float" office:value="82.6" calcext:value-type="float">
            <text:p>82.6</text:p>
          </table:table-cell>
          <table:table-cell table:formula="of:=[.A329]/([.D329]/[.E329])" office:value-type="float" office:value="3.99499752221174" calcext:value-type="float">
            <text:p>3.99</text:p>
          </table:table-cell>
          <table:table-cell office:value-type="float" office:value="826033053" calcext:value-type="float">
            <text:p>8260330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9]+1" office:value-type="float" office:value="331" calcext:value-type="float">
            <text:p>331</text:p>
          </table:table-cell>
          <table:table-cell table:formula="of:=ROUND([.D330]/[.E330];1)" office:value-type="float" office:value="82.9" calcext:value-type="float">
            <text:p>82.9</text:p>
          </table:table-cell>
          <table:table-cell table:formula="of:=[.A330]/([.D330]/[.E330])" office:value-type="float" office:value="3.99461615530616" calcext:value-type="float">
            <text:p>3.99</text:p>
          </table:table-cell>
          <table:table-cell office:value-type="float" office:value="828615284" calcext:value-type="float">
            <text:p>828615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0]+1" office:value-type="float" office:value="332" calcext:value-type="float">
            <text:p>332</text:p>
          </table:table-cell>
          <table:table-cell table:formula="of:=ROUND([.D331]/[.E331];1)" office:value-type="float" office:value="83.1" calcext:value-type="float">
            <text:p>83.1</text:p>
          </table:table-cell>
          <table:table-cell table:formula="of:=[.A331]/([.D331]/[.E331])" office:value-type="float" office:value="3.99460943339146" calcext:value-type="float">
            <text:p>3.99</text:p>
          </table:table-cell>
          <table:table-cell office:value-type="float" office:value="831120052" calcext:value-type="float">
            <text:p>8311200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1]+1" office:value-type="float" office:value="333" calcext:value-type="float">
            <text:p>333</text:p>
          </table:table-cell>
          <table:table-cell table:formula="of:=ROUND([.D332]/[.E332];1)" office:value-type="float" office:value="83.4" calcext:value-type="float">
            <text:p>83.4</text:p>
          </table:table-cell>
          <table:table-cell table:formula="of:=[.A332]/([.D332]/[.E332])" office:value-type="float" office:value="3.99496186122082" calcext:value-type="float">
            <text:p>3.99</text:p>
          </table:table-cell>
          <table:table-cell office:value-type="float" office:value="833549885" calcext:value-type="float">
            <text:p>8335498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2]+1" office:value-type="float" office:value="334" calcext:value-type="float">
            <text:p>334</text:p>
          </table:table-cell>
          <table:table-cell table:formula="of:=ROUND([.D333]/[.E333];1)" office:value-type="float" office:value="83.6" calcext:value-type="float">
            <text:p>83.6</text:p>
          </table:table-cell>
          <table:table-cell table:formula="of:=[.A333]/([.D333]/[.E333])" office:value-type="float" office:value="3.99410767710342" calcext:value-type="float">
            <text:p>3.99</text:p>
          </table:table-cell>
          <table:table-cell office:value-type="float" office:value="836231837" calcext:value-type="float">
            <text:p>8362318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3]+1" office:value-type="float" office:value="335" calcext:value-type="float">
            <text:p>335</text:p>
          </table:table-cell>
          <table:table-cell table:formula="of:=ROUND([.D334]/[.E334];1)" office:value-type="float" office:value="83.9" calcext:value-type="float">
            <text:p>83.9</text:p>
          </table:table-cell>
          <table:table-cell table:formula="of:=[.A334]/([.D334]/[.E334])" office:value-type="float" office:value="3.99484683837715" calcext:value-type="float">
            <text:p>3.99</text:p>
          </table:table-cell>
          <table:table-cell office:value-type="float" office:value="838580335" calcext:value-type="float">
            <text:p>838580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4]+1" office:value-type="float" office:value="336" calcext:value-type="float">
            <text:p>336</text:p>
          </table:table-cell>
          <table:table-cell table:formula="of:=ROUND([.D335]/[.E335];1)" office:value-type="float" office:value="84.1" calcext:value-type="float">
            <text:p>84.1</text:p>
          </table:table-cell>
          <table:table-cell table:formula="of:=[.A335]/([.D335]/[.E335])" office:value-type="float" office:value="3.99410351449133" calcext:value-type="float">
            <text:p>3.99</text:p>
          </table:table-cell>
          <table:table-cell office:value-type="float" office:value="841240090" calcext:value-type="float">
            <text:p>8412400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5]+1" office:value-type="float" office:value="337" calcext:value-type="float">
            <text:p>337</text:p>
          </table:table-cell>
          <table:table-cell table:formula="of:=ROUND([.D336]/[.E336];1)" office:value-type="float" office:value="84.4" calcext:value-type="float">
            <text:p>84.4</text:p>
          </table:table-cell>
          <table:table-cell table:formula="of:=[.A336]/([.D336]/[.E336])" office:value-type="float" office:value="3.99481724028222" calcext:value-type="float">
            <text:p>3.99</text:p>
          </table:table-cell>
          <table:table-cell office:value-type="float" office:value="843593035" calcext:value-type="float">
            <text:p>843593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6]+1" office:value-type="float" office:value="338" calcext:value-type="float">
            <text:p>338</text:p>
          </table:table-cell>
          <table:table-cell table:formula="of:=ROUND([.D337]/[.E337];1)" office:value-type="float" office:value="84.7" calcext:value-type="float">
            <text:p>84.7</text:p>
          </table:table-cell>
          <table:table-cell table:formula="of:=[.A337]/([.D337]/[.E337])" office:value-type="float" office:value="3.99276079391938" calcext:value-type="float">
            <text:p>3.99</text:p>
          </table:table-cell>
          <table:table-cell office:value-type="float" office:value="846532055" calcext:value-type="float">
            <text:p>8465320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7]+1" office:value-type="float" office:value="339" calcext:value-type="float">
            <text:p>339</text:p>
          </table:table-cell>
          <table:table-cell table:formula="of:=ROUND([.D338]/[.E338];1)" office:value-type="float" office:value="84.9" calcext:value-type="float">
            <text:p>84.9</text:p>
          </table:table-cell>
          <table:table-cell table:formula="of:=[.A338]/([.D338]/[.E338])" office:value-type="float" office:value="3.99472845734327" calcext:value-type="float">
            <text:p>3.99</text:p>
          </table:table-cell>
          <table:table-cell office:value-type="float" office:value="848618382" calcext:value-type="float">
            <text:p>8486183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8]+1" office:value-type="float" office:value="340" calcext:value-type="float">
            <text:p>340</text:p>
          </table:table-cell>
          <table:table-cell table:formula="of:=ROUND([.D339]/[.E339];1)" office:value-type="float" office:value="85.1" calcext:value-type="float">
            <text:p>85.1</text:p>
          </table:table-cell>
          <table:table-cell table:formula="of:=[.A339]/([.D339]/[.E339])" office:value-type="float" office:value="3.99497549581905" calcext:value-type="float">
            <text:p>3.99</text:p>
          </table:table-cell>
          <table:table-cell office:value-type="float" office:value="851069050" calcext:value-type="float">
            <text:p>851069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9]+1" office:value-type="float" office:value="341" calcext:value-type="float">
            <text:p>341</text:p>
          </table:table-cell>
          <table:table-cell table:formula="of:=ROUND([.D340]/[.E340];1)" office:value-type="float" office:value="85.4" calcext:value-type="float">
            <text:p>85.4</text:p>
          </table:table-cell>
          <table:table-cell table:formula="of:=[.A340]/([.D340]/[.E340])" office:value-type="float" office:value="3.99353338966565" calcext:value-type="float">
            <text:p>3.99</text:p>
          </table:table-cell>
          <table:table-cell office:value-type="float" office:value="853880428" calcext:value-type="float">
            <text:p>853880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0]+1" office:value-type="float" office:value="342" calcext:value-type="float">
            <text:p>342</text:p>
          </table:table-cell>
          <table:table-cell table:formula="of:=ROUND([.D341]/[.E341];1)" office:value-type="float" office:value="85.6" calcext:value-type="float">
            <text:p>85.6</text:p>
          </table:table-cell>
          <table:table-cell table:formula="of:=[.A341]/([.D341]/[.E341])" office:value-type="float" office:value="3.99351432721841" calcext:value-type="float">
            <text:p>3.99</text:p>
          </table:table-cell>
          <table:table-cell office:value-type="float" office:value="856388564" calcext:value-type="float">
            <text:p>8563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1]+1" office:value-type="float" office:value="343" calcext:value-type="float">
            <text:p>343</text:p>
          </table:table-cell>
          <table:table-cell table:formula="of:=ROUND([.D342]/[.E342];1)" office:value-type="float" office:value="85.9" calcext:value-type="float">
            <text:p>85.9</text:p>
          </table:table-cell>
          <table:table-cell table:formula="of:=[.A342]/([.D342]/[.E342])" office:value-type="float" office:value="3.99393009723172" calcext:value-type="float">
            <text:p>3.99</text:p>
          </table:table-cell>
          <table:table-cell office:value-type="float" office:value="858803213" calcext:value-type="float">
            <text:p>858803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2]+1" office:value-type="float" office:value="344" calcext:value-type="float">
            <text:p>344</text:p>
          </table:table-cell>
          <table:table-cell table:formula="of:=ROUND([.D343]/[.E343];1)" office:value-type="float" office:value="86.1" calcext:value-type="float">
            <text:p>86.1</text:p>
          </table:table-cell>
          <table:table-cell table:formula="of:=[.A343]/([.D343]/[.E343])" office:value-type="float" office:value="3.99479629937353" calcext:value-type="float">
            <text:p>3.99</text:p>
          </table:table-cell>
          <table:table-cell office:value-type="float" office:value="861120253" calcext:value-type="float">
            <text:p>8611202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3]+1" office:value-type="float" office:value="345" calcext:value-type="float">
            <text:p>345</text:p>
          </table:table-cell>
          <table:table-cell table:formula="of:=ROUND([.D344]/[.E344];1)" office:value-type="float" office:value="86.4" calcext:value-type="float">
            <text:p>86.4</text:p>
          </table:table-cell>
          <table:table-cell table:formula="of:=[.A344]/([.D344]/[.E344])" office:value-type="float" office:value="3.99237462002184" calcext:value-type="float">
            <text:p>3.99</text:p>
          </table:table-cell>
          <table:table-cell office:value-type="float" office:value="864147363" calcext:value-type="float">
            <text:p>864147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4]+1" office:value-type="float" office:value="346" calcext:value-type="float">
            <text:p>346</text:p>
          </table:table-cell>
          <table:table-cell table:formula="of:=ROUND([.D345]/[.E345];1)" office:value-type="float" office:value="86.6" calcext:value-type="float">
            <text:p>86.6</text:p>
          </table:table-cell>
          <table:table-cell table:formula="of:=[.A345]/([.D345]/[.E345])" office:value-type="float" office:value="3.9954448741317" calcext:value-type="float">
            <text:p>4.00</text:p>
          </table:table-cell>
          <table:table-cell office:value-type="float" office:value="865986169" calcext:value-type="float">
            <text:p>865986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5]+1" office:value-type="float" office:value="347" calcext:value-type="float">
            <text:p>347</text:p>
          </table:table-cell>
          <table:table-cell table:formula="of:=ROUND([.D346]/[.E346];1)" office:value-type="float" office:value="86.9" calcext:value-type="float">
            <text:p>86.9</text:p>
          </table:table-cell>
          <table:table-cell table:formula="of:=[.A346]/([.D346]/[.E346])" office:value-type="float" office:value="3.99493989170266" calcext:value-type="float">
            <text:p>3.99</text:p>
          </table:table-cell>
          <table:table-cell office:value-type="float" office:value="868598801" calcext:value-type="float">
            <text:p>8685988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6]+1" office:value-type="float" office:value="348" calcext:value-type="float">
            <text:p>348</text:p>
          </table:table-cell>
          <table:table-cell table:formula="of:=ROUND([.D347]/[.E347];1)" office:value-type="float" office:value="87.1" calcext:value-type="float">
            <text:p>87.1</text:p>
          </table:table-cell>
          <table:table-cell table:formula="of:=[.A347]/([.D347]/[.E347])" office:value-type="float" office:value="3.99523252117803" calcext:value-type="float">
            <text:p>4.00</text:p>
          </table:table-cell>
          <table:table-cell office:value-type="float" office:value="871038164" calcext:value-type="float">
            <text:p>87103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7]+1" office:value-type="float" office:value="349" calcext:value-type="float">
            <text:p>349</text:p>
          </table:table-cell>
          <table:table-cell table:formula="of:=ROUND([.D348]/[.E348];1)" office:value-type="float" office:value="87.4" calcext:value-type="float">
            <text:p>87.4</text:p>
          </table:table-cell>
          <table:table-cell table:formula="of:=[.A348]/([.D348]/[.E348])" office:value-type="float" office:value="3.99471859284996" calcext:value-type="float">
            <text:p>3.99</text:p>
          </table:table-cell>
          <table:table-cell office:value-type="float" office:value="873653530" calcext:value-type="float">
            <text:p>873653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8]+1" office:value-type="float" office:value="350" calcext:value-type="float">
            <text:p>350</text:p>
          </table:table-cell>
          <table:table-cell table:formula="of:=ROUND([.D349]/[.E349];1)" office:value-type="float" office:value="87.6" calcext:value-type="float">
            <text:p>87.6</text:p>
          </table:table-cell>
          <table:table-cell table:formula="of:=[.A349]/([.D349]/[.E349])" office:value-type="float" office:value="3.99446390584668" calcext:value-type="float">
            <text:p>3.99</text:p>
          </table:table-cell>
          <table:table-cell office:value-type="float" office:value="876212699" calcext:value-type="float">
            <text:p>876212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9]+1" office:value-type="float" office:value="351" calcext:value-type="float">
            <text:p>351</text:p>
          </table:table-cell>
          <table:table-cell table:formula="of:=ROUND([.D350]/[.E350];1)" office:value-type="float" office:value="87.8" calcext:value-type="float">
            <text:p>87.8</text:p>
          </table:table-cell>
          <table:table-cell table:formula="of:=[.A350]/([.D350]/[.E350])" office:value-type="float" office:value="3.99548427862538" calcext:value-type="float">
            <text:p>4.00</text:p>
          </table:table-cell>
          <table:table-cell office:value-type="float" office:value="878491756" calcext:value-type="float">
            <text:p>8784917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0]+1" office:value-type="float" office:value="352" calcext:value-type="float">
            <text:p>352</text:p>
          </table:table-cell>
          <table:table-cell table:formula="of:=ROUND([.D351]/[.E351];1)" office:value-type="float" office:value="88.1" calcext:value-type="float">
            <text:p>88.1</text:p>
          </table:table-cell>
          <table:table-cell table:formula="of:=[.A351]/([.D351]/[.E351])" office:value-type="float" office:value="3.99433800318538" calcext:value-type="float">
            <text:p>3.99</text:p>
          </table:table-cell>
          <table:table-cell office:value-type="float" office:value="881247405" calcext:value-type="float">
            <text:p>881247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1]+1" office:value-type="float" office:value="353" calcext:value-type="float">
            <text:p>353</text:p>
          </table:table-cell>
          <table:table-cell table:formula="of:=ROUND([.D352]/[.E352];1)" office:value-type="float" office:value="88.4" calcext:value-type="float">
            <text:p>88.4</text:p>
          </table:table-cell>
          <table:table-cell table:formula="of:=[.A352]/([.D352]/[.E352])" office:value-type="float" office:value="3.99390524176733" calcext:value-type="float">
            <text:p>3.99</text:p>
          </table:table-cell>
          <table:table-cell office:value-type="float" office:value="883846708" calcext:value-type="float">
            <text:p>8838467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2]+1" office:value-type="float" office:value="354" calcext:value-type="float">
            <text:p>354</text:p>
          </table:table-cell>
          <table:table-cell table:formula="of:=ROUND([.D353]/[.E353];1)" office:value-type="float" office:value="88.6" calcext:value-type="float">
            <text:p>88.6</text:p>
          </table:table-cell>
          <table:table-cell table:formula="of:=[.A353]/([.D353]/[.E353])" office:value-type="float" office:value="3.99436971247637" calcext:value-type="float">
            <text:p>3.99</text:p>
          </table:table-cell>
          <table:table-cell office:value-type="float" office:value="886247457" calcext:value-type="float">
            <text:p>8862474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3]+1" office:value-type="float" office:value="355" calcext:value-type="float">
            <text:p>355</text:p>
          </table:table-cell>
          <table:table-cell table:formula="of:=ROUND([.D354]/[.E354];1)" office:value-type="float" office:value="88.9" calcext:value-type="float">
            <text:p>88.9</text:p>
          </table:table-cell>
          <table:table-cell table:formula="of:=[.A354]/([.D354]/[.E354])" office:value-type="float" office:value="3.99520147717206" calcext:value-type="float">
            <text:p>4.00</text:p>
          </table:table-cell>
          <table:table-cell office:value-type="float" office:value="888565951" calcext:value-type="float">
            <text:p>888565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4]+1" office:value-type="float" office:value="356" calcext:value-type="float">
            <text:p>356</text:p>
          </table:table-cell>
          <table:table-cell table:formula="of:=ROUND([.D355]/[.E355];1)" office:value-type="float" office:value="89.2" calcext:value-type="float">
            <text:p>89.2</text:p>
          </table:table-cell>
          <table:table-cell table:formula="of:=[.A355]/([.D355]/[.E355])" office:value-type="float" office:value="3.9929119934908" calcext:value-type="float">
            <text:p>3.99</text:p>
          </table:table-cell>
          <table:table-cell office:value-type="float" office:value="891579881" calcext:value-type="float">
            <text:p>891579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5]+1" office:value-type="float" office:value="357" calcext:value-type="float">
            <text:p>357</text:p>
          </table:table-cell>
          <table:table-cell table:formula="of:=ROUND([.D356]/[.E356];1)" office:value-type="float" office:value="89.4" calcext:value-type="float">
            <text:p>89.4</text:p>
          </table:table-cell>
          <table:table-cell table:formula="of:=[.A356]/([.D356]/[.E356])" office:value-type="float" office:value="3.99480682721618" calcext:value-type="float">
            <text:p>3.99</text:p>
          </table:table-cell>
          <table:table-cell office:value-type="float" office:value="893660233" calcext:value-type="float">
            <text:p>8936602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6]+1" office:value-type="float" office:value="358" calcext:value-type="float">
            <text:p>358</text:p>
          </table:table-cell>
          <table:table-cell table:formula="of:=ROUND([.D357]/[.E357];1)" office:value-type="float" office:value="89.6" calcext:value-type="float">
            <text:p>89.6</text:p>
          </table:table-cell>
          <table:table-cell table:formula="of:=[.A357]/([.D357]/[.E357])" office:value-type="float" office:value="3.99504135912878" calcext:value-type="float">
            <text:p>4.00</text:p>
          </table:table-cell>
          <table:table-cell office:value-type="float" office:value="896110873" calcext:value-type="float">
            <text:p>8961108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7]+1" office:value-type="float" office:value="359" calcext:value-type="float">
            <text:p>359</text:p>
          </table:table-cell>
          <table:table-cell table:formula="of:=ROUND([.D358]/[.E358];1)" office:value-type="float" office:value="89.9" calcext:value-type="float">
            <text:p>89.9</text:p>
          </table:table-cell>
          <table:table-cell table:formula="of:=[.A358]/([.D358]/[.E358])" office:value-type="float" office:value="3.99494415002423" calcext:value-type="float">
            <text:p>3.99</text:p>
          </table:table-cell>
          <table:table-cell office:value-type="float" office:value="898635842" calcext:value-type="float">
            <text:p>898635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8]+1" office:value-type="float" office:value="360" calcext:value-type="float">
            <text:p>360</text:p>
          </table:table-cell>
          <table:table-cell table:formula="of:=ROUND([.D359]/[.E359];1)" office:value-type="float" office:value="90.1" calcext:value-type="float">
            <text:p>90.1</text:p>
          </table:table-cell>
          <table:table-cell table:formula="of:=[.A359]/([.D359]/[.E359])" office:value-type="float" office:value="3.99556188080625" calcext:value-type="float">
            <text:p>4.00</text:p>
          </table:table-cell>
          <table:table-cell office:value-type="float" office:value="900999686" calcext:value-type="float">
            <text:p>900999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9]+1" office:value-type="float" office:value="361" calcext:value-type="float">
            <text:p>361</text:p>
          </table:table-cell>
          <table:table-cell table:formula="of:=ROUND([.D360]/[.E360];1)" office:value-type="float" office:value="90.4" calcext:value-type="float">
            <text:p>90.4</text:p>
          </table:table-cell>
          <table:table-cell table:formula="of:=[.A360]/([.D360]/[.E360])" office:value-type="float" office:value="3.99437772193606" calcext:value-type="float">
            <text:p>3.99</text:p>
          </table:table-cell>
          <table:table-cell office:value-type="float" office:value="903770312" calcext:value-type="float">
            <text:p>903770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0]+1" office:value-type="float" office:value="362" calcext:value-type="float">
            <text:p>362</text:p>
          </table:table-cell>
          <table:table-cell table:formula="of:=ROUND([.D361]/[.E361];1)" office:value-type="float" office:value="90.6" calcext:value-type="float">
            <text:p>90.6</text:p>
          </table:table-cell>
          <table:table-cell table:formula="of:=[.A361]/([.D361]/[.E361])" office:value-type="float" office:value="3.99525454260579" calcext:value-type="float">
            <text:p>4.00</text:p>
          </table:table-cell>
          <table:table-cell office:value-type="float" office:value="906074935" calcext:value-type="float">
            <text:p>9060749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1]+1" office:value-type="float" office:value="363" calcext:value-type="float">
            <text:p>363</text:p>
          </table:table-cell>
          <table:table-cell table:formula="of:=ROUND([.D362]/[.E362];1)" office:value-type="float" office:value="90.9" calcext:value-type="float">
            <text:p>90.9</text:p>
          </table:table-cell>
          <table:table-cell table:formula="of:=[.A362]/([.D362]/[.E362])" office:value-type="float" office:value="3.99474846624989" calcext:value-type="float">
            <text:p>3.99</text:p>
          </table:table-cell>
          <table:table-cell office:value-type="float" office:value="908693008" calcext:value-type="float">
            <text:p>9086930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2]+1" office:value-type="float" office:value="364" calcext:value-type="float">
            <text:p>364</text:p>
          </table:table-cell>
          <table:table-cell table:formula="of:=ROUND([.D363]/[.E363];1)" office:value-type="float" office:value="91.1" calcext:value-type="float">
            <text:p>91.1</text:p>
          </table:table-cell>
          <table:table-cell table:formula="of:=[.A363]/([.D363]/[.E363])" office:value-type="float" office:value="3.99526997353589" calcext:value-type="float">
            <text:p>4.00</text:p>
          </table:table-cell>
          <table:table-cell office:value-type="float" office:value="911077355" calcext:value-type="float">
            <text:p>9110773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3]+1" office:value-type="float" office:value="365" calcext:value-type="float">
            <text:p>365</text:p>
          </table:table-cell>
          <table:table-cell table:formula="of:=ROUND([.D364]/[.E364];1)" office:value-type="float" office:value="91.4" calcext:value-type="float">
            <text:p>91.4</text:p>
          </table:table-cell>
          <table:table-cell table:formula="of:=[.A364]/([.D364]/[.E364])" office:value-type="float" office:value="3.994808412655" calcext:value-type="float">
            <text:p>3.99</text:p>
          </table:table-cell>
          <table:table-cell office:value-type="float" office:value="913685870" calcext:value-type="float">
            <text:p>9136858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4]+1" office:value-type="float" office:value="366" calcext:value-type="float">
            <text:p>366</text:p>
          </table:table-cell>
          <table:table-cell table:formula="of:=ROUND([.D365]/[.E365];1)" office:value-type="float" office:value="91.6" calcext:value-type="float">
            <text:p>91.6</text:p>
          </table:table-cell>
          <table:table-cell table:formula="of:=[.A365]/([.D365]/[.E365])" office:value-type="float" office:value="3.99486525779004" calcext:value-type="float">
            <text:p>3.99</text:p>
          </table:table-cell>
          <table:table-cell office:value-type="float" office:value="916176082" calcext:value-type="float">
            <text:p>916176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5]+1" office:value-type="float" office:value="367" calcext:value-type="float">
            <text:p>367</text:p>
          </table:table-cell>
          <table:table-cell table:formula="of:=ROUND([.D366]/[.E366];1)" office:value-type="float" office:value="91.9" calcext:value-type="float">
            <text:p>91.9</text:p>
          </table:table-cell>
          <table:table-cell table:formula="of:=[.A366]/([.D366]/[.E366])" office:value-type="float" office:value="3.99441561541185" calcext:value-type="float">
            <text:p>3.99</text:p>
          </table:table-cell>
          <table:table-cell office:value-type="float" office:value="918782709" calcext:value-type="float">
            <text:p>9187827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6]+1" office:value-type="float" office:value="368" calcext:value-type="float">
            <text:p>368</text:p>
          </table:table-cell>
          <table:table-cell table:formula="of:=ROUND([.D367]/[.E367];1)" office:value-type="float" office:value="92.1" calcext:value-type="float">
            <text:p>92.1</text:p>
          </table:table-cell>
          <table:table-cell table:formula="of:=[.A367]/([.D367]/[.E367])" office:value-type="float" office:value="3.99489368347103" calcext:value-type="float">
            <text:p>3.99</text:p>
          </table:table-cell>
          <table:table-cell office:value-type="float" office:value="921175954" calcext:value-type="float">
            <text:p>921175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7]+1" office:value-type="float" office:value="369" calcext:value-type="float">
            <text:p>369</text:p>
          </table:table-cell>
          <table:table-cell table:formula="of:=ROUND([.D368]/[.E368];1)" office:value-type="float" office:value="92.4" calcext:value-type="float">
            <text:p>92.4</text:p>
          </table:table-cell>
          <table:table-cell table:formula="of:=[.A368]/([.D368]/[.E368])" office:value-type="float" office:value="3.9942455283531" calcext:value-type="float">
            <text:p>3.99</text:p>
          </table:table-cell>
          <table:table-cell office:value-type="float" office:value="923829037" calcext:value-type="float">
            <text:p>9238290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8]+1" office:value-type="float" office:value="370" calcext:value-type="float">
            <text:p>370</text:p>
          </table:table-cell>
          <table:table-cell table:formula="of:=ROUND([.D369]/[.E369];1)" office:value-type="float" office:value="92.6" calcext:value-type="float">
            <text:p>92.6</text:p>
          </table:table-cell>
          <table:table-cell table:formula="of:=[.A369]/([.D369]/[.E369])" office:value-type="float" office:value="3.99489104828658" calcext:value-type="float">
            <text:p>3.99</text:p>
          </table:table-cell>
          <table:table-cell office:value-type="float" office:value="926182956" calcext:value-type="float">
            <text:p>926182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9]+1" office:value-type="float" office:value="371" calcext:value-type="float">
            <text:p>371</text:p>
          </table:table-cell>
          <table:table-cell table:formula="of:=ROUND([.D370]/[.E370];1)" office:value-type="float" office:value="92.9" calcext:value-type="float">
            <text:p>92.9</text:p>
          </table:table-cell>
          <table:table-cell table:formula="of:=[.A370]/([.D370]/[.E370])" office:value-type="float" office:value="3.99547189185793" calcext:value-type="float">
            <text:p>4.00</text:p>
          </table:table-cell>
          <table:table-cell office:value-type="float" office:value="928551145" calcext:value-type="float">
            <text:p>928551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0]+1" office:value-type="float" office:value="372" calcext:value-type="float">
            <text:p>372</text:p>
          </table:table-cell>
          <table:table-cell table:formula="of:=ROUND([.D371]/[.E371];1)" office:value-type="float" office:value="93.1" calcext:value-type="float">
            <text:p>93.1</text:p>
          </table:table-cell>
          <table:table-cell table:formula="of:=[.A371]/([.D371]/[.E371])" office:value-type="float" office:value="3.99527379301455" calcext:value-type="float">
            <text:p>4.00</text:p>
          </table:table-cell>
          <table:table-cell office:value-type="float" office:value="931100143" calcext:value-type="float">
            <text:p>93110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1]+1" office:value-type="float" office:value="373" calcext:value-type="float">
            <text:p>373</text:p>
          </table:table-cell>
          <table:table-cell table:formula="of:=ROUND([.D372]/[.E372];1)" office:value-type="float" office:value="93.4" calcext:value-type="float">
            <text:p>93.4</text:p>
          </table:table-cell>
          <table:table-cell table:formula="of:=[.A372]/([.D372]/[.E372])" office:value-type="float" office:value="3.99513816320438" calcext:value-type="float">
            <text:p>4.00</text:p>
          </table:table-cell>
          <table:table-cell office:value-type="float" office:value="933634795" calcext:value-type="float">
            <text:p>9336347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2]+1" office:value-type="float" office:value="374" calcext:value-type="float">
            <text:p>374</text:p>
          </table:table-cell>
          <table:table-cell table:formula="of:=ROUND([.D373]/[.E373];1)" office:value-type="float" office:value="93.6" calcext:value-type="float">
            <text:p>93.6</text:p>
          </table:table-cell>
          <table:table-cell table:formula="of:=[.A373]/([.D373]/[.E373])" office:value-type="float" office:value="3.99449244081663" calcext:value-type="float">
            <text:p>3.99</text:p>
          </table:table-cell>
          <table:table-cell office:value-type="float" office:value="936289167" calcext:value-type="float">
            <text:p>936289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3]+1" office:value-type="float" office:value="375" calcext:value-type="float">
            <text:p>375</text:p>
          </table:table-cell>
          <table:table-cell table:formula="of:=ROUND([.D374]/[.E374];1)" office:value-type="float" office:value="93.9" calcext:value-type="float">
            <text:p>93.9</text:p>
          </table:table-cell>
          <table:table-cell table:formula="of:=[.A374]/([.D374]/[.E374])" office:value-type="float" office:value="3.99545138210313" calcext:value-type="float">
            <text:p>4.00</text:p>
          </table:table-cell>
          <table:table-cell office:value-type="float" office:value="938567296" calcext:value-type="float">
            <text:p>9385672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4]+1" office:value-type="float" office:value="376" calcext:value-type="float">
            <text:p>376</text:p>
          </table:table-cell>
          <table:table-cell table:formula="of:=ROUND([.D375]/[.E375];1)" office:value-type="float" office:value="94.1" calcext:value-type="float">
            <text:p>94.1</text:p>
          </table:table-cell>
          <table:table-cell table:formula="of:=[.A375]/([.D375]/[.E375])" office:value-type="float" office:value="3.99429831762025" calcext:value-type="float">
            <text:p>3.99</text:p>
          </table:table-cell>
          <table:table-cell office:value-type="float" office:value="941341808" calcext:value-type="float">
            <text:p>9413418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5]+1" office:value-type="float" office:value="377" calcext:value-type="float">
            <text:p>377</text:p>
          </table:table-cell>
          <table:table-cell table:formula="of:=ROUND([.D376]/[.E376];1)" office:value-type="float" office:value="94.4" calcext:value-type="float">
            <text:p>94.4</text:p>
          </table:table-cell>
          <table:table-cell table:formula="of:=[.A376]/([.D376]/[.E376])" office:value-type="float" office:value="3.99521244261333" calcext:value-type="float">
            <text:p>4.00</text:p>
          </table:table-cell>
          <table:table-cell office:value-type="float" office:value="943629420" calcext:value-type="float">
            <text:p>9436294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6]+1" office:value-type="float" office:value="378" calcext:value-type="float">
            <text:p>378</text:p>
          </table:table-cell>
          <table:table-cell table:formula="of:=ROUND([.D377]/[.E377];1)" office:value-type="float" office:value="94.6" calcext:value-type="float">
            <text:p>94.6</text:p>
          </table:table-cell>
          <table:table-cell table:formula="of:=[.A377]/([.D377]/[.E377])" office:value-type="float" office:value="3.99491597270238" calcext:value-type="float">
            <text:p>3.99</text:p>
          </table:table-cell>
          <table:table-cell office:value-type="float" office:value="946202630" calcext:value-type="float">
            <text:p>9462026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7]+1" office:value-type="float" office:value="379" calcext:value-type="float">
            <text:p>379</text:p>
          </table:table-cell>
          <table:table-cell table:formula="of:=ROUND([.D378]/[.E378];1)" office:value-type="float" office:value="94.8" calcext:value-type="float">
            <text:p>94.8</text:p>
          </table:table-cell>
          <table:table-cell table:formula="of:=[.A378]/([.D378]/[.E378])" office:value-type="float" office:value="3.99583575294894" calcext:value-type="float">
            <text:p>4.00</text:p>
          </table:table-cell>
          <table:table-cell office:value-type="float" office:value="948487434" calcext:value-type="float">
            <text:p>9484874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8]+1" office:value-type="float" office:value="380" calcext:value-type="float">
            <text:p>380</text:p>
          </table:table-cell>
          <table:table-cell table:formula="of:=ROUND([.D379]/[.E379];1)" office:value-type="float" office:value="95.1" calcext:value-type="float">
            <text:p>95.1</text:p>
          </table:table-cell>
          <table:table-cell table:formula="of:=[.A379]/([.D379]/[.E379])" office:value-type="float" office:value="3.99451557216695" calcext:value-type="float">
            <text:p>3.99</text:p>
          </table:table-cell>
          <table:table-cell office:value-type="float" office:value="951304340" calcext:value-type="float">
            <text:p>9513043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9]+1" office:value-type="float" office:value="381" calcext:value-type="float">
            <text:p>381</text:p>
          </table:table-cell>
          <table:table-cell table:formula="of:=ROUND([.D380]/[.E380];1)" office:value-type="float" office:value="95.4" calcext:value-type="float">
            <text:p>95.4</text:p>
          </table:table-cell>
          <table:table-cell table:formula="of:=[.A380]/([.D380]/[.E380])" office:value-type="float" office:value="3.99503150619208" calcext:value-type="float">
            <text:p>4.00</text:p>
          </table:table-cell>
          <table:table-cell office:value-type="float" office:value="953684594" calcext:value-type="float">
            <text:p>953684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0]+1" office:value-type="float" office:value="382" calcext:value-type="float">
            <text:p>382</text:p>
          </table:table-cell>
          <table:table-cell table:formula="of:=ROUND([.D381]/[.E381];1)" office:value-type="float" office:value="95.6" calcext:value-type="float">
            <text:p>95.6</text:p>
          </table:table-cell>
          <table:table-cell table:formula="of:=[.A381]/([.D381]/[.E381])" office:value-type="float" office:value="3.9948704357685" calcext:value-type="float">
            <text:p>3.99</text:p>
          </table:table-cell>
          <table:table-cell office:value-type="float" office:value="956226256" calcext:value-type="float">
            <text:p>956226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1]+1" office:value-type="float" office:value="383" calcext:value-type="float">
            <text:p>383</text:p>
          </table:table-cell>
          <table:table-cell table:formula="of:=ROUND([.D382]/[.E382];1)" office:value-type="float" office:value="95.9" calcext:value-type="float">
            <text:p>95.9</text:p>
          </table:table-cell>
          <table:table-cell table:formula="of:=[.A382]/([.D382]/[.E382])" office:value-type="float" office:value="3.99568290561337" calcext:value-type="float">
            <text:p>4.00</text:p>
          </table:table-cell>
          <table:table-cell office:value-type="float" office:value="958534521" calcext:value-type="float">
            <text:p>9585345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2]+1" office:value-type="float" office:value="384" calcext:value-type="float">
            <text:p>384</text:p>
          </table:table-cell>
          <table:table-cell table:formula="of:=ROUND([.D383]/[.E383];1)" office:value-type="float" office:value="96.1" calcext:value-type="float">
            <text:p>96.1</text:p>
          </table:table-cell>
          <table:table-cell table:formula="of:=[.A383]/([.D383]/[.E383])" office:value-type="float" office:value="3.99436911705169" calcext:value-type="float">
            <text:p>3.99</text:p>
          </table:table-cell>
          <table:table-cell office:value-type="float" office:value="961353317" calcext:value-type="float">
            <text:p>961353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3]+1" office:value-type="float" office:value="385" calcext:value-type="float">
            <text:p>385</text:p>
          </table:table-cell>
          <table:table-cell table:formula="of:=ROUND([.D384]/[.E384];1)" office:value-type="float" office:value="96.4" calcext:value-type="float">
            <text:p>96.4</text:p>
          </table:table-cell>
          <table:table-cell table:formula="of:=[.A384]/([.D384]/[.E384])" office:value-type="float" office:value="3.99562102767487" calcext:value-type="float">
            <text:p>4.00</text:p>
          </table:table-cell>
          <table:table-cell office:value-type="float" office:value="963554845" calcext:value-type="float">
            <text:p>9635548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4]+1" office:value-type="float" office:value="386" calcext:value-type="float">
            <text:p>386</text:p>
          </table:table-cell>
          <table:table-cell table:formula="of:=ROUND([.D385]/[.E385];1)" office:value-type="float" office:value="96.6" calcext:value-type="float">
            <text:p>96.6</text:p>
          </table:table-cell>
          <table:table-cell table:formula="of:=[.A385]/([.D385]/[.E385])" office:value-type="float" office:value="3.99496427094907" calcext:value-type="float">
            <text:p>3.99</text:p>
          </table:table-cell>
          <table:table-cell office:value-type="float" office:value="966216401" calcext:value-type="float">
            <text:p>9662164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5]+1" office:value-type="float" office:value="387" calcext:value-type="float">
            <text:p>387</text:p>
          </table:table-cell>
          <table:table-cell table:formula="of:=ROUND([.D386]/[.E386];1)" office:value-type="float" office:value="96.9" calcext:value-type="float">
            <text:p>96.9</text:p>
          </table:table-cell>
          <table:table-cell table:formula="of:=[.A386]/([.D386]/[.E386])" office:value-type="float" office:value="3.99548505233446" calcext:value-type="float">
            <text:p>4.00</text:p>
          </table:table-cell>
          <table:table-cell office:value-type="float" office:value="968593287" calcext:value-type="float">
            <text:p>96859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6]+1" office:value-type="float" office:value="388" calcext:value-type="float">
            <text:p>388</text:p>
          </table:table-cell>
          <table:table-cell table:formula="of:=ROUND([.D387]/[.E387];1)" office:value-type="float" office:value="97.1" calcext:value-type="float">
            <text:p>97.1</text:p>
          </table:table-cell>
          <table:table-cell table:formula="of:=[.A387]/([.D387]/[.E387])" office:value-type="float" office:value="3.9949363029183" calcext:value-type="float">
            <text:p>3.99</text:p>
          </table:table-cell>
          <table:table-cell office:value-type="float" office:value="971229503" calcext:value-type="float">
            <text:p>9712295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7]+1" office:value-type="float" office:value="389" calcext:value-type="float">
            <text:p>389</text:p>
          </table:table-cell>
          <table:table-cell table:formula="of:=ROUND([.D388]/[.E388];1)" office:value-type="float" office:value="97.3" calcext:value-type="float">
            <text:p>97.3</text:p>
          </table:table-cell>
          <table:table-cell table:formula="of:=[.A388]/([.D388]/[.E388])" office:value-type="float" office:value="3.99599629523274" calcext:value-type="float">
            <text:p>4.00</text:p>
          </table:table-cell>
          <table:table-cell office:value-type="float" office:value="973474376" calcext:value-type="float">
            <text:p>9734743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8]+1" office:value-type="float" office:value="390" calcext:value-type="float">
            <text:p>390</text:p>
          </table:table-cell>
          <table:table-cell table:formula="of:=ROUND([.D389]/[.E389];1)" office:value-type="float" office:value="97.6" calcext:value-type="float">
            <text:p>97.6</text:p>
          </table:table-cell>
          <table:table-cell table:formula="of:=[.A389]/([.D389]/[.E389])" office:value-type="float" office:value="3.99539795720835" calcext:value-type="float">
            <text:p>4.00</text:p>
          </table:table-cell>
          <table:table-cell office:value-type="float" office:value="976123040" calcext:value-type="float">
            <text:p>976123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9]+1" office:value-type="float" office:value="391" calcext:value-type="float">
            <text:p>391</text:p>
          </table:table-cell>
          <table:table-cell table:formula="of:=ROUND([.D390]/[.E390];1)" office:value-type="float" office:value="97.9" calcext:value-type="float">
            <text:p>97.9</text:p>
          </table:table-cell>
          <table:table-cell table:formula="of:=[.A390]/([.D390]/[.E390])" office:value-type="float" office:value="3.99503913818255" calcext:value-type="float">
            <text:p>4.00</text:p>
          </table:table-cell>
          <table:table-cell office:value-type="float" office:value="978713816" calcext:value-type="float">
            <text:p>9787138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0]+1" office:value-type="float" office:value="392" calcext:value-type="float">
            <text:p>392</text:p>
          </table:table-cell>
          <table:table-cell table:formula="of:=ROUND([.D391]/[.E391];1)" office:value-type="float" office:value="98.1" calcext:value-type="float">
            <text:p>98.1</text:p>
          </table:table-cell>
          <table:table-cell table:formula="of:=[.A391]/([.D391]/[.E391])" office:value-type="float" office:value="3.99481251989693" calcext:value-type="float">
            <text:p>3.99</text:p>
          </table:table-cell>
          <table:table-cell office:value-type="float" office:value="981272583" calcext:value-type="float">
            <text:p>98127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1]+1" office:value-type="float" office:value="393" calcext:value-type="float">
            <text:p>393</text:p>
          </table:table-cell>
          <table:table-cell table:formula="of:=ROUND([.D392]/[.E392];1)" office:value-type="float" office:value="98.4" calcext:value-type="float">
            <text:p>98.4</text:p>
          </table:table-cell>
          <table:table-cell table:formula="of:=[.A392]/([.D392]/[.E392])" office:value-type="float" office:value="3.995354973875" calcext:value-type="float">
            <text:p>4.00</text:p>
          </table:table-cell>
          <table:table-cell office:value-type="float" office:value="983642261" calcext:value-type="float">
            <text:p>983642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2]+1" office:value-type="float" office:value="394" calcext:value-type="float">
            <text:p>394</text:p>
          </table:table-cell>
          <table:table-cell table:formula="of:=ROUND([.D393]/[.E393];1)" office:value-type="float" office:value="98.6" calcext:value-type="float">
            <text:p>98.6</text:p>
          </table:table-cell>
          <table:table-cell table:formula="of:=[.A393]/([.D393]/[.E393])" office:value-type="float" office:value="3.99499805153603" calcext:value-type="float">
            <text:p>3.99</text:p>
          </table:table-cell>
          <table:table-cell office:value-type="float" office:value="986233272" calcext:value-type="float">
            <text:p>9862332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3]+1" office:value-type="float" office:value="395" calcext:value-type="float">
            <text:p>395</text:p>
          </table:table-cell>
          <table:table-cell table:formula="of:=ROUND([.D394]/[.E394];1)" office:value-type="float" office:value="98.9" calcext:value-type="float">
            <text:p>98.9</text:p>
          </table:table-cell>
          <table:table-cell table:formula="of:=[.A394]/([.D394]/[.E394])" office:value-type="float" office:value="3.99522855214704" calcext:value-type="float">
            <text:p>4.00</text:p>
          </table:table-cell>
          <table:table-cell office:value-type="float" office:value="988679358" calcext:value-type="float">
            <text:p>9886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4]+1" office:value-type="float" office:value="396" calcext:value-type="float">
            <text:p>396</text:p>
          </table:table-cell>
          <table:table-cell table:formula="of:=ROUND([.D395]/[.E395];1)" office:value-type="float" office:value="99.1" calcext:value-type="float">
            <text:p>99.1</text:p>
          </table:table-cell>
          <table:table-cell table:formula="of:=[.A395]/([.D395]/[.E395])" office:value-type="float" office:value="3.9947515904478" calcext:value-type="float">
            <text:p>3.99</text:p>
          </table:table-cell>
          <table:table-cell office:value-type="float" office:value="991300688" calcext:value-type="float">
            <text:p>991300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5]+1" office:value-type="float" office:value="397" calcext:value-type="float">
            <text:p>397</text:p>
          </table:table-cell>
          <table:table-cell table:formula="of:=ROUND([.D396]/[.E396];1)" office:value-type="float" office:value="99.4" calcext:value-type="float">
            <text:p>99.4</text:p>
          </table:table-cell>
          <table:table-cell table:formula="of:=[.A396]/([.D396]/[.E396])" office:value-type="float" office:value="3.99562703279412" calcext:value-type="float">
            <text:p>4.00</text:p>
          </table:table-cell>
          <table:table-cell office:value-type="float" office:value="993586230" calcext:value-type="float">
            <text:p>9935862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6]+1" office:value-type="float" office:value="398" calcext:value-type="float">
            <text:p>398</text:p>
          </table:table-cell>
          <table:table-cell table:formula="of:=ROUND([.D397]/[.E397];1)" office:value-type="float" office:value="99.6" calcext:value-type="float">
            <text:p>99.6</text:p>
          </table:table-cell>
          <table:table-cell table:formula="of:=[.A397]/([.D397]/[.E397])" office:value-type="float" office:value="3.99459904114267" calcext:value-type="float">
            <text:p>3.99</text:p>
          </table:table-cell>
          <table:table-cell office:value-type="float" office:value="996345305" calcext:value-type="float">
            <text:p>9963453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7]+1" office:value-type="float" office:value="399" calcext:value-type="float">
            <text:p>399</text:p>
          </table:table-cell>
          <table:table-cell table:formula="of:=ROUND([.D398]/[.E398];1)" office:value-type="float" office:value="99.9" calcext:value-type="float">
            <text:p>99.9</text:p>
          </table:table-cell>
          <table:table-cell table:formula="of:=[.A398]/([.D398]/[.E398])" office:value-type="float" office:value="3.99512657438614" calcext:value-type="float">
            <text:p>4.00</text:p>
          </table:table-cell>
          <table:table-cell office:value-type="float" office:value="998716793" calcext:value-type="float">
            <text:p>9987167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8]+1" office:value-type="float" office:value="400" calcext:value-type="float">
            <text:p>400</text:p>
          </table:table-cell>
          <table:table-cell table:formula="of:=ROUND([.D399]/[.E399];1)" office:value-type="float" office:value="100.1" calcext:value-type="float">
            <text:p>100.1</text:p>
          </table:table-cell>
          <table:table-cell table:formula="of:=[.A399]/([.D399]/[.E399])" office:value-type="float" office:value="3.99504878422985" calcext:value-type="float">
            <text:p>4.00</text:p>
          </table:table-cell>
          <table:table-cell office:value-type="float" office:value="1001239338" calcext:value-type="float">
            <text:p>10012393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9]+1" office:value-type="float" office:value="401" calcext:value-type="float">
            <text:p>401</text:p>
          </table:table-cell>
          <table:table-cell table:formula="of:=ROUND([.D400]/[.E400];1)" office:value-type="float" office:value="100.4" calcext:value-type="float">
            <text:p>100.4</text:p>
          </table:table-cell>
          <table:table-cell table:formula="of:=[.A400]/([.D400]/[.E400])" office:value-type="float" office:value="3.99507562395711" calcext:value-type="float">
            <text:p>4.00</text:p>
          </table:table-cell>
          <table:table-cell office:value-type="float" office:value="1003735693" calcext:value-type="float">
            <text:p>10037356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0]+1" office:value-type="float" office:value="402" calcext:value-type="float">
            <text:p>402</text:p>
          </table:table-cell>
          <table:table-cell table:formula="of:=ROUND([.D401]/[.E401];1)" office:value-type="float" office:value="100.6" calcext:value-type="float">
            <text:p>100.6</text:p>
          </table:table-cell>
          <table:table-cell table:formula="of:=[.A401]/([.D401]/[.E401])" office:value-type="float" office:value="3.99513604311293" calcext:value-type="float">
            <text:p>4.00</text:p>
          </table:table-cell>
          <table:table-cell office:value-type="float" office:value="1006223557" calcext:value-type="float">
            <text:p>10062235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1]+1" office:value-type="float" office:value="403" calcext:value-type="float">
            <text:p>403</text:p>
          </table:table-cell>
          <table:table-cell table:formula="of:=ROUND([.D402]/[.E402];1)" office:value-type="float" office:value="100.9" calcext:value-type="float">
            <text:p>100.9</text:p>
          </table:table-cell>
          <table:table-cell table:formula="of:=[.A402]/([.D402]/[.E402])" office:value-type="float" office:value="3.99546821106893" calcext:value-type="float">
            <text:p>4.00</text:p>
          </table:table-cell>
          <table:table-cell office:value-type="float" office:value="1008642739" calcext:value-type="float">
            <text:p>10086427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2]+1" office:value-type="float" office:value="404" calcext:value-type="float">
            <text:p>404</text:p>
          </table:table-cell>
          <table:table-cell table:formula="of:=ROUND([.D403]/[.E403];1)" office:value-type="float" office:value="101.1" calcext:value-type="float">
            <text:p>101.1</text:p>
          </table:table-cell>
          <table:table-cell table:formula="of:=[.A403]/([.D403]/[.E403])" office:value-type="float" office:value="3.99511459192128" calcext:value-type="float">
            <text:p>4.00</text:p>
          </table:table-cell>
          <table:table-cell office:value-type="float" office:value="1011235074" calcext:value-type="float">
            <text:p>1011235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3]+1" office:value-type="float" office:value="405" calcext:value-type="float">
            <text:p>405</text:p>
          </table:table-cell>
          <table:table-cell table:formula="of:=ROUND([.D404]/[.E404];1)" office:value-type="float" office:value="101.4" calcext:value-type="float">
            <text:p>101.4</text:p>
          </table:table-cell>
          <table:table-cell table:formula="of:=[.A404]/([.D404]/[.E404])" office:value-type="float" office:value="3.99599659551746" calcext:value-type="float">
            <text:p>4.00</text:p>
          </table:table-cell>
          <table:table-cell office:value-type="float" office:value="1013514377" calcext:value-type="float">
            <text:p>1013514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4]+1" office:value-type="float" office:value="406" calcext:value-type="float">
            <text:p>406</text:p>
          </table:table-cell>
          <table:table-cell table:formula="of:=ROUND([.D405]/[.E405];1)" office:value-type="float" office:value="101.6" calcext:value-type="float">
            <text:p>101.6</text:p>
          </table:table-cell>
          <table:table-cell table:formula="of:=[.A405]/([.D405]/[.E405])" office:value-type="float" office:value="3.99486112478796" calcext:value-type="float">
            <text:p>3.99</text:p>
          </table:table-cell>
          <table:table-cell office:value-type="float" office:value="1016305667" calcext:value-type="float">
            <text:p>10163056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5]+1" office:value-type="float" office:value="407" calcext:value-type="float">
            <text:p>407</text:p>
          </table:table-cell>
          <table:table-cell table:formula="of:=ROUND([.D406]/[.E406];1)" office:value-type="float" office:value="101.9" calcext:value-type="float">
            <text:p>101.9</text:p>
          </table:table-cell>
          <table:table-cell table:formula="of:=[.A406]/([.D406]/[.E406])" office:value-type="float" office:value="3.9946353597861" calcext:value-type="float">
            <text:p>3.99</text:p>
          </table:table-cell>
          <table:table-cell office:value-type="float" office:value="1018866463" calcext:value-type="float">
            <text:p>1018866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6]+1" office:value-type="float" office:value="408" calcext:value-type="float">
            <text:p>408</text:p>
          </table:table-cell>
          <table:table-cell table:formula="of:=ROUND([.D407]/[.E407];1)" office:value-type="float" office:value="102.2" calcext:value-type="float">
            <text:p>102.2</text:p>
          </table:table-cell>
          <table:table-cell table:formula="of:=[.A407]/([.D407]/[.E407])" office:value-type="float" office:value="3.99361586831786" calcext:value-type="float">
            <text:p>3.99</text:p>
          </table:table-cell>
          <table:table-cell office:value-type="float" office:value="1021630556" calcext:value-type="float">
            <text:p>10216305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7]+1" office:value-type="float" office:value="409" calcext:value-type="float">
            <text:p>409</text:p>
          </table:table-cell>
          <table:table-cell table:formula="of:=ROUND([.D408]/[.E408];1)" office:value-type="float" office:value="102.4" calcext:value-type="float">
            <text:p>102.4</text:p>
          </table:table-cell>
          <table:table-cell table:formula="of:=[.A408]/([.D408]/[.E408])" office:value-type="float" office:value="3.99522435301527" calcext:value-type="float">
            <text:p>4.00</text:p>
          </table:table-cell>
          <table:table-cell office:value-type="float" office:value="1023722234" calcext:value-type="float">
            <text:p>102372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8]+1" office:value-type="float" office:value="410" calcext:value-type="float">
            <text:p>410</text:p>
          </table:table-cell>
          <table:table-cell table:formula="of:=ROUND([.D409]/[.E409];1)" office:value-type="float" office:value="102.6" calcext:value-type="float">
            <text:p>102.6</text:p>
          </table:table-cell>
          <table:table-cell table:formula="of:=[.A409]/([.D409]/[.E409])" office:value-type="float" office:value="3.99429925037856" calcext:value-type="float">
            <text:p>3.99</text:p>
          </table:table-cell>
          <table:table-cell office:value-type="float" office:value="1026462902" calcext:value-type="float">
            <text:p>10264629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9]+1" office:value-type="float" office:value="411" calcext:value-type="float">
            <text:p>411</text:p>
          </table:table-cell>
          <table:table-cell table:formula="of:=ROUND([.D410]/[.E410];1)" office:value-type="float" office:value="102.9" calcext:value-type="float">
            <text:p>102.9</text:p>
          </table:table-cell>
          <table:table-cell table:formula="of:=[.A410]/([.D410]/[.E410])" office:value-type="float" office:value="3.99460254746554" calcext:value-type="float">
            <text:p>3.99</text:p>
          </table:table-cell>
          <table:table-cell office:value-type="float" office:value="1028888344" calcext:value-type="float">
            <text:p>1028888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0]+1" office:value-type="float" office:value="412" calcext:value-type="float">
            <text:p>412</text:p>
          </table:table-cell>
          <table:table-cell table:formula="of:=ROUND([.D411]/[.E411];1)" office:value-type="float" office:value="103.1" calcext:value-type="float">
            <text:p>103.1</text:p>
          </table:table-cell>
          <table:table-cell table:formula="of:=[.A411]/([.D411]/[.E411])" office:value-type="float" office:value="3.99510761448777" calcext:value-type="float">
            <text:p>4.00</text:p>
          </table:table-cell>
          <table:table-cell office:value-type="float" office:value="1031261332" calcext:value-type="float">
            <text:p>1031261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1]+1" office:value-type="float" office:value="413" calcext:value-type="float">
            <text:p>413</text:p>
          </table:table-cell>
          <table:table-cell table:formula="of:=ROUND([.D412]/[.E412];1)" office:value-type="float" office:value="103.4" calcext:value-type="float">
            <text:p>103.4</text:p>
          </table:table-cell>
          <table:table-cell table:formula="of:=[.A412]/([.D412]/[.E412])" office:value-type="float" office:value="3.99605111583327" calcext:value-type="float">
            <text:p>4.00</text:p>
          </table:table-cell>
          <table:table-cell office:value-type="float" office:value="1033520313" calcext:value-type="float">
            <text:p>1033520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2]+1" office:value-type="float" office:value="414" calcext:value-type="float">
            <text:p>414</text:p>
          </table:table-cell>
          <table:table-cell table:formula="of:=ROUND([.D413]/[.E413];1)" office:value-type="float" office:value="103.7" calcext:value-type="float">
            <text:p>103.7</text:p>
          </table:table-cell>
          <table:table-cell table:formula="of:=[.A413]/([.D413]/[.E413])" office:value-type="float" office:value="3.99369731667519" calcext:value-type="float">
            <text:p>3.99</text:p>
          </table:table-cell>
          <table:table-cell office:value-type="float" office:value="1036633393" calcext:value-type="float">
            <text:p>1036633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3]+1" office:value-type="float" office:value="415" calcext:value-type="float">
            <text:p>415</text:p>
          </table:table-cell>
          <table:table-cell table:formula="of:=ROUND([.D414]/[.E414];1)" office:value-type="float" office:value="103.9" calcext:value-type="float">
            <text:p>103.9</text:p>
          </table:table-cell>
          <table:table-cell table:formula="of:=[.A414]/([.D414]/[.E414])" office:value-type="float" office:value="3.99559546352453" calcext:value-type="float">
            <text:p>4.00</text:p>
          </table:table-cell>
          <table:table-cell office:value-type="float" office:value="1038643686" calcext:value-type="float">
            <text:p>1038643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4]+1" office:value-type="float" office:value="416" calcext:value-type="float">
            <text:p>416</text:p>
          </table:table-cell>
          <table:table-cell table:formula="of:=ROUND([.D415]/[.E415];1)" office:value-type="float" office:value="104.1" calcext:value-type="float">
            <text:p>104.1</text:p>
          </table:table-cell>
          <table:table-cell table:formula="of:=[.A415]/([.D415]/[.E415])" office:value-type="float" office:value="3.99557746434837" calcext:value-type="float">
            <text:p>4.00</text:p>
          </table:table-cell>
          <table:table-cell office:value-type="float" office:value="1041151132" calcext:value-type="float">
            <text:p>10411511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5]+1" office:value-type="float" office:value="417" calcext:value-type="float">
            <text:p>417</text:p>
          </table:table-cell>
          <table:table-cell table:formula="of:=ROUND([.D416]/[.E416];1)" office:value-type="float" office:value="104.4" calcext:value-type="float">
            <text:p>104.4</text:p>
          </table:table-cell>
          <table:table-cell table:formula="of:=[.A416]/([.D416]/[.E416])" office:value-type="float" office:value="3.9940157346175" calcext:value-type="float">
            <text:p>3.99</text:p>
          </table:table-cell>
          <table:table-cell office:value-type="float" office:value="1044061986" calcext:value-type="float">
            <text:p>1044061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6]+1" office:value-type="float" office:value="418" calcext:value-type="float">
            <text:p>418</text:p>
          </table:table-cell>
          <table:table-cell table:formula="of:=ROUND([.D417]/[.E417];1)" office:value-type="float" office:value="104.6" calcext:value-type="float">
            <text:p>104.6</text:p>
          </table:table-cell>
          <table:table-cell table:formula="of:=[.A417]/([.D417]/[.E417])" office:value-type="float" office:value="3.99548657983302" calcext:value-type="float">
            <text:p>4.00</text:p>
          </table:table-cell>
          <table:table-cell office:value-type="float" office:value="1046180463" calcext:value-type="float">
            <text:p>1046180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7]+1" office:value-type="float" office:value="419" calcext:value-type="float">
            <text:p>419</text:p>
          </table:table-cell>
          <table:table-cell table:formula="of:=ROUND([.D418]/[.E418];1)" office:value-type="float" office:value="104.9" calcext:value-type="float">
            <text:p>104.9</text:p>
          </table:table-cell>
          <table:table-cell table:formula="of:=[.A418]/([.D418]/[.E418])" office:value-type="float" office:value="3.99565055413842" calcext:value-type="float">
            <text:p>4.00</text:p>
          </table:table-cell>
          <table:table-cell office:value-type="float" office:value="1048640251" calcext:value-type="float">
            <text:p>104864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8]+1" office:value-type="float" office:value="420" calcext:value-type="float">
            <text:p>420</text:p>
          </table:table-cell>
          <table:table-cell table:formula="of:=ROUND([.D419]/[.E419];1)" office:value-type="float" office:value="105.2" calcext:value-type="float">
            <text:p>105.2</text:p>
          </table:table-cell>
          <table:table-cell table:formula="of:=[.A419]/([.D419]/[.E419])" office:value-type="float" office:value="3.99297223196983" calcext:value-type="float">
            <text:p>3.99</text:p>
          </table:table-cell>
          <table:table-cell office:value-type="float" office:value="1051848036" calcext:value-type="float">
            <text:p>10518480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9]+1" office:value-type="float" office:value="421" calcext:value-type="float">
            <text:p>421</text:p>
          </table:table-cell>
          <table:table-cell table:formula="of:=ROUND([.D420]/[.E420];1)" office:value-type="float" office:value="105.4" calcext:value-type="float">
            <text:p>105.4</text:p>
          </table:table-cell>
          <table:table-cell table:formula="of:=[.A420]/([.D420]/[.E420])" office:value-type="float" office:value="3.99609300942359" calcext:value-type="float">
            <text:p>4.00</text:p>
          </table:table-cell>
          <table:table-cell office:value-type="float" office:value="1053529032" calcext:value-type="float">
            <text:p>1053529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0]+1" office:value-type="float" office:value="422" calcext:value-type="float">
            <text:p>422</text:p>
          </table:table-cell>
          <table:table-cell table:formula="of:=ROUND([.D421]/[.E421];1)" office:value-type="float" office:value="105.6" calcext:value-type="float">
            <text:p>105.6</text:p>
          </table:table-cell>
          <table:table-cell table:formula="of:=[.A421]/([.D421]/[.E421])" office:value-type="float" office:value="3.99482711162614" calcext:value-type="float">
            <text:p>3.99</text:p>
          </table:table-cell>
          <table:table-cell office:value-type="float" office:value="1056366116" calcext:value-type="float">
            <text:p>10563661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1]+1" office:value-type="float" office:value="423" calcext:value-type="float">
            <text:p>423</text:p>
          </table:table-cell>
          <table:table-cell table:formula="of:=ROUND([.D422]/[.E422];1)" office:value-type="float" office:value="105.9" calcext:value-type="float">
            <text:p>105.9</text:p>
          </table:table-cell>
          <table:table-cell table:formula="of:=[.A422]/([.D422]/[.E422])" office:value-type="float" office:value="3.99334545137769" calcext:value-type="float">
            <text:p>3.99</text:p>
          </table:table-cell>
          <table:table-cell office:value-type="float" office:value="1059262228" calcext:value-type="float">
            <text:p>10592622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2]+1" office:value-type="float" office:value="424" calcext:value-type="float">
            <text:p>424</text:p>
          </table:table-cell>
          <table:table-cell table:formula="of:=ROUND([.D423]/[.E423];1)" office:value-type="float" office:value="106.1" calcext:value-type="float">
            <text:p>106.1</text:p>
          </table:table-cell>
          <table:table-cell table:formula="of:=[.A423]/([.D423]/[.E423])" office:value-type="float" office:value="3.99586695041356" calcext:value-type="float">
            <text:p>4.00</text:p>
          </table:table-cell>
          <table:table-cell office:value-type="float" office:value="1061096391" calcext:value-type="float">
            <text:p>10610963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3]+1" office:value-type="float" office:value="425" calcext:value-type="float">
            <text:p>425</text:p>
          </table:table-cell>
          <table:table-cell table:formula="of:=ROUND([.D424]/[.E424];1)" office:value-type="float" office:value="106.4" calcext:value-type="float">
            <text:p>106.4</text:p>
          </table:table-cell>
          <table:table-cell table:formula="of:=[.A424]/([.D424]/[.E424])" office:value-type="float" office:value="3.99447685846497" calcext:value-type="float">
            <text:p>3.99</text:p>
          </table:table-cell>
          <table:table-cell office:value-type="float" office:value="1063969113" calcext:value-type="float">
            <text:p>10639691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4]+1" office:value-type="float" office:value="426" calcext:value-type="float">
            <text:p>426</text:p>
          </table:table-cell>
          <table:table-cell table:formula="of:=ROUND([.D425]/[.E425];1)" office:value-type="float" office:value="106.6" calcext:value-type="float">
            <text:p>106.6</text:p>
          </table:table-cell>
          <table:table-cell table:formula="of:=[.A425]/([.D425]/[.E425])" office:value-type="float" office:value="3.99559640255634" calcext:value-type="float">
            <text:p>4.00</text:p>
          </table:table-cell>
          <table:table-cell office:value-type="float" office:value="1066173750" calcext:value-type="float">
            <text:p>10661737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5]+1" office:value-type="float" office:value="427" calcext:value-type="float">
            <text:p>427</text:p>
          </table:table-cell>
          <table:table-cell table:formula="of:=ROUND([.D426]/[.E426];1)" office:value-type="float" office:value="106.9" calcext:value-type="float">
            <text:p>106.9</text:p>
          </table:table-cell>
          <table:table-cell table:formula="of:=[.A426]/([.D426]/[.E426])" office:value-type="float" office:value="3.99534875533087" calcext:value-type="float">
            <text:p>4.00</text:p>
          </table:table-cell>
          <table:table-cell office:value-type="float" office:value="1068742746" calcext:value-type="float">
            <text:p>1068742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6]+1" office:value-type="float" office:value="428" calcext:value-type="float">
            <text:p>428</text:p>
          </table:table-cell>
          <table:table-cell table:formula="of:=ROUND([.D427]/[.E427];1)" office:value-type="float" office:value="107.1" calcext:value-type="float">
            <text:p>107.1</text:p>
          </table:table-cell>
          <table:table-cell table:formula="of:=[.A427]/([.D427]/[.E427])" office:value-type="float" office:value="3.99527392699544" calcext:value-type="float">
            <text:p>4.00</text:p>
          </table:table-cell>
          <table:table-cell office:value-type="float" office:value="1071265720" calcext:value-type="float">
            <text:p>10712657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7]+1" office:value-type="float" office:value="429" calcext:value-type="float">
            <text:p>429</text:p>
          </table:table-cell>
          <table:table-cell table:formula="of:=ROUND([.D428]/[.E428];1)" office:value-type="float" office:value="107.4" calcext:value-type="float">
            <text:p>107.4</text:p>
          </table:table-cell>
          <table:table-cell table:formula="of:=[.A428]/([.D428]/[.E428])" office:value-type="float" office:value="3.99450943597684" calcext:value-type="float">
            <text:p>3.99</text:p>
          </table:table-cell>
          <table:table-cell office:value-type="float" office:value="1073974181" calcext:value-type="float">
            <text:p>1073974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8]+1" office:value-type="float" office:value="430" calcext:value-type="float">
            <text:p>430</text:p>
          </table:table-cell>
          <table:table-cell table:formula="of:=ROUND([.D429]/[.E429];1)" office:value-type="float" office:value="107.6" calcext:value-type="float">
            <text:p>107.6</text:p>
          </table:table-cell>
          <table:table-cell table:formula="of:=[.A429]/([.D429]/[.E429])" office:value-type="float" office:value="3.99557199561013" calcext:value-type="float">
            <text:p>4.00</text:p>
          </table:table-cell>
          <table:table-cell office:value-type="float" office:value="1076191345" calcext:value-type="float">
            <text:p>10761913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9]+1" office:value-type="float" office:value="431" calcext:value-type="float">
            <text:p>431</text:p>
          </table:table-cell>
          <table:table-cell table:formula="of:=ROUND([.D430]/[.E430];1)" office:value-type="float" office:value="107.9" calcext:value-type="float">
            <text:p>107.9</text:p>
          </table:table-cell>
          <table:table-cell table:formula="of:=[.A430]/([.D430]/[.E430])" office:value-type="float" office:value="3.99470522305975" calcext:value-type="float">
            <text:p>3.99</text:p>
          </table:table-cell>
          <table:table-cell office:value-type="float" office:value="1078928171" calcext:value-type="float">
            <text:p>1078928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0]+1" office:value-type="float" office:value="432" calcext:value-type="float">
            <text:p>432</text:p>
          </table:table-cell>
          <table:table-cell table:formula="of:=ROUND([.D431]/[.E431];1)" office:value-type="float" office:value="108.1" calcext:value-type="float">
            <text:p>108.1</text:p>
          </table:table-cell>
          <table:table-cell table:formula="of:=[.A431]/([.D431]/[.E431])" office:value-type="float" office:value="3.99531966428243" calcext:value-type="float">
            <text:p>4.00</text:p>
          </table:table-cell>
          <table:table-cell office:value-type="float" office:value="1081265171" calcext:value-type="float">
            <text:p>1081265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1]+1" office:value-type="float" office:value="433" calcext:value-type="float">
            <text:p>433</text:p>
          </table:table-cell>
          <table:table-cell table:formula="of:=ROUND([.D432]/[.E432];1)" office:value-type="float" office:value="108.4" calcext:value-type="float">
            <text:p>108.4</text:p>
          </table:table-cell>
          <table:table-cell table:formula="of:=[.A432]/([.D432]/[.E432])" office:value-type="float" office:value="3.99521103925417" calcext:value-type="float">
            <text:p>4.00</text:p>
          </table:table-cell>
          <table:table-cell office:value-type="float" office:value="1083797566" calcext:value-type="float">
            <text:p>1083797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2]+1" office:value-type="float" office:value="434" calcext:value-type="float">
            <text:p>434</text:p>
          </table:table-cell>
          <table:table-cell table:formula="of:=ROUND([.D433]/[.E433];1)" office:value-type="float" office:value="108.6" calcext:value-type="float">
            <text:p>108.6</text:p>
          </table:table-cell>
          <table:table-cell table:formula="of:=[.A433]/([.D433]/[.E433])" office:value-type="float" office:value="3.99517879497546" calcext:value-type="float">
            <text:p>4.00</text:p>
          </table:table-cell>
          <table:table-cell office:value-type="float" office:value="1086309330" calcext:value-type="float">
            <text:p>1086309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3]+1" office:value-type="float" office:value="435" calcext:value-type="float">
            <text:p>435</text:p>
          </table:table-cell>
          <table:table-cell table:formula="of:=ROUND([.D434]/[.E434];1)" office:value-type="float" office:value="108.9" calcext:value-type="float">
            <text:p>108.9</text:p>
          </table:table-cell>
          <table:table-cell table:formula="of:=[.A434]/([.D434]/[.E434])" office:value-type="float" office:value="3.9940570304462" calcext:value-type="float">
            <text:p>3.99</text:p>
          </table:table-cell>
          <table:table-cell office:value-type="float" office:value="1089118149" calcext:value-type="float">
            <text:p>10891181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4]+1" office:value-type="float" office:value="436" calcext:value-type="float">
            <text:p>436</text:p>
          </table:table-cell>
          <table:table-cell table:formula="of:=ROUND([.D435]/[.E435];1)" office:value-type="float" office:value="109.1" calcext:value-type="float">
            <text:p>109.1</text:p>
          </table:table-cell>
          <table:table-cell table:formula="of:=[.A435]/([.D435]/[.E435])" office:value-type="float" office:value="3.99499509213937" calcext:value-type="float">
            <text:p>3.99</text:p>
          </table:table-cell>
          <table:table-cell office:value-type="float" office:value="1091365546" calcext:value-type="float">
            <text:p>1091365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5]+1" office:value-type="float" office:value="437" calcext:value-type="float">
            <text:p>437</text:p>
          </table:table-cell>
          <table:table-cell table:formula="of:=ROUND([.D436]/[.E436];1)" office:value-type="float" office:value="109.4" calcext:value-type="float">
            <text:p>109.4</text:p>
          </table:table-cell>
          <table:table-cell table:formula="of:=[.A436]/([.D436]/[.E436])" office:value-type="float" office:value="3.99578047410667" calcext:value-type="float">
            <text:p>4.00</text:p>
          </table:table-cell>
          <table:table-cell office:value-type="float" office:value="1093653675" calcext:value-type="float">
            <text:p>1093653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6]+1" office:value-type="float" office:value="438" calcext:value-type="float">
            <text:p>438</text:p>
          </table:table-cell>
          <table:table-cell table:formula="of:=ROUND([.D437]/[.E437];1)" office:value-type="float" office:value="109.7" calcext:value-type="float">
            <text:p>109.7</text:p>
          </table:table-cell>
          <table:table-cell table:formula="of:=[.A437]/([.D437]/[.E437])" office:value-type="float" office:value="3.9931863222461" calcext:value-type="float">
            <text:p>3.99</text:p>
          </table:table-cell>
          <table:table-cell office:value-type="float" office:value="1096868427" calcext:value-type="float">
            <text:p>10968684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7]+1" office:value-type="float" office:value="439" calcext:value-type="float">
            <text:p>439</text:p>
          </table:table-cell>
          <table:table-cell table:formula="of:=ROUND([.D438]/[.E438];1)" office:value-type="float" office:value="109.9" calcext:value-type="float">
            <text:p>109.9</text:p>
          </table:table-cell>
          <table:table-cell table:formula="of:=[.A438]/([.D438]/[.E438])" office:value-type="float" office:value="3.99598469258235" calcext:value-type="float">
            <text:p>4.00</text:p>
          </table:table-cell>
          <table:table-cell office:value-type="float" office:value="1098602807" calcext:value-type="float">
            <text:p>1098602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8]+1" office:value-type="float" office:value="440" calcext:value-type="float">
            <text:p>440</text:p>
          </table:table-cell>
          <table:table-cell table:formula="of:=ROUND([.D439]/[.E439];1)" office:value-type="float" office:value="110.1" calcext:value-type="float">
            <text:p>110.1</text:p>
          </table:table-cell>
          <table:table-cell table:formula="of:=[.A439]/([.D439]/[.E439])" office:value-type="float" office:value="3.99504876536754" calcext:value-type="float">
            <text:p>4.00</text:p>
          </table:table-cell>
          <table:table-cell office:value-type="float" office:value="1101363277" calcext:value-type="float">
            <text:p>11013632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9]+1" office:value-type="float" office:value="441" calcext:value-type="float">
            <text:p>441</text:p>
          </table:table-cell>
          <table:table-cell table:formula="of:=ROUND([.D440]/[.E440];1)" office:value-type="float" office:value="110.4" calcext:value-type="float">
            <text:p>110.4</text:p>
          </table:table-cell>
          <table:table-cell table:formula="of:=[.A440]/([.D440]/[.E440])" office:value-type="float" office:value="3.99573335773274" calcext:value-type="float">
            <text:p>4.00</text:p>
          </table:table-cell>
          <table:table-cell office:value-type="float" office:value="1103677249" calcext:value-type="float">
            <text:p>11036772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0]+1" office:value-type="float" office:value="442" calcext:value-type="float">
            <text:p>442</text:p>
          </table:table-cell>
          <table:table-cell table:formula="of:=ROUND([.D441]/[.E441];1)" office:value-type="float" office:value="110.6" calcext:value-type="float">
            <text:p>110.6</text:p>
          </table:table-cell>
          <table:table-cell table:formula="of:=[.A441]/([.D441]/[.E441])" office:value-type="float" office:value="3.99519539609446" calcext:value-type="float">
            <text:p>4.00</text:p>
          </table:table-cell>
          <table:table-cell office:value-type="float" office:value="1106328868" calcext:value-type="float">
            <text:p>1106328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1]+1" office:value-type="float" office:value="443" calcext:value-type="float">
            <text:p>443</text:p>
          </table:table-cell>
          <table:table-cell table:formula="of:=ROUND([.D442]/[.E442];1)" office:value-type="float" office:value="110.9" calcext:value-type="float">
            <text:p>110.9</text:p>
          </table:table-cell>
          <table:table-cell table:formula="of:=[.A442]/([.D442]/[.E442])" office:value-type="float" office:value="3.99571363653001" calcext:value-type="float">
            <text:p>4.00</text:p>
          </table:table-cell>
          <table:table-cell office:value-type="float" office:value="1108688060" calcext:value-type="float">
            <text:p>1108688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2]+1" office:value-type="float" office:value="444" calcext:value-type="float">
            <text:p>444</text:p>
          </table:table-cell>
          <table:table-cell table:formula="of:=ROUND([.D443]/[.E443];1)" office:value-type="float" office:value="111.1" calcext:value-type="float">
            <text:p>111.1</text:p>
          </table:table-cell>
          <table:table-cell table:formula="of:=[.A443]/([.D443]/[.E443])" office:value-type="float" office:value="3.99476718248987" calcext:value-type="float">
            <text:p>3.99</text:p>
          </table:table-cell>
          <table:table-cell office:value-type="float" office:value="1111454009" calcext:value-type="float">
            <text:p>1111454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3]+1" office:value-type="float" office:value="445" calcext:value-type="float">
            <text:p>445</text:p>
          </table:table-cell>
          <table:table-cell table:formula="of:=ROUND([.D444]/[.E444];1)" office:value-type="float" office:value="111.4" calcext:value-type="float">
            <text:p>111.4</text:p>
          </table:table-cell>
          <table:table-cell table:formula="of:=[.A444]/([.D444]/[.E444])" office:value-type="float" office:value="3.99514403440061" calcext:value-type="float">
            <text:p>4.00</text:p>
          </table:table-cell>
          <table:table-cell office:value-type="float" office:value="1113852207" calcext:value-type="float">
            <text:p>11138522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4]+1" office:value-type="float" office:value="446" calcext:value-type="float">
            <text:p>446</text:p>
          </table:table-cell>
          <table:table-cell table:formula="of:=ROUND([.D445]/[.E445];1)" office:value-type="float" office:value="111.6" calcext:value-type="float">
            <text:p>111.6</text:p>
          </table:table-cell>
          <table:table-cell table:formula="of:=[.A445]/([.D445]/[.E445])" office:value-type="float" office:value="3.99484778569421" calcext:value-type="float">
            <text:p>3.99</text:p>
          </table:table-cell>
          <table:table-cell office:value-type="float" office:value="1116438032" calcext:value-type="float">
            <text:p>1116438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5]+1" office:value-type="float" office:value="447" calcext:value-type="float">
            <text:p>447</text:p>
          </table:table-cell>
          <table:table-cell table:formula="of:=ROUND([.D446]/[.E446];1)" office:value-type="float" office:value="111.9" calcext:value-type="float">
            <text:p>111.9</text:p>
          </table:table-cell>
          <table:table-cell table:formula="of:=[.A446]/([.D446]/[.E446])" office:value-type="float" office:value="3.99440181815019" calcext:value-type="float">
            <text:p>3.99</text:p>
          </table:table-cell>
          <table:table-cell office:value-type="float" office:value="1119066184" calcext:value-type="float">
            <text:p>11190661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6]+1" office:value-type="float" office:value="448" calcext:value-type="float">
            <text:p>448</text:p>
          </table:table-cell>
          <table:table-cell table:formula="of:=ROUND([.D447]/[.E447];1)" office:value-type="float" office:value="112.2" calcext:value-type="float">
            <text:p>112.2</text:p>
          </table:table-cell>
          <table:table-cell table:formula="of:=[.A447]/([.D447]/[.E447])" office:value-type="float" office:value="3.99459957956376" calcext:value-type="float">
            <text:p>3.99</text:p>
          </table:table-cell>
          <table:table-cell office:value-type="float" office:value="1121514162" calcext:value-type="float">
            <text:p>11215141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7]+1" office:value-type="float" office:value="449" calcext:value-type="float">
            <text:p>449</text:p>
          </table:table-cell>
          <table:table-cell table:formula="of:=ROUND([.D448]/[.E448];1)" office:value-type="float" office:value="112.4" calcext:value-type="float">
            <text:p>112.4</text:p>
          </table:table-cell>
          <table:table-cell table:formula="of:=[.A448]/([.D448]/[.E448])" office:value-type="float" office:value="3.99574569307382" calcext:value-type="float">
            <text:p>4.00</text:p>
          </table:table-cell>
          <table:table-cell office:value-type="float" office:value="1123695136" calcext:value-type="float">
            <text:p>11236951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8]+1" office:value-type="float" office:value="450" calcext:value-type="float">
            <text:p>450</text:p>
          </table:table-cell>
          <table:table-cell table:formula="of:=ROUND([.D449]/[.E449];1)" office:value-type="float" office:value="112.6" calcext:value-type="float">
            <text:p>112.6</text:p>
          </table:table-cell>
          <table:table-cell table:formula="of:=[.A449]/([.D449]/[.E449])" office:value-type="float" office:value="3.99473163074658" calcext:value-type="float">
            <text:p>3.99</text:p>
          </table:table-cell>
          <table:table-cell office:value-type="float" office:value="1126483683" calcext:value-type="float">
            <text:p>11264836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9]+1" office:value-type="float" office:value="451" calcext:value-type="float">
            <text:p>451</text:p>
          </table:table-cell>
          <table:table-cell table:formula="of:=ROUND([.D450]/[.E450];1)" office:value-type="float" office:value="112.9" calcext:value-type="float">
            <text:p>112.9</text:p>
          </table:table-cell>
          <table:table-cell table:formula="of:=[.A450]/([.D450]/[.E450])" office:value-type="float" office:value="3.99498688848846" calcext:value-type="float">
            <text:p>3.99</text:p>
          </table:table-cell>
          <table:table-cell office:value-type="float" office:value="1128914844" calcext:value-type="float">
            <text:p>112891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0]+1" office:value-type="float" office:value="452" calcext:value-type="float">
            <text:p>452</text:p>
          </table:table-cell>
          <table:table-cell table:formula="of:=ROUND([.D451]/[.E451];1)" office:value-type="float" office:value="113.1" calcext:value-type="float">
            <text:p>113.1</text:p>
          </table:table-cell>
          <table:table-cell table:formula="of:=[.A451]/([.D451]/[.E451])" office:value-type="float" office:value="3.99560340420283" calcext:value-type="float">
            <text:p>4.00</text:p>
          </table:table-cell>
          <table:table-cell office:value-type="float" office:value="1131243405" calcext:value-type="float">
            <text:p>1131243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1]+1" office:value-type="float" office:value="453" calcext:value-type="float">
            <text:p>453</text:p>
          </table:table-cell>
          <table:table-cell table:formula="of:=ROUND([.D452]/[.E452];1)" office:value-type="float" office:value="113.4" calcext:value-type="float">
            <text:p>113.4</text:p>
          </table:table-cell>
          <table:table-cell table:formula="of:=[.A452]/([.D452]/[.E452])" office:value-type="float" office:value="3.99529644773757" calcext:value-type="float">
            <text:p>4.00</text:p>
          </table:table-cell>
          <table:table-cell office:value-type="float" office:value="1133833261" calcext:value-type="float">
            <text:p>1133833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2]+1" office:value-type="float" office:value="454" calcext:value-type="float">
            <text:p>454</text:p>
          </table:table-cell>
          <table:table-cell table:formula="of:=ROUND([.D453]/[.E453];1)" office:value-type="float" office:value="113.6" calcext:value-type="float">
            <text:p>113.6</text:p>
          </table:table-cell>
          <table:table-cell table:formula="of:=[.A453]/([.D453]/[.E453])" office:value-type="float" office:value="3.99568854292884" calcext:value-type="float">
            <text:p>4.00</text:p>
          </table:table-cell>
          <table:table-cell office:value-type="float" office:value="1136224696" calcext:value-type="float">
            <text:p>1136224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3]+1" office:value-type="float" office:value="455" calcext:value-type="float">
            <text:p>455</text:p>
          </table:table-cell>
          <table:table-cell table:formula="of:=ROUND([.D454]/[.E454];1)" office:value-type="float" office:value="113.9" calcext:value-type="float">
            <text:p>113.9</text:p>
          </table:table-cell>
          <table:table-cell table:formula="of:=[.A454]/([.D454]/[.E454])" office:value-type="float" office:value="3.99469493275108" calcext:value-type="float">
            <text:p>3.99</text:p>
          </table:table-cell>
          <table:table-cell office:value-type="float" office:value="1139010632" calcext:value-type="float">
            <text:p>11390106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4]+1" office:value-type="float" office:value="456" calcext:value-type="float">
            <text:p>456</text:p>
          </table:table-cell>
          <table:table-cell table:formula="of:=ROUND([.D455]/[.E455];1)" office:value-type="float" office:value="114.1" calcext:value-type="float">
            <text:p>114.1</text:p>
          </table:table-cell>
          <table:table-cell table:formula="of:=[.A455]/([.D455]/[.E455])" office:value-type="float" office:value="3.99504272670161" calcext:value-type="float">
            <text:p>4.00</text:p>
          </table:table-cell>
          <table:table-cell office:value-type="float" office:value="1141414576" calcext:value-type="float">
            <text:p>11414145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5]+1" office:value-type="float" office:value="457" calcext:value-type="float">
            <text:p>457</text:p>
          </table:table-cell>
          <table:table-cell table:formula="of:=ROUND([.D456]/[.E456];1)" office:value-type="float" office:value="114.4" calcext:value-type="float">
            <text:p>114.4</text:p>
          </table:table-cell>
          <table:table-cell table:formula="of:=[.A456]/([.D456]/[.E456])" office:value-type="float" office:value="3.99560780407778" calcext:value-type="float">
            <text:p>4.00</text:p>
          </table:table-cell>
          <table:table-cell office:value-type="float" office:value="1143755900" calcext:value-type="float">
            <text:p>1143755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6]+1" office:value-type="float" office:value="458" calcext:value-type="float">
            <text:p>458</text:p>
          </table:table-cell>
          <table:table-cell table:formula="of:=ROUND([.D457]/[.E457];1)" office:value-type="float" office:value="114.6" calcext:value-type="float">
            <text:p>114.6</text:p>
          </table:table-cell>
          <table:table-cell table:formula="of:=[.A457]/([.D457]/[.E457])" office:value-type="float" office:value="3.99491075235489" calcext:value-type="float">
            <text:p>3.99</text:p>
          </table:table-cell>
          <table:table-cell office:value-type="float" office:value="1146458653" calcext:value-type="float">
            <text:p>1146458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7]+1" office:value-type="float" office:value="459" calcext:value-type="float">
            <text:p>459</text:p>
          </table:table-cell>
          <table:table-cell table:formula="of:=ROUND([.D458]/[.E458];1)" office:value-type="float" office:value="114.9" calcext:value-type="float">
            <text:p>114.9</text:p>
          </table:table-cell>
          <table:table-cell table:formula="of:=[.A458]/([.D458]/[.E458])" office:value-type="float" office:value="3.99607889068349" calcext:value-type="float">
            <text:p>4.00</text:p>
          </table:table-cell>
          <table:table-cell office:value-type="float" office:value="1148625972" calcext:value-type="float">
            <text:p>1148625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8]+1" office:value-type="float" office:value="460" calcext:value-type="float">
            <text:p>460</text:p>
          </table:table-cell>
          <table:table-cell table:formula="of:=ROUND([.D459]/[.E459];1)" office:value-type="float" office:value="115.2" calcext:value-type="float">
            <text:p>115.2</text:p>
          </table:table-cell>
          <table:table-cell table:formula="of:=[.A459]/([.D459]/[.E459])" office:value-type="float" office:value="3.9947772039675" calcext:value-type="float">
            <text:p>3.99</text:p>
          </table:table-cell>
          <table:table-cell office:value-type="float" office:value="1151503517" calcext:value-type="float">
            <text:p>1151503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9]+1" office:value-type="float" office:value="461" calcext:value-type="float">
            <text:p>461</text:p>
          </table:table-cell>
          <table:table-cell table:formula="of:=ROUND([.D460]/[.E460];1)" office:value-type="float" office:value="115.4" calcext:value-type="float">
            <text:p>115.4</text:p>
          </table:table-cell>
          <table:table-cell table:formula="of:=[.A460]/([.D460]/[.E460])" office:value-type="float" office:value="3.99620903833833" calcext:value-type="float">
            <text:p>4.00</text:p>
          </table:table-cell>
          <table:table-cell office:value-type="float" office:value="1153593307" calcext:value-type="float">
            <text:p>11535933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0]+1" office:value-type="float" office:value="462" calcext:value-type="float">
            <text:p>462</text:p>
          </table:table-cell>
          <table:table-cell table:formula="of:=ROUND([.D461]/[.E461];1)" office:value-type="float" office:value="115.6" calcext:value-type="float">
            <text:p>115.6</text:p>
          </table:table-cell>
          <table:table-cell table:formula="of:=[.A461]/([.D461]/[.E461])" office:value-type="float" office:value="3.9951426398575" calcext:value-type="float">
            <text:p>4.00</text:p>
          </table:table-cell>
          <table:table-cell office:value-type="float" office:value="1156404268" calcext:value-type="float">
            <text:p>1156404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1]+1" office:value-type="float" office:value="463" calcext:value-type="float">
            <text:p>463</text:p>
          </table:table-cell>
          <table:table-cell table:formula="of:=ROUND([.D462]/[.E462];1)" office:value-type="float" office:value="115.9" calcext:value-type="float">
            <text:p>115.9</text:p>
          </table:table-cell>
          <table:table-cell table:formula="of:=[.A462]/([.D462]/[.E462])" office:value-type="float" office:value="3.99494575339523" calcext:value-type="float">
            <text:p>3.99</text:p>
          </table:table-cell>
          <table:table-cell office:value-type="float" office:value="1158964423" calcext:value-type="float">
            <text:p>11589644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2]+1" office:value-type="float" office:value="464" calcext:value-type="float">
            <text:p>464</text:p>
          </table:table-cell>
          <table:table-cell table:formula="of:=ROUND([.D463]/[.E463];1)" office:value-type="float" office:value="116.1" calcext:value-type="float">
            <text:p>116.1</text:p>
          </table:table-cell>
          <table:table-cell table:formula="of:=[.A463]/([.D463]/[.E463])" office:value-type="float" office:value="3.99538433913081" calcext:value-type="float">
            <text:p>4.00</text:p>
          </table:table-cell>
          <table:table-cell office:value-type="float" office:value="1161340088" calcext:value-type="float">
            <text:p>1161340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3]+1" office:value-type="float" office:value="465" calcext:value-type="float">
            <text:p>465</text:p>
          </table:table-cell>
          <table:table-cell table:formula="of:=ROUND([.D464]/[.E464];1)" office:value-type="float" office:value="116.4" calcext:value-type="float">
            <text:p>116.4</text:p>
          </table:table-cell>
          <table:table-cell table:formula="of:=[.A464]/([.D464]/[.E464])" office:value-type="float" office:value="3.99556563018191" calcext:value-type="float">
            <text:p>4.00</text:p>
          </table:table-cell>
          <table:table-cell office:value-type="float" office:value="1163790169" calcext:value-type="float">
            <text:p>1163790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4]+1" office:value-type="float" office:value="466" calcext:value-type="float">
            <text:p>466</text:p>
          </table:table-cell>
          <table:table-cell table:formula="of:=ROUND([.D465]/[.E465];1)" office:value-type="float" office:value="116.6" calcext:value-type="float">
            <text:p>116.6</text:p>
          </table:table-cell>
          <table:table-cell table:formula="of:=[.A465]/([.D465]/[.E465])" office:value-type="float" office:value="3.9957888261516" calcext:value-type="float">
            <text:p>4.00</text:p>
          </table:table-cell>
          <table:table-cell office:value-type="float" office:value="1166227797" calcext:value-type="float">
            <text:p>1166227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5]+1" office:value-type="float" office:value="467" calcext:value-type="float">
            <text:p>467</text:p>
          </table:table-cell>
          <table:table-cell table:formula="of:=ROUND([.D466]/[.E466];1)" office:value-type="float" office:value="116.9" calcext:value-type="float">
            <text:p>116.9</text:p>
          </table:table-cell>
          <table:table-cell table:formula="of:=[.A466]/([.D466]/[.E466])" office:value-type="float" office:value="3.9936441264899" calcext:value-type="float">
            <text:p>3.99</text:p>
          </table:table-cell>
          <table:table-cell office:value-type="float" office:value="1169358073" calcext:value-type="float">
            <text:p>116935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6]+1" office:value-type="float" office:value="468" calcext:value-type="float">
            <text:p>468</text:p>
          </table:table-cell>
          <table:table-cell table:formula="of:=ROUND([.D467]/[.E467];1)" office:value-type="float" office:value="117.1" calcext:value-type="float">
            <text:p>117.1</text:p>
          </table:table-cell>
          <table:table-cell table:formula="of:=[.A467]/([.D467]/[.E467])" office:value-type="float" office:value="3.99509392563562" calcext:value-type="float">
            <text:p>4.00</text:p>
          </table:table-cell>
          <table:table-cell office:value-type="float" office:value="1171436789" calcext:value-type="float">
            <text:p>1171436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7]+1" office:value-type="float" office:value="469" calcext:value-type="float">
            <text:p>469</text:p>
          </table:table-cell>
          <table:table-cell table:formula="of:=ROUND([.D468]/[.E468];1)" office:value-type="float" office:value="117.4" calcext:value-type="float">
            <text:p>117.4</text:p>
          </table:table-cell>
          <table:table-cell table:formula="of:=[.A468]/([.D468]/[.E468])" office:value-type="float" office:value="3.9954663060465" calcext:value-type="float">
            <text:p>4.00</text:p>
          </table:table-cell>
          <table:table-cell office:value-type="float" office:value="1173830447" calcext:value-type="float">
            <text:p>11738304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8]+1" office:value-type="float" office:value="470" calcext:value-type="float">
            <text:p>470</text:p>
          </table:table-cell>
          <table:table-cell table:formula="of:=ROUND([.D469]/[.E469];1)" office:value-type="float" office:value="117.7" calcext:value-type="float">
            <text:p>117.7</text:p>
          </table:table-cell>
          <table:table-cell table:formula="of:=[.A469]/([.D469]/[.E469])" office:value-type="float" office:value="3.99370612987105" calcext:value-type="float">
            <text:p>3.99</text:p>
          </table:table-cell>
          <table:table-cell office:value-type="float" office:value="1176851738" calcext:value-type="float">
            <text:p>1176851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9]+1" office:value-type="float" office:value="471" calcext:value-type="float">
            <text:p>471</text:p>
          </table:table-cell>
          <table:table-cell table:formula="of:=ROUND([.D470]/[.E470];1)" office:value-type="float" office:value="117.9" calcext:value-type="float">
            <text:p>117.9</text:p>
          </table:table-cell>
          <table:table-cell table:formula="of:=[.A470]/([.D470]/[.E470])" office:value-type="float" office:value="3.99586384485391" calcext:value-type="float">
            <text:p>4.00</text:p>
          </table:table-cell>
          <table:table-cell office:value-type="float" office:value="1178718841" calcext:value-type="float">
            <text:p>1178718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0]+1" office:value-type="float" office:value="472" calcext:value-type="float">
            <text:p>472</text:p>
          </table:table-cell>
          <table:table-cell table:formula="of:=ROUND([.D471]/[.E471];1)" office:value-type="float" office:value="118.1" calcext:value-type="float">
            <text:p>118.1</text:p>
          </table:table-cell>
          <table:table-cell table:formula="of:=[.A471]/([.D471]/[.E471])" office:value-type="float" office:value="3.99565850032571" calcext:value-type="float">
            <text:p>4.00</text:p>
          </table:table-cell>
          <table:table-cell office:value-type="float" office:value="1181282134" calcext:value-type="float">
            <text:p>1181282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1]+1" office:value-type="float" office:value="473" calcext:value-type="float">
            <text:p>473</text:p>
          </table:table-cell>
          <table:table-cell table:formula="of:=ROUND([.D472]/[.E472];1)" office:value-type="float" office:value="118.4" calcext:value-type="float">
            <text:p>118.4</text:p>
          </table:table-cell>
          <table:table-cell table:formula="of:=[.A472]/([.D472]/[.E472])" office:value-type="float" office:value="3.99365542737933" calcext:value-type="float">
            <text:p>3.99</text:p>
          </table:table-cell>
          <table:table-cell office:value-type="float" office:value="1184378594" calcext:value-type="float">
            <text:p>1184378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2]+1" office:value-type="float" office:value="474" calcext:value-type="float">
            <text:p>474</text:p>
          </table:table-cell>
          <table:table-cell table:formula="of:=ROUND([.D473]/[.E473];1)" office:value-type="float" office:value="118.6" calcext:value-type="float">
            <text:p>118.6</text:p>
          </table:table-cell>
          <table:table-cell table:formula="of:=[.A473]/([.D473]/[.E473])" office:value-type="float" office:value="3.9958865601897" calcext:value-type="float">
            <text:p>4.00</text:p>
          </table:table-cell>
          <table:table-cell office:value-type="float" office:value="1186219861" calcext:value-type="float">
            <text:p>11862198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3]+1" office:value-type="float" office:value="475" calcext:value-type="float">
            <text:p>475</text:p>
          </table:table-cell>
          <table:table-cell table:formula="of:=ROUND([.D474]/[.E474];1)" office:value-type="float" office:value="118.9" calcext:value-type="float">
            <text:p>118.9</text:p>
          </table:table-cell>
          <table:table-cell table:formula="of:=[.A474]/([.D474]/[.E474])" office:value-type="float" office:value="3.9935556925021" calcext:value-type="float">
            <text:p>3.99</text:p>
          </table:table-cell>
          <table:table-cell office:value-type="float" office:value="1189416241" calcext:value-type="float">
            <text:p>1189416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4]+1" office:value-type="float" office:value="476" calcext:value-type="float">
            <text:p>476</text:p>
          </table:table-cell>
          <table:table-cell table:formula="of:=ROUND([.D475]/[.E475];1)" office:value-type="float" office:value="119.1" calcext:value-type="float">
            <text:p>119.1</text:p>
          </table:table-cell>
          <table:table-cell table:formula="of:=[.A475]/([.D475]/[.E475])" office:value-type="float" office:value="3.99537049034884" calcext:value-type="float">
            <text:p>4.00</text:p>
          </table:table-cell>
          <table:table-cell office:value-type="float" office:value="1191378875" calcext:value-type="float">
            <text:p>119137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5]+1" office:value-type="float" office:value="477" calcext:value-type="float">
            <text:p>477</text:p>
          </table:table-cell>
          <table:table-cell table:formula="of:=ROUND([.D476]/[.E476];1)" office:value-type="float" office:value="119.4" calcext:value-type="float">
            <text:p>119.4</text:p>
          </table:table-cell>
          <table:table-cell table:formula="of:=[.A476]/([.D476]/[.E476])" office:value-type="float" office:value="3.99535337219932" calcext:value-type="float">
            <text:p>4.00</text:p>
          </table:table-cell>
          <table:table-cell office:value-type="float" office:value="1193886887" calcext:value-type="float">
            <text:p>1193886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6]+1" office:value-type="float" office:value="478" calcext:value-type="float">
            <text:p>478</text:p>
          </table:table-cell>
          <table:table-cell table:formula="of:=ROUND([.D477]/[.E477];1)" office:value-type="float" office:value="119.7" calcext:value-type="float">
            <text:p>119.7</text:p>
          </table:table-cell>
          <table:table-cell table:formula="of:=[.A477]/([.D477]/[.E477])" office:value-type="float" office:value="3.99390388224962" calcext:value-type="float">
            <text:p>3.99</text:p>
          </table:table-cell>
          <table:table-cell office:value-type="float" office:value="1196823995" calcext:value-type="float">
            <text:p>11968239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7]+1" office:value-type="float" office:value="479" calcext:value-type="float">
            <text:p>479</text:p>
          </table:table-cell>
          <table:table-cell table:formula="of:=ROUND([.D478]/[.E478];1)" office:value-type="float" office:value="119.9" calcext:value-type="float">
            <text:p>119.9</text:p>
          </table:table-cell>
          <table:table-cell table:formula="of:=[.A478]/([.D478]/[.E478])" office:value-type="float" office:value="3.99591462360516" calcext:value-type="float">
            <text:p>4.00</text:p>
          </table:table-cell>
          <table:table-cell office:value-type="float" office:value="1198724310" calcext:value-type="float">
            <text:p>11987243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8]+1" office:value-type="float" office:value="480" calcext:value-type="float">
            <text:p>480</text:p>
          </table:table-cell>
          <table:table-cell table:formula="of:=ROUND([.D479]/[.E479];1)" office:value-type="float" office:value="120.1" calcext:value-type="float">
            <text:p>120.1</text:p>
          </table:table-cell>
          <table:table-cell table:formula="of:=[.A479]/([.D479]/[.E479])" office:value-type="float" office:value="3.99523119549364" calcext:value-type="float">
            <text:p>4.00</text:p>
          </table:table-cell>
          <table:table-cell office:value-type="float" office:value="1201432349" calcext:value-type="float">
            <text:p>12014323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9]+1" office:value-type="float" office:value="481" calcext:value-type="float">
            <text:p>481</text:p>
          </table:table-cell>
          <table:table-cell table:formula="of:=ROUND([.D480]/[.E480];1)" office:value-type="float" office:value="120.4" calcext:value-type="float">
            <text:p>120.4</text:p>
          </table:table-cell>
          <table:table-cell table:formula="of:=[.A480]/([.D480]/[.E480])" office:value-type="float" office:value="3.99636393029541" calcext:value-type="float">
            <text:p>4.00</text:p>
          </table:table-cell>
          <table:table-cell office:value-type="float" office:value="1203594088" calcext:value-type="float">
            <text:p>1203594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0]+1" office:value-type="float" office:value="482" calcext:value-type="float">
            <text:p>482</text:p>
          </table:table-cell>
          <table:table-cell table:formula="of:=ROUND([.D481]/[.E481];1)" office:value-type="float" office:value="120.6" calcext:value-type="float">
            <text:p>120.6</text:p>
          </table:table-cell>
          <table:table-cell table:formula="of:=[.A481]/([.D481]/[.E481])" office:value-type="float" office:value="3.99518193657363" calcext:value-type="float">
            <text:p>4.00</text:p>
          </table:table-cell>
          <table:table-cell office:value-type="float" office:value="1206453192" calcext:value-type="float">
            <text:p>1206453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1]+1" office:value-type="float" office:value="483" calcext:value-type="float">
            <text:p>483</text:p>
          </table:table-cell>
          <table:table-cell table:formula="of:=ROUND([.D482]/[.E482];1)" office:value-type="float" office:value="120.9" calcext:value-type="float">
            <text:p>120.9</text:p>
          </table:table-cell>
          <table:table-cell table:formula="of:=[.A482]/([.D482]/[.E482])" office:value-type="float" office:value="3.99478005481252" calcext:value-type="float">
            <text:p>3.99</text:p>
          </table:table-cell>
          <table:table-cell office:value-type="float" office:value="1209077830" calcext:value-type="float">
            <text:p>1209077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2]+1" office:value-type="float" office:value="484" calcext:value-type="float">
            <text:p>484</text:p>
          </table:table-cell>
          <table:table-cell table:formula="of:=ROUND([.D483]/[.E483];1)" office:value-type="float" office:value="121.2" calcext:value-type="float">
            <text:p>121.2</text:p>
          </table:table-cell>
          <table:table-cell table:formula="of:=[.A483]/([.D483]/[.E483])" office:value-type="float" office:value="3.99488606051341" calcext:value-type="float">
            <text:p>3.99</text:p>
          </table:table-cell>
          <table:table-cell office:value-type="float" office:value="1211548947" calcext:value-type="float">
            <text:p>12115489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3]+1" office:value-type="float" office:value="485" calcext:value-type="float">
            <text:p>485</text:p>
          </table:table-cell>
          <table:table-cell table:formula="of:=ROUND([.D484]/[.E484];1)" office:value-type="float" office:value="121.4" calcext:value-type="float">
            <text:p>121.4</text:p>
          </table:table-cell>
          <table:table-cell table:formula="of:=[.A484]/([.D484]/[.E484])" office:value-type="float" office:value="3.99544474484203" calcext:value-type="float">
            <text:p>4.00</text:p>
          </table:table-cell>
          <table:table-cell office:value-type="float" office:value="1213882386" calcext:value-type="float">
            <text:p>12138823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4]+1" office:value-type="float" office:value="486" calcext:value-type="float">
            <text:p>486</text:p>
          </table:table-cell>
          <table:table-cell table:formula="of:=ROUND([.D485]/[.E485];1)" office:value-type="float" office:value="121.7" calcext:value-type="float">
            <text:p>121.7</text:p>
          </table:table-cell>
          <table:table-cell table:formula="of:=[.A485]/([.D485]/[.E485])" office:value-type="float" office:value="3.99473629216064" calcext:value-type="float">
            <text:p>3.99</text:p>
          </table:table-cell>
          <table:table-cell office:value-type="float" office:value="1216600958" calcext:value-type="float">
            <text:p>1216600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5]+1" office:value-type="float" office:value="487" calcext:value-type="float">
            <text:p>487</text:p>
          </table:table-cell>
          <table:table-cell table:formula="of:=ROUND([.D486]/[.E486];1)" office:value-type="float" office:value="121.9" calcext:value-type="float">
            <text:p>121.9</text:p>
          </table:table-cell>
          <table:table-cell table:formula="of:=[.A486]/([.D486]/[.E486])" office:value-type="float" office:value="3.99535875827216" calcext:value-type="float">
            <text:p>4.00</text:p>
          </table:table-cell>
          <table:table-cell office:value-type="float" office:value="1218914319" calcext:value-type="float">
            <text:p>12189143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6]+1" office:value-type="float" office:value="488" calcext:value-type="float">
            <text:p>488</text:p>
          </table:table-cell>
          <table:table-cell table:formula="of:=ROUND([.D487]/[.E487];1)" office:value-type="float" office:value="122.2" calcext:value-type="float">
            <text:p>122.2</text:p>
          </table:table-cell>
          <table:table-cell table:formula="of:=[.A487]/([.D487]/[.E487])" office:value-type="float" office:value="3.99500530356192" calcext:value-type="float">
            <text:p>4.00</text:p>
          </table:table-cell>
          <table:table-cell office:value-type="float" office:value="1221525287" calcext:value-type="float">
            <text:p>1221525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7]+1" office:value-type="float" office:value="489" calcext:value-type="float">
            <text:p>489</text:p>
          </table:table-cell>
          <table:table-cell table:formula="of:=ROUND([.D488]/[.E488];1)" office:value-type="float" office:value="122.4" calcext:value-type="float">
            <text:p>122.4</text:p>
          </table:table-cell>
          <table:table-cell table:formula="of:=[.A488]/([.D488]/[.E488])" office:value-type="float" office:value="3.99607121967777" calcext:value-type="float">
            <text:p>4.00</text:p>
          </table:table-cell>
          <table:table-cell office:value-type="float" office:value="1223701914" calcext:value-type="float">
            <text:p>1223701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8]+1" office:value-type="float" office:value="490" calcext:value-type="float">
            <text:p>490</text:p>
          </table:table-cell>
          <table:table-cell table:formula="of:=ROUND([.D489]/[.E489];1)" office:value-type="float" office:value="122.6" calcext:value-type="float">
            <text:p>122.6</text:p>
          </table:table-cell>
          <table:table-cell table:formula="of:=[.A489]/([.D489]/[.E489])" office:value-type="float" office:value="3.99512648380883" calcext:value-type="float">
            <text:p>4.00</text:p>
          </table:table-cell>
          <table:table-cell office:value-type="float" office:value="1226494335" calcext:value-type="float">
            <text:p>1226494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9]+1" office:value-type="float" office:value="491" calcext:value-type="float">
            <text:p>491</text:p>
          </table:table-cell>
          <table:table-cell table:formula="of:=ROUND([.D490]/[.E490];1)" office:value-type="float" office:value="122.9" calcext:value-type="float">
            <text:p>122.9</text:p>
          </table:table-cell>
          <table:table-cell table:formula="of:=[.A490]/([.D490]/[.E490])" office:value-type="float" office:value="3.99528051427166" calcext:value-type="float">
            <text:p>4.00</text:p>
          </table:table-cell>
          <table:table-cell office:value-type="float" office:value="1228950003" calcext:value-type="float">
            <text:p>1228950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0]+1" office:value-type="float" office:value="492" calcext:value-type="float">
            <text:p>492</text:p>
          </table:table-cell>
          <table:table-cell table:formula="of:=ROUND([.D491]/[.E491];1)" office:value-type="float" office:value="123.1" calcext:value-type="float">
            <text:p>123.1</text:p>
          </table:table-cell>
          <table:table-cell table:formula="of:=[.A491]/([.D491]/[.E491])" office:value-type="float" office:value="3.99606077101034" calcext:value-type="float">
            <text:p>4.00</text:p>
          </table:table-cell>
          <table:table-cell office:value-type="float" office:value="1231212507" calcext:value-type="float">
            <text:p>1231212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1]+1" office:value-type="float" office:value="493" calcext:value-type="float">
            <text:p>493</text:p>
          </table:table-cell>
          <table:table-cell table:formula="of:=ROUND([.D492]/[.E492];1)" office:value-type="float" office:value="123.4" calcext:value-type="float">
            <text:p>123.4</text:p>
          </table:table-cell>
          <table:table-cell table:formula="of:=[.A492]/([.D492]/[.E492])" office:value-type="float" office:value="3.99503784533791" calcext:value-type="float">
            <text:p>4.00</text:p>
          </table:table-cell>
          <table:table-cell office:value-type="float" office:value="1234030863" calcext:value-type="float">
            <text:p>123403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2]+1" office:value-type="float" office:value="494" calcext:value-type="float">
            <text:p>494</text:p>
          </table:table-cell>
          <table:table-cell table:formula="of:=ROUND([.D493]/[.E493];1)" office:value-type="float" office:value="123.7" calcext:value-type="float">
            <text:p>123.7</text:p>
          </table:table-cell>
          <table:table-cell table:formula="of:=[.A493]/([.D493]/[.E493])" office:value-type="float" office:value="3.99430164518242" calcext:value-type="float">
            <text:p>3.99</text:p>
          </table:table-cell>
          <table:table-cell office:value-type="float" office:value="1236761877" calcext:value-type="float">
            <text:p>1236761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3]+1" office:value-type="float" office:value="495" calcext:value-type="float">
            <text:p>495</text:p>
          </table:table-cell>
          <table:table-cell table:formula="of:=ROUND([.D494]/[.E494];1)" office:value-type="float" office:value="123.9" calcext:value-type="float">
            <text:p>123.9</text:p>
          </table:table-cell>
          <table:table-cell table:formula="of:=[.A494]/([.D494]/[.E494])" office:value-type="float" office:value="3.99544457328717" calcext:value-type="float">
            <text:p>4.00</text:p>
          </table:table-cell>
          <table:table-cell office:value-type="float" office:value="1238910942" calcext:value-type="float">
            <text:p>12389109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4]+1" office:value-type="float" office:value="496" calcext:value-type="float">
            <text:p>496</text:p>
          </table:table-cell>
          <table:table-cell table:formula="of:=ROUND([.D495]/[.E495];1)" office:value-type="float" office:value="124.1" calcext:value-type="float">
            <text:p>124.1</text:p>
          </table:table-cell>
          <table:table-cell table:formula="of:=[.A495]/([.D495]/[.E495])" office:value-type="float" office:value="3.99531439516022" calcext:value-type="float">
            <text:p>4.00</text:p>
          </table:table-cell>
          <table:table-cell office:value-type="float" office:value="1241454241" calcext:value-type="float">
            <text:p>1241454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5]+1" office:value-type="float" office:value="497" calcext:value-type="float">
            <text:p>497</text:p>
          </table:table-cell>
          <table:table-cell table:formula="of:=ROUND([.D496]/[.E496];1)" office:value-type="float" office:value="124.4" calcext:value-type="float">
            <text:p>124.4</text:p>
          </table:table-cell>
          <table:table-cell table:formula="of:=[.A496]/([.D496]/[.E496])" office:value-type="float" office:value="3.99500062567176" calcext:value-type="float">
            <text:p>4.00</text:p>
          </table:table-cell>
          <table:table-cell office:value-type="float" office:value="1244054874" calcext:value-type="float">
            <text:p>12440548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6]+1" office:value-type="float" office:value="498" calcext:value-type="float">
            <text:p>498</text:p>
          </table:table-cell>
          <table:table-cell table:formula="of:=ROUND([.D497]/[.E497];1)" office:value-type="float" office:value="124.6" calcext:value-type="float">
            <text:p>124.6</text:p>
          </table:table-cell>
          <table:table-cell table:formula="of:=[.A497]/([.D497]/[.E497])" office:value-type="float" office:value="3.99537795743964" calcext:value-type="float">
            <text:p>4.00</text:p>
          </table:table-cell>
          <table:table-cell office:value-type="float" office:value="1246440275" calcext:value-type="float">
            <text:p>1246440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7]+1" office:value-type="float" office:value="499" calcext:value-type="float">
            <text:p>499</text:p>
          </table:table-cell>
          <table:table-cell table:formula="of:=ROUND([.D498]/[.E498];1)" office:value-type="float" office:value="124.9" calcext:value-type="float">
            <text:p>124.9</text:p>
          </table:table-cell>
          <table:table-cell table:formula="of:=[.A498]/([.D498]/[.E498])" office:value-type="float" office:value="3.99545525692073" calcext:value-type="float">
            <text:p>4.00</text:p>
          </table:table-cell>
          <table:table-cell office:value-type="float" office:value="1248919004" calcext:value-type="float">
            <text:p>1248919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8]+1" office:value-type="float" office:value="500" calcext:value-type="float">
            <text:p>500</text:p>
          </table:table-cell>
          <table:table-cell table:formula="of:=ROUND([.D499]/[.E499];1)" office:value-type="float" office:value="125.1" calcext:value-type="float">
            <text:p>125.1</text:p>
          </table:table-cell>
          <table:table-cell table:formula="of:=[.A499]/([.D499]/[.E499])" office:value-type="float" office:value="3.9957882761288" calcext:value-type="float">
            <text:p>4.00</text:p>
          </table:table-cell>
          <table:table-cell office:value-type="float" office:value="1251317551" calcext:value-type="float">
            <text:p>12513175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9]+1" office:value-type="float" office:value="501" calcext:value-type="float">
            <text:p>501</text:p>
          </table:table-cell>
          <table:table-cell table:formula="of:=ROUND([.D500]/[.E500];1)" office:value-type="float" office:value="125.4" calcext:value-type="float">
            <text:p>125.4</text:p>
          </table:table-cell>
          <table:table-cell table:formula="of:=[.A500]/([.D500]/[.E500])" office:value-type="float" office:value="3.99565092298615" calcext:value-type="float">
            <text:p>4.00</text:p>
          </table:table-cell>
          <table:table-cell office:value-type="float" office:value="1253863287" calcext:value-type="float">
            <text:p>125386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0]+1" office:value-type="float" office:value="502" calcext:value-type="float">
            <text:p>502</text:p>
          </table:table-cell>
          <table:table-cell table:formula="of:=ROUND([.D501]/[.E501];1)" office:value-type="float" office:value="125.6" calcext:value-type="float">
            <text:p>125.6</text:p>
          </table:table-cell>
          <table:table-cell table:formula="of:=[.A501]/([.D501]/[.E501])" office:value-type="float" office:value="3.99557812075544" calcext:value-type="float">
            <text:p>4.00</text:p>
          </table:table-cell>
          <table:table-cell office:value-type="float" office:value="1256388900" calcext:value-type="float">
            <text:p>125638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1]+1" office:value-type="float" office:value="503" calcext:value-type="float">
            <text:p>503</text:p>
          </table:table-cell>
          <table:table-cell table:formula="of:=ROUND([.D502]/[.E502];1)" office:value-type="float" office:value="125.9" calcext:value-type="float">
            <text:p>125.9</text:p>
          </table:table-cell>
          <table:table-cell table:formula="of:=[.A502]/([.D502]/[.E502])" office:value-type="float" office:value="3.99636150591365" calcext:value-type="float">
            <text:p>4.00</text:p>
          </table:table-cell>
          <table:table-cell office:value-type="float" office:value="1258644893" calcext:value-type="float">
            <text:p>1258644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2]+1" office:value-type="float" office:value="504" calcext:value-type="float">
            <text:p>504</text:p>
          </table:table-cell>
          <table:table-cell table:formula="of:=ROUND([.D503]/[.E503];1)" office:value-type="float" office:value="126.1" calcext:value-type="float">
            <text:p>126.1</text:p>
          </table:table-cell>
          <table:table-cell table:formula="of:=[.A503]/([.D503]/[.E503])" office:value-type="float" office:value="3.99530913291409" calcext:value-type="float">
            <text:p>4.00</text:p>
          </table:table-cell>
          <table:table-cell office:value-type="float" office:value="1261479358" calcext:value-type="float">
            <text:p>12614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3]+1" office:value-type="float" office:value="505" calcext:value-type="float">
            <text:p>505</text:p>
          </table:table-cell>
          <table:table-cell table:formula="of:=ROUND([.D504]/[.E504];1)" office:value-type="float" office:value="126.4" calcext:value-type="float">
            <text:p>126.4</text:p>
          </table:table-cell>
          <table:table-cell table:formula="of:=[.A504]/([.D504]/[.E504])" office:value-type="float" office:value="3.99591461487872" calcext:value-type="float">
            <text:p>4.00</text:p>
          </table:table-cell>
          <table:table-cell office:value-type="float" office:value="1263790768" calcext:value-type="float">
            <text:p>12637907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4]+1" office:value-type="float" office:value="506" calcext:value-type="float">
            <text:p>506</text:p>
          </table:table-cell>
          <table:table-cell table:formula="of:=ROUND([.D505]/[.E505];1)" office:value-type="float" office:value="126.6" calcext:value-type="float">
            <text:p>126.6</text:p>
          </table:table-cell>
          <table:table-cell table:formula="of:=[.A505]/([.D505]/[.E505])" office:value-type="float" office:value="3.99537830114293" calcext:value-type="float">
            <text:p>4.00</text:p>
          </table:table-cell>
          <table:table-cell office:value-type="float" office:value="1266463303" calcext:value-type="float">
            <text:p>12664633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5]+1" office:value-type="float" office:value="507" calcext:value-type="float">
            <text:p>507</text:p>
          </table:table-cell>
          <table:table-cell table:formula="of:=ROUND([.D506]/[.E506];1)" office:value-type="float" office:value="126.9" calcext:value-type="float">
            <text:p>126.9</text:p>
          </table:table-cell>
          <table:table-cell table:formula="of:=[.A506]/([.D506]/[.E506])" office:value-type="float" office:value="3.99555365017646" calcext:value-type="float">
            <text:p>4.00</text:p>
          </table:table-cell>
          <table:table-cell office:value-type="float" office:value="1268910505" calcext:value-type="float">
            <text:p>126891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6]+1" office:value-type="float" office:value="508" calcext:value-type="float">
            <text:p>508</text:p>
          </table:table-cell>
          <table:table-cell table:formula="of:=ROUND([.D507]/[.E507];1)" office:value-type="float" office:value="127.1" calcext:value-type="float">
            <text:p>127.1</text:p>
          </table:table-cell>
          <table:table-cell table:formula="of:=[.A507]/([.D507]/[.E507])" office:value-type="float" office:value="3.99623915192071" calcext:value-type="float">
            <text:p>4.00</text:p>
          </table:table-cell>
          <table:table-cell office:value-type="float" office:value="1271195193" calcext:value-type="float">
            <text:p>12711951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7]+1" office:value-type="float" office:value="509" calcext:value-type="float">
            <text:p>509</text:p>
          </table:table-cell>
          <table:table-cell table:formula="of:=ROUND([.D508]/[.E508];1)" office:value-type="float" office:value="127.4" calcext:value-type="float">
            <text:p>127.4</text:p>
          </table:table-cell>
          <table:table-cell table:formula="of:=[.A508]/([.D508]/[.E508])" office:value-type="float" office:value="3.99554176037416" calcext:value-type="float">
            <text:p>4.00</text:p>
          </table:table-cell>
          <table:table-cell office:value-type="float" office:value="1273919860" calcext:value-type="float">
            <text:p>12739198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8]+1" office:value-type="float" office:value="510" calcext:value-type="float">
            <text:p>510</text:p>
          </table:table-cell>
          <table:table-cell table:formula="of:=ROUND([.D509]/[.E509];1)" office:value-type="float" office:value="127.6" calcext:value-type="float">
            <text:p>127.6</text:p>
          </table:table-cell>
          <table:table-cell table:formula="of:=[.A509]/([.D509]/[.E509])" office:value-type="float" office:value="3.9955091041741" calcext:value-type="float">
            <text:p>4.00</text:p>
          </table:table-cell>
          <table:table-cell office:value-type="float" office:value="1276433082" calcext:value-type="float">
            <text:p>1276433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9]+1" office:value-type="float" office:value="511" calcext:value-type="float">
            <text:p>511</text:p>
          </table:table-cell>
          <table:table-cell table:formula="of:=ROUND([.D510]/[.E510];1)" office:value-type="float" office:value="127.9" calcext:value-type="float">
            <text:p>127.9</text:p>
          </table:table-cell>
          <table:table-cell table:formula="of:=[.A510]/([.D510]/[.E510])" office:value-type="float" office:value="3.99562293660089" calcext:value-type="float">
            <text:p>4.00</text:p>
          </table:table-cell>
          <table:table-cell office:value-type="float" office:value="1278899456" calcext:value-type="float">
            <text:p>12788994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0]+1" office:value-type="float" office:value="512" calcext:value-type="float">
            <text:p>512</text:p>
          </table:table-cell>
          <table:table-cell table:formula="of:=ROUND([.D511]/[.E511];1)" office:value-type="float" office:value="128.2" calcext:value-type="float">
            <text:p>128.2</text:p>
          </table:table-cell>
          <table:table-cell table:formula="of:=[.A511]/([.D511]/[.E511])" office:value-type="float" office:value="3.99513070972142" calcext:value-type="float">
            <text:p>4.00</text:p>
          </table:table-cell>
          <table:table-cell office:value-type="float" office:value="1281560072" calcext:value-type="float">
            <text:p>12815600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1]+1" office:value-type="float" office:value="513" calcext:value-type="float">
            <text:p>513</text:p>
          </table:table-cell>
          <table:table-cell table:formula="of:=ROUND([.D512]/[.E512];1)" office:value-type="float" office:value="128.4" calcext:value-type="float">
            <text:p>128.4</text:p>
          </table:table-cell>
          <table:table-cell table:formula="of:=[.A512]/([.D512]/[.E512])" office:value-type="float" office:value="3.99591967528456" calcext:value-type="float">
            <text:p>4.00</text:p>
          </table:table-cell>
          <table:table-cell office:value-type="float" office:value="1283809590" calcext:value-type="float">
            <text:p>12838095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2]+1" office:value-type="float" office:value="514" calcext:value-type="float">
            <text:p>514</text:p>
          </table:table-cell>
          <table:table-cell table:formula="of:=ROUND([.D513]/[.E513];1)" office:value-type="float" office:value="128.6" calcext:value-type="float">
            <text:p>128.6</text:p>
          </table:table-cell>
          <table:table-cell table:formula="of:=[.A513]/([.D513]/[.E513])" office:value-type="float" office:value="3.99544130407871" calcext:value-type="float">
            <text:p>4.00</text:p>
          </table:table-cell>
          <table:table-cell office:value-type="float" office:value="1286466152" calcext:value-type="float">
            <text:p>12864661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3]+1" office:value-type="float" office:value="515" calcext:value-type="float">
            <text:p>515</text:p>
          </table:table-cell>
          <table:table-cell table:formula="of:=ROUND([.D514]/[.E514];1)" office:value-type="float" office:value="128.9" calcext:value-type="float">
            <text:p>128.9</text:p>
          </table:table-cell>
          <table:table-cell table:formula="of:=[.A514]/([.D514]/[.E514])" office:value-type="float" office:value="3.99533780850371" calcext:value-type="float">
            <text:p>4.00</text:p>
          </table:table-cell>
          <table:table-cell office:value-type="float" office:value="1289002394" calcext:value-type="float">
            <text:p>1289002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4]+1" office:value-type="float" office:value="516" calcext:value-type="float">
            <text:p>516</text:p>
          </table:table-cell>
          <table:table-cell table:formula="of:=ROUND([.D515]/[.E515];1)" office:value-type="float" office:value="129.2" calcext:value-type="float">
            <text:p>129.2</text:p>
          </table:table-cell>
          <table:table-cell table:formula="of:=[.A515]/([.D515]/[.E515])" office:value-type="float" office:value="3.99510949046621" calcext:value-type="float">
            <text:p>4.00</text:p>
          </table:table-cell>
          <table:table-cell office:value-type="float" office:value="1291579120" calcext:value-type="float">
            <text:p>1291579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5]+1" office:value-type="float" office:value="517" calcext:value-type="float">
            <text:p>517</text:p>
          </table:table-cell>
          <table:table-cell table:formula="of:=ROUND([.D516]/[.E516];1)" office:value-type="float" office:value="129.4" calcext:value-type="float">
            <text:p>129.4</text:p>
          </table:table-cell>
          <table:table-cell table:formula="of:=[.A516]/([.D516]/[.E516])" office:value-type="float" office:value="3.99616961036514" calcext:value-type="float">
            <text:p>4.00</text:p>
          </table:table-cell>
          <table:table-cell office:value-type="float" office:value="1293738881" calcext:value-type="float">
            <text:p>1293738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6]+1" office:value-type="float" office:value="518" calcext:value-type="float">
            <text:p>518</text:p>
          </table:table-cell>
          <table:table-cell table:formula="of:=ROUND([.D517]/[.E517];1)" office:value-type="float" office:value="129.6" calcext:value-type="float">
            <text:p>129.6</text:p>
          </table:table-cell>
          <table:table-cell table:formula="of:=[.A517]/([.D517]/[.E517])" office:value-type="float" office:value="3.99562545041276" calcext:value-type="float">
            <text:p>4.00</text:p>
          </table:table-cell>
          <table:table-cell office:value-type="float" office:value="1296417811" calcext:value-type="float">
            <text:p>1296417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7]+1" office:value-type="float" office:value="519" calcext:value-type="float">
            <text:p>519</text:p>
          </table:table-cell>
          <table:table-cell table:formula="of:=ROUND([.D518]/[.E518];1)" office:value-type="float" office:value="129.9" calcext:value-type="float">
            <text:p>129.9</text:p>
          </table:table-cell>
          <table:table-cell table:formula="of:=[.A518]/([.D518]/[.E518])" office:value-type="float" office:value="3.99534104435541" calcext:value-type="float">
            <text:p>4.00</text:p>
          </table:table-cell>
          <table:table-cell office:value-type="float" office:value="1299013011" calcext:value-type="float">
            <text:p>12990130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8]+1" office:value-type="float" office:value="520" calcext:value-type="float">
            <text:p>520</text:p>
          </table:table-cell>
          <table:table-cell table:formula="of:=ROUND([.D519]/[.E519];1)" office:value-type="float" office:value="130.2" calcext:value-type="float">
            <text:p>130.2</text:p>
          </table:table-cell>
          <table:table-cell table:formula="of:=[.A519]/([.D519]/[.E519])" office:value-type="float" office:value="3.99398090180486" calcext:value-type="float">
            <text:p>3.99</text:p>
          </table:table-cell>
          <table:table-cell office:value-type="float" office:value="1301959155" calcext:value-type="float">
            <text:p>13019591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9]+1" office:value-type="float" office:value="521" calcext:value-type="float">
            <text:p>521</text:p>
          </table:table-cell>
          <table:table-cell table:formula="of:=ROUND([.D520]/[.E520];1)" office:value-type="float" office:value="130.4" calcext:value-type="float">
            <text:p>130.4</text:p>
          </table:table-cell>
          <table:table-cell table:formula="of:=[.A520]/([.D520]/[.E520])" office:value-type="float" office:value="3.99502285483563" calcext:value-type="float">
            <text:p>4.00</text:p>
          </table:table-cell>
          <table:table-cell office:value-type="float" office:value="1304122702" calcext:value-type="float">
            <text:p>1304122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0]+1" office:value-type="float" office:value="522" calcext:value-type="float">
            <text:p>522</text:p>
          </table:table-cell>
          <table:table-cell table:formula="of:=ROUND([.D521]/[.E521];1)" office:value-type="float" office:value="130.7" calcext:value-type="float">
            <text:p>130.7</text:p>
          </table:table-cell>
          <table:table-cell table:formula="of:=[.A521]/([.D521]/[.E521])" office:value-type="float" office:value="3.99358977123963" calcext:value-type="float">
            <text:p>3.99</text:p>
          </table:table-cell>
          <table:table-cell office:value-type="float" office:value="1307094694" calcext:value-type="float">
            <text:p>13070946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1]+1" office:value-type="float" office:value="523" calcext:value-type="float">
            <text:p>523</text:p>
          </table:table-cell>
          <table:table-cell table:formula="of:=ROUND([.D522]/[.E522];1)" office:value-type="float" office:value="130.9" calcext:value-type="float">
            <text:p>130.9</text:p>
          </table:table-cell>
          <table:table-cell table:formula="of:=[.A522]/([.D522]/[.E522])" office:value-type="float" office:value="3.99551301291185" calcext:value-type="float">
            <text:p>4.00</text:p>
          </table:table-cell>
          <table:table-cell office:value-type="float" office:value="1308968331" calcext:value-type="float">
            <text:p>130896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2]+1" office:value-type="float" office:value="524" calcext:value-type="float">
            <text:p>524</text:p>
          </table:table-cell>
          <table:table-cell table:formula="of:=ROUND([.D523]/[.E523];1)" office:value-type="float" office:value="131.2" calcext:value-type="float">
            <text:p>131.2</text:p>
          </table:table-cell>
          <table:table-cell table:formula="of:=[.A523]/([.D523]/[.E523])" office:value-type="float" office:value="3.99509161214719" calcext:value-type="float">
            <text:p>4.00</text:p>
          </table:table-cell>
          <table:table-cell office:value-type="float" office:value="1311609472" calcext:value-type="float">
            <text:p>13116094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3]+1" office:value-type="float" office:value="525" calcext:value-type="float">
            <text:p>525</text:p>
          </table:table-cell>
          <table:table-cell table:formula="of:=ROUND([.D524]/[.E524];1)" office:value-type="float" office:value="131.5" calcext:value-type="float">
            <text:p>131.5</text:p>
          </table:table-cell>
          <table:table-cell table:formula="of:=[.A524]/([.D524]/[.E524])" office:value-type="float" office:value="3.99378775367501" calcext:value-type="float">
            <text:p>3.99</text:p>
          </table:table-cell>
          <table:table-cell office:value-type="float" office:value="1314541564" calcext:value-type="float">
            <text:p>1314541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4]+1" office:value-type="float" office:value="526" calcext:value-type="float">
            <text:p>526</text:p>
          </table:table-cell>
          <table:table-cell table:formula="of:=ROUND([.D525]/[.E525];1)" office:value-type="float" office:value="131.6" calcext:value-type="float">
            <text:p>131.6</text:p>
          </table:table-cell>
          <table:table-cell table:formula="of:=[.A525]/([.D525]/[.E525])" office:value-type="float" office:value="3.99578843291446" calcext:value-type="float">
            <text:p>4.00</text:p>
          </table:table-cell>
          <table:table-cell office:value-type="float" office:value="1316386012" calcext:value-type="float">
            <text:p>13163860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5]+1" office:value-type="float" office:value="527" calcext:value-type="float">
            <text:p>527</text:p>
          </table:table-cell>
          <table:table-cell table:formula="of:=ROUND([.D526]/[.E526];1)" office:value-type="float" office:value="131.9" calcext:value-type="float">
            <text:p>131.9</text:p>
          </table:table-cell>
          <table:table-cell table:formula="of:=[.A526]/([.D526]/[.E526])" office:value-type="float" office:value="3.99603588084445" calcext:value-type="float">
            <text:p>4.00</text:p>
          </table:table-cell>
          <table:table-cell office:value-type="float" office:value="1318806977" calcext:value-type="float">
            <text:p>1318806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6]+1" office:value-type="float" office:value="528" calcext:value-type="float">
            <text:p>528</text:p>
          </table:table-cell>
          <table:table-cell table:formula="of:=ROUND([.D527]/[.E527];1)" office:value-type="float" office:value="132.1" calcext:value-type="float">
            <text:p>132.1</text:p>
          </table:table-cell>
          <table:table-cell table:formula="of:=[.A527]/([.D527]/[.E527])" office:value-type="float" office:value="3.99578831198045" calcext:value-type="float">
            <text:p>4.00</text:p>
          </table:table-cell>
          <table:table-cell office:value-type="float" office:value="1321391322" calcext:value-type="float">
            <text:p>13213913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7]+1" office:value-type="float" office:value="529" calcext:value-type="float">
            <text:p>529</text:p>
          </table:table-cell>
          <table:table-cell table:formula="of:=ROUND([.D528]/[.E528];1)" office:value-type="float" office:value="132.4" calcext:value-type="float">
            <text:p>132.4</text:p>
          </table:table-cell>
          <table:table-cell table:formula="of:=[.A528]/([.D528]/[.E528])" office:value-type="float" office:value="3.99655518097189" calcext:value-type="float">
            <text:p>4.00</text:p>
          </table:table-cell>
          <table:table-cell office:value-type="float" office:value="1323639925" calcext:value-type="float">
            <text:p>13236399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8]+1" office:value-type="float" office:value="530" calcext:value-type="float">
            <text:p>530</text:p>
          </table:table-cell>
          <table:table-cell table:formula="of:=ROUND([.D529]/[.E529];1)" office:value-type="float" office:value="132.7" calcext:value-type="float">
            <text:p>132.7</text:p>
          </table:table-cell>
          <table:table-cell table:formula="of:=[.A529]/([.D529]/[.E529])" office:value-type="float" office:value="3.99537455035998" calcext:value-type="float">
            <text:p>4.00</text:p>
          </table:table-cell>
          <table:table-cell office:value-type="float" office:value="1326533954" calcext:value-type="float">
            <text:p>1326533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9]+1" office:value-type="float" office:value="531" calcext:value-type="float">
            <text:p>531</text:p>
          </table:table-cell>
          <table:table-cell table:formula="of:=ROUND([.D530]/[.E530];1)" office:value-type="float" office:value="132.9" calcext:value-type="float">
            <text:p>132.9</text:p>
          </table:table-cell>
          <table:table-cell table:formula="of:=[.A530]/([.D530]/[.E530])" office:value-type="float" office:value="3.99635040035532" calcext:value-type="float">
            <text:p>4.00</text:p>
          </table:table-cell>
          <table:table-cell office:value-type="float" office:value="1328712317" calcext:value-type="float">
            <text:p>1328712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0]+1" office:value-type="float" office:value="532" calcext:value-type="float">
            <text:p>532</text:p>
          </table:table-cell>
          <table:table-cell table:formula="of:=ROUND([.D531]/[.E531];1)" office:value-type="float" office:value="133.1" calcext:value-type="float">
            <text:p>133.1</text:p>
          </table:table-cell>
          <table:table-cell table:formula="of:=[.A531]/([.D531]/[.E531])" office:value-type="float" office:value="3.99555678163738" calcext:value-type="float">
            <text:p>4.00</text:p>
          </table:table-cell>
          <table:table-cell office:value-type="float" office:value="1331479013" calcext:value-type="float">
            <text:p>1331479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1]+1" office:value-type="float" office:value="533" calcext:value-type="float">
            <text:p>533</text:p>
          </table:table-cell>
          <table:table-cell table:formula="of:=ROUND([.D532]/[.E532];1)" office:value-type="float" office:value="133.4" calcext:value-type="float">
            <text:p>133.4</text:p>
          </table:table-cell>
          <table:table-cell table:formula="of:=[.A532]/([.D532]/[.E532])" office:value-type="float" office:value="3.99568493913905" calcext:value-type="float">
            <text:p>4.00</text:p>
          </table:table-cell>
          <table:table-cell office:value-type="float" office:value="1333939007" calcext:value-type="float">
            <text:p>133393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2]+1" office:value-type="float" office:value="534" calcext:value-type="float">
            <text:p>534</text:p>
          </table:table-cell>
          <table:table-cell table:formula="of:=ROUND([.D533]/[.E533];1)" office:value-type="float" office:value="133.7" calcext:value-type="float">
            <text:p>133.7</text:p>
          </table:table-cell>
          <table:table-cell table:formula="of:=[.A533]/([.D533]/[.E533])" office:value-type="float" office:value="3.99542270906732" calcext:value-type="float">
            <text:p>4.00</text:p>
          </table:table-cell>
          <table:table-cell office:value-type="float" office:value="1336529421" calcext:value-type="float">
            <text:p>1336529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3]+1" office:value-type="float" office:value="535" calcext:value-type="float">
            <text:p>535</text:p>
          </table:table-cell>
          <table:table-cell table:formula="of:=ROUND([.D534]/[.E534];1)" office:value-type="float" office:value="133.9" calcext:value-type="float">
            <text:p>133.9</text:p>
          </table:table-cell>
          <table:table-cell table:formula="of:=[.A534]/([.D534]/[.E534])" office:value-type="float" office:value="3.99585921433297" calcext:value-type="float">
            <text:p>4.00</text:p>
          </table:table-cell>
          <table:table-cell office:value-type="float" office:value="1338886010" calcext:value-type="float">
            <text:p>13388860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4]+1" office:value-type="float" office:value="536" calcext:value-type="float">
            <text:p>536</text:p>
          </table:table-cell>
          <table:table-cell table:formula="of:=ROUND([.D535]/[.E535];1)" office:value-type="float" office:value="134.1" calcext:value-type="float">
            <text:p>134.1</text:p>
          </table:table-cell>
          <table:table-cell table:formula="of:=[.A535]/([.D535]/[.E535])" office:value-type="float" office:value="3.99572009475009" calcext:value-type="float">
            <text:p>4.00</text:p>
          </table:table-cell>
          <table:table-cell office:value-type="float" office:value="1341435304" calcext:value-type="float">
            <text:p>1341435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5]+1" office:value-type="float" office:value="537" calcext:value-type="float">
            <text:p>537</text:p>
          </table:table-cell>
          <table:table-cell table:formula="of:=ROUND([.D536]/[.E536];1)" office:value-type="float" office:value="134.4" calcext:value-type="float">
            <text:p>134.4</text:p>
          </table:table-cell>
          <table:table-cell table:formula="of:=[.A536]/([.D536]/[.E536])" office:value-type="float" office:value="3.99562862156998" calcext:value-type="float">
            <text:p>4.00</text:p>
          </table:table-cell>
          <table:table-cell office:value-type="float" office:value="1343968749" calcext:value-type="float">
            <text:p>13439687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6]+1" office:value-type="float" office:value="538" calcext:value-type="float">
            <text:p>538</text:p>
          </table:table-cell>
          <table:table-cell table:formula="of:=ROUND([.D537]/[.E537];1)" office:value-type="float" office:value="134.6" calcext:value-type="float">
            <text:p>134.6</text:p>
          </table:table-cell>
          <table:table-cell table:formula="of:=[.A537]/([.D537]/[.E537])" office:value-type="float" office:value="3.99601128552022" calcext:value-type="float">
            <text:p>4.00</text:p>
          </table:table-cell>
          <table:table-cell office:value-type="float" office:value="1346342544" calcext:value-type="float">
            <text:p>1346342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7]+1" office:value-type="float" office:value="539" calcext:value-type="float">
            <text:p>539</text:p>
          </table:table-cell>
          <table:table-cell table:formula="of:=ROUND([.D538]/[.E538];1)" office:value-type="float" office:value="134.9" calcext:value-type="float">
            <text:p>134.9</text:p>
          </table:table-cell>
          <table:table-cell table:formula="of:=[.A538]/([.D538]/[.E538])" office:value-type="float" office:value="3.99561294449074" calcext:value-type="float">
            <text:p>4.00</text:p>
          </table:table-cell>
          <table:table-cell office:value-type="float" office:value="1348979512" calcext:value-type="float">
            <text:p>13489795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8]+1" office:value-type="float" office:value="540" calcext:value-type="float">
            <text:p>540</text:p>
          </table:table-cell>
          <table:table-cell table:formula="of:=ROUND([.D539]/[.E539];1)" office:value-type="float" office:value="135.1" calcext:value-type="float">
            <text:p>135.1</text:p>
          </table:table-cell>
          <table:table-cell table:formula="of:=[.A539]/([.D539]/[.E539])" office:value-type="float" office:value="3.99609000353554" calcext:value-type="float">
            <text:p>4.00</text:p>
          </table:table-cell>
          <table:table-cell office:value-type="float" office:value="1351320915" calcext:value-type="float">
            <text:p>13513209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9]+1" office:value-type="float" office:value="541" calcext:value-type="float">
            <text:p>541</text:p>
          </table:table-cell>
          <table:table-cell table:formula="of:=ROUND([.D540]/[.E540];1)" office:value-type="float" office:value="135.4" calcext:value-type="float">
            <text:p>135.4</text:p>
          </table:table-cell>
          <table:table-cell table:formula="of:=[.A540]/([.D540]/[.E540])" office:value-type="float" office:value="3.99583320717407" calcext:value-type="float">
            <text:p>4.00</text:p>
          </table:table-cell>
          <table:table-cell office:value-type="float" office:value="1353910366" calcext:value-type="float">
            <text:p>13539103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0]+1" office:value-type="float" office:value="542" calcext:value-type="float">
            <text:p>542</text:p>
          </table:table-cell>
          <table:table-cell table:formula="of:=ROUND([.D541]/[.E541];1)" office:value-type="float" office:value="135.6" calcext:value-type="float">
            <text:p>135.6</text:p>
          </table:table-cell>
          <table:table-cell table:formula="of:=[.A541]/([.D541]/[.E541])" office:value-type="float" office:value="3.99570010179407" calcext:value-type="float">
            <text:p>4.00</text:p>
          </table:table-cell>
          <table:table-cell office:value-type="float" office:value="1356458158" calcext:value-type="float">
            <text:p>13564581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1]+1" office:value-type="float" office:value="543" calcext:value-type="float">
            <text:p>543</text:p>
          </table:table-cell>
          <table:table-cell table:formula="of:=ROUND([.D542]/[.E542];1)" office:value-type="float" office:value="135.9" calcext:value-type="float">
            <text:p>135.9</text:p>
          </table:table-cell>
          <table:table-cell table:formula="of:=[.A542]/([.D542]/[.E542])" office:value-type="float" office:value="3.99586721362362" calcext:value-type="float">
            <text:p>4.00</text:p>
          </table:table-cell>
          <table:table-cell office:value-type="float" office:value="1358904015" calcext:value-type="float">
            <text:p>13589040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2]+1" office:value-type="float" office:value="544" calcext:value-type="float">
            <text:p>544</text:p>
          </table:table-cell>
          <table:table-cell table:formula="of:=ROUND([.D543]/[.E543];1)" office:value-type="float" office:value="136.2" calcext:value-type="float">
            <text:p>136.2</text:p>
          </table:table-cell>
          <table:table-cell table:formula="of:=[.A543]/([.D543]/[.E543])" office:value-type="float" office:value="3.99541054241717" calcext:value-type="float">
            <text:p>4.00</text:p>
          </table:table-cell>
          <table:table-cell office:value-type="float" office:value="1361562208" calcext:value-type="float">
            <text:p>13615622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3]+1" office:value-type="float" office:value="545" calcext:value-type="float">
            <text:p>545</text:p>
          </table:table-cell>
          <table:table-cell table:formula="of:=ROUND([.D544]/[.E544];1)" office:value-type="float" office:value="136.4" calcext:value-type="float">
            <text:p>136.4</text:p>
          </table:table-cell>
          <table:table-cell table:formula="of:=[.A544]/([.D544]/[.E544])" office:value-type="float" office:value="3.99431151408299" calcext:value-type="float">
            <text:p>3.99</text:p>
          </table:table-cell>
          <table:table-cell office:value-type="float" office:value="1364440400" calcext:value-type="float">
            <text:p>1364440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4]+1" office:value-type="float" office:value="546" calcext:value-type="float">
            <text:p>546</text:p>
          </table:table-cell>
          <table:table-cell table:formula="of:=ROUND([.D545]/[.E545];1)" office:value-type="float" office:value="136.7" calcext:value-type="float">
            <text:p>136.7</text:p>
          </table:table-cell>
          <table:table-cell table:formula="of:=[.A545]/([.D545]/[.E545])" office:value-type="float" office:value="3.99558327054407" calcext:value-type="float">
            <text:p>4.00</text:p>
          </table:table-cell>
          <table:table-cell office:value-type="float" office:value="1366508875" calcext:value-type="float">
            <text:p>136650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5]+1" office:value-type="float" office:value="547" calcext:value-type="float">
            <text:p>547</text:p>
          </table:table-cell>
          <table:table-cell table:formula="of:=ROUND([.D546]/[.E546];1)" office:value-type="float" office:value="136.9" calcext:value-type="float">
            <text:p>136.9</text:p>
          </table:table-cell>
          <table:table-cell table:formula="of:=[.A546]/([.D546]/[.E546])" office:value-type="float" office:value="3.99439973473388" calcext:value-type="float">
            <text:p>3.99</text:p>
          </table:table-cell>
          <table:table-cell office:value-type="float" office:value="1369417275" calcext:value-type="float">
            <text:p>1369417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6]+1" office:value-type="float" office:value="548" calcext:value-type="float">
            <text:p>548</text:p>
          </table:table-cell>
          <table:table-cell table:formula="of:=ROUND([.D547]/[.E547];1)" office:value-type="float" office:value="137.1" calcext:value-type="float">
            <text:p>137.1</text:p>
          </table:table-cell>
          <table:table-cell table:formula="of:=[.A547]/([.D547]/[.E547])" office:value-type="float" office:value="3.99602420675959" calcext:value-type="float">
            <text:p>4.00</text:p>
          </table:table-cell>
          <table:table-cell office:value-type="float" office:value="1371363064" calcext:value-type="float">
            <text:p>1371363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7]+1" office:value-type="float" office:value="549" calcext:value-type="float">
            <text:p>549</text:p>
          </table:table-cell>
          <table:table-cell table:formula="of:=ROUND([.D548]/[.E548];1)" office:value-type="float" office:value="137.4" calcext:value-type="float">
            <text:p>137.4</text:p>
          </table:table-cell>
          <table:table-cell table:formula="of:=[.A548]/([.D548]/[.E548])" office:value-type="float" office:value="3.99526830695524" calcext:value-type="float">
            <text:p>4.00</text:p>
          </table:table-cell>
          <table:table-cell office:value-type="float" office:value="1374125485" calcext:value-type="float">
            <text:p>1374125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8]+1" office:value-type="float" office:value="550" calcext:value-type="float">
            <text:p>550</text:p>
          </table:table-cell>
          <table:table-cell table:formula="of:=ROUND([.D549]/[.E549];1)" office:value-type="float" office:value="137.7" calcext:value-type="float">
            <text:p>137.7</text:p>
          </table:table-cell>
          <table:table-cell table:formula="of:=[.A549]/([.D549]/[.E549])" office:value-type="float" office:value="3.99548041425853" calcext:value-type="float">
            <text:p>4.00</text:p>
          </table:table-cell>
          <table:table-cell office:value-type="float" office:value="1376555365" calcext:value-type="float">
            <text:p>13765553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9]+1" office:value-type="float" office:value="551" calcext:value-type="float">
            <text:p>551</text:p>
          </table:table-cell>
          <table:table-cell table:formula="of:=ROUND([.D550]/[.E550];1)" office:value-type="float" office:value="137.9" calcext:value-type="float">
            <text:p>137.9</text:p>
          </table:table-cell>
          <table:table-cell table:formula="of:=[.A550]/([.D550]/[.E550])" office:value-type="float" office:value="3.99597193265285" calcext:value-type="float">
            <text:p>4.00</text:p>
          </table:table-cell>
          <table:table-cell office:value-type="float" office:value="1378888564" calcext:value-type="float">
            <text:p>13788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0]+1" office:value-type="float" office:value="552" calcext:value-type="float">
            <text:p>552</text:p>
          </table:table-cell>
          <table:table-cell table:formula="of:=ROUND([.D551]/[.E551];1)" office:value-type="float" office:value="138.2" calcext:value-type="float">
            <text:p>138.2</text:p>
          </table:table-cell>
          <table:table-cell table:formula="of:=[.A551]/([.D551]/[.E551])" office:value-type="float" office:value="3.99455741263068" calcext:value-type="float">
            <text:p>3.99</text:p>
          </table:table-cell>
          <table:table-cell office:value-type="float" office:value="1381880251" calcext:value-type="float">
            <text:p>138188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1]+1" office:value-type="float" office:value="553" calcext:value-type="float">
            <text:p>553</text:p>
          </table:table-cell>
          <table:table-cell table:formula="of:=ROUND([.D552]/[.E552];1)" office:value-type="float" office:value="138.4" calcext:value-type="float">
            <text:p>138.4</text:p>
          </table:table-cell>
          <table:table-cell table:formula="of:=[.A552]/([.D552]/[.E552])" office:value-type="float" office:value="3.99589858368063" calcext:value-type="float">
            <text:p>4.00</text:p>
          </table:table-cell>
          <table:table-cell office:value-type="float" office:value="1383919007" calcext:value-type="float">
            <text:p>138391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2]+1" office:value-type="float" office:value="554" calcext:value-type="float">
            <text:p>554</text:p>
          </table:table-cell>
          <table:table-cell table:formula="of:=ROUND([.D553]/[.E553];1)" office:value-type="float" office:value="138.7" calcext:value-type="float">
            <text:p>138.7</text:p>
          </table:table-cell>
          <table:table-cell table:formula="of:=[.A553]/([.D553]/[.E553])" office:value-type="float" office:value="3.99562213962544" calcext:value-type="float">
            <text:p>4.00</text:p>
          </table:table-cell>
          <table:table-cell office:value-type="float" office:value="1386517495" calcext:value-type="float">
            <text:p>13865174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3]+1" office:value-type="float" office:value="555" calcext:value-type="float">
            <text:p>555</text:p>
          </table:table-cell>
          <table:table-cell table:formula="of:=ROUND([.D554]/[.E554];1)" office:value-type="float" office:value="138.9" calcext:value-type="float">
            <text:p>138.9</text:p>
          </table:table-cell>
          <table:table-cell table:formula="of:=[.A554]/([.D554]/[.E554])" office:value-type="float" office:value="3.99450822342175" calcext:value-type="float">
            <text:p>3.99</text:p>
          </table:table-cell>
          <table:table-cell office:value-type="float" office:value="1389407579" calcext:value-type="float">
            <text:p>13894075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4]+1" office:value-type="float" office:value="556" calcext:value-type="float">
            <text:p>556</text:p>
          </table:table-cell>
          <table:table-cell table:formula="of:=ROUND([.D555]/[.E555];1)" office:value-type="float" office:value="139.1" calcext:value-type="float">
            <text:p>139.1</text:p>
          </table:table-cell>
          <table:table-cell table:formula="of:=[.A555]/([.D555]/[.E555])" office:value-type="float" office:value="3.9961014609126" calcext:value-type="float">
            <text:p>4.00</text:p>
          </table:table-cell>
          <table:table-cell office:value-type="float" office:value="1391356064" calcext:value-type="float">
            <text:p>139135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5]+1" office:value-type="float" office:value="557" calcext:value-type="float">
            <text:p>557</text:p>
          </table:table-cell>
          <table:table-cell table:formula="of:=ROUND([.D556]/[.E556];1)" office:value-type="float" office:value="139.4" calcext:value-type="float">
            <text:p>139.4</text:p>
          </table:table-cell>
          <table:table-cell table:formula="of:=[.A556]/([.D556]/[.E556])" office:value-type="float" office:value="3.99442785776006" calcext:value-type="float">
            <text:p>3.99</text:p>
          </table:table-cell>
          <table:table-cell office:value-type="float" office:value="1394442508" calcext:value-type="float">
            <text:p>1394442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6]+1" office:value-type="float" office:value="558" calcext:value-type="float">
            <text:p>558</text:p>
          </table:table-cell>
          <table:table-cell table:formula="of:=ROUND([.D557]/[.E557];1)" office:value-type="float" office:value="139.6" calcext:value-type="float">
            <text:p>139.6</text:p>
          </table:table-cell>
          <table:table-cell table:formula="of:=[.A557]/([.D557]/[.E557])" office:value-type="float" office:value="3.99617344764353" calcext:value-type="float">
            <text:p>4.00</text:p>
          </table:table-cell>
          <table:table-cell office:value-type="float" office:value="1396335788" calcext:value-type="float">
            <text:p>13963357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7]+1" office:value-type="float" office:value="559" calcext:value-type="float">
            <text:p>559</text:p>
          </table:table-cell>
          <table:table-cell table:formula="of:=ROUND([.D558]/[.E558];1)" office:value-type="float" office:value="140" calcext:value-type="float">
            <text:p>140</text:p>
          </table:table-cell>
          <table:table-cell table:formula="of:=[.A558]/([.D558]/[.E558])" office:value-type="float" office:value="3.99391076219135" calcext:value-type="float">
            <text:p>3.99</text:p>
          </table:table-cell>
          <table:table-cell office:value-type="float" office:value="1399630671" calcext:value-type="float">
            <text:p>1399630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8]+1" office:value-type="float" office:value="560" calcext:value-type="float">
            <text:p>560</text:p>
          </table:table-cell>
          <table:table-cell table:formula="of:=ROUND([.D559]/[.E559];1)" office:value-type="float" office:value="140.2" calcext:value-type="float">
            <text:p>140.2</text:p>
          </table:table-cell>
          <table:table-cell table:formula="of:=[.A559]/([.D559]/[.E559])" office:value-type="float" office:value="3.99550981467697" calcext:value-type="float">
            <text:p>4.00</text:p>
          </table:table-cell>
          <table:table-cell office:value-type="float" office:value="1401573331" calcext:value-type="float">
            <text:p>1401573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9]+1" office:value-type="float" office:value="561" calcext:value-type="float">
            <text:p>561</text:p>
          </table:table-cell>
          <table:table-cell table:formula="of:=ROUND([.D560]/[.E560];1)" office:value-type="float" office:value="140.4" calcext:value-type="float">
            <text:p>140.4</text:p>
          </table:table-cell>
          <table:table-cell table:formula="of:=[.A560]/([.D560]/[.E560])" office:value-type="float" office:value="3.99564212620622" calcext:value-type="float">
            <text:p>4.00</text:p>
          </table:table-cell>
          <table:table-cell office:value-type="float" office:value="1404029646" calcext:value-type="float">
            <text:p>1404029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0]+1" office:value-type="float" office:value="562" calcext:value-type="float">
            <text:p>562</text:p>
          </table:table-cell>
          <table:table-cell table:formula="of:=ROUND([.D561]/[.E561];1)" office:value-type="float" office:value="140.6" calcext:value-type="float">
            <text:p>140.6</text:p>
          </table:table-cell>
          <table:table-cell table:formula="of:=[.A561]/([.D561]/[.E561])" office:value-type="float" office:value="3.99593662163807" calcext:value-type="float">
            <text:p>4.00</text:p>
          </table:table-cell>
          <table:table-cell office:value-type="float" office:value="1406428713" calcext:value-type="float">
            <text:p>1406428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1]+1" office:value-type="float" office:value="563" calcext:value-type="float">
            <text:p>563</text:p>
          </table:table-cell>
          <table:table-cell table:formula="of:=ROUND([.D562]/[.E562];1)" office:value-type="float" office:value="140.9" calcext:value-type="float">
            <text:p>140.9</text:p>
          </table:table-cell>
          <table:table-cell table:formula="of:=[.A562]/([.D562]/[.E562])" office:value-type="float" office:value="3.99586341405826" calcext:value-type="float">
            <text:p>4.00</text:p>
          </table:table-cell>
          <table:table-cell office:value-type="float" office:value="1408957068" calcext:value-type="float">
            <text:p>14089570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2]+1" office:value-type="float" office:value="564" calcext:value-type="float">
            <text:p>564</text:p>
          </table:table-cell>
          <table:table-cell table:formula="of:=ROUND([.D563]/[.E563];1)" office:value-type="float" office:value="141.1" calcext:value-type="float">
            <text:p>141.1</text:p>
          </table:table-cell>
          <table:table-cell table:formula="of:=[.A563]/([.D563]/[.E563])" office:value-type="float" office:value="3.99605303040395" calcext:value-type="float">
            <text:p>4.00</text:p>
          </table:table-cell>
          <table:table-cell office:value-type="float" office:value="1411392681" calcext:value-type="float">
            <text:p>1411392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3]+1" office:value-type="float" office:value="565" calcext:value-type="float">
            <text:p>565</text:p>
          </table:table-cell>
          <table:table-cell table:formula="of:=ROUND([.D564]/[.E564];1)" office:value-type="float" office:value="141.4" calcext:value-type="float">
            <text:p>141.4</text:p>
          </table:table-cell>
          <table:table-cell table:formula="of:=[.A564]/([.D564]/[.E564])" office:value-type="float" office:value="3.99603140188414" calcext:value-type="float">
            <text:p>4.00</text:p>
          </table:table-cell>
          <table:table-cell office:value-type="float" office:value="1413902803" calcext:value-type="float">
            <text:p>14139028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4]+1" office:value-type="float" office:value="566" calcext:value-type="float">
            <text:p>566</text:p>
          </table:table-cell>
          <table:table-cell table:formula="of:=ROUND([.D565]/[.E565];1)" office:value-type="float" office:value="141.7" calcext:value-type="float">
            <text:p>141.7</text:p>
          </table:table-cell>
          <table:table-cell table:formula="of:=[.A565]/([.D565]/[.E565])" office:value-type="float" office:value="3.99486318752517" calcext:value-type="float">
            <text:p>3.99</text:p>
          </table:table-cell>
          <table:table-cell office:value-type="float" office:value="1416819484" calcext:value-type="float">
            <text:p>141681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5]+1" office:value-type="float" office:value="567" calcext:value-type="float">
            <text:p>567</text:p>
          </table:table-cell>
          <table:table-cell table:formula="of:=ROUND([.D566]/[.E566];1)" office:value-type="float" office:value="141.9" calcext:value-type="float">
            <text:p>141.9</text:p>
          </table:table-cell>
          <table:table-cell table:formula="of:=[.A566]/([.D566]/[.E566])" office:value-type="float" office:value="3.99580205687103" calcext:value-type="float">
            <text:p>4.00</text:p>
          </table:table-cell>
          <table:table-cell office:value-type="float" office:value="1418989209" calcext:value-type="float">
            <text:p>14189892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6]+1" office:value-type="float" office:value="568" calcext:value-type="float">
            <text:p>568</text:p>
          </table:table-cell>
          <table:table-cell table:formula="of:=ROUND([.D567]/[.E567];1)" office:value-type="float" office:value="142.2" calcext:value-type="float">
            <text:p>142.2</text:p>
          </table:table-cell>
          <table:table-cell table:formula="of:=[.A567]/([.D567]/[.E567])" office:value-type="float" office:value="3.9948051160417" calcext:value-type="float">
            <text:p>3.99</text:p>
          </table:table-cell>
          <table:table-cell office:value-type="float" office:value="1421846582" calcext:value-type="float">
            <text:p>14218465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7]+1" office:value-type="float" office:value="569" calcext:value-type="float">
            <text:p>569</text:p>
          </table:table-cell>
          <table:table-cell table:formula="of:=ROUND([.D568]/[.E568];1)" office:value-type="float" office:value="142.4" calcext:value-type="float">
            <text:p>142.4</text:p>
          </table:table-cell>
          <table:table-cell table:formula="of:=[.A568]/([.D568]/[.E568])" office:value-type="float" office:value="3.99551635373059" calcext:value-type="float">
            <text:p>4.00</text:p>
          </table:table-cell>
          <table:table-cell office:value-type="float" office:value="1424096286" calcext:value-type="float">
            <text:p>14240962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8]+1" office:value-type="float" office:value="570" calcext:value-type="float">
            <text:p>570</text:p>
          </table:table-cell>
          <table:table-cell table:formula="of:=ROUND([.D569]/[.E569];1)" office:value-type="float" office:value="142.7" calcext:value-type="float">
            <text:p>142.7</text:p>
          </table:table-cell>
          <table:table-cell table:formula="of:=[.A569]/([.D569]/[.E569])" office:value-type="float" office:value="3.99524340618825" calcext:value-type="float">
            <text:p>4.00</text:p>
          </table:table-cell>
          <table:table-cell office:value-type="float" office:value="1426696554" calcext:value-type="float">
            <text:p>14266965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9]+1" office:value-type="float" office:value="571" calcext:value-type="float">
            <text:p>571</text:p>
          </table:table-cell>
          <table:table-cell table:formula="of:=ROUND([.D570]/[.E570];1)" office:value-type="float" office:value="142.9" calcext:value-type="float">
            <text:p>142.9</text:p>
          </table:table-cell>
          <table:table-cell table:formula="of:=[.A570]/([.D570]/[.E570])" office:value-type="float" office:value="3.99521766148729" calcext:value-type="float">
            <text:p>4.00</text:p>
          </table:table-cell>
          <table:table-cell office:value-type="float" office:value="1429208740" calcext:value-type="float">
            <text:p>14292087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0]+1" office:value-type="float" office:value="572" calcext:value-type="float">
            <text:p>572</text:p>
          </table:table-cell>
          <table:table-cell table:formula="of:=ROUND([.D571]/[.E571];1)" office:value-type="float" office:value="143.1" calcext:value-type="float">
            <text:p>143.1</text:p>
          </table:table-cell>
          <table:table-cell table:formula="of:=[.A571]/([.D571]/[.E571])" office:value-type="float" office:value="3.99613418171011" calcext:value-type="float">
            <text:p>4.00</text:p>
          </table:table-cell>
          <table:table-cell office:value-type="float" office:value="1431383367" calcext:value-type="float">
            <text:p>14313833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1]+1" office:value-type="float" office:value="573" calcext:value-type="float">
            <text:p>573</text:p>
          </table:table-cell>
          <table:table-cell table:formula="of:=ROUND([.D572]/[.E572];1)" office:value-type="float" office:value="143.4" calcext:value-type="float">
            <text:p>143.4</text:p>
          </table:table-cell>
          <table:table-cell table:formula="of:=[.A572]/([.D572]/[.E572])" office:value-type="float" office:value="3.99567682829416" calcext:value-type="float">
            <text:p>4.00</text:p>
          </table:table-cell>
          <table:table-cell office:value-type="float" office:value="1434049911" calcext:value-type="float">
            <text:p>14340499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2]+1" office:value-type="float" office:value="574" calcext:value-type="float">
            <text:p>574</text:p>
          </table:table-cell>
          <table:table-cell table:formula="of:=ROUND([.D573]/[.E573];1)" office:value-type="float" office:value="143.7" calcext:value-type="float">
            <text:p>143.7</text:p>
          </table:table-cell>
          <table:table-cell table:formula="of:=[.A573]/([.D573]/[.E573])" office:value-type="float" office:value="3.99562620100501" calcext:value-type="float">
            <text:p>4.00</text:p>
          </table:table-cell>
          <table:table-cell office:value-type="float" office:value="1436570818" calcext:value-type="float">
            <text:p>1436570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3]+1" office:value-type="float" office:value="575" calcext:value-type="float">
            <text:p>575</text:p>
          </table:table-cell>
          <table:table-cell table:formula="of:=ROUND([.D574]/[.E574];1)" office:value-type="float" office:value="143.9" calcext:value-type="float">
            <text:p>143.9</text:p>
          </table:table-cell>
          <table:table-cell table:formula="of:=[.A574]/([.D574]/[.E574])" office:value-type="float" office:value="3.99675440743239" calcext:value-type="float">
            <text:p>4.00</text:p>
          </table:table-cell>
          <table:table-cell office:value-type="float" office:value="1438667332" calcext:value-type="float">
            <text:p>1438667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4]+1" office:value-type="float" office:value="576" calcext:value-type="float">
            <text:p>576</text:p>
          </table:table-cell>
          <table:table-cell table:formula="of:=ROUND([.D575]/[.E575];1)" office:value-type="float" office:value="144.2" calcext:value-type="float">
            <text:p>144.2</text:p>
          </table:table-cell>
          <table:table-cell table:formula="of:=[.A575]/([.D575]/[.E575])" office:value-type="float" office:value="3.99557836534438" calcext:value-type="float">
            <text:p>4.00</text:p>
          </table:table-cell>
          <table:table-cell office:value-type="float" office:value="1441593550" calcext:value-type="float">
            <text:p>14415935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5]+1" office:value-type="float" office:value="577" calcext:value-type="float">
            <text:p>577</text:p>
          </table:table-cell>
          <table:table-cell table:formula="of:=ROUND([.D576]/[.E576];1)" office:value-type="float" office:value="144.4" calcext:value-type="float">
            <text:p>144.4</text:p>
          </table:table-cell>
          <table:table-cell table:formula="of:=[.A576]/([.D576]/[.E576])" office:value-type="float" office:value="3.99527949349528" calcext:value-type="float">
            <text:p>4.00</text:p>
          </table:table-cell>
          <table:table-cell office:value-type="float" office:value="1444204344" calcext:value-type="float">
            <text:p>1444204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6]+1" office:value-type="float" office:value="578" calcext:value-type="float">
            <text:p>578</text:p>
          </table:table-cell>
          <table:table-cell table:formula="of:=ROUND([.D577]/[.E577];1)" office:value-type="float" office:value="144.7" calcext:value-type="float">
            <text:p>144.7</text:p>
          </table:table-cell>
          <table:table-cell table:formula="of:=[.A577]/([.D577]/[.E577])" office:value-type="float" office:value="3.99572830374835" calcext:value-type="float">
            <text:p>4.00</text:p>
          </table:table-cell>
          <table:table-cell office:value-type="float" office:value="1446544800" calcext:value-type="float">
            <text:p>144654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7]+1" office:value-type="float" office:value="579" calcext:value-type="float">
            <text:p>579</text:p>
          </table:table-cell>
          <table:table-cell table:formula="of:=ROUND([.D578]/[.E578];1)" office:value-type="float" office:value="144.9" calcext:value-type="float">
            <text:p>144.9</text:p>
          </table:table-cell>
          <table:table-cell table:formula="of:=[.A578]/([.D578]/[.E578])" office:value-type="float" office:value="3.99605749933347" calcext:value-type="float">
            <text:p>4.00</text:p>
          </table:table-cell>
          <table:table-cell office:value-type="float" office:value="1448928100" calcext:value-type="float">
            <text:p>14489281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8]+1" office:value-type="float" office:value="580" calcext:value-type="float">
            <text:p>580</text:p>
          </table:table-cell>
          <table:table-cell table:formula="of:=ROUND([.D579]/[.E579];1)" office:value-type="float" office:value="145.2" calcext:value-type="float">
            <text:p>145.2</text:p>
          </table:table-cell>
          <table:table-cell table:formula="of:=[.A579]/([.D579]/[.E579])" office:value-type="float" office:value="3.99583017759774" calcext:value-type="float">
            <text:p>4.00</text:p>
          </table:table-cell>
          <table:table-cell office:value-type="float" office:value="1451513138" calcext:value-type="float">
            <text:p>14515131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9]+1" office:value-type="float" office:value="581" calcext:value-type="float">
            <text:p>581</text:p>
          </table:table-cell>
          <table:table-cell table:formula="of:=ROUND([.D580]/[.E580];1)" office:value-type="float" office:value="145.4" calcext:value-type="float">
            <text:p>145.4</text:p>
          </table:table-cell>
          <table:table-cell table:formula="of:=[.A580]/([.D580]/[.E580])" office:value-type="float" office:value="3.9957109777028" calcext:value-type="float">
            <text:p>4.00</text:p>
          </table:table-cell>
          <table:table-cell office:value-type="float" office:value="1454059123" calcext:value-type="float">
            <text:p>1454059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0]+1" office:value-type="float" office:value="582" calcext:value-type="float">
            <text:p>582</text:p>
          </table:table-cell>
          <table:table-cell table:formula="of:=ROUND([.D581]/[.E581];1)" office:value-type="float" office:value="145.7" calcext:value-type="float">
            <text:p>145.7</text:p>
          </table:table-cell>
          <table:table-cell table:formula="of:=[.A581]/([.D581]/[.E581])" office:value-type="float" office:value="3.99457199986033" calcext:value-type="float">
            <text:p>3.99</text:p>
          </table:table-cell>
          <table:table-cell office:value-type="float" office:value="1456977118" calcext:value-type="float">
            <text:p>14569771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1]+1" office:value-type="float" office:value="583" calcext:value-type="float">
            <text:p>583</text:p>
          </table:table-cell>
          <table:table-cell table:formula="of:=ROUND([.D582]/[.E582];1)" office:value-type="float" office:value="145.9" calcext:value-type="float">
            <text:p>145.9</text:p>
          </table:table-cell>
          <table:table-cell table:formula="of:=[.A582]/([.D582]/[.E582])" office:value-type="float" office:value="3.99650464469862" calcext:value-type="float">
            <text:p>4.00</text:p>
          </table:table-cell>
          <table:table-cell office:value-type="float" office:value="1458774734" calcext:value-type="float">
            <text:p>14587747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2]+1" office:value-type="float" office:value="584" calcext:value-type="float">
            <text:p>584</text:p>
          </table:table-cell>
          <table:table-cell table:formula="of:=ROUND([.D583]/[.E583];1)" office:value-type="float" office:value="146.2" calcext:value-type="float">
            <text:p>146.2</text:p>
          </table:table-cell>
          <table:table-cell table:formula="of:=[.A583]/([.D583]/[.E583])" office:value-type="float" office:value="3.99428812147745" calcext:value-type="float">
            <text:p>3.99</text:p>
          </table:table-cell>
          <table:table-cell office:value-type="float" office:value="1462087817" calcext:value-type="float">
            <text:p>14620878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3]+1" office:value-type="float" office:value="585" calcext:value-type="float">
            <text:p>585</text:p>
          </table:table-cell>
          <table:table-cell table:formula="of:=ROUND([.D584]/[.E584];1)" office:value-type="float" office:value="146.4" calcext:value-type="float">
            <text:p>146.4</text:p>
          </table:table-cell>
          <table:table-cell table:formula="of:=[.A584]/([.D584]/[.E584])" office:value-type="float" office:value="3.99553677915237" calcext:value-type="float">
            <text:p>4.00</text:p>
          </table:table-cell>
          <table:table-cell office:value-type="float" office:value="1464133688" calcext:value-type="float">
            <text:p>1464133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4]+1" office:value-type="float" office:value="586" calcext:value-type="float">
            <text:p>586</text:p>
          </table:table-cell>
          <table:table-cell table:formula="of:=ROUND([.D585]/[.E585];1)" office:value-type="float" office:value="146.6" calcext:value-type="float">
            <text:p>146.6</text:p>
          </table:table-cell>
          <table:table-cell table:formula="of:=[.A585]/([.D585]/[.E585])" office:value-type="float" office:value="3.99625866444884" calcext:value-type="float">
            <text:p>4.00</text:p>
          </table:table-cell>
          <table:table-cell office:value-type="float" office:value="1466371547" calcext:value-type="float">
            <text:p>1466371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5]+1" office:value-type="float" office:value="587" calcext:value-type="float">
            <text:p>587</text:p>
          </table:table-cell>
          <table:table-cell table:formula="of:=ROUND([.D586]/[.E586];1)" office:value-type="float" office:value="146.9" calcext:value-type="float">
            <text:p>146.9</text:p>
          </table:table-cell>
          <table:table-cell table:formula="of:=[.A586]/([.D586]/[.E586])" office:value-type="float" office:value="3.99553342381567" calcext:value-type="float">
            <text:p>4.00</text:p>
          </table:table-cell>
          <table:table-cell office:value-type="float" office:value="1469140507" calcext:value-type="float">
            <text:p>1469140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6]+1" office:value-type="float" office:value="588" calcext:value-type="float">
            <text:p>588</text:p>
          </table:table-cell>
          <table:table-cell table:formula="of:=ROUND([.D587]/[.E587];1)" office:value-type="float" office:value="147.1" calcext:value-type="float">
            <text:p>147.1</text:p>
          </table:table-cell>
          <table:table-cell table:formula="of:=[.A587]/([.D587]/[.E587])" office:value-type="float" office:value="3.99621392711816" calcext:value-type="float">
            <text:p>4.00</text:p>
          </table:table-cell>
          <table:table-cell office:value-type="float" office:value="1471392700" calcext:value-type="float">
            <text:p>1471392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7]+1" office:value-type="float" office:value="589" calcext:value-type="float">
            <text:p>589</text:p>
          </table:table-cell>
          <table:table-cell table:formula="of:=ROUND([.D588]/[.E588];1)" office:value-type="float" office:value="147.4" calcext:value-type="float">
            <text:p>147.4</text:p>
          </table:table-cell>
          <table:table-cell table:formula="of:=[.A588]/([.D588]/[.E588])" office:value-type="float" office:value="3.99564368468771" calcext:value-type="float">
            <text:p>4.00</text:p>
          </table:table-cell>
          <table:table-cell office:value-type="float" office:value="1474105417" calcext:value-type="float">
            <text:p>1474105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8]+1" office:value-type="float" office:value="590" calcext:value-type="float">
            <text:p>590</text:p>
          </table:table-cell>
          <table:table-cell table:formula="of:=ROUND([.D589]/[.E589];1)" office:value-type="float" office:value="147.6" calcext:value-type="float">
            <text:p>147.6</text:p>
          </table:table-cell>
          <table:table-cell table:formula="of:=[.A589]/([.D589]/[.E589])" office:value-type="float" office:value="3.99612842886234" calcext:value-type="float">
            <text:p>4.00</text:p>
          </table:table-cell>
          <table:table-cell office:value-type="float" office:value="1476429025" calcext:value-type="float">
            <text:p>14764290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9]+1" office:value-type="float" office:value="591" calcext:value-type="float">
            <text:p>591</text:p>
          </table:table-cell>
          <table:table-cell table:formula="of:=ROUND([.D590]/[.E590];1)" office:value-type="float" office:value="148" calcext:value-type="float">
            <text:p>148</text:p>
          </table:table-cell>
          <table:table-cell table:formula="of:=[.A590]/([.D590]/[.E590])" office:value-type="float" office:value="3.99437289238072" calcext:value-type="float">
            <text:p>3.99</text:p>
          </table:table-cell>
          <table:table-cell office:value-type="float" office:value="1479581441" calcext:value-type="float">
            <text:p>1479581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0]+1" office:value-type="float" office:value="592" calcext:value-type="float">
            <text:p>592</text:p>
          </table:table-cell>
          <table:table-cell table:formula="of:=ROUND([.D591]/[.E591];1)" office:value-type="float" office:value="148.1" calcext:value-type="float">
            <text:p>148.1</text:p>
          </table:table-cell>
          <table:table-cell table:formula="of:=[.A591]/([.D591]/[.E591])" office:value-type="float" office:value="3.99609034940495" calcext:value-type="float">
            <text:p>4.00</text:p>
          </table:table-cell>
          <table:table-cell office:value-type="float" office:value="1481447986" calcext:value-type="float">
            <text:p>1481447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1]+1" office:value-type="float" office:value="593" calcext:value-type="float">
            <text:p>593</text:p>
          </table:table-cell>
          <table:table-cell table:formula="of:=ROUND([.D592]/[.E592];1)" office:value-type="float" office:value="148.4" calcext:value-type="float">
            <text:p>148.4</text:p>
          </table:table-cell>
          <table:table-cell table:formula="of:=[.A592]/([.D592]/[.E592])" office:value-type="float" office:value="3.9949380564307" calcext:value-type="float">
            <text:p>3.99</text:p>
          </table:table-cell>
          <table:table-cell office:value-type="float" office:value="1484378460" calcext:value-type="float">
            <text:p>14843784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2]+1" office:value-type="float" office:value="594" calcext:value-type="float">
            <text:p>594</text:p>
          </table:table-cell>
          <table:table-cell table:formula="of:=ROUND([.D593]/[.E593];1)" office:value-type="float" office:value="148.7" calcext:value-type="float">
            <text:p>148.7</text:p>
          </table:table-cell>
          <table:table-cell table:formula="of:=[.A593]/([.D593]/[.E593])" office:value-type="float" office:value="3.99550139099311" calcext:value-type="float">
            <text:p>4.00</text:p>
          </table:table-cell>
          <table:table-cell office:value-type="float" office:value="1486671989" calcext:value-type="float">
            <text:p>14866719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3]+1" office:value-type="float" office:value="595" calcext:value-type="float">
            <text:p>595</text:p>
          </table:table-cell>
          <table:table-cell table:formula="of:=ROUND([.D594]/[.E594];1)" office:value-type="float" office:value="149" calcext:value-type="float">
            <text:p>149</text:p>
          </table:table-cell>
          <table:table-cell table:formula="of:=[.A594]/([.D594]/[.E594])" office:value-type="float" office:value="3.99424294123559" calcext:value-type="float">
            <text:p>3.99</text:p>
          </table:table-cell>
          <table:table-cell office:value-type="float" office:value="1489643992" calcext:value-type="float">
            <text:p>14896439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4]+1" office:value-type="float" office:value="596" calcext:value-type="float">
            <text:p>596</text:p>
          </table:table-cell>
          <table:table-cell table:formula="of:=ROUND([.D595]/[.E595];1)" office:value-type="float" office:value="149.2" calcext:value-type="float">
            <text:p>149.2</text:p>
          </table:table-cell>
          <table:table-cell table:formula="of:=[.A595]/([.D595]/[.E595])" office:value-type="float" office:value="3.99551345671033" calcext:value-type="float">
            <text:p>4.00</text:p>
          </table:table-cell>
          <table:table-cell office:value-type="float" office:value="1491673114" calcext:value-type="float">
            <text:p>1491673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5]+1" office:value-type="float" office:value="597" calcext:value-type="float">
            <text:p>597</text:p>
          </table:table-cell>
          <table:table-cell table:formula="of:=ROUND([.D596]/[.E596];1)" office:value-type="float" office:value="149.4" calcext:value-type="float">
            <text:p>149.4</text:p>
          </table:table-cell>
          <table:table-cell table:formula="of:=[.A596]/([.D596]/[.E596])" office:value-type="float" office:value="3.99556623325827" calcext:value-type="float">
            <text:p>4.00</text:p>
          </table:table-cell>
          <table:table-cell office:value-type="float" office:value="1494156185" calcext:value-type="float">
            <text:p>14941561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6]+1" office:value-type="float" office:value="598" calcext:value-type="float">
            <text:p>598</text:p>
          </table:table-cell>
          <table:table-cell table:formula="of:=ROUND([.D597]/[.E597];1)" office:value-type="float" office:value="149.7" calcext:value-type="float">
            <text:p>149.7</text:p>
          </table:table-cell>
          <table:table-cell table:formula="of:=[.A597]/([.D597]/[.E597])" office:value-type="float" office:value="3.99426164867798" calcext:value-type="float">
            <text:p>3.99</text:p>
          </table:table-cell>
          <table:table-cell office:value-type="float" office:value="1497147790" calcext:value-type="float">
            <text:p>1497147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7]+1" office:value-type="float" office:value="599" calcext:value-type="float">
            <text:p>599</text:p>
          </table:table-cell>
          <table:table-cell table:formula="of:=ROUND([.D598]/[.E598];1)" office:value-type="float" office:value="149.9" calcext:value-type="float">
            <text:p>149.9</text:p>
          </table:table-cell>
          <table:table-cell table:formula="of:=[.A598]/([.D598]/[.E598])" office:value-type="float" office:value="3.99660404484312" calcext:value-type="float">
            <text:p>4.00</text:p>
          </table:table-cell>
          <table:table-cell office:value-type="float" office:value="1498772441" calcext:value-type="float">
            <text:p>1498772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8]+1" office:value-type="float" office:value="600" calcext:value-type="float">
            <text:p>600</text:p>
          </table:table-cell>
          <table:table-cell table:formula="of:=ROUND([.D599]/[.E599];1)" office:value-type="float" office:value="150.2" calcext:value-type="float">
            <text:p>150.2</text:p>
          </table:table-cell>
          <table:table-cell table:formula="of:=[.A599]/([.D599]/[.E599])" office:value-type="float" office:value="3.99510209006642" calcext:value-type="float">
            <text:p>4.00</text:p>
          </table:table-cell>
          <table:table-cell office:value-type="float" office:value="1501838968" calcext:value-type="float">
            <text:p>15018389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9]+1" office:value-type="float" office:value="601" calcext:value-type="float">
            <text:p>601</text:p>
          </table:table-cell>
          <table:table-cell table:formula="of:=ROUND([.D600]/[.E600];1)" office:value-type="float" office:value="150.4" calcext:value-type="float">
            <text:p>150.4</text:p>
          </table:table-cell>
          <table:table-cell table:formula="of:=[.A600]/([.D600]/[.E600])" office:value-type="float" office:value="3.99553577790313" calcext:value-type="float">
            <text:p>4.00</text:p>
          </table:table-cell>
          <table:table-cell office:value-type="float" office:value="1504178747" calcext:value-type="float">
            <text:p>15041787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0]+1" office:value-type="float" office:value="602" calcext:value-type="float">
            <text:p>602</text:p>
          </table:table-cell>
          <table:table-cell table:formula="of:=ROUND([.D601]/[.E601];1)" office:value-type="float" office:value="150.7" calcext:value-type="float">
            <text:p>150.7</text:p>
          </table:table-cell>
          <table:table-cell table:formula="of:=[.A601]/([.D601]/[.E601])" office:value-type="float" office:value="3.99563877753124" calcext:value-type="float">
            <text:p>4.00</text:p>
          </table:table-cell>
          <table:table-cell office:value-type="float" office:value="1506642701" calcext:value-type="float">
            <text:p>15066427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1]+1" office:value-type="float" office:value="603" calcext:value-type="float">
            <text:p>603</text:p>
          </table:table-cell>
          <table:table-cell table:formula="of:=ROUND([.D602]/[.E602];1)" office:value-type="float" office:value="150.9" calcext:value-type="float">
            <text:p>150.9</text:p>
          </table:table-cell>
          <table:table-cell table:formula="of:=[.A602]/([.D602]/[.E602])" office:value-type="float" office:value="3.99570223328008" calcext:value-type="float">
            <text:p>4.00</text:p>
          </table:table-cell>
          <table:table-cell office:value-type="float" office:value="1509121463" calcext:value-type="float">
            <text:p>1509121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2]+1" office:value-type="float" office:value="604" calcext:value-type="float">
            <text:p>604</text:p>
          </table:table-cell>
          <table:table-cell table:formula="of:=ROUND([.D603]/[.E603];1)" office:value-type="float" office:value="151.2" calcext:value-type="float">
            <text:p>151.2</text:p>
          </table:table-cell>
          <table:table-cell table:formula="of:=[.A603]/([.D603]/[.E603])" office:value-type="float" office:value="3.99572571134453" calcext:value-type="float">
            <text:p>4.00</text:p>
          </table:table-cell>
          <table:table-cell office:value-type="float" office:value="1511615270" calcext:value-type="float">
            <text:p>1511615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3]+1" office:value-type="float" office:value="605" calcext:value-type="float">
            <text:p>605</text:p>
          </table:table-cell>
          <table:table-cell table:formula="of:=ROUND([.D604]/[.E604];1)" office:value-type="float" office:value="151.4" calcext:value-type="float">
            <text:p>151.4</text:p>
          </table:table-cell>
          <table:table-cell table:formula="of:=[.A604]/([.D604]/[.E604])" office:value-type="float" office:value="3.99614493681349" calcext:value-type="float">
            <text:p>4.00</text:p>
          </table:table-cell>
          <table:table-cell office:value-type="float" office:value="1513959102" calcext:value-type="float">
            <text:p>15139591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4]+1" office:value-type="float" office:value="606" calcext:value-type="float">
            <text:p>606</text:p>
          </table:table-cell>
          <table:table-cell table:formula="of:=ROUND([.D605]/[.E605];1)" office:value-type="float" office:value="151.7" calcext:value-type="float">
            <text:p>151.7</text:p>
          </table:table-cell>
          <table:table-cell table:formula="of:=[.A605]/([.D605]/[.E605])" office:value-type="float" office:value="3.99522704070293" calcext:value-type="float">
            <text:p>4.00</text:p>
          </table:table-cell>
          <table:table-cell office:value-type="float" office:value="1516809918" calcext:value-type="float">
            <text:p>15168099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5]+1" office:value-type="float" office:value="607" calcext:value-type="float">
            <text:p>607</text:p>
          </table:table-cell>
          <table:table-cell table:formula="of:=ROUND([.D606]/[.E606];1)" office:value-type="float" office:value="151.9" calcext:value-type="float">
            <text:p>151.9</text:p>
          </table:table-cell>
          <table:table-cell table:formula="of:=[.A606]/([.D606]/[.E606])" office:value-type="float" office:value="3.99579180059665" calcext:value-type="float">
            <text:p>4.00</text:p>
          </table:table-cell>
          <table:table-cell office:value-type="float" office:value="1519098167" calcext:value-type="float">
            <text:p>1519098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6]+1" office:value-type="float" office:value="608" calcext:value-type="float">
            <text:p>608</text:p>
          </table:table-cell>
          <table:table-cell table:formula="of:=ROUND([.D607]/[.E607];1)" office:value-type="float" office:value="152.2" calcext:value-type="float">
            <text:p>152.2</text:p>
          </table:table-cell>
          <table:table-cell table:formula="of:=[.A607]/([.D607]/[.E607])" office:value-type="float" office:value="3.99602171326205" calcext:value-type="float">
            <text:p>4.00</text:p>
          </table:table-cell>
          <table:table-cell office:value-type="float" office:value="1521513254" calcext:value-type="float">
            <text:p>1521513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7]+1" office:value-type="float" office:value="609" calcext:value-type="float">
            <text:p>609</text:p>
          </table:table-cell>
          <table:table-cell table:formula="of:=ROUND([.D608]/[.E608];1)" office:value-type="float" office:value="152.4" calcext:value-type="float">
            <text:p>152.4</text:p>
          </table:table-cell>
          <table:table-cell table:formula="of:=[.A608]/([.D608]/[.E608])" office:value-type="float" office:value="3.99583071742295" calcext:value-type="float">
            <text:p>4.00</text:p>
          </table:table-cell>
          <table:table-cell office:value-type="float" office:value="1524088589" calcext:value-type="float">
            <text:p>15240885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8]+1" office:value-type="float" office:value="610" calcext:value-type="float">
            <text:p>610</text:p>
          </table:table-cell>
          <table:table-cell table:formula="of:=ROUND([.D609]/[.E609];1)" office:value-type="float" office:value="152.7" calcext:value-type="float">
            <text:p>152.7</text:p>
          </table:table-cell>
          <table:table-cell table:formula="of:=[.A609]/([.D609]/[.E609])" office:value-type="float" office:value="3.99583508475643" calcext:value-type="float">
            <text:p>4.00</text:p>
          </table:table-cell>
          <table:table-cell office:value-type="float" office:value="1526589529" calcext:value-type="float">
            <text:p>1526589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9]+1" office:value-type="float" office:value="611" calcext:value-type="float">
            <text:p>611</text:p>
          </table:table-cell>
          <table:table-cell table:formula="of:=ROUND([.D610]/[.E610];1)" office:value-type="float" office:value="152.9" calcext:value-type="float">
            <text:p>152.9</text:p>
          </table:table-cell>
          <table:table-cell table:formula="of:=[.A610]/([.D610]/[.E610])" office:value-type="float" office:value="3.99622766311736" calcext:value-type="float">
            <text:p>4.00</text:p>
          </table:table-cell>
          <table:table-cell office:value-type="float" office:value="1528941921" calcext:value-type="float">
            <text:p>15289419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0]+1" office:value-type="float" office:value="612" calcext:value-type="float">
            <text:p>612</text:p>
          </table:table-cell>
          <table:table-cell table:formula="of:=ROUND([.D611]/[.E611];1)" office:value-type="float" office:value="153.2" calcext:value-type="float">
            <text:p>153.2</text:p>
          </table:table-cell>
          <table:table-cell table:formula="of:=[.A611]/([.D611]/[.E611])" office:value-type="float" office:value="3.9958643248223" calcext:value-type="float">
            <text:p>4.00</text:p>
          </table:table-cell>
          <table:table-cell office:value-type="float" office:value="1531583533" calcext:value-type="float">
            <text:p>1531583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1]+1" office:value-type="float" office:value="613" calcext:value-type="float">
            <text:p>613</text:p>
          </table:table-cell>
          <table:table-cell table:formula="of:=ROUND([.D612]/[.E612];1)" office:value-type="float" office:value="153.4" calcext:value-type="float">
            <text:p>153.4</text:p>
          </table:table-cell>
          <table:table-cell table:formula="of:=[.A612]/([.D612]/[.E612])" office:value-type="float" office:value="3.99515628034657" calcext:value-type="float">
            <text:p>4.00</text:p>
          </table:table-cell>
          <table:table-cell office:value-type="float" office:value="1534358000" calcext:value-type="float">
            <text:p>15343580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2]+1" office:value-type="float" office:value="614" calcext:value-type="float">
            <text:p>614</text:p>
          </table:table-cell>
          <table:table-cell table:formula="of:=ROUND([.D613]/[.E613];1)" office:value-type="float" office:value="153.7" calcext:value-type="float">
            <text:p>153.7</text:p>
          </table:table-cell>
          <table:table-cell table:formula="of:=[.A613]/([.D613]/[.E613])" office:value-type="float" office:value="3.99550251140304" calcext:value-type="float">
            <text:p>4.00</text:p>
          </table:table-cell>
          <table:table-cell office:value-type="float" office:value="1536727854" calcext:value-type="float">
            <text:p>15367278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3]+1" office:value-type="float" office:value="615" calcext:value-type="float">
            <text:p>615</text:p>
          </table:table-cell>
          <table:table-cell table:formula="of:=ROUND([.D614]/[.E614];1)" office:value-type="float" office:value="153.9" calcext:value-type="float">
            <text:p>153.9</text:p>
          </table:table-cell>
          <table:table-cell table:formula="of:=[.A614]/([.D614]/[.E614])" office:value-type="float" office:value="3.99528089114643" calcext:value-type="float">
            <text:p>4.00</text:p>
          </table:table-cell>
          <table:table-cell office:value-type="float" office:value="1539316050" calcext:value-type="float">
            <text:p>1539316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4]+1" office:value-type="float" office:value="616" calcext:value-type="float">
            <text:p>616</text:p>
          </table:table-cell>
          <table:table-cell table:formula="of:=ROUND([.D615]/[.E615];1)" office:value-type="float" office:value="154.2" calcext:value-type="float">
            <text:p>154.2</text:p>
          </table:table-cell>
          <table:table-cell table:formula="of:=[.A615]/([.D615]/[.E615])" office:value-type="float" office:value="3.99514550388673" calcext:value-type="float">
            <text:p>4.00</text:p>
          </table:table-cell>
          <table:table-cell office:value-type="float" office:value="1541871252" calcext:value-type="float">
            <text:p>15418712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5]+1" office:value-type="float" office:value="617" calcext:value-type="float">
            <text:p>617</text:p>
          </table:table-cell>
          <table:table-cell table:formula="of:=ROUND([.D616]/[.E616];1)" office:value-type="float" office:value="154.4" calcext:value-type="float">
            <text:p>154.4</text:p>
          </table:table-cell>
          <table:table-cell table:formula="of:=[.A616]/([.D616]/[.E616])" office:value-type="float" office:value="3.99568750692931" calcext:value-type="float">
            <text:p>4.00</text:p>
          </table:table-cell>
          <table:table-cell office:value-type="float" office:value="1544164800" calcext:value-type="float">
            <text:p>154416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6]+1" office:value-type="float" office:value="618" calcext:value-type="float">
            <text:p>618</text:p>
          </table:table-cell>
          <table:table-cell table:formula="of:=ROUND([.D617]/[.E617];1)" office:value-type="float" office:value="154.7" calcext:value-type="float">
            <text:p>154.7</text:p>
          </table:table-cell>
          <table:table-cell table:formula="of:=[.A617]/([.D617]/[.E617])" office:value-type="float" office:value="3.99586592366915" calcext:value-type="float">
            <text:p>4.00</text:p>
          </table:table-cell>
          <table:table-cell office:value-type="float" office:value="1546598439" calcext:value-type="float">
            <text:p>1546598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7]+1" office:value-type="float" office:value="619" calcext:value-type="float">
            <text:p>619</text:p>
          </table:table-cell>
          <table:table-cell table:formula="of:=ROUND([.D618]/[.E618];1)" office:value-type="float" office:value="154.9" calcext:value-type="float">
            <text:p>154.9</text:p>
          </table:table-cell>
          <table:table-cell table:formula="of:=[.A618]/([.D618]/[.E618])" office:value-type="float" office:value="3.99563487153709" calcext:value-type="float">
            <text:p>4.00</text:p>
          </table:table-cell>
          <table:table-cell office:value-type="float" office:value="1549190604" calcext:value-type="float">
            <text:p>15491906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8]+1" office:value-type="float" office:value="620" calcext:value-type="float">
            <text:p>620</text:p>
          </table:table-cell>
          <table:table-cell table:formula="of:=ROUND([.D619]/[.E619];1)" office:value-type="float" office:value="155.2" calcext:value-type="float">
            <text:p>155.2</text:p>
          </table:table-cell>
          <table:table-cell table:formula="of:=[.A619]/([.D619]/[.E619])" office:value-type="float" office:value="3.9959979590608" calcext:value-type="float">
            <text:p>4.00</text:p>
          </table:table-cell>
          <table:table-cell office:value-type="float" office:value="1551552344" calcext:value-type="float">
            <text:p>1551552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9]+1" office:value-type="float" office:value="621" calcext:value-type="float">
            <text:p>621</text:p>
          </table:table-cell>
          <table:table-cell table:formula="of:=ROUND([.D620]/[.E620];1)" office:value-type="float" office:value="155.4" calcext:value-type="float">
            <text:p>155.4</text:p>
          </table:table-cell>
          <table:table-cell table:formula="of:=[.A620]/([.D620]/[.E620])" office:value-type="float" office:value="3.99586062042045" calcext:value-type="float">
            <text:p>4.00</text:p>
          </table:table-cell>
          <table:table-cell office:value-type="float" office:value="1554108261" calcext:value-type="float">
            <text:p>1554108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0]+1" office:value-type="float" office:value="622" calcext:value-type="float">
            <text:p>622</text:p>
          </table:table-cell>
          <table:table-cell table:formula="of:=ROUND([.D621]/[.E621];1)" office:value-type="float" office:value="155.7" calcext:value-type="float">
            <text:p>155.7</text:p>
          </table:table-cell>
          <table:table-cell table:formula="of:=[.A621]/([.D621]/[.E621])" office:value-type="float" office:value="3.99580572735602" calcext:value-type="float">
            <text:p>4.00</text:p>
          </table:table-cell>
          <table:table-cell office:value-type="float" office:value="1556632235" calcext:value-type="float">
            <text:p>155663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1]+1" office:value-type="float" office:value="623" calcext:value-type="float">
            <text:p>623</text:p>
          </table:table-cell>
          <table:table-cell table:formula="of:=ROUND([.D622]/[.E622];1)" office:value-type="float" office:value="155.9" calcext:value-type="float">
            <text:p>155.9</text:p>
          </table:table-cell>
          <table:table-cell table:formula="of:=[.A622]/([.D622]/[.E622])" office:value-type="float" office:value="3.99554298783055" calcext:value-type="float">
            <text:p>4.00</text:p>
          </table:table-cell>
          <table:table-cell office:value-type="float" office:value="1559237385" calcext:value-type="float">
            <text:p>15592373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2]+1" office:value-type="float" office:value="624" calcext:value-type="float">
            <text:p>624</text:p>
          </table:table-cell>
          <table:table-cell table:formula="of:=ROUND([.D623]/[.E623];1)" office:value-type="float" office:value="156.1" calcext:value-type="float">
            <text:p>156.1</text:p>
          </table:table-cell>
          <table:table-cell table:formula="of:=[.A623]/([.D623]/[.E623])" office:value-type="float" office:value="3.99624696053077" calcext:value-type="float">
            <text:p>4.00</text:p>
          </table:table-cell>
          <table:table-cell office:value-type="float" office:value="1561465060" calcext:value-type="float">
            <text:p>1561465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3]+1" office:value-type="float" office:value="625" calcext:value-type="float">
            <text:p>625</text:p>
          </table:table-cell>
          <table:table-cell table:formula="of:=ROUND([.D624]/[.E624];1)" office:value-type="float" office:value="156.4" calcext:value-type="float">
            <text:p>156.4</text:p>
          </table:table-cell>
          <table:table-cell table:formula="of:=[.A624]/([.D624]/[.E624])" office:value-type="float" office:value="3.99604380410534" calcext:value-type="float">
            <text:p>4.00</text:p>
          </table:table-cell>
          <table:table-cell office:value-type="float" office:value="1564046919" calcext:value-type="float">
            <text:p>156404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4]+1" office:value-type="float" office:value="626" calcext:value-type="float">
            <text:p>626</text:p>
          </table:table-cell>
          <table:table-cell table:formula="of:=ROUND([.D625]/[.E625];1)" office:value-type="float" office:value="156.7" calcext:value-type="float">
            <text:p>156.7</text:p>
          </table:table-cell>
          <table:table-cell table:formula="of:=[.A625]/([.D625]/[.E625])" office:value-type="float" office:value="3.9955938072289" calcext:value-type="float">
            <text:p>4.00</text:p>
          </table:table-cell>
          <table:table-cell office:value-type="float" office:value="1566725824" calcext:value-type="float">
            <text:p>156672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5]+1" office:value-type="float" office:value="627" calcext:value-type="float">
            <text:p>627</text:p>
          </table:table-cell>
          <table:table-cell table:formula="of:=ROUND([.D626]/[.E626];1)" office:value-type="float" office:value="156.9" calcext:value-type="float">
            <text:p>156.9</text:p>
          </table:table-cell>
          <table:table-cell table:formula="of:=[.A626]/([.D626]/[.E626])" office:value-type="float" office:value="3.99557556598993" calcext:value-type="float">
            <text:p>4.00</text:p>
          </table:table-cell>
          <table:table-cell office:value-type="float" office:value="1569235745" calcext:value-type="float">
            <text:p>15692357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6]+1" office:value-type="float" office:value="628" calcext:value-type="float">
            <text:p>628</text:p>
          </table:table-cell>
          <table:table-cell table:formula="of:=ROUND([.D627]/[.E627];1)" office:value-type="float" office:value="157.2" calcext:value-type="float">
            <text:p>157.2</text:p>
          </table:table-cell>
          <table:table-cell table:formula="of:=[.A627]/([.D627]/[.E627])" office:value-type="float" office:value="3.99582781619588" calcext:value-type="float">
            <text:p>4.00</text:p>
          </table:table-cell>
          <table:table-cell office:value-type="float" office:value="1571639292" calcext:value-type="float">
            <text:p>15716392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7]+1" office:value-type="float" office:value="629" calcext:value-type="float">
            <text:p>629</text:p>
          </table:table-cell>
          <table:table-cell table:formula="of:=ROUND([.D628]/[.E628];1)" office:value-type="float" office:value="157.4" calcext:value-type="float">
            <text:p>157.4</text:p>
          </table:table-cell>
          <table:table-cell table:formula="of:=[.A628]/([.D628]/[.E628])" office:value-type="float" office:value="3.99633320100388" calcext:value-type="float">
            <text:p>4.00</text:p>
          </table:table-cell>
          <table:table-cell office:value-type="float" office:value="1573942833" calcext:value-type="float">
            <text:p>15739428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8]+1" office:value-type="float" office:value="630" calcext:value-type="float">
            <text:p>630</text:p>
          </table:table-cell>
          <table:table-cell table:formula="of:=ROUND([.D629]/[.E629];1)" office:value-type="float" office:value="157.6" calcext:value-type="float">
            <text:p>157.6</text:p>
          </table:table-cell>
          <table:table-cell table:formula="of:=[.A629]/([.D629]/[.E629])" office:value-type="float" office:value="3.99648235966325" calcext:value-type="float">
            <text:p>4.00</text:p>
          </table:table-cell>
          <table:table-cell office:value-type="float" office:value="1576386290" calcext:value-type="float">
            <text:p>1576386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9]+1" office:value-type="float" office:value="631" calcext:value-type="float">
            <text:p>631</text:p>
          </table:table-cell>
          <table:table-cell table:formula="of:=ROUND([.D630]/[.E630];1)" office:value-type="float" office:value="157.9" calcext:value-type="float">
            <text:p>157.9</text:p>
          </table:table-cell>
          <table:table-cell table:formula="of:=[.A630]/([.D630]/[.E630])" office:value-type="float" office:value="3.99603125321755" calcext:value-type="float">
            <text:p>4.00</text:p>
          </table:table-cell>
          <table:table-cell office:value-type="float" office:value="1579066729" calcext:value-type="float">
            <text:p>15790667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0]+1" office:value-type="float" office:value="632" calcext:value-type="float">
            <text:p>632</text:p>
          </table:table-cell>
          <table:table-cell table:formula="of:=ROUND([.D631]/[.E631];1)" office:value-type="float" office:value="158.1" calcext:value-type="float">
            <text:p>158.1</text:p>
          </table:table-cell>
          <table:table-cell table:formula="of:=[.A631]/([.D631]/[.E631])" office:value-type="float" office:value="3.99627681811662" calcext:value-type="float">
            <text:p>4.00</text:p>
          </table:table-cell>
          <table:table-cell office:value-type="float" office:value="1581472027" calcext:value-type="float">
            <text:p>15814720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1]+1" office:value-type="float" office:value="633" calcext:value-type="float">
            <text:p>633</text:p>
          </table:table-cell>
          <table:table-cell table:formula="of:=ROUND([.D632]/[.E632];1)" office:value-type="float" office:value="158.4" calcext:value-type="float">
            <text:p>158.4</text:p>
          </table:table-cell>
          <table:table-cell table:formula="of:=[.A632]/([.D632]/[.E632])" office:value-type="float" office:value="3.99541477616142" calcext:value-type="float">
            <text:p>4.00</text:p>
          </table:table-cell>
          <table:table-cell office:value-type="float" office:value="1584316111" calcext:value-type="float">
            <text:p>1584316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2]+1" office:value-type="float" office:value="634" calcext:value-type="float">
            <text:p>634</text:p>
          </table:table-cell>
          <table:table-cell table:formula="of:=ROUND([.D633]/[.E633];1)" office:value-type="float" office:value="158.7" calcext:value-type="float">
            <text:p>158.7</text:p>
          </table:table-cell>
          <table:table-cell table:formula="of:=[.A633]/([.D633]/[.E633])" office:value-type="float" office:value="3.99487385600116" calcext:value-type="float">
            <text:p>3.99</text:p>
          </table:table-cell>
          <table:table-cell office:value-type="float" office:value="1587033841" calcext:value-type="float">
            <text:p>1587033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3]+1" office:value-type="float" office:value="635" calcext:value-type="float">
            <text:p>635</text:p>
          </table:table-cell>
          <table:table-cell table:formula="of:=ROUND([.D634]/[.E634];1)" office:value-type="float" office:value="158.9" calcext:value-type="float">
            <text:p>158.9</text:p>
          </table:table-cell>
          <table:table-cell table:formula="of:=[.A634]/([.D634]/[.E634])" office:value-type="float" office:value="3.99608537938353" calcext:value-type="float">
            <text:p>4.00</text:p>
          </table:table-cell>
          <table:table-cell office:value-type="float" office:value="1589055137" calcext:value-type="float">
            <text:p>158905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4]+1" office:value-type="float" office:value="636" calcext:value-type="float">
            <text:p>636</text:p>
          </table:table-cell>
          <table:table-cell table:formula="of:=ROUND([.D635]/[.E635];1)" office:value-type="float" office:value="159.2" calcext:value-type="float">
            <text:p>159.2</text:p>
          </table:table-cell>
          <table:table-cell table:formula="of:=[.A635]/([.D635]/[.E635])" office:value-type="float" office:value="3.99451533448839" calcext:value-type="float">
            <text:p>3.99</text:p>
          </table:table-cell>
          <table:table-cell office:value-type="float" office:value="1592183148" calcext:value-type="float">
            <text:p>159218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5]+1" office:value-type="float" office:value="637" calcext:value-type="float">
            <text:p>637</text:p>
          </table:table-cell>
          <table:table-cell table:formula="of:=ROUND([.D636]/[.E636];1)" office:value-type="float" office:value="159.4" calcext:value-type="float">
            <text:p>159.4</text:p>
          </table:table-cell>
          <table:table-cell table:formula="of:=[.A636]/([.D636]/[.E636])" office:value-type="float" office:value="3.99597346392584" calcext:value-type="float">
            <text:p>4.00</text:p>
          </table:table-cell>
          <table:table-cell office:value-type="float" office:value="1594104680" calcext:value-type="float">
            <text:p>159410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6]+1" office:value-type="float" office:value="638" calcext:value-type="float">
            <text:p>638</text:p>
          </table:table-cell>
          <table:table-cell table:formula="of:=ROUND([.D637]/[.E637];1)" office:value-type="float" office:value="159.7" calcext:value-type="float">
            <text:p>159.7</text:p>
          </table:table-cell>
          <table:table-cell table:formula="of:=[.A637]/([.D637]/[.E637])" office:value-type="float" office:value="3.99606058826813" calcext:value-type="float">
            <text:p>4.00</text:p>
          </table:table-cell>
          <table:table-cell office:value-type="float" office:value="1596572389" calcext:value-type="float">
            <text:p>15965723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7]+1" office:value-type="float" office:value="639" calcext:value-type="float">
            <text:p>639</text:p>
          </table:table-cell>
          <table:table-cell table:formula="of:=ROUND([.D638]/[.E638];1)" office:value-type="float" office:value="159.9" calcext:value-type="float">
            <text:p>159.9</text:p>
          </table:table-cell>
          <table:table-cell table:formula="of:=[.A638]/([.D638]/[.E638])" office:value-type="float" office:value="3.99566938971556" calcext:value-type="float">
            <text:p>4.00</text:p>
          </table:table-cell>
          <table:table-cell office:value-type="float" office:value="1599231412" calcext:value-type="float">
            <text:p>15992314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8]+1" office:value-type="float" office:value="640" calcext:value-type="float">
            <text:p>640</text:p>
          </table:table-cell>
          <table:table-cell table:formula="of:=ROUND([.D639]/[.E639];1)" office:value-type="float" office:value="160.1" calcext:value-type="float">
            <text:p>160.1</text:p>
          </table:table-cell>
          <table:table-cell table:formula="of:=[.A639]/([.D639]/[.E639])" office:value-type="float" office:value="3.99685757564866" calcext:value-type="float">
            <text:p>4.00</text:p>
          </table:table-cell>
          <table:table-cell office:value-type="float" office:value="1601257958" calcext:value-type="float">
            <text:p>1601257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9]+1" office:value-type="float" office:value="641" calcext:value-type="float">
            <text:p>641</text:p>
          </table:table-cell>
          <table:table-cell table:formula="of:=ROUND([.D640]/[.E640];1)" office:value-type="float" office:value="160.4" calcext:value-type="float">
            <text:p>160.4</text:p>
          </table:table-cell>
          <table:table-cell table:formula="of:=[.A640]/([.D640]/[.E640])" office:value-type="float" office:value="3.9964404023306" calcext:value-type="float">
            <text:p>4.00</text:p>
          </table:table-cell>
          <table:table-cell office:value-type="float" office:value="1603927334" calcext:value-type="float">
            <text:p>160392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0]+1" office:value-type="float" office:value="642" calcext:value-type="float">
            <text:p>642</text:p>
          </table:table-cell>
          <table:table-cell table:formula="of:=ROUND([.D641]/[.E641];1)" office:value-type="float" office:value="160.7" calcext:value-type="float">
            <text:p>160.7</text:p>
          </table:table-cell>
          <table:table-cell table:formula="of:=[.A641]/([.D641]/[.E641])" office:value-type="float" office:value="3.99623087206505" calcext:value-type="float">
            <text:p>4.00</text:p>
          </table:table-cell>
          <table:table-cell office:value-type="float" office:value="1606513789" calcext:value-type="float">
            <text:p>1606513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1]+1" office:value-type="float" office:value="643" calcext:value-type="float">
            <text:p>643</text:p>
          </table:table-cell>
          <table:table-cell table:formula="of:=ROUND([.D642]/[.E642];1)" office:value-type="float" office:value="160.9" calcext:value-type="float">
            <text:p>160.9</text:p>
          </table:table-cell>
          <table:table-cell table:formula="of:=[.A642]/([.D642]/[.E642])" office:value-type="float" office:value="3.99568900576849" calcext:value-type="float">
            <text:p>4.00</text:p>
          </table:table-cell>
          <table:table-cell office:value-type="float" office:value="1609234350" calcext:value-type="float">
            <text:p>16092343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2]+1" office:value-type="float" office:value="644" calcext:value-type="float">
            <text:p>644</text:p>
          </table:table-cell>
          <table:table-cell table:formula="of:=ROUND([.D643]/[.E643];1)" office:value-type="float" office:value="161.1" calcext:value-type="float">
            <text:p>161.1</text:p>
          </table:table-cell>
          <table:table-cell table:formula="of:=[.A643]/([.D643]/[.E643])" office:value-type="float" office:value="3.99631879714547" calcext:value-type="float">
            <text:p>4.00</text:p>
          </table:table-cell>
          <table:table-cell office:value-type="float" office:value="1611483049" calcext:value-type="float">
            <text:p>1611483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3]+1" office:value-type="float" office:value="645" calcext:value-type="float">
            <text:p>645</text:p>
          </table:table-cell>
          <table:table-cell table:formula="of:=ROUND([.D644]/[.E644];1)" office:value-type="float" office:value="161.4" calcext:value-type="float">
            <text:p>161.4</text:p>
          </table:table-cell>
          <table:table-cell table:formula="of:=[.A644]/([.D644]/[.E644])" office:value-type="float" office:value="3.99592440986739" calcext:value-type="float">
            <text:p>4.00</text:p>
          </table:table-cell>
          <table:table-cell office:value-type="float" office:value="1614144648" calcext:value-type="float">
            <text:p>16141446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4]+1" office:value-type="float" office:value="646" calcext:value-type="float">
            <text:p>646</text:p>
          </table:table-cell>
          <table:table-cell table:formula="of:=ROUND([.D645]/[.E645];1)" office:value-type="float" office:value="161.6" calcext:value-type="float">
            <text:p>161.6</text:p>
          </table:table-cell>
          <table:table-cell table:formula="of:=[.A645]/([.D645]/[.E645])" office:value-type="float" office:value="3.99634355598015" calcext:value-type="float">
            <text:p>4.00</text:p>
          </table:table-cell>
          <table:table-cell office:value-type="float" office:value="1616477640" calcext:value-type="float">
            <text:p>1616477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5]+1" office:value-type="float" office:value="647" calcext:value-type="float">
            <text:p>647</text:p>
          </table:table-cell>
          <table:table-cell table:formula="of:=ROUND([.D646]/[.E646];1)" office:value-type="float" office:value="161.9" calcext:value-type="float">
            <text:p>161.9</text:p>
          </table:table-cell>
          <table:table-cell table:formula="of:=[.A646]/([.D646]/[.E646])" office:value-type="float" office:value="3.99590954735627" calcext:value-type="float">
            <text:p>4.00</text:p>
          </table:table-cell>
          <table:table-cell office:value-type="float" office:value="1619155770" calcext:value-type="float">
            <text:p>16191557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6]+1" office:value-type="float" office:value="648" calcext:value-type="float">
            <text:p>648</text:p>
          </table:table-cell>
          <table:table-cell table:formula="of:=ROUND([.D647]/[.E647];1)" office:value-type="float" office:value="162.2" calcext:value-type="float">
            <text:p>162.2</text:p>
          </table:table-cell>
          <table:table-cell table:formula="of:=[.A647]/([.D647]/[.E647])" office:value-type="float" office:value="3.9960541579892" calcext:value-type="float">
            <text:p>4.00</text:p>
          </table:table-cell>
          <table:table-cell office:value-type="float" office:value="1621599644" calcext:value-type="float">
            <text:p>16215996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7]+1" office:value-type="float" office:value="649" calcext:value-type="float">
            <text:p>649</text:p>
          </table:table-cell>
          <table:table-cell table:formula="of:=ROUND([.D648]/[.E648];1)" office:value-type="float" office:value="162.4" calcext:value-type="float">
            <text:p>162.4</text:p>
          </table:table-cell>
          <table:table-cell table:formula="of:=[.A648]/([.D648]/[.E648])" office:value-type="float" office:value="3.99568807014998" calcext:value-type="float">
            <text:p>4.00</text:p>
          </table:table-cell>
          <table:table-cell office:value-type="float" office:value="1624250914" calcext:value-type="float">
            <text:p>1624250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8]+1" office:value-type="float" office:value="650" calcext:value-type="float">
            <text:p>650</text:p>
          </table:table-cell>
          <table:table-cell table:formula="of:=ROUND([.D649]/[.E649];1)" office:value-type="float" office:value="162.6" calcext:value-type="float">
            <text:p>162.6</text:p>
          </table:table-cell>
          <table:table-cell table:formula="of:=[.A649]/([.D649]/[.E649])" office:value-type="float" office:value="3.99692117776588" calcext:value-type="float">
            <text:p>4.00</text:p>
          </table:table-cell>
          <table:table-cell office:value-type="float" office:value="1626251735" calcext:value-type="float">
            <text:p>1626251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9]+1" office:value-type="float" office:value="651" calcext:value-type="float">
            <text:p>651</text:p>
          </table:table-cell>
          <table:table-cell table:formula="of:=ROUND([.D650]/[.E650];1)" office:value-type="float" office:value="162.9" calcext:value-type="float">
            <text:p>162.9</text:p>
          </table:table-cell>
          <table:table-cell table:formula="of:=[.A650]/([.D650]/[.E650])" office:value-type="float" office:value="3.99671031326656" calcext:value-type="float">
            <text:p>4.00</text:p>
          </table:table-cell>
          <table:table-cell office:value-type="float" office:value="1628839593" calcext:value-type="float">
            <text:p>16288395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0]+1" office:value-type="float" office:value="652" calcext:value-type="float">
            <text:p>652</text:p>
          </table:table-cell>
          <table:table-cell table:formula="of:=ROUND([.D651]/[.E651];1)" office:value-type="float" office:value="163.2" calcext:value-type="float">
            <text:p>163.2</text:p>
          </table:table-cell>
          <table:table-cell table:formula="of:=[.A651]/([.D651]/[.E651])" office:value-type="float" office:value="3.99592008224555" calcext:value-type="float">
            <text:p>4.00</text:p>
          </table:table-cell>
          <table:table-cell office:value-type="float" office:value="1631664264" calcext:value-type="float">
            <text:p>16316642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1]+1" office:value-type="float" office:value="653" calcext:value-type="float">
            <text:p>653</text:p>
          </table:table-cell>
          <table:table-cell table:formula="of:=ROUND([.D652]/[.E652];1)" office:value-type="float" office:value="163.4" calcext:value-type="float">
            <text:p>163.4</text:p>
          </table:table-cell>
          <table:table-cell table:formula="of:=[.A652]/([.D652]/[.E652])" office:value-type="float" office:value="3.99623595942538" calcext:value-type="float">
            <text:p>4.00</text:p>
          </table:table-cell>
          <table:table-cell office:value-type="float" office:value="1634037646" calcext:value-type="float">
            <text:p>1634037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2]+1" office:value-type="float" office:value="654" calcext:value-type="float">
            <text:p>654</text:p>
          </table:table-cell>
          <table:table-cell table:formula="of:=ROUND([.D653]/[.E653];1)" office:value-type="float" office:value="163.7" calcext:value-type="float">
            <text:p>163.7</text:p>
          </table:table-cell>
          <table:table-cell table:formula="of:=[.A653]/([.D653]/[.E653])" office:value-type="float" office:value="3.99506687920023" calcext:value-type="float">
            <text:p>4.00</text:p>
          </table:table-cell>
          <table:table-cell office:value-type="float" office:value="1637018903" calcext:value-type="float">
            <text:p>1637018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3]+1" office:value-type="float" office:value="655" calcext:value-type="float">
            <text:p>655</text:p>
          </table:table-cell>
          <table:table-cell table:formula="of:=ROUND([.D654]/[.E654];1)" office:value-type="float" office:value="163.9" calcext:value-type="float">
            <text:p>163.9</text:p>
          </table:table-cell>
          <table:table-cell table:formula="of:=[.A654]/([.D654]/[.E654])" office:value-type="float" office:value="3.99586824539179" calcext:value-type="float">
            <text:p>4.00</text:p>
          </table:table-cell>
          <table:table-cell office:value-type="float" office:value="1639193186" calcext:value-type="float">
            <text:p>16391931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4]+1" office:value-type="float" office:value="656" calcext:value-type="float">
            <text:p>656</text:p>
          </table:table-cell>
          <table:table-cell table:formula="of:=ROUND([.D655]/[.E655];1)" office:value-type="float" office:value="164.2" calcext:value-type="float">
            <text:p>164.2</text:p>
          </table:table-cell>
          <table:table-cell table:formula="of:=[.A655]/([.D655]/[.E655])" office:value-type="float" office:value="3.99464730900852" calcext:value-type="float">
            <text:p>3.99</text:p>
          </table:table-cell>
          <table:table-cell office:value-type="float" office:value="1642197544" calcext:value-type="float">
            <text:p>1642197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5]+1" office:value-type="float" office:value="657" calcext:value-type="float">
            <text:p>657</text:p>
          </table:table-cell>
          <table:table-cell table:formula="of:=ROUND([.D656]/[.E656];1)" office:value-type="float" office:value="164.4" calcext:value-type="float">
            <text:p>164.4</text:p>
          </table:table-cell>
          <table:table-cell table:formula="of:=[.A656]/([.D656]/[.E656])" office:value-type="float" office:value="3.99593407807927" calcext:value-type="float">
            <text:p>4.00</text:p>
          </table:table-cell>
          <table:table-cell office:value-type="float" office:value="1644171268" calcext:value-type="float">
            <text:p>1644171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6]+1" office:value-type="float" office:value="658" calcext:value-type="float">
            <text:p>658</text:p>
          </table:table-cell>
          <table:table-cell table:formula="of:=ROUND([.D657]/[.E657];1)" office:value-type="float" office:value="164.7" calcext:value-type="float">
            <text:p>164.7</text:p>
          </table:table-cell>
          <table:table-cell table:formula="of:=[.A657]/([.D657]/[.E657])" office:value-type="float" office:value="3.99634207400335" calcext:value-type="float">
            <text:p>4.00</text:p>
          </table:table-cell>
          <table:table-cell office:value-type="float" office:value="1646505699" calcext:value-type="float">
            <text:p>1646505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7]+1" office:value-type="float" office:value="659" calcext:value-type="float">
            <text:p>659</text:p>
          </table:table-cell>
          <table:table-cell table:formula="of:=ROUND([.D658]/[.E658];1)" office:value-type="float" office:value="164.9" calcext:value-type="float">
            <text:p>164.9</text:p>
          </table:table-cell>
          <table:table-cell table:formula="of:=[.A658]/([.D658]/[.E658])" office:value-type="float" office:value="3.9964543990241" calcext:value-type="float">
            <text:p>4.00</text:p>
          </table:table-cell>
          <table:table-cell office:value-type="float" office:value="1648961640" calcext:value-type="float">
            <text:p>1648961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8]+1" office:value-type="float" office:value="660" calcext:value-type="float">
            <text:p>660</text:p>
          </table:table-cell>
          <table:table-cell table:formula="of:=ROUND([.D659]/[.E659];1)" office:value-type="float" office:value="165.2" calcext:value-type="float">
            <text:p>165.2</text:p>
          </table:table-cell>
          <table:table-cell table:formula="of:=[.A659]/([.D659]/[.E659])" office:value-type="float" office:value="3.99591969616693" calcext:value-type="float">
            <text:p>4.00</text:p>
          </table:table-cell>
          <table:table-cell office:value-type="float" office:value="1651684844" calcext:value-type="float">
            <text:p>165168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9]+1" office:value-type="float" office:value="661" calcext:value-type="float">
            <text:p>661</text:p>
          </table:table-cell>
          <table:table-cell table:formula="of:=ROUND([.D660]/[.E660];1)" office:value-type="float" office:value="165.4" calcext:value-type="float">
            <text:p>165.4</text:p>
          </table:table-cell>
          <table:table-cell table:formula="of:=[.A660]/([.D660]/[.E660])" office:value-type="float" office:value="3.99602486328363" calcext:value-type="float">
            <text:p>4.00</text:p>
          </table:table-cell>
          <table:table-cell office:value-type="float" office:value="1654143862" calcext:value-type="float">
            <text:p>16541438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0]+1" office:value-type="float" office:value="662" calcext:value-type="float">
            <text:p>662</text:p>
          </table:table-cell>
          <table:table-cell table:formula="of:=ROUND([.D661]/[.E661];1)" office:value-type="float" office:value="165.7" calcext:value-type="float">
            <text:p>165.7</text:p>
          </table:table-cell>
          <table:table-cell table:formula="of:=[.A661]/([.D661]/[.E661])" office:value-type="float" office:value="3.99592761133996" calcext:value-type="float">
            <text:p>4.00</text:p>
          </table:table-cell>
          <table:table-cell office:value-type="float" office:value="1656686668" calcext:value-type="float">
            <text:p>1656686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1]+1" office:value-type="float" office:value="663" calcext:value-type="float">
            <text:p>663</text:p>
          </table:table-cell>
          <table:table-cell table:formula="of:=ROUND([.D662]/[.E662];1)" office:value-type="float" office:value="165.9" calcext:value-type="float">
            <text:p>165.9</text:p>
          </table:table-cell>
          <table:table-cell table:formula="of:=[.A662]/([.D662]/[.E662])" office:value-type="float" office:value="3.99577806451312" calcext:value-type="float">
            <text:p>4.00</text:p>
          </table:table-cell>
          <table:table-cell office:value-type="float" office:value="1659251313" calcext:value-type="float">
            <text:p>1659251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2]+1" office:value-type="float" office:value="664" calcext:value-type="float">
            <text:p>664</text:p>
          </table:table-cell>
          <table:table-cell table:formula="of:=ROUND([.D663]/[.E663];1)" office:value-type="float" office:value="166.1" calcext:value-type="float">
            <text:p>166.1</text:p>
          </table:table-cell>
          <table:table-cell table:formula="of:=[.A663]/([.D663]/[.E663])" office:value-type="float" office:value="3.99652169715963" calcext:value-type="float">
            <text:p>4.00</text:p>
          </table:table-cell>
          <table:table-cell office:value-type="float" office:value="1661444752" calcext:value-type="float">
            <text:p>16614447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3]+1" office:value-type="float" office:value="665" calcext:value-type="float">
            <text:p>665</text:p>
          </table:table-cell>
          <table:table-cell table:formula="of:=ROUND([.D664]/[.E664];1)" office:value-type="float" office:value="166.4" calcext:value-type="float">
            <text:p>166.4</text:p>
          </table:table-cell>
          <table:table-cell table:formula="of:=[.A664]/([.D664]/[.E664])" office:value-type="float" office:value="3.99646340032808" calcext:value-type="float">
            <text:p>4.00</text:p>
          </table:table-cell>
          <table:table-cell office:value-type="float" office:value="1663971200" calcext:value-type="float">
            <text:p>1663971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4]+1" office:value-type="float" office:value="666" calcext:value-type="float">
            <text:p>666</text:p>
          </table:table-cell>
          <table:table-cell table:formula="of:=ROUND([.D665]/[.E665];1)" office:value-type="float" office:value="166.7" calcext:value-type="float">
            <text:p>166.7</text:p>
          </table:table-cell>
          <table:table-cell table:formula="of:=[.A665]/([.D665]/[.E665])" office:value-type="float" office:value="3.99594181029617" calcext:value-type="float">
            <text:p>4.00</text:p>
          </table:table-cell>
          <table:table-cell office:value-type="float" office:value="1666690937" calcext:value-type="float">
            <text:p>16666909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5]+1" office:value-type="float" office:value="667" calcext:value-type="float">
            <text:p>667</text:p>
          </table:table-cell>
          <table:table-cell table:formula="of:=ROUND([.D666]/[.E666];1)" office:value-type="float" office:value="166.9" calcext:value-type="float">
            <text:p>166.9</text:p>
          </table:table-cell>
          <table:table-cell table:formula="of:=[.A666]/([.D666]/[.E666])" office:value-type="float" office:value="3.99588540025927" calcext:value-type="float">
            <text:p>4.00</text:p>
          </table:table-cell>
          <table:table-cell office:value-type="float" office:value="1669217040" calcext:value-type="float">
            <text:p>1669217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6]+1" office:value-type="float" office:value="668" calcext:value-type="float">
            <text:p>668</text:p>
          </table:table-cell>
          <table:table-cell table:formula="of:=ROUND([.D667]/[.E667];1)" office:value-type="float" office:value="167.2" calcext:value-type="float">
            <text:p>167.2</text:p>
          </table:table-cell>
          <table:table-cell table:formula="of:=[.A667]/([.D667]/[.E667])" office:value-type="float" office:value="3.9959936167998" calcext:value-type="float">
            <text:p>4.00</text:p>
          </table:table-cell>
          <table:table-cell office:value-type="float" office:value="1671674342" calcext:value-type="float">
            <text:p>16716743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7]+1" office:value-type="float" office:value="669" calcext:value-type="float">
            <text:p>669</text:p>
          </table:table-cell>
          <table:table-cell table:formula="of:=ROUND([.D668]/[.E668];1)" office:value-type="float" office:value="167.4" calcext:value-type="float">
            <text:p>167.4</text:p>
          </table:table-cell>
          <table:table-cell table:formula="of:=[.A668]/([.D668]/[.E668])" office:value-type="float" office:value="3.99569000627043" calcext:value-type="float">
            <text:p>4.00</text:p>
          </table:table-cell>
          <table:table-cell office:value-type="float" office:value="1674304060" calcext:value-type="float">
            <text:p>1674304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8]+1" office:value-type="float" office:value="670" calcext:value-type="float">
            <text:p>670</text:p>
          </table:table-cell>
          <table:table-cell table:formula="of:=ROUND([.D669]/[.E669];1)" office:value-type="float" office:value="167.7" calcext:value-type="float">
            <text:p>167.7</text:p>
          </table:table-cell>
          <table:table-cell table:formula="of:=[.A669]/([.D669]/[.E669])" office:value-type="float" office:value="3.9961359417191" calcext:value-type="float">
            <text:p>4.00</text:p>
          </table:table-cell>
          <table:table-cell office:value-type="float" office:value="1676619639" calcext:value-type="float">
            <text:p>1676619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9]+1" office:value-type="float" office:value="671" calcext:value-type="float">
            <text:p>671</text:p>
          </table:table-cell>
          <table:table-cell table:formula="of:=ROUND([.D670]/[.E670];1)" office:value-type="float" office:value="167.9" calcext:value-type="float">
            <text:p>167.9</text:p>
          </table:table-cell>
          <table:table-cell table:formula="of:=[.A670]/([.D670]/[.E670])" office:value-type="float" office:value="3.99586596401795" calcext:value-type="float">
            <text:p>4.00</text:p>
          </table:table-cell>
          <table:table-cell office:value-type="float" office:value="1679235505" calcext:value-type="float">
            <text:p>1679235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0]+1" office:value-type="float" office:value="672" calcext:value-type="float">
            <text:p>672</text:p>
          </table:table-cell>
          <table:table-cell table:formula="of:=ROUND([.D671]/[.E671];1)" office:value-type="float" office:value="168.2" calcext:value-type="float">
            <text:p>168.2</text:p>
          </table:table-cell>
          <table:table-cell table:formula="of:=[.A671]/([.D671]/[.E671])" office:value-type="float" office:value="3.99576985445923" calcext:value-type="float">
            <text:p>4.00</text:p>
          </table:table-cell>
          <table:table-cell office:value-type="float" office:value="1681778542" calcext:value-type="float">
            <text:p>16817785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1]+1" office:value-type="float" office:value="673" calcext:value-type="float">
            <text:p>673</text:p>
          </table:table-cell>
          <table:table-cell table:formula="of:=ROUND([.D672]/[.E672];1)" office:value-type="float" office:value="168.4" calcext:value-type="float">
            <text:p>168.4</text:p>
          </table:table-cell>
          <table:table-cell table:formula="of:=[.A672]/([.D672]/[.E672])" office:value-type="float" office:value="3.99600055564002" calcext:value-type="float">
            <text:p>4.00</text:p>
          </table:table-cell>
          <table:table-cell office:value-type="float" office:value="1684183950" calcext:value-type="float">
            <text:p>1684183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2]+1" office:value-type="float" office:value="674" calcext:value-type="float">
            <text:p>674</text:p>
          </table:table-cell>
          <table:table-cell table:formula="of:=ROUND([.D673]/[.E673];1)" office:value-type="float" office:value="168.7" calcext:value-type="float">
            <text:p>168.7</text:p>
          </table:table-cell>
          <table:table-cell table:formula="of:=[.A673]/([.D673]/[.E673])" office:value-type="float" office:value="3.9959277985956" calcext:value-type="float">
            <text:p>4.00</text:p>
          </table:table-cell>
          <table:table-cell office:value-type="float" office:value="1686717163" calcext:value-type="float">
            <text:p>16867171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3]+1" office:value-type="float" office:value="675" calcext:value-type="float">
            <text:p>675</text:p>
          </table:table-cell>
          <table:table-cell table:formula="of:=ROUND([.D674]/[.E674];1)" office:value-type="float" office:value="168.9" calcext:value-type="float">
            <text:p>168.9</text:p>
          </table:table-cell>
          <table:table-cell table:formula="of:=[.A674]/([.D674]/[.E674])" office:value-type="float" office:value="3.9965362405255" calcext:value-type="float">
            <text:p>4.00</text:p>
          </table:table-cell>
          <table:table-cell office:value-type="float" office:value="1688962540" calcext:value-type="float">
            <text:p>16889625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4]+1" office:value-type="float" office:value="676" calcext:value-type="float">
            <text:p>676</text:p>
          </table:table-cell>
          <table:table-cell table:formula="of:=ROUND([.D675]/[.E675];1)" office:value-type="float" office:value="169.2" calcext:value-type="float">
            <text:p>169.2</text:p>
          </table:table-cell>
          <table:table-cell table:formula="of:=[.A675]/([.D675]/[.E675])" office:value-type="float" office:value="3.9961502719844" calcext:value-type="float">
            <text:p>4.00</text:p>
          </table:table-cell>
          <table:table-cell office:value-type="float" office:value="1691628077" calcext:value-type="float">
            <text:p>16916280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5]+1" office:value-type="float" office:value="677" calcext:value-type="float">
            <text:p>677</text:p>
          </table:table-cell>
          <table:table-cell table:formula="of:=ROUND([.D676]/[.E676];1)" office:value-type="float" office:value="169.4" calcext:value-type="float">
            <text:p>169.4</text:p>
          </table:table-cell>
          <table:table-cell table:formula="of:=[.A676]/([.D676]/[.E676])" office:value-type="float" office:value="3.996374557477" calcext:value-type="float">
            <text:p>4.00</text:p>
          </table:table-cell>
          <table:table-cell office:value-type="float" office:value="1694035407" calcext:value-type="float">
            <text:p>1694035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6]+1" office:value-type="float" office:value="678" calcext:value-type="float">
            <text:p>678</text:p>
          </table:table-cell>
          <table:table-cell table:formula="of:=ROUND([.D677]/[.E677];1)" office:value-type="float" office:value="169.7" calcext:value-type="float">
            <text:p>169.7</text:p>
          </table:table-cell>
          <table:table-cell table:formula="of:=[.A677]/([.D677]/[.E677])" office:value-type="float" office:value="3.99603937802585" calcext:value-type="float">
            <text:p>4.00</text:p>
          </table:table-cell>
          <table:table-cell office:value-type="float" office:value="1696679977" calcext:value-type="float">
            <text:p>1696679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7]+1" office:value-type="float" office:value="679" calcext:value-type="float">
            <text:p>679</text:p>
          </table:table-cell>
          <table:table-cell table:formula="of:=ROUND([.D678]/[.E678];1)" office:value-type="float" office:value="169.9" calcext:value-type="float">
            <text:p>169.9</text:p>
          </table:table-cell>
          <table:table-cell table:formula="of:=[.A678]/([.D678]/[.E678])" office:value-type="float" office:value="3.99554524362277" calcext:value-type="float">
            <text:p>4.00</text:p>
          </table:table-cell>
          <table:table-cell office:value-type="float" office:value="1699392595" calcext:value-type="float">
            <text:p>1699392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8]+1" office:value-type="float" office:value="680" calcext:value-type="float">
            <text:p>680</text:p>
          </table:table-cell>
          <table:table-cell table:formula="of:=ROUND([.D679]/[.E679];1)" office:value-type="float" office:value="170.2" calcext:value-type="float">
            <text:p>170.2</text:p>
          </table:table-cell>
          <table:table-cell table:formula="of:=[.A679]/([.D679]/[.E679])" office:value-type="float" office:value="3.99606866999309" calcext:value-type="float">
            <text:p>4.00</text:p>
          </table:table-cell>
          <table:table-cell office:value-type="float" office:value="1701672459" calcext:value-type="float">
            <text:p>17016724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9]+1" office:value-type="float" office:value="681" calcext:value-type="float">
            <text:p>681</text:p>
          </table:table-cell>
          <table:table-cell table:formula="of:=ROUND([.D680]/[.E680];1)" office:value-type="float" office:value="170.4" calcext:value-type="float">
            <text:p>170.4</text:p>
          </table:table-cell>
          <table:table-cell table:formula="of:=[.A680]/([.D680]/[.E680])" office:value-type="float" office:value="3.99612658560112" calcext:value-type="float">
            <text:p>4.00</text:p>
          </table:table-cell>
          <table:table-cell office:value-type="float" office:value="1704150220" calcext:value-type="float">
            <text:p>17041502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0]+1" office:value-type="float" office:value="682" calcext:value-type="float">
            <text:p>682</text:p>
          </table:table-cell>
          <table:table-cell table:formula="of:=ROUND([.D681]/[.E681];1)" office:value-type="float" office:value="170.6" calcext:value-type="float">
            <text:p>170.6</text:p>
          </table:table-cell>
          <table:table-cell table:formula="of:=[.A681]/([.D681]/[.E681])" office:value-type="float" office:value="3.99704927741806" calcext:value-type="float">
            <text:p>4.00</text:p>
          </table:table-cell>
          <table:table-cell office:value-type="float" office:value="1706258674" calcext:value-type="float">
            <text:p>17062586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1]+1" office:value-type="float" office:value="683" calcext:value-type="float">
            <text:p>683</text:p>
          </table:table-cell>
          <table:table-cell table:formula="of:=ROUND([.D682]/[.E682];1)" office:value-type="float" office:value="170.9" calcext:value-type="float">
            <text:p>170.9</text:p>
          </table:table-cell>
          <table:table-cell table:formula="of:=[.A682]/([.D682]/[.E682])" office:value-type="float" office:value="3.99583050122752" calcext:value-type="float">
            <text:p>4.00</text:p>
          </table:table-cell>
          <table:table-cell office:value-type="float" office:value="1709281712" calcext:value-type="float">
            <text:p>1709281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2]+1" office:value-type="float" office:value="684" calcext:value-type="float">
            <text:p>684</text:p>
          </table:table-cell>
          <table:table-cell table:formula="of:=ROUND([.D683]/[.E683];1)" office:value-type="float" office:value="171.2" calcext:value-type="float">
            <text:p>171.2</text:p>
          </table:table-cell>
          <table:table-cell table:formula="of:=[.A683]/([.D683]/[.E683])" office:value-type="float" office:value="3.99599301683395" calcext:value-type="float">
            <text:p>4.00</text:p>
          </table:table-cell>
          <table:table-cell office:value-type="float" office:value="1711714703" calcext:value-type="float">
            <text:p>17117147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3]+1" office:value-type="float" office:value="685" calcext:value-type="float">
            <text:p>685</text:p>
          </table:table-cell>
          <table:table-cell table:formula="of:=ROUND([.D684]/[.E684];1)" office:value-type="float" office:value="171.4" calcext:value-type="float">
            <text:p>171.4</text:p>
          </table:table-cell>
          <table:table-cell table:formula="of:=[.A684]/([.D684]/[.E684])" office:value-type="float" office:value="3.99564325092775" calcext:value-type="float">
            <text:p>4.00</text:p>
          </table:table-cell>
          <table:table-cell office:value-type="float" office:value="1714367267" calcext:value-type="float">
            <text:p>17143672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4]+1" office:value-type="float" office:value="686" calcext:value-type="float">
            <text:p>686</text:p>
          </table:table-cell>
          <table:table-cell table:formula="of:=ROUND([.D685]/[.E685];1)" office:value-type="float" office:value="171.7" calcext:value-type="float">
            <text:p>171.7</text:p>
          </table:table-cell>
          <table:table-cell table:formula="of:=[.A685]/([.D685]/[.E685])" office:value-type="float" office:value="3.99566224383279" calcext:value-type="float">
            <text:p>4.00</text:p>
          </table:table-cell>
          <table:table-cell office:value-type="float" office:value="1716861832" calcext:value-type="float">
            <text:p>17168618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5]+1" office:value-type="float" office:value="687" calcext:value-type="float">
            <text:p>687</text:p>
          </table:table-cell>
          <table:table-cell table:formula="of:=ROUND([.D686]/[.E686];1)" office:value-type="float" office:value="171.9" calcext:value-type="float">
            <text:p>171.9</text:p>
          </table:table-cell>
          <table:table-cell table:formula="of:=[.A686]/([.D686]/[.E686])" office:value-type="float" office:value="3.99543363460159" calcext:value-type="float">
            <text:p>4.00</text:p>
          </table:table-cell>
          <table:table-cell office:value-type="float" office:value="1719462924" calcext:value-type="float">
            <text:p>17194629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6]+1" office:value-type="float" office:value="688" calcext:value-type="float">
            <text:p>688</text:p>
          </table:table-cell>
          <table:table-cell table:formula="of:=ROUND([.D687]/[.E687];1)" office:value-type="float" office:value="172.2" calcext:value-type="float">
            <text:p>172.2</text:p>
          </table:table-cell>
          <table:table-cell table:formula="of:=[.A687]/([.D687]/[.E687])" office:value-type="float" office:value="3.99574154541729" calcext:value-type="float">
            <text:p>4.00</text:p>
          </table:table-cell>
          <table:table-cell office:value-type="float" office:value="1721833087" calcext:value-type="float">
            <text:p>17218330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7]+1" office:value-type="float" office:value="689" calcext:value-type="float">
            <text:p>689</text:p>
          </table:table-cell>
          <table:table-cell table:formula="of:=ROUND([.D688]/[.E688];1)" office:value-type="float" office:value="172.4" calcext:value-type="float">
            <text:p>172.4</text:p>
          </table:table-cell>
          <table:table-cell table:formula="of:=[.A688]/([.D688]/[.E688])" office:value-type="float" office:value="3.99634340031067" calcext:value-type="float">
            <text:p>4.00</text:p>
          </table:table-cell>
          <table:table-cell office:value-type="float" office:value="1724076064" calcext:value-type="float">
            <text:p>172407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8]+1" office:value-type="float" office:value="690" calcext:value-type="float">
            <text:p>690</text:p>
          </table:table-cell>
          <table:table-cell table:formula="of:=ROUND([.D689]/[.E689];1)" office:value-type="float" office:value="172.7" calcext:value-type="float">
            <text:p>172.7</text:p>
          </table:table-cell>
          <table:table-cell table:formula="of:=[.A689]/([.D689]/[.E689])" office:value-type="float" office:value="3.99645261660081" calcext:value-type="float">
            <text:p>4.00</text:p>
          </table:table-cell>
          <table:table-cell office:value-type="float" office:value="1726531167" calcext:value-type="float">
            <text:p>1726531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9]+1" office:value-type="float" office:value="691" calcext:value-type="float">
            <text:p>691</text:p>
          </table:table-cell>
          <table:table-cell table:formula="of:=ROUND([.D690]/[.E690];1)" office:value-type="float" office:value="172.9" calcext:value-type="float">
            <text:p>172.9</text:p>
          </table:table-cell>
          <table:table-cell table:formula="of:=[.A690]/([.D690]/[.E690])" office:value-type="float" office:value="3.99600375798535" calcext:value-type="float">
            <text:p>4.00</text:p>
          </table:table-cell>
          <table:table-cell office:value-type="float" office:value="1729227603" calcext:value-type="float">
            <text:p>17292276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0]+1" office:value-type="float" office:value="692" calcext:value-type="float">
            <text:p>692</text:p>
          </table:table-cell>
          <table:table-cell table:formula="of:=ROUND([.D691]/[.E691];1)" office:value-type="float" office:value="173.2" calcext:value-type="float">
            <text:p>173.2</text:p>
          </table:table-cell>
          <table:table-cell table:formula="of:=[.A691]/([.D691]/[.E691])" office:value-type="float" office:value="3.99586533954824" calcext:value-type="float">
            <text:p>4.00</text:p>
          </table:table-cell>
          <table:table-cell office:value-type="float" office:value="1731790091" calcext:value-type="float">
            <text:p>1731790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1]+1" office:value-type="float" office:value="693" calcext:value-type="float">
            <text:p>693</text:p>
          </table:table-cell>
          <table:table-cell table:formula="of:=ROUND([.D692]/[.E692];1)" office:value-type="float" office:value="173.5" calcext:value-type="float">
            <text:p>173.5</text:p>
          </table:table-cell>
          <table:table-cell table:formula="of:=[.A692]/([.D692]/[.E692])" office:value-type="float" office:value="3.99520619762766" calcext:value-type="float">
            <text:p>4.00</text:p>
          </table:table-cell>
          <table:table-cell office:value-type="float" office:value="1734578807" calcext:value-type="float">
            <text:p>1734578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2]+1" office:value-type="float" office:value="694" calcext:value-type="float">
            <text:p>694</text:p>
          </table:table-cell>
          <table:table-cell table:formula="of:=ROUND([.D693]/[.E693];1)" office:value-type="float" office:value="173.7" calcext:value-type="float">
            <text:p>173.7</text:p>
          </table:table-cell>
          <table:table-cell table:formula="of:=[.A693]/([.D693]/[.E693])" office:value-type="float" office:value="3.99552055627189" calcext:value-type="float">
            <text:p>4.00</text:p>
          </table:table-cell>
          <table:table-cell office:value-type="float" office:value="1736945137" calcext:value-type="float">
            <text:p>173694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3]+1" office:value-type="float" office:value="695" calcext:value-type="float">
            <text:p>695</text:p>
          </table:table-cell>
          <table:table-cell table:formula="of:=ROUND([.D694]/[.E694];1)" office:value-type="float" office:value="174" calcext:value-type="float">
            <text:p>174</text:p>
          </table:table-cell>
          <table:table-cell table:formula="of:=[.A694]/([.D694]/[.E694])" office:value-type="float" office:value="3.99474031223528" calcext:value-type="float">
            <text:p>3.99</text:p>
          </table:table-cell>
          <table:table-cell office:value-type="float" office:value="1739787685" calcext:value-type="float">
            <text:p>1739787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4]+1" office:value-type="float" office:value="696" calcext:value-type="float">
            <text:p>696</text:p>
          </table:table-cell>
          <table:table-cell table:formula="of:=ROUND([.D695]/[.E695];1)" office:value-type="float" office:value="174.1" calcext:value-type="float">
            <text:p>174.1</text:p>
          </table:table-cell>
          <table:table-cell table:formula="of:=[.A695]/([.D695]/[.E695])" office:value-type="float" office:value="3.99686804042122" calcext:value-type="float">
            <text:p>4.00</text:p>
          </table:table-cell>
          <table:table-cell office:value-type="float" office:value="1741363470" calcext:value-type="float">
            <text:p>17413634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5]+1" office:value-type="float" office:value="697" calcext:value-type="float">
            <text:p>697</text:p>
          </table:table-cell>
          <table:table-cell table:formula="of:=ROUND([.D696]/[.E696];1)" office:value-type="float" office:value="174.4" calcext:value-type="float">
            <text:p>174.4</text:p>
          </table:table-cell>
          <table:table-cell table:formula="of:=[.A696]/([.D696]/[.E696])" office:value-type="float" office:value="3.99600348740913" calcext:value-type="float">
            <text:p>4.00</text:p>
          </table:table-cell>
          <table:table-cell office:value-type="float" office:value="1744242722" calcext:value-type="float">
            <text:p>1744242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6]+1" office:value-type="float" office:value="698" calcext:value-type="float">
            <text:p>698</text:p>
          </table:table-cell>
          <table:table-cell table:formula="of:=ROUND([.D697]/[.E697];1)" office:value-type="float" office:value="174.7" calcext:value-type="float">
            <text:p>174.7</text:p>
          </table:table-cell>
          <table:table-cell table:formula="of:=[.A697]/([.D697]/[.E697])" office:value-type="float" office:value="3.99573684874888" calcext:value-type="float">
            <text:p>4.00</text:p>
          </table:table-cell>
          <table:table-cell office:value-type="float" office:value="1746861784" calcext:value-type="float">
            <text:p>1746861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7]+1" office:value-type="float" office:value="699" calcext:value-type="float">
            <text:p>699</text:p>
          </table:table-cell>
          <table:table-cell table:formula="of:=ROUND([.D698]/[.E698];1)" office:value-type="float" office:value="174.9" calcext:value-type="float">
            <text:p>174.9</text:p>
          </table:table-cell>
          <table:table-cell table:formula="of:=[.A698]/([.D698]/[.E698])" office:value-type="float" office:value="3.99634772466479" calcext:value-type="float">
            <text:p>4.00</text:p>
          </table:table-cell>
          <table:table-cell office:value-type="float" office:value="1749097046" calcext:value-type="float">
            <text:p>17490970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8]+1" office:value-type="float" office:value="700" calcext:value-type="float">
            <text:p>700</text:p>
          </table:table-cell>
          <table:table-cell table:formula="of:=ROUND([.D699]/[.E699];1)" office:value-type="float" office:value="175.2" calcext:value-type="float">
            <text:p>175.2</text:p>
          </table:table-cell>
          <table:table-cell table:formula="of:=[.A699]/([.D699]/[.E699])" office:value-type="float" office:value="3.9958015428195" calcext:value-type="float">
            <text:p>4.00</text:p>
          </table:table-cell>
          <table:table-cell office:value-type="float" office:value="1751838755" calcext:value-type="float">
            <text:p>1751838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9]+1" office:value-type="float" office:value="701" calcext:value-type="float">
            <text:p>701</text:p>
          </table:table-cell>
          <table:table-cell table:formula="of:=ROUND([.D700]/[.E700];1)" office:value-type="float" office:value="175.5" calcext:value-type="float">
            <text:p>175.5</text:p>
          </table:table-cell>
          <table:table-cell table:formula="of:=[.A700]/([.D700]/[.E700])" office:value-type="float" office:value="3.9941973326765" calcext:value-type="float">
            <text:p>3.99</text:p>
          </table:table-cell>
          <table:table-cell office:value-type="float" office:value="1755045987" calcext:value-type="float">
            <text:p>17550459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0]+1" office:value-type="float" office:value="702" calcext:value-type="float">
            <text:p>702</text:p>
          </table:table-cell>
          <table:table-cell table:formula="of:=ROUND([.D701]/[.E701];1)" office:value-type="float" office:value="175.7" calcext:value-type="float">
            <text:p>175.7</text:p>
          </table:table-cell>
          <table:table-cell table:formula="of:=[.A701]/([.D701]/[.E701])" office:value-type="float" office:value="3.99471175050852" calcext:value-type="float">
            <text:p>3.99</text:p>
          </table:table-cell>
          <table:table-cell office:value-type="float" office:value="1757323291" calcext:value-type="float">
            <text:p>17573232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1]+1" office:value-type="float" office:value="703" calcext:value-type="float">
            <text:p>703</text:p>
          </table:table-cell>
          <table:table-cell table:formula="of:=ROUND([.D702]/[.E702];1)" office:value-type="float" office:value="176" calcext:value-type="float">
            <text:p>176</text:p>
          </table:table-cell>
          <table:table-cell table:formula="of:=[.A702]/([.D702]/[.E702])" office:value-type="float" office:value="3.99523032922262" calcext:value-type="float">
            <text:p>4.00</text:p>
          </table:table-cell>
          <table:table-cell office:value-type="float" office:value="1759598176" calcext:value-type="float">
            <text:p>1759598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2]+1" office:value-type="float" office:value="704" calcext:value-type="float">
            <text:p>704</text:p>
          </table:table-cell>
          <table:table-cell table:formula="of:=ROUND([.D703]/[.E703];1)" office:value-type="float" office:value="176.1" calcext:value-type="float">
            <text:p>176.1</text:p>
          </table:table-cell>
          <table:table-cell table:formula="of:=[.A703]/([.D703]/[.E703])" office:value-type="float" office:value="3.99672853236068" calcext:value-type="float">
            <text:p>4.00</text:p>
          </table:table-cell>
          <table:table-cell office:value-type="float" office:value="1761440624" calcext:value-type="float">
            <text:p>1761440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3]+1" office:value-type="float" office:value="705" calcext:value-type="float">
            <text:p>705</text:p>
          </table:table-cell>
          <table:table-cell table:formula="of:=ROUND([.D704]/[.E704];1)" office:value-type="float" office:value="176.5" calcext:value-type="float">
            <text:p>176.5</text:p>
          </table:table-cell>
          <table:table-cell table:formula="of:=[.A704]/([.D704]/[.E704])" office:value-type="float" office:value="3.99544254547131" calcext:value-type="float">
            <text:p>4.00</text:p>
          </table:table-cell>
          <table:table-cell office:value-type="float" office:value="1764510419" calcext:value-type="float">
            <text:p>176451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4]+1" office:value-type="float" office:value="706" calcext:value-type="float">
            <text:p>706</text:p>
          </table:table-cell>
          <table:table-cell table:formula="of:=ROUND([.D705]/[.E705];1)" office:value-type="float" office:value="176.7" calcext:value-type="float">
            <text:p>176.7</text:p>
          </table:table-cell>
          <table:table-cell table:formula="of:=[.A705]/([.D705]/[.E705])" office:value-type="float" office:value="3.9958219730728" calcext:value-type="float">
            <text:p>4.00</text:p>
          </table:table-cell>
          <table:table-cell office:value-type="float" office:value="1766845482" calcext:value-type="float">
            <text:p>1766845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5]+1" office:value-type="float" office:value="707" calcext:value-type="float">
            <text:p>707</text:p>
          </table:table-cell>
          <table:table-cell table:formula="of:=ROUND([.D706]/[.E706];1)" office:value-type="float" office:value="176.9" calcext:value-type="float">
            <text:p>176.9</text:p>
          </table:table-cell>
          <table:table-cell table:formula="of:=[.A706]/([.D706]/[.E706])" office:value-type="float" office:value="3.99632516478082" calcext:value-type="float">
            <text:p>4.00</text:p>
          </table:table-cell>
          <table:table-cell office:value-type="float" office:value="1769125311" calcext:value-type="float">
            <text:p>17691253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6]+1" office:value-type="float" office:value="708" calcext:value-type="float">
            <text:p>708</text:p>
          </table:table-cell>
          <table:table-cell table:formula="of:=ROUND([.D707]/[.E707];1)" office:value-type="float" office:value="177.2" calcext:value-type="float">
            <text:p>177.2</text:p>
          </table:table-cell>
          <table:table-cell table:formula="of:=[.A707]/([.D707]/[.E707])" office:value-type="float" office:value="3.99613299402883" calcext:value-type="float">
            <text:p>4.00</text:p>
          </table:table-cell>
          <table:table-cell office:value-type="float" office:value="1771712806" calcext:value-type="float">
            <text:p>17717128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7]+1" office:value-type="float" office:value="709" calcext:value-type="float">
            <text:p>709</text:p>
          </table:table-cell>
          <table:table-cell table:formula="of:=ROUND([.D708]/[.E708];1)" office:value-type="float" office:value="177.4" calcext:value-type="float">
            <text:p>177.4</text:p>
          </table:table-cell>
          <table:table-cell table:formula="of:=[.A708]/([.D708]/[.E708])" office:value-type="float" office:value="3.99579895787129" calcext:value-type="float">
            <text:p>4.00</text:p>
          </table:table-cell>
          <table:table-cell office:value-type="float" office:value="1774363544" calcext:value-type="float">
            <text:p>177436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8]+1" office:value-type="float" office:value="710" calcext:value-type="float">
            <text:p>710</text:p>
          </table:table-cell>
          <table:table-cell table:formula="of:=ROUND([.D709]/[.E709];1)" office:value-type="float" office:value="177.7" calcext:value-type="float">
            <text:p>177.7</text:p>
          </table:table-cell>
          <table:table-cell table:formula="of:=[.A709]/([.D709]/[.E709])" office:value-type="float" office:value="3.99627432185531" calcext:value-type="float">
            <text:p>4.00</text:p>
          </table:table-cell>
          <table:table-cell office:value-type="float" office:value="1776654811" calcext:value-type="float">
            <text:p>1776654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9]+1" office:value-type="float" office:value="711" calcext:value-type="float">
            <text:p>711</text:p>
          </table:table-cell>
          <table:table-cell table:formula="of:=ROUND([.D710]/[.E710];1)" office:value-type="float" office:value="177.9" calcext:value-type="float">
            <text:p>177.9</text:p>
          </table:table-cell>
          <table:table-cell table:formula="of:=[.A710]/([.D710]/[.E710])" office:value-type="float" office:value="3.99578248811345" calcext:value-type="float">
            <text:p>4.00</text:p>
          </table:table-cell>
          <table:table-cell office:value-type="float" office:value="1779376135" calcext:value-type="float">
            <text:p>17793761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0]+1" office:value-type="float" office:value="712" calcext:value-type="float">
            <text:p>712</text:p>
          </table:table-cell>
          <table:table-cell table:formula="of:=ROUND([.D711]/[.E711];1)" office:value-type="float" office:value="178.2" calcext:value-type="float">
            <text:p>178.2</text:p>
          </table:table-cell>
          <table:table-cell table:formula="of:=[.A711]/([.D711]/[.E711])" office:value-type="float" office:value="3.99625540541111" calcext:value-type="float">
            <text:p>4.00</text:p>
          </table:table-cell>
          <table:table-cell office:value-type="float" office:value="1781667906" calcext:value-type="float">
            <text:p>1781667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1]+1" office:value-type="float" office:value="713" calcext:value-type="float">
            <text:p>713</text:p>
          </table:table-cell>
          <table:table-cell table:formula="of:=ROUND([.D712]/[.E712];1)" office:value-type="float" office:value="178.4" calcext:value-type="float">
            <text:p>178.4</text:p>
          </table:table-cell>
          <table:table-cell table:formula="of:=[.A712]/([.D712]/[.E712])" office:value-type="float" office:value="3.99575971100299" calcext:value-type="float">
            <text:p>4.00</text:p>
          </table:table-cell>
          <table:table-cell office:value-type="float" office:value="1784391584" calcext:value-type="float">
            <text:p>17843915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2]+1" office:value-type="float" office:value="714" calcext:value-type="float">
            <text:p>714</text:p>
          </table:table-cell>
          <table:table-cell table:formula="of:=ROUND([.D713]/[.E713];1)" office:value-type="float" office:value="178.7" calcext:value-type="float">
            <text:p>178.7</text:p>
          </table:table-cell>
          <table:table-cell table:formula="of:=[.A713]/([.D713]/[.E713])" office:value-type="float" office:value="3.99517357516726" calcext:value-type="float">
            <text:p>4.00</text:p>
          </table:table-cell>
          <table:table-cell office:value-type="float" office:value="1787156394" calcext:value-type="float">
            <text:p>1787156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3]+1" office:value-type="float" office:value="715" calcext:value-type="float">
            <text:p>715</text:p>
          </table:table-cell>
          <table:table-cell table:formula="of:=ROUND([.D714]/[.E714];1)" office:value-type="float" office:value="178.9" calcext:value-type="float">
            <text:p>178.9</text:p>
          </table:table-cell>
          <table:table-cell table:formula="of:=[.A714]/([.D714]/[.E714])" office:value-type="float" office:value="3.99633601605488" calcext:value-type="float">
            <text:p>4.00</text:p>
          </table:table-cell>
          <table:table-cell office:value-type="float" office:value="1789138844" calcext:value-type="float">
            <text:p>1789138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4]+1" office:value-type="float" office:value="716" calcext:value-type="float">
            <text:p>716</text:p>
          </table:table-cell>
          <table:table-cell table:formula="of:=ROUND([.D715]/[.E715];1)" office:value-type="float" office:value="179.2" calcext:value-type="float">
            <text:p>179.2</text:p>
          </table:table-cell>
          <table:table-cell table:formula="of:=[.A715]/([.D715]/[.E715])" office:value-type="float" office:value="3.99478382998364" calcext:value-type="float">
            <text:p>3.99</text:p>
          </table:table-cell>
          <table:table-cell office:value-type="float" office:value="1792337284" calcext:value-type="float">
            <text:p>1792337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5]+1" office:value-type="float" office:value="717" calcext:value-type="float">
            <text:p>717</text:p>
          </table:table-cell>
          <table:table-cell table:formula="of:=ROUND([.D716]/[.E716];1)" office:value-type="float" office:value="179.4" calcext:value-type="float">
            <text:p>179.4</text:p>
          </table:table-cell>
          <table:table-cell table:formula="of:=[.A716]/([.D716]/[.E716])" office:value-type="float" office:value="3.99622720258487" calcext:value-type="float">
            <text:p>4.00</text:p>
          </table:table-cell>
          <table:table-cell office:value-type="float" office:value="1794192281" calcext:value-type="float">
            <text:p>1794192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6]+1" office:value-type="float" office:value="718" calcext:value-type="float">
            <text:p>718</text:p>
          </table:table-cell>
          <table:table-cell table:formula="of:=ROUND([.D717]/[.E717];1)" office:value-type="float" office:value="179.7" calcext:value-type="float">
            <text:p>179.7</text:p>
          </table:table-cell>
          <table:table-cell table:formula="of:=[.A717]/([.D717]/[.E717])" office:value-type="float" office:value="3.99522067219945" calcext:value-type="float">
            <text:p>4.00</text:p>
          </table:table-cell>
          <table:table-cell office:value-type="float" office:value="1797147289" calcext:value-type="float">
            <text:p>17971472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7]+1" office:value-type="float" office:value="719" calcext:value-type="float">
            <text:p>719</text:p>
          </table:table-cell>
          <table:table-cell table:formula="of:=ROUND([.D718]/[.E718];1)" office:value-type="float" office:value="179.9" calcext:value-type="float">
            <text:p>179.9</text:p>
          </table:table-cell>
          <table:table-cell table:formula="of:=[.A718]/([.D718]/[.E718])" office:value-type="float" office:value="3.99612388432897" calcext:value-type="float">
            <text:p>4.00</text:p>
          </table:table-cell>
          <table:table-cell office:value-type="float" office:value="1799243519" calcext:value-type="float">
            <text:p>17992435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8]+1" office:value-type="float" office:value="720" calcext:value-type="float">
            <text:p>720</text:p>
          </table:table-cell>
          <table:table-cell table:formula="of:=ROUND([.D719]/[.E719];1)" office:value-type="float" office:value="180.2" calcext:value-type="float">
            <text:p>180.2</text:p>
          </table:table-cell>
          <table:table-cell table:formula="of:=[.A719]/([.D719]/[.E719])" office:value-type="float" office:value="3.99650097458562" calcext:value-type="float">
            <text:p>4.00</text:p>
          </table:table-cell>
          <table:table-cell office:value-type="float" office:value="1801575940" calcext:value-type="float">
            <text:p>18015759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9]+1" office:value-type="float" office:value="721" calcext:value-type="float">
            <text:p>721</text:p>
          </table:table-cell>
          <table:table-cell table:formula="of:=ROUND([.D720]/[.E720];1)" office:value-type="float" office:value="180.4" calcext:value-type="float">
            <text:p>180.4</text:p>
          </table:table-cell>
          <table:table-cell table:formula="of:=[.A720]/([.D720]/[.E720])" office:value-type="float" office:value="3.99590357921685" calcext:value-type="float">
            <text:p>4.00</text:p>
          </table:table-cell>
          <table:table-cell office:value-type="float" office:value="1804347842" calcext:value-type="float">
            <text:p>1804347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0]+1" office:value-type="float" office:value="722" calcext:value-type="float">
            <text:p>722</text:p>
          </table:table-cell>
          <table:table-cell table:formula="of:=ROUND([.D721]/[.E721];1)" office:value-type="float" office:value="180.7" calcext:value-type="float">
            <text:p>180.7</text:p>
          </table:table-cell>
          <table:table-cell table:formula="of:=[.A721]/([.D721]/[.E721])" office:value-type="float" office:value="3.99573351735048" calcext:value-type="float">
            <text:p>4.00</text:p>
          </table:table-cell>
          <table:table-cell office:value-type="float" office:value="1806927306" calcext:value-type="float">
            <text:p>18069273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1]+1" office:value-type="float" office:value="723" calcext:value-type="float">
            <text:p>723</text:p>
          </table:table-cell>
          <table:table-cell table:formula="of:=ROUND([.D722]/[.E722];1)" office:value-type="float" office:value="180.9" calcext:value-type="float">
            <text:p>180.9</text:p>
          </table:table-cell>
          <table:table-cell table:formula="of:=[.A722]/([.D722]/[.E722])" office:value-type="float" office:value="3.99586313760877" calcext:value-type="float">
            <text:p>4.00</text:p>
          </table:table-cell>
          <table:table-cell office:value-type="float" office:value="1809371280" calcext:value-type="float">
            <text:p>1809371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2]+1" office:value-type="float" office:value="724" calcext:value-type="float">
            <text:p>724</text:p>
          </table:table-cell>
          <table:table-cell table:formula="of:=ROUND([.D723]/[.E723];1)" office:value-type="float" office:value="181.2" calcext:value-type="float">
            <text:p>181.2</text:p>
          </table:table-cell>
          <table:table-cell table:formula="of:=[.A723]/([.D723]/[.E723])" office:value-type="float" office:value="3.9958647325721" calcext:value-type="float">
            <text:p>4.00</text:p>
          </table:table-cell>
          <table:table-cell office:value-type="float" office:value="1811873145" calcext:value-type="float">
            <text:p>1811873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3]+1" office:value-type="float" office:value="725" calcext:value-type="float">
            <text:p>725</text:p>
          </table:table-cell>
          <table:table-cell table:formula="of:=ROUND([.D724]/[.E724];1)" office:value-type="float" office:value="181.4" calcext:value-type="float">
            <text:p>181.4</text:p>
          </table:table-cell>
          <table:table-cell table:formula="of:=[.A724]/([.D724]/[.E724])" office:value-type="float" office:value="3.99589880127351" calcext:value-type="float">
            <text:p>4.00</text:p>
          </table:table-cell>
          <table:table-cell office:value-type="float" office:value="1814360263" calcext:value-type="float">
            <text:p>18143602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4]+1" office:value-type="float" office:value="726" calcext:value-type="float">
            <text:p>726</text:p>
          </table:table-cell>
          <table:table-cell table:formula="of:=ROUND([.D725]/[.E725];1)" office:value-type="float" office:value="181.7" calcext:value-type="float">
            <text:p>181.7</text:p>
          </table:table-cell>
          <table:table-cell table:formula="of:=[.A725]/([.D725]/[.E725])" office:value-type="float" office:value="3.99582169804131" calcext:value-type="float">
            <text:p>4.00</text:p>
          </table:table-cell>
          <table:table-cell office:value-type="float" office:value="1816897887" calcext:value-type="float">
            <text:p>1816897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5]+1" office:value-type="float" office:value="727" calcext:value-type="float">
            <text:p>727</text:p>
          </table:table-cell>
          <table:table-cell table:formula="of:=ROUND([.D726]/[.E726];1)" office:value-type="float" office:value="181.9" calcext:value-type="float">
            <text:p>181.9</text:p>
          </table:table-cell>
          <table:table-cell table:formula="of:=[.A726]/([.D726]/[.E726])" office:value-type="float" office:value="3.99649626128297" calcext:value-type="float">
            <text:p>4.00</text:p>
          </table:table-cell>
          <table:table-cell office:value-type="float" office:value="1819093407" calcext:value-type="float">
            <text:p>1819093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6]+1" office:value-type="float" office:value="728" calcext:value-type="float">
            <text:p>728</text:p>
          </table:table-cell>
          <table:table-cell table:formula="of:=ROUND([.D727]/[.E727];1)" office:value-type="float" office:value="182.1" calcext:value-type="float">
            <text:p>182.1</text:p>
          </table:table-cell>
          <table:table-cell table:formula="of:=[.A727]/([.D727]/[.E727])" office:value-type="float" office:value="3.99671714046079" calcext:value-type="float">
            <text:p>4.00</text:p>
          </table:table-cell>
          <table:table-cell office:value-type="float" office:value="1821494928" calcext:value-type="float">
            <text:p>18214949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7]+1" office:value-type="float" office:value="729" calcext:value-type="float">
            <text:p>729</text:p>
          </table:table-cell>
          <table:table-cell table:formula="of:=ROUND([.D728]/[.E728];1)" office:value-type="float" office:value="182.4" calcext:value-type="float">
            <text:p>182.4</text:p>
          </table:table-cell>
          <table:table-cell table:formula="of:=[.A728]/([.D728]/[.E728])" office:value-type="float" office:value="3.99600548766994" calcext:value-type="float">
            <text:p>4.00</text:p>
          </table:table-cell>
          <table:table-cell office:value-type="float" office:value="1824321819" calcext:value-type="float">
            <text:p>18243218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8]+1" office:value-type="float" office:value="730" calcext:value-type="float">
            <text:p>730</text:p>
          </table:table-cell>
          <table:table-cell table:formula="of:=ROUND([.D729]/[.E729];1)" office:value-type="float" office:value="182.7" calcext:value-type="float">
            <text:p>182.7</text:p>
          </table:table-cell>
          <table:table-cell table:formula="of:=[.A729]/([.D729]/[.E729])" office:value-type="float" office:value="3.99485447858221" calcext:value-type="float">
            <text:p>3.99</text:p>
          </table:table-cell>
          <table:table-cell office:value-type="float" office:value="1827350668" calcext:value-type="float">
            <text:p>1827350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9]+1" office:value-type="float" office:value="731" calcext:value-type="float">
            <text:p>731</text:p>
          </table:table-cell>
          <table:table-cell table:formula="of:=ROUND([.D730]/[.E730];1)" office:value-type="float" office:value="182.9" calcext:value-type="float">
            <text:p>182.9</text:p>
          </table:table-cell>
          <table:table-cell table:formula="of:=[.A730]/([.D730]/[.E730])" office:value-type="float" office:value="3.99581479342458" calcext:value-type="float">
            <text:p>4.00</text:p>
          </table:table-cell>
          <table:table-cell office:value-type="float" office:value="1829414119" calcext:value-type="float">
            <text:p>18294141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0]+1" office:value-type="float" office:value="732" calcext:value-type="float">
            <text:p>732</text:p>
          </table:table-cell>
          <table:table-cell table:formula="of:=ROUND([.D731]/[.E731];1)" office:value-type="float" office:value="183.2" calcext:value-type="float">
            <text:p>183.2</text:p>
          </table:table-cell>
          <table:table-cell table:formula="of:=[.A731]/([.D731]/[.E731])" office:value-type="float" office:value="3.99522506637304" calcext:value-type="float">
            <text:p>4.00</text:p>
          </table:table-cell>
          <table:table-cell office:value-type="float" office:value="1832187143" calcext:value-type="float">
            <text:p>1832187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1]+1" office:value-type="float" office:value="733" calcext:value-type="float">
            <text:p>733</text:p>
          </table:table-cell>
          <table:table-cell table:formula="of:=ROUND([.D732]/[.E732];1)" office:value-type="float" office:value="183.4" calcext:value-type="float">
            <text:p>183.4</text:p>
          </table:table-cell>
          <table:table-cell table:formula="of:=[.A732]/([.D732]/[.E732])" office:value-type="float" office:value="3.99612051168992" calcext:value-type="float">
            <text:p>4.00</text:p>
          </table:table-cell>
          <table:table-cell office:value-type="float" office:value="1834279016" calcext:value-type="float">
            <text:p>18342790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2]+1" office:value-type="float" office:value="734" calcext:value-type="float">
            <text:p>734</text:p>
          </table:table-cell>
          <table:table-cell table:formula="of:=ROUND([.D733]/[.E733];1)" office:value-type="float" office:value="183.7" calcext:value-type="float">
            <text:p>183.7</text:p>
          </table:table-cell>
          <table:table-cell table:formula="of:=[.A733]/([.D733]/[.E733])" office:value-type="float" office:value="3.99584128300014" calcext:value-type="float">
            <text:p>4.00</text:p>
          </table:table-cell>
          <table:table-cell office:value-type="float" office:value="1836909797" calcext:value-type="float">
            <text:p>1836909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3]+1" office:value-type="float" office:value="735" calcext:value-type="float">
            <text:p>735</text:p>
          </table:table-cell>
          <table:table-cell table:formula="of:=ROUND([.D734]/[.E734];1)" office:value-type="float" office:value="183.9" calcext:value-type="float">
            <text:p>183.9</text:p>
          </table:table-cell>
          <table:table-cell table:formula="of:=[.A734]/([.D734]/[.E734])" office:value-type="float" office:value="3.99597111078597" calcext:value-type="float">
            <text:p>4.00</text:p>
          </table:table-cell>
          <table:table-cell office:value-type="float" office:value="1839352637" calcext:value-type="float">
            <text:p>18393526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4]+1" office:value-type="float" office:value="736" calcext:value-type="float">
            <text:p>736</text:p>
          </table:table-cell>
          <table:table-cell table:formula="of:=ROUND([.D735]/[.E735];1)" office:value-type="float" office:value="184.2" calcext:value-type="float">
            <text:p>184.2</text:p>
          </table:table-cell>
          <table:table-cell table:formula="of:=[.A735]/([.D735]/[.E735])" office:value-type="float" office:value="3.99598733376258" calcext:value-type="float">
            <text:p>4.00</text:p>
          </table:table-cell>
          <table:table-cell office:value-type="float" office:value="1841847680" calcext:value-type="float">
            <text:p>1841847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5]+1" office:value-type="float" office:value="737" calcext:value-type="float">
            <text:p>737</text:p>
          </table:table-cell>
          <table:table-cell table:formula="of:=ROUND([.D736]/[.E736];1)" office:value-type="float" office:value="184.4" calcext:value-type="float">
            <text:p>184.4</text:p>
          </table:table-cell>
          <table:table-cell table:formula="of:=[.A736]/([.D736]/[.E736])" office:value-type="float" office:value="3.99641960713172" calcext:value-type="float">
            <text:p>4.00</text:p>
          </table:table-cell>
          <table:table-cell office:value-type="float" office:value="1844150696" calcext:value-type="float">
            <text:p>1844150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6]+1" office:value-type="float" office:value="738" calcext:value-type="float">
            <text:p>738</text:p>
          </table:table-cell>
          <table:table-cell table:formula="of:=ROUND([.D737]/[.E737];1)" office:value-type="float" office:value="184.7" calcext:value-type="float">
            <text:p>184.7</text:p>
          </table:table-cell>
          <table:table-cell table:formula="of:=[.A737]/([.D737]/[.E737])" office:value-type="float" office:value="3.99606373643688" calcext:value-type="float">
            <text:p>4.00</text:p>
          </table:table-cell>
          <table:table-cell office:value-type="float" office:value="1846817390" calcext:value-type="float">
            <text:p>18468173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7]+1" office:value-type="float" office:value="739" calcext:value-type="float">
            <text:p>739</text:p>
          </table:table-cell>
          <table:table-cell table:formula="of:=ROUND([.D738]/[.E738];1)" office:value-type="float" office:value="184.9" calcext:value-type="float">
            <text:p>184.9</text:p>
          </table:table-cell>
          <table:table-cell table:formula="of:=[.A738]/([.D738]/[.E738])" office:value-type="float" office:value="3.99611385444027" calcext:value-type="float">
            <text:p>4.00</text:p>
          </table:table-cell>
          <table:table-cell office:value-type="float" office:value="1849296659" calcext:value-type="float">
            <text:p>18492966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8]+1" office:value-type="float" office:value="740" calcext:value-type="float">
            <text:p>740</text:p>
          </table:table-cell>
          <table:table-cell table:formula="of:=ROUND([.D739]/[.E739];1)" office:value-type="float" office:value="185.2" calcext:value-type="float">
            <text:p>185.2</text:p>
          </table:table-cell>
          <table:table-cell table:formula="of:=[.A739]/([.D739]/[.E739])" office:value-type="float" office:value="3.99616360085981" calcext:value-type="float">
            <text:p>4.00</text:p>
          </table:table-cell>
          <table:table-cell office:value-type="float" office:value="1851776038" calcext:value-type="float">
            <text:p>18517760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9]+1" office:value-type="float" office:value="741" calcext:value-type="float">
            <text:p>741</text:p>
          </table:table-cell>
          <table:table-cell table:formula="of:=ROUND([.D740]/[.E740];1)" office:value-type="float" office:value="185.4" calcext:value-type="float">
            <text:p>185.4</text:p>
          </table:table-cell>
          <table:table-cell table:formula="of:=[.A740]/([.D740]/[.E740])" office:value-type="float" office:value="3.99645350293623" calcext:value-type="float">
            <text:p>4.00</text:p>
          </table:table-cell>
          <table:table-cell office:value-type="float" office:value="1854143929" calcext:value-type="float">
            <text:p>1854143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0]+1" office:value-type="float" office:value="742" calcext:value-type="float">
            <text:p>742</text:p>
          </table:table-cell>
          <table:table-cell table:formula="of:=ROUND([.D741]/[.E741];1)" office:value-type="float" office:value="185.7" calcext:value-type="float">
            <text:p>185.7</text:p>
          </table:table-cell>
          <table:table-cell table:formula="of:=[.A741]/([.D741]/[.E741])" office:value-type="float" office:value="3.99579668683585" calcext:value-type="float">
            <text:p>4.00</text:p>
          </table:table-cell>
          <table:table-cell office:value-type="float" office:value="1856951337" calcext:value-type="float">
            <text:p>18569513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1]+1" office:value-type="float" office:value="743" calcext:value-type="float">
            <text:p>743</text:p>
          </table:table-cell>
          <table:table-cell table:formula="of:=ROUND([.D742]/[.E742];1)" office:value-type="float" office:value="185.9" calcext:value-type="float">
            <text:p>185.9</text:p>
          </table:table-cell>
          <table:table-cell table:formula="of:=[.A742]/([.D742]/[.E742])" office:value-type="float" office:value="3.99626259195584" calcext:value-type="float">
            <text:p>4.00</text:p>
          </table:table-cell>
          <table:table-cell office:value-type="float" office:value="1859237182" calcext:value-type="float">
            <text:p>18592371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2]+1" office:value-type="float" office:value="744" calcext:value-type="float">
            <text:p>744</text:p>
          </table:table-cell>
          <table:table-cell table:formula="of:=ROUND([.D743]/[.E743];1)" office:value-type="float" office:value="186.2" calcext:value-type="float">
            <text:p>186.2</text:p>
          </table:table-cell>
          <table:table-cell table:formula="of:=[.A743]/([.D743]/[.E743])" office:value-type="float" office:value="3.99603532495872" calcext:value-type="float">
            <text:p>4.00</text:p>
          </table:table-cell>
          <table:table-cell office:value-type="float" office:value="1861845403" calcext:value-type="float">
            <text:p>18618454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3]+1" office:value-type="float" office:value="745" calcext:value-type="float">
            <text:p>745</text:p>
          </table:table-cell>
          <table:table-cell table:formula="of:=ROUND([.D744]/[.E744];1)" office:value-type="float" office:value="186.4" calcext:value-type="float">
            <text:p>186.4</text:p>
          </table:table-cell>
          <table:table-cell table:formula="of:=[.A744]/([.D744]/[.E744])" office:value-type="float" office:value="3.99614938554751" calcext:value-type="float">
            <text:p>4.00</text:p>
          </table:table-cell>
          <table:table-cell office:value-type="float" office:value="1864294670" calcext:value-type="float">
            <text:p>1864294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4]+1" office:value-type="float" office:value="746" calcext:value-type="float">
            <text:p>746</text:p>
          </table:table-cell>
          <table:table-cell table:formula="of:=ROUND([.D745]/[.E745];1)" office:value-type="float" office:value="186.7" calcext:value-type="float">
            <text:p>186.7</text:p>
          </table:table-cell>
          <table:table-cell table:formula="of:=[.A745]/([.D745]/[.E745])" office:value-type="float" office:value="3.99650800131144" calcext:value-type="float">
            <text:p>4.00</text:p>
          </table:table-cell>
          <table:table-cell office:value-type="float" office:value="1866629567" calcext:value-type="float">
            <text:p>18666295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5]+1" office:value-type="float" office:value="747" calcext:value-type="float">
            <text:p>747</text:p>
          </table:table-cell>
          <table:table-cell table:formula="of:=ROUND([.D746]/[.E746];1)" office:value-type="float" office:value="186.9" calcext:value-type="float">
            <text:p>186.9</text:p>
          </table:table-cell>
          <table:table-cell table:formula="of:=[.A746]/([.D746]/[.E746])" office:value-type="float" office:value="3.99592698532445" calcext:value-type="float">
            <text:p>4.00</text:p>
          </table:table-cell>
          <table:table-cell office:value-type="float" office:value="1869403527" calcext:value-type="float">
            <text:p>18694035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6]+1" office:value-type="float" office:value="748" calcext:value-type="float">
            <text:p>748</text:p>
          </table:table-cell>
          <table:table-cell table:formula="of:=ROUND([.D747]/[.E747];1)" office:value-type="float" office:value="187.2" calcext:value-type="float">
            <text:p>187.2</text:p>
          </table:table-cell>
          <table:table-cell table:formula="of:=[.A747]/([.D747]/[.E747])" office:value-type="float" office:value="3.99659175570667" calcext:value-type="float">
            <text:p>4.00</text:p>
          </table:table-cell>
          <table:table-cell office:value-type="float" office:value="1871594713" calcext:value-type="float">
            <text:p>1871594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7]+1" office:value-type="float" office:value="749" calcext:value-type="float">
            <text:p>749</text:p>
          </table:table-cell>
          <table:table-cell table:formula="of:=ROUND([.D748]/[.E748];1)" office:value-type="float" office:value="187.4" calcext:value-type="float">
            <text:p>187.4</text:p>
          </table:table-cell>
          <table:table-cell table:formula="of:=[.A748]/([.D748]/[.E748])" office:value-type="float" office:value="3.99608588242874" calcext:value-type="float">
            <text:p>4.00</text:p>
          </table:table-cell>
          <table:table-cell office:value-type="float" office:value="1874334091" calcext:value-type="float">
            <text:p>1874334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8]+1" office:value-type="float" office:value="750" calcext:value-type="float">
            <text:p>750</text:p>
          </table:table-cell>
          <table:table-cell table:formula="of:=ROUND([.D749]/[.E749];1)" office:value-type="float" office:value="187.7" calcext:value-type="float">
            <text:p>187.7</text:p>
          </table:table-cell>
          <table:table-cell table:formula="of:=[.A749]/([.D749]/[.E749])" office:value-type="float" office:value="3.99665138378973" calcext:value-type="float">
            <text:p>4.00</text:p>
          </table:table-cell>
          <table:table-cell office:value-type="float" office:value="1876570979" calcext:value-type="float">
            <text:p>1876570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9]+1" office:value-type="float" office:value="751" calcext:value-type="float">
            <text:p>751</text:p>
          </table:table-cell>
          <table:table-cell table:formula="of:=ROUND([.D750]/[.E750];1)" office:value-type="float" office:value="187.9" calcext:value-type="float">
            <text:p>187.9</text:p>
          </table:table-cell>
          <table:table-cell table:formula="of:=[.A750]/([.D750]/[.E750])" office:value-type="float" office:value="3.99597924461989" calcext:value-type="float">
            <text:p>4.00</text:p>
          </table:table-cell>
          <table:table-cell office:value-type="float" office:value="1879389141" calcext:value-type="float">
            <text:p>18793891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0]+1" office:value-type="float" office:value="752" calcext:value-type="float">
            <text:p>752</text:p>
          </table:table-cell>
          <table:table-cell table:formula="of:=ROUND([.D751]/[.E751];1)" office:value-type="float" office:value="188.2" calcext:value-type="float">
            <text:p>188.2</text:p>
          </table:table-cell>
          <table:table-cell table:formula="of:=[.A751]/([.D751]/[.E751])" office:value-type="float" office:value="3.99574159153368" calcext:value-type="float">
            <text:p>4.00</text:p>
          </table:table-cell>
          <table:table-cell office:value-type="float" office:value="1882003585" calcext:value-type="float">
            <text:p>18820035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1]+1" office:value-type="float" office:value="753" calcext:value-type="float">
            <text:p>753</text:p>
          </table:table-cell>
          <table:table-cell table:formula="of:=ROUND([.D752]/[.E752];1)" office:value-type="float" office:value="188.4" calcext:value-type="float">
            <text:p>188.4</text:p>
          </table:table-cell>
          <table:table-cell table:formula="of:=[.A752]/([.D752]/[.E752])" office:value-type="float" office:value="3.99656406735868" calcext:value-type="float">
            <text:p>4.00</text:p>
          </table:table-cell>
          <table:table-cell office:value-type="float" office:value="1884118426" calcext:value-type="float">
            <text:p>18841184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2]+1" office:value-type="float" office:value="754" calcext:value-type="float">
            <text:p>754</text:p>
          </table:table-cell>
          <table:table-cell table:formula="of:=ROUND([.D753]/[.E753];1)" office:value-type="float" office:value="188.7" calcext:value-type="float">
            <text:p>188.7</text:p>
          </table:table-cell>
          <table:table-cell table:formula="of:=[.A753]/([.D753]/[.E753])" office:value-type="float" office:value="3.99675335138078" calcext:value-type="float">
            <text:p>4.00</text:p>
          </table:table-cell>
          <table:table-cell office:value-type="float" office:value="1886531226" calcext:value-type="float">
            <text:p>18865312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3]+1" office:value-type="float" office:value="755" calcext:value-type="float">
            <text:p>755</text:p>
          </table:table-cell>
          <table:table-cell table:formula="of:=ROUND([.D754]/[.E754];1)" office:value-type="float" office:value="188.9" calcext:value-type="float">
            <text:p>188.9</text:p>
          </table:table-cell>
          <table:table-cell table:formula="of:=[.A754]/([.D754]/[.E754])" office:value-type="float" office:value="3.99592776536292" calcext:value-type="float">
            <text:p>4.00</text:p>
          </table:table-cell>
          <table:table-cell office:value-type="float" office:value="1889423544" calcext:value-type="float">
            <text:p>188942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4]+1" office:value-type="float" office:value="756" calcext:value-type="float">
            <text:p>756</text:p>
          </table:table-cell>
          <table:table-cell table:formula="of:=ROUND([.D755]/[.E755];1)" office:value-type="float" office:value="189.2" calcext:value-type="float">
            <text:p>189.2</text:p>
          </table:table-cell>
          <table:table-cell table:formula="of:=[.A755]/([.D755]/[.E755])" office:value-type="float" office:value="3.99604239361415" calcext:value-type="float">
            <text:p>4.00</text:p>
          </table:table-cell>
          <table:table-cell office:value-type="float" office:value="1891871821" calcext:value-type="float">
            <text:p>18918718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5]+1" office:value-type="float" office:value="757" calcext:value-type="float">
            <text:p>757</text:p>
          </table:table-cell>
          <table:table-cell table:formula="of:=ROUND([.D756]/[.E756];1)" office:value-type="float" office:value="189.4" calcext:value-type="float">
            <text:p>189.4</text:p>
          </table:table-cell>
          <table:table-cell table:formula="of:=[.A756]/([.D756]/[.E756])" office:value-type="float" office:value="3.99661964959718" calcext:value-type="float">
            <text:p>4.00</text:p>
          </table:table-cell>
          <table:table-cell office:value-type="float" office:value="1894100681" calcext:value-type="float">
            <text:p>1894100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6]+1" office:value-type="float" office:value="758" calcext:value-type="float">
            <text:p>758</text:p>
          </table:table-cell>
          <table:table-cell table:formula="of:=ROUND([.D757]/[.E757];1)" office:value-type="float" office:value="189.7" calcext:value-type="float">
            <text:p>189.7</text:p>
          </table:table-cell>
          <table:table-cell table:formula="of:=[.A757]/([.D757]/[.E757])" office:value-type="float" office:value="3.99616375870821" calcext:value-type="float">
            <text:p>4.00</text:p>
          </table:table-cell>
          <table:table-cell office:value-type="float" office:value="1896819164" calcext:value-type="float">
            <text:p>189681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7]+1" office:value-type="float" office:value="759" calcext:value-type="float">
            <text:p>759</text:p>
          </table:table-cell>
          <table:table-cell table:formula="of:=ROUND([.D758]/[.E758];1)" office:value-type="float" office:value="189.9" calcext:value-type="float">
            <text:p>189.9</text:p>
          </table:table-cell>
          <table:table-cell table:formula="of:=[.A758]/([.D758]/[.E758])" office:value-type="float" office:value="3.99591358187109" calcext:value-type="float">
            <text:p>4.00</text:p>
          </table:table-cell>
          <table:table-cell office:value-type="float" office:value="1899440477" calcext:value-type="float">
            <text:p>1899440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8]+1" office:value-type="float" office:value="760" calcext:value-type="float">
            <text:p>760</text:p>
          </table:table-cell>
          <table:table-cell table:formula="of:=ROUND([.D759]/[.E759];1)" office:value-type="float" office:value="190.3" calcext:value-type="float">
            <text:p>190.3</text:p>
          </table:table-cell>
          <table:table-cell table:formula="of:=[.A759]/([.D759]/[.E759])" office:value-type="float" office:value="3.99472981812811" calcext:value-type="float">
            <text:p>3.99</text:p>
          </table:table-cell>
          <table:table-cell office:value-type="float" office:value="1902506639" calcext:value-type="float">
            <text:p>1902506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9]+1" office:value-type="float" office:value="761" calcext:value-type="float">
            <text:p>761</text:p>
          </table:table-cell>
          <table:table-cell table:formula="of:=ROUND([.D760]/[.E760];1)" office:value-type="float" office:value="190.4" calcext:value-type="float">
            <text:p>190.4</text:p>
          </table:table-cell>
          <table:table-cell table:formula="of:=[.A760]/([.D760]/[.E760])" office:value-type="float" office:value="3.99644307113847" calcext:value-type="float">
            <text:p>4.00</text:p>
          </table:table-cell>
          <table:table-cell office:value-type="float" office:value="1904193270" calcext:value-type="float">
            <text:p>1904193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0]+1" office:value-type="float" office:value="762" calcext:value-type="float">
            <text:p>762</text:p>
          </table:table-cell>
          <table:table-cell table:formula="of:=ROUND([.D761]/[.E761];1)" office:value-type="float" office:value="190.7" calcext:value-type="float">
            <text:p>190.7</text:p>
          </table:table-cell>
          <table:table-cell table:formula="of:=[.A761]/([.D761]/[.E761])" office:value-type="float" office:value="3.9953669138022" calcext:value-type="float">
            <text:p>4.00</text:p>
          </table:table-cell>
          <table:table-cell office:value-type="float" office:value="1907209066" calcext:value-type="float">
            <text:p>1907209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1]+1" office:value-type="float" office:value="763" calcext:value-type="float">
            <text:p>763</text:p>
          </table:table-cell>
          <table:table-cell table:formula="of:=ROUND([.D762]/[.E762];1)" office:value-type="float" office:value="190.9" calcext:value-type="float">
            <text:p>190.9</text:p>
          </table:table-cell>
          <table:table-cell table:formula="of:=[.A762]/([.D762]/[.E762])" office:value-type="float" office:value="3.99606802408869" calcext:value-type="float">
            <text:p>4.00</text:p>
          </table:table-cell>
          <table:table-cell office:value-type="float" office:value="1909376906" calcext:value-type="float">
            <text:p>1909376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2]+1" office:value-type="float" office:value="764" calcext:value-type="float">
            <text:p>764</text:p>
          </table:table-cell>
          <table:table-cell table:formula="of:=ROUND([.D763]/[.E763];1)" office:value-type="float" office:value="191.2" calcext:value-type="float">
            <text:p>191.2</text:p>
          </table:table-cell>
          <table:table-cell table:formula="of:=[.A763]/([.D763]/[.E763])" office:value-type="float" office:value="3.99596160797455" calcext:value-type="float">
            <text:p>4.00</text:p>
          </table:table-cell>
          <table:table-cell office:value-type="float" office:value="1911930281" calcext:value-type="float">
            <text:p>1911930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3]+1" office:value-type="float" office:value="765" calcext:value-type="float">
            <text:p>765</text:p>
          </table:table-cell>
          <table:table-cell table:formula="of:=ROUND([.D764]/[.E764];1)" office:value-type="float" office:value="191.4" calcext:value-type="float">
            <text:p>191.4</text:p>
          </table:table-cell>
          <table:table-cell table:formula="of:=[.A764]/([.D764]/[.E764])" office:value-type="float" office:value="3.99587031973582" calcext:value-type="float">
            <text:p>4.00</text:p>
          </table:table-cell>
          <table:table-cell office:value-type="float" office:value="1914476544" calcext:value-type="float">
            <text:p>1914476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4]+1" office:value-type="float" office:value="766" calcext:value-type="float">
            <text:p>766</text:p>
          </table:table-cell>
          <table:table-cell table:formula="of:=ROUND([.D765]/[.E765];1)" office:value-type="float" office:value="191.7" calcext:value-type="float">
            <text:p>191.7</text:p>
          </table:table-cell>
          <table:table-cell table:formula="of:=[.A765]/([.D765]/[.E765])" office:value-type="float" office:value="3.99506055302849" calcext:value-type="float">
            <text:p>4.00</text:p>
          </table:table-cell>
          <table:table-cell office:value-type="float" office:value="1917367684" calcext:value-type="float">
            <text:p>19173676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5]+1" office:value-type="float" office:value="767" calcext:value-type="float">
            <text:p>767</text:p>
          </table:table-cell>
          <table:table-cell table:formula="of:=ROUND([.D766]/[.E766];1)" office:value-type="float" office:value="192" calcext:value-type="float">
            <text:p>192</text:p>
          </table:table-cell>
          <table:table-cell table:formula="of:=[.A766]/([.D766]/[.E766])" office:value-type="float" office:value="3.99505248325188" calcext:value-type="float">
            <text:p>4.00</text:p>
          </table:table-cell>
          <table:table-cell office:value-type="float" office:value="1919874653" calcext:value-type="float">
            <text:p>1919874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6]+1" office:value-type="float" office:value="768" calcext:value-type="float">
            <text:p>768</text:p>
          </table:table-cell>
          <table:table-cell table:formula="of:=ROUND([.D767]/[.E767];1)" office:value-type="float" office:value="192.2" calcext:value-type="float">
            <text:p>192.2</text:p>
          </table:table-cell>
          <table:table-cell table:formula="of:=[.A767]/([.D767]/[.E767])" office:value-type="float" office:value="3.99597348021626" calcext:value-type="float">
            <text:p>4.00</text:p>
          </table:table-cell>
          <table:table-cell office:value-type="float" office:value="1921934677" calcext:value-type="float">
            <text:p>19219346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7]+1" office:value-type="float" office:value="769" calcext:value-type="float">
            <text:p>769</text:p>
          </table:table-cell>
          <table:table-cell table:formula="of:=ROUND([.D768]/[.E768];1)" office:value-type="float" office:value="192.4" calcext:value-type="float">
            <text:p>192.4</text:p>
          </table:table-cell>
          <table:table-cell table:formula="of:=[.A768]/([.D768]/[.E768])" office:value-type="float" office:value="3.99621137751281" calcext:value-type="float">
            <text:p>4.00</text:p>
          </table:table-cell>
          <table:table-cell office:value-type="float" office:value="1924322633" calcext:value-type="float">
            <text:p>19243226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8]+1" office:value-type="float" office:value="770" calcext:value-type="float">
            <text:p>770</text:p>
          </table:table-cell>
          <table:table-cell table:formula="of:=ROUND([.D769]/[.E769];1)" office:value-type="float" office:value="192.7" calcext:value-type="float">
            <text:p>192.7</text:p>
          </table:table-cell>
          <table:table-cell table:formula="of:=[.A769]/([.D769]/[.E769])" office:value-type="float" office:value="3.99620571788615" calcext:value-type="float">
            <text:p>4.00</text:p>
          </table:table-cell>
          <table:table-cell office:value-type="float" office:value="1926827732" calcext:value-type="float">
            <text:p>19268277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9]+1" office:value-type="float" office:value="771" calcext:value-type="float">
            <text:p>771</text:p>
          </table:table-cell>
          <table:table-cell table:formula="of:=ROUND([.D770]/[.E770];1)" office:value-type="float" office:value="192.9" calcext:value-type="float">
            <text:p>192.9</text:p>
          </table:table-cell>
          <table:table-cell table:formula="of:=[.A770]/([.D770]/[.E770])" office:value-type="float" office:value="3.99622578192389" calcext:value-type="float">
            <text:p>4.00</text:p>
          </table:table-cell>
          <table:table-cell office:value-type="float" office:value="1929320419" calcext:value-type="float">
            <text:p>192932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0]+1" office:value-type="float" office:value="772" calcext:value-type="float">
            <text:p>772</text:p>
          </table:table-cell>
          <table:table-cell table:formula="of:=ROUND([.D771]/[.E771];1)" office:value-type="float" office:value="193.2" calcext:value-type="float">
            <text:p>193.2</text:p>
          </table:table-cell>
          <table:table-cell table:formula="of:=[.A771]/([.D771]/[.E771])" office:value-type="float" office:value="3.99645722763724" calcext:value-type="float">
            <text:p>4.00</text:p>
          </table:table-cell>
          <table:table-cell office:value-type="float" office:value="1931710903" calcext:value-type="float">
            <text:p>1931710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1]+1" office:value-type="float" office:value="773" calcext:value-type="float">
            <text:p>773</text:p>
          </table:table-cell>
          <table:table-cell table:formula="of:=ROUND([.D772]/[.E772];1)" office:value-type="float" office:value="193.4" calcext:value-type="float">
            <text:p>193.4</text:p>
          </table:table-cell>
          <table:table-cell table:formula="of:=[.A772]/([.D772]/[.E772])" office:value-type="float" office:value="3.99648420443672" calcext:value-type="float">
            <text:p>4.00</text:p>
          </table:table-cell>
          <table:table-cell office:value-type="float" office:value="1934200063" calcext:value-type="float">
            <text:p>19342000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2]+1" office:value-type="float" office:value="774" calcext:value-type="float">
            <text:p>774</text:p>
          </table:table-cell>
          <table:table-cell table:formula="of:=ROUND([.D773]/[.E773];1)" office:value-type="float" office:value="193.7" calcext:value-type="float">
            <text:p>193.7</text:p>
          </table:table-cell>
          <table:table-cell table:formula="of:=[.A773]/([.D773]/[.E773])" office:value-type="float" office:value="3.99635540648129" calcext:value-type="float">
            <text:p>4.00</text:p>
          </table:table-cell>
          <table:table-cell office:value-type="float" office:value="1936764680" calcext:value-type="float">
            <text:p>193676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3]+1" office:value-type="float" office:value="775" calcext:value-type="float">
            <text:p>775</text:p>
          </table:table-cell>
          <table:table-cell table:formula="of:=ROUND([.D774]/[.E774];1)" office:value-type="float" office:value="193.9" calcext:value-type="float">
            <text:p>193.9</text:p>
          </table:table-cell>
          <table:table-cell table:formula="of:=[.A774]/([.D774]/[.E774])" office:value-type="float" office:value="3.99595663430497" calcext:value-type="float">
            <text:p>4.00</text:p>
          </table:table-cell>
          <table:table-cell office:value-type="float" office:value="1939460487" calcext:value-type="float">
            <text:p>1939460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4]+1" office:value-type="float" office:value="776" calcext:value-type="float">
            <text:p>776</text:p>
          </table:table-cell>
          <table:table-cell table:formula="of:=ROUND([.D775]/[.E775];1)" office:value-type="float" office:value="194.2" calcext:value-type="float">
            <text:p>194.2</text:p>
          </table:table-cell>
          <table:table-cell table:formula="of:=[.A775]/([.D775]/[.E775])" office:value-type="float" office:value="3.99619675980673" calcext:value-type="float">
            <text:p>4.00</text:p>
          </table:table-cell>
          <table:table-cell office:value-type="float" office:value="1941846327" calcext:value-type="float">
            <text:p>19418463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5]+1" office:value-type="float" office:value="777" calcext:value-type="float">
            <text:p>777</text:p>
          </table:table-cell>
          <table:table-cell table:formula="of:=ROUND([.D776]/[.E776];1)" office:value-type="float" office:value="194.4" calcext:value-type="float">
            <text:p>194.4</text:p>
          </table:table-cell>
          <table:table-cell table:formula="of:=[.A776]/([.D776]/[.E776])" office:value-type="float" office:value="3.99629287003568" calcext:value-type="float">
            <text:p>4.00</text:p>
          </table:table-cell>
          <table:table-cell office:value-type="float" office:value="1944301945" calcext:value-type="float">
            <text:p>194430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6]+1" office:value-type="float" office:value="778" calcext:value-type="float">
            <text:p>778</text:p>
          </table:table-cell>
          <table:table-cell table:formula="of:=ROUND([.D777]/[.E777];1)" office:value-type="float" office:value="194.7" calcext:value-type="float">
            <text:p>194.7</text:p>
          </table:table-cell>
          <table:table-cell table:formula="of:=[.A777]/([.D777]/[.E777])" office:value-type="float" office:value="3.99602368318528" calcext:value-type="float">
            <text:p>4.00</text:p>
          </table:table-cell>
          <table:table-cell office:value-type="float" office:value="1946935408" calcext:value-type="float">
            <text:p>19469354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7]+1" office:value-type="float" office:value="779" calcext:value-type="float">
            <text:p>779</text:p>
          </table:table-cell>
          <table:table-cell table:formula="of:=ROUND([.D778]/[.E778];1)" office:value-type="float" office:value="194.9" calcext:value-type="float">
            <text:p>194.9</text:p>
          </table:table-cell>
          <table:table-cell table:formula="of:=[.A778]/([.D778]/[.E778])" office:value-type="float" office:value="3.99628117052502" calcext:value-type="float">
            <text:p>4.00</text:p>
          </table:table-cell>
          <table:table-cell office:value-type="float" office:value="1949312290" calcext:value-type="float">
            <text:p>1949312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8]+1" office:value-type="float" office:value="780" calcext:value-type="float">
            <text:p>780</text:p>
          </table:table-cell>
          <table:table-cell table:formula="of:=ROUND([.D779]/[.E779];1)" office:value-type="float" office:value="195.2" calcext:value-type="float">
            <text:p>195.2</text:p>
          </table:table-cell>
          <table:table-cell table:formula="of:=[.A779]/([.D779]/[.E779])" office:value-type="float" office:value="3.99599827617553" calcext:value-type="float">
            <text:p>4.00</text:p>
          </table:table-cell>
          <table:table-cell office:value-type="float" office:value="1951952794" calcext:value-type="float">
            <text:p>19519527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9]+1" office:value-type="float" office:value="781" calcext:value-type="float">
            <text:p>781</text:p>
          </table:table-cell>
          <table:table-cell table:formula="of:=ROUND([.D780]/[.E780];1)" office:value-type="float" office:value="195.4" calcext:value-type="float">
            <text:p>195.4</text:p>
          </table:table-cell>
          <table:table-cell table:formula="of:=[.A780]/([.D780]/[.E780])" office:value-type="float" office:value="3.99669747309821" calcext:value-type="float">
            <text:p>4.00</text:p>
          </table:table-cell>
          <table:table-cell office:value-type="float" office:value="1954113378" calcext:value-type="float">
            <text:p>1954113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0]+1" office:value-type="float" office:value="782" calcext:value-type="float">
            <text:p>782</text:p>
          </table:table-cell>
          <table:table-cell table:formula="of:=ROUND([.D781]/[.E781];1)" office:value-type="float" office:value="195.7" calcext:value-type="float">
            <text:p>195.7</text:p>
          </table:table-cell>
          <table:table-cell table:formula="of:=[.A781]/([.D781]/[.E781])" office:value-type="float" office:value="3.99581298685075" calcext:value-type="float">
            <text:p>4.00</text:p>
          </table:table-cell>
          <table:table-cell office:value-type="float" office:value="1957048547" calcext:value-type="float">
            <text:p>195704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1]+1" office:value-type="float" office:value="783" calcext:value-type="float">
            <text:p>783</text:p>
          </table:table-cell>
          <table:table-cell table:formula="of:=ROUND([.D782]/[.E782];1)" office:value-type="float" office:value="196" calcext:value-type="float">
            <text:p>196</text:p>
          </table:table-cell>
          <table:table-cell table:formula="of:=[.A782]/([.D782]/[.E782])" office:value-type="float" office:value="3.99577362685802" calcext:value-type="float">
            <text:p>4.00</text:p>
          </table:table-cell>
          <table:table-cell office:value-type="float" office:value="1959570469" calcext:value-type="float">
            <text:p>19595704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2]+1" office:value-type="float" office:value="784" calcext:value-type="float">
            <text:p>784</text:p>
          </table:table-cell>
          <table:table-cell table:formula="of:=ROUND([.D783]/[.E783];1)" office:value-type="float" office:value="196.2" calcext:value-type="float">
            <text:p>196.2</text:p>
          </table:table-cell>
          <table:table-cell table:formula="of:=[.A783]/([.D783]/[.E783])" office:value-type="float" office:value="3.99678872504106" calcext:value-type="float">
            <text:p>4.00</text:p>
          </table:table-cell>
          <table:table-cell office:value-type="float" office:value="1961574789" calcext:value-type="float">
            <text:p>1961574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3]+1" office:value-type="float" office:value="785" calcext:value-type="float">
            <text:p>785</text:p>
          </table:table-cell>
          <table:table-cell table:formula="of:=ROUND([.D784]/[.E784];1)" office:value-type="float" office:value="196.4" calcext:value-type="float">
            <text:p>196.4</text:p>
          </table:table-cell>
          <table:table-cell table:formula="of:=[.A784]/([.D784]/[.E784])" office:value-type="float" office:value="3.9961081714167" calcext:value-type="float">
            <text:p>4.00</text:p>
          </table:table-cell>
          <table:table-cell office:value-type="float" office:value="1964411288" calcext:value-type="float">
            <text:p>19644112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4]+1" office:value-type="float" office:value="786" calcext:value-type="float">
            <text:p>786</text:p>
          </table:table-cell>
          <table:table-cell table:formula="of:=ROUND([.D785]/[.E785];1)" office:value-type="float" office:value="196.7" calcext:value-type="float">
            <text:p>196.7</text:p>
          </table:table-cell>
          <table:table-cell table:formula="of:=[.A785]/([.D785]/[.E785])" office:value-type="float" office:value="3.9956665359516" calcext:value-type="float">
            <text:p>4.00</text:p>
          </table:table-cell>
          <table:table-cell office:value-type="float" office:value="1967131123" calcext:value-type="float">
            <text:p>1967131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5]+1" office:value-type="float" office:value="787" calcext:value-type="float">
            <text:p>787</text:p>
          </table:table-cell>
          <table:table-cell table:formula="of:=ROUND([.D786]/[.E786];1)" office:value-type="float" office:value="196.9" calcext:value-type="float">
            <text:p>196.9</text:p>
          </table:table-cell>
          <table:table-cell table:formula="of:=[.A786]/([.D786]/[.E786])" office:value-type="float" office:value="3.99601310004394" calcext:value-type="float">
            <text:p>4.00</text:p>
          </table:table-cell>
          <table:table-cell office:value-type="float" office:value="1969463013" calcext:value-type="float">
            <text:p>1969463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6]+1" office:value-type="float" office:value="788" calcext:value-type="float">
            <text:p>788</text:p>
          </table:table-cell>
          <table:table-cell table:formula="of:=ROUND([.D787]/[.E787];1)" office:value-type="float" office:value="197.2" calcext:value-type="float">
            <text:p>197.2</text:p>
          </table:table-cell>
          <table:table-cell table:formula="of:=[.A787]/([.D787]/[.E787])" office:value-type="float" office:value="3.99524600810191" calcext:value-type="float">
            <text:p>4.00</text:p>
          </table:table-cell>
          <table:table-cell office:value-type="float" office:value="1972344127" calcext:value-type="float">
            <text:p>19723441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7]+1" office:value-type="float" office:value="789" calcext:value-type="float">
            <text:p>789</text:p>
          </table:table-cell>
          <table:table-cell table:formula="of:=ROUND([.D788]/[.E788];1)" office:value-type="float" office:value="197.5" calcext:value-type="float">
            <text:p>197.5</text:p>
          </table:table-cell>
          <table:table-cell table:formula="of:=[.A788]/([.D788]/[.E788])" office:value-type="float" office:value="3.99470774232615" calcext:value-type="float">
            <text:p>3.99</text:p>
          </table:table-cell>
          <table:table-cell office:value-type="float" office:value="1975113202" calcext:value-type="float">
            <text:p>19751132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8]+1" office:value-type="float" office:value="790" calcext:value-type="float">
            <text:p>790</text:p>
          </table:table-cell>
          <table:table-cell table:formula="of:=ROUND([.D789]/[.E789];1)" office:value-type="float" office:value="197.7" calcext:value-type="float">
            <text:p>197.7</text:p>
          </table:table-cell>
          <table:table-cell table:formula="of:=[.A789]/([.D789]/[.E789])" office:value-type="float" office:value="3.99641907697931" calcext:value-type="float">
            <text:p>4.00</text:p>
          </table:table-cell>
          <table:table-cell office:value-type="float" office:value="1976769665" calcext:value-type="float">
            <text:p>19767696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9]+1" office:value-type="float" office:value="791" calcext:value-type="float">
            <text:p>791</text:p>
          </table:table-cell>
          <table:table-cell table:formula="of:=ROUND([.D790]/[.E790];1)" office:value-type="float" office:value="198" calcext:value-type="float">
            <text:p>198</text:p>
          </table:table-cell>
          <table:table-cell table:formula="of:=[.A790]/([.D790]/[.E790])" office:value-type="float" office:value="3.99545969093712" calcext:value-type="float">
            <text:p>4.00</text:p>
          </table:table-cell>
          <table:table-cell office:value-type="float" office:value="1979747166" calcext:value-type="float">
            <text:p>1979747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0]+1" office:value-type="float" office:value="792" calcext:value-type="float">
            <text:p>792</text:p>
          </table:table-cell>
          <table:table-cell table:formula="of:=ROUND([.D791]/[.E791];1)" office:value-type="float" office:value="198.2" calcext:value-type="float">
            <text:p>198.2</text:p>
          </table:table-cell>
          <table:table-cell table:formula="of:=[.A791]/([.D791]/[.E791])" office:value-type="float" office:value="3.99611419470299" calcext:value-type="float">
            <text:p>4.00</text:p>
          </table:table-cell>
          <table:table-cell office:value-type="float" office:value="1981925344" calcext:value-type="float">
            <text:p>1981925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1]+1" office:value-type="float" office:value="793" calcext:value-type="float">
            <text:p>793</text:p>
          </table:table-cell>
          <table:table-cell table:formula="of:=ROUND([.D792]/[.E792];1)" office:value-type="float" office:value="198.5" calcext:value-type="float">
            <text:p>198.5</text:p>
          </table:table-cell>
          <table:table-cell table:formula="of:=[.A792]/([.D792]/[.E792])" office:value-type="float" office:value="3.99513788796991" calcext:value-type="float">
            <text:p>4.00</text:p>
          </table:table-cell>
          <table:table-cell office:value-type="float" office:value="1984912717" calcext:value-type="float">
            <text:p>19849127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2]+1" office:value-type="float" office:value="794" calcext:value-type="float">
            <text:p>794</text:p>
          </table:table-cell>
          <table:table-cell table:formula="of:=ROUND([.D793]/[.E793];1)" office:value-type="float" office:value="198.7" calcext:value-type="float">
            <text:p>198.7</text:p>
          </table:table-cell>
          <table:table-cell table:formula="of:=[.A793]/([.D793]/[.E793])" office:value-type="float" office:value="3.9964589823153" calcext:value-type="float">
            <text:p>4.00</text:p>
          </table:table-cell>
          <table:table-cell office:value-type="float" office:value="1986758787" calcext:value-type="float">
            <text:p>1986758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3]+1" office:value-type="float" office:value="795" calcext:value-type="float">
            <text:p>795</text:p>
          </table:table-cell>
          <table:table-cell table:formula="of:=ROUND([.D794]/[.E794];1)" office:value-type="float" office:value="198.9" calcext:value-type="float">
            <text:p>198.9</text:p>
          </table:table-cell>
          <table:table-cell table:formula="of:=[.A794]/([.D794]/[.E794])" office:value-type="float" office:value="3.9964003622657" calcext:value-type="float">
            <text:p>4.00</text:p>
          </table:table-cell>
          <table:table-cell office:value-type="float" office:value="1989290181" calcext:value-type="float">
            <text:p>1989290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4]+1" office:value-type="float" office:value="796" calcext:value-type="float">
            <text:p>796</text:p>
          </table:table-cell>
          <table:table-cell table:formula="of:=ROUND([.D795]/[.E795];1)" office:value-type="float" office:value="199.1" calcext:value-type="float">
            <text:p>199.1</text:p>
          </table:table-cell>
          <table:table-cell table:formula="of:=[.A795]/([.D795]/[.E795])" office:value-type="float" office:value="3.99736216481214" calcext:value-type="float">
            <text:p>4.00</text:p>
          </table:table-cell>
          <table:table-cell office:value-type="float" office:value="1991313189" calcext:value-type="float">
            <text:p>1991313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5]+1" office:value-type="float" office:value="797" calcext:value-type="float">
            <text:p>797</text:p>
          </table:table-cell>
          <table:table-cell table:formula="of:=ROUND([.D796]/[.E796];1)" office:value-type="float" office:value="199.4" calcext:value-type="float">
            <text:p>199.4</text:p>
          </table:table-cell>
          <table:table-cell table:formula="of:=[.A796]/([.D796]/[.E796])" office:value-type="float" office:value="3.99683986471069" calcext:value-type="float">
            <text:p>4.00</text:p>
          </table:table-cell>
          <table:table-cell office:value-type="float" office:value="1994075387" calcext:value-type="float">
            <text:p>19940753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6]+1" office:value-type="float" office:value="798" calcext:value-type="float">
            <text:p>798</text:p>
          </table:table-cell>
          <table:table-cell table:formula="of:=ROUND([.D797]/[.E797];1)" office:value-type="float" office:value="199.7" calcext:value-type="float">
            <text:p>199.7</text:p>
          </table:table-cell>
          <table:table-cell table:formula="of:=[.A797]/([.D797]/[.E797])" office:value-type="float" office:value="3.99659934470195" calcext:value-type="float">
            <text:p>4.00</text:p>
          </table:table-cell>
          <table:table-cell office:value-type="float" office:value="1996697520" calcext:value-type="float">
            <text:p>19966975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7]+1" office:value-type="float" office:value="799" calcext:value-type="float">
            <text:p>799</text:p>
          </table:table-cell>
          <table:table-cell table:formula="of:=ROUND([.D798]/[.E798];1)" office:value-type="float" office:value="200" calcext:value-type="float">
            <text:p>200</text:p>
          </table:table-cell>
          <table:table-cell table:formula="of:=[.A798]/([.D798]/[.E798])" office:value-type="float" office:value="3.99537222685583" calcext:value-type="float">
            <text:p>4.00</text:p>
          </table:table-cell>
          <table:table-cell office:value-type="float" office:value="1999813671" calcext:value-type="float">
            <text:p>1999813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8]+1" office:value-type="float" office:value="800" calcext:value-type="float">
            <text:p>800</text:p>
          </table:table-cell>
          <table:table-cell table:formula="of:=ROUND([.D799]/[.E799];1)" office:value-type="float" office:value="200.2" calcext:value-type="float">
            <text:p>200.2</text:p>
          </table:table-cell>
          <table:table-cell table:formula="of:=[.A799]/([.D799]/[.E799])" office:value-type="float" office:value="3.99602038926846" calcext:value-type="float">
            <text:p>4.00</text:p>
          </table:table-cell>
          <table:table-cell office:value-type="float" office:value="2001991787" calcext:value-type="float">
            <text:p>2001991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9]+1" office:value-type="float" office:value="801" calcext:value-type="float">
            <text:p>801</text:p>
          </table:table-cell>
          <table:table-cell table:formula="of:=ROUND([.D800]/[.E800];1)" office:value-type="float" office:value="200.5" calcext:value-type="float">
            <text:p>200.5</text:p>
          </table:table-cell>
          <table:table-cell table:formula="of:=[.A800]/([.D800]/[.E800])" office:value-type="float" office:value="3.99533986351566" calcext:value-type="float">
            <text:p>4.00</text:p>
          </table:table-cell>
          <table:table-cell office:value-type="float" office:value="2004835702" calcext:value-type="float">
            <text:p>2004835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0]+1" office:value-type="float" office:value="802" calcext:value-type="float">
            <text:p>802</text:p>
          </table:table-cell>
          <table:table-cell table:formula="of:=ROUND([.D801]/[.E801];1)" office:value-type="float" office:value="200.7" calcext:value-type="float">
            <text:p>200.7</text:p>
          </table:table-cell>
          <table:table-cell table:formula="of:=[.A801]/([.D801]/[.E801])" office:value-type="float" office:value="3.9960493919677" calcext:value-type="float">
            <text:p>4.00</text:p>
          </table:table-cell>
          <table:table-cell office:value-type="float" office:value="2006982200" calcext:value-type="float">
            <text:p>2006982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1]+1" office:value-type="float" office:value="803" calcext:value-type="float">
            <text:p>803</text:p>
          </table:table-cell>
          <table:table-cell table:formula="of:=ROUND([.D802]/[.E802];1)" office:value-type="float" office:value="201" calcext:value-type="float">
            <text:p>201</text:p>
          </table:table-cell>
          <table:table-cell table:formula="of:=[.A802]/([.D802]/[.E802])" office:value-type="float" office:value="3.99592232001454" calcext:value-type="float">
            <text:p>4.00</text:p>
          </table:table-cell>
          <table:table-cell office:value-type="float" office:value="2009548574" calcext:value-type="float">
            <text:p>20095485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2]+1" office:value-type="float" office:value="804" calcext:value-type="float">
            <text:p>804</text:p>
          </table:table-cell>
          <table:table-cell table:formula="of:=ROUND([.D803]/[.E803];1)" office:value-type="float" office:value="201.2" calcext:value-type="float">
            <text:p>201.2</text:p>
          </table:table-cell>
          <table:table-cell table:formula="of:=[.A803]/([.D803]/[.E803])" office:value-type="float" office:value="3.99648443778603" calcext:value-type="float">
            <text:p>4.00</text:p>
          </table:table-cell>
          <table:table-cell office:value-type="float" office:value="2011768124" calcext:value-type="float">
            <text:p>20117681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3]+1" office:value-type="float" office:value="805" calcext:value-type="float">
            <text:p>805</text:p>
          </table:table-cell>
          <table:table-cell table:formula="of:=ROUND([.D804]/[.E804];1)" office:value-type="float" office:value="201.4" calcext:value-type="float">
            <text:p>201.4</text:p>
          </table:table-cell>
          <table:table-cell table:formula="of:=[.A804]/([.D804]/[.E804])" office:value-type="float" office:value="3.99616252632864" calcext:value-type="float">
            <text:p>4.00</text:p>
          </table:table-cell>
          <table:table-cell office:value-type="float" office:value="2014432583" calcext:value-type="float">
            <text:p>201443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4]+1" office:value-type="float" office:value="806" calcext:value-type="float">
            <text:p>806</text:p>
          </table:table-cell>
          <table:table-cell table:formula="of:=ROUND([.D805]/[.E805];1)" office:value-type="float" office:value="201.8" calcext:value-type="float">
            <text:p>201.8</text:p>
          </table:table-cell>
          <table:table-cell table:formula="of:=[.A805]/([.D805]/[.E805])" office:value-type="float" office:value="3.99501914296941" calcext:value-type="float">
            <text:p>4.00</text:p>
          </table:table-cell>
          <table:table-cell office:value-type="float" office:value="2017512235" calcext:value-type="float">
            <text:p>201751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5]+1" office:value-type="float" office:value="807" calcext:value-type="float">
            <text:p>807</text:p>
          </table:table-cell>
          <table:table-cell table:formula="of:=ROUND([.D806]/[.E806];1)" office:value-type="float" office:value="202" calcext:value-type="float">
            <text:p>202</text:p>
          </table:table-cell>
          <table:table-cell table:formula="of:=[.A806]/([.D806]/[.E806])" office:value-type="float" office:value="3.99559735277604" calcext:value-type="float">
            <text:p>4.00</text:p>
          </table:table-cell>
          <table:table-cell office:value-type="float" office:value="2019723032" calcext:value-type="float">
            <text:p>2019723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6]+1" office:value-type="float" office:value="808" calcext:value-type="float">
            <text:p>808</text:p>
          </table:table-cell>
          <table:table-cell table:formula="of:=ROUND([.D807]/[.E807];1)" office:value-type="float" office:value="202.2" calcext:value-type="float">
            <text:p>202.2</text:p>
          </table:table-cell>
          <table:table-cell table:formula="of:=[.A807]/([.D807]/[.E807])" office:value-type="float" office:value="3.99639027433359" calcext:value-type="float">
            <text:p>4.00</text:p>
          </table:table-cell>
          <table:table-cell office:value-type="float" office:value="2021824558" calcext:value-type="float">
            <text:p>2021824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7]+1" office:value-type="float" office:value="809" calcext:value-type="float">
            <text:p>809</text:p>
          </table:table-cell>
          <table:table-cell table:formula="of:=ROUND([.D808]/[.E808];1)" office:value-type="float" office:value="202.4" calcext:value-type="float">
            <text:p>202.4</text:p>
          </table:table-cell>
          <table:table-cell table:formula="of:=[.A808]/([.D808]/[.E808])" office:value-type="float" office:value="3.99633642551684" calcext:value-type="float">
            <text:p>4.00</text:p>
          </table:table-cell>
          <table:table-cell office:value-type="float" office:value="2024354093" calcext:value-type="float">
            <text:p>202435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8]+1" office:value-type="float" office:value="810" calcext:value-type="float">
            <text:p>810</text:p>
          </table:table-cell>
          <table:table-cell table:formula="of:=ROUND([.D809]/[.E809];1)" office:value-type="float" office:value="202.7" calcext:value-type="float">
            <text:p>202.7</text:p>
          </table:table-cell>
          <table:table-cell table:formula="of:=[.A809]/([.D809]/[.E809])" office:value-type="float" office:value="3.99647768022032" calcext:value-type="float">
            <text:p>4.00</text:p>
          </table:table-cell>
          <table:table-cell office:value-type="float" office:value="2026784746" calcext:value-type="float">
            <text:p>2026784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9]+1" office:value-type="float" office:value="811" calcext:value-type="float">
            <text:p>811</text:p>
          </table:table-cell>
          <table:table-cell table:formula="of:=ROUND([.D810]/[.E810];1)" office:value-type="float" office:value="202.9" calcext:value-type="float">
            <text:p>202.9</text:p>
          </table:table-cell>
          <table:table-cell table:formula="of:=[.A810]/([.D810]/[.E810])" office:value-type="float" office:value="3.99607080696104" calcext:value-type="float">
            <text:p>4.00</text:p>
          </table:table-cell>
          <table:table-cell office:value-type="float" office:value="2029493568" calcext:value-type="float">
            <text:p>20294935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0]+1" office:value-type="float" office:value="812" calcext:value-type="float">
            <text:p>812</text:p>
          </table:table-cell>
          <table:table-cell table:formula="of:=ROUND([.D811]/[.E811];1)" office:value-type="float" office:value="203.2" calcext:value-type="float">
            <text:p>203.2</text:p>
          </table:table-cell>
          <table:table-cell table:formula="of:=[.A811]/([.D811]/[.E811])" office:value-type="float" office:value="3.99640290271342" calcext:value-type="float">
            <text:p>4.00</text:p>
          </table:table-cell>
          <table:table-cell office:value-type="float" office:value="2031827170" calcext:value-type="float">
            <text:p>20318271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1]+1" office:value-type="float" office:value="813" calcext:value-type="float">
            <text:p>813</text:p>
          </table:table-cell>
          <table:table-cell table:formula="of:=ROUND([.D812]/[.E812];1)" office:value-type="float" office:value="203.5" calcext:value-type="float">
            <text:p>203.5</text:p>
          </table:table-cell>
          <table:table-cell table:formula="of:=[.A812]/([.D812]/[.E812])" office:value-type="float" office:value="3.99604818065077" calcext:value-type="float">
            <text:p>4.00</text:p>
          </table:table-cell>
          <table:table-cell office:value-type="float" office:value="2034510004" calcext:value-type="float">
            <text:p>203451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2]+1" office:value-type="float" office:value="814" calcext:value-type="float">
            <text:p>814</text:p>
          </table:table-cell>
          <table:table-cell table:formula="of:=ROUND([.D813]/[.E813];1)" office:value-type="float" office:value="203.7" calcext:value-type="float">
            <text:p>203.7</text:p>
          </table:table-cell>
          <table:table-cell table:formula="of:=[.A813]/([.D813]/[.E813])" office:value-type="float" office:value="3.99530502184903" calcext:value-type="float">
            <text:p>4.00</text:p>
          </table:table-cell>
          <table:table-cell office:value-type="float" office:value="2037391377" calcext:value-type="float">
            <text:p>2037391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3]+1" office:value-type="float" office:value="815" calcext:value-type="float">
            <text:p>815</text:p>
          </table:table-cell>
          <table:table-cell table:formula="of:=ROUND([.D814]/[.E814];1)" office:value-type="float" office:value="204" calcext:value-type="float">
            <text:p>204</text:p>
          </table:table-cell>
          <table:table-cell table:formula="of:=[.A814]/([.D814]/[.E814])" office:value-type="float" office:value="3.99539397060469" calcext:value-type="float">
            <text:p>4.00</text:p>
          </table:table-cell>
          <table:table-cell office:value-type="float" office:value="2039848901" calcext:value-type="float">
            <text:p>203984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4]+1" office:value-type="float" office:value="816" calcext:value-type="float">
            <text:p>816</text:p>
          </table:table-cell>
          <table:table-cell table:formula="of:=ROUND([.D815]/[.E815];1)" office:value-type="float" office:value="204.2" calcext:value-type="float">
            <text:p>204.2</text:p>
          </table:table-cell>
          <table:table-cell table:formula="of:=[.A815]/([.D815]/[.E815])" office:value-type="float" office:value="3.99576443485523" calcext:value-type="float">
            <text:p>4.00</text:p>
          </table:table-cell>
          <table:table-cell office:value-type="float" office:value="2042162428" calcext:value-type="float">
            <text:p>2042162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5]+1" office:value-type="float" office:value="817" calcext:value-type="float">
            <text:p>817</text:p>
          </table:table-cell>
          <table:table-cell table:formula="of:=ROUND([.D816]/[.E816];1)" office:value-type="float" office:value="204.5" calcext:value-type="float">
            <text:p>204.5</text:p>
          </table:table-cell>
          <table:table-cell table:formula="of:=[.A816]/([.D816]/[.E816])" office:value-type="float" office:value="3.99515527422321" calcext:value-type="float">
            <text:p>4.00</text:p>
          </table:table-cell>
          <table:table-cell office:value-type="float" office:value="2044976838" calcext:value-type="float">
            <text:p>20449768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6]+1" office:value-type="float" office:value="818" calcext:value-type="float">
            <text:p>818</text:p>
          </table:table-cell>
          <table:table-cell table:formula="of:=ROUND([.D817]/[.E817];1)" office:value-type="float" office:value="204.7" calcext:value-type="float">
            <text:p>204.7</text:p>
          </table:table-cell>
          <table:table-cell table:formula="of:=[.A817]/([.D817]/[.E817])" office:value-type="float" office:value="3.99587841652422" calcext:value-type="float">
            <text:p>4.00</text:p>
          </table:table-cell>
          <table:table-cell office:value-type="float" office:value="2047109333" calcext:value-type="float">
            <text:p>20471093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7]+1" office:value-type="float" office:value="819" calcext:value-type="float">
            <text:p>819</text:p>
          </table:table-cell>
          <table:table-cell table:formula="of:=ROUND([.D818]/[.E818];1)" office:value-type="float" office:value="205" calcext:value-type="float">
            <text:p>205</text:p>
          </table:table-cell>
          <table:table-cell table:formula="of:=[.A818]/([.D818]/[.E818])" office:value-type="float" office:value="3.99495892376649" calcext:value-type="float">
            <text:p>3.99</text:p>
          </table:table-cell>
          <table:table-cell office:value-type="float" office:value="2050083657" calcext:value-type="float">
            <text:p>20500836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8]+1" office:value-type="float" office:value="820" calcext:value-type="float">
            <text:p>820</text:p>
          </table:table-cell>
          <table:table-cell table:formula="of:=ROUND([.D819]/[.E819];1)" office:value-type="float" office:value="205.3" calcext:value-type="float">
            <text:p>205.3</text:p>
          </table:table-cell>
          <table:table-cell table:formula="of:=[.A819]/([.D819]/[.E819])" office:value-type="float" office:value="3.99487199328377" calcext:value-type="float">
            <text:p>3.99</text:p>
          </table:table-cell>
          <table:table-cell office:value-type="float" office:value="2052631477" calcext:value-type="float">
            <text:p>2052631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9]+1" office:value-type="float" office:value="821" calcext:value-type="float">
            <text:p>821</text:p>
          </table:table-cell>
          <table:table-cell table:formula="of:=ROUND([.D820]/[.E820];1)" office:value-type="float" office:value="205.4" calcext:value-type="float">
            <text:p>205.4</text:p>
          </table:table-cell>
          <table:table-cell table:formula="of:=[.A820]/([.D820]/[.E820])" office:value-type="float" office:value="3.99667782508609" calcext:value-type="float">
            <text:p>4.00</text:p>
          </table:table-cell>
          <table:table-cell office:value-type="float" office:value="2054206108" calcext:value-type="float">
            <text:p>2054206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0]+1" office:value-type="float" office:value="822" calcext:value-type="float">
            <text:p>822</text:p>
          </table:table-cell>
          <table:table-cell table:formula="of:=ROUND([.D821]/[.E821];1)" office:value-type="float" office:value="205.7" calcext:value-type="float">
            <text:p>205.7</text:p>
          </table:table-cell>
          <table:table-cell table:formula="of:=[.A821]/([.D821]/[.E821])" office:value-type="float" office:value="3.99557900751526" calcext:value-type="float">
            <text:p>4.00</text:p>
          </table:table-cell>
          <table:table-cell office:value-type="float" office:value="2057273798" calcext:value-type="float">
            <text:p>20572737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1]+1" office:value-type="float" office:value="823" calcext:value-type="float">
            <text:p>823</text:p>
          </table:table-cell>
          <table:table-cell table:formula="of:=ROUND([.D822]/[.E822];1)" office:value-type="float" office:value="205.9" calcext:value-type="float">
            <text:p>205.9</text:p>
          </table:table-cell>
          <table:table-cell table:formula="of:=[.A822]/([.D822]/[.E822])" office:value-type="float" office:value="3.99633627932334" calcext:value-type="float">
            <text:p>4.00</text:p>
          </table:table-cell>
          <table:table-cell office:value-type="float" office:value="2059386254" calcext:value-type="float">
            <text:p>2059386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2]+1" office:value-type="float" office:value="824" calcext:value-type="float">
            <text:p>824</text:p>
          </table:table-cell>
          <table:table-cell table:formula="of:=ROUND([.D823]/[.E823];1)" office:value-type="float" office:value="206.2" calcext:value-type="float">
            <text:p>206.2</text:p>
          </table:table-cell>
          <table:table-cell table:formula="of:=[.A823]/([.D823]/[.E823])" office:value-type="float" office:value="3.99550530867128" calcext:value-type="float">
            <text:p>4.00</text:p>
          </table:table-cell>
          <table:table-cell office:value-type="float" office:value="2062317370" calcext:value-type="float">
            <text:p>20623173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3]+1" office:value-type="float" office:value="825" calcext:value-type="float">
            <text:p>825</text:p>
          </table:table-cell>
          <table:table-cell table:formula="of:=ROUND([.D824]/[.E824];1)" office:value-type="float" office:value="206.5" calcext:value-type="float">
            <text:p>206.5</text:p>
          </table:table-cell>
          <table:table-cell table:formula="of:=[.A824]/([.D824]/[.E824])" office:value-type="float" office:value="3.99519452191712" calcext:value-type="float">
            <text:p>4.00</text:p>
          </table:table-cell>
          <table:table-cell office:value-type="float" office:value="2064980805" calcext:value-type="float">
            <text:p>20649808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4]+1" office:value-type="float" office:value="826" calcext:value-type="float">
            <text:p>826</text:p>
          </table:table-cell>
          <table:table-cell table:formula="of:=ROUND([.D825]/[.E825];1)" office:value-type="float" office:value="206.7" calcext:value-type="float">
            <text:p>206.7</text:p>
          </table:table-cell>
          <table:table-cell table:formula="of:=[.A825]/([.D825]/[.E825])" office:value-type="float" office:value="3.99589285684189" calcext:value-type="float">
            <text:p>4.00</text:p>
          </table:table-cell>
          <table:table-cell office:value-type="float" office:value="2067122492" calcext:value-type="float">
            <text:p>20671224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5]+1" office:value-type="float" office:value="827" calcext:value-type="float">
            <text:p>827</text:p>
          </table:table-cell>
          <table:table-cell table:formula="of:=ROUND([.D826]/[.E826];1)" office:value-type="float" office:value="207" calcext:value-type="float">
            <text:p>207</text:p>
          </table:table-cell>
          <table:table-cell table:formula="of:=[.A826]/([.D826]/[.E826])" office:value-type="float" office:value="3.99509306341759" calcext:value-type="float">
            <text:p>4.00</text:p>
          </table:table-cell>
          <table:table-cell office:value-type="float" office:value="2070039388" calcext:value-type="float">
            <text:p>20700393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6]+1" office:value-type="float" office:value="828" calcext:value-type="float">
            <text:p>828</text:p>
          </table:table-cell>
          <table:table-cell table:formula="of:=ROUND([.D827]/[.E827];1)" office:value-type="float" office:value="207.2" calcext:value-type="float">
            <text:p>207.2</text:p>
          </table:table-cell>
          <table:table-cell table:formula="of:=[.A827]/([.D827]/[.E827])" office:value-type="float" office:value="3.99544501317947" calcext:value-type="float">
            <text:p>4.00</text:p>
          </table:table-cell>
          <table:table-cell office:value-type="float" office:value="2072359893" calcext:value-type="float">
            <text:p>2072359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7]+1" office:value-type="float" office:value="829" calcext:value-type="float">
            <text:p>829</text:p>
          </table:table-cell>
          <table:table-cell table:formula="of:=ROUND([.D828]/[.E828];1)" office:value-type="float" office:value="207.4" calcext:value-type="float">
            <text:p>207.4</text:p>
          </table:table-cell>
          <table:table-cell table:formula="of:=[.A828]/([.D828]/[.E828])" office:value-type="float" office:value="3.99622412834497" calcext:value-type="float">
            <text:p>4.00</text:p>
          </table:table-cell>
          <table:table-cell office:value-type="float" office:value="2074458222" calcext:value-type="float">
            <text:p>20744582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8]+1" office:value-type="float" office:value="830" calcext:value-type="float">
            <text:p>830</text:p>
          </table:table-cell>
          <table:table-cell table:formula="of:=ROUND([.D829]/[.E829];1)" office:value-type="float" office:value="207.7" calcext:value-type="float">
            <text:p>207.7</text:p>
          </table:table-cell>
          <table:table-cell table:formula="of:=[.A829]/([.D829]/[.E829])" office:value-type="float" office:value="3.99580273563035" calcext:value-type="float">
            <text:p>4.00</text:p>
          </table:table-cell>
          <table:table-cell office:value-type="float" office:value="2077179618" calcext:value-type="float">
            <text:p>20771796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9]+1" office:value-type="float" office:value="831" calcext:value-type="float">
            <text:p>831</text:p>
          </table:table-cell>
          <table:table-cell table:formula="of:=ROUND([.D830]/[.E830];1)" office:value-type="float" office:value="208" calcext:value-type="float">
            <text:p>208</text:p>
          </table:table-cell>
          <table:table-cell table:formula="of:=[.A830]/([.D830]/[.E830])" office:value-type="float" office:value="3.99584135912015" calcext:value-type="float">
            <text:p>4.00</text:p>
          </table:table-cell>
          <table:table-cell office:value-type="float" office:value="2079662142" calcext:value-type="float">
            <text:p>2079662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0]+1" office:value-type="float" office:value="832" calcext:value-type="float">
            <text:p>832</text:p>
          </table:table-cell>
          <table:table-cell table:formula="of:=ROUND([.D831]/[.E831];1)" office:value-type="float" office:value="208.3" calcext:value-type="float">
            <text:p>208.3</text:p>
          </table:table-cell>
          <table:table-cell table:formula="of:=[.A831]/([.D831]/[.E831])" office:value-type="float" office:value="3.99507756889185" calcext:value-type="float">
            <text:p>4.00</text:p>
          </table:table-cell>
          <table:table-cell office:value-type="float" office:value="2082562818" calcext:value-type="float">
            <text:p>2082562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1]+1" office:value-type="float" office:value="833" calcext:value-type="float">
            <text:p>833</text:p>
          </table:table-cell>
          <table:table-cell table:formula="of:=ROUND([.D832]/[.E832];1)" office:value-type="float" office:value="208.5" calcext:value-type="float">
            <text:p>208.5</text:p>
          </table:table-cell>
          <table:table-cell table:formula="of:=[.A832]/([.D832]/[.E832])" office:value-type="float" office:value="3.99560547289296" calcext:value-type="float">
            <text:p>4.00</text:p>
          </table:table-cell>
          <table:table-cell office:value-type="float" office:value="2084790417" calcext:value-type="float">
            <text:p>2084790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2]+1" office:value-type="float" office:value="834" calcext:value-type="float">
            <text:p>834</text:p>
          </table:table-cell>
          <table:table-cell table:formula="of:=ROUND([.D833]/[.E833];1)" office:value-type="float" office:value="208.7" calcext:value-type="float">
            <text:p>208.7</text:p>
          </table:table-cell>
          <table:table-cell table:formula="of:=[.A833]/([.D833]/[.E833])" office:value-type="float" office:value="3.99592836556139" calcext:value-type="float">
            <text:p>4.00</text:p>
          </table:table-cell>
          <table:table-cell office:value-type="float" office:value="2087124502" calcext:value-type="float">
            <text:p>20871245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3]+1" office:value-type="float" office:value="835" calcext:value-type="float">
            <text:p>835</text:p>
          </table:table-cell>
          <table:table-cell table:formula="of:=ROUND([.D834]/[.E834];1)" office:value-type="float" office:value="209" calcext:value-type="float">
            <text:p>209</text:p>
          </table:table-cell>
          <table:table-cell table:formula="of:=[.A834]/([.D834]/[.E834])" office:value-type="float" office:value="3.99542955970193" calcext:value-type="float">
            <text:p>4.00</text:p>
          </table:table-cell>
          <table:table-cell office:value-type="float" office:value="2089887927" calcext:value-type="float">
            <text:p>20898879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4]+1" office:value-type="float" office:value="836" calcext:value-type="float">
            <text:p>836</text:p>
          </table:table-cell>
          <table:table-cell table:formula="of:=ROUND([.D835]/[.E835];1)" office:value-type="float" office:value="209.3" calcext:value-type="float">
            <text:p>209.3</text:p>
          </table:table-cell>
          <table:table-cell table:formula="of:=[.A835]/([.D835]/[.E835])" office:value-type="float" office:value="3.9951747941899" calcext:value-type="float">
            <text:p>4.00</text:p>
          </table:table-cell>
          <table:table-cell office:value-type="float" office:value="2092524215" calcext:value-type="float">
            <text:p>20925242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5]+1" office:value-type="float" office:value="837" calcext:value-type="float">
            <text:p>837</text:p>
          </table:table-cell>
          <table:table-cell table:formula="of:=ROUND([.D836]/[.E836];1)" office:value-type="float" office:value="209.5" calcext:value-type="float">
            <text:p>209.5</text:p>
          </table:table-cell>
          <table:table-cell table:formula="of:=[.A836]/([.D836]/[.E836])" office:value-type="float" office:value="3.99611996707925" calcext:value-type="float">
            <text:p>4.00</text:p>
          </table:table-cell>
          <table:table-cell office:value-type="float" office:value="2094531713" calcext:value-type="float">
            <text:p>2094531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6]+1" office:value-type="float" office:value="838" calcext:value-type="float">
            <text:p>838</text:p>
          </table:table-cell>
          <table:table-cell table:formula="of:=ROUND([.D837]/[.E837];1)" office:value-type="float" office:value="209.7" calcext:value-type="float">
            <text:p>209.7</text:p>
          </table:table-cell>
          <table:table-cell table:formula="of:=[.A837]/([.D837]/[.E837])" office:value-type="float" office:value="3.9953567222854" calcext:value-type="float">
            <text:p>4.00</text:p>
          </table:table-cell>
          <table:table-cell office:value-type="float" office:value="2097434743" calcext:value-type="float">
            <text:p>20974347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7]+1" office:value-type="float" office:value="839" calcext:value-type="float">
            <text:p>839</text:p>
          </table:table-cell>
          <table:table-cell table:formula="of:=ROUND([.D838]/[.E838];1)" office:value-type="float" office:value="210" calcext:value-type="float">
            <text:p>210</text:p>
          </table:table-cell>
          <table:table-cell table:formula="of:=[.A838]/([.D838]/[.E838])" office:value-type="float" office:value="3.99533990601161" calcext:value-type="float">
            <text:p>4.00</text:p>
          </table:table-cell>
          <table:table-cell office:value-type="float" office:value="2099946487" calcext:value-type="float">
            <text:p>2099946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8]+1" office:value-type="float" office:value="840" calcext:value-type="float">
            <text:p>840</text:p>
          </table:table-cell>
          <table:table-cell table:formula="of:=ROUND([.D839]/[.E839];1)" office:value-type="float" office:value="210.2" calcext:value-type="float">
            <text:p>210.2</text:p>
          </table:table-cell>
          <table:table-cell table:formula="of:=[.A839]/([.D839]/[.E839])" office:value-type="float" office:value="3.99626044410298" calcext:value-type="float">
            <text:p>4.00</text:p>
          </table:table-cell>
          <table:table-cell office:value-type="float" office:value="2101965104" calcext:value-type="float">
            <text:p>21019651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9]+1" office:value-type="float" office:value="841" calcext:value-type="float">
            <text:p>841</text:p>
          </table:table-cell>
          <table:table-cell table:formula="of:=ROUND([.D840]/[.E840];1)" office:value-type="float" office:value="210.5" calcext:value-type="float">
            <text:p>210.5</text:p>
          </table:table-cell>
          <table:table-cell table:formula="of:=[.A840]/([.D840]/[.E840])" office:value-type="float" office:value="3.99581725831531" calcext:value-type="float">
            <text:p>4.00</text:p>
          </table:table-cell>
          <table:table-cell office:value-type="float" office:value="2104700855" calcext:value-type="float">
            <text:p>2104700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0]+1" office:value-type="float" office:value="842" calcext:value-type="float">
            <text:p>842</text:p>
          </table:table-cell>
          <table:table-cell table:formula="of:=ROUND([.D841]/[.E841];1)" office:value-type="float" office:value="210.7" calcext:value-type="float">
            <text:p>210.7</text:p>
          </table:table-cell>
          <table:table-cell table:formula="of:=[.A841]/([.D841]/[.E841])" office:value-type="float" office:value="3.99600950328133" calcext:value-type="float">
            <text:p>4.00</text:p>
          </table:table-cell>
          <table:table-cell office:value-type="float" office:value="2107102096" calcext:value-type="float">
            <text:p>21071020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1]+1" office:value-type="float" office:value="843" calcext:value-type="float">
            <text:p>843</text:p>
          </table:table-cell>
          <table:table-cell table:formula="of:=ROUND([.D842]/[.E842];1)" office:value-type="float" office:value="211" calcext:value-type="float">
            <text:p>211</text:p>
          </table:table-cell>
          <table:table-cell table:formula="of:=[.A842]/([.D842]/[.E842])" office:value-type="float" office:value="3.9954929815412" calcext:value-type="float">
            <text:p>4.00</text:p>
          </table:table-cell>
          <table:table-cell office:value-type="float" office:value="2109877314" calcext:value-type="float">
            <text:p>2109877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2]+1" office:value-type="float" office:value="844" calcext:value-type="float">
            <text:p>844</text:p>
          </table:table-cell>
          <table:table-cell table:formula="of:=ROUND([.D843]/[.E843];1)" office:value-type="float" office:value="211.2" calcext:value-type="float">
            <text:p>211.2</text:p>
          </table:table-cell>
          <table:table-cell table:formula="of:=[.A843]/([.D843]/[.E843])" office:value-type="float" office:value="3.99593093784457" calcext:value-type="float">
            <text:p>4.00</text:p>
          </table:table-cell>
          <table:table-cell office:value-type="float" office:value="2112148616" calcext:value-type="float">
            <text:p>21121486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3]+1" office:value-type="float" office:value="845" calcext:value-type="float">
            <text:p>845</text:p>
          </table:table-cell>
          <table:table-cell table:formula="of:=ROUND([.D844]/[.E844];1)" office:value-type="float" office:value="211.4" calcext:value-type="float">
            <text:p>211.4</text:p>
          </table:table-cell>
          <table:table-cell table:formula="of:=[.A844]/([.D844]/[.E844])" office:value-type="float" office:value="3.99632670702181" calcext:value-type="float">
            <text:p>4.00</text:p>
          </table:table-cell>
          <table:table-cell office:value-type="float" office:value="2114441741" calcext:value-type="float">
            <text:p>21144417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4]+1" office:value-type="float" office:value="846" calcext:value-type="float">
            <text:p>846</text:p>
          </table:table-cell>
          <table:table-cell table:formula="of:=ROUND([.D845]/[.E845];1)" office:value-type="float" office:value="211.7" calcext:value-type="float">
            <text:p>211.7</text:p>
          </table:table-cell>
          <table:table-cell table:formula="of:=[.A845]/([.D845]/[.E845])" office:value-type="float" office:value="3.99553740222232" calcext:value-type="float">
            <text:p>4.00</text:p>
          </table:table-cell>
          <table:table-cell office:value-type="float" office:value="2117362234" calcext:value-type="float">
            <text:p>211736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5]+1" office:value-type="float" office:value="847" calcext:value-type="float">
            <text:p>847</text:p>
          </table:table-cell>
          <table:table-cell table:formula="of:=ROUND([.D846]/[.E846];1)" office:value-type="float" office:value="212" calcext:value-type="float">
            <text:p>212</text:p>
          </table:table-cell>
          <table:table-cell table:formula="of:=[.A846]/([.D846]/[.E846])" office:value-type="float" office:value="3.99538161810165" calcext:value-type="float">
            <text:p>4.00</text:p>
          </table:table-cell>
          <table:table-cell office:value-type="float" office:value="2119947682" calcext:value-type="float">
            <text:p>21199476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6]+1" office:value-type="float" office:value="848" calcext:value-type="float">
            <text:p>848</text:p>
          </table:table-cell>
          <table:table-cell table:formula="of:=ROUND([.D847]/[.E847];1)" office:value-type="float" office:value="212.2" calcext:value-type="float">
            <text:p>212.2</text:p>
          </table:table-cell>
          <table:table-cell table:formula="of:=[.A847]/([.D847]/[.E847])" office:value-type="float" office:value="3.99661459785265" calcext:value-type="float">
            <text:p>4.00</text:p>
          </table:table-cell>
          <table:table-cell office:value-type="float" office:value="2121795783" calcext:value-type="float">
            <text:p>21217957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7]+1" office:value-type="float" office:value="849" calcext:value-type="float">
            <text:p>849</text:p>
          </table:table-cell>
          <table:table-cell table:formula="of:=ROUND([.D848]/[.E848];1)" office:value-type="float" office:value="212.5" calcext:value-type="float">
            <text:p>212.5</text:p>
          </table:table-cell>
          <table:table-cell table:formula="of:=[.A848]/([.D848]/[.E848])" office:value-type="float" office:value="3.99522388819147" calcext:value-type="float">
            <text:p>4.00</text:p>
          </table:table-cell>
          <table:table-cell office:value-type="float" office:value="2125037354" calcext:value-type="float">
            <text:p>2125037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8]+1" office:value-type="float" office:value="850" calcext:value-type="float">
            <text:p>850</text:p>
          </table:table-cell>
          <table:table-cell table:formula="of:=ROUND([.D849]/[.E849];1)" office:value-type="float" office:value="212.7" calcext:value-type="float">
            <text:p>212.7</text:p>
          </table:table-cell>
          <table:table-cell table:formula="of:=[.A849]/([.D849]/[.E849])" office:value-type="float" office:value="3.99531965130196" calcext:value-type="float">
            <text:p>4.00</text:p>
          </table:table-cell>
          <table:table-cell office:value-type="float" office:value="2127489348" calcext:value-type="float">
            <text:p>21274893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9]+1" office:value-type="float" office:value="851" calcext:value-type="float">
            <text:p>851</text:p>
          </table:table-cell>
          <table:table-cell table:formula="of:=ROUND([.D850]/[.E850];1)" office:value-type="float" office:value="213" calcext:value-type="float">
            <text:p>213</text:p>
          </table:table-cell>
          <table:table-cell table:formula="of:=[.A850]/([.D850]/[.E850])" office:value-type="float" office:value="3.99612443361604" calcext:value-type="float">
            <text:p>4.00</text:p>
          </table:table-cell>
          <table:table-cell office:value-type="float" office:value="2129563316" calcext:value-type="float">
            <text:p>21295633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0]+1" office:value-type="float" office:value="852" calcext:value-type="float">
            <text:p>852</text:p>
          </table:table-cell>
          <table:table-cell table:formula="of:=ROUND([.D851]/[.E851];1)" office:value-type="float" office:value="213.2" calcext:value-type="float">
            <text:p>213.2</text:p>
          </table:table-cell>
          <table:table-cell table:formula="of:=[.A851]/([.D851]/[.E851])" office:value-type="float" office:value="3.99623468576558" calcext:value-type="float">
            <text:p>4.00</text:p>
          </table:table-cell>
          <table:table-cell office:value-type="float" office:value="2132006919" calcext:value-type="float">
            <text:p>213200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1]+1" office:value-type="float" office:value="853" calcext:value-type="float">
            <text:p>853</text:p>
          </table:table-cell>
          <table:table-cell table:formula="of:=ROUND([.D852]/[.E852];1)" office:value-type="float" office:value="213.5" calcext:value-type="float">
            <text:p>213.5</text:p>
          </table:table-cell>
          <table:table-cell table:formula="of:=[.A852]/([.D852]/[.E852])" office:value-type="float" office:value="3.99525088789182" calcext:value-type="float">
            <text:p>4.00</text:p>
          </table:table-cell>
          <table:table-cell office:value-type="float" office:value="2135034880" calcext:value-type="float">
            <text:p>21350348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2]+1" office:value-type="float" office:value="854" calcext:value-type="float">
            <text:p>854</text:p>
          </table:table-cell>
          <table:table-cell table:formula="of:=ROUND([.D853]/[.E853];1)" office:value-type="float" office:value="213.8" calcext:value-type="float">
            <text:p>213.8</text:p>
          </table:table-cell>
          <table:table-cell table:formula="of:=[.A853]/([.D853]/[.E853])" office:value-type="float" office:value="3.99474206436268" calcext:value-type="float">
            <text:p>3.99</text:p>
          </table:table-cell>
          <table:table-cell office:value-type="float" office:value="2137810117" calcext:value-type="float">
            <text:p>21378101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3]+1" office:value-type="float" office:value="855" calcext:value-type="float">
            <text:p>855</text:p>
          </table:table-cell>
          <table:table-cell table:formula="of:=ROUND([.D854]/[.E854];1)" office:value-type="float" office:value="214" calcext:value-type="float">
            <text:p>214</text:p>
          </table:table-cell>
          <table:table-cell table:formula="of:=[.A854]/([.D854]/[.E854])" office:value-type="float" office:value="3.99542000752103" calcext:value-type="float">
            <text:p>4.00</text:p>
          </table:table-cell>
          <table:table-cell office:value-type="float" office:value="2139950239" calcext:value-type="float">
            <text:p>21399502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4]+1" office:value-type="float" office:value="856" calcext:value-type="float">
            <text:p>856</text:p>
          </table:table-cell>
          <table:table-cell table:formula="of:=ROUND([.D855]/[.E855];1)" office:value-type="float" office:value="214.3" calcext:value-type="float">
            <text:p>214.3</text:p>
          </table:table-cell>
          <table:table-cell table:formula="of:=[.A855]/([.D855]/[.E855])" office:value-type="float" office:value="3.99478216300961" calcext:value-type="float">
            <text:p>3.99</text:p>
          </table:table-cell>
          <table:table-cell office:value-type="float" office:value="2142795189" calcext:value-type="float">
            <text:p>2142795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5]+1" office:value-type="float" office:value="857" calcext:value-type="float">
            <text:p>857</text:p>
          </table:table-cell>
          <table:table-cell table:formula="of:=ROUND([.D856]/[.E856];1)" office:value-type="float" office:value="214.5" calcext:value-type="float">
            <text:p>214.5</text:p>
          </table:table-cell>
          <table:table-cell table:formula="of:=[.A856]/([.D856]/[.E856])" office:value-type="float" office:value="3.9954052187293" calcext:value-type="float">
            <text:p>4.00</text:p>
          </table:table-cell>
          <table:table-cell office:value-type="float" office:value="2144963910" calcext:value-type="float">
            <text:p>21449639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6]+1" office:value-type="float" office:value="858" calcext:value-type="float">
            <text:p>858</text:p>
          </table:table-cell>
          <table:table-cell table:formula="of:=ROUND([.D857]/[.E857];1)" office:value-type="float" office:value="214.8" calcext:value-type="float">
            <text:p>214.8</text:p>
          </table:table-cell>
          <table:table-cell table:formula="of:=[.A857]/([.D857]/[.E857])" office:value-type="float" office:value="3.99433742057262" calcext:value-type="float">
            <text:p>3.99</text:p>
          </table:table-cell>
          <table:table-cell office:value-type="float" office:value="2148040863" calcext:value-type="float">
            <text:p>214804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7]+1" office:value-type="float" office:value="859" calcext:value-type="float">
            <text:p>859</text:p>
          </table:table-cell>
          <table:table-cell table:formula="of:=ROUND([.D858]/[.E858];1)" office:value-type="float" office:value="214.9" calcext:value-type="float">
            <text:p>214.9</text:p>
          </table:table-cell>
          <table:table-cell table:formula="of:=[.A858]/([.D858]/[.E858])" office:value-type="float" office:value="3.99670576528994" calcext:value-type="float">
            <text:p>4.00</text:p>
          </table:table-cell>
          <table:table-cell office:value-type="float" office:value="2149270050" calcext:value-type="float">
            <text:p>2149270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8]+1" office:value-type="float" office:value="860" calcext:value-type="float">
            <text:p>860</text:p>
          </table:table-cell>
          <table:table-cell table:formula="of:=ROUND([.D859]/[.E859];1)" office:value-type="float" office:value="215.3" calcext:value-type="float">
            <text:p>215.3</text:p>
          </table:table-cell>
          <table:table-cell table:formula="of:=[.A859]/([.D859]/[.E859])" office:value-type="float" office:value="3.99535234784481" calcext:value-type="float">
            <text:p>4.00</text:p>
          </table:table-cell>
          <table:table-cell office:value-type="float" office:value="2152501019" calcext:value-type="float">
            <text:p>21525010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9]+1" office:value-type="float" office:value="861" calcext:value-type="float">
            <text:p>861</text:p>
          </table:table-cell>
          <table:table-cell table:formula="of:=ROUND([.D860]/[.E860];1)" office:value-type="float" office:value="215.5" calcext:value-type="float">
            <text:p>215.5</text:p>
          </table:table-cell>
          <table:table-cell table:formula="of:=[.A860]/([.D860]/[.E860])" office:value-type="float" office:value="3.99626806673225" calcext:value-type="float">
            <text:p>4.00</text:p>
          </table:table-cell>
          <table:table-cell office:value-type="float" office:value="2154510122" calcext:value-type="float">
            <text:p>21545101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0]+1" office:value-type="float" office:value="862" calcext:value-type="float">
            <text:p>862</text:p>
          </table:table-cell>
          <table:table-cell table:formula="of:=ROUND([.D861]/[.E861];1)" office:value-type="float" office:value="215.7" calcext:value-type="float">
            <text:p>215.7</text:p>
          </table:table-cell>
          <table:table-cell table:formula="of:=[.A861]/([.D861]/[.E861])" office:value-type="float" office:value="3.99631709986382" calcext:value-type="float">
            <text:p>4.00</text:p>
          </table:table-cell>
          <table:table-cell office:value-type="float" office:value="2156985991" calcext:value-type="float">
            <text:p>21569859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1]+1" office:value-type="float" office:value="863" calcext:value-type="float">
            <text:p>863</text:p>
          </table:table-cell>
          <table:table-cell table:formula="of:=ROUND([.D862]/[.E862];1)" office:value-type="float" office:value="215.9" calcext:value-type="float">
            <text:p>215.9</text:p>
          </table:table-cell>
          <table:table-cell table:formula="of:=[.A862]/([.D862]/[.E862])" office:value-type="float" office:value="3.99630781167586" calcext:value-type="float">
            <text:p>4.00</text:p>
          </table:table-cell>
          <table:table-cell office:value-type="float" office:value="2159493314" calcext:value-type="float">
            <text:p>2159493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2]+1" office:value-type="float" office:value="864" calcext:value-type="float">
            <text:p>864</text:p>
          </table:table-cell>
          <table:table-cell table:formula="of:=ROUND([.D863]/[.E863];1)" office:value-type="float" office:value="216.3" calcext:value-type="float">
            <text:p>216.3</text:p>
          </table:table-cell>
          <table:table-cell table:formula="of:=[.A863]/([.D863]/[.E863])" office:value-type="float" office:value="3.99507408105634" calcext:value-type="float">
            <text:p>4.00</text:p>
          </table:table-cell>
          <table:table-cell office:value-type="float" office:value="2162663276" calcext:value-type="float">
            <text:p>2162663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3]+1" office:value-type="float" office:value="865" calcext:value-type="float">
            <text:p>865</text:p>
          </table:table-cell>
          <table:table-cell table:formula="of:=ROUND([.D864]/[.E864];1)" office:value-type="float" office:value="216.5" calcext:value-type="float">
            <text:p>216.5</text:p>
          </table:table-cell>
          <table:table-cell table:formula="of:=[.A864]/([.D864]/[.E864])" office:value-type="float" office:value="3.99606387800411" calcext:value-type="float">
            <text:p>4.00</text:p>
          </table:table-cell>
          <table:table-cell office:value-type="float" office:value="2164630062" calcext:value-type="float">
            <text:p>21646300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4]+1" office:value-type="float" office:value="866" calcext:value-type="float">
            <text:p>866</text:p>
          </table:table-cell>
          <table:table-cell table:formula="of:=ROUND([.D865]/[.E865];1)" office:value-type="float" office:value="216.7" calcext:value-type="float">
            <text:p>216.7</text:p>
          </table:table-cell>
          <table:table-cell table:formula="of:=[.A865]/([.D865]/[.E865])" office:value-type="float" office:value="3.99589850457111" calcext:value-type="float">
            <text:p>4.00</text:p>
          </table:table-cell>
          <table:table-cell office:value-type="float" office:value="2167222213" calcext:value-type="float">
            <text:p>2167222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5]+1" office:value-type="float" office:value="867" calcext:value-type="float">
            <text:p>867</text:p>
          </table:table-cell>
          <table:table-cell table:formula="of:=ROUND([.D866]/[.E866];1)" office:value-type="float" office:value="216.9" calcext:value-type="float">
            <text:p>216.9</text:p>
          </table:table-cell>
          <table:table-cell table:formula="of:=[.A866]/([.D866]/[.E866])" office:value-type="float" office:value="3.99638110405642" calcext:value-type="float">
            <text:p>4.00</text:p>
          </table:table-cell>
          <table:table-cell office:value-type="float" office:value="2169462765" calcext:value-type="float">
            <text:p>216946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6]+1" office:value-type="float" office:value="868" calcext:value-type="float">
            <text:p>868</text:p>
          </table:table-cell>
          <table:table-cell table:formula="of:=ROUND([.D867]/[.E867];1)" office:value-type="float" office:value="217.2" calcext:value-type="float">
            <text:p>217.2</text:p>
          </table:table-cell>
          <table:table-cell table:formula="of:=[.A867]/([.D867]/[.E867])" office:value-type="float" office:value="3.99634822539012" calcext:value-type="float">
            <text:p>4.00</text:p>
          </table:table-cell>
          <table:table-cell office:value-type="float" office:value="2171982898" calcext:value-type="float">
            <text:p>21719828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7]+1" office:value-type="float" office:value="869" calcext:value-type="float">
            <text:p>869</text:p>
          </table:table-cell>
          <table:table-cell table:formula="of:=ROUND([.D868]/[.E868];1)" office:value-type="float" office:value="217.5" calcext:value-type="float">
            <text:p>217.5</text:p>
          </table:table-cell>
          <table:table-cell table:formula="of:=[.A868]/([.D868]/[.E868])" office:value-type="float" office:value="3.99528644289138" calcext:value-type="float">
            <text:p>4.00</text:p>
          </table:table-cell>
          <table:table-cell office:value-type="float" office:value="2175063071" calcext:value-type="float">
            <text:p>21750630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8]+1" office:value-type="float" office:value="870" calcext:value-type="float">
            <text:p>870</text:p>
          </table:table-cell>
          <table:table-cell table:formula="of:=ROUND([.D869]/[.E869];1)" office:value-type="float" office:value="217.7" calcext:value-type="float">
            <text:p>217.7</text:p>
          </table:table-cell>
          <table:table-cell table:formula="of:=[.A869]/([.D869]/[.E869])" office:value-type="float" office:value="3.99557454021722" calcext:value-type="float">
            <text:p>4.00</text:p>
          </table:table-cell>
          <table:table-cell office:value-type="float" office:value="2177409009" calcext:value-type="float">
            <text:p>2177409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9]+1" office:value-type="float" office:value="871" calcext:value-type="float">
            <text:p>871</text:p>
          </table:table-cell>
          <table:table-cell table:formula="of:=ROUND([.D870]/[.E870];1)" office:value-type="float" office:value="217.9" calcext:value-type="float">
            <text:p>217.9</text:p>
          </table:table-cell>
          <table:table-cell table:formula="of:=[.A870]/([.D870]/[.E870])" office:value-type="float" office:value="3.99649420187176" calcext:value-type="float">
            <text:p>4.00</text:p>
          </table:table-cell>
          <table:table-cell office:value-type="float" office:value="2179410143" calcext:value-type="float">
            <text:p>217941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0]+1" office:value-type="float" office:value="872" calcext:value-type="float">
            <text:p>872</text:p>
          </table:table-cell>
          <table:table-cell table:formula="of:=ROUND([.D871]/[.E871];1)" office:value-type="float" office:value="218.3" calcext:value-type="float">
            <text:p>218.3</text:p>
          </table:table-cell>
          <table:table-cell table:formula="of:=[.A871]/([.D871]/[.E871])" office:value-type="float" office:value="3.99522964082863" calcext:value-type="float">
            <text:p>4.00</text:p>
          </table:table-cell>
          <table:table-cell office:value-type="float" office:value="2182602950" calcext:value-type="float">
            <text:p>2182602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1]+1" office:value-type="float" office:value="873" calcext:value-type="float">
            <text:p>873</text:p>
          </table:table-cell>
          <table:table-cell table:formula="of:=ROUND([.D872]/[.E872];1)" office:value-type="float" office:value="218.5" calcext:value-type="float">
            <text:p>218.5</text:p>
          </table:table-cell>
          <table:table-cell table:formula="of:=[.A872]/([.D872]/[.E872])" office:value-type="float" office:value="3.9945384620258" calcext:value-type="float">
            <text:p>3.99</text:p>
          </table:table-cell>
          <table:table-cell office:value-type="float" office:value="2185484026" calcext:value-type="float">
            <text:p>21854840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2]+1" office:value-type="float" office:value="874" calcext:value-type="float">
            <text:p>874</text:p>
          </table:table-cell>
          <table:table-cell table:formula="of:=ROUND([.D873]/[.E873];1)" office:value-type="float" office:value="218.7" calcext:value-type="float">
            <text:p>218.7</text:p>
          </table:table-cell>
          <table:table-cell table:formula="of:=[.A873]/([.D873]/[.E873])" office:value-type="float" office:value="3.99669363687206" calcext:value-type="float">
            <text:p>4.00</text:p>
          </table:table-cell>
          <table:table-cell office:value-type="float" office:value="2186807595" calcext:value-type="float">
            <text:p>2186807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3]+1" office:value-type="float" office:value="875" calcext:value-type="float">
            <text:p>875</text:p>
          </table:table-cell>
          <table:table-cell table:formula="of:=ROUND([.D874]/[.E874];1)" office:value-type="float" office:value="218.9" calcext:value-type="float">
            <text:p>218.9</text:p>
          </table:table-cell>
          <table:table-cell table:formula="of:=[.A874]/([.D874]/[.E874])" office:value-type="float" office:value="3.99656409492682" calcext:value-type="float">
            <text:p>4.00</text:p>
          </table:table-cell>
          <table:table-cell office:value-type="float" office:value="2189380626" calcext:value-type="float">
            <text:p>2189380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4]+1" office:value-type="float" office:value="876" calcext:value-type="float">
            <text:p>876</text:p>
          </table:table-cell>
          <table:table-cell table:formula="of:=ROUND([.D875]/[.E875];1)" office:value-type="float" office:value="219.2" calcext:value-type="float">
            <text:p>219.2</text:p>
          </table:table-cell>
          <table:table-cell table:formula="of:=[.A875]/([.D875]/[.E875])" office:value-type="float" office:value="3.99553705443915" calcext:value-type="float">
            <text:p>4.00</text:p>
          </table:table-cell>
          <table:table-cell office:value-type="float" office:value="2192446192" calcext:value-type="float">
            <text:p>2192446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5]+1" office:value-type="float" office:value="877" calcext:value-type="float">
            <text:p>877</text:p>
          </table:table-cell>
          <table:table-cell table:formula="of:=ROUND([.D876]/[.E876];1)" office:value-type="float" office:value="219.4" calcext:value-type="float">
            <text:p>219.4</text:p>
          </table:table-cell>
          <table:table-cell table:formula="of:=[.A876]/([.D876]/[.E876])" office:value-type="float" office:value="3.99636879996874" calcext:value-type="float">
            <text:p>4.00</text:p>
          </table:table-cell>
          <table:table-cell office:value-type="float" office:value="2194492160" calcext:value-type="float">
            <text:p>2194492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6]+1" office:value-type="float" office:value="878" calcext:value-type="float">
            <text:p>878</text:p>
          </table:table-cell>
          <table:table-cell table:formula="of:=ROUND([.D877]/[.E877];1)" office:value-type="float" office:value="219.7" calcext:value-type="float">
            <text:p>219.7</text:p>
          </table:table-cell>
          <table:table-cell table:formula="of:=[.A877]/([.D877]/[.E877])" office:value-type="float" office:value="3.99565652294199" calcext:value-type="float">
            <text:p>4.00</text:p>
          </table:table-cell>
          <table:table-cell office:value-type="float" office:value="2197386074" calcext:value-type="float">
            <text:p>2197386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7]+1" office:value-type="float" office:value="879" calcext:value-type="float">
            <text:p>879</text:p>
          </table:table-cell>
          <table:table-cell table:formula="of:=ROUND([.D878]/[.E878];1)" office:value-type="float" office:value="220" calcext:value-type="float">
            <text:p>220</text:p>
          </table:table-cell>
          <table:table-cell table:formula="of:=[.A878]/([.D878]/[.E878])" office:value-type="float" office:value="3.99625713193916" calcext:value-type="float">
            <text:p>4.00</text:p>
          </table:table-cell>
          <table:table-cell office:value-type="float" office:value="2199558164" calcext:value-type="float">
            <text:p>219955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8]+1" office:value-type="float" office:value="880" calcext:value-type="float">
            <text:p>880</text:p>
          </table:table-cell>
          <table:table-cell table:formula="of:=ROUND([.D879]/[.E879];1)" office:value-type="float" office:value="220.2" calcext:value-type="float">
            <text:p>220.2</text:p>
          </table:table-cell>
          <table:table-cell table:formula="of:=[.A879]/([.D879]/[.E879])" office:value-type="float" office:value="3.99634179413462" calcext:value-type="float">
            <text:p>4.00</text:p>
          </table:table-cell>
          <table:table-cell office:value-type="float" office:value="2202013855" calcext:value-type="float">
            <text:p>2202013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9]+1" office:value-type="float" office:value="881" calcext:value-type="float">
            <text:p>881</text:p>
          </table:table-cell>
          <table:table-cell table:formula="of:=ROUND([.D880]/[.E880];1)" office:value-type="float" office:value="220.5" calcext:value-type="float">
            <text:p>220.5</text:p>
          </table:table-cell>
          <table:table-cell table:formula="of:=[.A880]/([.D880]/[.E880])" office:value-type="float" office:value="3.99529568943272" calcext:value-type="float">
            <text:p>4.00</text:p>
          </table:table-cell>
          <table:table-cell office:value-type="float" office:value="2205093361" calcext:value-type="float">
            <text:p>22050933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0]+1" office:value-type="float" office:value="882" calcext:value-type="float">
            <text:p>882</text:p>
          </table:table-cell>
          <table:table-cell table:formula="of:=ROUND([.D881]/[.E881];1)" office:value-type="float" office:value="220.8" calcext:value-type="float">
            <text:p>220.8</text:p>
          </table:table-cell>
          <table:table-cell table:formula="of:=[.A881]/([.D881]/[.E881])" office:value-type="float" office:value="3.99536950807294" calcext:value-type="float">
            <text:p>4.00</text:p>
          </table:table-cell>
          <table:table-cell office:value-type="float" office:value="2207555517" calcext:value-type="float">
            <text:p>2207555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1]+1" office:value-type="float" office:value="883" calcext:value-type="float">
            <text:p>883</text:p>
          </table:table-cell>
          <table:table-cell table:formula="of:=ROUND([.D882]/[.E882];1)" office:value-type="float" office:value="220.9" calcext:value-type="float">
            <text:p>220.9</text:p>
          </table:table-cell>
          <table:table-cell table:formula="of:=[.A882]/([.D882]/[.E882])" office:value-type="float" office:value="3.99650787585878" calcext:value-type="float">
            <text:p>4.00</text:p>
          </table:table-cell>
          <table:table-cell office:value-type="float" office:value="2209428900" calcext:value-type="float">
            <text:p>220942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2]+1" office:value-type="float" office:value="884" calcext:value-type="float">
            <text:p>884</text:p>
          </table:table-cell>
          <table:table-cell table:formula="of:=ROUND([.D883]/[.E883];1)" office:value-type="float" office:value="221.3" calcext:value-type="float">
            <text:p>221.3</text:p>
          </table:table-cell>
          <table:table-cell table:formula="of:=[.A883]/([.D883]/[.E883])" office:value-type="float" office:value="3.99411694767374" calcext:value-type="float">
            <text:p>3.99</text:p>
          </table:table-cell>
          <table:table-cell office:value-type="float" office:value="2213255174" calcext:value-type="float">
            <text:p>22132551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3]+1" office:value-type="float" office:value="885" calcext:value-type="float">
            <text:p>885</text:p>
          </table:table-cell>
          <table:table-cell table:formula="of:=ROUND([.D884]/[.E884];1)" office:value-type="float" office:value="222.7" calcext:value-type="float">
            <text:p>222.7</text:p>
          </table:table-cell>
          <table:table-cell table:formula="of:=[.A884]/([.D884]/[.E884])" office:value-type="float" office:value="3.97335065365821" calcext:value-type="float">
            <text:p>3.97</text:p>
          </table:table-cell>
          <table:table-cell office:value-type="float" office:value="2227339284" calcext:value-type="float">
            <text:p>2227339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4]+1" office:value-type="float" office:value="886" calcext:value-type="float">
            <text:p>886</text:p>
          </table:table-cell>
          <table:table-cell table:formula="of:=ROUND([.D885]/[.E885];1)" office:value-type="float" office:value="223" calcext:value-type="float">
            <text:p>223</text:p>
          </table:table-cell>
          <table:table-cell table:formula="of:=[.A885]/([.D885]/[.E885])" office:value-type="float" office:value="3.97318333718982" calcext:value-type="float">
            <text:p>3.97</text:p>
          </table:table-cell>
          <table:table-cell office:value-type="float" office:value="2229949954" calcext:value-type="float">
            <text:p>2229949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5]+1" office:value-type="float" office:value="887" calcext:value-type="float">
            <text:p>887</text:p>
          </table:table-cell>
          <table:table-cell table:formula="of:=ROUND([.D886]/[.E886];1)" office:value-type="float" office:value="223.3" calcext:value-type="float">
            <text:p>223.3</text:p>
          </table:table-cell>
          <table:table-cell table:formula="of:=[.A886]/([.D886]/[.E886])" office:value-type="float" office:value="3.97203403770577" calcext:value-type="float">
            <text:p>3.97</text:p>
          </table:table-cell>
          <table:table-cell office:value-type="float" office:value="2233112787" calcext:value-type="float">
            <text:p>2233112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6]+1" office:value-type="float" office:value="888" calcext:value-type="float">
            <text:p>888</text:p>
          </table:table-cell>
          <table:table-cell table:formula="of:=ROUND([.D887]/[.E887];1)" office:value-type="float" office:value="223.5" calcext:value-type="float">
            <text:p>223.5</text:p>
          </table:table-cell>
          <table:table-cell table:formula="of:=[.A887]/([.D887]/[.E887])" office:value-type="float" office:value="3.97226804544305" calcext:value-type="float">
            <text:p>3.97</text:p>
          </table:table-cell>
          <table:table-cell office:value-type="float" office:value="2235498687" calcext:value-type="float">
            <text:p>22354986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7]+1" office:value-type="float" office:value="889" calcext:value-type="float">
            <text:p>889</text:p>
          </table:table-cell>
          <table:table-cell table:formula="of:=ROUND([.D888]/[.E888];1)" office:value-type="float" office:value="223.7" calcext:value-type="float">
            <text:p>223.7</text:p>
          </table:table-cell>
          <table:table-cell table:formula="of:=[.A888]/([.D888]/[.E888])" office:value-type="float" office:value="3.9734415808354" calcext:value-type="float">
            <text:p>3.97</text:p>
          </table:table-cell>
          <table:table-cell office:value-type="float" office:value="2237355154" calcext:value-type="float">
            <text:p>22373551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8]+1" office:value-type="float" office:value="890" calcext:value-type="float">
            <text:p>890</text:p>
          </table:table-cell>
          <table:table-cell table:formula="of:=ROUND([.D889]/[.E889];1)" office:value-type="float" office:value="224" calcext:value-type="float">
            <text:p>224</text:p>
          </table:table-cell>
          <table:table-cell table:formula="of:=[.A889]/([.D889]/[.E889])" office:value-type="float" office:value="3.97369692313709" calcext:value-type="float">
            <text:p>3.97</text:p>
          </table:table-cell>
          <table:table-cell office:value-type="float" office:value="2239727934" calcext:value-type="float">
            <text:p>22397279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9]+1" office:value-type="float" office:value="891" calcext:value-type="float">
            <text:p>891</text:p>
          </table:table-cell>
          <table:table-cell table:formula="of:=ROUND([.D890]/[.E890];1)" office:value-type="float" office:value="224.4" calcext:value-type="float">
            <text:p>224.4</text:p>
          </table:table-cell>
          <table:table-cell table:formula="of:=[.A890]/([.D890]/[.E890])" office:value-type="float" office:value="3.97135988432383" calcext:value-type="float">
            <text:p>3.97</text:p>
          </table:table-cell>
          <table:table-cell office:value-type="float" office:value="2243563983" calcext:value-type="float">
            <text:p>22435639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0]+1" office:value-type="float" office:value="892" calcext:value-type="float">
            <text:p>892</text:p>
          </table:table-cell>
          <table:table-cell table:formula="of:=ROUND([.D891]/[.E891];1)" office:value-type="float" office:value="224.7" calcext:value-type="float">
            <text:p>224.7</text:p>
          </table:table-cell>
          <table:table-cell table:formula="of:=[.A891]/([.D891]/[.E891])" office:value-type="float" office:value="3.9700166804568" calcext:value-type="float">
            <text:p>3.97</text:p>
          </table:table-cell>
          <table:table-cell office:value-type="float" office:value="2246841945" calcext:value-type="float">
            <text:p>224684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1]+1" office:value-type="float" office:value="893" calcext:value-type="float">
            <text:p>893</text:p>
          </table:table-cell>
          <table:table-cell table:formula="of:=ROUND([.D892]/[.E892];1)" office:value-type="float" office:value="224.8" calcext:value-type="float">
            <text:p>224.8</text:p>
          </table:table-cell>
          <table:table-cell table:formula="of:=[.A892]/([.D892]/[.E892])" office:value-type="float" office:value="3.97158837750908" calcext:value-type="float">
            <text:p>3.97</text:p>
          </table:table-cell>
          <table:table-cell office:value-type="float" office:value="2248470675" calcext:value-type="float">
            <text:p>2248470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2]+1" office:value-type="float" office:value="894" calcext:value-type="float">
            <text:p>894</text:p>
          </table:table-cell>
          <table:table-cell table:formula="of:=ROUND([.D893]/[.E893];1)" office:value-type="float" office:value="225.1" calcext:value-type="float">
            <text:p>225.1</text:p>
          </table:table-cell>
          <table:table-cell table:formula="of:=[.A893]/([.D893]/[.E893])" office:value-type="float" office:value="3.97220016525526" calcext:value-type="float">
            <text:p>3.97</text:p>
          </table:table-cell>
          <table:table-cell office:value-type="float" office:value="2250641868" calcext:value-type="float">
            <text:p>2250641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3]+1" office:value-type="float" office:value="895" calcext:value-type="float">
            <text:p>895</text:p>
          </table:table-cell>
          <table:table-cell table:formula="of:=ROUND([.D894]/[.E894];1)" office:value-type="float" office:value="225.3" calcext:value-type="float">
            <text:p>225.3</text:p>
          </table:table-cell>
          <table:table-cell table:formula="of:=[.A894]/([.D894]/[.E894])" office:value-type="float" office:value="3.97176237243763" calcext:value-type="float">
            <text:p>3.97</text:p>
          </table:table-cell>
          <table:table-cell office:value-type="float" office:value="2253407722" calcext:value-type="float">
            <text:p>2253407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4]+1" office:value-type="float" office:value="896" calcext:value-type="float">
            <text:p>896</text:p>
          </table:table-cell>
          <table:table-cell table:formula="of:=ROUND([.D895]/[.E895];1)" office:value-type="float" office:value="225.6" calcext:value-type="float">
            <text:p>225.6</text:p>
          </table:table-cell>
          <table:table-cell table:formula="of:=[.A895]/([.D895]/[.E895])" office:value-type="float" office:value="3.97216786210263" calcext:value-type="float">
            <text:p>3.97</text:p>
          </table:table-cell>
          <table:table-cell office:value-type="float" office:value="2255695205" calcext:value-type="float">
            <text:p>22556952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5]+1" office:value-type="float" office:value="897" calcext:value-type="float">
            <text:p>897</text:p>
          </table:table-cell>
          <table:table-cell table:formula="of:=ROUND([.D896]/[.E896];1)" office:value-type="float" office:value="225.7" calcext:value-type="float">
            <text:p>225.7</text:p>
          </table:table-cell>
          <table:table-cell table:formula="of:=[.A896]/([.D896]/[.E896])" office:value-type="float" office:value="3.97360986677577" calcext:value-type="float">
            <text:p>3.97</text:p>
          </table:table-cell>
          <table:table-cell office:value-type="float" office:value="2257393227" calcext:value-type="float">
            <text:p>22573932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6]+1" office:value-type="float" office:value="898" calcext:value-type="float">
            <text:p>898</text:p>
          </table:table-cell>
          <table:table-cell table:formula="of:=ROUND([.D897]/[.E897];1)" office:value-type="float" office:value="226" calcext:value-type="float">
            <text:p>226</text:p>
          </table:table-cell>
          <table:table-cell table:formula="of:=[.A897]/([.D897]/[.E897])" office:value-type="float" office:value="3.97302321660229" calcext:value-type="float">
            <text:p>3.97</text:p>
          </table:table-cell>
          <table:table-cell office:value-type="float" office:value="2260243525" calcext:value-type="float">
            <text:p>22602435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7]+1" office:value-type="float" office:value="899" calcext:value-type="float">
            <text:p>899</text:p>
          </table:table-cell>
          <table:table-cell table:formula="of:=ROUND([.D898]/[.E898];1)" office:value-type="float" office:value="226" calcext:value-type="float">
            <text:p>226</text:p>
          </table:table-cell>
          <table:table-cell table:formula="of:=[.A898]/([.D898]/[.E898])" office:value-type="float" office:value="3.97756106399861" calcext:value-type="float">
            <text:p>3.98</text:p>
          </table:table-cell>
          <table:table-cell office:value-type="float" office:value="2260179003" calcext:value-type="float">
            <text:p>2260179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8]+1" office:value-type="float" office:value="900" calcext:value-type="float">
            <text:p>900</text:p>
          </table:table-cell>
          <table:table-cell table:formula="of:=ROUND([.D899]/[.E899];1)" office:value-type="float" office:value="225.3" calcext:value-type="float">
            <text:p>225.3</text:p>
          </table:table-cell>
          <table:table-cell table:formula="of:=[.A899]/([.D899]/[.E899])" office:value-type="float" office:value="3.99542885470778" calcext:value-type="float">
            <text:p>4.00</text:p>
          </table:table-cell>
          <table:table-cell office:value-type="float" office:value="2252574211" calcext:value-type="float">
            <text:p>22525742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9]+1" office:value-type="float" office:value="901" calcext:value-type="float">
            <text:p>901</text:p>
          </table:table-cell>
          <table:table-cell table:formula="of:=ROUND([.D900]/[.E900];1)" office:value-type="float" office:value="225.5" calcext:value-type="float">
            <text:p>225.5</text:p>
          </table:table-cell>
          <table:table-cell table:formula="of:=[.A900]/([.D900]/[.E900])" office:value-type="float" office:value="3.99634454143023" calcext:value-type="float">
            <text:p>4.00</text:p>
          </table:table-cell>
          <table:table-cell office:value-type="float" office:value="2254560363" calcext:value-type="float">
            <text:p>2254560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0]+1" office:value-type="float" office:value="902" calcext:value-type="float">
            <text:p>902</text:p>
          </table:table-cell>
          <table:table-cell table:formula="of:=ROUND([.D901]/[.E901];1)" office:value-type="float" office:value="225.8" calcext:value-type="float">
            <text:p>225.8</text:p>
          </table:table-cell>
          <table:table-cell table:formula="of:=[.A901]/([.D901]/[.E901])" office:value-type="float" office:value="3.99520213429545" calcext:value-type="float">
            <text:p>4.00</text:p>
          </table:table-cell>
          <table:table-cell office:value-type="float" office:value="2257708045" calcext:value-type="float">
            <text:p>22577080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1]+1" office:value-type="float" office:value="903" calcext:value-type="float">
            <text:p>903</text:p>
          </table:table-cell>
          <table:table-cell table:formula="of:=ROUND([.D902]/[.E902];1)" office:value-type="float" office:value="225.9" calcext:value-type="float">
            <text:p>225.9</text:p>
          </table:table-cell>
          <table:table-cell table:formula="of:=[.A902]/([.D902]/[.E902])" office:value-type="float" office:value="3.99654181847698" calcext:value-type="float">
            <text:p>4.00</text:p>
          </table:table-cell>
          <table:table-cell office:value-type="float" office:value="2259453400" calcext:value-type="float">
            <text:p>225945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2]+1" office:value-type="float" office:value="904" calcext:value-type="float">
            <text:p>904</text:p>
          </table:table-cell>
          <table:table-cell table:formula="of:=ROUND([.D903]/[.E903];1)" office:value-type="float" office:value="226.3" calcext:value-type="float">
            <text:p>226.3</text:p>
          </table:table-cell>
          <table:table-cell table:formula="of:=[.A903]/([.D903]/[.E903])" office:value-type="float" office:value="3.99548444667935" calcext:value-type="float">
            <text:p>4.00</text:p>
          </table:table-cell>
          <table:table-cell office:value-type="float" office:value="2262554171" calcext:value-type="float">
            <text:p>2262554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3]+1" office:value-type="float" office:value="905" calcext:value-type="float">
            <text:p>905</text:p>
          </table:table-cell>
          <table:table-cell table:formula="of:=ROUND([.D904]/[.E904];1)" office:value-type="float" office:value="226.5" calcext:value-type="float">
            <text:p>226.5</text:p>
          </table:table-cell>
          <table:table-cell table:formula="of:=[.A904]/([.D904]/[.E904])" office:value-type="float" office:value="3.9958964042531" calcext:value-type="float">
            <text:p>4.00</text:p>
          </table:table-cell>
          <table:table-cell office:value-type="float" office:value="2264823480" calcext:value-type="float">
            <text:p>2264823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4]+1" office:value-type="float" office:value="906" calcext:value-type="float">
            <text:p>906</text:p>
          </table:table-cell>
          <table:table-cell table:formula="of:=ROUND([.D905]/[.E905];1)" office:value-type="float" office:value="226.7" calcext:value-type="float">
            <text:p>226.7</text:p>
          </table:table-cell>
          <table:table-cell table:formula="of:=[.A905]/([.D905]/[.E905])" office:value-type="float" office:value="3.99668785037539" calcext:value-type="float">
            <text:p>4.00</text:p>
          </table:table-cell>
          <table:table-cell office:value-type="float" office:value="2266877059" calcext:value-type="float">
            <text:p>22668770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5]+1" office:value-type="float" office:value="907" calcext:value-type="float">
            <text:p>907</text:p>
          </table:table-cell>
          <table:table-cell table:formula="of:=ROUND([.D906]/[.E906];1)" office:value-type="float" office:value="227" calcext:value-type="float">
            <text:p>227</text:p>
          </table:table-cell>
          <table:table-cell table:formula="of:=[.A906]/([.D906]/[.E906])" office:value-type="float" office:value="3.99633983385916" calcext:value-type="float">
            <text:p>4.00</text:p>
          </table:table-cell>
          <table:table-cell office:value-type="float" office:value="2269576757" calcext:value-type="float">
            <text:p>22695767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6]+1" office:value-type="float" office:value="908" calcext:value-type="float">
            <text:p>908</text:p>
          </table:table-cell>
          <table:table-cell table:formula="of:=ROUND([.D907]/[.E907];1)" office:value-type="float" office:value="227.2" calcext:value-type="float">
            <text:p>227.2</text:p>
          </table:table-cell>
          <table:table-cell table:formula="of:=[.A907]/([.D907]/[.E907])" office:value-type="float" office:value="3.99734859565638" calcext:value-type="float">
            <text:p>4.00</text:p>
          </table:table-cell>
          <table:table-cell office:value-type="float" office:value="2271505670" calcext:value-type="float">
            <text:p>2271505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7]+1" office:value-type="float" office:value="909" calcext:value-type="float">
            <text:p>909</text:p>
          </table:table-cell>
          <table:table-cell table:formula="of:=ROUND([.D908]/[.E908];1)" office:value-type="float" office:value="227.5" calcext:value-type="float">
            <text:p>227.5</text:p>
          </table:table-cell>
          <table:table-cell table:formula="of:=[.A908]/([.D908]/[.E908])" office:value-type="float" office:value="3.99627735114427" calcext:value-type="float">
            <text:p>4.00</text:p>
          </table:table-cell>
          <table:table-cell office:value-type="float" office:value="2274616900" calcext:value-type="float">
            <text:p>2274616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8]+1" office:value-type="float" office:value="910" calcext:value-type="float">
            <text:p>910</text:p>
          </table:table-cell>
          <table:table-cell table:formula="of:=ROUND([.D909]/[.E909];1)" office:value-type="float" office:value="227.7" calcext:value-type="float">
            <text:p>227.7</text:p>
          </table:table-cell>
          <table:table-cell table:formula="of:=[.A909]/([.D909]/[.E909])" office:value-type="float" office:value="3.99660999634727" calcext:value-type="float">
            <text:p>4.00</text:p>
          </table:table-cell>
          <table:table-cell office:value-type="float" office:value="2276929700" calcext:value-type="float">
            <text:p>2276929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9]+1" office:value-type="float" office:value="911" calcext:value-type="float">
            <text:p>911</text:p>
          </table:table-cell>
          <table:table-cell table:formula="of:=ROUND([.D910]/[.E910];1)" office:value-type="float" office:value="228.1" calcext:value-type="float">
            <text:p>228.1</text:p>
          </table:table-cell>
          <table:table-cell table:formula="of:=[.A910]/([.D910]/[.E910])" office:value-type="float" office:value="3.99451852436656" calcext:value-type="float">
            <text:p>3.99</text:p>
          </table:table-cell>
          <table:table-cell office:value-type="float" office:value="2280625298" calcext:value-type="float">
            <text:p>22806252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0]+1" office:value-type="float" office:value="912" calcext:value-type="float">
            <text:p>912</text:p>
          </table:table-cell>
          <table:table-cell table:formula="of:=ROUND([.D911]/[.E911];1)" office:value-type="float" office:value="228.1" calcext:value-type="float">
            <text:p>228.1</text:p>
          </table:table-cell>
          <table:table-cell table:formula="of:=[.A911]/([.D911]/[.E911])" office:value-type="float" office:value="3.99743301682956" calcext:value-type="float">
            <text:p>4.00</text:p>
          </table:table-cell>
          <table:table-cell office:value-type="float" office:value="2281464120" calcext:value-type="float">
            <text:p>2281464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1]+1" office:value-type="float" office:value="913" calcext:value-type="float">
            <text:p>913</text:p>
          </table:table-cell>
          <table:table-cell table:formula="of:=ROUND([.D912]/[.E912];1)" office:value-type="float" office:value="228.5" calcext:value-type="float">
            <text:p>228.5</text:p>
          </table:table-cell>
          <table:table-cell table:formula="of:=[.A912]/([.D912]/[.E912])" office:value-type="float" office:value="3.9951630958602" calcext:value-type="float">
            <text:p>4.00</text:p>
          </table:table-cell>
          <table:table-cell office:value-type="float" office:value="2285263400" calcext:value-type="float">
            <text:p>228526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2]+1" office:value-type="float" office:value="914" calcext:value-type="float">
            <text:p>914</text:p>
          </table:table-cell>
          <table:table-cell table:formula="of:=ROUND([.D913]/[.E913];1)" office:value-type="float" office:value="228.8" calcext:value-type="float">
            <text:p>228.8</text:p>
          </table:table-cell>
          <table:table-cell table:formula="of:=[.A913]/([.D913]/[.E913])" office:value-type="float" office:value="3.99499285079638" calcext:value-type="float">
            <text:p>3.99</text:p>
          </table:table-cell>
          <table:table-cell office:value-type="float" office:value="2287863919" calcext:value-type="float">
            <text:p>2287863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3]+1" office:value-type="float" office:value="915" calcext:value-type="float">
            <text:p>915</text:p>
          </table:table-cell>
          <table:table-cell table:formula="of:=ROUND([.D914]/[.E914];1)" office:value-type="float" office:value="229.5" calcext:value-type="float">
            <text:p>229.5</text:p>
          </table:table-cell>
          <table:table-cell table:formula="of:=[.A914]/([.D914]/[.E914])" office:value-type="float" office:value="3.98749978173341" calcext:value-type="float">
            <text:p>3.99</text:p>
          </table:table-cell>
          <table:table-cell office:value-type="float" office:value="2294670972" calcext:value-type="float">
            <text:p>2294670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4]+1" office:value-type="float" office:value="916" calcext:value-type="float">
            <text:p>916</text:p>
          </table:table-cell>
          <table:table-cell table:formula="of:=ROUND([.D915]/[.E915];1)" office:value-type="float" office:value="229.2" calcext:value-type="float">
            <text:p>229.2</text:p>
          </table:table-cell>
          <table:table-cell table:formula="of:=[.A915]/([.D915]/[.E915])" office:value-type="float" office:value="3.99586810486719" calcext:value-type="float">
            <text:p>4.00</text:p>
          </table:table-cell>
          <table:table-cell office:value-type="float" office:value="2292367956" calcext:value-type="float">
            <text:p>2292367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5]+1" office:value-type="float" office:value="917" calcext:value-type="float">
            <text:p>917</text:p>
          </table:table-cell>
          <table:table-cell table:formula="of:=ROUND([.D916]/[.E916];1)" office:value-type="float" office:value="229.5" calcext:value-type="float">
            <text:p>229.5</text:p>
          </table:table-cell>
          <table:table-cell table:formula="of:=[.A916]/([.D916]/[.E916])" office:value-type="float" office:value="3.99629457117507" calcext:value-type="float">
            <text:p>4.00</text:p>
          </table:table-cell>
          <table:table-cell office:value-type="float" office:value="2294625643" calcext:value-type="float">
            <text:p>22946256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6]+1" office:value-type="float" office:value="918" calcext:value-type="float">
            <text:p>918</text:p>
          </table:table-cell>
          <table:table-cell table:formula="of:=ROUND([.D917]/[.E917];1)" office:value-type="float" office:value="229.7" calcext:value-type="float">
            <text:p>229.7</text:p>
          </table:table-cell>
          <table:table-cell table:formula="of:=[.A917]/([.D917]/[.E917])" office:value-type="float" office:value="3.99624147481871" calcext:value-type="float">
            <text:p>4.00</text:p>
          </table:table-cell>
          <table:table-cell office:value-type="float" office:value="2297158482" calcext:value-type="float">
            <text:p>2297158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7]+1" office:value-type="float" office:value="919" calcext:value-type="float">
            <text:p>919</text:p>
          </table:table-cell>
          <table:table-cell table:formula="of:=ROUND([.D918]/[.E918];1)" office:value-type="float" office:value="229.9" calcext:value-type="float">
            <text:p>229.9</text:p>
          </table:table-cell>
          <table:table-cell table:formula="of:=[.A918]/([.D918]/[.E918])" office:value-type="float" office:value="3.99665820576589" calcext:value-type="float">
            <text:p>4.00</text:p>
          </table:table-cell>
          <table:table-cell office:value-type="float" office:value="2299421048" calcext:value-type="float">
            <text:p>22994210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8]+1" office:value-type="float" office:value="920" calcext:value-type="float">
            <text:p>920</text:p>
          </table:table-cell>
          <table:table-cell table:formula="of:=ROUND([.D919]/[.E919];1)" office:value-type="float" office:value="230.2" calcext:value-type="float">
            <text:p>230.2</text:p>
          </table:table-cell>
          <table:table-cell table:formula="of:=[.A919]/([.D919]/[.E919])" office:value-type="float" office:value="3.99583320246799" calcext:value-type="float">
            <text:p>4.00</text:p>
          </table:table-cell>
          <table:table-cell office:value-type="float" office:value="2302398407" calcext:value-type="float">
            <text:p>2302398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9]+1" office:value-type="float" office:value="921" calcext:value-type="float">
            <text:p>921</text:p>
          </table:table-cell>
          <table:table-cell table:formula="of:=ROUND([.D920]/[.E920];1)" office:value-type="float" office:value="230.5" calcext:value-type="float">
            <text:p>230.5</text:p>
          </table:table-cell>
          <table:table-cell table:formula="of:=[.A920]/([.D920]/[.E920])" office:value-type="float" office:value="3.99531792813123" calcext:value-type="float">
            <text:p>4.00</text:p>
          </table:table-cell>
          <table:table-cell office:value-type="float" office:value="2305198276" calcext:value-type="float">
            <text:p>2305198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0]+1" office:value-type="float" office:value="922" calcext:value-type="float">
            <text:p>922</text:p>
          </table:table-cell>
          <table:table-cell table:formula="of:=ROUND([.D921]/[.E921];1)" office:value-type="float" office:value="230.8" calcext:value-type="float">
            <text:p>230.8</text:p>
          </table:table-cell>
          <table:table-cell table:formula="of:=[.A921]/([.D921]/[.E921])" office:value-type="float" office:value="3.9951629323098" calcext:value-type="float">
            <text:p>4.00</text:p>
          </table:table-cell>
          <table:table-cell office:value-type="float" office:value="2307790735" calcext:value-type="float">
            <text:p>2307790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1]+1" office:value-type="float" office:value="923" calcext:value-type="float">
            <text:p>923</text:p>
          </table:table-cell>
          <table:table-cell table:formula="of:=ROUND([.D922]/[.E922];1)" office:value-type="float" office:value="231" calcext:value-type="float">
            <text:p>231</text:p>
          </table:table-cell>
          <table:table-cell table:formula="of:=[.A922]/([.D922]/[.E922])" office:value-type="float" office:value="3.99492517081208" calcext:value-type="float">
            <text:p>3.99</text:p>
          </table:table-cell>
          <table:table-cell office:value-type="float" office:value="2310431261" calcext:value-type="float">
            <text:p>2310431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2]+1" office:value-type="float" office:value="924" calcext:value-type="float">
            <text:p>924</text:p>
          </table:table-cell>
          <table:table-cell table:formula="of:=ROUND([.D923]/[.E923];1)" office:value-type="float" office:value="231.3" calcext:value-type="float">
            <text:p>231.3</text:p>
          </table:table-cell>
          <table:table-cell table:formula="of:=[.A923]/([.D923]/[.E923])" office:value-type="float" office:value="3.99557194630841" calcext:value-type="float">
            <text:p>4.00</text:p>
          </table:table-cell>
          <table:table-cell office:value-type="float" office:value="2312560035" calcext:value-type="float">
            <text:p>2312560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3]+1" office:value-type="float" office:value="925" calcext:value-type="float">
            <text:p>925</text:p>
          </table:table-cell>
          <table:table-cell table:formula="of:=ROUND([.D924]/[.E924];1)" office:value-type="float" office:value="231.5" calcext:value-type="float">
            <text:p>231.5</text:p>
          </table:table-cell>
          <table:table-cell table:formula="of:=[.A924]/([.D924]/[.E924])" office:value-type="float" office:value="3.99652418532709" calcext:value-type="float">
            <text:p>4.00</text:p>
          </table:table-cell>
          <table:table-cell office:value-type="float" office:value="2314511203" calcext:value-type="float">
            <text:p>23145112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4]+1" office:value-type="float" office:value="926" calcext:value-type="float">
            <text:p>926</text:p>
          </table:table-cell>
          <table:table-cell table:formula="of:=ROUND([.D925]/[.E925];1)" office:value-type="float" office:value="231.7" calcext:value-type="float">
            <text:p>231.7</text:p>
          </table:table-cell>
          <table:table-cell table:formula="of:=[.A925]/([.D925]/[.E925])" office:value-type="float" office:value="3.99652627115595" calcext:value-type="float">
            <text:p>4.00</text:p>
          </table:table-cell>
          <table:table-cell office:value-type="float" office:value="2317012168" calcext:value-type="float">
            <text:p>23170121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5]+1" office:value-type="float" office:value="927" calcext:value-type="float">
            <text:p>927</text:p>
          </table:table-cell>
          <table:table-cell table:formula="of:=ROUND([.D926]/[.E926];1)" office:value-type="float" office:value="231.9" calcext:value-type="float">
            <text:p>231.9</text:p>
          </table:table-cell>
          <table:table-cell table:formula="of:=[.A926]/([.D926]/[.E926])" office:value-type="float" office:value="3.99656645361791" calcext:value-type="float">
            <text:p>4.00</text:p>
          </table:table-cell>
          <table:table-cell office:value-type="float" office:value="2319491020" calcext:value-type="float">
            <text:p>23194910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6]+1" office:value-type="float" office:value="928" calcext:value-type="float">
            <text:p>928</text:p>
          </table:table-cell>
          <table:table-cell table:formula="of:=ROUND([.D927]/[.E927];1)" office:value-type="float" office:value="232.3" calcext:value-type="float">
            <text:p>232.3</text:p>
          </table:table-cell>
          <table:table-cell table:formula="of:=[.A927]/([.D927]/[.E927])" office:value-type="float" office:value="3.99562384465169" calcext:value-type="float">
            <text:p>4.00</text:p>
          </table:table-cell>
          <table:table-cell office:value-type="float" office:value="2322540950" calcext:value-type="float">
            <text:p>2322540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7]+1" office:value-type="float" office:value="929" calcext:value-type="float">
            <text:p>929</text:p>
          </table:table-cell>
          <table:table-cell table:formula="of:=ROUND([.D928]/[.E928];1)" office:value-type="float" office:value="232.5" calcext:value-type="float">
            <text:p>232.5</text:p>
          </table:table-cell>
          <table:table-cell table:formula="of:=[.A928]/([.D928]/[.E928])" office:value-type="float" office:value="3.99647533245615" calcext:value-type="float">
            <text:p>4.00</text:p>
          </table:table-cell>
          <table:table-cell office:value-type="float" office:value="2324548315" calcext:value-type="float">
            <text:p>23245483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8]+1" office:value-type="float" office:value="930" calcext:value-type="float">
            <text:p>930</text:p>
          </table:table-cell>
          <table:table-cell table:formula="of:=ROUND([.D929]/[.E929];1)" office:value-type="float" office:value="232.7" calcext:value-type="float">
            <text:p>232.7</text:p>
          </table:table-cell>
          <table:table-cell table:formula="of:=[.A929]/([.D929]/[.E929])" office:value-type="float" office:value="3.99579854758325" calcext:value-type="float">
            <text:p>4.00</text:p>
          </table:table-cell>
          <table:table-cell office:value-type="float" office:value="2327444662" calcext:value-type="float">
            <text:p>23274446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9]+1" office:value-type="float" office:value="931" calcext:value-type="float">
            <text:p>931</text:p>
          </table:table-cell>
          <table:table-cell table:formula="of:=ROUND([.D930]/[.E930];1)" office:value-type="float" office:value="233" calcext:value-type="float">
            <text:p>233</text:p>
          </table:table-cell>
          <table:table-cell table:formula="of:=[.A930]/([.D930]/[.E930])" office:value-type="float" office:value="3.99648443129933" calcext:value-type="float">
            <text:p>4.00</text:p>
          </table:table-cell>
          <table:table-cell office:value-type="float" office:value="2329547421" calcext:value-type="float">
            <text:p>2329547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0]+1" office:value-type="float" office:value="932" calcext:value-type="float">
            <text:p>932</text:p>
          </table:table-cell>
          <table:table-cell table:formula="of:=ROUND([.D931]/[.E931];1)" office:value-type="float" office:value="233.2" calcext:value-type="float">
            <text:p>233.2</text:p>
          </table:table-cell>
          <table:table-cell table:formula="of:=[.A931]/([.D931]/[.E931])" office:value-type="float" office:value="3.99628435257216" calcext:value-type="float">
            <text:p>4.00</text:p>
          </table:table-cell>
          <table:table-cell office:value-type="float" office:value="2332166377" calcext:value-type="float">
            <text:p>2332166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1]+1" office:value-type="float" office:value="933" calcext:value-type="float">
            <text:p>933</text:p>
          </table:table-cell>
          <table:table-cell table:formula="of:=ROUND([.D932]/[.E932];1)" office:value-type="float" office:value="233.5" calcext:value-type="float">
            <text:p>233.5</text:p>
          </table:table-cell>
          <table:table-cell table:formula="of:=[.A932]/([.D932]/[.E932])" office:value-type="float" office:value="3.99649772126639" calcext:value-type="float">
            <text:p>4.00</text:p>
          </table:table-cell>
          <table:table-cell office:value-type="float" office:value="2334544056" calcext:value-type="float">
            <text:p>23345440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2]+1" office:value-type="float" office:value="934" calcext:value-type="float">
            <text:p>934</text:p>
          </table:table-cell>
          <table:table-cell table:formula="of:=ROUND([.D933]/[.E933];1)" office:value-type="float" office:value="233.8" calcext:value-type="float">
            <text:p>233.8</text:p>
          </table:table-cell>
          <table:table-cell table:formula="of:=[.A933]/([.D933]/[.E933])" office:value-type="float" office:value="3.99564720353959" calcext:value-type="float">
            <text:p>4.00</text:p>
          </table:table-cell>
          <table:table-cell office:value-type="float" office:value="2337543713" calcext:value-type="float">
            <text:p>2337543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3]+1" office:value-type="float" office:value="935" calcext:value-type="float">
            <text:p>935</text:p>
          </table:table-cell>
          <table:table-cell table:formula="of:=ROUND([.D934]/[.E934];1)" office:value-type="float" office:value="234" calcext:value-type="float">
            <text:p>234</text:p>
          </table:table-cell>
          <table:table-cell table:formula="of:=[.A934]/([.D934]/[.E934])" office:value-type="float" office:value="3.99582158944986" calcext:value-type="float">
            <text:p>4.00</text:p>
          </table:table-cell>
          <table:table-cell office:value-type="float" office:value="2339944312" calcext:value-type="float">
            <text:p>2339944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4]+1" office:value-type="float" office:value="936" calcext:value-type="float">
            <text:p>936</text:p>
          </table:table-cell>
          <table:table-cell table:formula="of:=ROUND([.D935]/[.E935];1)" office:value-type="float" office:value="234.2" calcext:value-type="float">
            <text:p>234.2</text:p>
          </table:table-cell>
          <table:table-cell table:formula="of:=[.A935]/([.D935]/[.E935])" office:value-type="float" office:value="3.99616334675798" calcext:value-type="float">
            <text:p>4.00</text:p>
          </table:table-cell>
          <table:table-cell office:value-type="float" office:value="2342246597" calcext:value-type="float">
            <text:p>23422465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5]+1" office:value-type="float" office:value="937" calcext:value-type="float">
            <text:p>937</text:p>
          </table:table-cell>
          <table:table-cell table:formula="of:=ROUND([.D936]/[.E936];1)" office:value-type="float" office:value="234.5" calcext:value-type="float">
            <text:p>234.5</text:p>
          </table:table-cell>
          <table:table-cell table:formula="of:=[.A936]/([.D936]/[.E936])" office:value-type="float" office:value="3.99568601005186" calcext:value-type="float">
            <text:p>4.00</text:p>
          </table:table-cell>
          <table:table-cell office:value-type="float" office:value="2345029108" calcext:value-type="float">
            <text:p>2345029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6]+1" office:value-type="float" office:value="938" calcext:value-type="float">
            <text:p>938</text:p>
          </table:table-cell>
          <table:table-cell table:formula="of:=ROUND([.D937]/[.E937];1)" office:value-type="float" office:value="234.8" calcext:value-type="float">
            <text:p>234.8</text:p>
          </table:table-cell>
          <table:table-cell table:formula="of:=[.A937]/([.D937]/[.E937])" office:value-type="float" office:value="3.99554307478339" calcext:value-type="float">
            <text:p>4.00</text:p>
          </table:table-cell>
          <table:table-cell office:value-type="float" office:value="2347615787" calcext:value-type="float">
            <text:p>2347615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7]+1" office:value-type="float" office:value="939" calcext:value-type="float">
            <text:p>939</text:p>
          </table:table-cell>
          <table:table-cell table:formula="of:=ROUND([.D938]/[.E938];1)" office:value-type="float" office:value="234.9" calcext:value-type="float">
            <text:p>234.9</text:p>
          </table:table-cell>
          <table:table-cell table:formula="of:=[.A938]/([.D938]/[.E938])" office:value-type="float" office:value="3.99691963405568" calcext:value-type="float">
            <text:p>4.00</text:p>
          </table:table-cell>
          <table:table-cell office:value-type="float" office:value="2349309183" calcext:value-type="float">
            <text:p>2349309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8]+1" office:value-type="float" office:value="940" calcext:value-type="float">
            <text:p>940</text:p>
          </table:table-cell>
          <table:table-cell table:formula="of:=ROUND([.D939]/[.E939];1)" office:value-type="float" office:value="235.2" calcext:value-type="float">
            <text:p>235.2</text:p>
          </table:table-cell>
          <table:table-cell table:formula="of:=[.A939]/([.D939]/[.E939])" office:value-type="float" office:value="3.99657080109718" calcext:value-type="float">
            <text:p>4.00</text:p>
          </table:table-cell>
          <table:table-cell office:value-type="float" office:value="2352016383" calcext:value-type="float">
            <text:p>23520163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9]+1" office:value-type="float" office:value="941" calcext:value-type="float">
            <text:p>941</text:p>
          </table:table-cell>
          <table:table-cell table:formula="of:=ROUND([.D940]/[.E940];1)" office:value-type="float" office:value="235.5" calcext:value-type="float">
            <text:p>235.5</text:p>
          </table:table-cell>
          <table:table-cell table:formula="of:=[.A940]/([.D940]/[.E940])" office:value-type="float" office:value="3.99618210282658" calcext:value-type="float">
            <text:p>4.00</text:p>
          </table:table-cell>
          <table:table-cell office:value-type="float" office:value="2354747546" calcext:value-type="float">
            <text:p>2354747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0]+1" office:value-type="float" office:value="942" calcext:value-type="float">
            <text:p>942</text:p>
          </table:table-cell>
          <table:table-cell table:formula="of:=ROUND([.D941]/[.E941];1)" office:value-type="float" office:value="235.7" calcext:value-type="float">
            <text:p>235.7</text:p>
          </table:table-cell>
          <table:table-cell table:formula="of:=[.A941]/([.D941]/[.E941])" office:value-type="float" office:value="3.99655739261483" calcext:value-type="float">
            <text:p>4.00</text:p>
          </table:table-cell>
          <table:table-cell office:value-type="float" office:value="2357028581" calcext:value-type="float">
            <text:p>23570285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1]+1" office:value-type="float" office:value="943" calcext:value-type="float">
            <text:p>943</text:p>
          </table:table-cell>
          <table:table-cell table:formula="of:=ROUND([.D942]/[.E942];1)" office:value-type="float" office:value="236" calcext:value-type="float">
            <text:p>236</text:p>
          </table:table-cell>
          <table:table-cell table:formula="of:=[.A942]/([.D942]/[.E942])" office:value-type="float" office:value="3.99617800619722" calcext:value-type="float">
            <text:p>4.00</text:p>
          </table:table-cell>
          <table:table-cell office:value-type="float" office:value="2359754742" calcext:value-type="float">
            <text:p>23597547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2]+1" office:value-type="float" office:value="944" calcext:value-type="float">
            <text:p>944</text:p>
          </table:table-cell>
          <table:table-cell table:formula="of:=ROUND([.D943]/[.E943];1)" office:value-type="float" office:value="236.3" calcext:value-type="float">
            <text:p>236.3</text:p>
          </table:table-cell>
          <table:table-cell table:formula="of:=[.A943]/([.D943]/[.E943])" office:value-type="float" office:value="3.99551163861474" calcext:value-type="float">
            <text:p>4.00</text:p>
          </table:table-cell>
          <table:table-cell office:value-type="float" office:value="2362651108" calcext:value-type="float">
            <text:p>2362651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3]+1" office:value-type="float" office:value="945" calcext:value-type="float">
            <text:p>945</text:p>
          </table:table-cell>
          <table:table-cell table:formula="of:=ROUND([.D944]/[.E944];1)" office:value-type="float" office:value="236.5" calcext:value-type="float">
            <text:p>236.5</text:p>
          </table:table-cell>
          <table:table-cell table:formula="of:=[.A944]/([.D944]/[.E944])" office:value-type="float" office:value="3.99589779187593" calcext:value-type="float">
            <text:p>4.00</text:p>
          </table:table-cell>
          <table:table-cell office:value-type="float" office:value="2364925354" calcext:value-type="float">
            <text:p>2364925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4]+1" office:value-type="float" office:value="946" calcext:value-type="float">
            <text:p>946</text:p>
          </table:table-cell>
          <table:table-cell table:formula="of:=ROUND([.D945]/[.E945];1)" office:value-type="float" office:value="236.7" calcext:value-type="float">
            <text:p>236.7</text:p>
          </table:table-cell>
          <table:table-cell table:formula="of:=[.A945]/([.D945]/[.E945])" office:value-type="float" office:value="3.9967321028377" calcext:value-type="float">
            <text:p>4.00</text:p>
          </table:table-cell>
          <table:table-cell office:value-type="float" office:value="2366933724" calcext:value-type="float">
            <text:p>23669337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5]+1" office:value-type="float" office:value="947" calcext:value-type="float">
            <text:p>947</text:p>
          </table:table-cell>
          <table:table-cell table:formula="of:=ROUND([.D946]/[.E946];1)" office:value-type="float" office:value="237" calcext:value-type="float">
            <text:p>237</text:p>
          </table:table-cell>
          <table:table-cell table:formula="of:=[.A946]/([.D946]/[.E946])" office:value-type="float" office:value="3.99629638105642" calcext:value-type="float">
            <text:p>4.00</text:p>
          </table:table-cell>
          <table:table-cell office:value-type="float" office:value="2369694111" calcext:value-type="float">
            <text:p>2369694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6]+1" office:value-type="float" office:value="948" calcext:value-type="float">
            <text:p>948</text:p>
          </table:table-cell>
          <table:table-cell table:formula="of:=ROUND([.D947]/[.E947];1)" office:value-type="float" office:value="237.2" calcext:value-type="float">
            <text:p>237.2</text:p>
          </table:table-cell>
          <table:table-cell table:formula="of:=[.A947]/([.D947]/[.E947])" office:value-type="float" office:value="3.99695952638013" calcext:value-type="float">
            <text:p>4.00</text:p>
          </table:table-cell>
          <table:table-cell office:value-type="float" office:value="2371802851" calcext:value-type="float">
            <text:p>23718028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7]+1" office:value-type="float" office:value="949" calcext:value-type="float">
            <text:p>949</text:p>
          </table:table-cell>
          <table:table-cell table:formula="of:=ROUND([.D948]/[.E948];1)" office:value-type="float" office:value="237.5" calcext:value-type="float">
            <text:p>237.5</text:p>
          </table:table-cell>
          <table:table-cell table:formula="of:=[.A948]/([.D948]/[.E948])" office:value-type="float" office:value="3.99598115459075" calcext:value-type="float">
            <text:p>4.00</text:p>
          </table:table-cell>
          <table:table-cell office:value-type="float" office:value="2374886075" calcext:value-type="float">
            <text:p>23748860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8]+1" office:value-type="float" office:value="950" calcext:value-type="float">
            <text:p>950</text:p>
          </table:table-cell>
          <table:table-cell table:formula="of:=ROUND([.D949]/[.E949];1)" office:value-type="float" office:value="237.7" calcext:value-type="float">
            <text:p>237.7</text:p>
          </table:table-cell>
          <table:table-cell table:formula="of:=[.A949]/([.D949]/[.E949])" office:value-type="float" office:value="3.99668482650448" calcext:value-type="float">
            <text:p>4.00</text:p>
          </table:table-cell>
          <table:table-cell office:value-type="float" office:value="2376970017" calcext:value-type="float">
            <text:p>23769700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9]+1" office:value-type="float" office:value="951" calcext:value-type="float">
            <text:p>951</text:p>
          </table:table-cell>
          <table:table-cell table:formula="of:=ROUND([.D950]/[.E950];1)" office:value-type="float" office:value="238" calcext:value-type="float">
            <text:p>238</text:p>
          </table:table-cell>
          <table:table-cell table:formula="of:=[.A950]/([.D950]/[.E950])" office:value-type="float" office:value="3.99542721968281" calcext:value-type="float">
            <text:p>4.00</text:p>
          </table:table-cell>
          <table:table-cell office:value-type="float" office:value="2380221057" calcext:value-type="float">
            <text:p>2380221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0]+1" office:value-type="float" office:value="952" calcext:value-type="float">
            <text:p>952</text:p>
          </table:table-cell>
          <table:table-cell table:formula="of:=ROUND([.D951]/[.E951];1)" office:value-type="float" office:value="238.3" calcext:value-type="float">
            <text:p>238.3</text:p>
          </table:table-cell>
          <table:table-cell table:formula="of:=[.A951]/([.D951]/[.E951])" office:value-type="float" office:value="3.99557661129297" calcext:value-type="float">
            <text:p>4.00</text:p>
          </table:table-cell>
          <table:table-cell office:value-type="float" office:value="2382634830" calcext:value-type="float">
            <text:p>2382634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1]+1" office:value-type="float" office:value="953" calcext:value-type="float">
            <text:p>953</text:p>
          </table:table-cell>
          <table:table-cell table:formula="of:=ROUND([.D952]/[.E952];1)" office:value-type="float" office:value="238.4" calcext:value-type="float">
            <text:p>238.4</text:p>
          </table:table-cell>
          <table:table-cell table:formula="of:=[.A952]/([.D952]/[.E952])" office:value-type="float" office:value="3.99693486682597" calcext:value-type="float">
            <text:p>4.00</text:p>
          </table:table-cell>
          <table:table-cell office:value-type="float" office:value="2384327070" calcext:value-type="float">
            <text:p>23843270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2]+1" office:value-type="float" office:value="954" calcext:value-type="float">
            <text:p>954</text:p>
          </table:table-cell>
          <table:table-cell table:formula="of:=ROUND([.D953]/[.E953];1)" office:value-type="float" office:value="238.7" calcext:value-type="float">
            <text:p>238.7</text:p>
          </table:table-cell>
          <table:table-cell table:formula="of:=[.A953]/([.D953]/[.E953])" office:value-type="float" office:value="3.99608785512246" calcext:value-type="float">
            <text:p>4.00</text:p>
          </table:table-cell>
          <table:table-cell office:value-type="float" office:value="2387334900" calcext:value-type="float">
            <text:p>238733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3]+1" office:value-type="float" office:value="955" calcext:value-type="float">
            <text:p>955</text:p>
          </table:table-cell>
          <table:table-cell table:formula="of:=ROUND([.D954]/[.E954];1)" office:value-type="float" office:value="239" calcext:value-type="float">
            <text:p>239</text:p>
          </table:table-cell>
          <table:table-cell table:formula="of:=[.A954]/([.D954]/[.E954])" office:value-type="float" office:value="3.99572257020219" calcext:value-type="float">
            <text:p>4.00</text:p>
          </table:table-cell>
          <table:table-cell office:value-type="float" office:value="2390055824" calcext:value-type="float">
            <text:p>239005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4]+1" office:value-type="float" office:value="956" calcext:value-type="float">
            <text:p>956</text:p>
          </table:table-cell>
          <table:table-cell table:formula="of:=ROUND([.D955]/[.E955];1)" office:value-type="float" office:value="239.2" calcext:value-type="float">
            <text:p>239.2</text:p>
          </table:table-cell>
          <table:table-cell table:formula="of:=[.A955]/([.D955]/[.E955])" office:value-type="float" office:value="3.99660100121485" calcext:value-type="float">
            <text:p>4.00</text:p>
          </table:table-cell>
          <table:table-cell office:value-type="float" office:value="2392032629" calcext:value-type="float">
            <text:p>23920326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5]+1" office:value-type="float" office:value="957" calcext:value-type="float">
            <text:p>957</text:p>
          </table:table-cell>
          <table:table-cell table:formula="of:=ROUND([.D956]/[.E956];1)" office:value-type="float" office:value="239.4" calcext:value-type="float">
            <text:p>239.4</text:p>
          </table:table-cell>
          <table:table-cell table:formula="of:=[.A956]/([.D956]/[.E956])" office:value-type="float" office:value="3.99725467212523" calcext:value-type="float">
            <text:p>4.00</text:p>
          </table:table-cell>
          <table:table-cell office:value-type="float" office:value="2394143177" calcext:value-type="float">
            <text:p>23941431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6]+1" office:value-type="float" office:value="958" calcext:value-type="float">
            <text:p>958</text:p>
          </table:table-cell>
          <table:table-cell table:formula="of:=ROUND([.D957]/[.E957];1)" office:value-type="float" office:value="239.7" calcext:value-type="float">
            <text:p>239.7</text:p>
          </table:table-cell>
          <table:table-cell table:formula="of:=[.A957]/([.D957]/[.E957])" office:value-type="float" office:value="3.99607080956719" calcext:value-type="float">
            <text:p>4.00</text:p>
          </table:table-cell>
          <table:table-cell office:value-type="float" office:value="2397354916" calcext:value-type="float">
            <text:p>23973549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7]+1" office:value-type="float" office:value="959" calcext:value-type="float">
            <text:p>959</text:p>
          </table:table-cell>
          <table:table-cell table:formula="of:=ROUND([.D958]/[.E958];1)" office:value-type="float" office:value="240" calcext:value-type="float">
            <text:p>240</text:p>
          </table:table-cell>
          <table:table-cell table:formula="of:=[.A958]/([.D958]/[.E958])" office:value-type="float" office:value="3.99628665377502" calcext:value-type="float">
            <text:p>4.00</text:p>
          </table:table-cell>
          <table:table-cell office:value-type="float" office:value="2399727755" calcext:value-type="float">
            <text:p>2399727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8]+1" office:value-type="float" office:value="960" calcext:value-type="float">
            <text:p>960</text:p>
          </table:table-cell>
          <table:table-cell table:formula="of:=ROUND([.D959]/[.E959];1)" office:value-type="float" office:value="240.2" calcext:value-type="float">
            <text:p>240.2</text:p>
          </table:table-cell>
          <table:table-cell table:formula="of:=[.A959]/([.D959]/[.E959])" office:value-type="float" office:value="3.99615983359564" calcext:value-type="float">
            <text:p>4.00</text:p>
          </table:table-cell>
          <table:table-cell office:value-type="float" office:value="2402306314" calcext:value-type="float">
            <text:p>2402306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9]+1" office:value-type="float" office:value="961" calcext:value-type="float">
            <text:p>961</text:p>
          </table:table-cell>
          <table:table-cell table:formula="of:=ROUND([.D960]/[.E960];1)" office:value-type="float" office:value="240.5" calcext:value-type="float">
            <text:p>240.5</text:p>
          </table:table-cell>
          <table:table-cell table:formula="of:=[.A960]/([.D960]/[.E960])" office:value-type="float" office:value="3.99618401269857" calcext:value-type="float">
            <text:p>4.00</text:p>
          </table:table-cell>
          <table:table-cell office:value-type="float" office:value="2404794166" calcext:value-type="float">
            <text:p>2404794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0]+1" office:value-type="float" office:value="962" calcext:value-type="float">
            <text:p>962</text:p>
          </table:table-cell>
          <table:table-cell table:formula="of:=ROUND([.D961]/[.E961];1)" office:value-type="float" office:value="240.7" calcext:value-type="float">
            <text:p>240.7</text:p>
          </table:table-cell>
          <table:table-cell table:formula="of:=[.A961]/([.D961]/[.E961])" office:value-type="float" office:value="3.99634835455412" calcext:value-type="float">
            <text:p>4.00</text:p>
          </table:table-cell>
          <table:table-cell office:value-type="float" office:value="2407197558" calcext:value-type="float">
            <text:p>2407197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1]+1" office:value-type="float" office:value="963" calcext:value-type="float">
            <text:p>963</text:p>
          </table:table-cell>
          <table:table-cell table:formula="of:=ROUND([.D962]/[.E962];1)" office:value-type="float" office:value="241" calcext:value-type="float">
            <text:p>241</text:p>
          </table:table-cell>
          <table:table-cell table:formula="of:=[.A962]/([.D962]/[.E962])" office:value-type="float" office:value="3.9960920526918" calcext:value-type="float">
            <text:p>4.00</text:p>
          </table:table-cell>
          <table:table-cell office:value-type="float" office:value="2409854396" calcext:value-type="float">
            <text:p>24098543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2]+1" office:value-type="float" office:value="964" calcext:value-type="float">
            <text:p>964</text:p>
          </table:table-cell>
          <table:table-cell table:formula="of:=ROUND([.D963]/[.E963];1)" office:value-type="float" office:value="241.2" calcext:value-type="float">
            <text:p>241.2</text:p>
          </table:table-cell>
          <table:table-cell table:formula="of:=[.A963]/([.D963]/[.E963])" office:value-type="float" office:value="3.99657740904844" calcext:value-type="float">
            <text:p>4.00</text:p>
          </table:table-cell>
          <table:table-cell office:value-type="float" office:value="2412063877" calcext:value-type="float">
            <text:p>2412063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3]+1" office:value-type="float" office:value="965" calcext:value-type="float">
            <text:p>965</text:p>
          </table:table-cell>
          <table:table-cell table:formula="of:=ROUND([.D964]/[.E964];1)" office:value-type="float" office:value="241.6" calcext:value-type="float">
            <text:p>241.6</text:p>
          </table:table-cell>
          <table:table-cell table:formula="of:=[.A964]/([.D964]/[.E964])" office:value-type="float" office:value="3.99498666184488" calcext:value-type="float">
            <text:p>3.99</text:p>
          </table:table-cell>
          <table:table-cell office:value-type="float" office:value="2415527464" calcext:value-type="float">
            <text:p>24155274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4]+1" office:value-type="float" office:value="966" calcext:value-type="float">
            <text:p>966</text:p>
          </table:table-cell>
          <table:table-cell table:formula="of:=ROUND([.D965]/[.E965];1)" office:value-type="float" office:value="241.8" calcext:value-type="float">
            <text:p>241.8</text:p>
          </table:table-cell>
          <table:table-cell table:formula="of:=[.A965]/([.D965]/[.E965])" office:value-type="float" office:value="3.99527261311922" calcext:value-type="float">
            <text:p>4.00</text:p>
          </table:table-cell>
          <table:table-cell office:value-type="float" office:value="2417857537" calcext:value-type="float">
            <text:p>24178575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5]+1" office:value-type="float" office:value="967" calcext:value-type="float">
            <text:p>967</text:p>
          </table:table-cell>
          <table:table-cell table:formula="of:=ROUND([.D966]/[.E966];1)" office:value-type="float" office:value="242" calcext:value-type="float">
            <text:p>242</text:p>
          </table:table-cell>
          <table:table-cell table:formula="of:=[.A966]/([.D966]/[.E966])" office:value-type="float" office:value="3.99574166827162" calcext:value-type="float">
            <text:p>4.00</text:p>
          </table:table-cell>
          <table:table-cell office:value-type="float" office:value="2420076372" calcext:value-type="float">
            <text:p>2420076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6]+1" office:value-type="float" office:value="968" calcext:value-type="float">
            <text:p>968</text:p>
          </table:table-cell>
          <table:table-cell table:formula="of:=ROUND([.D967]/[.E967];1)" office:value-type="float" office:value="242.2" calcext:value-type="float">
            <text:p>242.2</text:p>
          </table:table-cell>
          <table:table-cell table:formula="of:=[.A967]/([.D967]/[.E967])" office:value-type="float" office:value="3.99648201083514" calcext:value-type="float">
            <text:p>4.00</text:p>
          </table:table-cell>
          <table:table-cell office:value-type="float" office:value="2422130257" calcext:value-type="float">
            <text:p>24221302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7]+1" office:value-type="float" office:value="969" calcext:value-type="float">
            <text:p>969</text:p>
          </table:table-cell>
          <table:table-cell table:formula="of:=ROUND([.D968]/[.E968];1)" office:value-type="float" office:value="242.5" calcext:value-type="float">
            <text:p>242.5</text:p>
          </table:table-cell>
          <table:table-cell table:formula="of:=[.A968]/([.D968]/[.E968])" office:value-type="float" office:value="3.9956983243757" calcext:value-type="float">
            <text:p>4.00</text:p>
          </table:table-cell>
          <table:table-cell office:value-type="float" office:value="2425108007" calcext:value-type="float">
            <text:p>2425108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8]+1" office:value-type="float" office:value="970" calcext:value-type="float">
            <text:p>970</text:p>
          </table:table-cell>
          <table:table-cell table:formula="of:=ROUND([.D969]/[.E969];1)" office:value-type="float" office:value="242.7" calcext:value-type="float">
            <text:p>242.7</text:p>
          </table:table-cell>
          <table:table-cell table:formula="of:=[.A969]/([.D969]/[.E969])" office:value-type="float" office:value="3.99596465737668" calcext:value-type="float">
            <text:p>4.00</text:p>
          </table:table-cell>
          <table:table-cell office:value-type="float" office:value="2427448897" calcext:value-type="float">
            <text:p>24274488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9]+1" office:value-type="float" office:value="971" calcext:value-type="float">
            <text:p>971</text:p>
          </table:table-cell>
          <table:table-cell table:formula="of:=ROUND([.D970]/[.E970];1)" office:value-type="float" office:value="242.9" calcext:value-type="float">
            <text:p>242.9</text:p>
          </table:table-cell>
          <table:table-cell table:formula="of:=[.A970]/([.D970]/[.E970])" office:value-type="float" office:value="3.99683911851188" calcext:value-type="float">
            <text:p>4.00</text:p>
          </table:table-cell>
          <table:table-cell office:value-type="float" office:value="2429419777" calcext:value-type="float">
            <text:p>24294197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0]+1" office:value-type="float" office:value="972" calcext:value-type="float">
            <text:p>972</text:p>
          </table:table-cell>
          <table:table-cell table:formula="of:=ROUND([.D971]/[.E971];1)" office:value-type="float" office:value="243.2" calcext:value-type="float">
            <text:p>243.2</text:p>
          </table:table-cell>
          <table:table-cell table:formula="of:=[.A971]/([.D971]/[.E971])" office:value-type="float" office:value="3.99592748719147" calcext:value-type="float">
            <text:p>4.00</text:p>
          </table:table-cell>
          <table:table-cell office:value-type="float" office:value="2432476573" calcext:value-type="float">
            <text:p>24324765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1]+1" office:value-type="float" office:value="973" calcext:value-type="float">
            <text:p>973</text:p>
          </table:table-cell>
          <table:table-cell table:formula="of:=ROUND([.D972]/[.E972];1)" office:value-type="float" office:value="243.5" calcext:value-type="float">
            <text:p>243.5</text:p>
          </table:table-cell>
          <table:table-cell table:formula="of:=[.A972]/([.D972]/[.E972])" office:value-type="float" office:value="3.99610955037889" calcext:value-type="float">
            <text:p>4.00</text:p>
          </table:table-cell>
          <table:table-cell office:value-type="float" office:value="2434868183" calcext:value-type="float">
            <text:p>2434868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2]+1" office:value-type="float" office:value="974" calcext:value-type="float">
            <text:p>974</text:p>
          </table:table-cell>
          <table:table-cell table:formula="of:=ROUND([.D973]/[.E973];1)" office:value-type="float" office:value="243.8" calcext:value-type="float">
            <text:p>243.8</text:p>
          </table:table-cell>
          <table:table-cell table:formula="of:=[.A973]/([.D973]/[.E973])" office:value-type="float" office:value="3.99568899453137" calcext:value-type="float">
            <text:p>4.00</text:p>
          </table:table-cell>
          <table:table-cell office:value-type="float" office:value="2437627156" calcext:value-type="float">
            <text:p>24376271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3]+1" office:value-type="float" office:value="975" calcext:value-type="float">
            <text:p>975</text:p>
          </table:table-cell>
          <table:table-cell table:formula="of:=ROUND([.D974]/[.E974];1)" office:value-type="float" office:value="244" calcext:value-type="float">
            <text:p>244</text:p>
          </table:table-cell>
          <table:table-cell table:formula="of:=[.A974]/([.D974]/[.E974])" office:value-type="float" office:value="3.99541961489226" calcext:value-type="float">
            <text:p>4.00</text:p>
          </table:table-cell>
          <table:table-cell office:value-type="float" office:value="2440294372" calcext:value-type="float">
            <text:p>2440294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4]+1" office:value-type="float" office:value="976" calcext:value-type="float">
            <text:p>976</text:p>
          </table:table-cell>
          <table:table-cell table:formula="of:=ROUND([.D975]/[.E975];1)" office:value-type="float" office:value="244.2" calcext:value-type="float">
            <text:p>244.2</text:p>
          </table:table-cell>
          <table:table-cell table:formula="of:=[.A975]/([.D975]/[.E975])" office:value-type="float" office:value="3.99625156516611" calcext:value-type="float">
            <text:p>4.00</text:p>
          </table:table-cell>
          <table:table-cell office:value-type="float" office:value="2442288690" calcext:value-type="float">
            <text:p>2442288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5]+1" office:value-type="float" office:value="977" calcext:value-type="float">
            <text:p>977</text:p>
          </table:table-cell>
          <table:table-cell table:formula="of:=ROUND([.D976]/[.E976];1)" office:value-type="float" office:value="244.5" calcext:value-type="float">
            <text:p>244.5</text:p>
          </table:table-cell>
          <table:table-cell table:formula="of:=[.A976]/([.D976]/[.E976])" office:value-type="float" office:value="3.99612526532227" calcext:value-type="float">
            <text:p>4.00</text:p>
          </table:table-cell>
          <table:table-cell office:value-type="float" office:value="2444868304" calcext:value-type="float">
            <text:p>2444868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6]+1" office:value-type="float" office:value="978" calcext:value-type="float">
            <text:p>978</text:p>
          </table:table-cell>
          <table:table-cell table:formula="of:=ROUND([.D977]/[.E977];1)" office:value-type="float" office:value="244.8" calcext:value-type="float">
            <text:p>244.8</text:p>
          </table:table-cell>
          <table:table-cell table:formula="of:=[.A977]/([.D977]/[.E977])" office:value-type="float" office:value="3.9954379941911" calcext:value-type="float">
            <text:p>4.00</text:p>
          </table:table-cell>
          <table:table-cell office:value-type="float" office:value="2447791710" calcext:value-type="float">
            <text:p>2447791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7]+1" office:value-type="float" office:value="979" calcext:value-type="float">
            <text:p>979</text:p>
          </table:table-cell>
          <table:table-cell table:formula="of:=ROUND([.D978]/[.E978];1)" office:value-type="float" office:value="245" calcext:value-type="float">
            <text:p>245</text:p>
          </table:table-cell>
          <table:table-cell table:formula="of:=[.A978]/([.D978]/[.E978])" office:value-type="float" office:value="3.99629107613295" calcext:value-type="float">
            <text:p>4.00</text:p>
          </table:table-cell>
          <table:table-cell office:value-type="float" office:value="2449771504" calcext:value-type="float">
            <text:p>24497715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8]+1" office:value-type="float" office:value="980" calcext:value-type="float">
            <text:p>980</text:p>
          </table:table-cell>
          <table:table-cell table:formula="of:=ROUND([.D979]/[.E979];1)" office:value-type="float" office:value="245.2" calcext:value-type="float">
            <text:p>245.2</text:p>
          </table:table-cell>
          <table:table-cell table:formula="of:=[.A979]/([.D979]/[.E979])" office:value-type="float" office:value="3.99612345849716" calcext:value-type="float">
            <text:p>4.00</text:p>
          </table:table-cell>
          <table:table-cell office:value-type="float" office:value="2452376685" calcext:value-type="float">
            <text:p>2452376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9]+1" office:value-type="float" office:value="981" calcext:value-type="float">
            <text:p>981</text:p>
          </table:table-cell>
          <table:table-cell table:formula="of:=ROUND([.D980]/[.E980];1)" office:value-type="float" office:value="245.5" calcext:value-type="float">
            <text:p>245.5</text:p>
          </table:table-cell>
          <table:table-cell table:formula="of:=[.A980]/([.D980]/[.E980])" office:value-type="float" office:value="3.99580820575181" calcext:value-type="float">
            <text:p>4.00</text:p>
          </table:table-cell>
          <table:table-cell office:value-type="float" office:value="2455072790" calcext:value-type="float">
            <text:p>2455072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0]+1" office:value-type="float" office:value="982" calcext:value-type="float">
            <text:p>982</text:p>
          </table:table-cell>
          <table:table-cell table:formula="of:=ROUND([.D981]/[.E981];1)" office:value-type="float" office:value="245.8" calcext:value-type="float">
            <text:p>245.8</text:p>
          </table:table-cell>
          <table:table-cell table:formula="of:=[.A981]/([.D981]/[.E981])" office:value-type="float" office:value="3.99585869205156" calcext:value-type="float">
            <text:p>4.00</text:p>
          </table:table-cell>
          <table:table-cell office:value-type="float" office:value="2457544362" calcext:value-type="float">
            <text:p>24575443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1]+1" office:value-type="float" office:value="983" calcext:value-type="float">
            <text:p>983</text:p>
          </table:table-cell>
          <table:table-cell table:formula="of:=ROUND([.D982]/[.E982];1)" office:value-type="float" office:value="245.9" calcext:value-type="float">
            <text:p>245.9</text:p>
          </table:table-cell>
          <table:table-cell table:formula="of:=[.A982]/([.D982]/[.E982])" office:value-type="float" office:value="3.99684882583574" calcext:value-type="float">
            <text:p>4.00</text:p>
          </table:table-cell>
          <table:table-cell office:value-type="float" office:value="2459437529" calcext:value-type="float">
            <text:p>2459437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2]+1" office:value-type="float" office:value="984" calcext:value-type="float">
            <text:p>984</text:p>
          </table:table-cell>
          <table:table-cell table:formula="of:=ROUND([.D983]/[.E983];1)" office:value-type="float" office:value="246.3" calcext:value-type="float">
            <text:p>246.3</text:p>
          </table:table-cell>
          <table:table-cell table:formula="of:=[.A983]/([.D983]/[.E983])" office:value-type="float" office:value="3.99570172944204" calcext:value-type="float">
            <text:p>4.00</text:p>
          </table:table-cell>
          <table:table-cell office:value-type="float" office:value="2462646280" calcext:value-type="float">
            <text:p>2462646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3]+1" office:value-type="float" office:value="985" calcext:value-type="float">
            <text:p>985</text:p>
          </table:table-cell>
          <table:table-cell table:formula="of:=ROUND([.D984]/[.E984];1)" office:value-type="float" office:value="246.5" calcext:value-type="float">
            <text:p>246.5</text:p>
          </table:table-cell>
          <table:table-cell table:formula="of:=[.A984]/([.D984]/[.E984])" office:value-type="float" office:value="3.99648462882591" calcext:value-type="float">
            <text:p>4.00</text:p>
          </table:table-cell>
          <table:table-cell office:value-type="float" office:value="2464666054" calcext:value-type="float">
            <text:p>24646660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4]+1" office:value-type="float" office:value="986" calcext:value-type="float">
            <text:p>986</text:p>
          </table:table-cell>
          <table:table-cell table:formula="of:=ROUND([.D985]/[.E985];1)" office:value-type="float" office:value="246.7" calcext:value-type="float">
            <text:p>246.7</text:p>
          </table:table-cell>
          <table:table-cell table:formula="of:=[.A985]/([.D985]/[.E985])" office:value-type="float" office:value="3.99633826306152" calcext:value-type="float">
            <text:p>4.00</text:p>
          </table:table-cell>
          <table:table-cell office:value-type="float" office:value="2467258613" calcext:value-type="float">
            <text:p>24672586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5]+1" office:value-type="float" office:value="987" calcext:value-type="float">
            <text:p>987</text:p>
          </table:table-cell>
          <table:table-cell table:formula="of:=ROUND([.D986]/[.E986];1)" office:value-type="float" office:value="247" calcext:value-type="float">
            <text:p>247</text:p>
          </table:table-cell>
          <table:table-cell table:formula="of:=[.A986]/([.D986]/[.E986])" office:value-type="float" office:value="3.99657420623689" calcext:value-type="float">
            <text:p>4.00</text:p>
          </table:table-cell>
          <table:table-cell office:value-type="float" office:value="2469615098" calcext:value-type="float">
            <text:p>2469615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6]+1" office:value-type="float" office:value="988" calcext:value-type="float">
            <text:p>988</text:p>
          </table:table-cell>
          <table:table-cell table:formula="of:=ROUND([.D987]/[.E987];1)" office:value-type="float" office:value="247.2" calcext:value-type="float">
            <text:p>247.2</text:p>
          </table:table-cell>
          <table:table-cell table:formula="of:=[.A987]/([.D987]/[.E987])" office:value-type="float" office:value="3.99682938806318" calcext:value-type="float">
            <text:p>4.00</text:p>
          </table:table-cell>
          <table:table-cell office:value-type="float" office:value="2471959406" calcext:value-type="float">
            <text:p>24719594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7]+1" office:value-type="float" office:value="989" calcext:value-type="float">
            <text:p>989</text:p>
          </table:table-cell>
          <table:table-cell table:formula="of:=ROUND([.D988]/[.E988];1)" office:value-type="float" office:value="247.5" calcext:value-type="float">
            <text:p>247.5</text:p>
          </table:table-cell>
          <table:table-cell table:formula="of:=[.A988]/([.D988]/[.E988])" office:value-type="float" office:value="3.9962617149599" calcext:value-type="float">
            <text:p>4.00</text:p>
          </table:table-cell>
          <table:table-cell office:value-type="float" office:value="2474812889" calcext:value-type="float">
            <text:p>24748128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8]+1" office:value-type="float" office:value="990" calcext:value-type="float">
            <text:p>990</text:p>
          </table:table-cell>
          <table:table-cell table:formula="of:=ROUND([.D989]/[.E989];1)" office:value-type="float" office:value="247.7" calcext:value-type="float">
            <text:p>247.7</text:p>
          </table:table-cell>
          <table:table-cell table:formula="of:=[.A989]/([.D989]/[.E989])" office:value-type="float" office:value="3.99683999333376" calcext:value-type="float">
            <text:p>4.00</text:p>
          </table:table-cell>
          <table:table-cell office:value-type="float" office:value="2476956800" calcext:value-type="float">
            <text:p>2476956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9]+1" office:value-type="float" office:value="991" calcext:value-type="float">
            <text:p>991</text:p>
          </table:table-cell>
          <table:table-cell table:formula="of:=ROUND([.D990]/[.E990];1)" office:value-type="float" office:value="248" calcext:value-type="float">
            <text:p>248</text:p>
          </table:table-cell>
          <table:table-cell table:formula="of:=[.A990]/([.D990]/[.E990])" office:value-type="float" office:value="3.99646222678517" calcext:value-type="float">
            <text:p>4.00</text:p>
          </table:table-cell>
          <table:table-cell office:value-type="float" office:value="2479693148" calcext:value-type="float">
            <text:p>247969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0]+1" office:value-type="float" office:value="992" calcext:value-type="float">
            <text:p>992</text:p>
          </table:table-cell>
          <table:table-cell table:formula="of:=ROUND([.D991]/[.E991];1)" office:value-type="float" office:value="248.2" calcext:value-type="float">
            <text:p>248.2</text:p>
          </table:table-cell>
          <table:table-cell table:formula="of:=[.A991]/([.D991]/[.E991])" office:value-type="float" office:value="3.99618239539404" calcext:value-type="float">
            <text:p>4.00</text:p>
          </table:table-cell>
          <table:table-cell office:value-type="float" office:value="2482369176" calcext:value-type="float">
            <text:p>2482369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1]+1" office:value-type="float" office:value="993" calcext:value-type="float">
            <text:p>993</text:p>
          </table:table-cell>
          <table:table-cell table:formula="of:=ROUND([.D992]/[.E992];1)" office:value-type="float" office:value="248.5" calcext:value-type="float">
            <text:p>248.5</text:p>
          </table:table-cell>
          <table:table-cell table:formula="of:=[.A992]/([.D992]/[.E992])" office:value-type="float" office:value="3.99561965809945" calcext:value-type="float">
            <text:p>4.00</text:p>
          </table:table-cell>
          <table:table-cell office:value-type="float" office:value="2485221530" calcext:value-type="float">
            <text:p>2485221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2]+1" office:value-type="float" office:value="994" calcext:value-type="float">
            <text:p>994</text:p>
          </table:table-cell>
          <table:table-cell table:formula="of:=ROUND([.D993]/[.E993];1)" office:value-type="float" office:value="248.7" calcext:value-type="float">
            <text:p>248.7</text:p>
          </table:table-cell>
          <table:table-cell table:formula="of:=[.A993]/([.D993]/[.E993])" office:value-type="float" office:value="3.99618412498923" calcext:value-type="float">
            <text:p>4.00</text:p>
          </table:table-cell>
          <table:table-cell office:value-type="float" office:value="2487372876" calcext:value-type="float">
            <text:p>24873728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3]+1" office:value-type="float" office:value="995" calcext:value-type="float">
            <text:p>995</text:p>
          </table:table-cell>
          <table:table-cell table:formula="of:=ROUND([.D994]/[.E994];1)" office:value-type="float" office:value="249" calcext:value-type="float">
            <text:p>249</text:p>
          </table:table-cell>
          <table:table-cell table:formula="of:=[.A994]/([.D994]/[.E994])" office:value-type="float" office:value="3.99660270293494" calcext:value-type="float">
            <text:p>4.00</text:p>
          </table:table-cell>
          <table:table-cell office:value-type="float" office:value="2489614490" calcext:value-type="float">
            <text:p>24896144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4]+1" office:value-type="float" office:value="996" calcext:value-type="float">
            <text:p>996</text:p>
          </table:table-cell>
          <table:table-cell table:formula="of:=ROUND([.D995]/[.E995];1)" office:value-type="float" office:value="249.2" calcext:value-type="float">
            <text:p>249.2</text:p>
          </table:table-cell>
          <table:table-cell table:formula="of:=[.A995]/([.D995]/[.E995])" office:value-type="float" office:value="3.99610713205497" calcext:value-type="float">
            <text:p>4.00</text:p>
          </table:table-cell>
          <table:table-cell office:value-type="float" office:value="2492425671" calcext:value-type="float">
            <text:p>2492425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5]+1" office:value-type="float" office:value="997" calcext:value-type="float">
            <text:p>997</text:p>
          </table:table-cell>
          <table:table-cell table:formula="of:=ROUND([.D996]/[.E996];1)" office:value-type="float" office:value="249.5" calcext:value-type="float">
            <text:p>249.5</text:p>
          </table:table-cell>
          <table:table-cell table:formula="of:=[.A996]/([.D996]/[.E996])" office:value-type="float" office:value="3.99627045914962" calcext:value-type="float">
            <text:p>4.00</text:p>
          </table:table-cell>
          <table:table-cell office:value-type="float" office:value="2494826139" calcext:value-type="float">
            <text:p>2494826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6]+1" office:value-type="float" office:value="998" calcext:value-type="float">
            <text:p>998</text:p>
          </table:table-cell>
          <table:table-cell table:formula="of:=ROUND([.D997]/[.E997];1)" office:value-type="float" office:value="249.7" calcext:value-type="float">
            <text:p>249.7</text:p>
          </table:table-cell>
          <table:table-cell table:formula="of:=[.A997]/([.D997]/[.E997])" office:value-type="float" office:value="3.99635229300487" calcext:value-type="float">
            <text:p>4.00</text:p>
          </table:table-cell>
          <table:table-cell office:value-type="float" office:value="2497277334" calcext:value-type="float">
            <text:p>249727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7]+1" office:value-type="float" office:value="999" calcext:value-type="float">
            <text:p>999</text:p>
          </table:table-cell>
          <table:table-cell table:formula="of:=ROUND([.D998]/[.E998];1)" office:value-type="float" office:value="250" calcext:value-type="float">
            <text:p>250</text:p>
          </table:table-cell>
          <table:table-cell table:formula="of:=[.A998]/([.D998]/[.E998])" office:value-type="float" office:value="3.99532955493431" calcext:value-type="float">
            <text:p>4.00</text:p>
          </table:table-cell>
          <table:table-cell office:value-type="float" office:value="2500419518" calcext:value-type="float">
            <text:p>2500419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8]+1" office:value-type="float" office:value="1000" calcext:value-type="float">
            <text:p>1000</text:p>
          </table:table-cell>
          <table:table-cell table:formula="of:=ROUND([.D999]/[.E999];1)" office:value-type="float" office:value="250.2" calcext:value-type="float">
            <text:p>250.2</text:p>
          </table:table-cell>
          <table:table-cell table:formula="of:=[.A999]/([.D999]/[.E999])" office:value-type="float" office:value="3.99644846335543" calcext:value-type="float">
            <text:p>4.00</text:p>
          </table:table-cell>
          <table:table-cell office:value-type="float" office:value="2502221683" calcext:value-type="float">
            <text:p>2502221683</text:p>
          </table:table-cell>
          <table:table-cell office:value-type="float" office:value="10000000" calcext:value-type="float">
            <text:p>1.00E+07</text:p>
          </table:table-cell>
        </table:table-row>
      </table:table>
      <table:table table:name="Misaligned" table:style-name="ta1">
        <office:forms form:automatic-focus="false" form:apply-design-mode="false"/>
        <table:shapes>
          <draw:frame draw:z-index="0" draw:style-name="gr1" draw:text-style-name="P1" svg:width="1106.19pt" svg:height="481.89pt" svg:x="236.55pt" svg:y="3pt">
            <loext:p draw:notify-on-update-of-ranges="Misaligned.A2:Misaligned.A70 Misaligned.B1:Misaligned.B1 Misaligned.B2:Misaligned.B70 Misaligned.C1:Misaligned.C1 Misaligned.C2:Misaligned.C70 Misaligned.D1:Misaligned.D1 Misaligned.D2:Misaligned.D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5"/>
        <table:table-column table:style-name="co6" table:default-cell-style-name="ce5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uops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  <table:table-cell table:style-name="Default" office:value-type="string" calcext:value-type="string">
            <text:p>ideal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2]/100000000" office:value-type="float" office:value="1.00522578" calcext:value-type="float">
            <text:p>1.01</text:p>
          </table:table-cell>
          <table:table-cell table:formula="of:=[.F2]/100000000" office:value-type="float" office:value="1.00564518" calcext:value-type="float">
            <text:p>1.01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00522578" calcext:value-type="float">
            <text:p>100522578</text:p>
          </table:table-cell>
          <table:table-cell office:value-type="float" office:value="100564518" calcext:value-type="float">
            <text:p>10056451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[.E3]/100000000" office:value-type="float" office:value="1.17194547" calcext:value-type="float">
            <text:p>1.17</text:p>
          </table:table-cell>
          <table:table-cell table:formula="of:=[.F3]/100000000" office:value-type="float" office:value="1.0054051" calcext:value-type="float">
            <text:p>1.01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17194547" calcext:value-type="float">
            <text:p>117194547</text:p>
          </table:table-cell>
          <table:table-cell office:value-type="float" office:value="100540510" calcext:value-type="float">
            <text:p>100540510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[.E4]/100000000" office:value-type="float" office:value="1.33762431" calcext:value-type="float">
            <text:p>1.34</text:p>
          </table:table-cell>
          <table:table-cell table:formula="of:=[.F4]/100000000" office:value-type="float" office:value="1.33840183" calcext:value-type="float">
            <text:p>1.34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3762431" calcext:value-type="float">
            <text:p>133762431</text:p>
          </table:table-cell>
          <table:table-cell office:value-type="float" office:value="133840183" calcext:value-type="float">
            <text:p>133840183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[.E5]/100000000" office:value-type="float" office:value="1.89195255" calcext:value-type="float">
            <text:p>1.89</text:p>
          </table:table-cell>
          <table:table-cell table:formula="of:=[.F5]/100000000" office:value-type="float" office:value="1.50521767" calcext:value-type="float">
            <text:p>1.51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89195255" calcext:value-type="float">
            <text:p>189195255</text:p>
          </table:table-cell>
          <table:table-cell office:value-type="float" office:value="150521767" calcext:value-type="float">
            <text:p>150521767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[.E6]/100000000" office:value-type="float" office:value="1.78684797" calcext:value-type="float">
            <text:p>1.79</text:p>
          </table:table-cell>
          <table:table-cell table:formula="of:=[.F6]/100000000" office:value-type="float" office:value="2.00611245" calcext:value-type="float">
            <text:p>2.01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178684797" calcext:value-type="float">
            <text:p>178684797</text:p>
          </table:table-cell>
          <table:table-cell office:value-type="float" office:value="200611245" calcext:value-type="float">
            <text:p>200611245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[.E7]/100000000" office:value-type="float" office:value="2.07511253" calcext:value-type="float">
            <text:p>2.08</text:p>
          </table:table-cell>
          <table:table-cell table:formula="of:=[.F7]/100000000" office:value-type="float" office:value="2.00628605" calcext:value-type="float">
            <text:p>2.01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7511253" calcext:value-type="float">
            <text:p>207511253</text:p>
          </table:table-cell>
          <table:table-cell office:value-type="float" office:value="200628605" calcext:value-type="float">
            <text:p>200628605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[.E8]/100000000" office:value-type="float" office:value="2.33972529" calcext:value-type="float">
            <text:p>2.34</text:p>
          </table:table-cell>
          <table:table-cell table:formula="of:=[.F8]/100000000" office:value-type="float" office:value="2.33967159" calcext:value-type="float">
            <text:p>2.34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972529" calcext:value-type="float">
            <text:p>233972529</text:p>
          </table:table-cell>
          <table:table-cell office:value-type="float" office:value="233967159" calcext:value-type="float">
            <text:p>233967159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[.E9]/100000000" office:value-type="float" office:value="2.67385934" calcext:value-type="float">
            <text:p>2.67</text:p>
          </table:table-cell>
          <table:table-cell table:formula="of:=[.F9]/100000000" office:value-type="float" office:value="2.67317126" calcext:value-type="float">
            <text:p>2.67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7385934" calcext:value-type="float">
            <text:p>267385934</text:p>
          </table:table-cell>
          <table:table-cell office:value-type="float" office:value="267317126" calcext:value-type="float">
            <text:p>267317126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[.E10]/100000000" office:value-type="float" office:value="3.006611" calcext:value-type="float">
            <text:p>3.01</text:p>
          </table:table-cell>
          <table:table-cell table:formula="of:=[.F10]/100000000" office:value-type="float" office:value="3.00678885" calcext:value-type="float">
            <text:p>3.01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661100" calcext:value-type="float">
            <text:p>300661100</text:p>
          </table:table-cell>
          <table:table-cell office:value-type="float" office:value="300678885" calcext:value-type="float">
            <text:p>300678885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[.E11]/100000000" office:value-type="float" office:value="3.00662032" calcext:value-type="float">
            <text:p>3.01</text:p>
          </table:table-cell>
          <table:table-cell table:formula="of:=[.F11]/100000000" office:value-type="float" office:value="3.00794969" calcext:value-type="float">
            <text:p>3.01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662032" calcext:value-type="float">
            <text:p>300662032</text:p>
          </table:table-cell>
          <table:table-cell office:value-type="float" office:value="300794969" calcext:value-type="float">
            <text:p>300794969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[.E12]/100000000" office:value-type="float" office:value="3.49450622" calcext:value-type="float">
            <text:p>3.49</text:p>
          </table:table-cell>
          <table:table-cell table:formula="of:=[.F12]/100000000" office:value-type="float" office:value="3.50647299" calcext:value-type="float">
            <text:p>3.51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49450622" calcext:value-type="float">
            <text:p>349450622</text:p>
          </table:table-cell>
          <table:table-cell office:value-type="float" office:value="350647299" calcext:value-type="float">
            <text:p>350647299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[.E13]/100000000" office:value-type="float" office:value="3.67116144" calcext:value-type="float">
            <text:p>3.67</text:p>
          </table:table-cell>
          <table:table-cell table:formula="of:=[.F13]/100000000" office:value-type="float" office:value="3.50649355" calcext:value-type="float">
            <text:p>3.51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67116144" calcext:value-type="float">
            <text:p>367116144</text:p>
          </table:table-cell>
          <table:table-cell office:value-type="float" office:value="350649355" calcext:value-type="float">
            <text:p>350649355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[.E14]/100000000" office:value-type="float" office:value="4.00645042" calcext:value-type="float">
            <text:p>4.01</text:p>
          </table:table-cell>
          <table:table-cell table:formula="of:=[.F14]/100000000" office:value-type="float" office:value="4.00712105" calcext:value-type="float">
            <text:p>4.01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645042" calcext:value-type="float">
            <text:p>400645042</text:p>
          </table:table-cell>
          <table:table-cell office:value-type="float" office:value="400712105" calcext:value-type="float">
            <text:p>400712105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[.E15]/100000000" office:value-type="float" office:value="4.00711568" calcext:value-type="float">
            <text:p>4.01</text:p>
          </table:table-cell>
          <table:table-cell table:formula="of:=[.F15]/100000000" office:value-type="float" office:value="4.00582675" calcext:value-type="float">
            <text:p>4.01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711568" calcext:value-type="float">
            <text:p>400711568</text:p>
          </table:table-cell>
          <table:table-cell office:value-type="float" office:value="400582675" calcext:value-type="float">
            <text:p>400582675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[.E16]/100000000" office:value-type="float" office:value="4.50801549" calcext:value-type="float">
            <text:p>4.51</text:p>
          </table:table-cell>
          <table:table-cell table:formula="of:=[.F16]/100000000" office:value-type="float" office:value="4.50902354" calcext:value-type="float">
            <text:p>4.51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801549" calcext:value-type="float">
            <text:p>450801549</text:p>
          </table:table-cell>
          <table:table-cell office:value-type="float" office:value="450902354" calcext:value-type="float">
            <text:p>450902354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[.E17]/100000000" office:value-type="float" office:value="4.50662446" calcext:value-type="float">
            <text:p>4.51</text:p>
          </table:table-cell>
          <table:table-cell table:formula="of:=[.F17]/100000000" office:value-type="float" office:value="4.50673551" calcext:value-type="float">
            <text:p>4.51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662446" calcext:value-type="float">
            <text:p>450662446</text:p>
          </table:table-cell>
          <table:table-cell office:value-type="float" office:value="450673551" calcext:value-type="float">
            <text:p>450673551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[.E18]/100000000" office:value-type="float" office:value="5.00744405" calcext:value-type="float">
            <text:p>5.01</text:p>
          </table:table-cell>
          <table:table-cell table:formula="of:=[.F18]/100000000" office:value-type="float" office:value="5.00697672" calcext:value-type="float">
            <text:p>5.01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744405" calcext:value-type="float">
            <text:p>500744405</text:p>
          </table:table-cell>
          <table:table-cell office:value-type="float" office:value="500697672" calcext:value-type="float">
            <text:p>500697672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[.E19]/100000000" office:value-type="float" office:value="5.00702599" calcext:value-type="float">
            <text:p>5.01</text:p>
          </table:table-cell>
          <table:table-cell table:formula="of:=[.F19]/100000000" office:value-type="float" office:value="5.00808487" calcext:value-type="float">
            <text:p>5.01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702599" calcext:value-type="float">
            <text:p>500702599</text:p>
          </table:table-cell>
          <table:table-cell office:value-type="float" office:value="500808487" calcext:value-type="float">
            <text:p>500808487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[.E20]/100000000" office:value-type="float" office:value="5.50913446" calcext:value-type="float">
            <text:p>5.51</text:p>
          </table:table-cell>
          <table:table-cell table:formula="of:=[.F20]/100000000" office:value-type="float" office:value="5.50880451" calcext:value-type="float">
            <text:p>5.51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913446" calcext:value-type="float">
            <text:p>550913446</text:p>
          </table:table-cell>
          <table:table-cell office:value-type="float" office:value="550880451" calcext:value-type="float">
            <text:p>550880451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[.E21]/100000000" office:value-type="float" office:value="5.50841028" calcext:value-type="float">
            <text:p>5.51</text:p>
          </table:table-cell>
          <table:table-cell table:formula="of:=[.F21]/100000000" office:value-type="float" office:value="5.50646848" calcext:value-type="float">
            <text:p>5.51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841028" calcext:value-type="float">
            <text:p>550841028</text:p>
          </table:table-cell>
          <table:table-cell office:value-type="float" office:value="550646848" calcext:value-type="float">
            <text:p>55064684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[.E22]/100000000" office:value-type="float" office:value="6.00644776" calcext:value-type="float">
            <text:p>6.01</text:p>
          </table:table-cell>
          <table:table-cell table:formula="of:=[.F22]/100000000" office:value-type="float" office:value="6.00749358" calcext:value-type="float">
            <text:p>6.01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644776" calcext:value-type="float">
            <text:p>600644776</text:p>
          </table:table-cell>
          <table:table-cell office:value-type="float" office:value="600749358" calcext:value-type="float">
            <text:p>60074935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[.E23]/100000000" office:value-type="float" office:value="6.00851077" calcext:value-type="float">
            <text:p>6.01</text:p>
          </table:table-cell>
          <table:table-cell table:formula="of:=[.F23]/100000000" office:value-type="float" office:value="6.00862504" calcext:value-type="float">
            <text:p>6.01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851077" calcext:value-type="float">
            <text:p>600851077</text:p>
          </table:table-cell>
          <table:table-cell office:value-type="float" office:value="600862504" calcext:value-type="float">
            <text:p>600862504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[.E24]/100000000" office:value-type="float" office:value="6.50698573" calcext:value-type="float">
            <text:p>6.51</text:p>
          </table:table-cell>
          <table:table-cell table:formula="of:=[.F24]/100000000" office:value-type="float" office:value="6.59887528" calcext:value-type="float">
            <text:p>6.60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50698573" calcext:value-type="float">
            <text:p>650698573</text:p>
          </table:table-cell>
          <table:table-cell office:value-type="float" office:value="659887528" calcext:value-type="float">
            <text:p>65988752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[.E25]/100000000" office:value-type="float" office:value="6.50761335" calcext:value-type="float">
            <text:p>6.51</text:p>
          </table:table-cell>
          <table:table-cell table:formula="of:=[.F25]/100000000" office:value-type="float" office:value="6.50743956" calcext:value-type="float">
            <text:p>6.51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0761335" calcext:value-type="float">
            <text:p>650761335</text:p>
          </table:table-cell>
          <table:table-cell office:value-type="float" office:value="650743956" calcext:value-type="float">
            <text:p>650743956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[.E26]/100000000" office:value-type="float" office:value="7.00869486" calcext:value-type="float">
            <text:p>7.01</text:p>
          </table:table-cell>
          <table:table-cell table:formula="of:=[.F26]/100000000" office:value-type="float" office:value="7.00773031" calcext:value-type="float">
            <text:p>7.01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869486" calcext:value-type="float">
            <text:p>700869486</text:p>
          </table:table-cell>
          <table:table-cell office:value-type="float" office:value="700773031" calcext:value-type="float">
            <text:p>700773031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[.E27]/100000000" office:value-type="float" office:value="7.00684271" calcext:value-type="float">
            <text:p>7.01</text:p>
          </table:table-cell>
          <table:table-cell table:formula="of:=[.F27]/100000000" office:value-type="float" office:value="7.00827836" calcext:value-type="float">
            <text:p>7.01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684271" calcext:value-type="float">
            <text:p>700684271</text:p>
          </table:table-cell>
          <table:table-cell office:value-type="float" office:value="700827836" calcext:value-type="float">
            <text:p>700827836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[.E28]/100000000" office:value-type="float" office:value="7.50823728" calcext:value-type="float">
            <text:p>7.51</text:p>
          </table:table-cell>
          <table:table-cell table:formula="of:=[.F28]/100000000" office:value-type="float" office:value="7.50673185" calcext:value-type="float">
            <text:p>7.51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750823728" calcext:value-type="float">
            <text:p>750823728</text:p>
          </table:table-cell>
          <table:table-cell office:value-type="float" office:value="750673185" calcext:value-type="float">
            <text:p>750673185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[.E29]/100000000" office:value-type="float" office:value="7.50911797" calcext:value-type="float">
            <text:p>7.51</text:p>
          </table:table-cell>
          <table:table-cell table:formula="of:=[.F29]/100000000" office:value-type="float" office:value="7.50850752" calcext:value-type="float">
            <text:p>7.51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750911797" calcext:value-type="float">
            <text:p>750911797</text:p>
          </table:table-cell>
          <table:table-cell office:value-type="float" office:value="750850752" calcext:value-type="float">
            <text:p>750850752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[.E30]/100000000" office:value-type="float" office:value="8.00797289" calcext:value-type="float">
            <text:p>8.01</text:p>
          </table:table-cell>
          <table:table-cell table:formula="of:=[.F30]/100000000" office:value-type="float" office:value="8.00842218" calcext:value-type="float">
            <text:p>8.01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797289" calcext:value-type="float">
            <text:p>800797289</text:p>
          </table:table-cell>
          <table:table-cell office:value-type="float" office:value="800842218" calcext:value-type="float">
            <text:p>80084221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[.E31]/100000000" office:value-type="float" office:value="8.00963141" calcext:value-type="float">
            <text:p>8.01</text:p>
          </table:table-cell>
          <table:table-cell table:formula="of:=[.F31]/100000000" office:value-type="float" office:value="8.00926721" calcext:value-type="float">
            <text:p>8.01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963141" calcext:value-type="float">
            <text:p>800963141</text:p>
          </table:table-cell>
          <table:table-cell office:value-type="float" office:value="800926721" calcext:value-type="float">
            <text:p>800926721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[.E32]/100000000" office:value-type="float" office:value="9.00955735" calcext:value-type="float">
            <text:p>9.01</text:p>
          </table:table-cell>
          <table:table-cell table:formula="of:=[.F32]/100000000" office:value-type="float" office:value="9.0078115" calcext:value-type="float">
            <text:p>9.01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955735" calcext:value-type="float">
            <text:p>900955735</text:p>
          </table:table-cell>
          <table:table-cell office:value-type="float" office:value="900781150" calcext:value-type="float">
            <text:p>900781150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[.E33]/100000000" office:value-type="float" office:value="9.00823072" calcext:value-type="float">
            <text:p>9.01</text:p>
          </table:table-cell>
          <table:table-cell table:formula="of:=[.F33]/100000000" office:value-type="float" office:value="9.00875813" calcext:value-type="float">
            <text:p>9.01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823072" calcext:value-type="float">
            <text:p>900823072</text:p>
          </table:table-cell>
          <table:table-cell office:value-type="float" office:value="900875813" calcext:value-type="float">
            <text:p>900875813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[.E34]/100000000" office:value-type="float" office:value="9.01067854" calcext:value-type="float">
            <text:p>9.01</text:p>
          </table:table-cell>
          <table:table-cell table:formula="of:=[.F34]/100000000" office:value-type="float" office:value="9.0072822" calcext:value-type="float">
            <text:p>9.01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1067854" calcext:value-type="float">
            <text:p>901067854</text:p>
          </table:table-cell>
          <table:table-cell office:value-type="float" office:value="900728220" calcext:value-type="float">
            <text:p>900728220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[.E35]/100000000" office:value-type="float" office:value="9.00958896" calcext:value-type="float">
            <text:p>9.01</text:p>
          </table:table-cell>
          <table:table-cell table:formula="of:=[.F35]/100000000" office:value-type="float" office:value="9.00826967" calcext:value-type="float">
            <text:p>9.01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958896" calcext:value-type="float">
            <text:p>900958896</text:p>
          </table:table-cell>
          <table:table-cell office:value-type="float" office:value="900826967" calcext:value-type="float">
            <text:p>900826967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[.E36]/100000000" office:value-type="float" office:value="10.00985812" calcext:value-type="float">
            <text:p>10.01</text:p>
          </table:table-cell>
          <table:table-cell table:formula="of:=[.F36]/100000000" office:value-type="float" office:value="10.00863935" calcext:value-type="float">
            <text:p>10.01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0985812" calcext:value-type="float">
            <text:p>1000985812</text:p>
          </table:table-cell>
          <table:table-cell office:value-type="float" office:value="1000863935" calcext:value-type="float">
            <text:p>1000863935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[.E37]/100000000" office:value-type="float" office:value="10.00872131" calcext:value-type="float">
            <text:p>10.01</text:p>
          </table:table-cell>
          <table:table-cell table:formula="of:=[.F37]/100000000" office:value-type="float" office:value="10.01280647" calcext:value-type="float">
            <text:p>10.01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872131" calcext:value-type="float">
            <text:p>1000872131</text:p>
          </table:table-cell>
          <table:table-cell office:value-type="float" office:value="1001280647" calcext:value-type="float">
            <text:p>1001280647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[.E38]/100000000" office:value-type="float" office:value="10.01482889" calcext:value-type="float">
            <text:p>10.01</text:p>
          </table:table-cell>
          <table:table-cell table:formula="of:=[.F38]/100000000" office:value-type="float" office:value="10.01024956" calcext:value-type="float">
            <text:p>10.01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1482889" calcext:value-type="float">
            <text:p>1001482889</text:p>
          </table:table-cell>
          <table:table-cell office:value-type="float" office:value="1001024956" calcext:value-type="float">
            <text:p>1001024956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[.E39]/100000000" office:value-type="float" office:value="10.00915033" calcext:value-type="float">
            <text:p>10.01</text:p>
          </table:table-cell>
          <table:table-cell table:formula="of:=[.F39]/100000000" office:value-type="float" office:value="10.00790634" calcext:value-type="float">
            <text:p>10.01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915033" calcext:value-type="float">
            <text:p>1000915033</text:p>
          </table:table-cell>
          <table:table-cell office:value-type="float" office:value="1000790634" calcext:value-type="float">
            <text:p>1000790634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[.E40]/100000000" office:value-type="float" office:value="11.01052507" calcext:value-type="float">
            <text:p>11.01</text:p>
          </table:table-cell>
          <table:table-cell table:formula="of:=[.F40]/100000000" office:value-type="float" office:value="11.01412133" calcext:value-type="float">
            <text:p>11.01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1052507" calcext:value-type="float">
            <text:p>1101052507</text:p>
          </table:table-cell>
          <table:table-cell office:value-type="float" office:value="1101412133" calcext:value-type="float">
            <text:p>1101412133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[.E41]/100000000" office:value-type="float" office:value="11.01075563" calcext:value-type="float">
            <text:p>11.01</text:p>
          </table:table-cell>
          <table:table-cell table:formula="of:=[.F41]/100000000" office:value-type="float" office:value="11.01014461" calcext:value-type="float">
            <text:p>11.01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1075563" calcext:value-type="float">
            <text:p>1101075563</text:p>
          </table:table-cell>
          <table:table-cell office:value-type="float" office:value="1101014461" calcext:value-type="float">
            <text:p>1101014461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[.E42]/100000000" office:value-type="float" office:value="11.00899451" calcext:value-type="float">
            <text:p>11.01</text:p>
          </table:table-cell>
          <table:table-cell table:formula="of:=[.F42]/100000000" office:value-type="float" office:value="11.00739927" calcext:value-type="float">
            <text:p>11.01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899451" calcext:value-type="float">
            <text:p>1100899451</text:p>
          </table:table-cell>
          <table:table-cell office:value-type="float" office:value="1100739927" calcext:value-type="float">
            <text:p>1100739927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[.E43]/100000000" office:value-type="float" office:value="11.01090745" calcext:value-type="float">
            <text:p>11.01</text:p>
          </table:table-cell>
          <table:table-cell table:formula="of:=[.F43]/100000000" office:value-type="float" office:value="11.0152852" calcext:value-type="float">
            <text:p>11.02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1090745" calcext:value-type="float">
            <text:p>1101090745</text:p>
          </table:table-cell>
          <table:table-cell office:value-type="float" office:value="1101528520" calcext:value-type="float">
            <text:p>1101528520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[.E44]/100000000" office:value-type="float" office:value="12.01020149" calcext:value-type="float">
            <text:p>12.01</text:p>
          </table:table-cell>
          <table:table-cell table:formula="of:=[.F44]/100000000" office:value-type="float" office:value="12.00956565" calcext:value-type="float">
            <text:p>12.01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1020149" calcext:value-type="float">
            <text:p>1201020149</text:p>
          </table:table-cell>
          <table:table-cell office:value-type="float" office:value="1200956565" calcext:value-type="float">
            <text:p>1200956565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[.E45]/100000000" office:value-type="float" office:value="12.00969065" calcext:value-type="float">
            <text:p>12.01</text:p>
          </table:table-cell>
          <table:table-cell table:formula="of:=[.F45]/100000000" office:value-type="float" office:value="12.00940899" calcext:value-type="float">
            <text:p>12.01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0969065" calcext:value-type="float">
            <text:p>1200969065</text:p>
          </table:table-cell>
          <table:table-cell office:value-type="float" office:value="1200940899" calcext:value-type="float">
            <text:p>1200940899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[.E46]/100000000" office:value-type="float" office:value="12.00954064" calcext:value-type="float">
            <text:p>12.01</text:p>
          </table:table-cell>
          <table:table-cell table:formula="of:=[.F46]/100000000" office:value-type="float" office:value="12.00894588" calcext:value-type="float">
            <text:p>12.01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954064" calcext:value-type="float">
            <text:p>1200954064</text:p>
          </table:table-cell>
          <table:table-cell office:value-type="float" office:value="1200894588" calcext:value-type="float">
            <text:p>120089458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[.E47]/100000000" office:value-type="float" office:value="12.00796584" calcext:value-type="float">
            <text:p>12.01</text:p>
          </table:table-cell>
          <table:table-cell table:formula="of:=[.F47]/100000000" office:value-type="float" office:value="12.00927247" calcext:value-type="float">
            <text:p>12.01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796584" calcext:value-type="float">
            <text:p>1200796584</text:p>
          </table:table-cell>
          <table:table-cell office:value-type="float" office:value="1200927247" calcext:value-type="float">
            <text:p>1200927247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[.E48]/100000000" office:value-type="float" office:value="13.01196752" calcext:value-type="float">
            <text:p>13.01</text:p>
          </table:table-cell>
          <table:table-cell table:formula="of:=[.F48]/100000000" office:value-type="float" office:value="13.01007339" calcext:value-type="float">
            <text:p>13.01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1196752" calcext:value-type="float">
            <text:p>1301196752</text:p>
          </table:table-cell>
          <table:table-cell office:value-type="float" office:value="1301007339" calcext:value-type="float">
            <text:p>1301007339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[.E49]/100000000" office:value-type="float" office:value="13.00972036" calcext:value-type="float">
            <text:p>13.01</text:p>
          </table:table-cell>
          <table:table-cell table:formula="of:=[.F49]/100000000" office:value-type="float" office:value="13.00877377" calcext:value-type="float">
            <text:p>13.01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972036" calcext:value-type="float">
            <text:p>1300972036</text:p>
          </table:table-cell>
          <table:table-cell office:value-type="float" office:value="1300877377" calcext:value-type="float">
            <text:p>1300877377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[.E50]/100000000" office:value-type="float" office:value="13.01032637" calcext:value-type="float">
            <text:p>13.01</text:p>
          </table:table-cell>
          <table:table-cell table:formula="of:=[.F50]/100000000" office:value-type="float" office:value="13.01069327" calcext:value-type="float">
            <text:p>13.01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1032637" calcext:value-type="float">
            <text:p>1301032637</text:p>
          </table:table-cell>
          <table:table-cell office:value-type="float" office:value="1301069327" calcext:value-type="float">
            <text:p>1301069327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[.E51]/100000000" office:value-type="float" office:value="13.01051726" calcext:value-type="float">
            <text:p>13.01</text:p>
          </table:table-cell>
          <table:table-cell table:formula="of:=[.F51]/100000000" office:value-type="float" office:value="13.01233993" calcext:value-type="float">
            <text:p>13.01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1051726" calcext:value-type="float">
            <text:p>1301051726</text:p>
          </table:table-cell>
          <table:table-cell office:value-type="float" office:value="1301233993" calcext:value-type="float">
            <text:p>1301233993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[.E52]/100000000" office:value-type="float" office:value="14.0096476" calcext:value-type="float">
            <text:p>14.01</text:p>
          </table:table-cell>
          <table:table-cell table:formula="of:=[.F52]/100000000" office:value-type="float" office:value="14.00947934" calcext:value-type="float">
            <text:p>14.01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0964760" calcext:value-type="float">
            <text:p>1400964760</text:p>
          </table:table-cell>
          <table:table-cell office:value-type="float" office:value="1400947934" calcext:value-type="float">
            <text:p>1400947934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[.E53]/100000000" office:value-type="float" office:value="14.01053245" calcext:value-type="float">
            <text:p>14.01</text:p>
          </table:table-cell>
          <table:table-cell table:formula="of:=[.F53]/100000000" office:value-type="float" office:value="14.00976919" calcext:value-type="float">
            <text:p>14.01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1053245" calcext:value-type="float">
            <text:p>1401053245</text:p>
          </table:table-cell>
          <table:table-cell office:value-type="float" office:value="1400976919" calcext:value-type="float">
            <text:p>1400976919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[.E54]/100000000" office:value-type="float" office:value="14.0107027" calcext:value-type="float">
            <text:p>14.01</text:p>
          </table:table-cell>
          <table:table-cell table:formula="of:=[.F54]/100000000" office:value-type="float" office:value="14.01267157" calcext:value-type="float">
            <text:p>14.01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1070270" calcext:value-type="float">
            <text:p>1401070270</text:p>
          </table:table-cell>
          <table:table-cell office:value-type="float" office:value="1401267157" calcext:value-type="float">
            <text:p>1401267157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[.E55]/100000000" office:value-type="float" office:value="14.00983554" calcext:value-type="float">
            <text:p>14.01</text:p>
          </table:table-cell>
          <table:table-cell table:formula="of:=[.F55]/100000000" office:value-type="float" office:value="14.00736833" calcext:value-type="float">
            <text:p>14.01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983554" calcext:value-type="float">
            <text:p>1400983554</text:p>
          </table:table-cell>
          <table:table-cell office:value-type="float" office:value="1400736833" calcext:value-type="float">
            <text:p>1400736833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[.E56]/100000000" office:value-type="float" office:value="15.01125614" calcext:value-type="float">
            <text:p>15.01</text:p>
          </table:table-cell>
          <table:table-cell table:formula="of:=[.F56]/100000000" office:value-type="float" office:value="15.01038487" calcext:value-type="float">
            <text:p>15.01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501125614" calcext:value-type="float">
            <text:p>1501125614</text:p>
          </table:table-cell>
          <table:table-cell office:value-type="float" office:value="1501038487" calcext:value-type="float">
            <text:p>1501038487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[.E57]/100000000" office:value-type="float" office:value="15.01075082" calcext:value-type="float">
            <text:p>15.01</text:p>
          </table:table-cell>
          <table:table-cell table:formula="of:=[.F57]/100000000" office:value-type="float" office:value="15.01069162" calcext:value-type="float">
            <text:p>15.01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501075082" calcext:value-type="float">
            <text:p>1501075082</text:p>
          </table:table-cell>
          <table:table-cell office:value-type="float" office:value="1501069162" calcext:value-type="float">
            <text:p>1501069162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[.E58]/100000000" office:value-type="float" office:value="14.82852854" calcext:value-type="float">
            <text:p>14.83</text:p>
          </table:table-cell>
          <table:table-cell table:formula="of:=[.F58]/100000000" office:value-type="float" office:value="15.01171335" calcext:value-type="float">
            <text:p>15.01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82852854" calcext:value-type="float">
            <text:p>1482852854</text:p>
          </table:table-cell>
          <table:table-cell office:value-type="float" office:value="1501171335" calcext:value-type="float">
            <text:p>1501171335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[.E59]/100000000" office:value-type="float" office:value="15.00801357" calcext:value-type="float">
            <text:p>15.01</text:p>
          </table:table-cell>
          <table:table-cell table:formula="of:=[.F59]/100000000" office:value-type="float" office:value="15.00978948" calcext:value-type="float">
            <text:p>15.01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0801357" calcext:value-type="float">
            <text:p>1500801357</text:p>
          </table:table-cell>
          <table:table-cell office:value-type="float" office:value="1500978948" calcext:value-type="float">
            <text:p>150097894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[.E60]/100000000" office:value-type="float" office:value="15.47176724" calcext:value-type="float">
            <text:p>15.47</text:p>
          </table:table-cell>
          <table:table-cell table:formula="of:=[.F60]/100000000" office:value-type="float" office:value="15.26144581" calcext:value-type="float">
            <text:p>15.26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47176724" calcext:value-type="float">
            <text:p>1547176724</text:p>
          </table:table-cell>
          <table:table-cell office:value-type="float" office:value="1526144581" calcext:value-type="float">
            <text:p>1526144581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[.E61]/100000000" office:value-type="float" office:value="15.64694581" calcext:value-type="float">
            <text:p>15.65</text:p>
          </table:table-cell>
          <table:table-cell table:formula="of:=[.F61]/100000000" office:value-type="float" office:value="15.51199337" calcext:value-type="float">
            <text:p>15.51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64694581" calcext:value-type="float">
            <text:p>1564694581</text:p>
          </table:table-cell>
          <table:table-cell office:value-type="float" office:value="1551199337" calcext:value-type="float">
            <text:p>1551199337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[.E62]/100000000" office:value-type="float" office:value="15.83958757" calcext:value-type="float">
            <text:p>15.84</text:p>
          </table:table-cell>
          <table:table-cell table:formula="of:=[.F62]/100000000" office:value-type="float" office:value="15.76024266" calcext:value-type="float">
            <text:p>15.76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583958757" calcext:value-type="float">
            <text:p>1583958757</text:p>
          </table:table-cell>
          <table:table-cell office:value-type="float" office:value="1576024266" calcext:value-type="float">
            <text:p>1576024266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[.E63]/100000000" office:value-type="float" office:value="16.01444573" calcext:value-type="float">
            <text:p>16.01</text:p>
          </table:table-cell>
          <table:table-cell table:formula="of:=[.F63]/100000000" office:value-type="float" office:value="16.01120272" calcext:value-type="float">
            <text:p>16.01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1444573" calcext:value-type="float">
            <text:p>1601444573</text:p>
          </table:table-cell>
          <table:table-cell office:value-type="float" office:value="1601120272" calcext:value-type="float">
            <text:p>1601120272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[.E64]/100000000" office:value-type="float" office:value="16.25967477" calcext:value-type="float">
            <text:p>16.26</text:p>
          </table:table-cell>
          <table:table-cell table:formula="of:=[.F64]/100000000" office:value-type="float" office:value="16.26060626" calcext:value-type="float">
            <text:p>16.26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625967477" calcext:value-type="float">
            <text:p>1625967477</text:p>
          </table:table-cell>
          <table:table-cell office:value-type="float" office:value="1626060626" calcext:value-type="float">
            <text:p>1626060626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[.E65]/100000000" office:value-type="float" office:value="16.51727098" calcext:value-type="float">
            <text:p>16.52</text:p>
          </table:table-cell>
          <table:table-cell table:formula="of:=[.F65]/100000000" office:value-type="float" office:value="16.51146672" calcext:value-type="float">
            <text:p>16.51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651727098" calcext:value-type="float">
            <text:p>1651727098</text:p>
          </table:table-cell>
          <table:table-cell office:value-type="float" office:value="1651146672" calcext:value-type="float">
            <text:p>1651146672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[.E66]/100000000" office:value-type="float" office:value="16.76160046" calcext:value-type="float">
            <text:p>16.76</text:p>
          </table:table-cell>
          <table:table-cell table:formula="of:=[.F66]/100000000" office:value-type="float" office:value="16.76135024" calcext:value-type="float">
            <text:p>16.76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676160046" calcext:value-type="float">
            <text:p>1676160046</text:p>
          </table:table-cell>
          <table:table-cell office:value-type="float" office:value="1676135024" calcext:value-type="float">
            <text:p>1676135024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[.E67]/100000000" office:value-type="float" office:value="17.01214525" calcext:value-type="float">
            <text:p>17.01</text:p>
          </table:table-cell>
          <table:table-cell table:formula="of:=[.F67]/100000000" office:value-type="float" office:value="17.01285817" calcext:value-type="float">
            <text:p>17.01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1214525" calcext:value-type="float">
            <text:p>1701214525</text:p>
          </table:table-cell>
          <table:table-cell office:value-type="float" office:value="1701285817" calcext:value-type="float">
            <text:p>1701285817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[.E68]/100000000" office:value-type="float" office:value="17.26197966" calcext:value-type="float">
            <text:p>17.26</text:p>
          </table:table-cell>
          <table:table-cell table:formula="of:=[.F68]/100000000" office:value-type="float" office:value="17.26045023" calcext:value-type="float">
            <text:p>17.26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6197966" calcext:value-type="float">
            <text:p>1726197966</text:p>
          </table:table-cell>
          <table:table-cell office:value-type="float" office:value="1726045023" calcext:value-type="float">
            <text:p>1726045023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[.E69]/100000000" office:value-type="float" office:value="17.51143804" calcext:value-type="float">
            <text:p>17.51</text:p>
          </table:table-cell>
          <table:table-cell table:formula="of:=[.F69]/100000000" office:value-type="float" office:value="17.51176641" calcext:value-type="float">
            <text:p>17.51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1143804" calcext:value-type="float">
            <text:p>1751143804</text:p>
          </table:table-cell>
          <table:table-cell office:value-type="float" office:value="1751176641" calcext:value-type="float">
            <text:p>1751176641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[.E70]/100000000" office:value-type="float" office:value="17.76061291" calcext:value-type="float">
            <text:p>17.76</text:p>
          </table:table-cell>
          <table:table-cell table:formula="of:=[.F70]/100000000" office:value-type="float" office:value="17.75996359" calcext:value-type="float">
            <text:p>17.76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776061291" calcext:value-type="float">
            <text:p>1776061291</text:p>
          </table:table-cell>
          <table:table-cell office:value-type="float" office:value="1775996359" calcext:value-type="float">
            <text:p>1775996359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[.E71]/100000000" office:value-type="float" office:value="18.01172466" calcext:value-type="float">
            <text:p>18.01</text:p>
          </table:table-cell>
          <table:table-cell table:formula="of:=[.F71]/100000000" office:value-type="float" office:value="18.0132336" calcext:value-type="float">
            <text:p>18.01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1172466" calcext:value-type="float">
            <text:p>1801172466</text:p>
          </table:table-cell>
          <table:table-cell office:value-type="float" office:value="1801323360" calcext:value-type="float">
            <text:p>1801323360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[.E72]/100000000" office:value-type="float" office:value="18.2608722" calcext:value-type="float">
            <text:p>18.26</text:p>
          </table:table-cell>
          <table:table-cell table:formula="of:=[.F72]/100000000" office:value-type="float" office:value="18.26092123" calcext:value-type="float">
            <text:p>18.26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26087220" calcext:value-type="float">
            <text:p>1826087220</text:p>
          </table:table-cell>
          <table:table-cell office:value-type="float" office:value="1826092123" calcext:value-type="float">
            <text:p>1826092123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[.E73]/100000000" office:value-type="float" office:value="18.51369504" calcext:value-type="float">
            <text:p>18.51</text:p>
          </table:table-cell>
          <table:table-cell table:formula="of:=[.F73]/100000000" office:value-type="float" office:value="18.51167149" calcext:value-type="float">
            <text:p>18.51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1369504" calcext:value-type="float">
            <text:p>1851369504</text:p>
          </table:table-cell>
          <table:table-cell office:value-type="float" office:value="1851167149" calcext:value-type="float">
            <text:p>1851167149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[.E74]/100000000" office:value-type="float" office:value="18.76175947" calcext:value-type="float">
            <text:p>18.76</text:p>
          </table:table-cell>
          <table:table-cell table:formula="of:=[.F74]/100000000" office:value-type="float" office:value="18.76291784" calcext:value-type="float">
            <text:p>18.76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6175947" calcext:value-type="float">
            <text:p>1876175947</text:p>
          </table:table-cell>
          <table:table-cell office:value-type="float" office:value="1876291784" calcext:value-type="float">
            <text:p>1876291784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[.E75]/100000000" office:value-type="float" office:value="19.01080961" calcext:value-type="float">
            <text:p>19.01</text:p>
          </table:table-cell>
          <table:table-cell table:formula="of:=[.F75]/100000000" office:value-type="float" office:value="19.01005243" calcext:value-type="float">
            <text:p>19.01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1080961" calcext:value-type="float">
            <text:p>1901080961</text:p>
          </table:table-cell>
          <table:table-cell office:value-type="float" office:value="1901005243" calcext:value-type="float">
            <text:p>1901005243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[.E76]/100000000" office:value-type="float" office:value="19.26141345" calcext:value-type="float">
            <text:p>19.26</text:p>
          </table:table-cell>
          <table:table-cell table:formula="of:=[.F76]/100000000" office:value-type="float" office:value="19.2646127" calcext:value-type="float">
            <text:p>19.26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1926141345" calcext:value-type="float">
            <text:p>1926141345</text:p>
          </table:table-cell>
          <table:table-cell office:value-type="float" office:value="1926461270" calcext:value-type="float">
            <text:p>1926461270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[.E77]/100000000" office:value-type="float" office:value="19.51207428" calcext:value-type="float">
            <text:p>19.51</text:p>
          </table:table-cell>
          <table:table-cell table:formula="of:=[.F77]/100000000" office:value-type="float" office:value="19.51099624" calcext:value-type="float">
            <text:p>19.51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1951207428" calcext:value-type="float">
            <text:p>1951207428</text:p>
          </table:table-cell>
          <table:table-cell office:value-type="float" office:value="1951099624" calcext:value-type="float">
            <text:p>1951099624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[.E78]/100000000" office:value-type="float" office:value="19.76252895" calcext:value-type="float">
            <text:p>19.76</text:p>
          </table:table-cell>
          <table:table-cell table:formula="of:=[.F78]/100000000" office:value-type="float" office:value="19.76411699" calcext:value-type="float">
            <text:p>19.76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1976252895" calcext:value-type="float">
            <text:p>1976252895</text:p>
          </table:table-cell>
          <table:table-cell office:value-type="float" office:value="1976411699" calcext:value-type="float">
            <text:p>1976411699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[.E79]/100000000" office:value-type="float" office:value="20.01188697" calcext:value-type="float">
            <text:p>20.01</text:p>
          </table:table-cell>
          <table:table-cell table:formula="of:=[.F79]/100000000" office:value-type="float" office:value="20.01456462" calcext:value-type="float">
            <text:p>20.01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1188697" calcext:value-type="float">
            <text:p>2001188697</text:p>
          </table:table-cell>
          <table:table-cell office:value-type="float" office:value="2001456462" calcext:value-type="float">
            <text:p>2001456462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[.E80]/100000000" office:value-type="float" office:value="20.26431997" calcext:value-type="float">
            <text:p>20.26</text:p>
          </table:table-cell>
          <table:table-cell table:formula="of:=[.F80]/100000000" office:value-type="float" office:value="20.26345071" calcext:value-type="float">
            <text:p>20.26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26431997" calcext:value-type="float">
            <text:p>2026431997</text:p>
          </table:table-cell>
          <table:table-cell office:value-type="float" office:value="2026345071" calcext:value-type="float">
            <text:p>2026345071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[.E81]/100000000" office:value-type="float" office:value="20.51799497" calcext:value-type="float">
            <text:p>20.52</text:p>
          </table:table-cell>
          <table:table-cell table:formula="of:=[.F81]/100000000" office:value-type="float" office:value="20.51792389" calcext:value-type="float">
            <text:p>20.52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1799497" calcext:value-type="float">
            <text:p>2051799497</text:p>
          </table:table-cell>
          <table:table-cell office:value-type="float" office:value="2051792389" calcext:value-type="float">
            <text:p>2051792389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[.E82]/100000000" office:value-type="float" office:value="20.76098483" calcext:value-type="float">
            <text:p>20.76</text:p>
          </table:table-cell>
          <table:table-cell table:formula="of:=[.F82]/100000000" office:value-type="float" office:value="20.76565574" calcext:value-type="float">
            <text:p>20.77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076098483" calcext:value-type="float">
            <text:p>2076098483</text:p>
          </table:table-cell>
          <table:table-cell office:value-type="float" office:value="2076565574" calcext:value-type="float">
            <text:p>2076565574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[.E83]/100000000" office:value-type="float" office:value="21.01176841" calcext:value-type="float">
            <text:p>21.01</text:p>
          </table:table-cell>
          <table:table-cell table:formula="of:=[.F83]/100000000" office:value-type="float" office:value="21.01335755" calcext:value-type="float">
            <text:p>21.01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1176841" calcext:value-type="float">
            <text:p>2101176841</text:p>
          </table:table-cell>
          <table:table-cell office:value-type="float" office:value="2101335755" calcext:value-type="float">
            <text:p>2101335755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[.E84]/100000000" office:value-type="float" office:value="21.2626586" calcext:value-type="float">
            <text:p>21.26</text:p>
          </table:table-cell>
          <table:table-cell table:formula="of:=[.F84]/100000000" office:value-type="float" office:value="21.26395443" calcext:value-type="float">
            <text:p>21.26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6265860" calcext:value-type="float">
            <text:p>2126265860</text:p>
          </table:table-cell>
          <table:table-cell office:value-type="float" office:value="2126395443" calcext:value-type="float">
            <text:p>2126395443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[.E85]/100000000" office:value-type="float" office:value="21.51238778" calcext:value-type="float">
            <text:p>21.51</text:p>
          </table:table-cell>
          <table:table-cell table:formula="of:=[.F85]/100000000" office:value-type="float" office:value="21.51290587" calcext:value-type="float">
            <text:p>21.51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1238778" calcext:value-type="float">
            <text:p>2151238778</text:p>
          </table:table-cell>
          <table:table-cell office:value-type="float" office:value="2151290587" calcext:value-type="float">
            <text:p>2151290587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[.E86]/100000000" office:value-type="float" office:value="21.76259825" calcext:value-type="float">
            <text:p>21.76</text:p>
          </table:table-cell>
          <table:table-cell table:formula="of:=[.F86]/100000000" office:value-type="float" office:value="21.76246889" calcext:value-type="float">
            <text:p>21.76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176259825" calcext:value-type="float">
            <text:p>2176259825</text:p>
          </table:table-cell>
          <table:table-cell office:value-type="float" office:value="2176246889" calcext:value-type="float">
            <text:p>2176246889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[.E87]/100000000" office:value-type="float" office:value="22.01387865" calcext:value-type="float">
            <text:p>22.01</text:p>
          </table:table-cell>
          <table:table-cell table:formula="of:=[.F87]/100000000" office:value-type="float" office:value="22.01192092" calcext:value-type="float">
            <text:p>22.01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1387865" calcext:value-type="float">
            <text:p>2201387865</text:p>
          </table:table-cell>
          <table:table-cell office:value-type="float" office:value="2201192092" calcext:value-type="float">
            <text:p>2201192092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[.E88]/100000000" office:value-type="float" office:value="22.26251501" calcext:value-type="float">
            <text:p>22.26</text:p>
          </table:table-cell>
          <table:table-cell table:formula="of:=[.F88]/100000000" office:value-type="float" office:value="22.26232495" calcext:value-type="float">
            <text:p>22.26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26251501" calcext:value-type="float">
            <text:p>2226251501</text:p>
          </table:table-cell>
          <table:table-cell office:value-type="float" office:value="2226232495" calcext:value-type="float">
            <text:p>2226232495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[.E89]/100000000" office:value-type="float" office:value="22.51316642" calcext:value-type="float">
            <text:p>22.51</text:p>
          </table:table-cell>
          <table:table-cell table:formula="of:=[.F89]/100000000" office:value-type="float" office:value="22.51283063" calcext:value-type="float">
            <text:p>22.51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1316642" calcext:value-type="float">
            <text:p>2251316642</text:p>
          </table:table-cell>
          <table:table-cell office:value-type="float" office:value="2251283063" calcext:value-type="float">
            <text:p>2251283063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[.E90]/100000000" office:value-type="float" office:value="22.76326973" calcext:value-type="float">
            <text:p>22.76</text:p>
          </table:table-cell>
          <table:table-cell table:formula="of:=[.F90]/100000000" office:value-type="float" office:value="22.76558916" calcext:value-type="float">
            <text:p>22.77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6326973" calcext:value-type="float">
            <text:p>2276326973</text:p>
          </table:table-cell>
          <table:table-cell office:value-type="float" office:value="2276558916" calcext:value-type="float">
            <text:p>2276558916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[.E91]/100000000" office:value-type="float" office:value="23.01327855" calcext:value-type="float">
            <text:p>23.01</text:p>
          </table:table-cell>
          <table:table-cell table:formula="of:=[.F91]/100000000" office:value-type="float" office:value="23.01069046" calcext:value-type="float">
            <text:p>23.01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1327855" calcext:value-type="float">
            <text:p>2301327855</text:p>
          </table:table-cell>
          <table:table-cell office:value-type="float" office:value="2301069046" calcext:value-type="float">
            <text:p>2301069046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[.E92]/100000000" office:value-type="float" office:value="23.26278253" calcext:value-type="float">
            <text:p>23.26</text:p>
          </table:table-cell>
          <table:table-cell table:formula="of:=[.F92]/100000000" office:value-type="float" office:value="23.26127942" calcext:value-type="float">
            <text:p>23.26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26278253" calcext:value-type="float">
            <text:p>2326278253</text:p>
          </table:table-cell>
          <table:table-cell office:value-type="float" office:value="2326127942" calcext:value-type="float">
            <text:p>2326127942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[.E93]/100000000" office:value-type="float" office:value="23.51475347" calcext:value-type="float">
            <text:p>23.51</text:p>
          </table:table-cell>
          <table:table-cell table:formula="of:=[.F93]/100000000" office:value-type="float" office:value="23.51339249" calcext:value-type="float">
            <text:p>23.51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1475347" calcext:value-type="float">
            <text:p>2351475347</text:p>
          </table:table-cell>
          <table:table-cell office:value-type="float" office:value="2351339249" calcext:value-type="float">
            <text:p>2351339249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[.E94]/100000000" office:value-type="float" office:value="23.76307832" calcext:value-type="float">
            <text:p>23.76</text:p>
          </table:table-cell>
          <table:table-cell table:formula="of:=[.F94]/100000000" office:value-type="float" office:value="23.76380008" calcext:value-type="float">
            <text:p>23.76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376307832" calcext:value-type="float">
            <text:p>2376307832</text:p>
          </table:table-cell>
          <table:table-cell office:value-type="float" office:value="2376380008" calcext:value-type="float">
            <text:p>23763800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[.E95]/100000000" office:value-type="float" office:value="24.01427377" calcext:value-type="float">
            <text:p>24.01</text:p>
          </table:table-cell>
          <table:table-cell table:formula="of:=[.F95]/100000000" office:value-type="float" office:value="24.01336458" calcext:value-type="float">
            <text:p>24.01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1427377" calcext:value-type="float">
            <text:p>2401427377</text:p>
          </table:table-cell>
          <table:table-cell office:value-type="float" office:value="2401336458" calcext:value-type="float">
            <text:p>240133645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[.E96]/100000000" office:value-type="float" office:value="24.26176655" calcext:value-type="float">
            <text:p>24.26</text:p>
          </table:table-cell>
          <table:table-cell table:formula="of:=[.F96]/100000000" office:value-type="float" office:value="24.26338534" calcext:value-type="float">
            <text:p>24.26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426176655" calcext:value-type="float">
            <text:p>2426176655</text:p>
          </table:table-cell>
          <table:table-cell office:value-type="float" office:value="2426338534" calcext:value-type="float">
            <text:p>2426338534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[.E97]/100000000" office:value-type="float" office:value="24.51398046" calcext:value-type="float">
            <text:p>24.51</text:p>
          </table:table-cell>
          <table:table-cell table:formula="of:=[.F97]/100000000" office:value-type="float" office:value="24.51818503" calcext:value-type="float">
            <text:p>24.52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451398046" calcext:value-type="float">
            <text:p>2451398046</text:p>
          </table:table-cell>
          <table:table-cell office:value-type="float" office:value="2451818503" calcext:value-type="float">
            <text:p>2451818503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[.E98]/100000000" office:value-type="float" office:value="24.76459672" calcext:value-type="float">
            <text:p>24.76</text:p>
          </table:table-cell>
          <table:table-cell table:formula="of:=[.F98]/100000000" office:value-type="float" office:value="24.76732589" calcext:value-type="float">
            <text:p>24.77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476459672" calcext:value-type="float">
            <text:p>2476459672</text:p>
          </table:table-cell>
          <table:table-cell office:value-type="float" office:value="2476732589" calcext:value-type="float">
            <text:p>2476732589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[.E99]/100000000" office:value-type="float" office:value="25.01404854" calcext:value-type="float">
            <text:p>25.01</text:p>
          </table:table-cell>
          <table:table-cell table:formula="of:=[.F99]/100000000" office:value-type="float" office:value="25.01216602" calcext:value-type="float">
            <text:p>25.01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1404854" calcext:value-type="float">
            <text:p>2501404854</text:p>
          </table:table-cell>
          <table:table-cell office:value-type="float" office:value="2501216602" calcext:value-type="float">
            <text:p>2501216602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[.E100]/100000000" office:value-type="float" office:value="25.26343483" calcext:value-type="float">
            <text:p>25.26</text:p>
          </table:table-cell>
          <table:table-cell table:formula="of:=[.F100]/100000000" office:value-type="float" office:value="25.265461" calcext:value-type="float">
            <text:p>25.27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6343483" calcext:value-type="float">
            <text:p>2526343483</text:p>
          </table:table-cell>
          <table:table-cell office:value-type="float" office:value="2526546100" calcext:value-type="float">
            <text:p>2526546100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[.E101]/100000000" office:value-type="float" office:value="25.51504137" calcext:value-type="float">
            <text:p>25.52</text:p>
          </table:table-cell>
          <table:table-cell table:formula="of:=[.F101]/100000000" office:value-type="float" office:value="25.51749766" calcext:value-type="float">
            <text:p>25.52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1504137" calcext:value-type="float">
            <text:p>2551504137</text:p>
          </table:table-cell>
          <table:table-cell office:value-type="float" office:value="2551749766" calcext:value-type="float">
            <text:p>2551749766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[.E102]/100000000" office:value-type="float" office:value="25.76202226" calcext:value-type="float">
            <text:p>25.76</text:p>
          </table:table-cell>
          <table:table-cell table:formula="of:=[.F102]/100000000" office:value-type="float" office:value="25.76503015" calcext:value-type="float">
            <text:p>25.77</text:p>
          </table:table-cell>
          <table:table-cell table:formula="of:=[.A102]/4" office:value-type="float" office:value="25.75" calcext:value-type="float">
            <text:p>25.75</text:p>
          </table:table-cell>
          <table:table-cell office:value-type="float" office:value="2576202226" calcext:value-type="float">
            <text:p>2576202226</text:p>
          </table:table-cell>
          <table:table-cell office:value-type="float" office:value="2576503015" calcext:value-type="float">
            <text:p>2576503015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[.E103]/100000000" office:value-type="float" office:value="26.0135714" calcext:value-type="float">
            <text:p>26.01</text:p>
          </table:table-cell>
          <table:table-cell table:formula="of:=[.F103]/100000000" office:value-type="float" office:value="26.01282009" calcext:value-type="float">
            <text:p>26.01</text:p>
          </table:table-cell>
          <table:table-cell table:formula="of:=[.A103]/4" office:value-type="float" office:value="26" calcext:value-type="float">
            <text:p>26.00</text:p>
          </table:table-cell>
          <table:table-cell office:value-type="float" office:value="2601357140" calcext:value-type="float">
            <text:p>2601357140</text:p>
          </table:table-cell>
          <table:table-cell office:value-type="float" office:value="2601282009" calcext:value-type="float">
            <text:p>2601282009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[.E104]/100000000" office:value-type="float" office:value="26.26923565" calcext:value-type="float">
            <text:p>26.27</text:p>
          </table:table-cell>
          <table:table-cell table:formula="of:=[.F104]/100000000" office:value-type="float" office:value="26.26779376" calcext:value-type="float">
            <text:p>26.27</text:p>
          </table:table-cell>
          <table:table-cell table:formula="of:=[.A104]/4" office:value-type="float" office:value="26.25" calcext:value-type="float">
            <text:p>26.25</text:p>
          </table:table-cell>
          <table:table-cell office:value-type="float" office:value="2626923565" calcext:value-type="float">
            <text:p>2626923565</text:p>
          </table:table-cell>
          <table:table-cell office:value-type="float" office:value="2626779376" calcext:value-type="float">
            <text:p>2626779376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[.E105]/100000000" office:value-type="float" office:value="26.51361058" calcext:value-type="float">
            <text:p>26.51</text:p>
          </table:table-cell>
          <table:table-cell table:formula="of:=[.F105]/100000000" office:value-type="float" office:value="26.51794536" calcext:value-type="float">
            <text:p>26.52</text:p>
          </table:table-cell>
          <table:table-cell table:formula="of:=[.A105]/4" office:value-type="float" office:value="26.5" calcext:value-type="float">
            <text:p>26.50</text:p>
          </table:table-cell>
          <table:table-cell office:value-type="float" office:value="2651361058" calcext:value-type="float">
            <text:p>2651361058</text:p>
          </table:table-cell>
          <table:table-cell office:value-type="float" office:value="2651794536" calcext:value-type="float">
            <text:p>2651794536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[.E106]/100000000" office:value-type="float" office:value="26.7698271" calcext:value-type="float">
            <text:p>26.77</text:p>
          </table:table-cell>
          <table:table-cell table:formula="of:=[.F106]/100000000" office:value-type="float" office:value="26.76420278" calcext:value-type="float">
            <text:p>26.76</text:p>
          </table:table-cell>
          <table:table-cell table:formula="of:=[.A106]/4" office:value-type="float" office:value="26.75" calcext:value-type="float">
            <text:p>26.75</text:p>
          </table:table-cell>
          <table:table-cell office:value-type="float" office:value="2676982710" calcext:value-type="float">
            <text:p>2676982710</text:p>
          </table:table-cell>
          <table:table-cell office:value-type="float" office:value="2676420278" calcext:value-type="float">
            <text:p>267642027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[.E107]/100000000" office:value-type="float" office:value="27.01469964" calcext:value-type="float">
            <text:p>27.01</text:p>
          </table:table-cell>
          <table:table-cell table:formula="of:=[.F107]/100000000" office:value-type="float" office:value="27.01275925" calcext:value-type="float">
            <text:p>27.01</text:p>
          </table:table-cell>
          <table:table-cell table:formula="of:=[.A107]/4" office:value-type="float" office:value="27" calcext:value-type="float">
            <text:p>27.00</text:p>
          </table:table-cell>
          <table:table-cell office:value-type="float" office:value="2701469964" calcext:value-type="float">
            <text:p>2701469964</text:p>
          </table:table-cell>
          <table:table-cell office:value-type="float" office:value="2701275925" calcext:value-type="float">
            <text:p>2701275925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[.E108]/100000000" office:value-type="float" office:value="27.26986284" calcext:value-type="float">
            <text:p>27.27</text:p>
          </table:table-cell>
          <table:table-cell table:formula="of:=[.F108]/100000000" office:value-type="float" office:value="27.26338766" calcext:value-type="float">
            <text:p>27.26</text:p>
          </table:table-cell>
          <table:table-cell table:formula="of:=[.A108]/4" office:value-type="float" office:value="27.25" calcext:value-type="float">
            <text:p>27.25</text:p>
          </table:table-cell>
          <table:table-cell office:value-type="float" office:value="2726986284" calcext:value-type="float">
            <text:p>2726986284</text:p>
          </table:table-cell>
          <table:table-cell office:value-type="float" office:value="2726338766" calcext:value-type="float">
            <text:p>2726338766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[.E109]/100000000" office:value-type="float" office:value="27.51652483" calcext:value-type="float">
            <text:p>27.52</text:p>
          </table:table-cell>
          <table:table-cell table:formula="of:=[.F109]/100000000" office:value-type="float" office:value="27.51956996" calcext:value-type="float">
            <text:p>27.52</text:p>
          </table:table-cell>
          <table:table-cell table:formula="of:=[.A109]/4" office:value-type="float" office:value="27.5" calcext:value-type="float">
            <text:p>27.50</text:p>
          </table:table-cell>
          <table:table-cell office:value-type="float" office:value="2751652483" calcext:value-type="float">
            <text:p>2751652483</text:p>
          </table:table-cell>
          <table:table-cell office:value-type="float" office:value="2751956996" calcext:value-type="float">
            <text:p>2751956996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[.E110]/100000000" office:value-type="float" office:value="27.77117768" calcext:value-type="float">
            <text:p>27.77</text:p>
          </table:table-cell>
          <table:table-cell table:formula="of:=[.F110]/100000000" office:value-type="float" office:value="27.77079882" calcext:value-type="float">
            <text:p>27.77</text:p>
          </table:table-cell>
          <table:table-cell table:formula="of:=[.A110]/4" office:value-type="float" office:value="27.75" calcext:value-type="float">
            <text:p>27.75</text:p>
          </table:table-cell>
          <table:table-cell office:value-type="float" office:value="2777117768" calcext:value-type="float">
            <text:p>2777117768</text:p>
          </table:table-cell>
          <table:table-cell office:value-type="float" office:value="2777079882" calcext:value-type="float">
            <text:p>2777079882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[.E111]/100000000" office:value-type="float" office:value="28.01364197" calcext:value-type="float">
            <text:p>28.01</text:p>
          </table:table-cell>
          <table:table-cell table:formula="of:=[.F111]/100000000" office:value-type="float" office:value="28.02050785" calcext:value-type="float">
            <text:p>28.02</text:p>
          </table:table-cell>
          <table:table-cell table:formula="of:=[.A111]/4" office:value-type="float" office:value="28" calcext:value-type="float">
            <text:p>28.00</text:p>
          </table:table-cell>
          <table:table-cell office:value-type="float" office:value="2801364197" calcext:value-type="float">
            <text:p>2801364197</text:p>
          </table:table-cell>
          <table:table-cell office:value-type="float" office:value="2802050785" calcext:value-type="float">
            <text:p>2802050785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[.E112]/100000000" office:value-type="float" office:value="28.26510165" calcext:value-type="float">
            <text:p>28.27</text:p>
          </table:table-cell>
          <table:table-cell table:formula="of:=[.F112]/100000000" office:value-type="float" office:value="28.26432675" calcext:value-type="float">
            <text:p>28.26</text:p>
          </table:table-cell>
          <table:table-cell table:formula="of:=[.A112]/4" office:value-type="float" office:value="28.25" calcext:value-type="float">
            <text:p>28.25</text:p>
          </table:table-cell>
          <table:table-cell office:value-type="float" office:value="2826510165" calcext:value-type="float">
            <text:p>2826510165</text:p>
          </table:table-cell>
          <table:table-cell office:value-type="float" office:value="2826432675" calcext:value-type="float">
            <text:p>2826432675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[.E113]/100000000" office:value-type="float" office:value="28.51785019" calcext:value-type="float">
            <text:p>28.52</text:p>
          </table:table-cell>
          <table:table-cell table:formula="of:=[.F113]/100000000" office:value-type="float" office:value="28.51598875" calcext:value-type="float">
            <text:p>28.52</text:p>
          </table:table-cell>
          <table:table-cell table:formula="of:=[.A113]/4" office:value-type="float" office:value="28.5" calcext:value-type="float">
            <text:p>28.50</text:p>
          </table:table-cell>
          <table:table-cell office:value-type="float" office:value="2851785019" calcext:value-type="float">
            <text:p>2851785019</text:p>
          </table:table-cell>
          <table:table-cell office:value-type="float" office:value="2851598875" calcext:value-type="float">
            <text:p>2851598875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[.E114]/100000000" office:value-type="float" office:value="28.76355315" calcext:value-type="float">
            <text:p>28.76</text:p>
          </table:table-cell>
          <table:table-cell table:formula="of:=[.F114]/100000000" office:value-type="float" office:value="28.76486948" calcext:value-type="float">
            <text:p>28.76</text:p>
          </table:table-cell>
          <table:table-cell table:formula="of:=[.A114]/4" office:value-type="float" office:value="28.75" calcext:value-type="float">
            <text:p>28.75</text:p>
          </table:table-cell>
          <table:table-cell office:value-type="float" office:value="2876355315" calcext:value-type="float">
            <text:p>2876355315</text:p>
          </table:table-cell>
          <table:table-cell office:value-type="float" office:value="2876486948" calcext:value-type="float">
            <text:p>287648694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[.E115]/100000000" office:value-type="float" office:value="29.01661752" calcext:value-type="float">
            <text:p>29.02</text:p>
          </table:table-cell>
          <table:table-cell table:formula="of:=[.F115]/100000000" office:value-type="float" office:value="29.01563538" calcext:value-type="float">
            <text:p>29.02</text:p>
          </table:table-cell>
          <table:table-cell table:formula="of:=[.A115]/4" office:value-type="float" office:value="29" calcext:value-type="float">
            <text:p>29.00</text:p>
          </table:table-cell>
          <table:table-cell office:value-type="float" office:value="2901661752" calcext:value-type="float">
            <text:p>2901661752</text:p>
          </table:table-cell>
          <table:table-cell office:value-type="float" office:value="2901563538" calcext:value-type="float">
            <text:p>290156353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[.E116]/100000000" office:value-type="float" office:value="29.26294988" calcext:value-type="float">
            <text:p>29.26</text:p>
          </table:table-cell>
          <table:table-cell table:formula="of:=[.F116]/100000000" office:value-type="float" office:value="29.26423783" calcext:value-type="float">
            <text:p>29.26</text:p>
          </table:table-cell>
          <table:table-cell table:formula="of:=[.A116]/4" office:value-type="float" office:value="29.25" calcext:value-type="float">
            <text:p>29.25</text:p>
          </table:table-cell>
          <table:table-cell office:value-type="float" office:value="2926294988" calcext:value-type="float">
            <text:p>2926294988</text:p>
          </table:table-cell>
          <table:table-cell office:value-type="float" office:value="2926423783" calcext:value-type="float">
            <text:p>2926423783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[.E117]/100000000" office:value-type="float" office:value="29.51789524" calcext:value-type="float">
            <text:p>29.52</text:p>
          </table:table-cell>
          <table:table-cell table:formula="of:=[.F117]/100000000" office:value-type="float" office:value="29.51722586" calcext:value-type="float">
            <text:p>29.52</text:p>
          </table:table-cell>
          <table:table-cell table:formula="of:=[.A117]/4" office:value-type="float" office:value="29.5" calcext:value-type="float">
            <text:p>29.50</text:p>
          </table:table-cell>
          <table:table-cell office:value-type="float" office:value="2951789524" calcext:value-type="float">
            <text:p>2951789524</text:p>
          </table:table-cell>
          <table:table-cell office:value-type="float" office:value="2951722586" calcext:value-type="float">
            <text:p>2951722586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[.E118]/100000000" office:value-type="float" office:value="29.76533685" calcext:value-type="float">
            <text:p>29.77</text:p>
          </table:table-cell>
          <table:table-cell table:formula="of:=[.F118]/100000000" office:value-type="float" office:value="29.76454467" calcext:value-type="float">
            <text:p>29.76</text:p>
          </table:table-cell>
          <table:table-cell table:formula="of:=[.A118]/4" office:value-type="float" office:value="29.75" calcext:value-type="float">
            <text:p>29.75</text:p>
          </table:table-cell>
          <table:table-cell office:value-type="float" office:value="2976533685" calcext:value-type="float">
            <text:p>2976533685</text:p>
          </table:table-cell>
          <table:table-cell office:value-type="float" office:value="2976454467" calcext:value-type="float">
            <text:p>2976454467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[.E119]/100000000" office:value-type="float" office:value="30.01990143" calcext:value-type="float">
            <text:p>30.02</text:p>
          </table:table-cell>
          <table:table-cell table:formula="of:=[.F119]/100000000" office:value-type="float" office:value="30.01710199" calcext:value-type="float">
            <text:p>30.02</text:p>
          </table:table-cell>
          <table:table-cell table:formula="of:=[.A119]/4" office:value-type="float" office:value="30" calcext:value-type="float">
            <text:p>30.00</text:p>
          </table:table-cell>
          <table:table-cell office:value-type="float" office:value="3001990143" calcext:value-type="float">
            <text:p>3001990143</text:p>
          </table:table-cell>
          <table:table-cell office:value-type="float" office:value="3001710199" calcext:value-type="float">
            <text:p>3001710199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[.E120]/100000000" office:value-type="float" office:value="30.27243611" calcext:value-type="float">
            <text:p>30.27</text:p>
          </table:table-cell>
          <table:table-cell table:formula="of:=[.F120]/100000000" office:value-type="float" office:value="30.26542648" calcext:value-type="float">
            <text:p>30.27</text:p>
          </table:table-cell>
          <table:table-cell table:formula="of:=[.A120]/4" office:value-type="float" office:value="30.25" calcext:value-type="float">
            <text:p>30.25</text:p>
          </table:table-cell>
          <table:table-cell office:value-type="float" office:value="3027243611" calcext:value-type="float">
            <text:p>3027243611</text:p>
          </table:table-cell>
          <table:table-cell office:value-type="float" office:value="3026542648" calcext:value-type="float">
            <text:p>302654264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[.E121]/100000000" office:value-type="float" office:value="30.51344632" calcext:value-type="float">
            <text:p>30.51</text:p>
          </table:table-cell>
          <table:table-cell table:formula="of:=[.F121]/100000000" office:value-type="float" office:value="30.51387492" calcext:value-type="float">
            <text:p>30.51</text:p>
          </table:table-cell>
          <table:table-cell table:formula="of:=[.A121]/4" office:value-type="float" office:value="30.5" calcext:value-type="float">
            <text:p>30.50</text:p>
          </table:table-cell>
          <table:table-cell office:value-type="float" office:value="3051344632" calcext:value-type="float">
            <text:p>3051344632</text:p>
          </table:table-cell>
          <table:table-cell office:value-type="float" office:value="3051387492" calcext:value-type="float">
            <text:p>3051387492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[.E122]/100000000" office:value-type="float" office:value="30.76838701" calcext:value-type="float">
            <text:p>30.77</text:p>
          </table:table-cell>
          <table:table-cell table:formula="of:=[.F122]/100000000" office:value-type="float" office:value="30.76500258" calcext:value-type="float">
            <text:p>30.77</text:p>
          </table:table-cell>
          <table:table-cell table:formula="of:=[.A122]/4" office:value-type="float" office:value="30.75" calcext:value-type="float">
            <text:p>30.75</text:p>
          </table:table-cell>
          <table:table-cell office:value-type="float" office:value="3076838701" calcext:value-type="float">
            <text:p>3076838701</text:p>
          </table:table-cell>
          <table:table-cell office:value-type="float" office:value="3076500258" calcext:value-type="float">
            <text:p>307650025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[.E123]/100000000" office:value-type="float" office:value="31.01502529" calcext:value-type="float">
            <text:p>31.02</text:p>
          </table:table-cell>
          <table:table-cell table:formula="of:=[.F123]/100000000" office:value-type="float" office:value="31.01698463" calcext:value-type="float">
            <text:p>31.02</text:p>
          </table:table-cell>
          <table:table-cell table:formula="of:=[.A123]/4" office:value-type="float" office:value="31" calcext:value-type="float">
            <text:p>31.00</text:p>
          </table:table-cell>
          <table:table-cell office:value-type="float" office:value="3101502529" calcext:value-type="float">
            <text:p>3101502529</text:p>
          </table:table-cell>
          <table:table-cell office:value-type="float" office:value="3101698463" calcext:value-type="float">
            <text:p>3101698463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[.E124]/100000000" office:value-type="float" office:value="31.26523349" calcext:value-type="float">
            <text:p>31.27</text:p>
          </table:table-cell>
          <table:table-cell table:formula="of:=[.F124]/100000000" office:value-type="float" office:value="31.26488914" calcext:value-type="float">
            <text:p>31.26</text:p>
          </table:table-cell>
          <table:table-cell table:formula="of:=[.A124]/4" office:value-type="float" office:value="31.25" calcext:value-type="float">
            <text:p>31.25</text:p>
          </table:table-cell>
          <table:table-cell office:value-type="float" office:value="3126523349" calcext:value-type="float">
            <text:p>3126523349</text:p>
          </table:table-cell>
          <table:table-cell office:value-type="float" office:value="3126488914" calcext:value-type="float">
            <text:p>3126488914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[.E125]/100000000" office:value-type="float" office:value="31.51684199" calcext:value-type="float">
            <text:p>31.52</text:p>
          </table:table-cell>
          <table:table-cell table:formula="of:=[.F125]/100000000" office:value-type="float" office:value="31.51414418" calcext:value-type="float">
            <text:p>31.51</text:p>
          </table:table-cell>
          <table:table-cell table:formula="of:=[.A125]/4" office:value-type="float" office:value="31.5" calcext:value-type="float">
            <text:p>31.50</text:p>
          </table:table-cell>
          <table:table-cell office:value-type="float" office:value="3151684199" calcext:value-type="float">
            <text:p>3151684199</text:p>
          </table:table-cell>
          <table:table-cell office:value-type="float" office:value="3151414418" calcext:value-type="float">
            <text:p>315141441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[.E126]/100000000" office:value-type="float" office:value="31.76534273" calcext:value-type="float">
            <text:p>31.77</text:p>
          </table:table-cell>
          <table:table-cell table:formula="of:=[.F126]/100000000" office:value-type="float" office:value="31.76704685" calcext:value-type="float">
            <text:p>31.77</text:p>
          </table:table-cell>
          <table:table-cell table:formula="of:=[.A126]/4" office:value-type="float" office:value="31.75" calcext:value-type="float">
            <text:p>31.75</text:p>
          </table:table-cell>
          <table:table-cell office:value-type="float" office:value="3176534273" calcext:value-type="float">
            <text:p>3176534273</text:p>
          </table:table-cell>
          <table:table-cell office:value-type="float" office:value="3176704685" calcext:value-type="float">
            <text:p>3176704685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[.E127]/100000000" office:value-type="float" office:value="32.01544509" calcext:value-type="float">
            <text:p>32.02</text:p>
          </table:table-cell>
          <table:table-cell table:formula="of:=[.F127]/100000000" office:value-type="float" office:value="32.02067165" calcext:value-type="float">
            <text:p>32.02</text:p>
          </table:table-cell>
          <table:table-cell table:formula="of:=[.A127]/4" office:value-type="float" office:value="32" calcext:value-type="float">
            <text:p>32.00</text:p>
          </table:table-cell>
          <table:table-cell office:value-type="float" office:value="3201544509" calcext:value-type="float">
            <text:p>3201544509</text:p>
          </table:table-cell>
          <table:table-cell office:value-type="float" office:value="3202067165" calcext:value-type="float">
            <text:p>3202067165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[.E128]/100000000" office:value-type="float" office:value="32.26878229" calcext:value-type="float">
            <text:p>32.27</text:p>
          </table:table-cell>
          <table:table-cell table:formula="of:=[.F128]/100000000" office:value-type="float" office:value="32.2719608" calcext:value-type="float">
            <text:p>32.27</text:p>
          </table:table-cell>
          <table:table-cell table:formula="of:=[.A128]/4" office:value-type="float" office:value="32.25" calcext:value-type="float">
            <text:p>32.25</text:p>
          </table:table-cell>
          <table:table-cell office:value-type="float" office:value="3226878229" calcext:value-type="float">
            <text:p>3226878229</text:p>
          </table:table-cell>
          <table:table-cell office:value-type="float" office:value="3227196080" calcext:value-type="float">
            <text:p>3227196080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[.E129]/100000000" office:value-type="float" office:value="32.52148937" calcext:value-type="float">
            <text:p>32.52</text:p>
          </table:table-cell>
          <table:table-cell table:formula="of:=[.F129]/100000000" office:value-type="float" office:value="32.51727964" calcext:value-type="float">
            <text:p>32.52</text:p>
          </table:table-cell>
          <table:table-cell table:formula="of:=[.A129]/4" office:value-type="float" office:value="32.5" calcext:value-type="float">
            <text:p>32.50</text:p>
          </table:table-cell>
          <table:table-cell office:value-type="float" office:value="3252148937" calcext:value-type="float">
            <text:p>3252148937</text:p>
          </table:table-cell>
          <table:table-cell office:value-type="float" office:value="3251727964" calcext:value-type="float">
            <text:p>3251727964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[.E130]/100000000" office:value-type="float" office:value="32.76824936" calcext:value-type="float">
            <text:p>32.77</text:p>
          </table:table-cell>
          <table:table-cell table:formula="of:=[.F130]/100000000" office:value-type="float" office:value="32.77283423" calcext:value-type="float">
            <text:p>32.77</text:p>
          </table:table-cell>
          <table:table-cell table:formula="of:=[.A130]/4" office:value-type="float" office:value="32.75" calcext:value-type="float">
            <text:p>32.75</text:p>
          </table:table-cell>
          <table:table-cell office:value-type="float" office:value="3276824936" calcext:value-type="float">
            <text:p>3276824936</text:p>
          </table:table-cell>
          <table:table-cell office:value-type="float" office:value="3277283423" calcext:value-type="float">
            <text:p>3277283423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[.E131]/100000000" office:value-type="float" office:value="33.02300052" calcext:value-type="float">
            <text:p>33.02</text:p>
          </table:table-cell>
          <table:table-cell table:formula="of:=[.F131]/100000000" office:value-type="float" office:value="33.02134918" calcext:value-type="float">
            <text:p>33.02</text:p>
          </table:table-cell>
          <table:table-cell table:formula="of:=[.A131]/4" office:value-type="float" office:value="33" calcext:value-type="float">
            <text:p>33.00</text:p>
          </table:table-cell>
          <table:table-cell office:value-type="float" office:value="3302300052" calcext:value-type="float">
            <text:p>3302300052</text:p>
          </table:table-cell>
          <table:table-cell office:value-type="float" office:value="3302134918" calcext:value-type="float">
            <text:p>330213491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[.E132]/100000000" office:value-type="float" office:value="33.26512089" calcext:value-type="float">
            <text:p>33.27</text:p>
          </table:table-cell>
          <table:table-cell table:formula="of:=[.F132]/100000000" office:value-type="float" office:value="33.26895183" calcext:value-type="float">
            <text:p>33.27</text:p>
          </table:table-cell>
          <table:table-cell table:formula="of:=[.A132]/4" office:value-type="float" office:value="33.25" calcext:value-type="float">
            <text:p>33.25</text:p>
          </table:table-cell>
          <table:table-cell office:value-type="float" office:value="3326512089" calcext:value-type="float">
            <text:p>3326512089</text:p>
          </table:table-cell>
          <table:table-cell office:value-type="float" office:value="3326895183" calcext:value-type="float">
            <text:p>3326895183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[.E133]/100000000" office:value-type="float" office:value="33.51793803" calcext:value-type="float">
            <text:p>33.52</text:p>
          </table:table-cell>
          <table:table-cell table:formula="of:=[.F133]/100000000" office:value-type="float" office:value="33.52053217" calcext:value-type="float">
            <text:p>33.52</text:p>
          </table:table-cell>
          <table:table-cell table:formula="of:=[.A133]/4" office:value-type="float" office:value="33.5" calcext:value-type="float">
            <text:p>33.50</text:p>
          </table:table-cell>
          <table:table-cell office:value-type="float" office:value="3351793803" calcext:value-type="float">
            <text:p>3351793803</text:p>
          </table:table-cell>
          <table:table-cell office:value-type="float" office:value="3352053217" calcext:value-type="float">
            <text:p>3352053217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[.E134]/100000000" office:value-type="float" office:value="33.76802029" calcext:value-type="float">
            <text:p>33.77</text:p>
          </table:table-cell>
          <table:table-cell table:formula="of:=[.F134]/100000000" office:value-type="float" office:value="33.76697386" calcext:value-type="float">
            <text:p>33.77</text:p>
          </table:table-cell>
          <table:table-cell table:formula="of:=[.A134]/4" office:value-type="float" office:value="33.75" calcext:value-type="float">
            <text:p>33.75</text:p>
          </table:table-cell>
          <table:table-cell office:value-type="float" office:value="3376802029" calcext:value-type="float">
            <text:p>3376802029</text:p>
          </table:table-cell>
          <table:table-cell office:value-type="float" office:value="3376697386" calcext:value-type="float">
            <text:p>3376697386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[.E135]/100000000" office:value-type="float" office:value="34.02145516" calcext:value-type="float">
            <text:p>34.02</text:p>
          </table:table-cell>
          <table:table-cell table:formula="of:=[.F135]/100000000" office:value-type="float" office:value="34.02181512" calcext:value-type="float">
            <text:p>34.02</text:p>
          </table:table-cell>
          <table:table-cell table:formula="of:=[.A135]/4" office:value-type="float" office:value="34" calcext:value-type="float">
            <text:p>34.00</text:p>
          </table:table-cell>
          <table:table-cell office:value-type="float" office:value="3402145516" calcext:value-type="float">
            <text:p>3402145516</text:p>
          </table:table-cell>
          <table:table-cell office:value-type="float" office:value="3402181512" calcext:value-type="float">
            <text:p>3402181512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[.E136]/100000000" office:value-type="float" office:value="34.27228565" calcext:value-type="float">
            <text:p>34.27</text:p>
          </table:table-cell>
          <table:table-cell table:formula="of:=[.F136]/100000000" office:value-type="float" office:value="34.26425552" calcext:value-type="float">
            <text:p>34.26</text:p>
          </table:table-cell>
          <table:table-cell table:formula="of:=[.A136]/4" office:value-type="float" office:value="34.25" calcext:value-type="float">
            <text:p>34.25</text:p>
          </table:table-cell>
          <table:table-cell office:value-type="float" office:value="3427228565" calcext:value-type="float">
            <text:p>3427228565</text:p>
          </table:table-cell>
          <table:table-cell office:value-type="float" office:value="3426425552" calcext:value-type="float">
            <text:p>3426425552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[.E137]/100000000" office:value-type="float" office:value="34.5236594" calcext:value-type="float">
            <text:p>34.52</text:p>
          </table:table-cell>
          <table:table-cell table:formula="of:=[.F137]/100000000" office:value-type="float" office:value="34.51705191" calcext:value-type="float">
            <text:p>34.52</text:p>
          </table:table-cell>
          <table:table-cell table:formula="of:=[.A137]/4" office:value-type="float" office:value="34.5" calcext:value-type="float">
            <text:p>34.50</text:p>
          </table:table-cell>
          <table:table-cell office:value-type="float" office:value="3452365940" calcext:value-type="float">
            <text:p>3452365940</text:p>
          </table:table-cell>
          <table:table-cell office:value-type="float" office:value="3451705191" calcext:value-type="float">
            <text:p>3451705191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[.E138]/100000000" office:value-type="float" office:value="34.76982388" calcext:value-type="float">
            <text:p>34.77</text:p>
          </table:table-cell>
          <table:table-cell table:formula="of:=[.F138]/100000000" office:value-type="float" office:value="34.76887634" calcext:value-type="float">
            <text:p>34.77</text:p>
          </table:table-cell>
          <table:table-cell table:formula="of:=[.A138]/4" office:value-type="float" office:value="34.75" calcext:value-type="float">
            <text:p>34.75</text:p>
          </table:table-cell>
          <table:table-cell office:value-type="float" office:value="3476982388" calcext:value-type="float">
            <text:p>3476982388</text:p>
          </table:table-cell>
          <table:table-cell office:value-type="float" office:value="3476887634" calcext:value-type="float">
            <text:p>3476887634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[.E139]/100000000" office:value-type="float" office:value="35.01800727" calcext:value-type="float">
            <text:p>35.02</text:p>
          </table:table-cell>
          <table:table-cell table:formula="of:=[.F139]/100000000" office:value-type="float" office:value="35.01736886" calcext:value-type="float">
            <text:p>35.02</text:p>
          </table:table-cell>
          <table:table-cell table:formula="of:=[.A139]/4" office:value-type="float" office:value="35" calcext:value-type="float">
            <text:p>35.00</text:p>
          </table:table-cell>
          <table:table-cell office:value-type="float" office:value="3501800727" calcext:value-type="float">
            <text:p>3501800727</text:p>
          </table:table-cell>
          <table:table-cell office:value-type="float" office:value="3501736886" calcext:value-type="float">
            <text:p>3501736886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[.E140]/100000000" office:value-type="float" office:value="35.26523194" calcext:value-type="float">
            <text:p>35.27</text:p>
          </table:table-cell>
          <table:table-cell table:formula="of:=[.F140]/100000000" office:value-type="float" office:value="35.27020069" calcext:value-type="float">
            <text:p>35.27</text:p>
          </table:table-cell>
          <table:table-cell table:formula="of:=[.A140]/4" office:value-type="float" office:value="35.25" calcext:value-type="float">
            <text:p>35.25</text:p>
          </table:table-cell>
          <table:table-cell office:value-type="float" office:value="3526523194" calcext:value-type="float">
            <text:p>3526523194</text:p>
          </table:table-cell>
          <table:table-cell office:value-type="float" office:value="3527020069" calcext:value-type="float">
            <text:p>3527020069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[.E141]/100000000" office:value-type="float" office:value="35.51955786" calcext:value-type="float">
            <text:p>35.52</text:p>
          </table:table-cell>
          <table:table-cell table:formula="of:=[.F141]/100000000" office:value-type="float" office:value="35.52060076" calcext:value-type="float">
            <text:p>35.52</text:p>
          </table:table-cell>
          <table:table-cell table:formula="of:=[.A141]/4" office:value-type="float" office:value="35.5" calcext:value-type="float">
            <text:p>35.50</text:p>
          </table:table-cell>
          <table:table-cell office:value-type="float" office:value="3551955786" calcext:value-type="float">
            <text:p>3551955786</text:p>
          </table:table-cell>
          <table:table-cell office:value-type="float" office:value="3552060076" calcext:value-type="float">
            <text:p>3552060076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[.E142]/100000000" office:value-type="float" office:value="35.7705599" calcext:value-type="float">
            <text:p>35.77</text:p>
          </table:table-cell>
          <table:table-cell table:formula="of:=[.F142]/100000000" office:value-type="float" office:value="35.76654846" calcext:value-type="float">
            <text:p>35.77</text:p>
          </table:table-cell>
          <table:table-cell table:formula="of:=[.A142]/4" office:value-type="float" office:value="35.75" calcext:value-type="float">
            <text:p>35.75</text:p>
          </table:table-cell>
          <table:table-cell office:value-type="float" office:value="3577055990" calcext:value-type="float">
            <text:p>3577055990</text:p>
          </table:table-cell>
          <table:table-cell office:value-type="float" office:value="3576654846" calcext:value-type="float">
            <text:p>3576654846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[.E143]/100000000" office:value-type="float" office:value="36.01423221" calcext:value-type="float">
            <text:p>36.01</text:p>
          </table:table-cell>
          <table:table-cell table:formula="of:=[.F143]/100000000" office:value-type="float" office:value="36.01763227" calcext:value-type="float">
            <text:p>36.02</text:p>
          </table:table-cell>
          <table:table-cell table:formula="of:=[.A143]/4" office:value-type="float" office:value="36" calcext:value-type="float">
            <text:p>36.00</text:p>
          </table:table-cell>
          <table:table-cell office:value-type="float" office:value="3601423221" calcext:value-type="float">
            <text:p>3601423221</text:p>
          </table:table-cell>
          <table:table-cell office:value-type="float" office:value="3601763227" calcext:value-type="float">
            <text:p>3601763227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[.E144]/100000000" office:value-type="float" office:value="36.26503962" calcext:value-type="float">
            <text:p>36.27</text:p>
          </table:table-cell>
          <table:table-cell table:formula="of:=[.F144]/100000000" office:value-type="float" office:value="36.26842622" calcext:value-type="float">
            <text:p>36.27</text:p>
          </table:table-cell>
          <table:table-cell table:formula="of:=[.A144]/4" office:value-type="float" office:value="36.25" calcext:value-type="float">
            <text:p>36.25</text:p>
          </table:table-cell>
          <table:table-cell office:value-type="float" office:value="3626503962" calcext:value-type="float">
            <text:p>3626503962</text:p>
          </table:table-cell>
          <table:table-cell office:value-type="float" office:value="3626842622" calcext:value-type="float">
            <text:p>3626842622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[.E145]/100000000" office:value-type="float" office:value="36.51891374" calcext:value-type="float">
            <text:p>36.52</text:p>
          </table:table-cell>
          <table:table-cell table:formula="of:=[.F145]/100000000" office:value-type="float" office:value="36.51754072" calcext:value-type="float">
            <text:p>36.52</text:p>
          </table:table-cell>
          <table:table-cell table:formula="of:=[.A145]/4" office:value-type="float" office:value="36.5" calcext:value-type="float">
            <text:p>36.50</text:p>
          </table:table-cell>
          <table:table-cell office:value-type="float" office:value="3651891374" calcext:value-type="float">
            <text:p>3651891374</text:p>
          </table:table-cell>
          <table:table-cell office:value-type="float" office:value="3651754072" calcext:value-type="float">
            <text:p>3651754072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[.E146]/100000000" office:value-type="float" office:value="36.7694222" calcext:value-type="float">
            <text:p>36.77</text:p>
          </table:table-cell>
          <table:table-cell table:formula="of:=[.F146]/100000000" office:value-type="float" office:value="36.77025883" calcext:value-type="float">
            <text:p>36.77</text:p>
          </table:table-cell>
          <table:table-cell table:formula="of:=[.A146]/4" office:value-type="float" office:value="36.75" calcext:value-type="float">
            <text:p>36.75</text:p>
          </table:table-cell>
          <table:table-cell office:value-type="float" office:value="3676942220" calcext:value-type="float">
            <text:p>3676942220</text:p>
          </table:table-cell>
          <table:table-cell office:value-type="float" office:value="3677025883" calcext:value-type="float">
            <text:p>3677025883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[.E147]/100000000" office:value-type="float" office:value="37.01751028" calcext:value-type="float">
            <text:p>37.02</text:p>
          </table:table-cell>
          <table:table-cell table:formula="of:=[.F147]/100000000" office:value-type="float" office:value="37.01611191" calcext:value-type="float">
            <text:p>37.02</text:p>
          </table:table-cell>
          <table:table-cell table:formula="of:=[.A147]/4" office:value-type="float" office:value="37" calcext:value-type="float">
            <text:p>37.00</text:p>
          </table:table-cell>
          <table:table-cell office:value-type="float" office:value="3701751028" calcext:value-type="float">
            <text:p>3701751028</text:p>
          </table:table-cell>
          <table:table-cell office:value-type="float" office:value="3701611191" calcext:value-type="float">
            <text:p>3701611191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[.E148]/100000000" office:value-type="float" office:value="37.26953444" calcext:value-type="float">
            <text:p>37.27</text:p>
          </table:table-cell>
          <table:table-cell table:formula="of:=[.F148]/100000000" office:value-type="float" office:value="37.27126374" calcext:value-type="float">
            <text:p>37.27</text:p>
          </table:table-cell>
          <table:table-cell table:formula="of:=[.A148]/4" office:value-type="float" office:value="37.25" calcext:value-type="float">
            <text:p>37.25</text:p>
          </table:table-cell>
          <table:table-cell office:value-type="float" office:value="3726953444" calcext:value-type="float">
            <text:p>3726953444</text:p>
          </table:table-cell>
          <table:table-cell office:value-type="float" office:value="3727126374" calcext:value-type="float">
            <text:p>3727126374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[.E149]/100000000" office:value-type="float" office:value="37.52070958" calcext:value-type="float">
            <text:p>37.52</text:p>
          </table:table-cell>
          <table:table-cell table:formula="of:=[.F149]/100000000" office:value-type="float" office:value="37.52000108" calcext:value-type="float">
            <text:p>37.52</text:p>
          </table:table-cell>
          <table:table-cell table:formula="of:=[.A149]/4" office:value-type="float" office:value="37.5" calcext:value-type="float">
            <text:p>37.50</text:p>
          </table:table-cell>
          <table:table-cell office:value-type="float" office:value="3752070958" calcext:value-type="float">
            <text:p>3752070958</text:p>
          </table:table-cell>
          <table:table-cell office:value-type="float" office:value="3752000108" calcext:value-type="float">
            <text:p>37520001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[.E150]/100000000" office:value-type="float" office:value="37.77332847" calcext:value-type="float">
            <text:p>37.77</text:p>
          </table:table-cell>
          <table:table-cell table:formula="of:=[.F150]/100000000" office:value-type="float" office:value="37.77221503" calcext:value-type="float">
            <text:p>37.77</text:p>
          </table:table-cell>
          <table:table-cell table:formula="of:=[.A150]/4" office:value-type="float" office:value="37.75" calcext:value-type="float">
            <text:p>37.75</text:p>
          </table:table-cell>
          <table:table-cell office:value-type="float" office:value="3777332847" calcext:value-type="float">
            <text:p>3777332847</text:p>
          </table:table-cell>
          <table:table-cell office:value-type="float" office:value="3777221503" calcext:value-type="float">
            <text:p>3777221503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[.E151]/100000000" office:value-type="float" office:value="38.01870567" calcext:value-type="float">
            <text:p>38.02</text:p>
          </table:table-cell>
          <table:table-cell table:formula="of:=[.F151]/100000000" office:value-type="float" office:value="38.01842441" calcext:value-type="float">
            <text:p>38.02</text:p>
          </table:table-cell>
          <table:table-cell table:formula="of:=[.A151]/4" office:value-type="float" office:value="38" calcext:value-type="float">
            <text:p>38.00</text:p>
          </table:table-cell>
          <table:table-cell office:value-type="float" office:value="3801870567" calcext:value-type="float">
            <text:p>3801870567</text:p>
          </table:table-cell>
          <table:table-cell office:value-type="float" office:value="3801842441" calcext:value-type="float">
            <text:p>3801842441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[.E152]/100000000" office:value-type="float" office:value="38.26712193" calcext:value-type="float">
            <text:p>38.27</text:p>
          </table:table-cell>
          <table:table-cell table:formula="of:=[.F152]/100000000" office:value-type="float" office:value="38.26730813" calcext:value-type="float">
            <text:p>38.27</text:p>
          </table:table-cell>
          <table:table-cell table:formula="of:=[.A152]/4" office:value-type="float" office:value="38.25" calcext:value-type="float">
            <text:p>38.25</text:p>
          </table:table-cell>
          <table:table-cell office:value-type="float" office:value="3826712193" calcext:value-type="float">
            <text:p>3826712193</text:p>
          </table:table-cell>
          <table:table-cell office:value-type="float" office:value="3826730813" calcext:value-type="float">
            <text:p>3826730813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[.E153]/100000000" office:value-type="float" office:value="38.51848627" calcext:value-type="float">
            <text:p>38.52</text:p>
          </table:table-cell>
          <table:table-cell table:formula="of:=[.F153]/100000000" office:value-type="float" office:value="38.51999193" calcext:value-type="float">
            <text:p>38.52</text:p>
          </table:table-cell>
          <table:table-cell table:formula="of:=[.A153]/4" office:value-type="float" office:value="38.5" calcext:value-type="float">
            <text:p>38.50</text:p>
          </table:table-cell>
          <table:table-cell office:value-type="float" office:value="3851848627" calcext:value-type="float">
            <text:p>3851848627</text:p>
          </table:table-cell>
          <table:table-cell office:value-type="float" office:value="3851999193" calcext:value-type="float">
            <text:p>3851999193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[.E154]/100000000" office:value-type="float" office:value="38.76787212" calcext:value-type="float">
            <text:p>38.77</text:p>
          </table:table-cell>
          <table:table-cell table:formula="of:=[.F154]/100000000" office:value-type="float" office:value="38.76482052" calcext:value-type="float">
            <text:p>38.76</text:p>
          </table:table-cell>
          <table:table-cell table:formula="of:=[.A154]/4" office:value-type="float" office:value="38.75" calcext:value-type="float">
            <text:p>38.75</text:p>
          </table:table-cell>
          <table:table-cell office:value-type="float" office:value="3876787212" calcext:value-type="float">
            <text:p>3876787212</text:p>
          </table:table-cell>
          <table:table-cell office:value-type="float" office:value="3876482052" calcext:value-type="float">
            <text:p>3876482052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[.E155]/100000000" office:value-type="float" office:value="39.02111591" calcext:value-type="float">
            <text:p>39.02</text:p>
          </table:table-cell>
          <table:table-cell table:formula="of:=[.F155]/100000000" office:value-type="float" office:value="39.02085556" calcext:value-type="float">
            <text:p>39.02</text:p>
          </table:table-cell>
          <table:table-cell table:formula="of:=[.A155]/4" office:value-type="float" office:value="39" calcext:value-type="float">
            <text:p>39.00</text:p>
          </table:table-cell>
          <table:table-cell office:value-type="float" office:value="3902111591" calcext:value-type="float">
            <text:p>3902111591</text:p>
          </table:table-cell>
          <table:table-cell office:value-type="float" office:value="3902085556" calcext:value-type="float">
            <text:p>3902085556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[.E156]/100000000" office:value-type="float" office:value="39.27089258" calcext:value-type="float">
            <text:p>39.27</text:p>
          </table:table-cell>
          <table:table-cell table:formula="of:=[.F156]/100000000" office:value-type="float" office:value="39.26755602" calcext:value-type="float">
            <text:p>39.27</text:p>
          </table:table-cell>
          <table:table-cell table:formula="of:=[.A156]/4" office:value-type="float" office:value="39.25" calcext:value-type="float">
            <text:p>39.25</text:p>
          </table:table-cell>
          <table:table-cell office:value-type="float" office:value="3927089258" calcext:value-type="float">
            <text:p>3927089258</text:p>
          </table:table-cell>
          <table:table-cell office:value-type="float" office:value="3926755602" calcext:value-type="float">
            <text:p>3926755602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[.E157]/100000000" office:value-type="float" office:value="39.5177055" calcext:value-type="float">
            <text:p>39.52</text:p>
          </table:table-cell>
          <table:table-cell table:formula="of:=[.F157]/100000000" office:value-type="float" office:value="39.52154026" calcext:value-type="float">
            <text:p>39.52</text:p>
          </table:table-cell>
          <table:table-cell table:formula="of:=[.A157]/4" office:value-type="float" office:value="39.5" calcext:value-type="float">
            <text:p>39.50</text:p>
          </table:table-cell>
          <table:table-cell office:value-type="float" office:value="3951770550" calcext:value-type="float">
            <text:p>3951770550</text:p>
          </table:table-cell>
          <table:table-cell office:value-type="float" office:value="3952154026" calcext:value-type="float">
            <text:p>3952154026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[.E158]/100000000" office:value-type="float" office:value="39.76896985" calcext:value-type="float">
            <text:p>39.77</text:p>
          </table:table-cell>
          <table:table-cell table:formula="of:=[.F158]/100000000" office:value-type="float" office:value="39.77461647" calcext:value-type="float">
            <text:p>39.77</text:p>
          </table:table-cell>
          <table:table-cell table:formula="of:=[.A158]/4" office:value-type="float" office:value="39.75" calcext:value-type="float">
            <text:p>39.75</text:p>
          </table:table-cell>
          <table:table-cell office:value-type="float" office:value="3976896985" calcext:value-type="float">
            <text:p>3976896985</text:p>
          </table:table-cell>
          <table:table-cell office:value-type="float" office:value="3977461647" calcext:value-type="float">
            <text:p>3977461647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[.E159]/100000000" office:value-type="float" office:value="40.01844589" calcext:value-type="float">
            <text:p>40.02</text:p>
          </table:table-cell>
          <table:table-cell table:formula="of:=[.F159]/100000000" office:value-type="float" office:value="40.0199667" calcext:value-type="float">
            <text:p>40.02</text:p>
          </table:table-cell>
          <table:table-cell table:formula="of:=[.A159]/4" office:value-type="float" office:value="40" calcext:value-type="float">
            <text:p>40.00</text:p>
          </table:table-cell>
          <table:table-cell office:value-type="float" office:value="4001844589" calcext:value-type="float">
            <text:p>4001844589</text:p>
          </table:table-cell>
          <table:table-cell office:value-type="float" office:value="4001996670" calcext:value-type="float">
            <text:p>4001996670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[.E160]/100000000" office:value-type="float" office:value="40.26978296" calcext:value-type="float">
            <text:p>40.27</text:p>
          </table:table-cell>
          <table:table-cell table:formula="of:=[.F160]/100000000" office:value-type="float" office:value="40.27476687" calcext:value-type="float">
            <text:p>40.27</text:p>
          </table:table-cell>
          <table:table-cell table:formula="of:=[.A160]/4" office:value-type="float" office:value="40.25" calcext:value-type="float">
            <text:p>40.25</text:p>
          </table:table-cell>
          <table:table-cell office:value-type="float" office:value="4026978296" calcext:value-type="float">
            <text:p>4026978296</text:p>
          </table:table-cell>
          <table:table-cell office:value-type="float" office:value="4027476687" calcext:value-type="float">
            <text:p>4027476687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[.E161]/100000000" office:value-type="float" office:value="40.51800442" calcext:value-type="float">
            <text:p>40.52</text:p>
          </table:table-cell>
          <table:table-cell table:formula="of:=[.F161]/100000000" office:value-type="float" office:value="40.51827041" calcext:value-type="float">
            <text:p>40.52</text:p>
          </table:table-cell>
          <table:table-cell table:formula="of:=[.A161]/4" office:value-type="float" office:value="40.5" calcext:value-type="float">
            <text:p>40.50</text:p>
          </table:table-cell>
          <table:table-cell office:value-type="float" office:value="4051800442" calcext:value-type="float">
            <text:p>4051800442</text:p>
          </table:table-cell>
          <table:table-cell office:value-type="float" office:value="4051827041" calcext:value-type="float">
            <text:p>4051827041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[.E162]/100000000" office:value-type="float" office:value="40.77091001" calcext:value-type="float">
            <text:p>40.77</text:p>
          </table:table-cell>
          <table:table-cell table:formula="of:=[.F162]/100000000" office:value-type="float" office:value="40.77720018" calcext:value-type="float">
            <text:p>40.78</text:p>
          </table:table-cell>
          <table:table-cell table:formula="of:=[.A162]/4" office:value-type="float" office:value="40.75" calcext:value-type="float">
            <text:p>40.75</text:p>
          </table:table-cell>
          <table:table-cell office:value-type="float" office:value="4077091001" calcext:value-type="float">
            <text:p>4077091001</text:p>
          </table:table-cell>
          <table:table-cell office:value-type="float" office:value="4077720018" calcext:value-type="float">
            <text:p>407772001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[.E163]/100000000" office:value-type="float" office:value="41.02465007" calcext:value-type="float">
            <text:p>41.02</text:p>
          </table:table-cell>
          <table:table-cell table:formula="of:=[.F163]/100000000" office:value-type="float" office:value="41.0181595" calcext:value-type="float">
            <text:p>41.02</text:p>
          </table:table-cell>
          <table:table-cell table:formula="of:=[.A163]/4" office:value-type="float" office:value="41" calcext:value-type="float">
            <text:p>41.00</text:p>
          </table:table-cell>
          <table:table-cell office:value-type="float" office:value="4102465007" calcext:value-type="float">
            <text:p>4102465007</text:p>
          </table:table-cell>
          <table:table-cell office:value-type="float" office:value="4101815950" calcext:value-type="float">
            <text:p>4101815950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[.E164]/100000000" office:value-type="float" office:value="41.27435038" calcext:value-type="float">
            <text:p>41.27</text:p>
          </table:table-cell>
          <table:table-cell table:formula="of:=[.F164]/100000000" office:value-type="float" office:value="41.2712585" calcext:value-type="float">
            <text:p>41.27</text:p>
          </table:table-cell>
          <table:table-cell table:formula="of:=[.A164]/4" office:value-type="float" office:value="41.25" calcext:value-type="float">
            <text:p>41.25</text:p>
          </table:table-cell>
          <table:table-cell office:value-type="float" office:value="4127435038" calcext:value-type="float">
            <text:p>4127435038</text:p>
          </table:table-cell>
          <table:table-cell office:value-type="float" office:value="4127125850" calcext:value-type="float">
            <text:p>4127125850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[.E165]/100000000" office:value-type="float" office:value="41.52530807" calcext:value-type="float">
            <text:p>41.53</text:p>
          </table:table-cell>
          <table:table-cell table:formula="of:=[.F165]/100000000" office:value-type="float" office:value="41.51860249" calcext:value-type="float">
            <text:p>41.52</text:p>
          </table:table-cell>
          <table:table-cell table:formula="of:=[.A165]/4" office:value-type="float" office:value="41.5" calcext:value-type="float">
            <text:p>41.50</text:p>
          </table:table-cell>
          <table:table-cell office:value-type="float" office:value="4152530807" calcext:value-type="float">
            <text:p>4152530807</text:p>
          </table:table-cell>
          <table:table-cell office:value-type="float" office:value="4151860249" calcext:value-type="float">
            <text:p>4151860249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[.E166]/100000000" office:value-type="float" office:value="41.77000309" calcext:value-type="float">
            <text:p>41.77</text:p>
          </table:table-cell>
          <table:table-cell table:formula="of:=[.F166]/100000000" office:value-type="float" office:value="41.77216194" calcext:value-type="float">
            <text:p>41.77</text:p>
          </table:table-cell>
          <table:table-cell table:formula="of:=[.A166]/4" office:value-type="float" office:value="41.75" calcext:value-type="float">
            <text:p>41.75</text:p>
          </table:table-cell>
          <table:table-cell office:value-type="float" office:value="4177000309" calcext:value-type="float">
            <text:p>4177000309</text:p>
          </table:table-cell>
          <table:table-cell office:value-type="float" office:value="4177216194" calcext:value-type="float">
            <text:p>4177216194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[.E167]/100000000" office:value-type="float" office:value="42.02671676" calcext:value-type="float">
            <text:p>42.03</text:p>
          </table:table-cell>
          <table:table-cell table:formula="of:=[.F167]/100000000" office:value-type="float" office:value="42.02792499" calcext:value-type="float">
            <text:p>42.03</text:p>
          </table:table-cell>
          <table:table-cell table:formula="of:=[.A167]/4" office:value-type="float" office:value="42" calcext:value-type="float">
            <text:p>42.00</text:p>
          </table:table-cell>
          <table:table-cell office:value-type="float" office:value="4202671676" calcext:value-type="float">
            <text:p>4202671676</text:p>
          </table:table-cell>
          <table:table-cell office:value-type="float" office:value="4202792499" calcext:value-type="float">
            <text:p>4202792499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[.E168]/100000000" office:value-type="float" office:value="42.26732169" calcext:value-type="float">
            <text:p>42.27</text:p>
          </table:table-cell>
          <table:table-cell table:formula="of:=[.F168]/100000000" office:value-type="float" office:value="42.27133314" calcext:value-type="float">
            <text:p>42.27</text:p>
          </table:table-cell>
          <table:table-cell table:formula="of:=[.A168]/4" office:value-type="float" office:value="42.25" calcext:value-type="float">
            <text:p>42.25</text:p>
          </table:table-cell>
          <table:table-cell office:value-type="float" office:value="4226732169" calcext:value-type="float">
            <text:p>4226732169</text:p>
          </table:table-cell>
          <table:table-cell office:value-type="float" office:value="4227133314" calcext:value-type="float">
            <text:p>4227133314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[.E169]/100000000" office:value-type="float" office:value="42.5209898" calcext:value-type="float">
            <text:p>42.52</text:p>
          </table:table-cell>
          <table:table-cell table:formula="of:=[.F169]/100000000" office:value-type="float" office:value="42.51573091" calcext:value-type="float">
            <text:p>42.52</text:p>
          </table:table-cell>
          <table:table-cell table:formula="of:=[.A169]/4" office:value-type="float" office:value="42.5" calcext:value-type="float">
            <text:p>42.50</text:p>
          </table:table-cell>
          <table:table-cell office:value-type="float" office:value="4252098980" calcext:value-type="float">
            <text:p>4252098980</text:p>
          </table:table-cell>
          <table:table-cell office:value-type="float" office:value="4251573091" calcext:value-type="float">
            <text:p>4251573091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[.E170]/100000000" office:value-type="float" office:value="42.76858644" calcext:value-type="float">
            <text:p>42.77</text:p>
          </table:table-cell>
          <table:table-cell table:formula="of:=[.F170]/100000000" office:value-type="float" office:value="42.77207187" calcext:value-type="float">
            <text:p>42.77</text:p>
          </table:table-cell>
          <table:table-cell table:formula="of:=[.A170]/4" office:value-type="float" office:value="42.75" calcext:value-type="float">
            <text:p>42.75</text:p>
          </table:table-cell>
          <table:table-cell office:value-type="float" office:value="4276858644" calcext:value-type="float">
            <text:p>4276858644</text:p>
          </table:table-cell>
          <table:table-cell office:value-type="float" office:value="4277207187" calcext:value-type="float">
            <text:p>4277207187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[.E171]/100000000" office:value-type="float" office:value="43.02232037" calcext:value-type="float">
            <text:p>43.02</text:p>
          </table:table-cell>
          <table:table-cell table:formula="of:=[.F171]/100000000" office:value-type="float" office:value="43.02233092" calcext:value-type="float">
            <text:p>43.02</text:p>
          </table:table-cell>
          <table:table-cell table:formula="of:=[.A171]/4" office:value-type="float" office:value="43" calcext:value-type="float">
            <text:p>43.00</text:p>
          </table:table-cell>
          <table:table-cell office:value-type="float" office:value="4302232037" calcext:value-type="float">
            <text:p>4302232037</text:p>
          </table:table-cell>
          <table:table-cell office:value-type="float" office:value="4302233092" calcext:value-type="float">
            <text:p>4302233092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[.E172]/100000000" office:value-type="float" office:value="43.27075733" calcext:value-type="float">
            <text:p>43.27</text:p>
          </table:table-cell>
          <table:table-cell table:formula="of:=[.F172]/100000000" office:value-type="float" office:value="43.26691952" calcext:value-type="float">
            <text:p>43.27</text:p>
          </table:table-cell>
          <table:table-cell table:formula="of:=[.A172]/4" office:value-type="float" office:value="43.25" calcext:value-type="float">
            <text:p>43.25</text:p>
          </table:table-cell>
          <table:table-cell office:value-type="float" office:value="4327075733" calcext:value-type="float">
            <text:p>4327075733</text:p>
          </table:table-cell>
          <table:table-cell office:value-type="float" office:value="4326691952" calcext:value-type="float">
            <text:p>4326691952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[.E173]/100000000" office:value-type="float" office:value="43.51954829" calcext:value-type="float">
            <text:p>43.52</text:p>
          </table:table-cell>
          <table:table-cell table:formula="of:=[.F173]/100000000" office:value-type="float" office:value="43.51762718" calcext:value-type="float">
            <text:p>43.52</text:p>
          </table:table-cell>
          <table:table-cell table:formula="of:=[.A173]/4" office:value-type="float" office:value="43.5" calcext:value-type="float">
            <text:p>43.50</text:p>
          </table:table-cell>
          <table:table-cell office:value-type="float" office:value="4351954829" calcext:value-type="float">
            <text:p>4351954829</text:p>
          </table:table-cell>
          <table:table-cell office:value-type="float" office:value="4351762718" calcext:value-type="float">
            <text:p>435176271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[.E174]/100000000" office:value-type="float" office:value="43.77222901" calcext:value-type="float">
            <text:p>43.77</text:p>
          </table:table-cell>
          <table:table-cell table:formula="of:=[.F174]/100000000" office:value-type="float" office:value="43.76911792" calcext:value-type="float">
            <text:p>43.77</text:p>
          </table:table-cell>
          <table:table-cell table:formula="of:=[.A174]/4" office:value-type="float" office:value="43.75" calcext:value-type="float">
            <text:p>43.75</text:p>
          </table:table-cell>
          <table:table-cell office:value-type="float" office:value="4377222901" calcext:value-type="float">
            <text:p>4377222901</text:p>
          </table:table-cell>
          <table:table-cell office:value-type="float" office:value="4376911792" calcext:value-type="float">
            <text:p>4376911792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[.E175]/100000000" office:value-type="float" office:value="44.01813053" calcext:value-type="float">
            <text:p>44.02</text:p>
          </table:table-cell>
          <table:table-cell table:formula="of:=[.F175]/100000000" office:value-type="float" office:value="44.02013276" calcext:value-type="float">
            <text:p>44.02</text:p>
          </table:table-cell>
          <table:table-cell table:formula="of:=[.A175]/4" office:value-type="float" office:value="44" calcext:value-type="float">
            <text:p>44.00</text:p>
          </table:table-cell>
          <table:table-cell office:value-type="float" office:value="4401813053" calcext:value-type="float">
            <text:p>4401813053</text:p>
          </table:table-cell>
          <table:table-cell office:value-type="float" office:value="4402013276" calcext:value-type="float">
            <text:p>4402013276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[.E176]/100000000" office:value-type="float" office:value="44.26891694" calcext:value-type="float">
            <text:p>44.27</text:p>
          </table:table-cell>
          <table:table-cell table:formula="of:=[.F176]/100000000" office:value-type="float" office:value="44.27321657" calcext:value-type="float">
            <text:p>44.27</text:p>
          </table:table-cell>
          <table:table-cell table:formula="of:=[.A176]/4" office:value-type="float" office:value="44.25" calcext:value-type="float">
            <text:p>44.25</text:p>
          </table:table-cell>
          <table:table-cell office:value-type="float" office:value="4426891694" calcext:value-type="float">
            <text:p>4426891694</text:p>
          </table:table-cell>
          <table:table-cell office:value-type="float" office:value="4427321657" calcext:value-type="float">
            <text:p>4427321657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[.E177]/100000000" office:value-type="float" office:value="44.51901373" calcext:value-type="float">
            <text:p>44.52</text:p>
          </table:table-cell>
          <table:table-cell table:formula="of:=[.F177]/100000000" office:value-type="float" office:value="44.52915656" calcext:value-type="float">
            <text:p>44.53</text:p>
          </table:table-cell>
          <table:table-cell table:formula="of:=[.A177]/4" office:value-type="float" office:value="44.5" calcext:value-type="float">
            <text:p>44.50</text:p>
          </table:table-cell>
          <table:table-cell office:value-type="float" office:value="4451901373" calcext:value-type="float">
            <text:p>4451901373</text:p>
          </table:table-cell>
          <table:table-cell office:value-type="float" office:value="4452915656" calcext:value-type="float">
            <text:p>4452915656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[.E178]/100000000" office:value-type="float" office:value="44.77332037" calcext:value-type="float">
            <text:p>44.77</text:p>
          </table:table-cell>
          <table:table-cell table:formula="of:=[.F178]/100000000" office:value-type="float" office:value="44.77674984" calcext:value-type="float">
            <text:p>44.78</text:p>
          </table:table-cell>
          <table:table-cell table:formula="of:=[.A178]/4" office:value-type="float" office:value="44.75" calcext:value-type="float">
            <text:p>44.75</text:p>
          </table:table-cell>
          <table:table-cell office:value-type="float" office:value="4477332037" calcext:value-type="float">
            <text:p>4477332037</text:p>
          </table:table-cell>
          <table:table-cell office:value-type="float" office:value="4477674984" calcext:value-type="float">
            <text:p>4477674984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[.E179]/100000000" office:value-type="float" office:value="45.01905928" calcext:value-type="float">
            <text:p>45.02</text:p>
          </table:table-cell>
          <table:table-cell table:formula="of:=[.F179]/100000000" office:value-type="float" office:value="45.02172242" calcext:value-type="float">
            <text:p>45.02</text:p>
          </table:table-cell>
          <table:table-cell table:formula="of:=[.A179]/4" office:value-type="float" office:value="45" calcext:value-type="float">
            <text:p>45.00</text:p>
          </table:table-cell>
          <table:table-cell office:value-type="float" office:value="4501905928" calcext:value-type="float">
            <text:p>4501905928</text:p>
          </table:table-cell>
          <table:table-cell office:value-type="float" office:value="4502172242" calcext:value-type="float">
            <text:p>4502172242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[.E180]/100000000" office:value-type="float" office:value="45.26875537" calcext:value-type="float">
            <text:p>45.27</text:p>
          </table:table-cell>
          <table:table-cell table:formula="of:=[.F180]/100000000" office:value-type="float" office:value="45.27987659" calcext:value-type="float">
            <text:p>45.28</text:p>
          </table:table-cell>
          <table:table-cell table:formula="of:=[.A180]/4" office:value-type="float" office:value="45.25" calcext:value-type="float">
            <text:p>45.25</text:p>
          </table:table-cell>
          <table:table-cell office:value-type="float" office:value="4526875537" calcext:value-type="float">
            <text:p>4526875537</text:p>
          </table:table-cell>
          <table:table-cell office:value-type="float" office:value="4527987659" calcext:value-type="float">
            <text:p>4527987659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[.E181]/100000000" office:value-type="float" office:value="45.52156061" calcext:value-type="float">
            <text:p>45.52</text:p>
          </table:table-cell>
          <table:table-cell table:formula="of:=[.F181]/100000000" office:value-type="float" office:value="45.51606871" calcext:value-type="float">
            <text:p>45.52</text:p>
          </table:table-cell>
          <table:table-cell table:formula="of:=[.A181]/4" office:value-type="float" office:value="45.5" calcext:value-type="float">
            <text:p>45.50</text:p>
          </table:table-cell>
          <table:table-cell office:value-type="float" office:value="4552156061" calcext:value-type="float">
            <text:p>4552156061</text:p>
          </table:table-cell>
          <table:table-cell office:value-type="float" office:value="4551606871" calcext:value-type="float">
            <text:p>4551606871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[.E182]/100000000" office:value-type="float" office:value="45.77570208" calcext:value-type="float">
            <text:p>45.78</text:p>
          </table:table-cell>
          <table:table-cell table:formula="of:=[.F182]/100000000" office:value-type="float" office:value="45.77763677" calcext:value-type="float">
            <text:p>45.78</text:p>
          </table:table-cell>
          <table:table-cell table:formula="of:=[.A182]/4" office:value-type="float" office:value="45.75" calcext:value-type="float">
            <text:p>45.75</text:p>
          </table:table-cell>
          <table:table-cell office:value-type="float" office:value="4577570208" calcext:value-type="float">
            <text:p>4577570208</text:p>
          </table:table-cell>
          <table:table-cell office:value-type="float" office:value="4577763677" calcext:value-type="float">
            <text:p>4577763677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[.E183]/100000000" office:value-type="float" office:value="46.02019729" calcext:value-type="float">
            <text:p>46.02</text:p>
          </table:table-cell>
          <table:table-cell table:formula="of:=[.F183]/100000000" office:value-type="float" office:value="46.02575797" calcext:value-type="float">
            <text:p>46.03</text:p>
          </table:table-cell>
          <table:table-cell table:formula="of:=[.A183]/4" office:value-type="float" office:value="46" calcext:value-type="float">
            <text:p>46.00</text:p>
          </table:table-cell>
          <table:table-cell office:value-type="float" office:value="4602019729" calcext:value-type="float">
            <text:p>4602019729</text:p>
          </table:table-cell>
          <table:table-cell office:value-type="float" office:value="4602575797" calcext:value-type="float">
            <text:p>4602575797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[.E184]/100000000" office:value-type="float" office:value="46.27243912" calcext:value-type="float">
            <text:p>46.27</text:p>
          </table:table-cell>
          <table:table-cell table:formula="of:=[.F184]/100000000" office:value-type="float" office:value="46.26932596" calcext:value-type="float">
            <text:p>46.27</text:p>
          </table:table-cell>
          <table:table-cell table:formula="of:=[.A184]/4" office:value-type="float" office:value="46.25" calcext:value-type="float">
            <text:p>46.25</text:p>
          </table:table-cell>
          <table:table-cell office:value-type="float" office:value="4627243912" calcext:value-type="float">
            <text:p>4627243912</text:p>
          </table:table-cell>
          <table:table-cell office:value-type="float" office:value="4626932596" calcext:value-type="float">
            <text:p>4626932596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[.E185]/100000000" office:value-type="float" office:value="46.52149491" calcext:value-type="float">
            <text:p>46.52</text:p>
          </table:table-cell>
          <table:table-cell table:formula="of:=[.F185]/100000000" office:value-type="float" office:value="46.52505133" calcext:value-type="float">
            <text:p>46.53</text:p>
          </table:table-cell>
          <table:table-cell table:formula="of:=[.A185]/4" office:value-type="float" office:value="46.5" calcext:value-type="float">
            <text:p>46.50</text:p>
          </table:table-cell>
          <table:table-cell office:value-type="float" office:value="4652149491" calcext:value-type="float">
            <text:p>4652149491</text:p>
          </table:table-cell>
          <table:table-cell office:value-type="float" office:value="4652505133" calcext:value-type="float">
            <text:p>4652505133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[.E186]/100000000" office:value-type="float" office:value="46.77278928" calcext:value-type="float">
            <text:p>46.77</text:p>
          </table:table-cell>
          <table:table-cell table:formula="of:=[.F186]/100000000" office:value-type="float" office:value="46.76833631" calcext:value-type="float">
            <text:p>46.77</text:p>
          </table:table-cell>
          <table:table-cell table:formula="of:=[.A186]/4" office:value-type="float" office:value="46.75" calcext:value-type="float">
            <text:p>46.75</text:p>
          </table:table-cell>
          <table:table-cell office:value-type="float" office:value="4677278928" calcext:value-type="float">
            <text:p>4677278928</text:p>
          </table:table-cell>
          <table:table-cell office:value-type="float" office:value="4676833631" calcext:value-type="float">
            <text:p>4676833631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[.E187]/100000000" office:value-type="float" office:value="47.02694781" calcext:value-type="float">
            <text:p>47.03</text:p>
          </table:table-cell>
          <table:table-cell table:formula="of:=[.F187]/100000000" office:value-type="float" office:value="47.02158783" calcext:value-type="float">
            <text:p>47.02</text:p>
          </table:table-cell>
          <table:table-cell table:formula="of:=[.A187]/4" office:value-type="float" office:value="47" calcext:value-type="float">
            <text:p>47.00</text:p>
          </table:table-cell>
          <table:table-cell office:value-type="float" office:value="4702694781" calcext:value-type="float">
            <text:p>4702694781</text:p>
          </table:table-cell>
          <table:table-cell office:value-type="float" office:value="4702158783" calcext:value-type="float">
            <text:p>4702158783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[.E188]/100000000" office:value-type="float" office:value="47.27330774" calcext:value-type="float">
            <text:p>47.27</text:p>
          </table:table-cell>
          <table:table-cell table:formula="of:=[.F188]/100000000" office:value-type="float" office:value="47.26949376" calcext:value-type="float">
            <text:p>47.27</text:p>
          </table:table-cell>
          <table:table-cell table:formula="of:=[.A188]/4" office:value-type="float" office:value="47.25" calcext:value-type="float">
            <text:p>47.25</text:p>
          </table:table-cell>
          <table:table-cell office:value-type="float" office:value="4727330774" calcext:value-type="float">
            <text:p>4727330774</text:p>
          </table:table-cell>
          <table:table-cell office:value-type="float" office:value="4726949376" calcext:value-type="float">
            <text:p>4726949376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[.E189]/100000000" office:value-type="float" office:value="47.52685578" calcext:value-type="float">
            <text:p>47.53</text:p>
          </table:table-cell>
          <table:table-cell table:formula="of:=[.F189]/100000000" office:value-type="float" office:value="47.51800035" calcext:value-type="float">
            <text:p>47.52</text:p>
          </table:table-cell>
          <table:table-cell table:formula="of:=[.A189]/4" office:value-type="float" office:value="47.5" calcext:value-type="float">
            <text:p>47.50</text:p>
          </table:table-cell>
          <table:table-cell office:value-type="float" office:value="4752685578" calcext:value-type="float">
            <text:p>4752685578</text:p>
          </table:table-cell>
          <table:table-cell office:value-type="float" office:value="4751800035" calcext:value-type="float">
            <text:p>4751800035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[.E190]/100000000" office:value-type="float" office:value="47.77514114" calcext:value-type="float">
            <text:p>47.78</text:p>
          </table:table-cell>
          <table:table-cell table:formula="of:=[.F190]/100000000" office:value-type="float" office:value="47.76947506" calcext:value-type="float">
            <text:p>47.77</text:p>
          </table:table-cell>
          <table:table-cell table:formula="of:=[.A190]/4" office:value-type="float" office:value="47.75" calcext:value-type="float">
            <text:p>47.75</text:p>
          </table:table-cell>
          <table:table-cell office:value-type="float" office:value="4777514114" calcext:value-type="float">
            <text:p>4777514114</text:p>
          </table:table-cell>
          <table:table-cell office:value-type="float" office:value="4776947506" calcext:value-type="float">
            <text:p>4776947506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[.E191]/100000000" office:value-type="float" office:value="48.01728397" calcext:value-type="float">
            <text:p>48.02</text:p>
          </table:table-cell>
          <table:table-cell table:formula="of:=[.F191]/100000000" office:value-type="float" office:value="48.02210819" calcext:value-type="float">
            <text:p>48.02</text:p>
          </table:table-cell>
          <table:table-cell table:formula="of:=[.A191]/4" office:value-type="float" office:value="48" calcext:value-type="float">
            <text:p>48.00</text:p>
          </table:table-cell>
          <table:table-cell office:value-type="float" office:value="4801728397" calcext:value-type="float">
            <text:p>4801728397</text:p>
          </table:table-cell>
          <table:table-cell office:value-type="float" office:value="4802210819" calcext:value-type="float">
            <text:p>4802210819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[.E192]/100000000" office:value-type="float" office:value="48.27504664" calcext:value-type="float">
            <text:p>48.28</text:p>
          </table:table-cell>
          <table:table-cell table:formula="of:=[.F192]/100000000" office:value-type="float" office:value="48.26986114" calcext:value-type="float">
            <text:p>48.27</text:p>
          </table:table-cell>
          <table:table-cell table:formula="of:=[.A192]/4" office:value-type="float" office:value="48.25" calcext:value-type="float">
            <text:p>48.25</text:p>
          </table:table-cell>
          <table:table-cell office:value-type="float" office:value="4827504664" calcext:value-type="float">
            <text:p>4827504664</text:p>
          </table:table-cell>
          <table:table-cell office:value-type="float" office:value="4826986114" calcext:value-type="float">
            <text:p>4826986114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[.E193]/100000000" office:value-type="float" office:value="48.52124845" calcext:value-type="float">
            <text:p>48.52</text:p>
          </table:table-cell>
          <table:table-cell table:formula="of:=[.F193]/100000000" office:value-type="float" office:value="48.52330169" calcext:value-type="float">
            <text:p>48.52</text:p>
          </table:table-cell>
          <table:table-cell table:formula="of:=[.A193]/4" office:value-type="float" office:value="48.5" calcext:value-type="float">
            <text:p>48.50</text:p>
          </table:table-cell>
          <table:table-cell office:value-type="float" office:value="4852124845" calcext:value-type="float">
            <text:p>4852124845</text:p>
          </table:table-cell>
          <table:table-cell office:value-type="float" office:value="4852330169" calcext:value-type="float">
            <text:p>4852330169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[.E194]/100000000" office:value-type="float" office:value="48.77215188" calcext:value-type="float">
            <text:p>48.77</text:p>
          </table:table-cell>
          <table:table-cell table:formula="of:=[.F194]/100000000" office:value-type="float" office:value="48.77031123" calcext:value-type="float">
            <text:p>48.77</text:p>
          </table:table-cell>
          <table:table-cell table:formula="of:=[.A194]/4" office:value-type="float" office:value="48.75" calcext:value-type="float">
            <text:p>48.75</text:p>
          </table:table-cell>
          <table:table-cell office:value-type="float" office:value="4877215188" calcext:value-type="float">
            <text:p>4877215188</text:p>
          </table:table-cell>
          <table:table-cell office:value-type="float" office:value="4877031123" calcext:value-type="float">
            <text:p>4877031123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[.E195]/100000000" office:value-type="float" office:value="49.02623486" calcext:value-type="float">
            <text:p>49.03</text:p>
          </table:table-cell>
          <table:table-cell table:formula="of:=[.F195]/100000000" office:value-type="float" office:value="49.02388372" calcext:value-type="float">
            <text:p>49.02</text:p>
          </table:table-cell>
          <table:table-cell table:formula="of:=[.A195]/4" office:value-type="float" office:value="49" calcext:value-type="float">
            <text:p>49.00</text:p>
          </table:table-cell>
          <table:table-cell office:value-type="float" office:value="4902623486" calcext:value-type="float">
            <text:p>4902623486</text:p>
          </table:table-cell>
          <table:table-cell office:value-type="float" office:value="4902388372" calcext:value-type="float">
            <text:p>4902388372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[.E196]/100000000" office:value-type="float" office:value="49.27409064" calcext:value-type="float">
            <text:p>49.27</text:p>
          </table:table-cell>
          <table:table-cell table:formula="of:=[.F196]/100000000" office:value-type="float" office:value="49.27788092" calcext:value-type="float">
            <text:p>49.28</text:p>
          </table:table-cell>
          <table:table-cell table:formula="of:=[.A196]/4" office:value-type="float" office:value="49.25" calcext:value-type="float">
            <text:p>49.25</text:p>
          </table:table-cell>
          <table:table-cell office:value-type="float" office:value="4927409064" calcext:value-type="float">
            <text:p>4927409064</text:p>
          </table:table-cell>
          <table:table-cell office:value-type="float" office:value="4927788092" calcext:value-type="float">
            <text:p>4927788092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[.E197]/100000000" office:value-type="float" office:value="49.51926122" calcext:value-type="float">
            <text:p>49.52</text:p>
          </table:table-cell>
          <table:table-cell table:formula="of:=[.F197]/100000000" office:value-type="float" office:value="49.52880926" calcext:value-type="float">
            <text:p>49.53</text:p>
          </table:table-cell>
          <table:table-cell table:formula="of:=[.A197]/4" office:value-type="float" office:value="49.5" calcext:value-type="float">
            <text:p>49.50</text:p>
          </table:table-cell>
          <table:table-cell office:value-type="float" office:value="4951926122" calcext:value-type="float">
            <text:p>4951926122</text:p>
          </table:table-cell>
          <table:table-cell office:value-type="float" office:value="4952880926" calcext:value-type="float">
            <text:p>4952880926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[.E198]/100000000" office:value-type="float" office:value="49.77312925" calcext:value-type="float">
            <text:p>49.77</text:p>
          </table:table-cell>
          <table:table-cell table:formula="of:=[.F198]/100000000" office:value-type="float" office:value="49.76822902" calcext:value-type="float">
            <text:p>49.77</text:p>
          </table:table-cell>
          <table:table-cell table:formula="of:=[.A198]/4" office:value-type="float" office:value="49.75" calcext:value-type="float">
            <text:p>49.75</text:p>
          </table:table-cell>
          <table:table-cell office:value-type="float" office:value="4977312925" calcext:value-type="float">
            <text:p>4977312925</text:p>
          </table:table-cell>
          <table:table-cell office:value-type="float" office:value="4976822902" calcext:value-type="float">
            <text:p>4976822902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[.E199]/100000000" office:value-type="float" office:value="50.02425392" calcext:value-type="float">
            <text:p>50.02</text:p>
          </table:table-cell>
          <table:table-cell table:formula="of:=[.F199]/100000000" office:value-type="float" office:value="50.03031018" calcext:value-type="float">
            <text:p>50.03</text:p>
          </table:table-cell>
          <table:table-cell table:formula="of:=[.A199]/4" office:value-type="float" office:value="50" calcext:value-type="float">
            <text:p>50.00</text:p>
          </table:table-cell>
          <table:table-cell office:value-type="float" office:value="5002425392" calcext:value-type="float">
            <text:p>5002425392</text:p>
          </table:table-cell>
          <table:table-cell office:value-type="float" office:value="5003031018" calcext:value-type="float">
            <text:p>500303101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style-name="Default" table:number-columns-repeated="3"/>
          <table:table-cell table:number-columns-repeated="2"/>
        </table:table-row>
      </table:table>
      <table:table table:name="Sheet3" table:style-name="ta1">
        <office:forms form:automatic-focus="false" form:apply-design-mode="false"/>
        <table:shapes>
          <draw:frame draw:z-index="0" draw:style-name="gr1" draw:text-style-name="P1" svg:width="1182.44pt" svg:height="664.84pt" svg:x="195.11pt" svg:y="3pt">
            <loext:p draw:notify-on-update-of-ranges="Sheet3.A1:Sheet3.A198 Sheet3.B1:Sheet3.B198 Sheet3.C1:Sheet3.C19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ROUND([.D1]/100000000;2)" office:value-type="float" office:value="1.01" calcext:value-type="float">
            <text:p>1.01</text:p>
          </table:table-cell>
          <table:table-cell table:formula="of:=ROUND([.E1]/100000000;2)" office:value-type="float" office:value="1.01" calcext:value-type="float">
            <text:p>1.01</text:p>
          </table:table-cell>
          <table:table-cell office:value-type="float" office:value="100580665" calcext:value-type="float">
            <text:p>100580665</text:p>
          </table:table-cell>
          <table:table-cell office:value-type="float" office:value="100564947" calcext:value-type="float">
            <text:p>100564947</text:p>
          </table:table-cell>
          <table:table-cell office:value-type="string" calcext:value-type="string">
            <text:p>cycles:u</text:p>
          </table:table-cell>
          <table:table-cell office:value-type="float" office:value="33403741" calcext:value-type="float">
            <text:p>3340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D2]/100000000;2)" office:value-type="float" office:value="1.01" calcext:value-type="float">
            <text:p>1.01</text:p>
          </table:table-cell>
          <table:table-cell table:formula="of:=ROUND([.E2]/100000000;2)" office:value-type="float" office:value="1.28" calcext:value-type="float">
            <text:p>1.28</text:p>
          </table:table-cell>
          <table:table-cell office:value-type="float" office:value="100603914" calcext:value-type="float">
            <text:p>100603914</text:p>
          </table:table-cell>
          <table:table-cell office:value-type="float" office:value="127902851" calcext:value-type="float">
            <text:p>127902851</text:p>
          </table:table-cell>
          <table:table-cell office:value-type="string" calcext:value-type="string">
            <text:p>cycles:u</text:p>
          </table:table-cell>
          <table:table-cell office:value-type="float" office:value="40822731" calcext:value-type="float">
            <text:p>40822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D3]/100000000;2)" office:value-type="float" office:value="1.34" calcext:value-type="float">
            <text:p>1.34</text:p>
          </table:table-cell>
          <table:table-cell table:formula="of:=ROUND([.E3]/100000000;2)" office:value-type="float" office:value="1.34" calcext:value-type="float">
            <text:p>1.34</text:p>
          </table:table-cell>
          <table:table-cell office:value-type="float" office:value="133812748" calcext:value-type="float">
            <text:p>133812748</text:p>
          </table:table-cell>
          <table:table-cell office:value-type="float" office:value="133848184" calcext:value-type="float">
            <text:p>133848184</text:p>
          </table:table-cell>
          <table:table-cell office:value-type="string" calcext:value-type="string">
            <text:p>cycles:u</text:p>
          </table:table-cell>
          <table:table-cell office:value-type="float" office:value="42275708" calcext:value-type="float">
            <text:p>422757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D4]/100000000;2)" office:value-type="float" office:value="1.51" calcext:value-type="float">
            <text:p>1.51</text:p>
          </table:table-cell>
          <table:table-cell table:formula="of:=ROUND([.E4]/100000000;2)" office:value-type="float" office:value="1.6" calcext:value-type="float">
            <text:p>1.6</text:p>
          </table:table-cell>
          <table:table-cell office:value-type="float" office:value="150500639" calcext:value-type="float">
            <text:p>150500639</text:p>
          </table:table-cell>
          <table:table-cell office:value-type="float" office:value="159799977" calcext:value-type="float">
            <text:p>159799977</text:p>
          </table:table-cell>
          <table:table-cell office:value-type="string" calcext:value-type="string">
            <text:p>cycles:u</text:p>
          </table:table-cell>
          <table:table-cell office:value-type="float" office:value="49935081" calcext:value-type="float">
            <text:p>499350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D5]/100000000;2)" office:value-type="float" office:value="2.01" calcext:value-type="float">
            <text:p>2.01</text:p>
          </table:table-cell>
          <table:table-cell table:formula="of:=ROUND([.E5]/100000000;2)" office:value-type="float" office:value="1.76" calcext:value-type="float">
            <text:p>1.76</text:p>
          </table:table-cell>
          <table:table-cell office:value-type="float" office:value="200649605" calcext:value-type="float">
            <text:p>200649605</text:p>
          </table:table-cell>
          <table:table-cell office:value-type="float" office:value="175534676" calcext:value-type="float">
            <text:p>175534676</text:p>
          </table:table-cell>
          <table:table-cell office:value-type="string" calcext:value-type="string">
            <text:p>cycles:u</text:p>
          </table:table-cell>
          <table:table-cell office:value-type="float" office:value="54260379" calcext:value-type="float">
            <text:p>54260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D6]/100000000;2)" office:value-type="float" office:value="2.01" calcext:value-type="float">
            <text:p>2.01</text:p>
          </table:table-cell>
          <table:table-cell table:formula="of:=ROUND([.E6]/100000000;2)" office:value-type="float" office:value="2.05" calcext:value-type="float">
            <text:p>2.05</text:p>
          </table:table-cell>
          <table:table-cell office:value-type="float" office:value="200627562" calcext:value-type="float">
            <text:p>200627562</text:p>
          </table:table-cell>
          <table:table-cell office:value-type="float" office:value="204528151" calcext:value-type="float">
            <text:p>204528151</text:p>
          </table:table-cell>
          <table:table-cell office:value-type="string" calcext:value-type="string">
            <text:p>cycles:u</text:p>
          </table:table-cell>
          <table:table-cell office:value-type="float" office:value="63515303" calcext:value-type="float">
            <text:p>635153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D7]/100000000;2)" office:value-type="float" office:value="2.34" calcext:value-type="float">
            <text:p>2.34</text:p>
          </table:table-cell>
          <table:table-cell table:formula="of:=ROUND([.E7]/100000000;2)" office:value-type="float" office:value="2.34" calcext:value-type="float">
            <text:p>2.34</text:p>
          </table:table-cell>
          <table:table-cell office:value-type="float" office:value="234065007" calcext:value-type="float">
            <text:p>234065007</text:p>
          </table:table-cell>
          <table:table-cell office:value-type="float" office:value="234035659" calcext:value-type="float">
            <text:p>234035659</text:p>
          </table:table-cell>
          <table:table-cell office:value-type="string" calcext:value-type="string">
            <text:p>cycles:u</text:p>
          </table:table-cell>
          <table:table-cell office:value-type="float" office:value="72468731" calcext:value-type="float">
            <text:p>72468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D8]/100000000;2)" office:value-type="float" office:value="2.67" calcext:value-type="float">
            <text:p>2.67</text:p>
          </table:table-cell>
          <table:table-cell table:formula="of:=ROUND([.E8]/100000000;2)" office:value-type="float" office:value="2.67" calcext:value-type="float">
            <text:p>2.67</text:p>
          </table:table-cell>
          <table:table-cell office:value-type="float" office:value="267401272" calcext:value-type="float">
            <text:p>267401272</text:p>
          </table:table-cell>
          <table:table-cell office:value-type="float" office:value="267337830" calcext:value-type="float">
            <text:p>267337830</text:p>
          </table:table-cell>
          <table:table-cell office:value-type="string" calcext:value-type="string">
            <text:p>cycles:u</text:p>
          </table:table-cell>
          <table:table-cell office:value-type="float" office:value="82155027" calcext:value-type="float">
            <text:p>821550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D9]/100000000;2)" office:value-type="float" office:value="3.01" calcext:value-type="float">
            <text:p>3.01</text:p>
          </table:table-cell>
          <table:table-cell table:formula="of:=ROUND([.E9]/100000000;2)" office:value-type="float" office:value="3.01" calcext:value-type="float">
            <text:p>3.01</text:p>
          </table:table-cell>
          <table:table-cell office:value-type="float" office:value="300710682" calcext:value-type="float">
            <text:p>300710682</text:p>
          </table:table-cell>
          <table:table-cell office:value-type="float" office:value="300745477" calcext:value-type="float">
            <text:p>300745477</text:p>
          </table:table-cell>
          <table:table-cell office:value-type="string" calcext:value-type="string">
            <text:p>cycles:u</text:p>
          </table:table-cell>
          <table:table-cell office:value-type="float" office:value="92454565" calcext:value-type="float">
            <text:p>92454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D10]/100000000;2)" office:value-type="float" office:value="3.01" calcext:value-type="float">
            <text:p>3.01</text:p>
          </table:table-cell>
          <table:table-cell table:formula="of:=ROUND([.E10]/100000000;2)" office:value-type="float" office:value="3.01" calcext:value-type="float">
            <text:p>3.01</text:p>
          </table:table-cell>
          <table:table-cell office:value-type="float" office:value="300944083" calcext:value-type="float">
            <text:p>300944083</text:p>
          </table:table-cell>
          <table:table-cell office:value-type="float" office:value="300651715" calcext:value-type="float">
            <text:p>300651715</text:p>
          </table:table-cell>
          <table:table-cell office:value-type="string" calcext:value-type="string">
            <text:p>cycles:u</text:p>
          </table:table-cell>
          <table:table-cell office:value-type="float" office:value="91763084" calcext:value-type="float">
            <text:p>917630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D11]/100000000;2)" office:value-type="float" office:value="3.51" calcext:value-type="float">
            <text:p>3.51</text:p>
          </table:table-cell>
          <table:table-cell table:formula="of:=ROUND([.E11]/100000000;2)" office:value-type="float" office:value="3.34" calcext:value-type="float">
            <text:p>3.34</text:p>
          </table:table-cell>
          <table:table-cell office:value-type="float" office:value="350773117" calcext:value-type="float">
            <text:p>350773117</text:p>
          </table:table-cell>
          <table:table-cell office:value-type="float" office:value="334145342" calcext:value-type="float">
            <text:p>334145342</text:p>
          </table:table-cell>
          <table:table-cell office:value-type="string" calcext:value-type="string">
            <text:p>cycles:u</text:p>
          </table:table-cell>
          <table:table-cell office:value-type="float" office:value="102932331" calcext:value-type="float">
            <text:p>102932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D12]/100000000;2)" office:value-type="float" office:value="3.51" calcext:value-type="float">
            <text:p>3.51</text:p>
          </table:table-cell>
          <table:table-cell table:formula="of:=ROUND([.E12]/100000000;2)" office:value-type="float" office:value="3.51" calcext:value-type="float">
            <text:p>3.51</text:p>
          </table:table-cell>
          <table:table-cell office:value-type="float" office:value="350809050" calcext:value-type="float">
            <text:p>350809050</text:p>
          </table:table-cell>
          <table:table-cell office:value-type="float" office:value="350825846" calcext:value-type="float">
            <text:p>350825846</text:p>
          </table:table-cell>
          <table:table-cell office:value-type="string" calcext:value-type="string">
            <text:p>cycles:u</text:p>
          </table:table-cell>
          <table:table-cell office:value-type="float" office:value="107337093" calcext:value-type="float">
            <text:p>107337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D13]/100000000;2)" office:value-type="float" office:value="4.01" calcext:value-type="float">
            <text:p>4.01</text:p>
          </table:table-cell>
          <table:table-cell table:formula="of:=ROUND([.E13]/100000000;2)" office:value-type="float" office:value="4.01" calcext:value-type="float">
            <text:p>4.01</text:p>
          </table:table-cell>
          <table:table-cell office:value-type="float" office:value="400839083" calcext:value-type="float">
            <text:p>400839083</text:p>
          </table:table-cell>
          <table:table-cell office:value-type="float" office:value="400821479" calcext:value-type="float">
            <text:p>400821479</text:p>
          </table:table-cell>
          <table:table-cell office:value-type="string" calcext:value-type="string">
            <text:p>cycles:u</text:p>
          </table:table-cell>
          <table:table-cell office:value-type="float" office:value="122302580" calcext:value-type="float">
            <text:p>12230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D14]/100000000;2)" office:value-type="float" office:value="4.01" calcext:value-type="float">
            <text:p>4.01</text:p>
          </table:table-cell>
          <table:table-cell table:formula="of:=ROUND([.E14]/100000000;2)" office:value-type="float" office:value="4.01" calcext:value-type="float">
            <text:p>4.01</text:p>
          </table:table-cell>
          <table:table-cell office:value-type="float" office:value="400828229" calcext:value-type="float">
            <text:p>400828229</text:p>
          </table:table-cell>
          <table:table-cell office:value-type="float" office:value="400732917" calcext:value-type="float">
            <text:p>400732917</text:p>
          </table:table-cell>
          <table:table-cell office:value-type="string" calcext:value-type="string">
            <text:p>cycles:u</text:p>
          </table:table-cell>
          <table:table-cell office:value-type="float" office:value="122027658" calcext:value-type="float">
            <text:p>1220276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D15]/100000000;2)" office:value-type="float" office:value="4.51" calcext:value-type="float">
            <text:p>4.51</text:p>
          </table:table-cell>
          <table:table-cell table:formula="of:=ROUND([.E15]/100000000;2)" office:value-type="float" office:value="5.96" calcext:value-type="float">
            <text:p>5.96</text:p>
          </table:table-cell>
          <table:table-cell office:value-type="float" office:value="450909197" calcext:value-type="float">
            <text:p>450909197</text:p>
          </table:table-cell>
          <table:table-cell office:value-type="float" office:value="596146075" calcext:value-type="float">
            <text:p>596146075</text:p>
          </table:table-cell>
          <table:table-cell office:value-type="string" calcext:value-type="string">
            <text:p>cycles:u</text:p>
          </table:table-cell>
          <table:table-cell office:value-type="float" office:value="181500842" calcext:value-type="float">
            <text:p>1815008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D16]/100000000;2)" office:value-type="float" office:value="4.51" calcext:value-type="float">
            <text:p>4.51</text:p>
          </table:table-cell>
          <table:table-cell table:formula="of:=ROUND([.E16]/100000000;2)" office:value-type="float" office:value="4.51" calcext:value-type="float">
            <text:p>4.51</text:p>
          </table:table-cell>
          <table:table-cell office:value-type="float" office:value="450822719" calcext:value-type="float">
            <text:p>450822719</text:p>
          </table:table-cell>
          <table:table-cell office:value-type="float" office:value="450941787" calcext:value-type="float">
            <text:p>450941787</text:p>
          </table:table-cell>
          <table:table-cell office:value-type="string" calcext:value-type="string">
            <text:p>cycles:u</text:p>
          </table:table-cell>
          <table:table-cell office:value-type="float" office:value="138012370" calcext:value-type="float">
            <text:p>138012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D17]/100000000;2)" office:value-type="float" office:value="5.01" calcext:value-type="float">
            <text:p>5.01</text:p>
          </table:table-cell>
          <table:table-cell table:formula="of:=ROUND([.E17]/100000000;2)" office:value-type="float" office:value="5.99" calcext:value-type="float">
            <text:p>5.99</text:p>
          </table:table-cell>
          <table:table-cell office:value-type="float" office:value="500833867" calcext:value-type="float">
            <text:p>500833867</text:p>
          </table:table-cell>
          <table:table-cell office:value-type="float" office:value="598728475" calcext:value-type="float">
            <text:p>598728475</text:p>
          </table:table-cell>
          <table:table-cell office:value-type="string" calcext:value-type="string">
            <text:p>cycles:u</text:p>
          </table:table-cell>
          <table:table-cell office:value-type="float" office:value="181434110" calcext:value-type="float">
            <text:p>181434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D18]/100000000;2)" office:value-type="float" office:value="5.01" calcext:value-type="float">
            <text:p>5.01</text:p>
          </table:table-cell>
          <table:table-cell table:formula="of:=ROUND([.E18]/100000000;2)" office:value-type="float" office:value="7.01" calcext:value-type="float">
            <text:p>7.01</text:p>
          </table:table-cell>
          <table:table-cell office:value-type="float" office:value="500861199" calcext:value-type="float">
            <text:p>500861199</text:p>
          </table:table-cell>
          <table:table-cell office:value-type="float" office:value="701078721" calcext:value-type="float">
            <text:p>701078721</text:p>
          </table:table-cell>
          <table:table-cell office:value-type="string" calcext:value-type="string">
            <text:p>cycles:u</text:p>
          </table:table-cell>
          <table:table-cell office:value-type="float" office:value="212366075" calcext:value-type="float">
            <text:p>212366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D19]/100000000;2)" office:value-type="float" office:value="6.01" calcext:value-type="float">
            <text:p>6.01</text:p>
          </table:table-cell>
          <table:table-cell table:formula="of:=ROUND([.E19]/100000000;2)" office:value-type="float" office:value="6.01" calcext:value-type="float">
            <text:p>6.01</text:p>
          </table:table-cell>
          <table:table-cell office:value-type="float" office:value="601096371" calcext:value-type="float">
            <text:p>601096371</text:p>
          </table:table-cell>
          <table:table-cell office:value-type="float" office:value="600860069" calcext:value-type="float">
            <text:p>600860069</text:p>
          </table:table-cell>
          <table:table-cell office:value-type="string" calcext:value-type="string">
            <text:p>cycles:u</text:p>
          </table:table-cell>
          <table:table-cell office:value-type="float" office:value="181881563" calcext:value-type="float">
            <text:p>181881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D20]/100000000;2)" office:value-type="float" office:value="6.01" calcext:value-type="float">
            <text:p>6.01</text:p>
          </table:table-cell>
          <table:table-cell table:formula="of:=ROUND([.E20]/100000000;2)" office:value-type="float" office:value="8.01" calcext:value-type="float">
            <text:p>8.01</text:p>
          </table:table-cell>
          <table:table-cell office:value-type="float" office:value="600974716" calcext:value-type="float">
            <text:p>600974716</text:p>
          </table:table-cell>
          <table:table-cell office:value-type="float" office:value="801204368" calcext:value-type="float">
            <text:p>801204368</text:p>
          </table:table-cell>
          <table:table-cell office:value-type="string" calcext:value-type="string">
            <text:p>cycles:u</text:p>
          </table:table-cell>
          <table:table-cell office:value-type="float" office:value="243479431" calcext:value-type="float">
            <text:p>2434794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D21]/100000000;2)" office:value-type="float" office:value="6.01" calcext:value-type="float">
            <text:p>6.01</text:p>
          </table:table-cell>
          <table:table-cell table:formula="of:=ROUND([.E21]/100000000;2)" office:value-type="float" office:value="7.01" calcext:value-type="float">
            <text:p>7.01</text:p>
          </table:table-cell>
          <table:table-cell office:value-type="float" office:value="600940841" calcext:value-type="float">
            <text:p>600940841</text:p>
          </table:table-cell>
          <table:table-cell office:value-type="float" office:value="701059196" calcext:value-type="float">
            <text:p>701059196</text:p>
          </table:table-cell>
          <table:table-cell office:value-type="string" calcext:value-type="string">
            <text:p>cycles:u</text:p>
          </table:table-cell>
          <table:table-cell office:value-type="float" office:value="212876656" calcext:value-type="float">
            <text:p>212876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D22]/100000000;2)" office:value-type="float" office:value="6.01" calcext:value-type="float">
            <text:p>6.01</text:p>
          </table:table-cell>
          <table:table-cell table:formula="of:=ROUND([.E22]/100000000;2)" office:value-type="float" office:value="8.01" calcext:value-type="float">
            <text:p>8.01</text:p>
          </table:table-cell>
          <table:table-cell office:value-type="float" office:value="600935227" calcext:value-type="float">
            <text:p>600935227</text:p>
          </table:table-cell>
          <table:table-cell office:value-type="float" office:value="801017676" calcext:value-type="float">
            <text:p>801017676</text:p>
          </table:table-cell>
          <table:table-cell office:value-type="string" calcext:value-type="string">
            <text:p>cycles:u</text:p>
          </table:table-cell>
          <table:table-cell office:value-type="float" office:value="242177183" calcext:value-type="float">
            <text:p>242177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D23]/100000000;2)" office:value-type="float" office:value="7.01" calcext:value-type="float">
            <text:p>7.01</text:p>
          </table:table-cell>
          <table:table-cell table:formula="of:=ROUND([.E23]/100000000;2)" office:value-type="float" office:value="8.01" calcext:value-type="float">
            <text:p>8.01</text:p>
          </table:table-cell>
          <table:table-cell office:value-type="float" office:value="700903305" calcext:value-type="float">
            <text:p>700903305</text:p>
          </table:table-cell>
          <table:table-cell office:value-type="float" office:value="801154706" calcext:value-type="float">
            <text:p>801154706</text:p>
          </table:table-cell>
          <table:table-cell office:value-type="string" calcext:value-type="string">
            <text:p>cycles:u</text:p>
          </table:table-cell>
          <table:table-cell office:value-type="float" office:value="242916736" calcext:value-type="float">
            <text:p>242916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D24]/100000000;2)" office:value-type="float" office:value="7.01" calcext:value-type="float">
            <text:p>7.01</text:p>
          </table:table-cell>
          <table:table-cell table:formula="of:=ROUND([.E24]/100000000;2)" office:value-type="float" office:value="9.02" calcext:value-type="float">
            <text:p>9.02</text:p>
          </table:table-cell>
          <table:table-cell office:value-type="float" office:value="700856139" calcext:value-type="float">
            <text:p>700856139</text:p>
          </table:table-cell>
          <table:table-cell office:value-type="float" office:value="901639638" calcext:value-type="float">
            <text:p>901639638</text:p>
          </table:table-cell>
          <table:table-cell office:value-type="string" calcext:value-type="string">
            <text:p>cycles:u</text:p>
          </table:table-cell>
          <table:table-cell office:value-type="float" office:value="276503794" calcext:value-type="float">
            <text:p>2765037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D25]/100000000;2)" office:value-type="float" office:value="7.01" calcext:value-type="float">
            <text:p>7.01</text:p>
          </table:table-cell>
          <table:table-cell table:formula="of:=ROUND([.E25]/100000000;2)" office:value-type="float" office:value="9.01" calcext:value-type="float">
            <text:p>9.01</text:p>
          </table:table-cell>
          <table:table-cell office:value-type="float" office:value="701063668" calcext:value-type="float">
            <text:p>701063668</text:p>
          </table:table-cell>
          <table:table-cell office:value-type="float" office:value="901100680" calcext:value-type="float">
            <text:p>901100680</text:p>
          </table:table-cell>
          <table:table-cell office:value-type="string" calcext:value-type="string">
            <text:p>cycles:u</text:p>
          </table:table-cell>
          <table:table-cell office:value-type="float" office:value="272368319" calcext:value-type="float">
            <text:p>2723683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D26]/100000000;2)" office:value-type="float" office:value="7.01" calcext:value-type="float">
            <text:p>7.01</text:p>
          </table:table-cell>
          <table:table-cell table:formula="of:=ROUND([.E26]/100000000;2)" office:value-type="float" office:value="8.01" calcext:value-type="float">
            <text:p>8.01</text:p>
          </table:table-cell>
          <table:table-cell office:value-type="float" office:value="700938812" calcext:value-type="float">
            <text:p>700938812</text:p>
          </table:table-cell>
          <table:table-cell office:value-type="float" office:value="800983534" calcext:value-type="float">
            <text:p>800983534</text:p>
          </table:table-cell>
          <table:table-cell office:value-type="string" calcext:value-type="string">
            <text:p>cycles:u</text:p>
          </table:table-cell>
          <table:table-cell office:value-type="float" office:value="241237120" calcext:value-type="float">
            <text:p>241237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D27]/100000000;2)" office:value-type="float" office:value="8.01" calcext:value-type="float">
            <text:p>8.01</text:p>
          </table:table-cell>
          <table:table-cell table:formula="of:=ROUND([.E27]/100000000;2)" office:value-type="float" office:value="9.01" calcext:value-type="float">
            <text:p>9.01</text:p>
          </table:table-cell>
          <table:table-cell office:value-type="float" office:value="801115621" calcext:value-type="float">
            <text:p>801115621</text:p>
          </table:table-cell>
          <table:table-cell office:value-type="float" office:value="901225675" calcext:value-type="float">
            <text:p>901225675</text:p>
          </table:table-cell>
          <table:table-cell office:value-type="string" calcext:value-type="string">
            <text:p>cycles:u</text:p>
          </table:table-cell>
          <table:table-cell office:value-type="float" office:value="273021909" calcext:value-type="float">
            <text:p>273021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D28]/100000000;2)" office:value-type="float" office:value="8.01" calcext:value-type="float">
            <text:p>8.01</text:p>
          </table:table-cell>
          <table:table-cell table:formula="of:=ROUND([.E28]/100000000;2)" office:value-type="float" office:value="8.02" calcext:value-type="float">
            <text:p>8.02</text:p>
          </table:table-cell>
          <table:table-cell office:value-type="float" office:value="801094130" calcext:value-type="float">
            <text:p>801094130</text:p>
          </table:table-cell>
          <table:table-cell office:value-type="float" office:value="801627925" calcext:value-type="float">
            <text:p>801627925</text:p>
          </table:table-cell>
          <table:table-cell office:value-type="string" calcext:value-type="string">
            <text:p>cycles:u</text:p>
          </table:table-cell>
          <table:table-cell office:value-type="float" office:value="246734169" calcext:value-type="float">
            <text:p>246734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D29]/100000000;2)" office:value-type="float" office:value="8.02" calcext:value-type="float">
            <text:p>8.02</text:p>
          </table:table-cell>
          <table:table-cell table:formula="of:=ROUND([.E29]/100000000;2)" office:value-type="float" office:value="10.01" calcext:value-type="float">
            <text:p>10.01</text:p>
          </table:table-cell>
          <table:table-cell office:value-type="float" office:value="801511031" calcext:value-type="float">
            <text:p>801511031</text:p>
          </table:table-cell>
          <table:table-cell office:value-type="float" office:value="1001116109" calcext:value-type="float">
            <text:p>1001116109</text:p>
          </table:table-cell>
          <table:table-cell office:value-type="string" calcext:value-type="string">
            <text:p>cycles:u</text:p>
          </table:table-cell>
          <table:table-cell office:value-type="float" office:value="301737030" calcext:value-type="float">
            <text:p>3017370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D30]/100000000;2)" office:value-type="float" office:value="8.01" calcext:value-type="float">
            <text:p>8.01</text:p>
          </table:table-cell>
          <table:table-cell table:formula="of:=ROUND([.E30]/100000000;2)" office:value-type="float" office:value="8.01" calcext:value-type="float">
            <text:p>8.01</text:p>
          </table:table-cell>
          <table:table-cell office:value-type="float" office:value="801134687" calcext:value-type="float">
            <text:p>801134687</text:p>
          </table:table-cell>
          <table:table-cell office:value-type="float" office:value="801144072" calcext:value-type="float">
            <text:p>801144072</text:p>
          </table:table-cell>
          <table:table-cell office:value-type="string" calcext:value-type="string">
            <text:p>cycles:u</text:p>
          </table:table-cell>
          <table:table-cell office:value-type="float" office:value="242478922" calcext:value-type="float">
            <text:p>2424789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D31]/100000000;2)" office:value-type="float" office:value="9.01" calcext:value-type="float">
            <text:p>9.01</text:p>
          </table:table-cell>
          <table:table-cell table:formula="of:=ROUND([.E31]/100000000;2)" office:value-type="float" office:value="10.01" calcext:value-type="float">
            <text:p>10.01</text:p>
          </table:table-cell>
          <table:table-cell office:value-type="float" office:value="900967183" calcext:value-type="float">
            <text:p>900967183</text:p>
          </table:table-cell>
          <table:table-cell office:value-type="float" office:value="1001013535" calcext:value-type="float">
            <text:p>1001013535</text:p>
          </table:table-cell>
          <table:table-cell office:value-type="string" calcext:value-type="string">
            <text:p>cycles:u</text:p>
          </table:table-cell>
          <table:table-cell office:value-type="float" office:value="301651603" calcext:value-type="float">
            <text:p>301651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D32]/100000000;2)" office:value-type="float" office:value="9.01" calcext:value-type="float">
            <text:p>9.01</text:p>
          </table:table-cell>
          <table:table-cell table:formula="of:=ROUND([.E32]/100000000;2)" office:value-type="float" office:value="10.01" calcext:value-type="float">
            <text:p>10.01</text:p>
          </table:table-cell>
          <table:table-cell office:value-type="float" office:value="901312885" calcext:value-type="float">
            <text:p>901312885</text:p>
          </table:table-cell>
          <table:table-cell office:value-type="float" office:value="1001325709" calcext:value-type="float">
            <text:p>1001325709</text:p>
          </table:table-cell>
          <table:table-cell office:value-type="string" calcext:value-type="string">
            <text:p>cycles:u</text:p>
          </table:table-cell>
          <table:table-cell office:value-type="float" office:value="302754160" calcext:value-type="float">
            <text:p>302754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D33]/100000000;2)" office:value-type="float" office:value="9.02" calcext:value-type="float">
            <text:p>9.02</text:p>
          </table:table-cell>
          <table:table-cell table:formula="of:=ROUND([.E33]/100000000;2)" office:value-type="float" office:value="11.01" calcext:value-type="float">
            <text:p>11.01</text:p>
          </table:table-cell>
          <table:table-cell office:value-type="float" office:value="901536340" calcext:value-type="float">
            <text:p>901536340</text:p>
          </table:table-cell>
          <table:table-cell office:value-type="float" office:value="1101167511" calcext:value-type="float">
            <text:p>1101167511</text:p>
          </table:table-cell>
          <table:table-cell office:value-type="string" calcext:value-type="string">
            <text:p>cycles:u</text:p>
          </table:table-cell>
          <table:table-cell office:value-type="float" office:value="332065701" calcext:value-type="float">
            <text:p>332065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D34]/100000000;2)" office:value-type="float" office:value="9.01" calcext:value-type="float">
            <text:p>9.01</text:p>
          </table:table-cell>
          <table:table-cell table:formula="of:=ROUND([.E34]/100000000;2)" office:value-type="float" office:value="10.01" calcext:value-type="float">
            <text:p>10.01</text:p>
          </table:table-cell>
          <table:table-cell office:value-type="float" office:value="901140456" calcext:value-type="float">
            <text:p>901140456</text:p>
          </table:table-cell>
          <table:table-cell office:value-type="float" office:value="1001330565" calcext:value-type="float">
            <text:p>1001330565</text:p>
          </table:table-cell>
          <table:table-cell office:value-type="string" calcext:value-type="string">
            <text:p>cycles:u</text:p>
          </table:table-cell>
          <table:table-cell office:value-type="float" office:value="303261153" calcext:value-type="float">
            <text:p>303261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D35]/100000000;2)" office:value-type="float" office:value="10.01" calcext:value-type="float">
            <text:p>10.01</text:p>
          </table:table-cell>
          <table:table-cell table:formula="of:=ROUND([.E35]/100000000;2)" office:value-type="float" office:value="11.01" calcext:value-type="float">
            <text:p>11.01</text:p>
          </table:table-cell>
          <table:table-cell office:value-type="float" office:value="1001057580" calcext:value-type="float">
            <text:p>1001057580</text:p>
          </table:table-cell>
          <table:table-cell office:value-type="float" office:value="1101361020" calcext:value-type="float">
            <text:p>1101361020</text:p>
          </table:table-cell>
          <table:table-cell office:value-type="string" calcext:value-type="string">
            <text:p>cycles:u</text:p>
          </table:table-cell>
          <table:table-cell office:value-type="float" office:value="332604114" calcext:value-type="float">
            <text:p>3326041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D36]/100000000;2)" office:value-type="float" office:value="10.02" calcext:value-type="float">
            <text:p>10.02</text:p>
          </table:table-cell>
          <table:table-cell table:formula="of:=ROUND([.E36]/100000000;2)" office:value-type="float" office:value="10.01" calcext:value-type="float">
            <text:p>10.01</text:p>
          </table:table-cell>
          <table:table-cell office:value-type="float" office:value="1001598074" calcext:value-type="float">
            <text:p>1001598074</text:p>
          </table:table-cell>
          <table:table-cell office:value-type="float" office:value="1001274585" calcext:value-type="float">
            <text:p>1001274585</text:p>
          </table:table-cell>
          <table:table-cell office:value-type="string" calcext:value-type="string">
            <text:p>cycles:u</text:p>
          </table:table-cell>
          <table:table-cell office:value-type="float" office:value="301965966" calcext:value-type="float">
            <text:p>3019659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D37]/100000000;2)" office:value-type="float" office:value="10.01" calcext:value-type="float">
            <text:p>10.01</text:p>
          </table:table-cell>
          <table:table-cell table:formula="of:=ROUND([.E37]/100000000;2)" office:value-type="float" office:value="12.01" calcext:value-type="float">
            <text:p>12.01</text:p>
          </table:table-cell>
          <table:table-cell office:value-type="float" office:value="1001178691" calcext:value-type="float">
            <text:p>1001178691</text:p>
          </table:table-cell>
          <table:table-cell office:value-type="float" office:value="1201252594" calcext:value-type="float">
            <text:p>1201252594</text:p>
          </table:table-cell>
          <table:table-cell office:value-type="string" calcext:value-type="string">
            <text:p>cycles:u</text:p>
          </table:table-cell>
          <table:table-cell office:value-type="float" office:value="362023079" calcext:value-type="float">
            <text:p>362023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D38]/100000000;2)" office:value-type="float" office:value="10.01" calcext:value-type="float">
            <text:p>10.01</text:p>
          </table:table-cell>
          <table:table-cell table:formula="of:=ROUND([.E38]/100000000;2)" office:value-type="float" office:value="11.01" calcext:value-type="float">
            <text:p>11.01</text:p>
          </table:table-cell>
          <table:table-cell office:value-type="float" office:value="1001257505" calcext:value-type="float">
            <text:p>1001257505</text:p>
          </table:table-cell>
          <table:table-cell office:value-type="float" office:value="1101301865" calcext:value-type="float">
            <text:p>1101301865</text:p>
          </table:table-cell>
          <table:table-cell office:value-type="string" calcext:value-type="string">
            <text:p>cycles:u</text:p>
          </table:table-cell>
          <table:table-cell office:value-type="float" office:value="332875657" calcext:value-type="float">
            <text:p>3328756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D39]/100000000;2)" office:value-type="float" office:value="11.01" calcext:value-type="float">
            <text:p>11.01</text:p>
          </table:table-cell>
          <table:table-cell table:formula="of:=ROUND([.E39]/100000000;2)" office:value-type="float" office:value="12.01" calcext:value-type="float">
            <text:p>12.01</text:p>
          </table:table-cell>
          <table:table-cell office:value-type="float" office:value="1101354489" calcext:value-type="float">
            <text:p>1101354489</text:p>
          </table:table-cell>
          <table:table-cell office:value-type="float" office:value="1201423756" calcext:value-type="float">
            <text:p>1201423756</text:p>
          </table:table-cell>
          <table:table-cell office:value-type="string" calcext:value-type="string">
            <text:p>cycles:u</text:p>
          </table:table-cell>
          <table:table-cell office:value-type="float" office:value="362057342" calcext:value-type="float">
            <text:p>362057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D40]/100000000;2)" office:value-type="float" office:value="11.02" calcext:value-type="float">
            <text:p>11.02</text:p>
          </table:table-cell>
          <table:table-cell table:formula="of:=ROUND([.E40]/100000000;2)" office:value-type="float" office:value="11.01" calcext:value-type="float">
            <text:p>11.01</text:p>
          </table:table-cell>
          <table:table-cell office:value-type="float" office:value="1101852819" calcext:value-type="float">
            <text:p>1101852819</text:p>
          </table:table-cell>
          <table:table-cell office:value-type="float" office:value="1101222740" calcext:value-type="float">
            <text:p>1101222740</text:p>
          </table:table-cell>
          <table:table-cell office:value-type="string" calcext:value-type="string">
            <text:p>cycles:u</text:p>
          </table:table-cell>
          <table:table-cell office:value-type="float" office:value="332501755" calcext:value-type="float">
            <text:p>332501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D41]/100000000;2)" office:value-type="float" office:value="11.01" calcext:value-type="float">
            <text:p>11.01</text:p>
          </table:table-cell>
          <table:table-cell table:formula="of:=ROUND([.E41]/100000000;2)" office:value-type="float" office:value="13.02" calcext:value-type="float">
            <text:p>13.02</text:p>
          </table:table-cell>
          <table:table-cell office:value-type="float" office:value="1101134938" calcext:value-type="float">
            <text:p>1101134938</text:p>
          </table:table-cell>
          <table:table-cell office:value-type="float" office:value="1301527940" calcext:value-type="float">
            <text:p>1301527940</text:p>
          </table:table-cell>
          <table:table-cell office:value-type="string" calcext:value-type="string">
            <text:p>cycles:u</text:p>
          </table:table-cell>
          <table:table-cell office:value-type="float" office:value="393186773" calcext:value-type="float">
            <text:p>393186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D42]/100000000;2)" office:value-type="float" office:value="11.01" calcext:value-type="float">
            <text:p>11.01</text:p>
          </table:table-cell>
          <table:table-cell table:formula="of:=ROUND([.E42]/100000000;2)" office:value-type="float" office:value="12.01" calcext:value-type="float">
            <text:p>12.01</text:p>
          </table:table-cell>
          <table:table-cell office:value-type="float" office:value="1101356626" calcext:value-type="float">
            <text:p>1101356626</text:p>
          </table:table-cell>
          <table:table-cell office:value-type="float" office:value="1201158978" calcext:value-type="float">
            <text:p>1201158978</text:p>
          </table:table-cell>
          <table:table-cell office:value-type="string" calcext:value-type="string">
            <text:p>cycles:u</text:p>
          </table:table-cell>
          <table:table-cell office:value-type="float" office:value="361395883" calcext:value-type="float">
            <text:p>361395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D43]/100000000;2)" office:value-type="float" office:value="12.01" calcext:value-type="float">
            <text:p>12.01</text:p>
          </table:table-cell>
          <table:table-cell table:formula="of:=ROUND([.E43]/100000000;2)" office:value-type="float" office:value="13.01" calcext:value-type="float">
            <text:p>13.01</text:p>
          </table:table-cell>
          <table:table-cell office:value-type="float" office:value="1201413607" calcext:value-type="float">
            <text:p>1201413607</text:p>
          </table:table-cell>
          <table:table-cell office:value-type="float" office:value="1301370934" calcext:value-type="float">
            <text:p>1301370934</text:p>
          </table:table-cell>
          <table:table-cell office:value-type="string" calcext:value-type="string">
            <text:p>cycles:u</text:p>
          </table:table-cell>
          <table:table-cell office:value-type="float" office:value="392055351" calcext:value-type="float">
            <text:p>392055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D44]/100000000;2)" office:value-type="float" office:value="12.01" calcext:value-type="float">
            <text:p>12.01</text:p>
          </table:table-cell>
          <table:table-cell table:formula="of:=ROUND([.E44]/100000000;2)" office:value-type="float" office:value="12.01" calcext:value-type="float">
            <text:p>12.01</text:p>
          </table:table-cell>
          <table:table-cell office:value-type="float" office:value="1201101024" calcext:value-type="float">
            <text:p>1201101024</text:p>
          </table:table-cell>
          <table:table-cell office:value-type="float" office:value="1201452399" calcext:value-type="float">
            <text:p>1201452399</text:p>
          </table:table-cell>
          <table:table-cell office:value-type="string" calcext:value-type="string">
            <text:p>cycles:u</text:p>
          </table:table-cell>
          <table:table-cell office:value-type="float" office:value="363369258" calcext:value-type="float">
            <text:p>3633692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D45]/100000000;2)" office:value-type="float" office:value="12.01" calcext:value-type="float">
            <text:p>12.01</text:p>
          </table:table-cell>
          <table:table-cell table:formula="of:=ROUND([.E45]/100000000;2)" office:value-type="float" office:value="14.01" calcext:value-type="float">
            <text:p>14.01</text:p>
          </table:table-cell>
          <table:table-cell office:value-type="float" office:value="1201398073" calcext:value-type="float">
            <text:p>1201398073</text:p>
          </table:table-cell>
          <table:table-cell office:value-type="float" office:value="1401347286" calcext:value-type="float">
            <text:p>1401347286</text:p>
          </table:table-cell>
          <table:table-cell office:value-type="string" calcext:value-type="string">
            <text:p>cycles:u</text:p>
          </table:table-cell>
          <table:table-cell office:value-type="float" office:value="421976695" calcext:value-type="float">
            <text:p>421976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D46]/100000000;2)" office:value-type="float" office:value="12.01" calcext:value-type="float">
            <text:p>12.01</text:p>
          </table:table-cell>
          <table:table-cell table:formula="of:=ROUND([.E46]/100000000;2)" office:value-type="float" office:value="12.01" calcext:value-type="float">
            <text:p>12.01</text:p>
          </table:table-cell>
          <table:table-cell office:value-type="float" office:value="1201204345" calcext:value-type="float">
            <text:p>1201204345</text:p>
          </table:table-cell>
          <table:table-cell office:value-type="float" office:value="1201204713" calcext:value-type="float">
            <text:p>1201204713</text:p>
          </table:table-cell>
          <table:table-cell office:value-type="string" calcext:value-type="string">
            <text:p>cycles:u</text:p>
          </table:table-cell>
          <table:table-cell office:value-type="float" office:value="361081435" calcext:value-type="float">
            <text:p>3610814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D47]/100000000;2)" office:value-type="float" office:value="13.02" calcext:value-type="float">
            <text:p>13.02</text:p>
          </table:table-cell>
          <table:table-cell table:formula="of:=ROUND([.E47]/100000000;2)" office:value-type="float" office:value="14.02" calcext:value-type="float">
            <text:p>14.02</text:p>
          </table:table-cell>
          <table:table-cell office:value-type="float" office:value="1301573696" calcext:value-type="float">
            <text:p>1301573696</text:p>
          </table:table-cell>
          <table:table-cell office:value-type="float" office:value="1401582595" calcext:value-type="float">
            <text:p>1401582595</text:p>
          </table:table-cell>
          <table:table-cell office:value-type="string" calcext:value-type="string">
            <text:p>cycles:u</text:p>
          </table:table-cell>
          <table:table-cell office:value-type="float" office:value="423360977" calcext:value-type="float">
            <text:p>423360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D48]/100000000;2)" office:value-type="float" office:value="13.01" calcext:value-type="float">
            <text:p>13.01</text:p>
          </table:table-cell>
          <table:table-cell table:formula="of:=ROUND([.E48]/100000000;2)" office:value-type="float" office:value="14.01" calcext:value-type="float">
            <text:p>14.01</text:p>
          </table:table-cell>
          <table:table-cell office:value-type="float" office:value="1301404903" calcext:value-type="float">
            <text:p>1301404903</text:p>
          </table:table-cell>
          <table:table-cell office:value-type="float" office:value="1401465747" calcext:value-type="float">
            <text:p>1401465747</text:p>
          </table:table-cell>
          <table:table-cell office:value-type="string" calcext:value-type="string">
            <text:p>cycles:u</text:p>
          </table:table-cell>
          <table:table-cell office:value-type="float" office:value="422432450" calcext:value-type="float">
            <text:p>422432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D49]/100000000;2)" office:value-type="float" office:value="13.01" calcext:value-type="float">
            <text:p>13.01</text:p>
          </table:table-cell>
          <table:table-cell table:formula="of:=ROUND([.E49]/100000000;2)" office:value-type="float" office:value="15.02" calcext:value-type="float">
            <text:p>15.02</text:p>
          </table:table-cell>
          <table:table-cell office:value-type="float" office:value="1301391937" calcext:value-type="float">
            <text:p>1301391937</text:p>
          </table:table-cell>
          <table:table-cell office:value-type="float" office:value="1501573601" calcext:value-type="float">
            <text:p>1501573601</text:p>
          </table:table-cell>
          <table:table-cell office:value-type="string" calcext:value-type="string">
            <text:p>cycles:u</text:p>
          </table:table-cell>
          <table:table-cell office:value-type="float" office:value="452711161" calcext:value-type="float">
            <text:p>452711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D50]/100000000;2)" office:value-type="float" office:value="13.01" calcext:value-type="float">
            <text:p>13.01</text:p>
          </table:table-cell>
          <table:table-cell table:formula="of:=ROUND([.E50]/100000000;2)" office:value-type="float" office:value="14.01" calcext:value-type="float">
            <text:p>14.01</text:p>
          </table:table-cell>
          <table:table-cell office:value-type="float" office:value="1301496916" calcext:value-type="float">
            <text:p>1301496916</text:p>
          </table:table-cell>
          <table:table-cell office:value-type="float" office:value="1401365025" calcext:value-type="float">
            <text:p>1401365025</text:p>
          </table:table-cell>
          <table:table-cell office:value-type="string" calcext:value-type="string">
            <text:p>cycles:u</text:p>
          </table:table-cell>
          <table:table-cell office:value-type="float" office:value="421353469" calcext:value-type="float">
            <text:p>421353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D51]/100000000;2)" office:value-type="float" office:value="14.01" calcext:value-type="float">
            <text:p>14.01</text:p>
          </table:table-cell>
          <table:table-cell table:formula="of:=ROUND([.E51]/100000000;2)" office:value-type="float" office:value="15.01" calcext:value-type="float">
            <text:p>15.01</text:p>
          </table:table-cell>
          <table:table-cell office:value-type="float" office:value="1401185479" calcext:value-type="float">
            <text:p>1401185479</text:p>
          </table:table-cell>
          <table:table-cell office:value-type="float" office:value="1501476608" calcext:value-type="float">
            <text:p>1501476608</text:p>
          </table:table-cell>
          <table:table-cell office:value-type="string" calcext:value-type="string">
            <text:p>cycles:u</text:p>
          </table:table-cell>
          <table:table-cell office:value-type="float" office:value="451708629" calcext:value-type="float">
            <text:p>451708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D52]/100000000;2)" office:value-type="float" office:value="14.02" calcext:value-type="float">
            <text:p>14.02</text:p>
          </table:table-cell>
          <table:table-cell table:formula="of:=ROUND([.E52]/100000000;2)" office:value-type="float" office:value="14.02" calcext:value-type="float">
            <text:p>14.02</text:p>
          </table:table-cell>
          <table:table-cell office:value-type="float" office:value="1401514499" calcext:value-type="float">
            <text:p>1401514499</text:p>
          </table:table-cell>
          <table:table-cell office:value-type="float" office:value="1401663107" calcext:value-type="float">
            <text:p>1401663107</text:p>
          </table:table-cell>
          <table:table-cell office:value-type="string" calcext:value-type="string">
            <text:p>cycles:u</text:p>
          </table:table-cell>
          <table:table-cell office:value-type="float" office:value="424038948" calcext:value-type="float">
            <text:p>424038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D53]/100000000;2)" office:value-type="float" office:value="14.02" calcext:value-type="float">
            <text:p>14.02</text:p>
          </table:table-cell>
          <table:table-cell table:formula="of:=ROUND([.E53]/100000000;2)" office:value-type="float" office:value="16.02" calcext:value-type="float">
            <text:p>16.02</text:p>
          </table:table-cell>
          <table:table-cell office:value-type="float" office:value="1401553040" calcext:value-type="float">
            <text:p>1401553040</text:p>
          </table:table-cell>
          <table:table-cell office:value-type="float" office:value="1601995893" calcext:value-type="float">
            <text:p>1601995893</text:p>
          </table:table-cell>
          <table:table-cell office:value-type="string" calcext:value-type="string">
            <text:p>cycles:u</text:p>
          </table:table-cell>
          <table:table-cell office:value-type="float" office:value="484610238" calcext:value-type="float">
            <text:p>4846102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D54]/100000000;2)" office:value-type="float" office:value="14.01" calcext:value-type="float">
            <text:p>14.01</text:p>
          </table:table-cell>
          <table:table-cell table:formula="of:=ROUND([.E54]/100000000;2)" office:value-type="float" office:value="15.02" calcext:value-type="float">
            <text:p>15.02</text:p>
          </table:table-cell>
          <table:table-cell office:value-type="float" office:value="1401378822" calcext:value-type="float">
            <text:p>1401378822</text:p>
          </table:table-cell>
          <table:table-cell office:value-type="float" office:value="1501618743" calcext:value-type="float">
            <text:p>1501618743</text:p>
          </table:table-cell>
          <table:table-cell office:value-type="string" calcext:value-type="string">
            <text:p>cycles:u</text:p>
          </table:table-cell>
          <table:table-cell office:value-type="float" office:value="452723152" calcext:value-type="float">
            <text:p>452723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D55]/100000000;2)" office:value-type="float" office:value="15.01" calcext:value-type="float">
            <text:p>15.01</text:p>
          </table:table-cell>
          <table:table-cell table:formula="of:=ROUND([.E55]/100000000;2)" office:value-type="float" office:value="15.02" calcext:value-type="float">
            <text:p>15.02</text:p>
          </table:table-cell>
          <table:table-cell office:value-type="float" office:value="1501302111" calcext:value-type="float">
            <text:p>1501302111</text:p>
          </table:table-cell>
          <table:table-cell office:value-type="float" office:value="1501779642" calcext:value-type="float">
            <text:p>1501779642</text:p>
          </table:table-cell>
          <table:table-cell office:value-type="string" calcext:value-type="string">
            <text:p>cycles:u</text:p>
          </table:table-cell>
          <table:table-cell office:value-type="float" office:value="453690697" calcext:value-type="float">
            <text:p>4536906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D56]/100000000;2)" office:value-type="float" office:value="15.02" calcext:value-type="float">
            <text:p>15.02</text:p>
          </table:table-cell>
          <table:table-cell table:formula="of:=ROUND([.E56]/100000000;2)" office:value-type="float" office:value="15.01" calcext:value-type="float">
            <text:p>15.01</text:p>
          </table:table-cell>
          <table:table-cell office:value-type="float" office:value="1501600807" calcext:value-type="float">
            <text:p>1501600807</text:p>
          </table:table-cell>
          <table:table-cell office:value-type="float" office:value="1501297127" calcext:value-type="float">
            <text:p>1501297127</text:p>
          </table:table-cell>
          <table:table-cell office:value-type="string" calcext:value-type="string">
            <text:p>cycles:u</text:p>
          </table:table-cell>
          <table:table-cell office:value-type="float" office:value="451146565" calcext:value-type="float">
            <text:p>45114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D57]/100000000;2)" office:value-type="float" office:value="15.02" calcext:value-type="float">
            <text:p>15.02</text:p>
          </table:table-cell>
          <table:table-cell table:formula="of:=ROUND([.E57]/100000000;2)" office:value-type="float" office:value="15.02" calcext:value-type="float">
            <text:p>15.02</text:p>
          </table:table-cell>
          <table:table-cell office:value-type="float" office:value="1501552005" calcext:value-type="float">
            <text:p>1501552005</text:p>
          </table:table-cell>
          <table:table-cell office:value-type="float" office:value="1501585171" calcext:value-type="float">
            <text:p>1501585171</text:p>
          </table:table-cell>
          <table:table-cell office:value-type="string" calcext:value-type="string">
            <text:p>cycles:u</text:p>
          </table:table-cell>
          <table:table-cell office:value-type="float" office:value="452789881" calcext:value-type="float">
            <text:p>452789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D58]/100000000;2)" office:value-type="float" office:value="15.01" calcext:value-type="float">
            <text:p>15.01</text:p>
          </table:table-cell>
          <table:table-cell table:formula="of:=ROUND([.E58]/100000000;2)" office:value-type="float" office:value="17.02" calcext:value-type="float">
            <text:p>17.02</text:p>
          </table:table-cell>
          <table:table-cell office:value-type="float" office:value="1501425730" calcext:value-type="float">
            <text:p>1501425730</text:p>
          </table:table-cell>
          <table:table-cell office:value-type="float" office:value="1701570989" calcext:value-type="float">
            <text:p>1701570989</text:p>
          </table:table-cell>
          <table:table-cell office:value-type="string" calcext:value-type="string">
            <text:p>cycles:u</text:p>
          </table:table-cell>
          <table:table-cell office:value-type="float" office:value="511590585" calcext:value-type="float">
            <text:p>5115905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D59]/100000000;2)" office:value-type="float" office:value="16.02" calcext:value-type="float">
            <text:p>16.02</text:p>
          </table:table-cell>
          <table:table-cell table:formula="of:=ROUND([.E59]/100000000;2)" office:value-type="float" office:value="16.02" calcext:value-type="float">
            <text:p>16.02</text:p>
          </table:table-cell>
          <table:table-cell office:value-type="float" office:value="1601736671" calcext:value-type="float">
            <text:p>1601736671</text:p>
          </table:table-cell>
          <table:table-cell office:value-type="float" office:value="1601862664" calcext:value-type="float">
            <text:p>1601862664</text:p>
          </table:table-cell>
          <table:table-cell office:value-type="string" calcext:value-type="string">
            <text:p>cycles:u</text:p>
          </table:table-cell>
          <table:table-cell office:value-type="float" office:value="484694381" calcext:value-type="float">
            <text:p>4846943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D60]/100000000;2)" office:value-type="float" office:value="16.01" calcext:value-type="float">
            <text:p>16.01</text:p>
          </table:table-cell>
          <table:table-cell table:formula="of:=ROUND([.E60]/100000000;2)" office:value-type="float" office:value="18.02" calcext:value-type="float">
            <text:p>18.02</text:p>
          </table:table-cell>
          <table:table-cell office:value-type="float" office:value="1601411757" calcext:value-type="float">
            <text:p>1601411757</text:p>
          </table:table-cell>
          <table:table-cell office:value-type="float" office:value="1801666436" calcext:value-type="float">
            <text:p>1801666436</text:p>
          </table:table-cell>
          <table:table-cell office:value-type="string" calcext:value-type="string">
            <text:p>cycles:u</text:p>
          </table:table-cell>
          <table:table-cell office:value-type="float" office:value="541917468" calcext:value-type="float">
            <text:p>5419174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D61]/100000000;2)" office:value-type="float" office:value="16.02" calcext:value-type="float">
            <text:p>16.02</text:p>
          </table:table-cell>
          <table:table-cell table:formula="of:=ROUND([.E61]/100000000;2)" office:value-type="float" office:value="16.02" calcext:value-type="float">
            <text:p>16.02</text:p>
          </table:table-cell>
          <table:table-cell office:value-type="float" office:value="1601762021" calcext:value-type="float">
            <text:p>1601762021</text:p>
          </table:table-cell>
          <table:table-cell office:value-type="float" office:value="1601778748" calcext:value-type="float">
            <text:p>1601778748</text:p>
          </table:table-cell>
          <table:table-cell office:value-type="string" calcext:value-type="string">
            <text:p>cycles:u</text:p>
          </table:table-cell>
          <table:table-cell office:value-type="float" office:value="483805014" calcext:value-type="float">
            <text:p>483805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D62]/100000000;2)" office:value-type="float" office:value="16.02" calcext:value-type="float">
            <text:p>16.02</text:p>
          </table:table-cell>
          <table:table-cell table:formula="of:=ROUND([.E62]/100000000;2)" office:value-type="float" office:value="18.02" calcext:value-type="float">
            <text:p>18.02</text:p>
          </table:table-cell>
          <table:table-cell office:value-type="float" office:value="1601520149" calcext:value-type="float">
            <text:p>1601520149</text:p>
          </table:table-cell>
          <table:table-cell office:value-type="float" office:value="1801820002" calcext:value-type="float">
            <text:p>1801820002</text:p>
          </table:table-cell>
          <table:table-cell office:value-type="string" calcext:value-type="string">
            <text:p>cycles:u</text:p>
          </table:table-cell>
          <table:table-cell office:value-type="float" office:value="543292048" calcext:value-type="float">
            <text:p>543292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D63]/100000000;2)" office:value-type="float" office:value="17.02" calcext:value-type="float">
            <text:p>17.02</text:p>
          </table:table-cell>
          <table:table-cell table:formula="of:=ROUND([.E63]/100000000;2)" office:value-type="float" office:value="18.02" calcext:value-type="float">
            <text:p>18.02</text:p>
          </table:table-cell>
          <table:table-cell office:value-type="float" office:value="1701676659" calcext:value-type="float">
            <text:p>1701676659</text:p>
          </table:table-cell>
          <table:table-cell office:value-type="float" office:value="1801949437" calcext:value-type="float">
            <text:p>1801949437</text:p>
          </table:table-cell>
          <table:table-cell office:value-type="string" calcext:value-type="string">
            <text:p>cycles:u</text:p>
          </table:table-cell>
          <table:table-cell office:value-type="float" office:value="543876370" calcext:value-type="float">
            <text:p>543876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D64]/100000000;2)" office:value-type="float" office:value="17.02" calcext:value-type="float">
            <text:p>17.02</text:p>
          </table:table-cell>
          <table:table-cell table:formula="of:=ROUND([.E64]/100000000;2)" office:value-type="float" office:value="19.02" calcext:value-type="float">
            <text:p>19.02</text:p>
          </table:table-cell>
          <table:table-cell office:value-type="float" office:value="1701538489" calcext:value-type="float">
            <text:p>1701538489</text:p>
          </table:table-cell>
          <table:table-cell office:value-type="float" office:value="1901880975" calcext:value-type="float">
            <text:p>1901880975</text:p>
          </table:table-cell>
          <table:table-cell office:value-type="string" calcext:value-type="string">
            <text:p>cycles:u</text:p>
          </table:table-cell>
          <table:table-cell office:value-type="float" office:value="572976116" calcext:value-type="float">
            <text:p>572976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D65]/100000000;2)" office:value-type="float" office:value="17.02" calcext:value-type="float">
            <text:p>17.02</text:p>
          </table:table-cell>
          <table:table-cell table:formula="of:=ROUND([.E65]/100000000;2)" office:value-type="float" office:value="18.02" calcext:value-type="float">
            <text:p>18.02</text:p>
          </table:table-cell>
          <table:table-cell office:value-type="float" office:value="1701701895" calcext:value-type="float">
            <text:p>1701701895</text:p>
          </table:table-cell>
          <table:table-cell office:value-type="float" office:value="1801845621" calcext:value-type="float">
            <text:p>1801845621</text:p>
          </table:table-cell>
          <table:table-cell office:value-type="string" calcext:value-type="string">
            <text:p>cycles:u</text:p>
          </table:table-cell>
          <table:table-cell office:value-type="float" office:value="543063474" calcext:value-type="float">
            <text:p>543063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D66]/100000000;2)" office:value-type="float" office:value="17.02" calcext:value-type="float">
            <text:p>17.02</text:p>
          </table:table-cell>
          <table:table-cell table:formula="of:=ROUND([.E66]/100000000;2)" office:value-type="float" office:value="19.02" calcext:value-type="float">
            <text:p>19.02</text:p>
          </table:table-cell>
          <table:table-cell office:value-type="float" office:value="1701736066" calcext:value-type="float">
            <text:p>1701736066</text:p>
          </table:table-cell>
          <table:table-cell office:value-type="float" office:value="1901698215" calcext:value-type="float">
            <text:p>1901698215</text:p>
          </table:table-cell>
          <table:table-cell office:value-type="string" calcext:value-type="string">
            <text:p>cycles:u</text:p>
          </table:table-cell>
          <table:table-cell office:value-type="float" office:value="571215890" calcext:value-type="float">
            <text:p>571215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D67]/100000000;2)" office:value-type="float" office:value="18.02" calcext:value-type="float">
            <text:p>18.02</text:p>
          </table:table-cell>
          <table:table-cell table:formula="of:=ROUND([.E67]/100000000;2)" office:value-type="float" office:value="18.02" calcext:value-type="float">
            <text:p>18.02</text:p>
          </table:table-cell>
          <table:table-cell office:value-type="float" office:value="1801764349" calcext:value-type="float">
            <text:p>1801764349</text:p>
          </table:table-cell>
          <table:table-cell office:value-type="float" office:value="1801680558" calcext:value-type="float">
            <text:p>1801680558</text:p>
          </table:table-cell>
          <table:table-cell office:value-type="string" calcext:value-type="string">
            <text:p>cycles:u</text:p>
          </table:table-cell>
          <table:table-cell office:value-type="float" office:value="541467969" calcext:value-type="float">
            <text:p>5414679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D68]/100000000;2)" office:value-type="float" office:value="18.02" calcext:value-type="float">
            <text:p>18.02</text:p>
          </table:table-cell>
          <table:table-cell table:formula="of:=ROUND([.E68]/100000000;2)" office:value-type="float" office:value="20.02" calcext:value-type="float">
            <text:p>20.02</text:p>
          </table:table-cell>
          <table:table-cell office:value-type="float" office:value="1801614108" calcext:value-type="float">
            <text:p>1801614108</text:p>
          </table:table-cell>
          <table:table-cell office:value-type="float" office:value="2001782048" calcext:value-type="float">
            <text:p>2001782048</text:p>
          </table:table-cell>
          <table:table-cell office:value-type="string" calcext:value-type="string">
            <text:p>cycles:u</text:p>
          </table:table-cell>
          <table:table-cell office:value-type="float" office:value="601427011" calcext:value-type="float">
            <text:p>601427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D69]/100000000;2)" office:value-type="float" office:value="18.02" calcext:value-type="float">
            <text:p>18.02</text:p>
          </table:table-cell>
          <table:table-cell table:formula="of:=ROUND([.E69]/100000000;2)" office:value-type="float" office:value="19.02" calcext:value-type="float">
            <text:p>19.02</text:p>
          </table:table-cell>
          <table:table-cell office:value-type="float" office:value="1802042810" calcext:value-type="float">
            <text:p>1802042810</text:p>
          </table:table-cell>
          <table:table-cell office:value-type="float" office:value="1901838648" calcext:value-type="float">
            <text:p>1901838648</text:p>
          </table:table-cell>
          <table:table-cell office:value-type="string" calcext:value-type="string">
            <text:p>cycles:u</text:p>
          </table:table-cell>
          <table:table-cell office:value-type="float" office:value="572834407" calcext:value-type="float">
            <text:p>5728344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D70]/100000000;2)" office:value-type="float" office:value="18.02" calcext:value-type="float">
            <text:p>18.02</text:p>
          </table:table-cell>
          <table:table-cell table:formula="of:=ROUND([.E70]/100000000;2)" office:value-type="float" office:value="20.02" calcext:value-type="float">
            <text:p>20.02</text:p>
          </table:table-cell>
          <table:table-cell office:value-type="float" office:value="1801597899" calcext:value-type="float">
            <text:p>1801597899</text:p>
          </table:table-cell>
          <table:table-cell office:value-type="float" office:value="2001835900" calcext:value-type="float">
            <text:p>2001835900</text:p>
          </table:table-cell>
          <table:table-cell office:value-type="string" calcext:value-type="string">
            <text:p>cycles:u</text:p>
          </table:table-cell>
          <table:table-cell office:value-type="float" office:value="601858540" calcext:value-type="float">
            <text:p>6018585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D71]/100000000;2)" office:value-type="float" office:value="19.02" calcext:value-type="float">
            <text:p>19.02</text:p>
          </table:table-cell>
          <table:table-cell table:formula="of:=ROUND([.E71]/100000000;2)" office:value-type="float" office:value="19.02" calcext:value-type="float">
            <text:p>19.02</text:p>
          </table:table-cell>
          <table:table-cell office:value-type="float" office:value="1902159212" calcext:value-type="float">
            <text:p>1902159212</text:p>
          </table:table-cell>
          <table:table-cell office:value-type="float" office:value="1901566392" calcext:value-type="float">
            <text:p>1901566392</text:p>
          </table:table-cell>
          <table:table-cell office:value-type="string" calcext:value-type="string">
            <text:p>cycles:u</text:p>
          </table:table-cell>
          <table:table-cell office:value-type="float" office:value="571008255" calcext:value-type="float">
            <text:p>571008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D72]/100000000;2)" office:value-type="float" office:value="19.02" calcext:value-type="float">
            <text:p>19.02</text:p>
          </table:table-cell>
          <table:table-cell table:formula="of:=ROUND([.E72]/100000000;2)" office:value-type="float" office:value="21.02" calcext:value-type="float">
            <text:p>21.02</text:p>
          </table:table-cell>
          <table:table-cell office:value-type="float" office:value="1901982130" calcext:value-type="float">
            <text:p>1901982130</text:p>
          </table:table-cell>
          <table:table-cell office:value-type="float" office:value="2101704580" calcext:value-type="float">
            <text:p>2101704580</text:p>
          </table:table-cell>
          <table:table-cell office:value-type="string" calcext:value-type="string">
            <text:p>cycles:u</text:p>
          </table:table-cell>
          <table:table-cell office:value-type="float" office:value="630516900" calcext:value-type="float">
            <text:p>630516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D73]/100000000;2)" office:value-type="float" office:value="19.02" calcext:value-type="float">
            <text:p>19.02</text:p>
          </table:table-cell>
          <table:table-cell table:formula="of:=ROUND([.E73]/100000000;2)" office:value-type="float" office:value="19.02" calcext:value-type="float">
            <text:p>19.02</text:p>
          </table:table-cell>
          <table:table-cell office:value-type="float" office:value="1901604613" calcext:value-type="float">
            <text:p>1901604613</text:p>
          </table:table-cell>
          <table:table-cell office:value-type="float" office:value="1901715106" calcext:value-type="float">
            <text:p>1901715106</text:p>
          </table:table-cell>
          <table:table-cell office:value-type="string" calcext:value-type="string">
            <text:p>cycles:u</text:p>
          </table:table-cell>
          <table:table-cell office:value-type="float" office:value="572129506" calcext:value-type="float">
            <text:p>572129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D74]/100000000;2)" office:value-type="float" office:value="19.02" calcext:value-type="float">
            <text:p>19.02</text:p>
          </table:table-cell>
          <table:table-cell table:formula="of:=ROUND([.E74]/100000000;2)" office:value-type="float" office:value="21.02" calcext:value-type="float">
            <text:p>21.02</text:p>
          </table:table-cell>
          <table:table-cell office:value-type="float" office:value="1901855880" calcext:value-type="float">
            <text:p>1901855880</text:p>
          </table:table-cell>
          <table:table-cell office:value-type="float" office:value="2101699428" calcext:value-type="float">
            <text:p>2101699428</text:p>
          </table:table-cell>
          <table:table-cell office:value-type="string" calcext:value-type="string">
            <text:p>cycles:u</text:p>
          </table:table-cell>
          <table:table-cell office:value-type="float" office:value="630434063" calcext:value-type="float">
            <text:p>630434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D75]/100000000;2)" office:value-type="float" office:value="20.02" calcext:value-type="float">
            <text:p>20.02</text:p>
          </table:table-cell>
          <table:table-cell table:formula="of:=ROUND([.E75]/100000000;2)" office:value-type="float" office:value="20.03" calcext:value-type="float">
            <text:p>20.03</text:p>
          </table:table-cell>
          <table:table-cell office:value-type="float" office:value="2001885102" calcext:value-type="float">
            <text:p>2001885102</text:p>
          </table:table-cell>
          <table:table-cell office:value-type="float" office:value="2002571764" calcext:value-type="float">
            <text:p>2002571764</text:p>
          </table:table-cell>
          <table:table-cell office:value-type="string" calcext:value-type="string">
            <text:p>cycles:u</text:p>
          </table:table-cell>
          <table:table-cell office:value-type="float" office:value="607081649" calcext:value-type="float">
            <text:p>607081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D76]/100000000;2)" office:value-type="float" office:value="20.02" calcext:value-type="float">
            <text:p>20.02</text:p>
          </table:table-cell>
          <table:table-cell table:formula="of:=ROUND([.E76]/100000000;2)" office:value-type="float" office:value="22.03" calcext:value-type="float">
            <text:p>22.03</text:p>
          </table:table-cell>
          <table:table-cell office:value-type="float" office:value="2001911614" calcext:value-type="float">
            <text:p>2001911614</text:p>
          </table:table-cell>
          <table:table-cell office:value-type="float" office:value="2202698821" calcext:value-type="float">
            <text:p>2202698821</text:p>
          </table:table-cell>
          <table:table-cell office:value-type="string" calcext:value-type="string">
            <text:p>cycles:u</text:p>
          </table:table-cell>
          <table:table-cell office:value-type="float" office:value="668219524" calcext:value-type="float">
            <text:p>6682195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D77]/100000000;2)" office:value-type="float" office:value="20.02" calcext:value-type="float">
            <text:p>20.02</text:p>
          </table:table-cell>
          <table:table-cell table:formula="of:=ROUND([.E77]/100000000;2)" office:value-type="float" office:value="20.02" calcext:value-type="float">
            <text:p>20.02</text:p>
          </table:table-cell>
          <table:table-cell office:value-type="float" office:value="2001647340" calcext:value-type="float">
            <text:p>2001647340</text:p>
          </table:table-cell>
          <table:table-cell office:value-type="float" office:value="2001771772" calcext:value-type="float">
            <text:p>2001771772</text:p>
          </table:table-cell>
          <table:table-cell office:value-type="string" calcext:value-type="string">
            <text:p>cycles:u</text:p>
          </table:table-cell>
          <table:table-cell office:value-type="float" office:value="602010124" calcext:value-type="float">
            <text:p>602010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D78]/100000000;2)" office:value-type="float" office:value="20.02" calcext:value-type="float">
            <text:p>20.02</text:p>
          </table:table-cell>
          <table:table-cell table:formula="of:=ROUND([.E78]/100000000;2)" office:value-type="float" office:value="22.02" calcext:value-type="float">
            <text:p>22.02</text:p>
          </table:table-cell>
          <table:table-cell office:value-type="float" office:value="2001812822" calcext:value-type="float">
            <text:p>2001812822</text:p>
          </table:table-cell>
          <table:table-cell office:value-type="float" office:value="2202370696" calcext:value-type="float">
            <text:p>2202370696</text:p>
          </table:table-cell>
          <table:table-cell office:value-type="string" calcext:value-type="string">
            <text:p>cycles:u</text:p>
          </table:table-cell>
          <table:table-cell office:value-type="float" office:value="665695861" calcext:value-type="float">
            <text:p>665695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D79]/100000000;2)" office:value-type="float" office:value="21.02" calcext:value-type="float">
            <text:p>21.02</text:p>
          </table:table-cell>
          <table:table-cell table:formula="of:=ROUND([.E79]/100000000;2)" office:value-type="float" office:value="22.02" calcext:value-type="float">
            <text:p>22.02</text:p>
          </table:table-cell>
          <table:table-cell office:value-type="float" office:value="2102334191" calcext:value-type="float">
            <text:p>2102334191</text:p>
          </table:table-cell>
          <table:table-cell office:value-type="float" office:value="2202057835" calcext:value-type="float">
            <text:p>2202057835</text:p>
          </table:table-cell>
          <table:table-cell office:value-type="string" calcext:value-type="string">
            <text:p>cycles:u</text:p>
          </table:table-cell>
          <table:table-cell office:value-type="float" office:value="662759724" calcext:value-type="float">
            <text:p>6627597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D80]/100000000;2)" office:value-type="float" office:value="21.02" calcext:value-type="float">
            <text:p>21.02</text:p>
          </table:table-cell>
          <table:table-cell table:formula="of:=ROUND([.E80]/100000000;2)" office:value-type="float" office:value="23.02" calcext:value-type="float">
            <text:p>23.02</text:p>
          </table:table-cell>
          <table:table-cell office:value-type="float" office:value="2101877376" calcext:value-type="float">
            <text:p>2101877376</text:p>
          </table:table-cell>
          <table:table-cell office:value-type="float" office:value="2301684175" calcext:value-type="float">
            <text:p>2301684175</text:p>
          </table:table-cell>
          <table:table-cell office:value-type="string" calcext:value-type="string">
            <text:p>cycles:u</text:p>
          </table:table-cell>
          <table:table-cell office:value-type="float" office:value="689454095" calcext:value-type="float">
            <text:p>6894540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D81]/100000000;2)" office:value-type="float" office:value="21.02" calcext:value-type="float">
            <text:p>21.02</text:p>
          </table:table-cell>
          <table:table-cell table:formula="of:=ROUND([.E81]/100000000;2)" office:value-type="float" office:value="22.02" calcext:value-type="float">
            <text:p>22.02</text:p>
          </table:table-cell>
          <table:table-cell office:value-type="float" office:value="2102275963" calcext:value-type="float">
            <text:p>2102275963</text:p>
          </table:table-cell>
          <table:table-cell office:value-type="float" office:value="2202349256" calcext:value-type="float">
            <text:p>2202349256</text:p>
          </table:table-cell>
          <table:table-cell office:value-type="string" calcext:value-type="string">
            <text:p>cycles:u</text:p>
          </table:table-cell>
          <table:table-cell office:value-type="float" office:value="665799870" calcext:value-type="float">
            <text:p>6657998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D82]/100000000;2)" office:value-type="float" office:value="21.02" calcext:value-type="float">
            <text:p>21.02</text:p>
          </table:table-cell>
          <table:table-cell table:formula="of:=ROUND([.E82]/100000000;2)" office:value-type="float" office:value="23.02" calcext:value-type="float">
            <text:p>23.02</text:p>
          </table:table-cell>
          <table:table-cell office:value-type="float" office:value="2102363597" calcext:value-type="float">
            <text:p>2102363597</text:p>
          </table:table-cell>
          <table:table-cell office:value-type="float" office:value="2302337319" calcext:value-type="float">
            <text:p>2302337319</text:p>
          </table:table-cell>
          <table:table-cell office:value-type="string" calcext:value-type="string">
            <text:p>cycles:u</text:p>
          </table:table-cell>
          <table:table-cell office:value-type="float" office:value="693495521" calcext:value-type="float">
            <text:p>693495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D83]/100000000;2)" office:value-type="float" office:value="22.02" calcext:value-type="float">
            <text:p>22.02</text:p>
          </table:table-cell>
          <table:table-cell table:formula="of:=ROUND([.E83]/100000000;2)" office:value-type="float" office:value="22.02" calcext:value-type="float">
            <text:p>22.02</text:p>
          </table:table-cell>
          <table:table-cell office:value-type="float" office:value="2201550547" calcext:value-type="float">
            <text:p>2201550547</text:p>
          </table:table-cell>
          <table:table-cell office:value-type="float" office:value="2201992757" calcext:value-type="float">
            <text:p>2201992757</text:p>
          </table:table-cell>
          <table:table-cell office:value-type="string" calcext:value-type="string">
            <text:p>cycles:u</text:p>
          </table:table-cell>
          <table:table-cell office:value-type="float" office:value="662929255" calcext:value-type="float">
            <text:p>662929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D84]/100000000;2)" office:value-type="float" office:value="22.02" calcext:value-type="float">
            <text:p>22.02</text:p>
          </table:table-cell>
          <table:table-cell table:formula="of:=ROUND([.E84]/100000000;2)" office:value-type="float" office:value="24.02" calcext:value-type="float">
            <text:p>24.02</text:p>
          </table:table-cell>
          <table:table-cell office:value-type="float" office:value="2202490401" calcext:value-type="float">
            <text:p>2202490401</text:p>
          </table:table-cell>
          <table:table-cell office:value-type="float" office:value="2402260762" calcext:value-type="float">
            <text:p>2402260762</text:p>
          </table:table-cell>
          <table:table-cell office:value-type="string" calcext:value-type="string">
            <text:p>cycles:u</text:p>
          </table:table-cell>
          <table:table-cell office:value-type="float" office:value="722784869" calcext:value-type="float">
            <text:p>7227848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D85]/100000000;2)" office:value-type="float" office:value="22.02" calcext:value-type="float">
            <text:p>22.02</text:p>
          </table:table-cell>
          <table:table-cell table:formula="of:=ROUND([.E85]/100000000;2)" office:value-type="float" office:value="23.03" calcext:value-type="float">
            <text:p>23.03</text:p>
          </table:table-cell>
          <table:table-cell office:value-type="float" office:value="2202212916" calcext:value-type="float">
            <text:p>2202212916</text:p>
          </table:table-cell>
          <table:table-cell office:value-type="float" office:value="2303352837" calcext:value-type="float">
            <text:p>2303352837</text:p>
          </table:table-cell>
          <table:table-cell office:value-type="string" calcext:value-type="string">
            <text:p>cycles:u</text:p>
          </table:table-cell>
          <table:table-cell office:value-type="float" office:value="701163600" calcext:value-type="float">
            <text:p>701163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D86]/100000000;2)" office:value-type="float" office:value="22.02" calcext:value-type="float">
            <text:p>22.02</text:p>
          </table:table-cell>
          <table:table-cell table:formula="of:=ROUND([.E86]/100000000;2)" office:value-type="float" office:value="24.08" calcext:value-type="float">
            <text:p>24.08</text:p>
          </table:table-cell>
          <table:table-cell office:value-type="float" office:value="2202153310" calcext:value-type="float">
            <text:p>2202153310</text:p>
          </table:table-cell>
          <table:table-cell office:value-type="float" office:value="2407959073" calcext:value-type="float">
            <text:p>2407959073</text:p>
          </table:table-cell>
          <table:table-cell office:value-type="string" calcext:value-type="string">
            <text:p>cycles:u</text:p>
          </table:table-cell>
          <table:table-cell office:value-type="float" office:value="756989763" calcext:value-type="float">
            <text:p>7569897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D87]/100000000;2)" office:value-type="float" office:value="23.02" calcext:value-type="float">
            <text:p>23.02</text:p>
          </table:table-cell>
          <table:table-cell table:formula="of:=ROUND([.E87]/100000000;2)" office:value-type="float" office:value="24.04" calcext:value-type="float">
            <text:p>24.04</text:p>
          </table:table-cell>
          <table:table-cell office:value-type="float" office:value="2302384227" calcext:value-type="float">
            <text:p>2302384227</text:p>
          </table:table-cell>
          <table:table-cell office:value-type="float" office:value="2404363031" calcext:value-type="float">
            <text:p>2404363031</text:p>
          </table:table-cell>
          <table:table-cell office:value-type="string" calcext:value-type="string">
            <text:p>cycles:u</text:p>
          </table:table-cell>
          <table:table-cell office:value-type="float" office:value="738713703" calcext:value-type="float">
            <text:p>7387137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D88]/100000000;2)" office:value-type="float" office:value="23.02" calcext:value-type="float">
            <text:p>23.02</text:p>
          </table:table-cell>
          <table:table-cell table:formula="of:=ROUND([.E88]/100000000;2)" office:value-type="float" office:value="25.06" calcext:value-type="float">
            <text:p>25.06</text:p>
          </table:table-cell>
          <table:table-cell office:value-type="float" office:value="2301907269" calcext:value-type="float">
            <text:p>2301907269</text:p>
          </table:table-cell>
          <table:table-cell office:value-type="float" office:value="2505866696" calcext:value-type="float">
            <text:p>2505866696</text:p>
          </table:table-cell>
          <table:table-cell office:value-type="string" calcext:value-type="string">
            <text:p>cycles:u</text:p>
          </table:table-cell>
          <table:table-cell office:value-type="float" office:value="790627195" calcext:value-type="float">
            <text:p>790627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D89]/100000000;2)" office:value-type="float" office:value="23.02" calcext:value-type="float">
            <text:p>23.02</text:p>
          </table:table-cell>
          <table:table-cell table:formula="of:=ROUND([.E89]/100000000;2)" office:value-type="float" office:value="25.03" calcext:value-type="float">
            <text:p>25.03</text:p>
          </table:table-cell>
          <table:table-cell office:value-type="float" office:value="2302003895" calcext:value-type="float">
            <text:p>2302003895</text:p>
          </table:table-cell>
          <table:table-cell office:value-type="float" office:value="2502715210" calcext:value-type="float">
            <text:p>2502715210</text:p>
          </table:table-cell>
          <table:table-cell office:value-type="string" calcext:value-type="string">
            <text:p>cycles:u</text:p>
          </table:table-cell>
          <table:table-cell office:value-type="float" office:value="756230414" calcext:value-type="float">
            <text:p>7562304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D90]/100000000;2)" office:value-type="float" office:value="23.02" calcext:value-type="float">
            <text:p>23.02</text:p>
          </table:table-cell>
          <table:table-cell table:formula="of:=ROUND([.E90]/100000000;2)" office:value-type="float" office:value="24.02" calcext:value-type="float">
            <text:p>24.02</text:p>
          </table:table-cell>
          <table:table-cell office:value-type="float" office:value="2301852648" calcext:value-type="float">
            <text:p>2301852648</text:p>
          </table:table-cell>
          <table:table-cell office:value-type="float" office:value="2402463016" calcext:value-type="float">
            <text:p>2402463016</text:p>
          </table:table-cell>
          <table:table-cell office:value-type="string" calcext:value-type="string">
            <text:p>cycles:u</text:p>
          </table:table-cell>
          <table:table-cell office:value-type="float" office:value="725317418" calcext:value-type="float">
            <text:p>725317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D91]/100000000;2)" office:value-type="float" office:value="24.02" calcext:value-type="float">
            <text:p>24.02</text:p>
          </table:table-cell>
          <table:table-cell table:formula="of:=ROUND([.E91]/100000000;2)" office:value-type="float" office:value="25.02" calcext:value-type="float">
            <text:p>25.02</text:p>
          </table:table-cell>
          <table:table-cell office:value-type="float" office:value="2401926422" calcext:value-type="float">
            <text:p>2401926422</text:p>
          </table:table-cell>
          <table:table-cell office:value-type="float" office:value="2502341263" calcext:value-type="float">
            <text:p>2502341263</text:p>
          </table:table-cell>
          <table:table-cell office:value-type="string" calcext:value-type="string">
            <text:p>cycles:u</text:p>
          </table:table-cell>
          <table:table-cell office:value-type="float" office:value="754195970" calcext:value-type="float">
            <text:p>754195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D92]/100000000;2)" office:value-type="float" office:value="24.02" calcext:value-type="float">
            <text:p>24.02</text:p>
          </table:table-cell>
          <table:table-cell table:formula="of:=ROUND([.E92]/100000000;2)" office:value-type="float" office:value="24.02" calcext:value-type="float">
            <text:p>24.02</text:p>
          </table:table-cell>
          <table:table-cell office:value-type="float" office:value="2402027209" calcext:value-type="float">
            <text:p>2402027209</text:p>
          </table:table-cell>
          <table:table-cell office:value-type="float" office:value="2402240676" calcext:value-type="float">
            <text:p>2402240676</text:p>
          </table:table-cell>
          <table:table-cell office:value-type="string" calcext:value-type="string">
            <text:p>cycles:u</text:p>
          </table:table-cell>
          <table:table-cell office:value-type="float" office:value="723500111" calcext:value-type="float">
            <text:p>723500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D93]/100000000;2)" office:value-type="float" office:value="24.02" calcext:value-type="float">
            <text:p>24.02</text:p>
          </table:table-cell>
          <table:table-cell table:formula="of:=ROUND([.E93]/100000000;2)" office:value-type="float" office:value="26.07" calcext:value-type="float">
            <text:p>26.07</text:p>
          </table:table-cell>
          <table:table-cell office:value-type="float" office:value="2402034596" calcext:value-type="float">
            <text:p>2402034596</text:p>
          </table:table-cell>
          <table:table-cell office:value-type="float" office:value="2607280819" calcext:value-type="float">
            <text:p>2607280819</text:p>
          </table:table-cell>
          <table:table-cell office:value-type="string" calcext:value-type="string">
            <text:p>cycles:u</text:p>
          </table:table-cell>
          <table:table-cell office:value-type="float" office:value="814116410" calcext:value-type="float">
            <text:p>8141164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D94]/100000000;2)" office:value-type="float" office:value="24.02" calcext:value-type="float">
            <text:p>24.02</text:p>
          </table:table-cell>
          <table:table-cell table:formula="of:=ROUND([.E94]/100000000;2)" office:value-type="float" office:value="24.02" calcext:value-type="float">
            <text:p>24.02</text:p>
          </table:table-cell>
          <table:table-cell office:value-type="float" office:value="2402039174" calcext:value-type="float">
            <text:p>2402039174</text:p>
          </table:table-cell>
          <table:table-cell office:value-type="float" office:value="2401894847" calcext:value-type="float">
            <text:p>2401894847</text:p>
          </table:table-cell>
          <table:table-cell office:value-type="string" calcext:value-type="string">
            <text:p>cycles:u</text:p>
          </table:table-cell>
          <table:table-cell office:value-type="float" office:value="720153101" calcext:value-type="float">
            <text:p>720153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D95]/100000000;2)" office:value-type="float" office:value="25.02" calcext:value-type="float">
            <text:p>25.02</text:p>
          </table:table-cell>
          <table:table-cell table:formula="of:=ROUND([.E95]/100000000;2)" office:value-type="float" office:value="26.04" calcext:value-type="float">
            <text:p>26.04</text:p>
          </table:table-cell>
          <table:table-cell office:value-type="float" office:value="2502261916" calcext:value-type="float">
            <text:p>2502261916</text:p>
          </table:table-cell>
          <table:table-cell office:value-type="float" office:value="2603720857" calcext:value-type="float">
            <text:p>2603720857</text:p>
          </table:table-cell>
          <table:table-cell office:value-type="string" calcext:value-type="string">
            <text:p>cycles:u</text:p>
          </table:table-cell>
          <table:table-cell office:value-type="float" office:value="791872543" calcext:value-type="float">
            <text:p>791872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D96]/100000000;2)" office:value-type="float" office:value="25.02" calcext:value-type="float">
            <text:p>25.02</text:p>
          </table:table-cell>
          <table:table-cell table:formula="of:=ROUND([.E96]/100000000;2)" office:value-type="float" office:value="26.05" calcext:value-type="float">
            <text:p>26.05</text:p>
          </table:table-cell>
          <table:table-cell office:value-type="float" office:value="2502216406" calcext:value-type="float">
            <text:p>2502216406</text:p>
          </table:table-cell>
          <table:table-cell office:value-type="float" office:value="2604815567" calcext:value-type="float">
            <text:p>2604815567</text:p>
          </table:table-cell>
          <table:table-cell office:value-type="string" calcext:value-type="string">
            <text:p>cycles:u</text:p>
          </table:table-cell>
          <table:table-cell office:value-type="float" office:value="796967158" calcext:value-type="float">
            <text:p>7969671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D97]/100000000;2)" office:value-type="float" office:value="25.02" calcext:value-type="float">
            <text:p>25.02</text:p>
          </table:table-cell>
          <table:table-cell table:formula="of:=ROUND([.E97]/100000000;2)" office:value-type="float" office:value="27.03" calcext:value-type="float">
            <text:p>27.03</text:p>
          </table:table-cell>
          <table:table-cell office:value-type="float" office:value="2501757116" calcext:value-type="float">
            <text:p>2501757116</text:p>
          </table:table-cell>
          <table:table-cell office:value-type="float" office:value="2703004496" calcext:value-type="float">
            <text:p>2703004496</text:p>
          </table:table-cell>
          <table:table-cell office:value-type="string" calcext:value-type="string">
            <text:p>cycles:u</text:p>
          </table:table-cell>
          <table:table-cell office:value-type="float" office:value="815193169" calcext:value-type="float">
            <text:p>81519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D98]/100000000;2)" office:value-type="float" office:value="25.02" calcext:value-type="float">
            <text:p>25.02</text:p>
          </table:table-cell>
          <table:table-cell table:formula="of:=ROUND([.E98]/100000000;2)" office:value-type="float" office:value="26.02" calcext:value-type="float">
            <text:p>26.02</text:p>
          </table:table-cell>
          <table:table-cell office:value-type="float" office:value="2501966264" calcext:value-type="float">
            <text:p>2501966264</text:p>
          </table:table-cell>
          <table:table-cell office:value-type="float" office:value="2602466235" calcext:value-type="float">
            <text:p>2602466235</text:p>
          </table:table-cell>
          <table:table-cell office:value-type="string" calcext:value-type="string">
            <text:p>cycles:u</text:p>
          </table:table-cell>
          <table:table-cell office:value-type="float" office:value="782454429" calcext:value-type="float">
            <text:p>782454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D99]/100000000;2)" office:value-type="float" office:value="26.02" calcext:value-type="float">
            <text:p>26.02</text:p>
          </table:table-cell>
          <table:table-cell table:formula="of:=ROUND([.E99]/100000000;2)" office:value-type="float" office:value="27.03" calcext:value-type="float">
            <text:p>27.03</text:p>
          </table:table-cell>
          <table:table-cell office:value-type="float" office:value="2602191329" calcext:value-type="float">
            <text:p>2602191329</text:p>
          </table:table-cell>
          <table:table-cell office:value-type="float" office:value="2702902707" calcext:value-type="float">
            <text:p>2702902707</text:p>
          </table:table-cell>
          <table:table-cell office:value-type="string" calcext:value-type="string">
            <text:p>cycles:u</text:p>
          </table:table-cell>
          <table:table-cell office:value-type="float" office:value="816064382" calcext:value-type="float">
            <text:p>8160643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D100]/100000000;2)" office:value-type="float" office:value="26.02" calcext:value-type="float">
            <text:p>26.02</text:p>
          </table:table-cell>
          <table:table-cell table:formula="of:=ROUND([.E100]/100000000;2)" office:value-type="float" office:value="26.09" calcext:value-type="float">
            <text:p>26.09</text:p>
          </table:table-cell>
          <table:table-cell office:value-type="float" office:value="2602337776" calcext:value-type="float">
            <text:p>2602337776</text:p>
          </table:table-cell>
          <table:table-cell office:value-type="float" office:value="2608960619" calcext:value-type="float">
            <text:p>2608960619</text:p>
          </table:table-cell>
          <table:table-cell office:value-type="string" calcext:value-type="string">
            <text:p>cycles:u</text:p>
          </table:table-cell>
          <table:table-cell office:value-type="float" office:value="835620148" calcext:value-type="float">
            <text:p>835620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[.D101]/100000000;2)" office:value-type="float" office:value="26.02" calcext:value-type="float">
            <text:p>26.02</text:p>
          </table:table-cell>
          <table:table-cell table:formula="of:=ROUND([.E101]/100000000;2)" office:value-type="float" office:value="28.08" calcext:value-type="float">
            <text:p>28.08</text:p>
          </table:table-cell>
          <table:table-cell office:value-type="float" office:value="2602115600" calcext:value-type="float">
            <text:p>2602115600</text:p>
          </table:table-cell>
          <table:table-cell office:value-type="float" office:value="2808464505" calcext:value-type="float">
            <text:p>2808464505</text:p>
          </table:table-cell>
          <table:table-cell office:value-type="string" calcext:value-type="string">
            <text:p>cycles:u</text:p>
          </table:table-cell>
          <table:table-cell office:value-type="float" office:value="901987075" calcext:value-type="float">
            <text:p>901987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[.D102]/100000000;2)" office:value-type="float" office:value="26.02" calcext:value-type="float">
            <text:p>26.02</text:p>
          </table:table-cell>
          <table:table-cell table:formula="of:=ROUND([.E102]/100000000;2)" office:value-type="float" office:value="27.08" calcext:value-type="float">
            <text:p>27.08</text:p>
          </table:table-cell>
          <table:table-cell office:value-type="float" office:value="2602327755" calcext:value-type="float">
            <text:p>2602327755</text:p>
          </table:table-cell>
          <table:table-cell office:value-type="float" office:value="2707778989" calcext:value-type="float">
            <text:p>2707778989</text:p>
          </table:table-cell>
          <table:table-cell office:value-type="string" calcext:value-type="string">
            <text:p>cycles:u</text:p>
          </table:table-cell>
          <table:table-cell office:value-type="float" office:value="861845967" calcext:value-type="float">
            <text:p>8618459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[.D103]/100000000;2)" office:value-type="float" office:value="27.02" calcext:value-type="float">
            <text:p>27.02</text:p>
          </table:table-cell>
          <table:table-cell table:formula="of:=ROUND([.E103]/100000000;2)" office:value-type="float" office:value="28.05" calcext:value-type="float">
            <text:p>28.05</text:p>
          </table:table-cell>
          <table:table-cell office:value-type="float" office:value="2702071716" calcext:value-type="float">
            <text:p>2702071716</text:p>
          </table:table-cell>
          <table:table-cell office:value-type="float" office:value="2805282818" calcext:value-type="float">
            <text:p>2805282818</text:p>
          </table:table-cell>
          <table:table-cell office:value-type="string" calcext:value-type="string">
            <text:p>cycles:u</text:p>
          </table:table-cell>
          <table:table-cell office:value-type="float" office:value="858086508" calcext:value-type="float">
            <text:p>858086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[.D104]/100000000;2)" office:value-type="float" office:value="27.03" calcext:value-type="float">
            <text:p>27.03</text:p>
          </table:table-cell>
          <table:table-cell table:formula="of:=ROUND([.E104]/100000000;2)" office:value-type="float" office:value="27.05" calcext:value-type="float">
            <text:p>27.05</text:p>
          </table:table-cell>
          <table:table-cell office:value-type="float" office:value="2702753645" calcext:value-type="float">
            <text:p>2702753645</text:p>
          </table:table-cell>
          <table:table-cell office:value-type="float" office:value="2704700014" calcext:value-type="float">
            <text:p>2704700014</text:p>
          </table:table-cell>
          <table:table-cell office:value-type="string" calcext:value-type="string">
            <text:p>cycles:u</text:p>
          </table:table-cell>
          <table:table-cell office:value-type="float" office:value="828300460" calcext:value-type="float">
            <text:p>82830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[.D105]/100000000;2)" office:value-type="float" office:value="27.02" calcext:value-type="float">
            <text:p>27.02</text:p>
          </table:table-cell>
          <table:table-cell table:formula="of:=ROUND([.E105]/100000000;2)" office:value-type="float" office:value="29.16" calcext:value-type="float">
            <text:p>29.16</text:p>
          </table:table-cell>
          <table:table-cell office:value-type="float" office:value="2702349994" calcext:value-type="float">
            <text:p>2702349994</text:p>
          </table:table-cell>
          <table:table-cell office:value-type="float" office:value="2916064696" calcext:value-type="float">
            <text:p>2916064696</text:p>
          </table:table-cell>
          <table:table-cell office:value-type="string" calcext:value-type="string">
            <text:p>cycles:u</text:p>
          </table:table-cell>
          <table:table-cell office:value-type="float" office:value="988325799" calcext:value-type="float">
            <text:p>9883257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[.D106]/100000000;2)" office:value-type="float" office:value="27.03" calcext:value-type="float">
            <text:p>27.03</text:p>
          </table:table-cell>
          <table:table-cell table:formula="of:=ROUND([.E106]/100000000;2)" office:value-type="float" office:value="28.04" calcext:value-type="float">
            <text:p>28.04</text:p>
          </table:table-cell>
          <table:table-cell office:value-type="float" office:value="2702507811" calcext:value-type="float">
            <text:p>2702507811</text:p>
          </table:table-cell>
          <table:table-cell office:value-type="float" office:value="2804332944" calcext:value-type="float">
            <text:p>2804332944</text:p>
          </table:table-cell>
          <table:table-cell office:value-type="string" calcext:value-type="string">
            <text:p>cycles:u</text:p>
          </table:table-cell>
          <table:table-cell office:value-type="float" office:value="868557127" calcext:value-type="float">
            <text:p>8685571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[.D107]/100000000;2)" office:value-type="float" office:value="28.03" calcext:value-type="float">
            <text:p>28.03</text:p>
          </table:table-cell>
          <table:table-cell table:formula="of:=ROUND([.E107]/100000000;2)" office:value-type="float" office:value="29.06" calcext:value-type="float">
            <text:p>29.06</text:p>
          </table:table-cell>
          <table:table-cell office:value-type="float" office:value="2802668421" calcext:value-type="float">
            <text:p>2802668421</text:p>
          </table:table-cell>
          <table:table-cell office:value-type="float" office:value="2905849485" calcext:value-type="float">
            <text:p>2905849485</text:p>
          </table:table-cell>
          <table:table-cell office:value-type="string" calcext:value-type="string">
            <text:p>cycles:u</text:p>
          </table:table-cell>
          <table:table-cell office:value-type="float" office:value="897065469" calcext:value-type="float">
            <text:p>897065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[.D108]/100000000;2)" office:value-type="float" office:value="28.03" calcext:value-type="float">
            <text:p>28.03</text:p>
          </table:table-cell>
          <table:table-cell table:formula="of:=ROUND([.E108]/100000000;2)" office:value-type="float" office:value="28.12" calcext:value-type="float">
            <text:p>28.12</text:p>
          </table:table-cell>
          <table:table-cell office:value-type="float" office:value="2802976082" calcext:value-type="float">
            <text:p>2802976082</text:p>
          </table:table-cell>
          <table:table-cell office:value-type="float" office:value="2811500869" calcext:value-type="float">
            <text:p>2811500869</text:p>
          </table:table-cell>
          <table:table-cell office:value-type="string" calcext:value-type="string">
            <text:p>cycles:u</text:p>
          </table:table-cell>
          <table:table-cell office:value-type="float" office:value="935119077" calcext:value-type="float">
            <text:p>9351190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[.D109]/100000000;2)" office:value-type="float" office:value="28.02" calcext:value-type="float">
            <text:p>28.02</text:p>
          </table:table-cell>
          <table:table-cell table:formula="of:=ROUND([.E109]/100000000;2)" office:value-type="float" office:value="30.12" calcext:value-type="float">
            <text:p>30.12</text:p>
          </table:table-cell>
          <table:table-cell office:value-type="float" office:value="2802371728" calcext:value-type="float">
            <text:p>2802371728</text:p>
          </table:table-cell>
          <table:table-cell office:value-type="float" office:value="3011761101" calcext:value-type="float">
            <text:p>3011761101</text:p>
          </table:table-cell>
          <table:table-cell office:value-type="string" calcext:value-type="string">
            <text:p>cycles:u</text:p>
          </table:table-cell>
          <table:table-cell office:value-type="float" office:value="997756733" calcext:value-type="float">
            <text:p>9977567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[.D110]/100000000;2)" office:value-type="float" office:value="28.02" calcext:value-type="float">
            <text:p>28.02</text:p>
          </table:table-cell>
          <table:table-cell table:formula="of:=ROUND([.E110]/100000000;2)" office:value-type="float" office:value="28.06" calcext:value-type="float">
            <text:p>28.06</text:p>
          </table:table-cell>
          <table:table-cell office:value-type="float" office:value="2802491620" calcext:value-type="float">
            <text:p>2802491620</text:p>
          </table:table-cell>
          <table:table-cell office:value-type="float" office:value="2806307358" calcext:value-type="float">
            <text:p>2806307358</text:p>
          </table:table-cell>
          <table:table-cell office:value-type="string" calcext:value-type="string">
            <text:p>cycles:u</text:p>
          </table:table-cell>
          <table:table-cell office:value-type="float" office:value="875371646" calcext:value-type="float">
            <text:p>875371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[.D111]/100000000;2)" office:value-type="float" office:value="29.02" calcext:value-type="float">
            <text:p>29.02</text:p>
          </table:table-cell>
          <table:table-cell table:formula="of:=ROUND([.E111]/100000000;2)" office:value-type="float" office:value="30.06" calcext:value-type="float">
            <text:p>30.06</text:p>
          </table:table-cell>
          <table:table-cell office:value-type="float" office:value="2902451440" calcext:value-type="float">
            <text:p>2902451440</text:p>
          </table:table-cell>
          <table:table-cell office:value-type="float" office:value="3006252998" calcext:value-type="float">
            <text:p>3006252998</text:p>
          </table:table-cell>
          <table:table-cell office:value-type="string" calcext:value-type="string">
            <text:p>cycles:u</text:p>
          </table:table-cell>
          <table:table-cell office:value-type="float" office:value="934837581" calcext:value-type="float">
            <text:p>934837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[.D112]/100000000;2)" office:value-type="float" office:value="29.02" calcext:value-type="float">
            <text:p>29.02</text:p>
          </table:table-cell>
          <table:table-cell table:formula="of:=ROUND([.E112]/100000000;2)" office:value-type="float" office:value="30.16" calcext:value-type="float">
            <text:p>30.16</text:p>
          </table:table-cell>
          <table:table-cell office:value-type="float" office:value="2902420941" calcext:value-type="float">
            <text:p>2902420941</text:p>
          </table:table-cell>
          <table:table-cell office:value-type="float" office:value="3015765447" calcext:value-type="float">
            <text:p>3015765447</text:p>
          </table:table-cell>
          <table:table-cell office:value-type="string" calcext:value-type="string">
            <text:p>cycles:u</text:p>
          </table:table-cell>
          <table:table-cell office:value-type="float" office:value="1028612580" calcext:value-type="float">
            <text:p>102861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[.D113]/100000000;2)" office:value-type="float" office:value="29.02" calcext:value-type="float">
            <text:p>29.02</text:p>
          </table:table-cell>
          <table:table-cell table:formula="of:=ROUND([.E113]/100000000;2)" office:value-type="float" office:value="31.16" calcext:value-type="float">
            <text:p>31.16</text:p>
          </table:table-cell>
          <table:table-cell office:value-type="float" office:value="2902004648" calcext:value-type="float">
            <text:p>2902004648</text:p>
          </table:table-cell>
          <table:table-cell office:value-type="float" office:value="3116446828" calcext:value-type="float">
            <text:p>3116446828</text:p>
          </table:table-cell>
          <table:table-cell office:value-type="string" calcext:value-type="string">
            <text:p>cycles:u</text:p>
          </table:table-cell>
          <table:table-cell office:value-type="float" office:value="1034065479" calcext:value-type="float">
            <text:p>1034065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[.D114]/100000000;2)" office:value-type="float" office:value="29.02" calcext:value-type="float">
            <text:p>29.02</text:p>
          </table:table-cell>
          <table:table-cell table:formula="of:=ROUND([.E114]/100000000;2)" office:value-type="float" office:value="30.02" calcext:value-type="float">
            <text:p>30.02</text:p>
          </table:table-cell>
          <table:table-cell office:value-type="float" office:value="2902210719" calcext:value-type="float">
            <text:p>2902210719</text:p>
          </table:table-cell>
          <table:table-cell office:value-type="float" office:value="3001686966" calcext:value-type="float">
            <text:p>3001686966</text:p>
          </table:table-cell>
          <table:table-cell office:value-type="string" calcext:value-type="string">
            <text:p>cycles:u</text:p>
          </table:table-cell>
          <table:table-cell office:value-type="float" office:value="895697735" calcext:value-type="float">
            <text:p>895697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[.D115]/100000000;2)" office:value-type="float" office:value="30.02" calcext:value-type="float">
            <text:p>30.02</text:p>
          </table:table-cell>
          <table:table-cell table:formula="of:=ROUND([.E115]/100000000;2)" office:value-type="float" office:value="31.02" calcext:value-type="float">
            <text:p>31.02</text:p>
          </table:table-cell>
          <table:table-cell office:value-type="float" office:value="3002048993" calcext:value-type="float">
            <text:p>3002048993</text:p>
          </table:table-cell>
          <table:table-cell office:value-type="float" office:value="3101806621" calcext:value-type="float">
            <text:p>3101806621</text:p>
          </table:table-cell>
          <table:table-cell office:value-type="string" calcext:value-type="string">
            <text:p>cycles:u</text:p>
          </table:table-cell>
          <table:table-cell office:value-type="float" office:value="924331951" calcext:value-type="float">
            <text:p>924331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[.D116]/100000000;2)" office:value-type="float" office:value="30.03" calcext:value-type="float">
            <text:p>30.03</text:p>
          </table:table-cell>
          <table:table-cell table:formula="of:=ROUND([.E116]/100000000;2)" office:value-type="float" office:value="30.02" calcext:value-type="float">
            <text:p>30.02</text:p>
          </table:table-cell>
          <table:table-cell office:value-type="float" office:value="3002694842" calcext:value-type="float">
            <text:p>3002694842</text:p>
          </table:table-cell>
          <table:table-cell office:value-type="float" office:value="3001714667" calcext:value-type="float">
            <text:p>3001714667</text:p>
          </table:table-cell>
          <table:table-cell office:value-type="string" calcext:value-type="string">
            <text:p>cycles:u</text:p>
          </table:table-cell>
          <table:table-cell office:value-type="float" office:value="895520025" calcext:value-type="float">
            <text:p>8955200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[.D117]/100000000;2)" office:value-type="float" office:value="30.02" calcext:value-type="float">
            <text:p>30.02</text:p>
          </table:table-cell>
          <table:table-cell table:formula="of:=ROUND([.E117]/100000000;2)" office:value-type="float" office:value="32.02" calcext:value-type="float">
            <text:p>32.02</text:p>
          </table:table-cell>
          <table:table-cell office:value-type="float" office:value="3002099665" calcext:value-type="float">
            <text:p>3002099665</text:p>
          </table:table-cell>
          <table:table-cell office:value-type="float" office:value="3202002805" calcext:value-type="float">
            <text:p>3202002805</text:p>
          </table:table-cell>
          <table:table-cell office:value-type="string" calcext:value-type="string">
            <text:p>cycles:u</text:p>
          </table:table-cell>
          <table:table-cell office:value-type="float" office:value="956057630" calcext:value-type="float">
            <text:p>9560576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[.D118]/100000000;2)" office:value-type="float" office:value="30.02" calcext:value-type="float">
            <text:p>30.02</text:p>
          </table:table-cell>
          <table:table-cell table:formula="of:=ROUND([.E118]/100000000;2)" office:value-type="float" office:value="31.02" calcext:value-type="float">
            <text:p>31.02</text:p>
          </table:table-cell>
          <table:table-cell office:value-type="float" office:value="3002277423" calcext:value-type="float">
            <text:p>3002277423</text:p>
          </table:table-cell>
          <table:table-cell office:value-type="float" office:value="3101537658" calcext:value-type="float">
            <text:p>3101537658</text:p>
          </table:table-cell>
          <table:table-cell office:value-type="string" calcext:value-type="string">
            <text:p>cycles:u</text:p>
          </table:table-cell>
          <table:table-cell office:value-type="float" office:value="922974251" calcext:value-type="float">
            <text:p>92297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[.D119]/100000000;2)" office:value-type="float" office:value="31.03" calcext:value-type="float">
            <text:p>31.03</text:p>
          </table:table-cell>
          <table:table-cell table:formula="of:=ROUND([.E119]/100000000;2)" office:value-type="float" office:value="31.02" calcext:value-type="float">
            <text:p>31.02</text:p>
          </table:table-cell>
          <table:table-cell office:value-type="float" office:value="3103182630" calcext:value-type="float">
            <text:p>3103182630</text:p>
          </table:table-cell>
          <table:table-cell office:value-type="float" office:value="3101741600" calcext:value-type="float">
            <text:p>3101741600</text:p>
          </table:table-cell>
          <table:table-cell office:value-type="string" calcext:value-type="string">
            <text:p>cycles:u</text:p>
          </table:table-cell>
          <table:table-cell office:value-type="float" office:value="924362449" calcext:value-type="float">
            <text:p>9243624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[.D120]/100000000;2)" office:value-type="float" office:value="31.03" calcext:value-type="float">
            <text:p>31.03</text:p>
          </table:table-cell>
          <table:table-cell table:formula="of:=ROUND([.E120]/100000000;2)" office:value-type="float" office:value="31.02" calcext:value-type="float">
            <text:p>31.02</text:p>
          </table:table-cell>
          <table:table-cell office:value-type="float" office:value="3102969386" calcext:value-type="float">
            <text:p>3102969386</text:p>
          </table:table-cell>
          <table:table-cell office:value-type="float" office:value="3101838820" calcext:value-type="float">
            <text:p>3101838820</text:p>
          </table:table-cell>
          <table:table-cell office:value-type="string" calcext:value-type="string">
            <text:p>cycles:u</text:p>
          </table:table-cell>
          <table:table-cell office:value-type="float" office:value="926306430" calcext:value-type="float">
            <text:p>926306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[.D121]/100000000;2)" office:value-type="float" office:value="31.03" calcext:value-type="float">
            <text:p>31.03</text:p>
          </table:table-cell>
          <table:table-cell table:formula="of:=ROUND([.E121]/100000000;2)" office:value-type="float" office:value="31.02" calcext:value-type="float">
            <text:p>31.02</text:p>
          </table:table-cell>
          <table:table-cell office:value-type="float" office:value="3102814521" calcext:value-type="float">
            <text:p>3102814521</text:p>
          </table:table-cell>
          <table:table-cell office:value-type="float" office:value="3101671302" calcext:value-type="float">
            <text:p>3101671302</text:p>
          </table:table-cell>
          <table:table-cell office:value-type="string" calcext:value-type="string">
            <text:p>cycles:u</text:p>
          </table:table-cell>
          <table:table-cell office:value-type="float" office:value="924149212" calcext:value-type="float">
            <text:p>9241492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[.D122]/100000000;2)" office:value-type="float" office:value="31.03" calcext:value-type="float">
            <text:p>31.03</text:p>
          </table:table-cell>
          <table:table-cell table:formula="of:=ROUND([.E122]/100000000;2)" office:value-type="float" office:value="33.02" calcext:value-type="float">
            <text:p>33.02</text:p>
          </table:table-cell>
          <table:table-cell office:value-type="float" office:value="3102902490" calcext:value-type="float">
            <text:p>3102902490</text:p>
          </table:table-cell>
          <table:table-cell office:value-type="float" office:value="3302059372" calcext:value-type="float">
            <text:p>3302059372</text:p>
          </table:table-cell>
          <table:table-cell office:value-type="string" calcext:value-type="string">
            <text:p>cycles:u</text:p>
          </table:table-cell>
          <table:table-cell office:value-type="float" office:value="988043048" calcext:value-type="float">
            <text:p>988043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[.D123]/100000000;2)" office:value-type="float" office:value="32.03" calcext:value-type="float">
            <text:p>32.03</text:p>
          </table:table-cell>
          <table:table-cell table:formula="of:=ROUND([.E123]/100000000;2)" office:value-type="float" office:value="32.01" calcext:value-type="float">
            <text:p>32.01</text:p>
          </table:table-cell>
          <table:table-cell office:value-type="float" office:value="3203416736" calcext:value-type="float">
            <text:p>3203416736</text:p>
          </table:table-cell>
          <table:table-cell office:value-type="float" office:value="3201498119" calcext:value-type="float">
            <text:p>3201498119</text:p>
          </table:table-cell>
          <table:table-cell office:value-type="string" calcext:value-type="string">
            <text:p>cycles:u</text:p>
          </table:table-cell>
          <table:table-cell office:value-type="float" office:value="952341244" calcext:value-type="float">
            <text:p>952341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[.D124]/100000000;2)" office:value-type="float" office:value="32.03" calcext:value-type="float">
            <text:p>32.03</text:p>
          </table:table-cell>
          <table:table-cell table:formula="of:=ROUND([.E124]/100000000;2)" office:value-type="float" office:value="34.02" calcext:value-type="float">
            <text:p>34.02</text:p>
          </table:table-cell>
          <table:table-cell office:value-type="float" office:value="3202617093" calcext:value-type="float">
            <text:p>3202617093</text:p>
          </table:table-cell>
          <table:table-cell office:value-type="float" office:value="3401743006" calcext:value-type="float">
            <text:p>3401743006</text:p>
          </table:table-cell>
          <table:table-cell office:value-type="string" calcext:value-type="string">
            <text:p>cycles:u</text:p>
          </table:table-cell>
          <table:table-cell office:value-type="float" office:value="1013602600" calcext:value-type="float">
            <text:p>10136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[.D125]/100000000;2)" office:value-type="float" office:value="32.03" calcext:value-type="float">
            <text:p>32.03</text:p>
          </table:table-cell>
          <table:table-cell table:formula="of:=ROUND([.E125]/100000000;2)" office:value-type="float" office:value="33.02" calcext:value-type="float">
            <text:p>33.02</text:p>
          </table:table-cell>
          <table:table-cell office:value-type="float" office:value="3202562831" calcext:value-type="float">
            <text:p>3202562831</text:p>
          </table:table-cell>
          <table:table-cell office:value-type="float" office:value="3301811371" calcext:value-type="float">
            <text:p>3301811371</text:p>
          </table:table-cell>
          <table:table-cell office:value-type="string" calcext:value-type="string">
            <text:p>cycles:u</text:p>
          </table:table-cell>
          <table:table-cell office:value-type="float" office:value="984980384" calcext:value-type="float">
            <text:p>9849803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[.D126]/100000000;2)" office:value-type="float" office:value="32.03" calcext:value-type="float">
            <text:p>32.03</text:p>
          </table:table-cell>
          <table:table-cell table:formula="of:=ROUND([.E126]/100000000;2)" office:value-type="float" office:value="34.02" calcext:value-type="float">
            <text:p>34.02</text:p>
          </table:table-cell>
          <table:table-cell office:value-type="float" office:value="3202710887" calcext:value-type="float">
            <text:p>3202710887</text:p>
          </table:table-cell>
          <table:table-cell office:value-type="float" office:value="3401671886" calcext:value-type="float">
            <text:p>3401671886</text:p>
          </table:table-cell>
          <table:table-cell office:value-type="string" calcext:value-type="string">
            <text:p>cycles:u</text:p>
          </table:table-cell>
          <table:table-cell office:value-type="float" office:value="1011962641" calcext:value-type="float">
            <text:p>10119626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[.D127]/100000000;2)" office:value-type="float" office:value="33.03" calcext:value-type="float">
            <text:p>33.03</text:p>
          </table:table-cell>
          <table:table-cell table:formula="of:=ROUND([.E127]/100000000;2)" office:value-type="float" office:value="33.02" calcext:value-type="float">
            <text:p>33.02</text:p>
          </table:table-cell>
          <table:table-cell office:value-type="float" office:value="3302726811" calcext:value-type="float">
            <text:p>3302726811</text:p>
          </table:table-cell>
          <table:table-cell office:value-type="float" office:value="3301575943" calcext:value-type="float">
            <text:p>3301575943</text:p>
          </table:table-cell>
          <table:table-cell office:value-type="string" calcext:value-type="string">
            <text:p>cycles:u</text:p>
          </table:table-cell>
          <table:table-cell office:value-type="float" office:value="982572596" calcext:value-type="float">
            <text:p>982572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[.D128]/100000000;2)" office:value-type="float" office:value="33.03" calcext:value-type="float">
            <text:p>33.03</text:p>
          </table:table-cell>
          <table:table-cell table:formula="of:=ROUND([.E128]/100000000;2)" office:value-type="float" office:value="35.02" calcext:value-type="float">
            <text:p>35.02</text:p>
          </table:table-cell>
          <table:table-cell office:value-type="float" office:value="3302979884" calcext:value-type="float">
            <text:p>3302979884</text:p>
          </table:table-cell>
          <table:table-cell office:value-type="float" office:value="3501946958" calcext:value-type="float">
            <text:p>3501946958</text:p>
          </table:table-cell>
          <table:table-cell office:value-type="string" calcext:value-type="string">
            <text:p>cycles:u</text:p>
          </table:table-cell>
          <table:table-cell office:value-type="float" office:value="1045018089" calcext:value-type="float">
            <text:p>1045018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[.D129]/100000000;2)" office:value-type="float" office:value="33.03" calcext:value-type="float">
            <text:p>33.03</text:p>
          </table:table-cell>
          <table:table-cell table:formula="of:=ROUND([.E129]/100000000;2)" office:value-type="float" office:value="34.02" calcext:value-type="float">
            <text:p>34.02</text:p>
          </table:table-cell>
          <table:table-cell office:value-type="float" office:value="3303016489" calcext:value-type="float">
            <text:p>3303016489</text:p>
          </table:table-cell>
          <table:table-cell office:value-type="float" office:value="3401749909" calcext:value-type="float">
            <text:p>3401749909</text:p>
          </table:table-cell>
          <table:table-cell office:value-type="string" calcext:value-type="string">
            <text:p>cycles:u</text:p>
          </table:table-cell>
          <table:table-cell office:value-type="float" office:value="1012434068" calcext:value-type="float">
            <text:p>10124340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[.D130]/100000000;2)" office:value-type="float" office:value="33.03" calcext:value-type="float">
            <text:p>33.03</text:p>
          </table:table-cell>
          <table:table-cell table:formula="of:=ROUND([.E130]/100000000;2)" office:value-type="float" office:value="35.02" calcext:value-type="float">
            <text:p>35.02</text:p>
          </table:table-cell>
          <table:table-cell office:value-type="float" office:value="3303005873" calcext:value-type="float">
            <text:p>3303005873</text:p>
          </table:table-cell>
          <table:table-cell office:value-type="float" office:value="3501870812" calcext:value-type="float">
            <text:p>3501870812</text:p>
          </table:table-cell>
          <table:table-cell office:value-type="string" calcext:value-type="string">
            <text:p>cycles:u</text:p>
          </table:table-cell>
          <table:table-cell office:value-type="float" office:value="1043493503" calcext:value-type="float">
            <text:p>10434935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[.D131]/100000000;2)" office:value-type="float" office:value="34.03" calcext:value-type="float">
            <text:p>34.03</text:p>
          </table:table-cell>
          <table:table-cell table:formula="of:=ROUND([.E131]/100000000;2)" office:value-type="float" office:value="34.02" calcext:value-type="float">
            <text:p>34.02</text:p>
          </table:table-cell>
          <table:table-cell office:value-type="float" office:value="3402502182" calcext:value-type="float">
            <text:p>3402502182</text:p>
          </table:table-cell>
          <table:table-cell office:value-type="float" office:value="3401896634" calcext:value-type="float">
            <text:p>3401896634</text:p>
          </table:table-cell>
          <table:table-cell office:value-type="string" calcext:value-type="string">
            <text:p>cycles:u</text:p>
          </table:table-cell>
          <table:table-cell office:value-type="float" office:value="1014810736" calcext:value-type="float">
            <text:p>1014810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[.D132]/100000000;2)" office:value-type="float" office:value="34.03" calcext:value-type="float">
            <text:p>34.03</text:p>
          </table:table-cell>
          <table:table-cell table:formula="of:=ROUND([.E132]/100000000;2)" office:value-type="float" office:value="36.03" calcext:value-type="float">
            <text:p>36.03</text:p>
          </table:table-cell>
          <table:table-cell office:value-type="float" office:value="3402843663" calcext:value-type="float">
            <text:p>3402843663</text:p>
          </table:table-cell>
          <table:table-cell office:value-type="float" office:value="3602564642" calcext:value-type="float">
            <text:p>3602564642</text:p>
          </table:table-cell>
          <table:table-cell office:value-type="string" calcext:value-type="string">
            <text:p>cycles:u</text:p>
          </table:table-cell>
          <table:table-cell office:value-type="float" office:value="1078228664" calcext:value-type="float">
            <text:p>10782286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[.D133]/100000000;2)" office:value-type="float" office:value="34.03" calcext:value-type="float">
            <text:p>34.03</text:p>
          </table:table-cell>
          <table:table-cell table:formula="of:=ROUND([.E133]/100000000;2)" office:value-type="float" office:value="35.02" calcext:value-type="float">
            <text:p>35.02</text:p>
          </table:table-cell>
          <table:table-cell office:value-type="float" office:value="3402594533" calcext:value-type="float">
            <text:p>3402594533</text:p>
          </table:table-cell>
          <table:table-cell office:value-type="float" office:value="3502021764" calcext:value-type="float">
            <text:p>3502021764</text:p>
          </table:table-cell>
          <table:table-cell office:value-type="string" calcext:value-type="string">
            <text:p>cycles:u</text:p>
          </table:table-cell>
          <table:table-cell office:value-type="float" office:value="1044989229" calcext:value-type="float">
            <text:p>1044989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[.D134]/100000000;2)" office:value-type="float" office:value="34.03" calcext:value-type="float">
            <text:p>34.03</text:p>
          </table:table-cell>
          <table:table-cell table:formula="of:=ROUND([.E134]/100000000;2)" office:value-type="float" office:value="36.02" calcext:value-type="float">
            <text:p>36.02</text:p>
          </table:table-cell>
          <table:table-cell office:value-type="float" office:value="3402695685" calcext:value-type="float">
            <text:p>3402695685</text:p>
          </table:table-cell>
          <table:table-cell office:value-type="float" office:value="3601578365" calcext:value-type="float">
            <text:p>3601578365</text:p>
          </table:table-cell>
          <table:table-cell office:value-type="string" calcext:value-type="string">
            <text:p>cycles:u</text:p>
          </table:table-cell>
          <table:table-cell office:value-type="float" office:value="1070864504" calcext:value-type="float">
            <text:p>10708645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[.D135]/100000000;2)" office:value-type="float" office:value="35.03" calcext:value-type="float">
            <text:p>35.03</text:p>
          </table:table-cell>
          <table:table-cell table:formula="of:=ROUND([.E135]/100000000;2)" office:value-type="float" office:value="35.02" calcext:value-type="float">
            <text:p>35.02</text:p>
          </table:table-cell>
          <table:table-cell office:value-type="float" office:value="3502844462" calcext:value-type="float">
            <text:p>3502844462</text:p>
          </table:table-cell>
          <table:table-cell office:value-type="float" office:value="3501751740" calcext:value-type="float">
            <text:p>3501751740</text:p>
          </table:table-cell>
          <table:table-cell office:value-type="string" calcext:value-type="string">
            <text:p>cycles:u</text:p>
          </table:table-cell>
          <table:table-cell office:value-type="float" office:value="1042353534" calcext:value-type="float">
            <text:p>1042353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[.D136]/100000000;2)" office:value-type="float" office:value="35.05" calcext:value-type="float">
            <text:p>35.05</text:p>
          </table:table-cell>
          <table:table-cell table:formula="of:=ROUND([.E136]/100000000;2)" office:value-type="float" office:value="37.02" calcext:value-type="float">
            <text:p>37.02</text:p>
          </table:table-cell>
          <table:table-cell office:value-type="float" office:value="3504892909" calcext:value-type="float">
            <text:p>3504892909</text:p>
          </table:table-cell>
          <table:table-cell office:value-type="float" office:value="3701921746" calcext:value-type="float">
            <text:p>3701921746</text:p>
          </table:table-cell>
          <table:table-cell office:value-type="string" calcext:value-type="string">
            <text:p>cycles:u</text:p>
          </table:table-cell>
          <table:table-cell office:value-type="float" office:value="1104034512" calcext:value-type="float">
            <text:p>11040345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[.D137]/100000000;2)" office:value-type="float" office:value="35.05" calcext:value-type="float">
            <text:p>35.05</text:p>
          </table:table-cell>
          <table:table-cell table:formula="of:=ROUND([.E137]/100000000;2)" office:value-type="float" office:value="35.02" calcext:value-type="float">
            <text:p>35.02</text:p>
          </table:table-cell>
          <table:table-cell office:value-type="float" office:value="3504619933" calcext:value-type="float">
            <text:p>3504619933</text:p>
          </table:table-cell>
          <table:table-cell office:value-type="float" office:value="3502106095" calcext:value-type="float">
            <text:p>3502106095</text:p>
          </table:table-cell>
          <table:table-cell office:value-type="string" calcext:value-type="string">
            <text:p>cycles:u</text:p>
          </table:table-cell>
          <table:table-cell office:value-type="float" office:value="1045356443" calcext:value-type="float">
            <text:p>1045356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[.D138]/100000000;2)" office:value-type="float" office:value="35.03" calcext:value-type="float">
            <text:p>35.03</text:p>
          </table:table-cell>
          <table:table-cell table:formula="of:=ROUND([.E138]/100000000;2)" office:value-type="float" office:value="37.02" calcext:value-type="float">
            <text:p>37.02</text:p>
          </table:table-cell>
          <table:table-cell office:value-type="float" office:value="3502876064" calcext:value-type="float">
            <text:p>3502876064</text:p>
          </table:table-cell>
          <table:table-cell office:value-type="float" office:value="3701536655" calcext:value-type="float">
            <text:p>3701536655</text:p>
          </table:table-cell>
          <table:table-cell office:value-type="string" calcext:value-type="string">
            <text:p>cycles:u</text:p>
          </table:table-cell>
          <table:table-cell office:value-type="float" office:value="1099796454" calcext:value-type="float">
            <text:p>1099796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[.D139]/100000000;2)" office:value-type="float" office:value="36.04" calcext:value-type="float">
            <text:p>36.04</text:p>
          </table:table-cell>
          <table:table-cell table:formula="of:=ROUND([.E139]/100000000;2)" office:value-type="float" office:value="37.02" calcext:value-type="float">
            <text:p>37.02</text:p>
          </table:table-cell>
          <table:table-cell office:value-type="float" office:value="3603616516" calcext:value-type="float">
            <text:p>3603616516</text:p>
          </table:table-cell>
          <table:table-cell office:value-type="float" office:value="3702214655" calcext:value-type="float">
            <text:p>3702214655</text:p>
          </table:table-cell>
          <table:table-cell office:value-type="string" calcext:value-type="string">
            <text:p>cycles:u</text:p>
          </table:table-cell>
          <table:table-cell office:value-type="float" office:value="1105786013" calcext:value-type="float">
            <text:p>1105786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[.D140]/100000000;2)" office:value-type="float" office:value="36.02" calcext:value-type="float">
            <text:p>36.02</text:p>
          </table:table-cell>
          <table:table-cell table:formula="of:=ROUND([.E140]/100000000;2)" office:value-type="float" office:value="38.02" calcext:value-type="float">
            <text:p>38.02</text:p>
          </table:table-cell>
          <table:table-cell office:value-type="float" office:value="3602437521" calcext:value-type="float">
            <text:p>3602437521</text:p>
          </table:table-cell>
          <table:table-cell office:value-type="float" office:value="3802126222" calcext:value-type="float">
            <text:p>3802126222</text:p>
          </table:table-cell>
          <table:table-cell office:value-type="string" calcext:value-type="string">
            <text:p>cycles:u</text:p>
          </table:table-cell>
          <table:table-cell office:value-type="float" office:value="1134468839" calcext:value-type="float">
            <text:p>1134468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[.D141]/100000000;2)" office:value-type="float" office:value="36.03" calcext:value-type="float">
            <text:p>36.03</text:p>
          </table:table-cell>
          <table:table-cell table:formula="of:=ROUND([.E141]/100000000;2)" office:value-type="float" office:value="37.01" calcext:value-type="float">
            <text:p>37.01</text:p>
          </table:table-cell>
          <table:table-cell office:value-type="float" office:value="3603171814" calcext:value-type="float">
            <text:p>3603171814</text:p>
          </table:table-cell>
          <table:table-cell office:value-type="float" office:value="3701452172" calcext:value-type="float">
            <text:p>3701452172</text:p>
          </table:table-cell>
          <table:table-cell office:value-type="string" calcext:value-type="string">
            <text:p>cycles:u</text:p>
          </table:table-cell>
          <table:table-cell office:value-type="float" office:value="1099666858" calcext:value-type="float">
            <text:p>10996668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[.D142]/100000000;2)" office:value-type="float" office:value="36.04" calcext:value-type="float">
            <text:p>36.04</text:p>
          </table:table-cell>
          <table:table-cell table:formula="of:=ROUND([.E142]/100000000;2)" office:value-type="float" office:value="38.02" calcext:value-type="float">
            <text:p>38.02</text:p>
          </table:table-cell>
          <table:table-cell office:value-type="float" office:value="3603806450" calcext:value-type="float">
            <text:p>3603806450</text:p>
          </table:table-cell>
          <table:table-cell office:value-type="float" office:value="3802049538" calcext:value-type="float">
            <text:p>3802049538</text:p>
          </table:table-cell>
          <table:table-cell office:value-type="string" calcext:value-type="string">
            <text:p>cycles:u</text:p>
          </table:table-cell>
          <table:table-cell office:value-type="float" office:value="1134527947" calcext:value-type="float">
            <text:p>11345279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[.D143]/100000000;2)" office:value-type="float" office:value="37.05" calcext:value-type="float">
            <text:p>37.05</text:p>
          </table:table-cell>
          <table:table-cell table:formula="of:=ROUND([.E143]/100000000;2)" office:value-type="float" office:value="37.02" calcext:value-type="float">
            <text:p>37.02</text:p>
          </table:table-cell>
          <table:table-cell office:value-type="float" office:value="3704785175" calcext:value-type="float">
            <text:p>3704785175</text:p>
          </table:table-cell>
          <table:table-cell office:value-type="float" office:value="3701970967" calcext:value-type="float">
            <text:p>3701970967</text:p>
          </table:table-cell>
          <table:table-cell office:value-type="string" calcext:value-type="string">
            <text:p>cycles:u</text:p>
          </table:table-cell>
          <table:table-cell office:value-type="float" office:value="1102977134" calcext:value-type="float">
            <text:p>1102977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[.D144]/100000000;2)" office:value-type="float" office:value="37.03" calcext:value-type="float">
            <text:p>37.03</text:p>
          </table:table-cell>
          <table:table-cell table:formula="of:=ROUND([.E144]/100000000;2)" office:value-type="float" office:value="39.02" calcext:value-type="float">
            <text:p>39.02</text:p>
          </table:table-cell>
          <table:table-cell office:value-type="float" office:value="3703163048" calcext:value-type="float">
            <text:p>3703163048</text:p>
          </table:table-cell>
          <table:table-cell office:value-type="float" office:value="3901666459" calcext:value-type="float">
            <text:p>3901666459</text:p>
          </table:table-cell>
          <table:table-cell office:value-type="string" calcext:value-type="string">
            <text:p>cycles:u</text:p>
          </table:table-cell>
          <table:table-cell office:value-type="float" office:value="1159317563" calcext:value-type="float">
            <text:p>1159317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[.D145]/100000000;2)" office:value-type="float" office:value="37.03" calcext:value-type="float">
            <text:p>37.03</text:p>
          </table:table-cell>
          <table:table-cell table:formula="of:=ROUND([.E145]/100000000;2)" office:value-type="float" office:value="38.02" calcext:value-type="float">
            <text:p>38.02</text:p>
          </table:table-cell>
          <table:table-cell office:value-type="float" office:value="3702687876" calcext:value-type="float">
            <text:p>3702687876</text:p>
          </table:table-cell>
          <table:table-cell office:value-type="float" office:value="3802433783" calcext:value-type="float">
            <text:p>3802433783</text:p>
          </table:table-cell>
          <table:table-cell office:value-type="string" calcext:value-type="string">
            <text:p>cycles:u</text:p>
          </table:table-cell>
          <table:table-cell office:value-type="float" office:value="1135295611" calcext:value-type="float">
            <text:p>11352956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[.D146]/100000000;2)" office:value-type="float" office:value="37.03" calcext:value-type="float">
            <text:p>37.03</text:p>
          </table:table-cell>
          <table:table-cell table:formula="of:=ROUND([.E146]/100000000;2)" office:value-type="float" office:value="39.02" calcext:value-type="float">
            <text:p>39.02</text:p>
          </table:table-cell>
          <table:table-cell office:value-type="float" office:value="3703061573" calcext:value-type="float">
            <text:p>3703061573</text:p>
          </table:table-cell>
          <table:table-cell office:value-type="float" office:value="3902497188" calcext:value-type="float">
            <text:p>3902497188</text:p>
          </table:table-cell>
          <table:table-cell office:value-type="string" calcext:value-type="string">
            <text:p>cycles:u</text:p>
          </table:table-cell>
          <table:table-cell office:value-type="float" office:value="1167180536" calcext:value-type="float">
            <text:p>11671805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[.D147]/100000000;2)" office:value-type="float" office:value="38.03" calcext:value-type="float">
            <text:p>38.03</text:p>
          </table:table-cell>
          <table:table-cell table:formula="of:=ROUND([.E147]/100000000;2)" office:value-type="float" office:value="39.02" calcext:value-type="float">
            <text:p>39.02</text:p>
          </table:table-cell>
          <table:table-cell office:value-type="float" office:value="3803012982" calcext:value-type="float">
            <text:p>3803012982</text:p>
          </table:table-cell>
          <table:table-cell office:value-type="float" office:value="3902045465" calcext:value-type="float">
            <text:p>3902045465</text:p>
          </table:table-cell>
          <table:table-cell office:value-type="string" calcext:value-type="string">
            <text:p>cycles:u</text:p>
          </table:table-cell>
          <table:table-cell office:value-type="float" office:value="1163228247" calcext:value-type="float">
            <text:p>1163228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[.D148]/100000000;2)" office:value-type="float" office:value="38.03" calcext:value-type="float">
            <text:p>38.03</text:p>
          </table:table-cell>
          <table:table-cell table:formula="of:=ROUND([.E148]/100000000;2)" office:value-type="float" office:value="40.03" calcext:value-type="float">
            <text:p>40.03</text:p>
          </table:table-cell>
          <table:table-cell office:value-type="float" office:value="3803321657" calcext:value-type="float">
            <text:p>3803321657</text:p>
          </table:table-cell>
          <table:table-cell office:value-type="float" office:value="4002659977" calcext:value-type="float">
            <text:p>4002659977</text:p>
          </table:table-cell>
          <table:table-cell office:value-type="string" calcext:value-type="string">
            <text:p>cycles:u</text:p>
          </table:table-cell>
          <table:table-cell office:value-type="float" office:value="1197363913" calcext:value-type="float">
            <text:p>11973639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[.D149]/100000000;2)" office:value-type="float" office:value="38.05" calcext:value-type="float">
            <text:p>38.05</text:p>
          </table:table-cell>
          <table:table-cell table:formula="of:=ROUND([.E149]/100000000;2)" office:value-type="float" office:value="40.02" calcext:value-type="float">
            <text:p>40.02</text:p>
          </table:table-cell>
          <table:table-cell office:value-type="float" office:value="3804625456" calcext:value-type="float">
            <text:p>3804625456</text:p>
          </table:table-cell>
          <table:table-cell office:value-type="float" office:value="4002200859" calcext:value-type="float">
            <text:p>4002200859</text:p>
          </table:table-cell>
          <table:table-cell office:value-type="string" calcext:value-type="string">
            <text:p>cycles:u</text:p>
          </table:table-cell>
          <table:table-cell office:value-type="float" office:value="1193098111" calcext:value-type="float">
            <text:p>1193098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[.D150]/100000000;2)" office:value-type="float" office:value="38.03" calcext:value-type="float">
            <text:p>38.03</text:p>
          </table:table-cell>
          <table:table-cell table:formula="of:=ROUND([.E150]/100000000;2)" office:value-type="float" office:value="39.03" calcext:value-type="float">
            <text:p>39.03</text:p>
          </table:table-cell>
          <table:table-cell office:value-type="float" office:value="3803297063" calcext:value-type="float">
            <text:p>3803297063</text:p>
          </table:table-cell>
          <table:table-cell office:value-type="float" office:value="3902521619" calcext:value-type="float">
            <text:p>3902521619</text:p>
          </table:table-cell>
          <table:table-cell office:value-type="string" calcext:value-type="string">
            <text:p>cycles:u</text:p>
          </table:table-cell>
          <table:table-cell office:value-type="float" office:value="1165985803" calcext:value-type="float">
            <text:p>11659858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[.D151]/100000000;2)" office:value-type="float" office:value="39.03" calcext:value-type="float">
            <text:p>39.03</text:p>
          </table:table-cell>
          <table:table-cell table:formula="of:=ROUND([.E151]/100000000;2)" office:value-type="float" office:value="40.03" calcext:value-type="float">
            <text:p>40.03</text:p>
          </table:table-cell>
          <table:table-cell office:value-type="float" office:value="3903143885" calcext:value-type="float">
            <text:p>3903143885</text:p>
          </table:table-cell>
          <table:table-cell office:value-type="float" office:value="4002913717" calcext:value-type="float">
            <text:p>4002913717</text:p>
          </table:table-cell>
          <table:table-cell office:value-type="string" calcext:value-type="string">
            <text:p>cycles:u</text:p>
          </table:table-cell>
          <table:table-cell office:value-type="float" office:value="1197281706" calcext:value-type="float">
            <text:p>11972817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[.D152]/100000000;2)" office:value-type="float" office:value="39.03" calcext:value-type="float">
            <text:p>39.03</text:p>
          </table:table-cell>
          <table:table-cell table:formula="of:=ROUND([.E152]/100000000;2)" office:value-type="float" office:value="39.03" calcext:value-type="float">
            <text:p>39.03</text:p>
          </table:table-cell>
          <table:table-cell office:value-type="float" office:value="3902612496" calcext:value-type="float">
            <text:p>3902612496</text:p>
          </table:table-cell>
          <table:table-cell office:value-type="float" office:value="3902586688" calcext:value-type="float">
            <text:p>3902586688</text:p>
          </table:table-cell>
          <table:table-cell office:value-type="string" calcext:value-type="string">
            <text:p>cycles:u</text:p>
          </table:table-cell>
          <table:table-cell office:value-type="float" office:value="1166951617" calcext:value-type="float">
            <text:p>11669516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[.D153]/100000000;2)" office:value-type="float" office:value="39.03" calcext:value-type="float">
            <text:p>39.03</text:p>
          </table:table-cell>
          <table:table-cell table:formula="of:=ROUND([.E153]/100000000;2)" office:value-type="float" office:value="41.02" calcext:value-type="float">
            <text:p>41.02</text:p>
          </table:table-cell>
          <table:table-cell office:value-type="float" office:value="3903043251" calcext:value-type="float">
            <text:p>3903043251</text:p>
          </table:table-cell>
          <table:table-cell office:value-type="float" office:value="4102024227" calcext:value-type="float">
            <text:p>4102024227</text:p>
          </table:table-cell>
          <table:table-cell office:value-type="string" calcext:value-type="string">
            <text:p>cycles:u</text:p>
          </table:table-cell>
          <table:table-cell office:value-type="float" office:value="1221655591" calcext:value-type="float">
            <text:p>1221655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[.D154]/100000000;2)" office:value-type="float" office:value="39.03" calcext:value-type="float">
            <text:p>39.03</text:p>
          </table:table-cell>
          <table:table-cell table:formula="of:=ROUND([.E154]/100000000;2)" office:value-type="float" office:value="40.02" calcext:value-type="float">
            <text:p>40.02</text:p>
          </table:table-cell>
          <table:table-cell office:value-type="float" office:value="3903211369" calcext:value-type="float">
            <text:p>3903211369</text:p>
          </table:table-cell>
          <table:table-cell office:value-type="float" office:value="4002030178" calcext:value-type="float">
            <text:p>4002030178</text:p>
          </table:table-cell>
          <table:table-cell office:value-type="string" calcext:value-type="string">
            <text:p>cycles:u</text:p>
          </table:table-cell>
          <table:table-cell office:value-type="float" office:value="1191921172" calcext:value-type="float">
            <text:p>1191921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[.D155]/100000000;2)" office:value-type="float" office:value="40.03" calcext:value-type="float">
            <text:p>40.03</text:p>
          </table:table-cell>
          <table:table-cell table:formula="of:=ROUND([.E155]/100000000;2)" office:value-type="float" office:value="41.02" calcext:value-type="float">
            <text:p>41.02</text:p>
          </table:table-cell>
          <table:table-cell office:value-type="float" office:value="4003046332" calcext:value-type="float">
            <text:p>4003046332</text:p>
          </table:table-cell>
          <table:table-cell office:value-type="float" office:value="4102075504" calcext:value-type="float">
            <text:p>4102075504</text:p>
          </table:table-cell>
          <table:table-cell office:value-type="string" calcext:value-type="string">
            <text:p>cycles:u</text:p>
          </table:table-cell>
          <table:table-cell office:value-type="float" office:value="1222814474" calcext:value-type="float">
            <text:p>1222814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[.D156]/100000000;2)" office:value-type="float" office:value="40.03" calcext:value-type="float">
            <text:p>40.03</text:p>
          </table:table-cell>
          <table:table-cell table:formula="of:=ROUND([.E156]/100000000;2)" office:value-type="float" office:value="41.02" calcext:value-type="float">
            <text:p>41.02</text:p>
          </table:table-cell>
          <table:table-cell office:value-type="float" office:value="4002767655" calcext:value-type="float">
            <text:p>4002767655</text:p>
          </table:table-cell>
          <table:table-cell office:value-type="float" office:value="4102355261" calcext:value-type="float">
            <text:p>4102355261</text:p>
          </table:table-cell>
          <table:table-cell office:value-type="string" calcext:value-type="string">
            <text:p>cycles:u</text:p>
          </table:table-cell>
          <table:table-cell office:value-type="float" office:value="1224358508" calcext:value-type="float">
            <text:p>1224358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[.D157]/100000000;2)" office:value-type="float" office:value="40.03" calcext:value-type="float">
            <text:p>40.03</text:p>
          </table:table-cell>
          <table:table-cell table:formula="of:=ROUND([.E157]/100000000;2)" office:value-type="float" office:value="42.02" calcext:value-type="float">
            <text:p>42.02</text:p>
          </table:table-cell>
          <table:table-cell office:value-type="float" office:value="4003064374" calcext:value-type="float">
            <text:p>4003064374</text:p>
          </table:table-cell>
          <table:table-cell office:value-type="float" office:value="4201970369" calcext:value-type="float">
            <text:p>4201970369</text:p>
          </table:table-cell>
          <table:table-cell office:value-type="string" calcext:value-type="string">
            <text:p>cycles:u</text:p>
          </table:table-cell>
          <table:table-cell office:value-type="float" office:value="1250408134" calcext:value-type="float">
            <text:p>1250408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[.D158]/100000000;2)" office:value-type="float" office:value="40.03" calcext:value-type="float">
            <text:p>40.03</text:p>
          </table:table-cell>
          <table:table-cell table:formula="of:=ROUND([.E158]/100000000;2)" office:value-type="float" office:value="41.02" calcext:value-type="float">
            <text:p>41.02</text:p>
          </table:table-cell>
          <table:table-cell office:value-type="float" office:value="4003194953" calcext:value-type="float">
            <text:p>4003194953</text:p>
          </table:table-cell>
          <table:table-cell office:value-type="float" office:value="4102291545" calcext:value-type="float">
            <text:p>4102291545</text:p>
          </table:table-cell>
          <table:table-cell office:value-type="string" calcext:value-type="string">
            <text:p>cycles:u</text:p>
          </table:table-cell>
          <table:table-cell office:value-type="float" office:value="1223705436" calcext:value-type="float">
            <text:p>1223705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[.D159]/100000000;2)" office:value-type="float" office:value="41.03" calcext:value-type="float">
            <text:p>41.03</text:p>
          </table:table-cell>
          <table:table-cell table:formula="of:=ROUND([.E159]/100000000;2)" office:value-type="float" office:value="42.02" calcext:value-type="float">
            <text:p>42.02</text:p>
          </table:table-cell>
          <table:table-cell office:value-type="float" office:value="4102821823" calcext:value-type="float">
            <text:p>4102821823</text:p>
          </table:table-cell>
          <table:table-cell office:value-type="float" office:value="4202369164" calcext:value-type="float">
            <text:p>4202369164</text:p>
          </table:table-cell>
          <table:table-cell office:value-type="string" calcext:value-type="string">
            <text:p>cycles:u</text:p>
          </table:table-cell>
          <table:table-cell office:value-type="float" office:value="1254480442" calcext:value-type="float">
            <text:p>12544804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[.D160]/100000000;2)" office:value-type="float" office:value="41.03" calcext:value-type="float">
            <text:p>41.03</text:p>
          </table:table-cell>
          <table:table-cell table:formula="of:=ROUND([.E160]/100000000;2)" office:value-type="float" office:value="42.02" calcext:value-type="float">
            <text:p>42.02</text:p>
          </table:table-cell>
          <table:table-cell office:value-type="float" office:value="4103232149" calcext:value-type="float">
            <text:p>4103232149</text:p>
          </table:table-cell>
          <table:table-cell office:value-type="float" office:value="4202071291" calcext:value-type="float">
            <text:p>4202071291</text:p>
          </table:table-cell>
          <table:table-cell office:value-type="string" calcext:value-type="string">
            <text:p>cycles:u</text:p>
          </table:table-cell>
          <table:table-cell office:value-type="float" office:value="1251452784" calcext:value-type="float">
            <text:p>12514527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[.D161]/100000000;2)" office:value-type="float" office:value="41.04" calcext:value-type="float">
            <text:p>41.04</text:p>
          </table:table-cell>
          <table:table-cell table:formula="of:=ROUND([.E161]/100000000;2)" office:value-type="float" office:value="43.02" calcext:value-type="float">
            <text:p>43.02</text:p>
          </table:table-cell>
          <table:table-cell office:value-type="float" office:value="4103569633" calcext:value-type="float">
            <text:p>4103569633</text:p>
          </table:table-cell>
          <table:table-cell office:value-type="float" office:value="4302050687" calcext:value-type="float">
            <text:p>4302050687</text:p>
          </table:table-cell>
          <table:table-cell office:value-type="string" calcext:value-type="string">
            <text:p>cycles:u</text:p>
          </table:table-cell>
          <table:table-cell office:value-type="float" office:value="1279789148" calcext:value-type="float">
            <text:p>1279789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[.D162]/100000000;2)" office:value-type="float" office:value="41.04" calcext:value-type="float">
            <text:p>41.04</text:p>
          </table:table-cell>
          <table:table-cell table:formula="of:=ROUND([.E162]/100000000;2)" office:value-type="float" office:value="42.02" calcext:value-type="float">
            <text:p>42.02</text:p>
          </table:table-cell>
          <table:table-cell office:value-type="float" office:value="4104165750" calcext:value-type="float">
            <text:p>4104165750</text:p>
          </table:table-cell>
          <table:table-cell office:value-type="float" office:value="4202156950" calcext:value-type="float">
            <text:p>4202156950</text:p>
          </table:table-cell>
          <table:table-cell office:value-type="string" calcext:value-type="string">
            <text:p>cycles:u</text:p>
          </table:table-cell>
          <table:table-cell office:value-type="float" office:value="1251791385" calcext:value-type="float">
            <text:p>1251791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[.D163]/100000000;2)" office:value-type="float" office:value="42.04" calcext:value-type="float">
            <text:p>42.04</text:p>
          </table:table-cell>
          <table:table-cell table:formula="of:=ROUND([.E163]/100000000;2)" office:value-type="float" office:value="43.02" calcext:value-type="float">
            <text:p>43.02</text:p>
          </table:table-cell>
          <table:table-cell office:value-type="float" office:value="4203616075" calcext:value-type="float">
            <text:p>4203616075</text:p>
          </table:table-cell>
          <table:table-cell office:value-type="float" office:value="4302263537" calcext:value-type="float">
            <text:p>4302263537</text:p>
          </table:table-cell>
          <table:table-cell office:value-type="string" calcext:value-type="string">
            <text:p>cycles:u</text:p>
          </table:table-cell>
          <table:table-cell office:value-type="float" office:value="1283084251" calcext:value-type="float">
            <text:p>128308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[.D164]/100000000;2)" office:value-type="float" office:value="42.04" calcext:value-type="float">
            <text:p>42.04</text:p>
          </table:table-cell>
          <table:table-cell table:formula="of:=ROUND([.E164]/100000000;2)" office:value-type="float" office:value="42.02" calcext:value-type="float">
            <text:p>42.02</text:p>
          </table:table-cell>
          <table:table-cell office:value-type="float" office:value="4203708116" calcext:value-type="float">
            <text:p>4203708116</text:p>
          </table:table-cell>
          <table:table-cell office:value-type="float" office:value="4202102845" calcext:value-type="float">
            <text:p>4202102845</text:p>
          </table:table-cell>
          <table:table-cell office:value-type="string" calcext:value-type="string">
            <text:p>cycles:u</text:p>
          </table:table-cell>
          <table:table-cell office:value-type="float" office:value="1251346790" calcext:value-type="float">
            <text:p>12513467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[.D165]/100000000;2)" office:value-type="float" office:value="42.03" calcext:value-type="float">
            <text:p>42.03</text:p>
          </table:table-cell>
          <table:table-cell table:formula="of:=ROUND([.E165]/100000000;2)" office:value-type="float" office:value="44.02" calcext:value-type="float">
            <text:p>44.02</text:p>
          </table:table-cell>
          <table:table-cell office:value-type="float" office:value="4203186772" calcext:value-type="float">
            <text:p>4203186772</text:p>
          </table:table-cell>
          <table:table-cell office:value-type="float" office:value="4402134243" calcext:value-type="float">
            <text:p>4402134243</text:p>
          </table:table-cell>
          <table:table-cell office:value-type="string" calcext:value-type="string">
            <text:p>cycles:u</text:p>
          </table:table-cell>
          <table:table-cell office:value-type="float" office:value="1310131498" calcext:value-type="float">
            <text:p>1310131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[.D166]/100000000;2)" office:value-type="float" office:value="42.04" calcext:value-type="float">
            <text:p>42.04</text:p>
          </table:table-cell>
          <table:table-cell table:formula="of:=ROUND([.E166]/100000000;2)" office:value-type="float" office:value="43.03" calcext:value-type="float">
            <text:p>43.03</text:p>
          </table:table-cell>
          <table:table-cell office:value-type="float" office:value="4203915173" calcext:value-type="float">
            <text:p>4203915173</text:p>
          </table:table-cell>
          <table:table-cell office:value-type="float" office:value="4302992748" calcext:value-type="float">
            <text:p>4302992748</text:p>
          </table:table-cell>
          <table:table-cell office:value-type="string" calcext:value-type="string">
            <text:p>cycles:u</text:p>
          </table:table-cell>
          <table:table-cell office:value-type="float" office:value="1286314789" calcext:value-type="float">
            <text:p>12863147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[.D167]/100000000;2)" office:value-type="float" office:value="43.03" calcext:value-type="float">
            <text:p>43.03</text:p>
          </table:table-cell>
          <table:table-cell table:formula="of:=ROUND([.E167]/100000000;2)" office:value-type="float" office:value="44.02" calcext:value-type="float">
            <text:p>44.02</text:p>
          </table:table-cell>
          <table:table-cell office:value-type="float" office:value="4303423564" calcext:value-type="float">
            <text:p>4303423564</text:p>
          </table:table-cell>
          <table:table-cell office:value-type="float" office:value="4402451913" calcext:value-type="float">
            <text:p>4402451913</text:p>
          </table:table-cell>
          <table:table-cell office:value-type="string" calcext:value-type="string">
            <text:p>cycles:u</text:p>
          </table:table-cell>
          <table:table-cell office:value-type="float" office:value="1313716088" calcext:value-type="float">
            <text:p>13137160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[.D168]/100000000;2)" office:value-type="float" office:value="43.03" calcext:value-type="float">
            <text:p>43.03</text:p>
          </table:table-cell>
          <table:table-cell table:formula="of:=ROUND([.E168]/100000000;2)" office:value-type="float" office:value="43.02" calcext:value-type="float">
            <text:p>43.02</text:p>
          </table:table-cell>
          <table:table-cell office:value-type="float" office:value="4302885802" calcext:value-type="float">
            <text:p>4302885802</text:p>
          </table:table-cell>
          <table:table-cell office:value-type="float" office:value="4302001370" calcext:value-type="float">
            <text:p>4302001370</text:p>
          </table:table-cell>
          <table:table-cell office:value-type="string" calcext:value-type="string">
            <text:p>cycles:u</text:p>
          </table:table-cell>
          <table:table-cell office:value-type="float" office:value="1280271107" calcext:value-type="float">
            <text:p>1280271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[.D169]/100000000;2)" office:value-type="float" office:value="43.04" calcext:value-type="float">
            <text:p>43.04</text:p>
          </table:table-cell>
          <table:table-cell table:formula="of:=ROUND([.E169]/100000000;2)" office:value-type="float" office:value="45.02" calcext:value-type="float">
            <text:p>45.02</text:p>
          </table:table-cell>
          <table:table-cell office:value-type="float" office:value="4303527105" calcext:value-type="float">
            <text:p>4303527105</text:p>
          </table:table-cell>
          <table:table-cell office:value-type="float" office:value="4501792190" calcext:value-type="float">
            <text:p>4501792190</text:p>
          </table:table-cell>
          <table:table-cell office:value-type="string" calcext:value-type="string">
            <text:p>cycles:u</text:p>
          </table:table-cell>
          <table:table-cell office:value-type="float" office:value="1337816225" calcext:value-type="float">
            <text:p>1337816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[.D170]/100000000;2)" office:value-type="float" office:value="43.05" calcext:value-type="float">
            <text:p>43.05</text:p>
          </table:table-cell>
          <table:table-cell table:formula="of:=ROUND([.E170]/100000000;2)" office:value-type="float" office:value="44.03" calcext:value-type="float">
            <text:p>44.03</text:p>
          </table:table-cell>
          <table:table-cell office:value-type="float" office:value="4305093946" calcext:value-type="float">
            <text:p>4305093946</text:p>
          </table:table-cell>
          <table:table-cell office:value-type="float" office:value="4402562254" calcext:value-type="float">
            <text:p>4402562254</text:p>
          </table:table-cell>
          <table:table-cell office:value-type="string" calcext:value-type="string">
            <text:p>cycles:u</text:p>
          </table:table-cell>
          <table:table-cell office:value-type="float" office:value="1314159478" calcext:value-type="float">
            <text:p>13141594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[.D171]/100000000;2)" office:value-type="float" office:value="44.16" calcext:value-type="float">
            <text:p>44.16</text:p>
          </table:table-cell>
          <table:table-cell table:formula="of:=ROUND([.E171]/100000000;2)" office:value-type="float" office:value="45.02" calcext:value-type="float">
            <text:p>45.02</text:p>
          </table:table-cell>
          <table:table-cell office:value-type="float" office:value="4415659583" calcext:value-type="float">
            <text:p>4415659583</text:p>
          </table:table-cell>
          <table:table-cell office:value-type="float" office:value="4502160486" calcext:value-type="float">
            <text:p>4502160486</text:p>
          </table:table-cell>
          <table:table-cell office:value-type="string" calcext:value-type="string">
            <text:p>cycles:u</text:p>
          </table:table-cell>
          <table:table-cell office:value-type="float" office:value="1340791964" calcext:value-type="float">
            <text:p>1340791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[.D172]/100000000;2)" office:value-type="float" office:value="44.09" calcext:value-type="float">
            <text:p>44.09</text:p>
          </table:table-cell>
          <table:table-cell table:formula="of:=ROUND([.E172]/100000000;2)" office:value-type="float" office:value="45.02" calcext:value-type="float">
            <text:p>45.02</text:p>
          </table:table-cell>
          <table:table-cell office:value-type="float" office:value="4408708611" calcext:value-type="float">
            <text:p>4408708611</text:p>
          </table:table-cell>
          <table:table-cell office:value-type="float" office:value="4501800072" calcext:value-type="float">
            <text:p>4501800072</text:p>
          </table:table-cell>
          <table:table-cell office:value-type="string" calcext:value-type="string">
            <text:p>cycles:u</text:p>
          </table:table-cell>
          <table:table-cell office:value-type="float" office:value="1337573741" calcext:value-type="float">
            <text:p>133757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[.D173]/100000000;2)" office:value-type="float" office:value="44.03" calcext:value-type="float">
            <text:p>44.03</text:p>
          </table:table-cell>
          <table:table-cell table:formula="of:=ROUND([.E173]/100000000;2)" office:value-type="float" office:value="46.02" calcext:value-type="float">
            <text:p>46.02</text:p>
          </table:table-cell>
          <table:table-cell office:value-type="float" office:value="4403328876" calcext:value-type="float">
            <text:p>4403328876</text:p>
          </table:table-cell>
          <table:table-cell office:value-type="float" office:value="4602203032" calcext:value-type="float">
            <text:p>4602203032</text:p>
          </table:table-cell>
          <table:table-cell office:value-type="string" calcext:value-type="string">
            <text:p>cycles:u</text:p>
          </table:table-cell>
          <table:table-cell office:value-type="float" office:value="1370955256" calcext:value-type="float">
            <text:p>1370955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[.D174]/100000000;2)" office:value-type="float" office:value="44.03" calcext:value-type="float">
            <text:p>44.03</text:p>
          </table:table-cell>
          <table:table-cell table:formula="of:=ROUND([.E174]/100000000;2)" office:value-type="float" office:value="45.02" calcext:value-type="float">
            <text:p>45.02</text:p>
          </table:table-cell>
          <table:table-cell office:value-type="float" office:value="4403097816" calcext:value-type="float">
            <text:p>4403097816</text:p>
          </table:table-cell>
          <table:table-cell office:value-type="float" office:value="4502348112" calcext:value-type="float">
            <text:p>4502348112</text:p>
          </table:table-cell>
          <table:table-cell office:value-type="string" calcext:value-type="string">
            <text:p>cycles:u</text:p>
          </table:table-cell>
          <table:table-cell office:value-type="float" office:value="1342484446" calcext:value-type="float">
            <text:p>13424844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[.D175]/100000000;2)" office:value-type="float" office:value="45.04" calcext:value-type="float">
            <text:p>45.04</text:p>
          </table:table-cell>
          <table:table-cell table:formula="of:=ROUND([.E175]/100000000;2)" office:value-type="float" office:value="46.02" calcext:value-type="float">
            <text:p>46.02</text:p>
          </table:table-cell>
          <table:table-cell office:value-type="float" office:value="4503517092" calcext:value-type="float">
            <text:p>4503517092</text:p>
          </table:table-cell>
          <table:table-cell office:value-type="float" office:value="4601774965" calcext:value-type="float">
            <text:p>4601774965</text:p>
          </table:table-cell>
          <table:table-cell office:value-type="string" calcext:value-type="string">
            <text:p>cycles:u</text:p>
          </table:table-cell>
          <table:table-cell office:value-type="float" office:value="1367516218" calcext:value-type="float">
            <text:p>1367516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[.D176]/100000000;2)" office:value-type="float" office:value="45.03" calcext:value-type="float">
            <text:p>45.03</text:p>
          </table:table-cell>
          <table:table-cell table:formula="of:=ROUND([.E176]/100000000;2)" office:value-type="float" office:value="46.02" calcext:value-type="float">
            <text:p>46.02</text:p>
          </table:table-cell>
          <table:table-cell office:value-type="float" office:value="4503450367" calcext:value-type="float">
            <text:p>4503450367</text:p>
          </table:table-cell>
          <table:table-cell office:value-type="float" office:value="4602459773" calcext:value-type="float">
            <text:p>4602459773</text:p>
          </table:table-cell>
          <table:table-cell office:value-type="string" calcext:value-type="string">
            <text:p>cycles:u</text:p>
          </table:table-cell>
          <table:table-cell office:value-type="float" office:value="1373070331" calcext:value-type="float">
            <text:p>1373070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[.D177]/100000000;2)" office:value-type="float" office:value="45.03" calcext:value-type="float">
            <text:p>45.03</text:p>
          </table:table-cell>
          <table:table-cell table:formula="of:=ROUND([.E177]/100000000;2)" office:value-type="float" office:value="47.02" calcext:value-type="float">
            <text:p>47.02</text:p>
          </table:table-cell>
          <table:table-cell office:value-type="float" office:value="4503294354" calcext:value-type="float">
            <text:p>4503294354</text:p>
          </table:table-cell>
          <table:table-cell office:value-type="float" office:value="4702350151" calcext:value-type="float">
            <text:p>4702350151</text:p>
          </table:table-cell>
          <table:table-cell office:value-type="string" calcext:value-type="string">
            <text:p>cycles:u</text:p>
          </table:table-cell>
          <table:table-cell office:value-type="float" office:value="1400866455" calcext:value-type="float">
            <text:p>14008664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[.D178]/100000000;2)" office:value-type="float" office:value="45.03" calcext:value-type="float">
            <text:p>45.03</text:p>
          </table:table-cell>
          <table:table-cell table:formula="of:=ROUND([.E178]/100000000;2)" office:value-type="float" office:value="46.02" calcext:value-type="float">
            <text:p>46.02</text:p>
          </table:table-cell>
          <table:table-cell office:value-type="float" office:value="4503119839" calcext:value-type="float">
            <text:p>4503119839</text:p>
          </table:table-cell>
          <table:table-cell office:value-type="float" office:value="4602395691" calcext:value-type="float">
            <text:p>4602395691</text:p>
          </table:table-cell>
          <table:table-cell office:value-type="string" calcext:value-type="string">
            <text:p>cycles:u</text:p>
          </table:table-cell>
          <table:table-cell office:value-type="float" office:value="1372376481" calcext:value-type="float">
            <text:p>1372376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[.D179]/100000000;2)" office:value-type="float" office:value="46.04" calcext:value-type="float">
            <text:p>46.04</text:p>
          </table:table-cell>
          <table:table-cell table:formula="of:=ROUND([.E179]/100000000;2)" office:value-type="float" office:value="46.02" calcext:value-type="float">
            <text:p>46.02</text:p>
          </table:table-cell>
          <table:table-cell office:value-type="float" office:value="4603827865" calcext:value-type="float">
            <text:p>4603827865</text:p>
          </table:table-cell>
          <table:table-cell office:value-type="float" office:value="4602472249" calcext:value-type="float">
            <text:p>4602472249</text:p>
          </table:table-cell>
          <table:table-cell office:value-type="string" calcext:value-type="string">
            <text:p>cycles:u</text:p>
          </table:table-cell>
          <table:table-cell office:value-type="float" office:value="1372699941" calcext:value-type="float">
            <text:p>1372699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[.D180]/100000000;2)" office:value-type="float" office:value="46.05" calcext:value-type="float">
            <text:p>46.05</text:p>
          </table:table-cell>
          <table:table-cell table:formula="of:=ROUND([.E180]/100000000;2)" office:value-type="float" office:value="46.02" calcext:value-type="float">
            <text:p>46.02</text:p>
          </table:table-cell>
          <table:table-cell office:value-type="float" office:value="4604550649" calcext:value-type="float">
            <text:p>4604550649</text:p>
          </table:table-cell>
          <table:table-cell office:value-type="float" office:value="4602474926" calcext:value-type="float">
            <text:p>4602474926</text:p>
          </table:table-cell>
          <table:table-cell office:value-type="string" calcext:value-type="string">
            <text:p>cycles:u</text:p>
          </table:table-cell>
          <table:table-cell office:value-type="float" office:value="1370655178" calcext:value-type="float">
            <text:p>1370655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[.D181]/100000000;2)" office:value-type="float" office:value="46.03" calcext:value-type="float">
            <text:p>46.03</text:p>
          </table:table-cell>
          <table:table-cell table:formula="of:=ROUND([.E181]/100000000;2)" office:value-type="float" office:value="47.03" calcext:value-type="float">
            <text:p>47.03</text:p>
          </table:table-cell>
          <table:table-cell office:value-type="float" office:value="4603341156" calcext:value-type="float">
            <text:p>4603341156</text:p>
          </table:table-cell>
          <table:table-cell office:value-type="float" office:value="4702892788" calcext:value-type="float">
            <text:p>4702892788</text:p>
          </table:table-cell>
          <table:table-cell office:value-type="string" calcext:value-type="string">
            <text:p>cycles:u</text:p>
          </table:table-cell>
          <table:table-cell office:value-type="float" office:value="1405109173" calcext:value-type="float">
            <text:p>1405109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[.D182]/100000000;2)" office:value-type="float" office:value="46.04" calcext:value-type="float">
            <text:p>46.04</text:p>
          </table:table-cell>
          <table:table-cell table:formula="of:=ROUND([.E182]/100000000;2)" office:value-type="float" office:value="48.02" calcext:value-type="float">
            <text:p>48.02</text:p>
          </table:table-cell>
          <table:table-cell office:value-type="float" office:value="4603849009" calcext:value-type="float">
            <text:p>4603849009</text:p>
          </table:table-cell>
          <table:table-cell office:value-type="float" office:value="4802241189" calcext:value-type="float">
            <text:p>4802241189</text:p>
          </table:table-cell>
          <table:table-cell office:value-type="string" calcext:value-type="string">
            <text:p>cycles:u</text:p>
          </table:table-cell>
          <table:table-cell office:value-type="float" office:value="1429282106" calcext:value-type="float">
            <text:p>1429282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[.D183]/100000000;2)" office:value-type="float" office:value="47.03" calcext:value-type="float">
            <text:p>47.03</text:p>
          </table:table-cell>
          <table:table-cell table:formula="of:=ROUND([.E183]/100000000;2)" office:value-type="float" office:value="47.02" calcext:value-type="float">
            <text:p>47.02</text:p>
          </table:table-cell>
          <table:table-cell office:value-type="float" office:value="4703485395" calcext:value-type="float">
            <text:p>4703485395</text:p>
          </table:table-cell>
          <table:table-cell office:value-type="float" office:value="4701926026" calcext:value-type="float">
            <text:p>4701926026</text:p>
          </table:table-cell>
          <table:table-cell office:value-type="string" calcext:value-type="string">
            <text:p>cycles:u</text:p>
          </table:table-cell>
          <table:table-cell office:value-type="float" office:value="1397511226" calcext:value-type="float">
            <text:p>1397511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[.D184]/100000000;2)" office:value-type="float" office:value="47.04" calcext:value-type="float">
            <text:p>47.04</text:p>
          </table:table-cell>
          <table:table-cell table:formula="of:=ROUND([.E184]/100000000;2)" office:value-type="float" office:value="49.03" calcext:value-type="float">
            <text:p>49.03</text:p>
          </table:table-cell>
          <table:table-cell office:value-type="float" office:value="4704013749" calcext:value-type="float">
            <text:p>4704013749</text:p>
          </table:table-cell>
          <table:table-cell office:value-type="float" office:value="4902645178" calcext:value-type="float">
            <text:p>4902645178</text:p>
          </table:table-cell>
          <table:table-cell office:value-type="string" calcext:value-type="string">
            <text:p>cycles:u</text:p>
          </table:table-cell>
          <table:table-cell office:value-type="float" office:value="1462050128" calcext:value-type="float">
            <text:p>1462050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[.D185]/100000000;2)" office:value-type="float" office:value="47.05" calcext:value-type="float">
            <text:p>47.05</text:p>
          </table:table-cell>
          <table:table-cell table:formula="of:=ROUND([.E185]/100000000;2)" office:value-type="float" office:value="47.03" calcext:value-type="float">
            <text:p>47.03</text:p>
          </table:table-cell>
          <table:table-cell office:value-type="float" office:value="4704678890" calcext:value-type="float">
            <text:p>4704678890</text:p>
          </table:table-cell>
          <table:table-cell office:value-type="float" office:value="4702566883" calcext:value-type="float">
            <text:p>4702566883</text:p>
          </table:table-cell>
          <table:table-cell office:value-type="string" calcext:value-type="string">
            <text:p>cycles:u</text:p>
          </table:table-cell>
          <table:table-cell office:value-type="float" office:value="1402917813" calcext:value-type="float">
            <text:p>14029178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[.D186]/100000000;2)" office:value-type="float" office:value="47.05" calcext:value-type="float">
            <text:p>47.05</text:p>
          </table:table-cell>
          <table:table-cell table:formula="of:=ROUND([.E186]/100000000;2)" office:value-type="float" office:value="49.02" calcext:value-type="float">
            <text:p>49.02</text:p>
          </table:table-cell>
          <table:table-cell office:value-type="float" office:value="4705088218" calcext:value-type="float">
            <text:p>4705088218</text:p>
          </table:table-cell>
          <table:table-cell office:value-type="float" office:value="4902025261" calcext:value-type="float">
            <text:p>4902025261</text:p>
          </table:table-cell>
          <table:table-cell office:value-type="string" calcext:value-type="string">
            <text:p>cycles:u</text:p>
          </table:table-cell>
          <table:table-cell office:value-type="float" office:value="1457340951" calcext:value-type="float">
            <text:p>1457340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[.D187]/100000000;2)" office:value-type="float" office:value="48.04" calcext:value-type="float">
            <text:p>48.04</text:p>
          </table:table-cell>
          <table:table-cell table:formula="of:=ROUND([.E187]/100000000;2)" office:value-type="float" office:value="49.03" calcext:value-type="float">
            <text:p>49.03</text:p>
          </table:table-cell>
          <table:table-cell office:value-type="float" office:value="4804190050" calcext:value-type="float">
            <text:p>4804190050</text:p>
          </table:table-cell>
          <table:table-cell office:value-type="float" office:value="4902646422" calcext:value-type="float">
            <text:p>4902646422</text:p>
          </table:table-cell>
          <table:table-cell office:value-type="string" calcext:value-type="string">
            <text:p>cycles:u</text:p>
          </table:table-cell>
          <table:table-cell office:value-type="float" office:value="1462316183" calcext:value-type="float">
            <text:p>1462316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[.D188]/100000000;2)" office:value-type="float" office:value="48.04" calcext:value-type="float">
            <text:p>48.04</text:p>
          </table:table-cell>
          <table:table-cell table:formula="of:=ROUND([.E188]/100000000;2)" office:value-type="float" office:value="50.03" calcext:value-type="float">
            <text:p>50.03</text:p>
          </table:table-cell>
          <table:table-cell office:value-type="float" office:value="4804352802" calcext:value-type="float">
            <text:p>4804352802</text:p>
          </table:table-cell>
          <table:table-cell office:value-type="float" office:value="5002666951" calcext:value-type="float">
            <text:p>5002666951</text:p>
          </table:table-cell>
          <table:table-cell office:value-type="string" calcext:value-type="string">
            <text:p>cycles:u</text:p>
          </table:table-cell>
          <table:table-cell office:value-type="float" office:value="1492516642" calcext:value-type="float">
            <text:p>14925166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[.D189]/100000000;2)" office:value-type="float" office:value="48.05" calcext:value-type="float">
            <text:p>48.05</text:p>
          </table:table-cell>
          <table:table-cell table:formula="of:=ROUND([.E189]/100000000;2)" office:value-type="float" office:value="49.03" calcext:value-type="float">
            <text:p>49.03</text:p>
          </table:table-cell>
          <table:table-cell office:value-type="float" office:value="4804667362" calcext:value-type="float">
            <text:p>4804667362</text:p>
          </table:table-cell>
          <table:table-cell office:value-type="float" office:value="4902588739" calcext:value-type="float">
            <text:p>4902588739</text:p>
          </table:table-cell>
          <table:table-cell office:value-type="string" calcext:value-type="string">
            <text:p>cycles:u</text:p>
          </table:table-cell>
          <table:table-cell office:value-type="float" office:value="1462216211" calcext:value-type="float">
            <text:p>1462216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[.D190]/100000000;2)" office:value-type="float" office:value="48.04" calcext:value-type="float">
            <text:p>48.04</text:p>
          </table:table-cell>
          <table:table-cell table:formula="of:=ROUND([.E190]/100000000;2)" office:value-type="float" office:value="50.03" calcext:value-type="float">
            <text:p>50.03</text:p>
          </table:table-cell>
          <table:table-cell office:value-type="float" office:value="4804357360" calcext:value-type="float">
            <text:p>4804357360</text:p>
          </table:table-cell>
          <table:table-cell office:value-type="float" office:value="5002671226" calcext:value-type="float">
            <text:p>5002671226</text:p>
          </table:table-cell>
          <table:table-cell office:value-type="string" calcext:value-type="string">
            <text:p>cycles:u</text:p>
          </table:table-cell>
          <table:table-cell office:value-type="float" office:value="1492594516" calcext:value-type="float">
            <text:p>14925945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[.D191]/100000000;2)" office:value-type="float" office:value="49.03" calcext:value-type="float">
            <text:p>49.03</text:p>
          </table:table-cell>
          <table:table-cell table:formula="of:=ROUND([.E191]/100000000;2)" office:value-type="float" office:value="49.02" calcext:value-type="float">
            <text:p>49.02</text:p>
          </table:table-cell>
          <table:table-cell office:value-type="float" office:value="4903331195" calcext:value-type="float">
            <text:p>4903331195</text:p>
          </table:table-cell>
          <table:table-cell office:value-type="float" office:value="4902234601" calcext:value-type="float">
            <text:p>4902234601</text:p>
          </table:table-cell>
          <table:table-cell office:value-type="string" calcext:value-type="string">
            <text:p>cycles:u</text:p>
          </table:table-cell>
          <table:table-cell office:value-type="float" office:value="1458785456" calcext:value-type="float">
            <text:p>14587854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[.D192]/100000000;2)" office:value-type="float" office:value="49.03" calcext:value-type="float">
            <text:p>49.03</text:p>
          </table:table-cell>
          <table:table-cell table:formula="of:=ROUND([.E192]/100000000;2)" office:value-type="float" office:value="51.03" calcext:value-type="float">
            <text:p>51.03</text:p>
          </table:table-cell>
          <table:table-cell office:value-type="float" office:value="4903476346" calcext:value-type="float">
            <text:p>4903476346</text:p>
          </table:table-cell>
          <table:table-cell office:value-type="float" office:value="5102770191" calcext:value-type="float">
            <text:p>5102770191</text:p>
          </table:table-cell>
          <table:table-cell office:value-type="string" calcext:value-type="string">
            <text:p>cycles:u</text:p>
          </table:table-cell>
          <table:table-cell office:value-type="float" office:value="1522979852" calcext:value-type="float">
            <text:p>1522979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[.D193]/100000000;2)" office:value-type="float" office:value="49.04" calcext:value-type="float">
            <text:p>49.04</text:p>
          </table:table-cell>
          <table:table-cell table:formula="of:=ROUND([.E193]/100000000;2)" office:value-type="float" office:value="50.03" calcext:value-type="float">
            <text:p>50.03</text:p>
          </table:table-cell>
          <table:table-cell office:value-type="float" office:value="4904446918" calcext:value-type="float">
            <text:p>4904446918</text:p>
          </table:table-cell>
          <table:table-cell office:value-type="float" office:value="5002563506" calcext:value-type="float">
            <text:p>5002563506</text:p>
          </table:table-cell>
          <table:table-cell office:value-type="string" calcext:value-type="string">
            <text:p>cycles:u</text:p>
          </table:table-cell>
          <table:table-cell office:value-type="float" office:value="1492205814" calcext:value-type="float">
            <text:p>1492205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[.D194]/100000000;2)" office:value-type="float" office:value="49.05" calcext:value-type="float">
            <text:p>49.05</text:p>
          </table:table-cell>
          <table:table-cell table:formula="of:=ROUND([.E194]/100000000;2)" office:value-type="float" office:value="51.04" calcext:value-type="float">
            <text:p>51.04</text:p>
          </table:table-cell>
          <table:table-cell office:value-type="float" office:value="4904502661" calcext:value-type="float">
            <text:p>4904502661</text:p>
          </table:table-cell>
          <table:table-cell office:value-type="float" office:value="5103720663" calcext:value-type="float">
            <text:p>5103720663</text:p>
          </table:table-cell>
          <table:table-cell office:value-type="string" calcext:value-type="string">
            <text:p>cycles:u</text:p>
          </table:table-cell>
          <table:table-cell office:value-type="float" office:value="1529176565" calcext:value-type="float">
            <text:p>152917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[.D195]/100000000;2)" office:value-type="float" office:value="50.06" calcext:value-type="float">
            <text:p>50.06</text:p>
          </table:table-cell>
          <table:table-cell table:formula="of:=ROUND([.E195]/100000000;2)" office:value-type="float" office:value="50.02" calcext:value-type="float">
            <text:p>50.02</text:p>
          </table:table-cell>
          <table:table-cell office:value-type="float" office:value="5005836075" calcext:value-type="float">
            <text:p>5005836075</text:p>
          </table:table-cell>
          <table:table-cell office:value-type="float" office:value="5001899092" calcext:value-type="float">
            <text:p>5001899092</text:p>
          </table:table-cell>
          <table:table-cell office:value-type="string" calcext:value-type="string">
            <text:p>cycles:u</text:p>
          </table:table-cell>
          <table:table-cell office:value-type="float" office:value="1485005662" calcext:value-type="float">
            <text:p>14850056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[.D196]/100000000;2)" office:value-type="float" office:value="50.04" calcext:value-type="float">
            <text:p>50.04</text:p>
          </table:table-cell>
          <table:table-cell table:formula="of:=ROUND([.E196]/100000000;2)" office:value-type="float" office:value="52.03" calcext:value-type="float">
            <text:p>52.03</text:p>
          </table:table-cell>
          <table:table-cell office:value-type="float" office:value="5004066741" calcext:value-type="float">
            <text:p>5004066741</text:p>
          </table:table-cell>
          <table:table-cell office:value-type="float" office:value="5202597783" calcext:value-type="float">
            <text:p>5202597783</text:p>
          </table:table-cell>
          <table:table-cell office:value-type="string" calcext:value-type="string">
            <text:p>cycles:u</text:p>
          </table:table-cell>
          <table:table-cell office:value-type="float" office:value="1551198864" calcext:value-type="float">
            <text:p>1551198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[.D197]/100000000;2)" office:value-type="float" office:value="50.04" calcext:value-type="float">
            <text:p>50.04</text:p>
          </table:table-cell>
          <table:table-cell table:formula="of:=ROUND([.E197]/100000000;2)" office:value-type="float" office:value="51.02" calcext:value-type="float">
            <text:p>51.02</text:p>
          </table:table-cell>
          <table:table-cell office:value-type="float" office:value="5003712584" calcext:value-type="float">
            <text:p>5003712584</text:p>
          </table:table-cell>
          <table:table-cell office:value-type="float" office:value="5102115765" calcext:value-type="float">
            <text:p>5102115765</text:p>
          </table:table-cell>
          <table:table-cell office:value-type="string" calcext:value-type="string">
            <text:p>cycles:u</text:p>
          </table:table-cell>
          <table:table-cell office:value-type="float" office:value="1517194198" calcext:value-type="float">
            <text:p>15171941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[.D198]/100000000;2)" office:value-type="float" office:value="50.04" calcext:value-type="float">
            <text:p>50.04</text:p>
          </table:table-cell>
          <table:table-cell table:formula="of:=ROUND([.E198]/100000000;2)" office:value-type="float" office:value="52.03" calcext:value-type="float">
            <text:p>52.03</text:p>
          </table:table-cell>
          <table:table-cell office:value-type="float" office:value="5003897299" calcext:value-type="float">
            <text:p>5003897299</text:p>
          </table:table-cell>
          <table:table-cell office:value-type="float" office:value="5202628993" calcext:value-type="float">
            <text:p>5202628993</text:p>
          </table:table-cell>
          <table:table-cell office:value-type="string" calcext:value-type="string">
            <text:p>cycles:u</text:p>
          </table:table-cell>
          <table:table-cell office:value-type="float" office:value="1551009394" calcext:value-type="float">
            <text:p>1551009394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21:08:15.798047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0:48:24.129294229</meta:creation-date>
    <dc:date>2018-11-04T21:41:43.315654412</dc:date>
    <meta:editing-duration>P2DT20H43M3S</meta:editing-duration>
    <meta:editing-cycles>6</meta:editing-cycles>
    <meta:generator>LibreOffice/5.1.6.2$Linux_X86_64 LibreOffice_project/10m0$Build-2</meta:generator>
    <meta:document-statistic meta:table-count="6" meta:cell-count="98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51cm" svg:height="21.065cm" xlink:href=".." xlink:type="simple" chart:class="chart:line" chart:style-name="ch1">
        <chart:title svg:x="15.483cm" svg:y="0.557cm" chart:style-name="ch2">
          <text:p>Cycles/Iteration for dense NOP loop</text:p>
        </chart:title>
        <chart:legend chart:legend-position="end" svg:x="34.049cm" svg:y="9.735cm" style:legend-expansion="high" chart:style-name="ch3"/>
        <chart:plot-area chart:style-name="ch4" table:cell-range-address="short_nop_test.A1:short_nop_test.D98" chart:data-source-has-labels="both" svg:x="1.776cm" svg:y="1.757cm" svg:width="31.508cm" svg:height="17.906cm">
          <chartooo:coordinate-region svg:x="2.397cm" svg:y="1.956cm" svg:width="30.747cm" svg:height="16.915cm"/>
          <chart:axis chart:dimension="x" chart:name="primary-x" chart:style-name="ch5" chartooo:axis-type="auto">
            <chartooo:date-scale/>
            <chart:title svg:x="16.56cm" svg:y="20.084cm" chart:style-name="ch6">
              <text:p>Uops in loop</text:p>
            </chart:title>
            <chart:categories table:cell-range-address="short_nop_test.A2:short_nop_test.A98"/>
          </chart:axis>
          <chart:axis chart:dimension="y" chart:name="primary-y" chart:style-name="ch7">
            <chart:title svg:x="0.451cm" svg:y="11.799cm" chart:style-name="ch8">
              <text:p>Cyles/Iteration</text:p>
            </chart:title>
            <chart:grid chart:style-name="ch9" chart:class="major"/>
          </chart:axis>
          <chart:series chart:style-name="ch10" chart:values-cell-range-address="short_nop_test.B2:short_nop_test.B98" chart:label-cell-address="short_nop_test.B1:short_nop_test.B1" chart:class="chart:line">
            <chart:data-point chart:repeated="97"/>
          </chart:series>
          <chart:series chart:style-name="ch11" chart:values-cell-range-address="short_nop_test.C2:short_nop_test.C98" chart:label-cell-address="short_nop_test.C1:short_nop_test.C1" chart:class="chart:line">
            <chart:data-point chart:repeated="97"/>
          </chart:series>
          <chart:series chart:style-name="ch12" chart:values-cell-range-address="short_nop_test.D2:short_nop_test.D98" chart:label-cell-address="short_nop_test.D1:short_nop_test.D1" chart:class="chart:line">
            <chart:data-point chart:repeated="9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D</text:p>
                <draw:g>
                  <svg:desc>short_nop_test.B1:short_nop_test.B1</svg:desc>
                </draw:g>
              </table:table-cell>
              <table:table-cell office:value-type="string">
                <text:p>Legacy</text:p>
                <draw:g>
                  <svg:desc>short_nop_test.C1:short_nop_test.C1</svg:desc>
                </draw:g>
              </table:table-cell>
              <table:table-cell office:value-type="string">
                <text:p>Misaligned Legacy</text:p>
                <draw:g>
                  <svg:desc>short_nop_test.D1:short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ort_nop_test.A2:short_nop_test.A98</svg:desc>
                </draw:g>
              </table:table-cell>
              <table:table-cell office:value-type="float" office:value="1">
                <text:p>1</text:p>
                <draw:g>
                  <svg:desc>short_nop_test.B2:short_nop_test.B98</svg:desc>
                </draw:g>
              </table:table-cell>
              <table:table-cell office:value-type="float" office:value="NaN">
                <text:p>NaN</text:p>
                <draw:g>
                  <svg:desc>short_nop_test.C2:short_nop_test.C98</svg:desc>
                </draw:g>
              </table:table-cell>
              <table:table-cell office:value-type="float" office:value="1">
                <text:p>1</text:p>
                <draw:g>
                  <svg:desc>short_nop_test.D2:short_nop_test.D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715cm" svg:height="23.455cm" xlink:href=".." xlink:type="simple" chart:class="chart:line" chart:style-name="ch1">
        <chart:legend chart:legend-position="end" svg:x="38.863cm" svg:y="11.179cm" style:legend-expansion="high" chart:style-name="ch2"/>
        <chart:plot-area chart:style-name="ch3" table:cell-range-address="Sheet3.A1:Sheet3.C198" chart:data-source-has-labels="column" svg:x="0.834cm" svg:y="0.469cm" svg:width="37.195cm" svg:height="22.517cm">
          <chartooo:coordinate-region svg:x="1.455cm" svg:y="0.59cm" svg:width="36.574cm" svg:height="21.394cm"/>
          <chart:axis chart:dimension="x" chart:name="primary-x" chart:style-name="ch4" chartooo:axis-type="auto">
            <chartooo:date-scale/>
            <chart:categories table:cell-range-address="Sheet3.A1:Sheet3.A1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198" chart:class="chart:line">
            <chart:data-point chart:repeated="198"/>
          </chart:series>
          <chart:series chart:style-name="ch7" chart:values-cell-range-address="Sheet3.C1:Sheet3.C198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3.A1:Sheet3.A198</svg:desc>
                </draw:g>
              </table:table-cell>
              <table:table-cell office:value-type="float" office:value="1.01">
                <text:p>1.01</text:p>
                <draw:g>
                  <svg:desc>Sheet3.B1:Sheet3.B198</svg:desc>
                </draw:g>
              </table:table-cell>
              <table:table-cell office:value-type="float" office:value="1.01">
                <text:p>1.01</text:p>
                <draw:g>
                  <svg:desc>Sheet3.C1:Sheet3.C1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1">
                <text:p>1.0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1">
                <text:p>1.5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1">
                <text:p>2.0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1">
                <text:p>2.0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">
                <text:p>2.6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1">
                <text:p>3.5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1">
                <text:p>3.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1">
                <text:p>4.51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1">
                <text:p>4.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1">
                <text:p>5.01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1">
                <text:p>5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01">
                <text:p>6.01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1">
                <text:p>6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01">
                <text:p>7.01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1">
                <text:p>7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01">
                <text:p>8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01">
                <text:p>8.0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2">
                <text:p>8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1">
                <text:p>8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2">
                <text:p>9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2">
                <text:p>10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">
                <text:p>10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1">
                <text:p>11.01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">
                <text:p>12.01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1">
                <text:p>12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2">
                <text:p>13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">
                <text:p>13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1">
                <text:p>14.01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2">
                <text:p>14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2">
                <text:p>14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1">
                <text:p>14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">
                <text:p>15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2">
                <text:p>15.02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.02">
                <text:p>15.02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1">
                <text:p>15.01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.01">
                <text:p>16.01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2">
                <text:p>16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8.02">
                <text:p>18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.02">
                <text:p>18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.02">
                <text:p>20.02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.02">
                <text:p>20.0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.02">
                <text:p>20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.02">
                <text:p>20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.02">
                <text:p>22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.02">
                <text:p>22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.02">
                <text:p>22.0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.02">
                <text:p>22.0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3.02">
                <text:p>23.02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.02">
                <text:p>23.02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3.02">
                <text:p>23.02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.02">
                <text:p>23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4.02">
                <text:p>24.02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.02">
                <text:p>24.02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.02">
                <text:p>25.02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5.02">
                <text:p>25.0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.02">
                <text:p>25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02">
                <text:p>25.02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6.02">
                <text:p>26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6.02">
                <text:p>26.02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6.02">
                <text:p>26.02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.02">
                <text:p>26.02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7.02">
                <text:p>27.0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7.03">
                <text:p>27.03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7.02">
                <text:p>27.02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.03">
                <text:p>27.03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8.03">
                <text:p>28.03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.03">
                <text:p>28.03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8.02">
                <text:p>28.02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.02">
                <text:p>28.02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9.02">
                <text:p>29.0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9.02">
                <text:p>29.02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9.02">
                <text:p>29.02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.02">
                <text:p>29.02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0.03">
                <text:p>30.03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0.02">
                <text:p>30.02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.03">
                <text:p>31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2.03">
                <text:p>32.03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.03">
                <text:p>32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3.03">
                <text:p>33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3.03">
                <text:p>33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4.03">
                <text:p>34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4.03">
                <text:p>34.03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4.03">
                <text:p>34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.03">
                <text:p>34.03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5.03">
                <text:p>35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5.05">
                <text:p>35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5.05">
                <text:p>35.05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.03">
                <text:p>35.03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6.04">
                <text:p>36.04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6.02">
                <text:p>36.02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6.03">
                <text:p>36.03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.04">
                <text:p>36.04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7.05">
                <text:p>37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7.03">
                <text:p>37.03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8.03">
                <text:p>38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.03">
                <text:p>38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8.05">
                <text:p>38.05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.03">
                <text:p>38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9.03">
                <text:p>39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9.03">
                <text:p>39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9.03">
                <text:p>39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.03">
                <text:p>39.03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0.03">
                <text:p>40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1.04">
                <text:p>41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.04">
                <text:p>41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2.04">
                <text:p>42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2.04">
                <text:p>42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2.03">
                <text:p>42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.04">
                <text:p>42.04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3.03">
                <text:p>43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3.03">
                <text:p>43.03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3.04">
                <text:p>43.04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.05">
                <text:p>43.05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4.16">
                <text:p>44.16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4.09">
                <text:p>44.09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4.03">
                <text:p>44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.03">
                <text:p>44.03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5.04">
                <text:p>45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5.03">
                <text:p>45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6.04">
                <text:p>46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6.05">
                <text:p>46.05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6.03">
                <text:p>46.03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.04">
                <text:p>46.04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7.03">
                <text:p>47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7.04">
                <text:p>47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7.05">
                <text:p>47.05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.05">
                <text:p>47.05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8.04">
                <text:p>48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8.05">
                <text:p>48.05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9.03">
                <text:p>49.03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9.03">
                <text:p>49.03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9.04">
                <text:p>49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.05">
                <text:p>49.05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0.06">
                <text:p>50.06</text:p>
              </table:table-cell>
              <table:table-cell office:value-type="float" office:value="50.02">
                <text:p>50.0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0.04">
                <text:p>50.04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true" chart:tick-marks-major-outer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98cm" svg:height="23.349cm" xlink:href=".." xlink:type="simple" chart:class="chart:line" chart:style-name="ch1">
        <chart:title svg:x="15.091cm" svg:y="0.602cm" chart:style-name="ch2">
          <text:p>Cyles/Iteration for LSD and DSB contained loops</text:p>
        </chart:title>
        <chart:legend chart:legend-position="end" svg:x="37.048cm" svg:y="10.877cm" style:legend-expansion="high" chart:style-name="ch3"/>
        <chart:plot-area chart:style-name="ch4" table:cell-range-address="long_nop_test.A1:long_nop_test.D68" chart:data-source-has-labels="both" svg:x="1.81cm" svg:y="1.847cm" svg:width="34.439cm" svg:height="20.055cm">
          <chartooo:coordinate-region svg:x="2.246cm" svg:y="2.047cm" svg:width="32.693cm" svg:height="19.208cm"/>
          <chart:axis chart:dimension="x" chart:name="primary-x" chart:style-name="ch5" chartooo:axis-type="auto">
            <chartooo:date-scale/>
            <chart:title svg:x="17.847cm" svg:y="22.368cm" chart:style-name="ch6">
              <text:p>Loop uop count</text:p>
            </chart:title>
            <chart:categories table:cell-range-address="long_nop_test.A2:long_nop_test.A68"/>
            <chart:grid chart:style-name="ch7" chart:class="major"/>
          </chart:axis>
          <chart:axis chart:dimension="y" chart:name="primary-y" chart:style-name="ch8">
            <chart:title svg:x="0.451cm" svg:y="13.043cm" chart:style-name="ch9">
              <text:p>Cycles/Iteration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long_nop_test.B2:long_nop_test.B68" chart:label-cell-address="long_nop_test.B1:long_nop_test.B1" chart:class="chart:line">
            <chart:data-point chart:repeated="67"/>
          </chart:series>
          <chart:series chart:attached-axis="secondary-y" chart:style-name="ch12" chart:values-cell-range-address="long_nop_test.C2:long_nop_test.C68" chart:label-cell-address="long_nop_test.C1:long_nop_test.C1" chart:class="chart:line">
            <chart:data-point chart:repeated="67"/>
          </chart:series>
          <chart:series chart:attached-axis="primary-y" chart:style-name="ch13" chart:values-cell-range-address="long_nop_test.D2:long_nop_test.D68" chart:label-cell-address="long_nop_test.D1:long_nop_test.D1" chart:class="chart:line">
            <chart:data-point chart:repeated="6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iter</text:p>
                <draw:g>
                  <svg:desc>long_nop_test.B1:long_nop_test.B1</svg:desc>
                </draw:g>
              </table:table-cell>
              <table:table-cell office:value-type="string">
                <text:p>LSD %</text:p>
                <draw:g>
                  <svg:desc>long_nop_test.C1:long_nop_test.C1</svg:desc>
                </draw:g>
              </table:table-cell>
              <table:table-cell office:value-type="string">
                <text:p>Ideal</text:p>
                <draw:g>
                  <svg:desc>long_nop_test.D1:long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long_nop_test.A2:long_nop_test.A68</svg:desc>
                </draw:g>
              </table:table-cell>
              <table:table-cell office:value-type="float" office:value="1">
                <text:p>1</text:p>
                <draw:g>
                  <svg:desc>long_nop_test.B2:long_nop_test.B68</svg:desc>
                </draw:g>
              </table:table-cell>
              <table:table-cell office:value-type="float" office:value="0.835213056666667">
                <text:p>0.835213056666667</text:p>
                <draw:g>
                  <svg:desc>long_nop_test.C2:long_nop_test.C68</svg:desc>
                </draw:g>
              </table:table-cell>
              <table:table-cell office:value-type="float" office:value="0.75">
                <text:p>0.75</text:p>
                <draw:g>
                  <svg:desc>long_nop_test.D2:long_nop_test.D6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5443932">
                <text:p>0.75443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1.000079832">
                <text:p>1.00007983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.00005445333333">
                <text:p>1.000054453333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00003165571429">
                <text:p>1.0000316557142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0000506725">
                <text:p>1.0000506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1.00002741222222">
                <text:p>1.0000274122222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0.999976612">
                <text:p>0.9999766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99981846363636">
                <text:p>0.99998184636363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9997054">
                <text:p>0.99997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0.999964887692308">
                <text:p>0.99996488769230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0.999966972857143">
                <text:p>0.9999669728571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999960729333333">
                <text:p>0.999960729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99961655">
                <text:p>0.99996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0.999963757058823">
                <text:p>0.99996375705882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0.99997854">
                <text:p>0.999978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99964468947368">
                <text:p>0.99996446894736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999969647">
                <text:p>0.999969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0.999949638095238">
                <text:p>0.99994963809523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0.999957933181818">
                <text:p>0.99995793318181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999944821304348">
                <text:p>0.99994482130434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999930622916667">
                <text:p>0.99993062291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6">
                <text:p>6.6</text:p>
              </table:table-cell>
              <table:table-cell office:value-type="float" office:value="0.9999410724">
                <text:p>0.999941072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6">
                <text:p>6.6</text:p>
              </table:table-cell>
              <table:table-cell office:value-type="float" office:value="0.999948500384615">
                <text:p>0.99994850038461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.999925985555556">
                <text:p>0.99992598555555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999934099285714">
                <text:p>0.9999340992857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0.999921143103448">
                <text:p>0.99992114310344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0.999913739333333">
                <text:p>0.9999137393333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999909525483871">
                <text:p>0.99990952548387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9999130353125">
                <text:p>0.9999130353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999931501818182">
                <text:p>0.99993150181818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999947639705882">
                <text:p>0.99994763970588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999921238285714">
                <text:p>0.99992123828571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999941623055556">
                <text:p>0.9999416230555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999893327567568">
                <text:p>0.99989332756756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999928217894737">
                <text:p>0.99992821789473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999892102307692">
                <text:p>0.99989210230769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99992558">
                <text:p>0.99992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999908750243903">
                <text:p>0.99990875024390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99987924547619">
                <text:p>0.9998792454761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0.999912252325581">
                <text:p>0.99991225232558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0.999896492045454">
                <text:p>0.9998964920454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999884275777778">
                <text:p>0.99988427577777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999862978478261">
                <text:p>0.99986297847826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999904209787234">
                <text:p>0.99990420978723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999889883125">
                <text:p>0.999889883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0.999860798979592">
                <text:p>0.99986079897959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.9998902448">
                <text:p>0.999890244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999875834509804">
                <text:p>0.99987583450980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0.999888661153846">
                <text:p>0.9998886611538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0.999864660754717">
                <text:p>0.99986466075471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0.999858064074074">
                <text:p>0.99985806407407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0.999863784909091">
                <text:p>0.99986378490909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0.999889120535714">
                <text:p>0.999889120535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7">
                <text:p>14.7</text:p>
              </table:table-cell>
              <table:table-cell office:value-type="float" office:value="0.637885136140351">
                <text:p>0.63788513614035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9">
                <text:p>14.9</text:p>
              </table:table-cell>
              <table:table-cell office:value-type="float" office:value="0.708785262068966">
                <text:p>0.70878526206896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9">
                <text:p>14.9</text:p>
              </table:table-cell>
              <table:table-cell office:value-type="float" office:value="0.720482476779661">
                <text:p>0.72048247677966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0.7763364945">
                <text:p>0.77633649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8">
                <text:p>15.8</text:p>
              </table:table-cell>
              <table:table-cell office:value-type="float" office:value="0.694789745573771">
                <text:p>0.69478974557377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9">
                <text:p>15.9</text:p>
              </table:table-cell>
              <table:table-cell office:value-type="float" office:value="0.717996224354839">
                <text:p>0.71799622435483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">
                <text:p>15.8</text:p>
              </table:table-cell>
              <table:table-cell office:value-type="float" office:value="0.00000601587301587302">
                <text:p>0.00000601587301587302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0.0000043534375">
                <text:p>0.0000043534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3">
                <text:p>16.3</text:p>
              </table:table-cell>
              <table:table-cell office:value-type="float" office:value="0.00000507015384615385">
                <text:p>0.0000050701538461538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  <table:table-cell office:value-type="float" office:value="0.00000728909090909091">
                <text:p>0.0000072890909090909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8">
                <text:p>16.8</text:p>
              </table:table-cell>
              <table:table-cell office:value-type="float" office:value="0.00000562044776119403">
                <text:p>0.00000562044776119403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0.000006105">
                <text:p>0.000006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  <table:table-cell office:value-type="float" office:value="0.00000651521739130435">
                <text:p>0.00000651521739130435</text:p>
              </table:table-cell>
              <table:table-cell office:value-type="float" office:value="17.25">
                <text:p>17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593cm" svg:height="16.257cm" xlink:href=".." xlink:type="simple" chart:class="chart:line" chart:style-name="ch1">
        <chart:legend chart:legend-position="end" svg:x="33.847cm" svg:y="7.829cm" style:legend-expansion="high" chart:style-name="ch2"/>
        <chart:plot-area chart:style-name="ch3" table:cell-range-address="'DSB Efficiency'.A1:'DSB Efficiency'.B999" chart:data-source-has-labels="both" svg:x="0.731cm" svg:y="0.325cm" svg:width="32.385cm" svg:height="15.607cm">
          <chartooo:coordinate-region svg:x="1.538cm" svg:y="0.325cm" svg:width="31.578cm" svg:height="14.484cm"/>
          <chart:axis chart:dimension="x" chart:name="primary-x" chart:style-name="ch4" chartooo:axis-type="text">
            <chart:categories table:cell-range-address="'DSB Efficiency'.A2:'DSB Efficiency'.A9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SB Efficiency'.B2:'DSB Efficiency'.B999" chart:label-cell-address="'DSB Efficiency'.B1:'DSB Efficiency'.B1" chart:class="chart:line">
            <chart:data-point chart:repeated="9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les/iter</text:p>
                <draw:g>
                  <svg:desc>'DSB Efficiency'.B1:'DSB Efficiency'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DSB Efficiency'.A2:'DSB Efficiency'.A999</svg:desc>
                </draw:g>
              </table:table-cell>
              <table:table-cell office:value-type="float" office:value="1">
                <text:p>1</text:p>
                <draw:g>
                  <svg:desc>'DSB Efficiency'.B2:'DSB Efficiency'.B9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27.9">
                <text:p>127.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28.4">
                <text:p>128.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35.1">
                <text:p>135.1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39.1">
                <text:p>139.1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42.9">
                <text:p>142.9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43.7">
                <text:p>143.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43.9">
                <text:p>143.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44.7">
                <text:p>144.7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45.7">
                <text:p>145.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50.7">
                <text:p>150.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54.7">
                <text:p>154.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55.4">
                <text:p>155.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56.1">
                <text:p>156.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56.7">
                <text:p>156.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56.9">
                <text:p>156.9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57.4">
                <text:p>157.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58.7">
                <text:p>158.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59.9">
                <text:p>159.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61.9">
                <text:p>161.9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2.6">
                <text:p>162.6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66.9">
                <text:p>166.9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69.4">
                <text:p>169.4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71.7">
                <text:p>171.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73.7">
                <text:p>173.7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76.1">
                <text:p>176.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00.7">
                <text:p>200.7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02.7">
                <text:p>202.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03.7">
                <text:p>203.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05.4">
                <text:p>205.4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05.7">
                <text:p>205.7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05.9">
                <text:p>205.9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06.7">
                <text:p>206.7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07.7">
                <text:p>207.7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208.7">
                <text:p>208.7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209.3">
                <text:p>209.3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209.7">
                <text:p>209.7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210.7">
                <text:p>210.7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211.7">
                <text:p>211.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12.7">
                <text:p>212.7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213.8">
                <text:p>213.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14.3">
                <text:p>214.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15.3">
                <text:p>215.3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215.7">
                <text:p>215.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216.3">
                <text:p>216.3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17.7">
                <text:p>217.7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217.9">
                <text:p>217.9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218.3">
                <text:p>218.3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18.7">
                <text:p>218.7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18.9">
                <text:p>218.9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219.2">
                <text:p>219.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219.7">
                <text:p>219.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20.9">
                <text:p>220.9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222.7">
                <text:p>222.7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23.3">
                <text:p>223.3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223.7">
                <text:p>223.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25.1">
                <text:p>225.1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225.7">
                <text:p>225.7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30.8">
                <text:p>230.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231.3">
                <text:p>231.3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231.7">
                <text:p>231.7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232.3">
                <text:p>232.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233.8">
                <text:p>233.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235.7">
                <text:p>235.7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236.7">
                <text:p>236.7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237.2">
                <text:p>237.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238.3">
                <text:p>238.3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238.4">
                <text:p>238.4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238.7">
                <text:p>238.7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239.7">
                <text:p>239.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40.2">
                <text:p>240.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240.7">
                <text:p>240.7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241.2">
                <text:p>241.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242.2">
                <text:p>242.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42.7">
                <text:p>242.7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242.9">
                <text:p>242.9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243.8">
                <text:p>243.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245.8">
                <text:p>245.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245.9">
                <text:p>245.9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248.2">
                <text:p>248.2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.2">
                <text:p>25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3.45cm" svg:height="22.765cm" xlink:href=".." xlink:type="simple" chart:class="chart:bar" chart:style-name="ch1">
        <chart:title svg:x="18.784cm" svg:y="0.591cm" chart:style-name="ch2">
          <text:p>Efficiency Loss by Loop Size</text:p>
        </chart:title>
        <chart:legend chart:legend-position="end" svg:x="41.346cm" svg:y="10.585cm" style:legend-expansion="high" chart:style-name="ch3"/>
        <chart:plot-area chart:style-name="ch4" table:cell-range-address="'LSD efficiency'.A1:'LSD efficiency'.D53" chart:data-source-has-labels="both" svg:x="1.88cm" svg:y="1.825cm" svg:width="38.597cm" svg:height="19.504cm">
          <chartooo:coordinate-region svg:x="3.295cm" svg:y="2.025cm" svg:width="37.182cm" svg:height="18.657cm"/>
          <chart:axis chart:dimension="x" chart:name="primary-x" chart:style-name="ch5" chartooo:axis-type="auto">
            <chartooo:date-scale/>
            <chart:title svg:x="19.48cm" svg:y="21.784cm" chart:style-name="ch6">
              <text:p>Loop size (fused uops)</text:p>
            </chart:title>
            <chart:categories table:cell-range-address="'LSD efficiency'.A1:'LSD efficiency'.A53"/>
          </chart:axis>
          <chart:axis chart:dimension="y" chart:name="primary-y" chart:style-name="ch7">
            <chart:title svg:x="0.451cm" svg:y="12.851cm" chart:style-name="ch8">
              <text:p>Throughput Loss</text:p>
            </chart:title>
            <chart:grid chart:style-name="ch9" chart:class="major"/>
          </chart:axis>
          <chart:series chart:style-name="ch10" chart:values-cell-range-address="'LSD efficiency'.D1:'LSD efficiency'.D53" loext:label-string="&quot;Region 3&quot;" chart:class="chart:bar">
            <chart:data-point chart:repeated="53"/>
          </chart:series>
          <chart:series chart:style-name="ch11" chart:values-cell-range-address="'LSD efficiency'.C1:'LSD efficiency'.C53" loext:label-string="&quot;Region 2&quot;" chart:class="chart:bar">
            <chart:data-point chart:repeated="53"/>
            <loext:propertry-mapping loext:property="BorderColor" loext:cell-range-address=""/>
          </chart:series>
          <chart:series chart:style-name="ch12" chart:values-cell-range-address="'LSD efficiency'.B1:'LSD efficiency'.B53" loext:label-string="&quot;Region 1&quot;" chart:class="chart:bar">
            <chart:data-point chart:repeated="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3</text:p>
              </table:table-cell>
              <table:table-cell office:value-type="string">
                <text:p>Region 2</text:p>
              </table:table-cell>
              <table:table-cell office:value-type="string">
                <text:p/>
              </table:table-cell>
              <table:table-cell office:value-type="string">
                <text:p>Region 1</text:p>
              </table:table-cell>
            </table:table-row>
          </table:table-header-rows>
          <table:table-rows>
            <table:table-row>
              <table:table-cell office:value-type="string">
                <text:p>uops</text:p>
                <draw:g>
                  <svg:desc>'LSD efficiency'.A1:'LSD efficiency'.A53</svg:desc>
                </draw:g>
              </table:table-cell>
              <table:table-cell office:value-type="float" office:value="NaN">
                <text:p>NaN</text:p>
                <draw:g>
                  <svg:desc>'LSD efficiency'.D1:'LSD efficiency'.D53</svg:desc>
                </draw:g>
              </table:table-cell>
              <table:table-cell office:value-type="float" office:value="NaN">
                <text:p>NaN</text:p>
                <draw:g>
                  <svg:desc>'LSD efficiency'.C1:'LSD efficiency'.C5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  <draw:g>
                  <svg:desc>'LSD efficiency'.B1:'LSD efficiency'.B5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7391304347825">
                <text:p>0.0217391304347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0740740740742">
                <text:p>0.07407407407407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416666666666666">
                <text:p>0.041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053030303030303">
                <text:p>0.053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0151515151515151">
                <text:p>0.015151515151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416666666666666">
                <text:p>0.041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208333333333334">
                <text:p>0.0208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76923076923077">
                <text:p>0.057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84615384615384">
                <text:p>0.038461538461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192307692307693">
                <text:p>0.019230769230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025cm" svg:height="17.001cm" xlink:href=".." xlink:type="simple" chart:class="chart:line" chart:style-name="ch1">
        <chart:title svg:x="17.722cm" svg:y="0.476cm" chart:style-name="ch2">
          <text:p>Misaigned Cases</text:p>
        </chart:title>
        <chart:legend chart:legend-position="end" svg:x="36.676cm" svg:y="7.703cm" style:legend-expansion="high" chart:style-name="ch3"/>
        <chart:plot-area chart:style-name="ch4" table:cell-range-address="Misaligned.A1:Misaligned.D70" chart:data-source-has-labels="both" svg:x="0.78cm" svg:y="1.595cm" svg:width="35.116cm" svg:height="15.066cm">
          <chartooo:coordinate-region svg:x="1.692cm" svg:y="1.794cm" svg:width="33.831cm" svg:height="14.22cm"/>
          <chart:axis chart:dimension="x" chart:name="primary-x" chart:style-name="ch5" chartooo:axis-type="auto">
            <chartooo:date-scale/>
            <chart:categories table:cell-range-address="Misaligned.A2:Misaligned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isaligned.B2:Misaligned.B70" chart:label-cell-address="Misaligned.B1:Misaligned.B1" chart:class="chart:line">
            <chart:data-point chart:repeated="69"/>
          </chart:series>
          <chart:series chart:style-name="ch9" chart:values-cell-range-address="Misaligned.C2:Misaligned.C70" chart:label-cell-address="Misaligned.C1:Misaligned.C1" chart:class="chart:line">
            <chart:data-point chart:repeated="69"/>
          </chart:series>
          <chart:series chart:style-name="ch10" chart:values-cell-range-address="Misaligned.D2:Misaligned.D70" chart:label-cell-address="Misaligned.D1:Misaligned.D1" chart:class="chart:line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N-2</text:p>
                <draw:g>
                  <svg:desc>Misaligned.B1:Misaligned.B1</svg:desc>
                </draw:g>
              </table:table-cell>
              <table:table-cell office:value-type="string">
                <text:p>32N+2</text:p>
                <draw:g>
                  <svg:desc>Misaligned.C1:Misaligned.C1</svg:desc>
                </draw:g>
              </table:table-cell>
              <table:table-cell office:value-type="string">
                <text:p>ideal</text:p>
                <draw:g>
                  <svg:desc>Misaligned.D1:Misaligned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Misaligned.A2:Misaligned.A70</svg:desc>
                </draw:g>
              </table:table-cell>
              <table:table-cell office:value-type="float" office:value="1.00522578">
                <text:p>1.00522578</text:p>
                <draw:g>
                  <svg:desc>Misaligned.B2:Misaligned.B70</svg:desc>
                </draw:g>
              </table:table-cell>
              <table:table-cell office:value-type="float" office:value="1.00564518">
                <text:p>1.00564518</text:p>
                <draw:g>
                  <svg:desc>Misaligned.C2:Misaligned.C70</svg:desc>
                </draw:g>
              </table:table-cell>
              <table:table-cell office:value-type="float" office:value="0.75">
                <text:p>0.75</text:p>
                <draw:g>
                  <svg:desc>Misaligned.D2:Misaligned.D7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7194547">
                <text:p>1.17194547</text:p>
              </table:table-cell>
              <table:table-cell office:value-type="float" office:value="1.0054051">
                <text:p>1.0054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3762431">
                <text:p>1.33762431</text:p>
              </table:table-cell>
              <table:table-cell office:value-type="float" office:value="1.33840183">
                <text:p>1.3384018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9195255">
                <text:p>1.89195255</text:p>
              </table:table-cell>
              <table:table-cell office:value-type="float" office:value="1.50521767">
                <text:p>1.505217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8684797">
                <text:p>1.78684797</text:p>
              </table:table-cell>
              <table:table-cell office:value-type="float" office:value="2.00611245">
                <text:p>2.0061124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7511253">
                <text:p>2.07511253</text:p>
              </table:table-cell>
              <table:table-cell office:value-type="float" office:value="2.00628605">
                <text:p>2.00628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3972529">
                <text:p>2.33972529</text:p>
              </table:table-cell>
              <table:table-cell office:value-type="float" office:value="2.33967159">
                <text:p>2.3396715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385934">
                <text:p>2.67385934</text:p>
              </table:table-cell>
              <table:table-cell office:value-type="float" office:value="2.67317126">
                <text:p>2.673171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06611">
                <text:p>3.006611</text:p>
              </table:table-cell>
              <table:table-cell office:value-type="float" office:value="3.00678885">
                <text:p>3.006788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0662032">
                <text:p>3.00662032</text:p>
              </table:table-cell>
              <table:table-cell office:value-type="float" office:value="3.00794969">
                <text:p>3.00794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49450622">
                <text:p>3.49450622</text:p>
              </table:table-cell>
              <table:table-cell office:value-type="float" office:value="3.50647299">
                <text:p>3.506472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67116144">
                <text:p>3.67116144</text:p>
              </table:table-cell>
              <table:table-cell office:value-type="float" office:value="3.50649355">
                <text:p>3.506493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0645042">
                <text:p>4.00645042</text:p>
              </table:table-cell>
              <table:table-cell office:value-type="float" office:value="4.00712105">
                <text:p>4.0071210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0711568">
                <text:p>4.00711568</text:p>
              </table:table-cell>
              <table:table-cell office:value-type="float" office:value="4.00582675">
                <text:p>4.0058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0801549">
                <text:p>4.50801549</text:p>
              </table:table-cell>
              <table:table-cell office:value-type="float" office:value="4.50902354">
                <text:p>4.5090235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0662446">
                <text:p>4.50662446</text:p>
              </table:table-cell>
              <table:table-cell office:value-type="float" office:value="4.50673551">
                <text:p>4.5067355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0744405">
                <text:p>5.00744405</text:p>
              </table:table-cell>
              <table:table-cell office:value-type="float" office:value="5.00697672">
                <text:p>5.0069767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0702599">
                <text:p>5.00702599</text:p>
              </table:table-cell>
              <table:table-cell office:value-type="float" office:value="5.00808487">
                <text:p>5.00808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0913446">
                <text:p>5.50913446</text:p>
              </table:table-cell>
              <table:table-cell office:value-type="float" office:value="5.50880451">
                <text:p>5.5088045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0841028">
                <text:p>5.50841028</text:p>
              </table:table-cell>
              <table:table-cell office:value-type="float" office:value="5.50646848">
                <text:p>5.506468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0644776">
                <text:p>6.00644776</text:p>
              </table:table-cell>
              <table:table-cell office:value-type="float" office:value="6.00749358">
                <text:p>6.0074935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0851077">
                <text:p>6.00851077</text:p>
              </table:table-cell>
              <table:table-cell office:value-type="float" office:value="6.00862504">
                <text:p>6.008625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0698573">
                <text:p>6.50698573</text:p>
              </table:table-cell>
              <table:table-cell office:value-type="float" office:value="6.59887528">
                <text:p>6.5988752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0761335">
                <text:p>6.50761335</text:p>
              </table:table-cell>
              <table:table-cell office:value-type="float" office:value="6.50743956">
                <text:p>6.50743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0869486">
                <text:p>7.00869486</text:p>
              </table:table-cell>
              <table:table-cell office:value-type="float" office:value="7.00773031">
                <text:p>7.0077303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0684271">
                <text:p>7.00684271</text:p>
              </table:table-cell>
              <table:table-cell office:value-type="float" office:value="7.00827836">
                <text:p>7.008278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0823728">
                <text:p>7.50823728</text:p>
              </table:table-cell>
              <table:table-cell office:value-type="float" office:value="7.50673185">
                <text:p>7.5067318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0911797">
                <text:p>7.50911797</text:p>
              </table:table-cell>
              <table:table-cell office:value-type="float" office:value="7.50850752">
                <text:p>7.508507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0797289">
                <text:p>8.00797289</text:p>
              </table:table-cell>
              <table:table-cell office:value-type="float" office:value="8.00842218">
                <text:p>8.0084221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0963141">
                <text:p>8.00963141</text:p>
              </table:table-cell>
              <table:table-cell office:value-type="float" office:value="8.00926721">
                <text:p>8.009267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0955735">
                <text:p>9.00955735</text:p>
              </table:table-cell>
              <table:table-cell office:value-type="float" office:value="9.0078115">
                <text:p>9.007811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0823072">
                <text:p>9.00823072</text:p>
              </table:table-cell>
              <table:table-cell office:value-type="float" office:value="9.00875813">
                <text:p>9.0087581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1067854">
                <text:p>9.01067854</text:p>
              </table:table-cell>
              <table:table-cell office:value-type="float" office:value="9.0072822">
                <text:p>9.007282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0958896">
                <text:p>9.00958896</text:p>
              </table:table-cell>
              <table:table-cell office:value-type="float" office:value="9.00826967">
                <text:p>9.00826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0985812">
                <text:p>10.00985812</text:p>
              </table:table-cell>
              <table:table-cell office:value-type="float" office:value="10.00863935">
                <text:p>10.0086393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0872131">
                <text:p>10.00872131</text:p>
              </table:table-cell>
              <table:table-cell office:value-type="float" office:value="10.01280647">
                <text:p>10.0128064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482889">
                <text:p>10.01482889</text:p>
              </table:table-cell>
              <table:table-cell office:value-type="float" office:value="10.01024956">
                <text:p>10.0102495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0915033">
                <text:p>10.00915033</text:p>
              </table:table-cell>
              <table:table-cell office:value-type="float" office:value="10.00790634">
                <text:p>10.00790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052507">
                <text:p>11.01052507</text:p>
              </table:table-cell>
              <table:table-cell office:value-type="float" office:value="11.01412133">
                <text:p>11.0141213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1075563">
                <text:p>11.01075563</text:p>
              </table:table-cell>
              <table:table-cell office:value-type="float" office:value="11.01014461">
                <text:p>11.0101446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0899451">
                <text:p>11.00899451</text:p>
              </table:table-cell>
              <table:table-cell office:value-type="float" office:value="11.00739927">
                <text:p>11.0073992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090745">
                <text:p>11.01090745</text:p>
              </table:table-cell>
              <table:table-cell office:value-type="float" office:value="11.0152852">
                <text:p>11.015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020149">
                <text:p>12.01020149</text:p>
              </table:table-cell>
              <table:table-cell office:value-type="float" office:value="12.00956565">
                <text:p>12.0095656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0969065">
                <text:p>12.00969065</text:p>
              </table:table-cell>
              <table:table-cell office:value-type="float" office:value="12.00940899">
                <text:p>12.0094089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0954064">
                <text:p>12.00954064</text:p>
              </table:table-cell>
              <table:table-cell office:value-type="float" office:value="12.00894588">
                <text:p>12.0089458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0796584">
                <text:p>12.00796584</text:p>
              </table:table-cell>
              <table:table-cell office:value-type="float" office:value="12.00927247">
                <text:p>12.00927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1196752">
                <text:p>13.01196752</text:p>
              </table:table-cell>
              <table:table-cell office:value-type="float" office:value="13.01007339">
                <text:p>13.0100733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0972036">
                <text:p>13.00972036</text:p>
              </table:table-cell>
              <table:table-cell office:value-type="float" office:value="13.00877377">
                <text:p>13.008773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032637">
                <text:p>13.01032637</text:p>
              </table:table-cell>
              <table:table-cell office:value-type="float" office:value="13.01069327">
                <text:p>13.0106932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051726">
                <text:p>13.01051726</text:p>
              </table:table-cell>
              <table:table-cell office:value-type="float" office:value="13.01233993">
                <text:p>13.012339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096476">
                <text:p>14.0096476</text:p>
              </table:table-cell>
              <table:table-cell office:value-type="float" office:value="14.00947934">
                <text:p>14.00947934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1053245">
                <text:p>14.01053245</text:p>
              </table:table-cell>
              <table:table-cell office:value-type="float" office:value="14.00976919">
                <text:p>14.0097691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107027">
                <text:p>14.0107027</text:p>
              </table:table-cell>
              <table:table-cell office:value-type="float" office:value="14.01267157">
                <text:p>14.01267157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0983554">
                <text:p>14.00983554</text:p>
              </table:table-cell>
              <table:table-cell office:value-type="float" office:value="14.00736833">
                <text:p>14.00736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125614">
                <text:p>15.01125614</text:p>
              </table:table-cell>
              <table:table-cell office:value-type="float" office:value="15.01038487">
                <text:p>15.0103848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1075082">
                <text:p>15.01075082</text:p>
              </table:table-cell>
              <table:table-cell office:value-type="float" office:value="15.01069162">
                <text:p>15.0106916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82852854">
                <text:p>14.82852854</text:p>
              </table:table-cell>
              <table:table-cell office:value-type="float" office:value="15.01171335">
                <text:p>15.0117133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0801357">
                <text:p>15.00801357</text:p>
              </table:table-cell>
              <table:table-cell office:value-type="float" office:value="15.00978948">
                <text:p>15.009789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47176724">
                <text:p>15.47176724</text:p>
              </table:table-cell>
              <table:table-cell office:value-type="float" office:value="15.26144581">
                <text:p>15.2614458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64694581">
                <text:p>15.64694581</text:p>
              </table:table-cell>
              <table:table-cell office:value-type="float" office:value="15.51199337">
                <text:p>15.5119933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3958757">
                <text:p>15.83958757</text:p>
              </table:table-cell>
              <table:table-cell office:value-type="float" office:value="15.76024266">
                <text:p>15.76024266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1444573">
                <text:p>16.01444573</text:p>
              </table:table-cell>
              <table:table-cell office:value-type="float" office:value="16.01120272">
                <text:p>16.01120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25967477">
                <text:p>16.25967477</text:p>
              </table:table-cell>
              <table:table-cell office:value-type="float" office:value="16.26060626">
                <text:p>16.2606062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1727098">
                <text:p>16.51727098</text:p>
              </table:table-cell>
              <table:table-cell office:value-type="float" office:value="16.51146672">
                <text:p>16.5114667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76160046">
                <text:p>16.76160046</text:p>
              </table:table-cell>
              <table:table-cell office:value-type="float" office:value="16.76135024">
                <text:p>16.7613502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1214525">
                <text:p>17.01214525</text:p>
              </table:table-cell>
              <table:table-cell office:value-type="float" office:value="17.01285817">
                <text:p>17.012858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26197966">
                <text:p>17.26197966</text:p>
              </table:table-cell>
              <table:table-cell office:value-type="float" office:value="17.26045023">
                <text:p>17.26045023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1143804">
                <text:p>17.51143804</text:p>
              </table:table-cell>
              <table:table-cell office:value-type="float" office:value="17.51176641">
                <text:p>17.5117664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76061291">
                <text:p>17.76061291</text:p>
              </table:table-cell>
              <table:table-cell office:value-type="float" office:value="17.75996359">
                <text:p>17.75996359</text:p>
              </table:table-cell>
              <table:table-cell office:value-type="float" office:value="17.75">
                <text:p>17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